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4e49c9e0-0f77-42e9-9a17-a23dc407545f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4e49c9e0-0f77-42e9-9a17-a23dc407545f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4e49c9e0-0f77-42e9-9a17-a23dc407545f&amp;startTime=5.94" office:target-frame-name="psplayer" xlink:show="replace" text:style-name="Internet_20_link" text:visited-style-name="Visited_20_Internet_20_Link"><text:span text:style-name="T11">Welcome to the Building and Running Your First Docker App course.</text:span></text:a><text:span text:style-name="T12"> </text:span><text:a xlink:type="simple" xlink:href="https://app.pluralsight.com/course-player?clipId=4e49c9e0-0f77-42e9-9a17-a23dc407545f&amp;startTime=10.14" office:target-frame-name="psplayer" xlink:show="replace" text:style-name="Internet_20_link" text:visited-style-name="Visited_20_Internet_20_Link"><text:span text:style-name="T11">My name is Dan Wahlin, and I'm a software developer,</text:span></text:a><text:span text:style-name="T12"> </text:span><text:a xlink:type="simple" xlink:href="https://app.pluralsight.com/course-player?clipId=4e49c9e0-0f77-42e9-9a17-a23dc407545f&amp;startTime=13.11" office:target-frame-name="psplayer" xlink:show="replace" text:style-name="Internet_20_link" text:visited-style-name="Visited_20_Internet_20_Link"><text:span text:style-name="T11">architect, and trainer specializing in container and cloud technologies.</text:span></text:a><text:span text:style-name="T12"> </text:span><text:a xlink:type="simple" xlink:href="https://app.pluralsight.com/course-player?clipId=4e49c9e0-0f77-42e9-9a17-a23dc407545f&amp;startTime=17.73" office:target-frame-name="psplayer" xlink:show="replace" text:style-name="Internet_20_link" text:visited-style-name="Visited_20_Internet_20_Link"><text:span text:style-name="T11">I'm really excited to talk with you about how you can get started</text:span></text:a><text:span text:style-name="T12"> </text:span><text:a xlink:type="simple" xlink:href="https://app.pluralsight.com/course-player?clipId=4e49c9e0-0f77-42e9-9a17-a23dc407545f&amp;startTime=21.77" office:target-frame-name="psplayer" xlink:show="replace" text:style-name="Internet_20_link" text:visited-style-name="Visited_20_Internet_20_Link"><text:span text:style-name="T11">using Docker containers in your applications.</text:span></text:a><text:span text:style-name="T12"> </text:span><text:a xlink:type="simple" xlink:href="https://app.pluralsight.com/course-player?clipId=4e49c9e0-0f77-42e9-9a17-a23dc407545f&amp;startTime=24.74" office:target-frame-name="psplayer" xlink:show="replace" text:style-name="Internet_20_link" text:visited-style-name="Visited_20_Internet_20_Link"><text:span text:style-name="T11">Docker is a really powerful technology that can be used to package up,</text:span></text:a><text:span text:style-name="T12"> </text:span><text:a xlink:type="simple" xlink:href="https://app.pluralsight.com/course-player?clipId=4e49c9e0-0f77-42e9-9a17-a23dc407545f&amp;startTime=28.75" office:target-frame-name="psplayer" xlink:show="replace" text:style-name="Internet_20_link" text:visited-style-name="Visited_20_Internet_20_Link"><text:span text:style-name="T11">deploy, and run your applications anywhere, from your</text:span></text:a><text:span text:style-name="T12"> </text:span><text:a xlink:type="simple" xlink:href="https://app.pluralsight.com/course-player?clipId=4e49c9e0-0f77-42e9-9a17-a23dc407545f&amp;startTime=31.92" office:target-frame-name="psplayer" xlink:show="replace" text:style-name="Internet_20_link" text:visited-style-name="Visited_20_Internet_20_Link"><text:span text:style-name="T11">machine to a company server to cloud services.</text:span></text:a><text:span text:style-name="T12"> </text:span><text:a xlink:type="simple" xlink:href="https://app.pluralsight.com/course-player?clipId=4e49c9e0-0f77-42e9-9a17-a23dc407545f&amp;startTime=35.94" office:target-frame-name="psplayer" xlink:show="replace" text:style-name="Internet_20_link" text:visited-style-name="Visited_20_Internet_20_Link"><text:span text:style-name="T11">So is it worth your time to learn this technology?</text:span></text:a><text:span text:style-name="T12"> </text:span><text:a xlink:type="simple" xlink:href="https://app.pluralsight.com/course-player?clipId=4e49c9e0-0f77-42e9-9a17-a23dc407545f&amp;startTime=38.5" office:target-frame-name="psplayer" xlink:show="replace" text:style-name="Internet_20_link" text:visited-style-name="Visited_20_Internet_20_Link"><text:span text:style-name="T11">Well, in my experience, absolutely.</text:span></text:a><text:span text:style-name="T12"> </text:span><text:a xlink:type="simple" xlink:href="https://app.pluralsight.com/course-player?clipId=4e49c9e0-0f77-42e9-9a17-a23dc407545f&amp;startTime=41.62" office:target-frame-name="psplayer" xlink:show="replace" text:style-name="Internet_20_link" text:visited-style-name="Visited_20_Internet_20_Link"><text:span text:style-name="T11">This course is designed to provide a quick introduction to using</text:span></text:a><text:span text:style-name="T12"> </text:span><text:a xlink:type="simple" xlink:href="https://app.pluralsight.com/course-player?clipId=4e49c9e0-0f77-42e9-9a17-a23dc407545f&amp;startTime=44.9" office:target-frame-name="psplayer" xlink:show="replace" text:style-name="Internet_20_link" text:visited-style-name="Visited_20_Internet_20_Link"><text:span text:style-name="T11">Docker containers in your development workflow,</text:span></text:a><text:span text:style-name="T12"> </text:span><text:a xlink:type="simple" xlink:href="https://app.pluralsight.com/course-player?clipId=4e49c9e0-0f77-42e9-9a17-a23dc407545f&amp;startTime=47.74" office:target-frame-name="psplayer" xlink:show="replace" text:style-name="Internet_20_link" text:visited-style-name="Visited_20_Internet_20_Link"><text:span text:style-name="T11">and will provide the key fundamentals that you need to get started.</text:span></text:a><text:span text:style-name="T12"> </text:span><text:a xlink:type="simple" xlink:href="https://app.pluralsight.com/course-player?clipId=4e49c9e0-0f77-42e9-9a17-a23dc407545f&amp;startTime=51.92" office:target-frame-name="psplayer" xlink:show="replace" text:style-name="Internet_20_link" text:visited-style-name="Visited_20_Internet_20_Link"><text:span text:style-name="T11">Some of the major topics that we'll cover include why you would want to</text:span></text:a><text:span text:style-name="T12"> </text:span><text:a xlink:type="simple" xlink:href="https://app.pluralsight.com/course-player?clipId=4e49c9e0-0f77-42e9-9a17-a23dc407545f&amp;startTime=55.29" office:target-frame-name="psplayer" xlink:show="replace" text:style-name="Internet_20_link" text:visited-style-name="Visited_20_Internet_20_Link"><text:span text:style-name="T11">run your apps using containers in the first place,</text:span></text:a><text:span text:style-name="T12"> </text:span><text:a xlink:type="simple" xlink:href="https://app.pluralsight.com/course-player?clipId=4e49c9e0-0f77-42e9-9a17-a23dc407545f&amp;startTime=58.14" office:target-frame-name="psplayer" xlink:show="replace" text:style-name="Internet_20_link" text:visited-style-name="Visited_20_Internet_20_Link"><text:span text:style-name="T11">building custom app images and pushing them to a</text:span></text:a><text:span text:style-name="T12"> </text:span><text:a xlink:type="simple" xlink:href="https://app.pluralsight.com/course-player?clipId=4e49c9e0-0f77-42e9-9a17-a23dc407545f&amp;startTime=60.57" office:target-frame-name="psplayer" xlink:show="replace" text:style-name="Internet_20_link" text:visited-style-name="Visited_20_Internet_20_Link"><text:span text:style-name="T11">registry, running your app containers,</text:span></text:a><text:span text:style-name="T12"> </text:span><text:a xlink:type="simple" xlink:href="https://app.pluralsight.com/course-player?clipId=4e49c9e0-0f77-42e9-9a17-a23dc407545f&amp;startTime=63.16" office:target-frame-name="psplayer" xlink:show="replace" text:style-name="Internet_20_link" text:visited-style-name="Visited_20_Internet_20_Link"><text:span text:style-name="T11">communicating between containers, and even orchestrating container</text:span></text:a><text:span text:style-name="T12"> </text:span><text:a xlink:type="simple" xlink:href="https://app.pluralsight.com/course-player?clipId=4e49c9e0-0f77-42e9-9a17-a23dc407545f&amp;startTime=67.07" office:target-frame-name="psplayer" xlink:show="replace" text:style-name="Internet_20_link" text:visited-style-name="Visited_20_Internet_20_Link"><text:span text:style-name="T11">builds and runs using a tool called Docker Compose.</text:span></text:a><text:span text:style-name="T12"> </text:span><text:a xlink:type="simple" xlink:href="https://app.pluralsight.com/course-player?clipId=4e49c9e0-0f77-42e9-9a17-a23dc407545f&amp;startTime=71.24" office:target-frame-name="psplayer" xlink:show="replace" text:style-name="Internet_20_link" text:visited-style-name="Visited_20_Internet_20_Link"><text:span text:style-name="T11">By the end of the course, you'll have a solid foundation to get started building,</text:span></text:a><text:span text:style-name="T12"> </text:span><text:a xlink:type="simple" xlink:href="https://app.pluralsight.com/course-player?clipId=4e49c9e0-0f77-42e9-9a17-a23dc407545f&amp;startTime=75.28" office:target-frame-name="psplayer" xlink:show="replace" text:style-name="Internet_20_link" text:visited-style-name="Visited_20_Internet_20_Link"><text:span text:style-name="T11">running, and deploying your apps in containers. Now to</text:span></text:a><text:span text:style-name="T12"> </text:span><text:a xlink:type="simple" xlink:href="https://app.pluralsight.com/course-player?clipId=4e49c9e0-0f77-42e9-9a17-a23dc407545f&amp;startTime=79.01" office:target-frame-name="psplayer" xlink:show="replace" text:style-name="Internet_20_link" text:visited-style-name="Visited_20_Internet_20_Link"><text:span text:style-name="T11">get the most out of this course,</text:span></text:a><text:span text:style-name="T12"> </text:span><text:a xlink:type="simple" xlink:href="https://app.pluralsight.com/course-player?clipId=4e49c9e0-0f77-42e9-9a17-a23dc407545f&amp;startTime=80.57" office:target-frame-name="psplayer" xlink:show="replace" text:style-name="Internet_20_link" text:visited-style-name="Visited_20_Internet_20_Link"><text:span text:style-name="T11">you'll need a basic understanding of Docker concepts and</text:span></text:a><text:span text:style-name="T12"> </text:span><text:a xlink:type="simple" xlink:href="https://app.pluralsight.com/course-player?clipId=4e49c9e0-0f77-42e9-9a17-a23dc407545f&amp;startTime=83.78" office:target-frame-name="psplayer" xlink:show="replace" text:style-name="Internet_20_link" text:visited-style-name="Visited_20_Internet_20_Link"><text:span text:style-name="T11">prior experience developing applications.</text:span></text:a><text:span text:style-name="T12"> </text:span><text:a xlink:type="simple" xlink:href="https://app.pluralsight.com/course-player?clipId=4e49c9e0-0f77-42e9-9a17-a23dc407545f&amp;startTime=86.44" office:target-frame-name="psplayer" xlink:show="replace" text:style-name="Internet_20_link" text:visited-style-name="Visited_20_Internet_20_Link"><text:span text:style-name="T11">So with that,</text:span></text:a><text:span text:style-name="T12"> </text:span><text:a xlink:type="simple" xlink:href="https://app.pluralsight.com/course-player?clipId=4e49c9e0-0f77-42e9-9a17-a23dc407545f&amp;startTime=87.83" office:target-frame-name="psplayer" xlink:show="replace" text:style-name="Internet_20_link" text:visited-style-name="Visited_20_Internet_20_Link"><text:span text:style-name="T11">let's jump right in and get started learning more about building and running your first Docker app.</text:span></text:a></text:p>
      <text:h text:style-name="P1" text:outline-level="2"><text:a xlink:type="simple" xlink:href="https://app.pluralsight.com/course-player?clipId=b46af966-70e6-4684-90f6-8472e6923f8b" office:target-frame-name="psplayer" xlink:show="replace" text:style-name="Internet_20_link" text:visited-style-name="Visited_20_Internet_20_Link"><text:span text:style-name="T11">Setting up Your Development Environment</text:span></text:a></text:h>
      <text:h text:style-name="P3" text:outline-level="3"><text:a xlink:type="simple" xlink:href="https://app.pluralsight.com/course-player?clipId=b46af966-70e6-4684-90f6-8472e6923f8b" office:target-frame-name="psplayer" xlink:show="replace" text:style-name="Internet_20_link" text:visited-style-name="Visited_20_Internet_20_Link"><text:span text:style-name="T11">Course Agenda</text:span></text:a></text:h>
      <text:p text:style-name="P5"><text:a xlink:type="simple" xlink:href="https://app.pluralsight.com/course-player?clipId=b46af966-70e6-4684-90f6-8472e6923f8b&amp;startTime=0.94" office:target-frame-name="psplayer" xlink:show="replace" text:style-name="Internet_20_link" text:visited-style-name="Visited_20_Internet_20_Link"><text:span text:style-name="T11">Welcome to the Building and Running Your First Docker App course.</text:span></text:a><text:span text:style-name="T12"> </text:span><text:a xlink:type="simple" xlink:href="https://app.pluralsight.com/course-player?clipId=b46af966-70e6-4684-90f6-8472e6923f8b&amp;startTime=4.25" office:target-frame-name="psplayer" xlink:show="replace" text:style-name="Internet_20_link" text:visited-style-name="Visited_20_Internet_20_Link"><text:span text:style-name="T11">I'm Dan Wahlin,</text:span></text:a><text:span text:style-name="T12"> </text:span><text:a xlink:type="simple" xlink:href="https://app.pluralsight.com/course-player?clipId=b46af966-70e6-4684-90f6-8472e6923f8b&amp;startTime=5.35" office:target-frame-name="psplayer" xlink:show="replace" text:style-name="Internet_20_link" text:visited-style-name="Visited_20_Internet_20_Link"><text:span text:style-name="T11">and I'm really excited to walk you through what we're going to</text:span></text:a><text:span text:style-name="T12"> </text:span><text:a xlink:type="simple" xlink:href="https://app.pluralsight.com/course-player?clipId=b46af966-70e6-4684-90f6-8472e6923f8b&amp;startTime=8.23" office:target-frame-name="psplayer" xlink:show="replace" text:style-name="Internet_20_link" text:visited-style-name="Visited_20_Internet_20_Link"><text:span text:style-name="T11">be discussing with Docker containers and how you can actually</text:span></text:a><text:span text:style-name="T12"> </text:span><text:a xlink:type="simple" xlink:href="https://app.pluralsight.com/course-player?clipId=b46af966-70e6-4684-90f6-8472e6923f8b&amp;startTime=11.75" office:target-frame-name="psplayer" xlink:show="replace" text:style-name="Internet_20_link" text:visited-style-name="Visited_20_Internet_20_Link"><text:span text:style-name="T11">containerize your first application.</text:span></text:a><text:span text:style-name="T12"> </text:span><text:a xlink:type="simple" xlink:href="https://app.pluralsight.com/course-player?clipId=b46af966-70e6-4684-90f6-8472e6923f8b&amp;startTime=15.24" office:target-frame-name="psplayer" xlink:show="replace" text:style-name="Internet_20_link" text:visited-style-name="Visited_20_Internet_20_Link"><text:span text:style-name="T11">Now in this module,</text:span></text:a><text:span text:style-name="T12"> </text:span><text:a xlink:type="simple" xlink:href="https://app.pluralsight.com/course-player?clipId=b46af966-70e6-4684-90f6-8472e6923f8b&amp;startTime=16.26" office:target-frame-name="psplayer" xlink:show="replace" text:style-name="Internet_20_link" text:visited-style-name="Visited_20_Internet_20_Link"><text:span text:style-name="T11">we're going to focus on setting up your development environment.</text:span></text:a><text:span text:style-name="T12"> </text:span><text:a xlink:type="simple" xlink:href="https://app.pluralsight.com/course-player?clipId=b46af966-70e6-4684-90f6-8472e6923f8b&amp;startTime=19.14" office:target-frame-name="psplayer" xlink:show="replace" text:style-name="Internet_20_link" text:visited-style-name="Visited_20_Internet_20_Link"><text:span text:style-name="T11">But before I dive into that, I'm going to give you a quick course overview,</text:span></text:a><text:span text:style-name="T12"> </text:span><text:a xlink:type="simple" xlink:href="https://app.pluralsight.com/course-player?clipId=b46af966-70e6-4684-90f6-8472e6923f8b&amp;startTime=23.11" office:target-frame-name="psplayer" xlink:show="replace" text:style-name="Internet_20_link" text:visited-style-name="Visited_20_Internet_20_Link"><text:span text:style-name="T11">talk about some prereqs, and where you can go to get the code.</text:span></text:a><text:span text:style-name="T12"> </text:span><text:a xlink:type="simple" xlink:href="https://app.pluralsight.com/course-player?clipId=b46af966-70e6-4684-90f6-8472e6923f8b&amp;startTime=27.94" office:target-frame-name="psplayer" xlink:show="replace" text:style-name="Internet_20_link" text:visited-style-name="Visited_20_Internet_20_Link"><text:span text:style-name="T11">So what are we going to cover throughout this course?</text:span></text:a><text:span text:style-name="T12"> </text:span><text:a xlink:type="simple" xlink:href="https://app.pluralsight.com/course-player?clipId=b46af966-70e6-4684-90f6-8472e6923f8b&amp;startTime=30.47" office:target-frame-name="psplayer" xlink:show="replace" text:style-name="Internet_20_link" text:visited-style-name="Visited_20_Internet_20_Link"><text:span text:style-name="T11">Well, a lot of fun stuff to help you get started containerizing your first app.</text:span></text:a><text:span text:style-name="T12"> </text:span><text:a xlink:type="simple" xlink:href="https://app.pluralsight.com/course-player?clipId=b46af966-70e6-4684-90f6-8472e6923f8b&amp;startTime=36.24" office:target-frame-name="psplayer" xlink:show="replace" text:style-name="Internet_20_link" text:visited-style-name="Visited_20_Internet_20_Link"><text:span text:style-name="T11">We're going to kick things off with, as mentioned,</text:span></text:a><text:span text:style-name="T12"> </text:span><text:a xlink:type="simple" xlink:href="https://app.pluralsight.com/course-player?clipId=b46af966-70e6-4684-90f6-8472e6923f8b&amp;startTime=38.41" office:target-frame-name="psplayer" xlink:show="replace" text:style-name="Internet_20_link" text:visited-style-name="Visited_20_Internet_20_Link"><text:span text:style-name="T11">the setting up your development environment.</text:span></text:a><text:span text:style-name="T12"> </text:span><text:a xlink:type="simple" xlink:href="https://app.pluralsight.com/course-player?clipId=b46af966-70e6-4684-90f6-8472e6923f8b&amp;startTime=40.39" office:target-frame-name="psplayer" xlink:show="replace" text:style-name="Internet_20_link" text:visited-style-name="Visited_20_Internet_20_Link"><text:span text:style-name="T11">And I am going to do a quick overview of what Docker images</text:span></text:a><text:span text:style-name="T12"> </text:span><text:a xlink:type="simple" xlink:href="https://app.pluralsight.com/course-player?clipId=b46af966-70e6-4684-90f6-8472e6923f8b&amp;startTime=44.48" office:target-frame-name="psplayer" xlink:show="replace" text:style-name="Internet_20_link" text:visited-style-name="Visited_20_Internet_20_Link"><text:span text:style-name="T11">and containers are just in case you didn't watch the earlier</text:span></text:a><text:span text:style-name="T12"> </text:span><text:a xlink:type="simple" xlink:href="https://app.pluralsight.com/course-player?clipId=b46af966-70e6-4684-90f6-8472e6923f8b&amp;startTime=48.32" office:target-frame-name="psplayer" xlink:show="replace" text:style-name="Internet_20_link" text:visited-style-name="Visited_20_Internet_20_Link"><text:span text:style-name="T11">course in this learning path.</text:span></text:a><text:span text:style-name="T12"> </text:span><text:a xlink:type="simple" xlink:href="https://app.pluralsight.com/course-player?clipId=b46af966-70e6-4684-90f6-8472e6923f8b&amp;startTime=51.04" office:target-frame-name="psplayer" xlink:show="replace" text:style-name="Internet_20_link" text:visited-style-name="Visited_20_Internet_20_Link"><text:span text:style-name="T11">From there,</text:span></text:a><text:span text:style-name="T12"> </text:span><text:a xlink:type="simple" xlink:href="https://app.pluralsight.com/course-player?clipId=b46af966-70e6-4684-90f6-8472e6923f8b&amp;startTime=51.43" office:target-frame-name="psplayer" xlink:show="replace" text:style-name="Internet_20_link" text:visited-style-name="Visited_20_Internet_20_Link"><text:span text:style-name="T11">we're going to dive into how do you create a custom application image?</text:span></text:a><text:span text:style-name="T12"> </text:span><text:a xlink:type="simple" xlink:href="https://app.pluralsight.com/course-player?clipId=b46af966-70e6-4684-90f6-8472e6923f8b&amp;startTime=56.24" office:target-frame-name="psplayer" xlink:show="replace" text:style-name="Internet_20_link" text:visited-style-name="Visited_20_Internet_20_Link"><text:span text:style-name="T11">So if you are writing an application and you're writing the code,</text:span></text:a><text:span text:style-name="T12"> </text:span><text:a xlink:type="simple" xlink:href="https://app.pluralsight.com/course-player?clipId=b46af966-70e6-4684-90f6-8472e6923f8b&amp;startTime=60.34" office:target-frame-name="psplayer" xlink:show="replace" text:style-name="Internet_20_link" text:visited-style-name="Visited_20_Internet_20_Link"><text:span text:style-name="T11">what do we need to do next to actually get that so we can run it as a container?</text:span></text:a><text:span text:style-name="T12"> </text:span><text:a xlink:type="simple" xlink:href="https://app.pluralsight.com/course-player?clipId=b46af966-70e6-4684-90f6-8472e6923f8b&amp;startTime=66.16" office:target-frame-name="psplayer" xlink:show="replace" text:style-name="Internet_20_link" text:visited-style-name="Visited_20_Internet_20_Link"><text:span text:style-name="T11">Well, the first thing we have to do is build an application image,</text:span></text:a><text:span text:style-name="T12"> </text:span><text:a xlink:type="simple" xlink:href="https://app.pluralsight.com/course-player?clipId=b46af966-70e6-4684-90f6-8472e6923f8b&amp;startTime=69.58" office:target-frame-name="psplayer" xlink:show="replace" text:style-name="Internet_20_link" text:visited-style-name="Visited_20_Internet_20_Link"><text:span text:style-name="T11">and I'll walk you through that process.</text:span></text:a><text:span text:style-name="T12"> </text:span><text:a xlink:type="simple" xlink:href="https://app.pluralsight.com/course-player?clipId=b46af966-70e6-4684-90f6-8472e6923f8b&amp;startTime=71.42" office:target-frame-name="psplayer" xlink:show="replace" text:style-name="Internet_20_link" text:visited-style-name="Visited_20_Internet_20_Link"><text:span text:style-name="T11">You'll learn about Dockerfiles and a lot of other fun stuff along the way.</text:span></text:a><text:span text:style-name="T12"> </text:span><text:a xlink:type="simple" xlink:href="https://app.pluralsight.com/course-player?clipId=b46af966-70e6-4684-90f6-8472e6923f8b&amp;startTime=76.44" office:target-frame-name="psplayer" xlink:show="replace" text:style-name="Internet_20_link" text:visited-style-name="Visited_20_Internet_20_Link"><text:span text:style-name="T11">Now from there,</text:span></text:a><text:span text:style-name="T12"> </text:span><text:a xlink:type="simple" xlink:href="https://app.pluralsight.com/course-player?clipId=b46af966-70e6-4684-90f6-8472e6923f8b&amp;startTime=77.07" office:target-frame-name="psplayer" xlink:show="replace" text:style-name="Internet_20_link" text:visited-style-name="Visited_20_Internet_20_Link"><text:span text:style-name="T11">what I'm going to do is show you how we can take that image and get a</text:span></text:a><text:span text:style-name="T12"> </text:span><text:a xlink:type="simple" xlink:href="https://app.pluralsight.com/course-player?clipId=b46af966-70e6-4684-90f6-8472e6923f8b&amp;startTime=80.77" office:target-frame-name="psplayer" xlink:show="replace" text:style-name="Internet_20_link" text:visited-style-name="Visited_20_Internet_20_Link"><text:span text:style-name="T11">running application container going for your app.</text:span></text:a><text:span text:style-name="T12"> </text:span><text:a xlink:type="simple" xlink:href="https://app.pluralsight.com/course-player?clipId=b46af966-70e6-4684-90f6-8472e6923f8b&amp;startTime=84.34" office:target-frame-name="psplayer" xlink:show="replace" text:style-name="Internet_20_link" text:visited-style-name="Visited_20_Internet_20_Link"><text:span text:style-name="T11">So I'll show you the Docker commands to make that possible,</text:span></text:a><text:span text:style-name="T12"> </text:span><text:a xlink:type="simple" xlink:href="https://app.pluralsight.com/course-player?clipId=b46af966-70e6-4684-90f6-8472e6923f8b&amp;startTime=87.02" office:target-frame-name="psplayer" xlink:show="replace" text:style-name="Internet_20_link" text:visited-style-name="Visited_20_Internet_20_Link"><text:span text:style-name="T11">how we can check on the container, and things along those lines.</text:span></text:a><text:span text:style-name="T12"> </text:span><text:a xlink:type="simple" xlink:href="https://app.pluralsight.com/course-player?clipId=b46af966-70e6-4684-90f6-8472e6923f8b&amp;startTime=90.94" office:target-frame-name="psplayer" xlink:show="replace" text:style-name="Internet_20_link" text:visited-style-name="Visited_20_Internet_20_Link"><text:span text:style-name="T11">Next up is going to be talking between containers.</text:span></text:a><text:span text:style-name="T12"> </text:span><text:a xlink:type="simple" xlink:href="https://app.pluralsight.com/course-player?clipId=b46af966-70e6-4684-90f6-8472e6923f8b&amp;startTime=94.64" office:target-frame-name="psplayer" xlink:show="replace" text:style-name="Internet_20_link" text:visited-style-name="Visited_20_Internet_20_Link"><text:span text:style-name="T11">A lot of times you might containerize your application,</text:span></text:a><text:span text:style-name="T12"> </text:span><text:a xlink:type="simple" xlink:href="https://app.pluralsight.com/course-player?clipId=b46af966-70e6-4684-90f6-8472e6923f8b&amp;startTime=97.58" office:target-frame-name="psplayer" xlink:show="replace" text:style-name="Internet_20_link" text:visited-style-name="Visited_20_Internet_20_Link"><text:span text:style-name="T11">but you might even put your database or APIs or other</text:span></text:a><text:span text:style-name="T12"> </text:span><text:a xlink:type="simple" xlink:href="https://app.pluralsight.com/course-player?clipId=b46af966-70e6-4684-90f6-8472e6923f8b&amp;startTime=101.36" office:target-frame-name="psplayer" xlink:show="replace" text:style-name="Internet_20_link" text:visited-style-name="Visited_20_Internet_20_Link"><text:span text:style-name="T11">types of things into a container as well.</text:span></text:a><text:span text:style-name="T12"> </text:span><text:a xlink:type="simple" xlink:href="https://app.pluralsight.com/course-player?clipId=b46af966-70e6-4684-90f6-8472e6923f8b&amp;startTime=104.34" office:target-frame-name="psplayer" xlink:show="replace" text:style-name="Internet_20_link" text:visited-style-name="Visited_20_Internet_20_Link"><text:span text:style-name="T11">How do we talk between these containers?</text:span></text:a><text:span text:style-name="T12"> </text:span><text:a xlink:type="simple" xlink:href="https://app.pluralsight.com/course-player?clipId=b46af966-70e6-4684-90f6-8472e6923f8b&amp;startTime=106.6" office:target-frame-name="psplayer" xlink:show="replace" text:style-name="Internet_20_link" text:visited-style-name="Visited_20_Internet_20_Link"><text:span text:style-name="T11">I'm going to show you some different techniques we can do for that.</text:span></text:a><text:span text:style-name="T12"> </text:span><text:a xlink:type="simple" xlink:href="https://app.pluralsight.com/course-player?clipId=b46af966-70e6-4684-90f6-8472e6923f8b&amp;startTime=110.54" office:target-frame-name="psplayer" xlink:show="replace" text:style-name="Internet_20_link" text:visited-style-name="Visited_20_Internet_20_Link"><text:span text:style-name="T11">In the final module, we're going to introduce a tool called Docker Compose,</text:span></text:a><text:span text:style-name="T12"> </text:span><text:a xlink:type="simple" xlink:href="https://app.pluralsight.com/course-player?clipId=b46af966-70e6-4684-90f6-8472e6923f8b&amp;startTime=114.21" office:target-frame-name="psplayer" xlink:show="replace" text:style-name="Internet_20_link" text:visited-style-name="Visited_20_Internet_20_Link"><text:span text:style-name="T11">which is one of my favorite tools of all when it comes to Docker because it'll</text:span></text:a><text:span text:style-name="T12"> </text:span><text:a xlink:type="simple" xlink:href="https://app.pluralsight.com/course-player?clipId=b46af966-70e6-4684-90f6-8472e6923f8b&amp;startTime=118.84" office:target-frame-name="psplayer" xlink:show="replace" text:style-name="Internet_20_link" text:visited-style-name="Visited_20_Internet_20_Link"><text:span text:style-name="T11">orchestrate running </text:span></text:a><text:soft-page-break/><text:a xlink:type="simple" xlink:href="https://app.pluralsight.com/course-player?clipId=b46af966-70e6-4684-90f6-8472e6923f8b&amp;startTime=118.84" office:target-frame-name="psplayer" xlink:show="replace" text:style-name="Internet_20_link" text:visited-style-name="Visited_20_Internet_20_Link"><text:span text:style-name="T11">multiple containers, but it will also let you build</text:span></text:a><text:span text:style-name="T12"> </text:span><text:a xlink:type="simple" xlink:href="https://app.pluralsight.com/course-player?clipId=b46af966-70e6-4684-90f6-8472e6923f8b&amp;startTime=124.04" office:target-frame-name="psplayer" xlink:show="replace" text:style-name="Internet_20_link" text:visited-style-name="Visited_20_Internet_20_Link"><text:span text:style-name="T11">multiple images that can be used for those containers.</text:span></text:a><text:span text:style-name="T12"> </text:span><text:a xlink:type="simple" xlink:href="https://app.pluralsight.com/course-player?clipId=b46af966-70e6-4684-90f6-8472e6923f8b&amp;startTime=127.04" office:target-frame-name="psplayer" xlink:show="replace" text:style-name="Internet_20_link" text:visited-style-name="Visited_20_Internet_20_Link"><text:span text:style-name="T11">So it's a big, big timesaver as you're working in the development environment.</text:span></text:a><text:span text:style-name="T12"> </text:span><text:a xlink:type="simple" xlink:href="https://app.pluralsight.com/course-player?clipId=b46af966-70e6-4684-90f6-8472e6923f8b&amp;startTime=132.84" office:target-frame-name="psplayer" xlink:show="replace" text:style-name="Internet_20_link" text:visited-style-name="Visited_20_Internet_20_Link"><text:span text:style-name="T11">So that's what we're going to be covering throughout the course.</text:span></text:a><text:span text:style-name="T12"> </text:span><text:a xlink:type="simple" xlink:href="https://app.pluralsight.com/course-player?clipId=b46af966-70e6-4684-90f6-8472e6923f8b&amp;startTime=135.22" office:target-frame-name="psplayer" xlink:show="replace" text:style-name="Internet_20_link" text:visited-style-name="Visited_20_Internet_20_Link"><text:span text:style-name="T11">Now as far as the target audience, this is, of course, aimed at developers.</text:span></text:a><text:span text:style-name="T12"> </text:span><text:a xlink:type="simple" xlink:href="https://app.pluralsight.com/course-player?clipId=b46af966-70e6-4684-90f6-8472e6923f8b&amp;startTime=139.51" office:target-frame-name="psplayer" xlink:show="replace" text:style-name="Internet_20_link" text:visited-style-name="Visited_20_Internet_20_Link"><text:span text:style-name="T11">So if you're looking to learn more about how to run your application in Docker,</text:span></text:a><text:span text:style-name="T12"> </text:span><text:a xlink:type="simple" xlink:href="https://app.pluralsight.com/course-player?clipId=b46af966-70e6-4684-90f6-8472e6923f8b&amp;startTime=143.69" office:target-frame-name="psplayer" xlink:show="replace" text:style-name="Internet_20_link" text:visited-style-name="Visited_20_Internet_20_Link"><text:span text:style-name="T11">then you're in the right spot.</text:span></text:a><text:span text:style-name="T12"> </text:span><text:a xlink:type="simple" xlink:href="https://app.pluralsight.com/course-player?clipId=b46af966-70e6-4684-90f6-8472e6923f8b&amp;startTime=145.34" office:target-frame-name="psplayer" xlink:show="replace" text:style-name="Internet_20_link" text:visited-style-name="Visited_20_Internet_20_Link"><text:span text:style-name="T11">Even if you're not a developer, if you just want to see the process,</text:span></text:a><text:span text:style-name="T12"> </text:span><text:a xlink:type="simple" xlink:href="https://app.pluralsight.com/course-player?clipId=b46af966-70e6-4684-90f6-8472e6923f8b&amp;startTime=148.49" office:target-frame-name="psplayer" xlink:show="replace" text:style-name="Internet_20_link" text:visited-style-name="Visited_20_Internet_20_Link"><text:span text:style-name="T11">then you can certainly go through this as well though.</text:span></text:a><text:span text:style-name="T12"> </text:span><text:a xlink:type="simple" xlink:href="https://app.pluralsight.com/course-player?clipId=b46af966-70e6-4684-90f6-8472e6923f8b&amp;startTime=151.09" office:target-frame-name="psplayer" xlink:show="replace" text:style-name="Internet_20_link" text:visited-style-name="Visited_20_Internet_20_Link"><text:span text:style-name="T11">For prereqs,</text:span></text:a><text:span text:style-name="T12"> </text:span><text:a xlink:type="simple" xlink:href="https://app.pluralsight.com/course-player?clipId=b46af966-70e6-4684-90f6-8472e6923f8b&amp;startTime=153.04" office:target-frame-name="psplayer" xlink:show="replace" text:style-name="Internet_20_link" text:visited-style-name="Visited_20_Internet_20_Link"><text:span text:style-name="T11">the first thing you need is a basic understanding of Docker concepts.</text:span></text:a><text:span text:style-name="T12"> </text:span><text:a xlink:type="simple" xlink:href="https://app.pluralsight.com/course-player?clipId=b46af966-70e6-4684-90f6-8472e6923f8b&amp;startTime=156.48" office:target-frame-name="psplayer" xlink:show="replace" text:style-name="Internet_20_link" text:visited-style-name="Visited_20_Internet_20_Link"><text:span text:style-name="T11">Now if you did skip the earlier course in this learning path, don't worry.</text:span></text:a><text:span text:style-name="T12"> </text:span><text:a xlink:type="simple" xlink:href="https://app.pluralsight.com/course-player?clipId=b46af966-70e6-4684-90f6-8472e6923f8b&amp;startTime=161.06" office:target-frame-name="psplayer" xlink:show="replace" text:style-name="Internet_20_link" text:visited-style-name="Visited_20_Internet_20_Link"><text:span text:style-name="T11">I'm going to have a quick overview of images and containers and</text:span></text:a><text:span text:style-name="T12"> </text:span><text:a xlink:type="simple" xlink:href="https://app.pluralsight.com/course-player?clipId=b46af966-70e6-4684-90f6-8472e6923f8b&amp;startTime=164.03" office:target-frame-name="psplayer" xlink:show="replace" text:style-name="Internet_20_link" text:visited-style-name="Visited_20_Internet_20_Link"><text:span text:style-name="T11">what Docker is all about in this first module.</text:span></text:a><text:span text:style-name="T12"> </text:span><text:a xlink:type="simple" xlink:href="https://app.pluralsight.com/course-player?clipId=b46af966-70e6-4684-90f6-8472e6923f8b&amp;startTime=168.04" office:target-frame-name="psplayer" xlink:show="replace" text:style-name="Internet_20_link" text:visited-style-name="Visited_20_Internet_20_Link"><text:span text:style-name="T11">You also need to be comfortable using command line tools because,</text:span></text:a><text:span text:style-name="T12"> </text:span><text:a xlink:type="simple" xlink:href="https://app.pluralsight.com/course-player?clipId=b46af966-70e6-4684-90f6-8472e6923f8b&amp;startTime=170.74" office:target-frame-name="psplayer" xlink:show="replace" text:style-name="Internet_20_link" text:visited-style-name="Visited_20_Internet_20_Link"><text:span text:style-name="T11">after all, we are going to be running Docker commands on the command line.</text:span></text:a><text:span text:style-name="T12"> </text:span><text:a xlink:type="simple" xlink:href="https://app.pluralsight.com/course-player?clipId=b46af966-70e6-4684-90f6-8472e6923f8b&amp;startTime=174.94" office:target-frame-name="psplayer" xlink:show="replace" text:style-name="Internet_20_link" text:visited-style-name="Visited_20_Internet_20_Link"><text:span text:style-name="T11">And then finally, you need some experience building applications.</text:span></text:a><text:span text:style-name="T12"> </text:span><text:a xlink:type="simple" xlink:href="https://app.pluralsight.com/course-player?clipId=b46af966-70e6-4684-90f6-8472e6923f8b&amp;startTime=178.47" office:target-frame-name="psplayer" xlink:show="replace" text:style-name="Internet_20_link" text:visited-style-name="Visited_20_Internet_20_Link"><text:span text:style-name="T11">It really doesn't matter though what framework or what language.</text:span></text:a><text:span text:style-name="T12"> </text:span><text:a xlink:type="simple" xlink:href="https://app.pluralsight.com/course-player?clipId=b46af966-70e6-4684-90f6-8472e6923f8b&amp;startTime=183.04" office:target-frame-name="psplayer" xlink:show="replace" text:style-name="Internet_20_link" text:visited-style-name="Visited_20_Internet_20_Link"><text:span text:style-name="T11">I am going to have to choose one to walk you through,</text:span></text:a><text:span text:style-name="T12"> </text:span><text:a xlink:type="simple" xlink:href="https://app.pluralsight.com/course-player?clipId=b46af966-70e6-4684-90f6-8472e6923f8b&amp;startTime=185.7" office:target-frame-name="psplayer" xlink:show="replace" text:style-name="Internet_20_link" text:visited-style-name="Visited_20_Internet_20_Link"><text:span text:style-name="T11">and we'll talk more about that a little later.</text:span></text:a><text:span text:style-name="T12"> </text:span><text:a xlink:type="simple" xlink:href="https://app.pluralsight.com/course-player?clipId=b46af966-70e6-4684-90f6-8472e6923f8b&amp;startTime=188.24" office:target-frame-name="psplayer" xlink:show="replace" text:style-name="Internet_20_link" text:visited-style-name="Visited_20_Internet_20_Link"><text:span text:style-name="T11">But the concepts that we're going to learn throughout this course can be</text:span></text:a><text:span text:style-name="T12"> </text:span><text:a xlink:type="simple" xlink:href="https://app.pluralsight.com/course-player?clipId=b46af966-70e6-4684-90f6-8472e6923f8b&amp;startTime=191.36" office:target-frame-name="psplayer" xlink:show="replace" text:style-name="Internet_20_link" text:visited-style-name="Visited_20_Internet_20_Link"><text:span text:style-name="T11">applied to virtually any framework and any language out there.</text:span></text:a><text:span text:style-name="T12"> </text:span><text:a xlink:type="simple" xlink:href="https://app.pluralsight.com/course-player?clipId=b46af966-70e6-4684-90f6-8472e6923f8b&amp;startTime=195.84" office:target-frame-name="psplayer" xlink:show="replace" text:style-name="Internet_20_link" text:visited-style-name="Visited_20_Internet_20_Link"><text:span text:style-name="T11">Now the code samples that I'm going to be using through this particular</text:span></text:a><text:span text:style-name="T12"> </text:span><text:a xlink:type="simple" xlink:href="https://app.pluralsight.com/course-player?clipId=b46af966-70e6-4684-90f6-8472e6923f8b&amp;startTime=199.11" office:target-frame-name="psplayer" xlink:show="replace" text:style-name="Internet_20_link" text:visited-style-name="Visited_20_Internet_20_Link"><text:span text:style-name="T11">example are going to be based on Node.js and MongoDB.</text:span></text:a><text:span text:style-name="T12"> </text:span><text:a xlink:type="simple" xlink:href="https://app.pluralsight.com/course-player?clipId=b46af966-70e6-4684-90f6-8472e6923f8b&amp;startTime=202.66" office:target-frame-name="psplayer" xlink:show="replace" text:style-name="Internet_20_link" text:visited-style-name="Visited_20_Internet_20_Link"><text:span text:style-name="T11">Again,</text:span></text:a><text:span text:style-name="T12"> </text:span><text:a xlink:type="simple" xlink:href="https://app.pluralsight.com/course-player?clipId=b46af966-70e6-4684-90f6-8472e6923f8b&amp;startTime=203.22" office:target-frame-name="psplayer" xlink:show="replace" text:style-name="Internet_20_link" text:visited-style-name="Visited_20_Internet_20_Link"><text:span text:style-name="T11">the technology doesn't really matter because the concepts we're</text:span></text:a><text:span text:style-name="T12"> </text:span><text:a xlink:type="simple" xlink:href="https://app.pluralsight.com/course-player?clipId=b46af966-70e6-4684-90f6-8472e6923f8b&amp;startTime=206.68" office:target-frame-name="psplayer" xlink:show="replace" text:style-name="Internet_20_link" text:visited-style-name="Visited_20_Internet_20_Link"><text:span text:style-name="T11">going to be covering apply to everything.</text:span></text:a><text:span text:style-name="T12"> </text:span><text:a xlink:type="simple" xlink:href="https://app.pluralsight.com/course-player?clipId=b46af966-70e6-4684-90f6-8472e6923f8b&amp;startTime=209.34" office:target-frame-name="psplayer" xlink:show="replace" text:style-name="Internet_20_link" text:visited-style-name="Visited_20_Internet_20_Link"><text:span text:style-name="T11">But this is where you're going to be able to get what I'm</text:span></text:a><text:span text:style-name="T12"> </text:span><text:a xlink:type="simple" xlink:href="https://app.pluralsight.com/course-player?clipId=b46af966-70e6-4684-90f6-8472e6923f8b&amp;startTime=211.42" office:target-frame-name="psplayer" xlink:show="replace" text:style-name="Internet_20_link" text:visited-style-name="Visited_20_Internet_20_Link"><text:span text:style-name="T11">going to be talking through in this course.</text:span></text:a><text:span text:style-name="T12"> </text:span><text:a xlink:type="simple" xlink:href="https://app.pluralsight.com/course-player?clipId=b46af966-70e6-4684-90f6-8472e6923f8b&amp;startTime=213.39" office:target-frame-name="psplayer" xlink:show="replace" text:style-name="Internet_20_link" text:visited-style-name="Visited_20_Internet_20_Link"><text:span text:style-name="T11">So you can go to github.com/danwahlin,</text:span></text:a><text:span text:style-name="T12"> </text:span><text:a xlink:type="simple" xlink:href="https://app.pluralsight.com/course-player?clipId=b46af966-70e6-4684-90f6-8472e6923f8b&amp;startTime=215.21" office:target-frame-name="psplayer" xlink:show="replace" text:style-name="Internet_20_link" text:visited-style-name="Visited_20_Internet_20_Link"><text:span text:style-name="T11">and you can go to this NodeExpressMongoDBDockerApp URL.</text:span></text:a><text:span text:style-name="T12"> </text:span><text:a xlink:type="simple" xlink:href="https://app.pluralsight.com/course-player?clipId=b46af966-70e6-4684-90f6-8472e6923f8b&amp;startTime=221.23" office:target-frame-name="psplayer" xlink:show="replace" text:style-name="Internet_20_link" text:visited-style-name="Visited_20_Internet_20_Link"><text:span text:style-name="T11">You can then clone it, download the zip,</text:span></text:a><text:span text:style-name="T12"> </text:span><text:a xlink:type="simple" xlink:href="https://app.pluralsight.com/course-player?clipId=b46af966-70e6-4684-90f6-8472e6923f8b&amp;startTime=224.13" office:target-frame-name="psplayer" xlink:show="replace" text:style-name="Internet_20_link" text:visited-style-name="Visited_20_Internet_20_Link"><text:span text:style-name="T11">whatever you prefer,</text:span></text:a><text:span text:style-name="T12"> </text:span><text:a xlink:type="simple" xlink:href="https://app.pluralsight.com/course-player?clipId=b46af966-70e6-4684-90f6-8472e6923f8b&amp;startTime=225.32" office:target-frame-name="psplayer" xlink:show="replace" text:style-name="Internet_20_link" text:visited-style-name="Visited_20_Internet_20_Link"><text:span text:style-name="T11">and then you'll have all the code that we're going to be talking through.</text:span></text:a><text:span text:style-name="T12"> </text:span><text:a xlink:type="simple" xlink:href="https://app.pluralsight.com/course-player?clipId=b46af966-70e6-4684-90f6-8472e6923f8b&amp;startTime=228.36" office:target-frame-name="psplayer" xlink:show="replace" text:style-name="Internet_20_link" text:visited-style-name="Visited_20_Internet_20_Link"><text:span text:style-name="T11">Now when you're done with this course, my main goal is that,</text:span></text:a><text:span text:style-name="T12"> </text:span><text:a xlink:type="simple" xlink:href="https://app.pluralsight.com/course-player?clipId=b46af966-70e6-4684-90f6-8472e6923f8b&amp;startTime=232.34" office:target-frame-name="psplayer" xlink:show="replace" text:style-name="Internet_20_link" text:visited-style-name="Visited_20_Internet_20_Link"><text:span text:style-name="T11">first off, you understand why you would want to do this,</text:span></text:a><text:span text:style-name="T12"> </text:span><text:a xlink:type="simple" xlink:href="https://app.pluralsight.com/course-player?clipId=b46af966-70e6-4684-90f6-8472e6923f8b&amp;startTime=235.88" office:target-frame-name="psplayer" xlink:show="replace" text:style-name="Internet_20_link" text:visited-style-name="Visited_20_Internet_20_Link"><text:span text:style-name="T11">where it could be used,</text:span></text:a><text:span text:style-name="T12"> </text:span><text:a xlink:type="simple" xlink:href="https://app.pluralsight.com/course-player?clipId=b46af966-70e6-4684-90f6-8472e6923f8b&amp;startTime=237.22" office:target-frame-name="psplayer" xlink:show="replace" text:style-name="Internet_20_link" text:visited-style-name="Visited_20_Internet_20_Link"><text:span text:style-name="T11">and really why it's so exciting to know this because you truly</text:span></text:a><text:span text:style-name="T12"> </text:span><text:a xlink:type="simple" xlink:href="https://app.pluralsight.com/course-player?clipId=b46af966-70e6-4684-90f6-8472e6923f8b&amp;startTime=241.3" office:target-frame-name="psplayer" xlink:show="replace" text:style-name="Internet_20_link" text:visited-style-name="Visited_20_Internet_20_Link"><text:span text:style-name="T11">will gain the freedom to run your apps anywhere,</text:span></text:a><text:span text:style-name="T12"> </text:span><text:a xlink:type="simple" xlink:href="https://app.pluralsight.com/course-player?clipId=b46af966-70e6-4684-90f6-8472e6923f8b&amp;startTime=243.98" office:target-frame-name="psplayer" xlink:show="replace" text:style-name="Internet_20_link" text:visited-style-name="Visited_20_Internet_20_Link"><text:span text:style-name="T11">on your machine, on your friend's machine,</text:span></text:a><text:span text:style-name="T12"> </text:span><text:a xlink:type="simple" xlink:href="https://app.pluralsight.com/course-player?clipId=b46af966-70e6-4684-90f6-8472e6923f8b&amp;startTime=246.5" office:target-frame-name="psplayer" xlink:show="replace" text:style-name="Internet_20_link" text:visited-style-name="Visited_20_Internet_20_Link"><text:span text:style-name="T11">up in different clouds.</text:span></text:a><text:span text:style-name="T12"> </text:span><text:a xlink:type="simple" xlink:href="https://app.pluralsight.com/course-player?clipId=b46af966-70e6-4684-90f6-8472e6923f8b&amp;startTime=247.75" office:target-frame-name="psplayer" xlink:show="replace" text:style-name="Internet_20_link" text:visited-style-name="Visited_20_Internet_20_Link"><text:span text:style-name="T11">It really doesn't matter.</text:span></text:a><text:span text:style-name="T12"> </text:span><text:a xlink:type="simple" xlink:href="https://app.pluralsight.com/course-player?clipId=b46af966-70e6-4684-90f6-8472e6923f8b&amp;startTime=249.37" office:target-frame-name="psplayer" xlink:show="replace" text:style-name="Internet_20_link" text:visited-style-name="Visited_20_Internet_20_Link"><text:span text:style-name="T11">If Docker is supported in some way, shape,</text:span></text:a><text:span text:style-name="T12"> </text:span><text:a xlink:type="simple" xlink:href="https://app.pluralsight.com/course-player?clipId=b46af966-70e6-4684-90f6-8472e6923f8b&amp;startTime=251.49" office:target-frame-name="psplayer" xlink:show="replace" text:style-name="Internet_20_link" text:visited-style-name="Visited_20_Internet_20_Link"><text:span text:style-name="T11">or form, then you would be able to run your app there.</text:span></text:a><text:span text:style-name="T12"> </text:span><text:a xlink:type="simple" xlink:href="https://app.pluralsight.com/course-player?clipId=b46af966-70e6-4684-90f6-8472e6923f8b&amp;startTime=254.44" office:target-frame-name="psplayer" xlink:show="replace" text:style-name="Internet_20_link" text:visited-style-name="Visited_20_Internet_20_Link"><text:span text:style-name="T11">I think it's super exciting because I use Docker in</text:span></text:a><text:span text:style-name="T12"> </text:span><text:a xlink:type="simple" xlink:href="https://app.pluralsight.com/course-player?clipId=b46af966-70e6-4684-90f6-8472e6923f8b&amp;startTime=257.76" office:target-frame-name="psplayer" xlink:show="replace" text:style-name="Internet_20_link" text:visited-style-name="Visited_20_Internet_20_Link"><text:span text:style-name="T11">everything I do application‑wise.</text:span></text:a><text:span text:style-name="T12"> </text:span><text:a xlink:type="simple" xlink:href="https://app.pluralsight.com/course-player?clipId=b46af966-70e6-4684-90f6-8472e6923f8b&amp;startTime=259.73" office:target-frame-name="psplayer" xlink:show="replace" text:style-name="Internet_20_link" text:visited-style-name="Visited_20_Internet_20_Link"><text:span text:style-name="T11">And once you learn it, it's just a really, really powerful concept.</text:span></text:a><text:span text:style-name="T12"> </text:span><text:a xlink:type="simple" xlink:href="https://app.pluralsight.com/course-player?clipId=b46af966-70e6-4684-90f6-8472e6923f8b&amp;startTime=264.64" office:target-frame-name="psplayer" xlink:show="replace" text:style-name="Internet_20_link" text:visited-style-name="Visited_20_Internet_20_Link"><text:span text:style-name="T11">Now after hearing this, if you say, hey,</text:span></text:a><text:span text:style-name="T12"> </text:span><text:a xlink:type="simple" xlink:href="https://app.pluralsight.com/course-player?clipId=b46af966-70e6-4684-90f6-8472e6923f8b&amp;startTime=266.77" office:target-frame-name="psplayer" xlink:show="replace" text:style-name="Internet_20_link" text:visited-style-name="Visited_20_Internet_20_Link"><text:span text:style-name="T11">I just want to dive in even deeper,</text:span></text:a><text:span text:style-name="T12"> </text:span><text:a xlink:type="simple" xlink:href="https://app.pluralsight.com/course-player?clipId=b46af966-70e6-4684-90f6-8472e6923f8b&amp;startTime=269.04" office:target-frame-name="psplayer" xlink:show="replace" text:style-name="Internet_20_link" text:visited-style-name="Visited_20_Internet_20_Link"><text:span text:style-name="T11">then what I'd recommend is either jump ahead to this learning path,</text:span></text:a><text:span text:style-name="T12"> </text:span><text:a xlink:type="simple" xlink:href="https://app.pluralsight.com/course-player?clipId=b46af966-70e6-4684-90f6-8472e6923f8b&amp;startTime=272.78" office:target-frame-name="psplayer" xlink:show="replace" text:style-name="Internet_20_link" text:visited-style-name="Visited_20_Internet_20_Link"><text:span text:style-name="T11">or you can check out my Docker for Web Developers course,</text:span></text:a><text:span text:style-name="T12"> </text:span><text:a xlink:type="simple" xlink:href="https://app.pluralsight.com/course-player?clipId=b46af966-70e6-4684-90f6-8472e6923f8b&amp;startTime=275.95" office:target-frame-name="psplayer" xlink:show="replace" text:style-name="Internet_20_link" text:visited-style-name="Visited_20_Internet_20_Link"><text:span text:style-name="T11">which will go much,</text:span></text:a><text:span text:style-name="T12"> </text:span><text:a xlink:type="simple" xlink:href="https://app.pluralsight.com/course-player?clipId=b46af966-70e6-4684-90f6-8472e6923f8b&amp;startTime=277.01" office:target-frame-name="psplayer" xlink:show="replace" text:style-name="Internet_20_link" text:visited-style-name="Visited_20_Internet_20_Link"><text:span text:style-name="T11">much deeper into these different concepts and give you kind of that</text:span></text:a><text:span text:style-name="T12"> </text:span><text:a xlink:type="simple" xlink:href="https://app.pluralsight.com/course-player?clipId=b46af966-70e6-4684-90f6-8472e6923f8b&amp;startTime=280.82" office:target-frame-name="psplayer" xlink:show="replace" text:style-name="Internet_20_link" text:visited-style-name="Visited_20_Internet_20_Link"><text:span text:style-name="T11">end‑to‑end app development and containerization experience.</text:span></text:a><text:span text:style-name="T12"> </text:span><text:a xlink:type="simple" xlink:href="https://app.pluralsight.com/course-player?clipId=b46af966-70e6-4684-90f6-8472e6923f8b&amp;startTime=284.94" office:target-frame-name="psplayer" xlink:show="replace" text:style-name="Internet_20_link" text:visited-style-name="Visited_20_Internet_20_Link"><text:span text:style-name="T11">So now that we've gone through the course overview,</text:span></text:a><text:span text:style-name="T12"> </text:span><text:a xlink:type="simple" xlink:href="https://app.pluralsight.com/course-player?clipId=b46af966-70e6-4684-90f6-8472e6923f8b&amp;startTime=287.01" office:target-frame-name="psplayer" xlink:show="replace" text:style-name="Internet_20_link" text:visited-style-name="Visited_20_Internet_20_Link"><text:span text:style-name="T11">the prereqs, where you can get the code, and those types of things, let's go ahead and introduce this first module.</text:span></text:a></text:p>
      <text:h text:style-name="P3" text:outline-level="3"><text:a xlink:type="simple" xlink:href="https://app.pluralsight.com/course-player?clipId=55006ce2-d0a2-4e9a-8a54-2515268d4de5" office:target-frame-name="psplayer" xlink:show="replace" text:style-name="Internet_20_link" text:visited-style-name="Visited_20_Internet_20_Link"><text:span text:style-name="T11">Module Overview</text:span></text:a></text:h>
      <text:p text:style-name="P5"><text:a xlink:type="simple" xlink:href="https://app.pluralsight.com/course-player?clipId=55006ce2-d0a2-4e9a-8a54-2515268d4de5&amp;startTime=1.74" office:target-frame-name="psplayer" xlink:show="replace" text:style-name="Internet_20_link" text:visited-style-name="Visited_20_Internet_20_Link"><text:span text:style-name="T11">In this first module on setting up your development environment,</text:span></text:a><text:span text:style-name="T12"> </text:span><text:a xlink:type="simple" xlink:href="https://app.pluralsight.com/course-player?clipId=55006ce2-d0a2-4e9a-8a54-2515268d4de5&amp;startTime=4.79" office:target-frame-name="psplayer" xlink:show="replace" text:style-name="Internet_20_link" text:visited-style-name="Visited_20_Internet_20_Link"><text:span text:style-name="T11">we're going to start things off by reviewing the case for Docker.</text:span></text:a><text:span text:style-name="T12"> </text:span><text:a xlink:type="simple" xlink:href="https://app.pluralsight.com/course-player?clipId=55006ce2-d0a2-4e9a-8a54-2515268d4de5&amp;startTime=9.14" office:target-frame-name="psplayer" xlink:show="replace" text:style-name="Internet_20_link" text:visited-style-name="Visited_20_Internet_20_Link"><text:span text:style-name="T11">Not every technology out there needs to be used in every situation, of course.</text:span></text:a><text:span text:style-name="T12"> </text:span><text:a xlink:type="simple" xlink:href="https://app.pluralsight.com/course-player?clipId=55006ce2-d0a2-4e9a-8a54-2515268d4de5&amp;startTime=13.97" office:target-frame-name="psplayer" xlink:show="replace" text:style-name="Internet_20_link" text:visited-style-name="Visited_20_Internet_20_Link"><text:span text:style-name="T11">And really, Docker is no exception, although I'm a big fan of it in most cases.</text:span></text:a><text:span text:style-name="T12"> </text:span><text:a xlink:type="simple" xlink:href="https://app.pluralsight.com/course-player?clipId=55006ce2-d0a2-4e9a-8a54-2515268d4de5&amp;startTime=19.24" office:target-frame-name="psplayer" xlink:show="replace" text:style-name="Internet_20_link" text:visited-style-name="Visited_20_Internet_20_Link"><text:span text:style-name="T11">So we're going to review what exactly is Docker and</text:span></text:a><text:span text:style-name="T12"> </text:span><text:a xlink:type="simple" xlink:href="https://app.pluralsight.com/course-player?clipId=55006ce2-d0a2-4e9a-8a54-2515268d4de5&amp;startTime=22.87" office:target-frame-name="psplayer" xlink:show="replace" text:style-name="Internet_20_link" text:visited-style-name="Visited_20_Internet_20_Link"><text:span text:style-name="T11">what are some of the key concepts?</text:span></text:a><text:span text:style-name="T12"> </text:span><text:a xlink:type="simple" xlink:href="https://app.pluralsight.com/course-player?clipId=55006ce2-d0a2-4e9a-8a54-2515268d4de5&amp;startTime=24.94" office:target-frame-name="psplayer" xlink:show="replace" text:style-name="Internet_20_link" text:visited-style-name="Visited_20_Internet_20_Link"><text:span text:style-name="T11">And then we're also going to talk about the key benefits,</text:span></text:a><text:span text:style-name="T12"> </text:span><text:a xlink:type="simple" xlink:href="https://app.pluralsight.com/course-player?clipId=55006ce2-d0a2-4e9a-8a54-2515268d4de5&amp;startTime=28.18" office:target-frame-name="psplayer" xlink:show="replace" text:style-name="Internet_20_link" text:visited-style-name="Visited_20_Internet_20_Link"><text:span text:style-name="T11">especially as a developer using Docker.</text:span></text:a><text:span text:style-name="T12"> </text:span><text:a xlink:type="simple" xlink:href="https://app.pluralsight.com/course-player?clipId=55006ce2-d0a2-4e9a-8a54-2515268d4de5&amp;startTime=30.61" office:target-frame-name="psplayer" xlink:show="replace" text:style-name="Internet_20_link" text:visited-style-name="Visited_20_Internet_20_Link"><text:span text:style-name="T11">But this applies to even folks that are working in DevOps, for example.</text:span></text:a><text:span text:style-name="T12"> </text:span><text:a xlink:type="simple" xlink:href="https://app.pluralsight.com/course-player?clipId=55006ce2-d0a2-4e9a-8a54-2515268d4de5&amp;startTime=34.88" office:target-frame-name="psplayer" xlink:show="replace" text:style-name="Internet_20_link" text:visited-style-name="Visited_20_Internet_20_Link"><text:span text:style-name="T11">Maybe they're just a cloud engineer, and they want to learn Docker.</text:span></text:a><text:span text:style-name="T12"> </text:span><text:a xlink:type="simple" xlink:href="https://app.pluralsight.com/course-player?clipId=55006ce2-d0a2-4e9a-8a54-2515268d4de5&amp;startTime=39.24" office:target-frame-name="psplayer" xlink:show="replace" text:style-name="Internet_20_link" text:visited-style-name="Visited_20_Internet_20_Link"><text:span text:style-name="T11">There's a lot of benefits,</text:span></text:a><text:span text:style-name="T12"> </text:span><text:a xlink:type="simple" xlink:href="https://app.pluralsight.com/course-player?clipId=55006ce2-d0a2-4e9a-8a54-2515268d4de5&amp;startTime=40.59" office:target-frame-name="psplayer" xlink:show="replace" text:style-name="Internet_20_link" text:visited-style-name="Visited_20_Internet_20_Link"><text:span text:style-name="T11">and knowing about those are really key because there's multiple ways that</text:span></text:a><text:span text:style-name="T12"> </text:span><text:a xlink:type="simple" xlink:href="https://app.pluralsight.com/course-player?clipId=55006ce2-d0a2-4e9a-8a54-2515268d4de5&amp;startTime=45.18" office:target-frame-name="psplayer" xlink:show="replace" text:style-name="Internet_20_link" text:visited-style-name="Visited_20_Internet_20_Link"><text:span text:style-name="T11">Docker can add value to not only your development workflow,</text:span></text:a><text:span text:style-name="T12"> </text:span><text:a xlink:type="simple" xlink:href="https://app.pluralsight.com/course-player?clipId=55006ce2-d0a2-4e9a-8a54-2515268d4de5&amp;startTime=49.13" office:target-frame-name="psplayer" xlink:show="replace" text:style-name="Internet_20_link" text:visited-style-name="Visited_20_Internet_20_Link"><text:span text:style-name="T11">but also the process of your deployment workflow.</text:span></text:a><text:span text:style-name="T12"> </text:span><text:a xlink:type="simple" xlink:href="https://app.pluralsight.com/course-player?clipId=55006ce2-d0a2-4e9a-8a54-2515268d4de5&amp;startTime=52.94" office:target-frame-name="psplayer" xlink:show="replace" text:style-name="Internet_20_link" text:visited-style-name="Visited_20_Internet_20_Link"><text:span text:style-name="T11">Now from there,</text:span></text:a><text:span text:style-name="T12"> </text:span><text:a xlink:type="simple" xlink:href="https://app.pluralsight.com/course-player?clipId=55006ce2-d0a2-4e9a-8a54-2515268d4de5&amp;startTime=53.42" office:target-frame-name="psplayer" xlink:show="replace" text:style-name="Internet_20_link" text:visited-style-name="Visited_20_Internet_20_Link"><text:span text:style-name="T11">we're going to review what you need to install from a software</text:span></text:a><text:span text:style-name="T12"> </text:span><text:a xlink:type="simple" xlink:href="https://app.pluralsight.com/course-player?clipId=55006ce2-d0a2-4e9a-8a54-2515268d4de5&amp;startTime=56.27" office:target-frame-name="psplayer" xlink:show="replace" text:style-name="Internet_20_link" text:visited-style-name="Visited_20_Internet_20_Link"><text:span text:style-name="T11">perspective to get Docker up and running on your machine.</text:span></text:a><text:span text:style-name="T12"> </text:span><text:a xlink:type="simple" xlink:href="https://app.pluralsight.com/course-player?clipId=55006ce2-d0a2-4e9a-8a54-2515268d4de5&amp;startTime=60.14" office:target-frame-name="psplayer" xlink:show="replace" text:style-name="Internet_20_link" text:visited-style-name="Visited_20_Internet_20_Link"><text:span text:style-name="T11">Now I'm going to focus </text:span></text:a><text:soft-page-break/><text:a xlink:type="simple" xlink:href="https://app.pluralsight.com/course-player?clipId=55006ce2-d0a2-4e9a-8a54-2515268d4de5&amp;startTime=60.14" office:target-frame-name="psplayer" xlink:show="replace" text:style-name="Internet_20_link" text:visited-style-name="Visited_20_Internet_20_Link"><text:span text:style-name="T11">on Mac and Windows in this particular</text:span></text:a><text:span text:style-name="T12"> </text:span><text:a xlink:type="simple" xlink:href="https://app.pluralsight.com/course-player?clipId=55006ce2-d0a2-4e9a-8a54-2515268d4de5&amp;startTime=63.71" office:target-frame-name="psplayer" xlink:show="replace" text:style-name="Internet_20_link" text:visited-style-name="Visited_20_Internet_20_Link"><text:span text:style-name="T11">course, but just know that if you are on Linux,</text:span></text:a><text:span text:style-name="T12"> </text:span><text:a xlink:type="simple" xlink:href="https://app.pluralsight.com/course-player?clipId=55006ce2-d0a2-4e9a-8a54-2515268d4de5&amp;startTime=66.62" office:target-frame-name="psplayer" xlink:show="replace" text:style-name="Internet_20_link" text:visited-style-name="Visited_20_Internet_20_Link"><text:span text:style-name="T11">you can run the Docker Engine directly,</text:span></text:a><text:span text:style-name="T12"> </text:span><text:a xlink:type="simple" xlink:href="https://app.pluralsight.com/course-player?clipId=55006ce2-d0a2-4e9a-8a54-2515268d4de5&amp;startTime=69.36" office:target-frame-name="psplayer" xlink:show="replace" text:style-name="Internet_20_link" text:visited-style-name="Visited_20_Internet_20_Link"><text:span text:style-name="T11">and I'll show you the web page where you can go to.</text:span></text:a><text:span text:style-name="T12"> </text:span><text:a xlink:type="simple" xlink:href="https://app.pluralsight.com/course-player?clipId=55006ce2-d0a2-4e9a-8a54-2515268d4de5&amp;startTime=71.62" office:target-frame-name="psplayer" xlink:show="replace" text:style-name="Internet_20_link" text:visited-style-name="Visited_20_Internet_20_Link"><text:span text:style-name="T11">And if you are on Linux, there'll be a download there for you.</text:span></text:a><text:span text:style-name="T12"> </text:span><text:a xlink:type="simple" xlink:href="https://app.pluralsight.com/course-player?clipId=55006ce2-d0a2-4e9a-8a54-2515268d4de5&amp;startTime=74.88" office:target-frame-name="psplayer" xlink:show="replace" text:style-name="Internet_20_link" text:visited-style-name="Visited_20_Internet_20_Link"><text:span text:style-name="T11">But for the rest of us that are on either Mac or Windows,</text:span></text:a><text:span text:style-name="T12"> </text:span><text:a xlink:type="simple" xlink:href="https://app.pluralsight.com/course-player?clipId=55006ce2-d0a2-4e9a-8a54-2515268d4de5&amp;startTime=78.14" office:target-frame-name="psplayer" xlink:show="replace" text:style-name="Internet_20_link" text:visited-style-name="Visited_20_Internet_20_Link"><text:span text:style-name="T11">we're going to be running something called Docker Desktop.</text:span></text:a><text:span text:style-name="T12"> </text:span><text:a xlink:type="simple" xlink:href="https://app.pluralsight.com/course-player?clipId=55006ce2-d0a2-4e9a-8a54-2515268d4de5&amp;startTime=81.44" office:target-frame-name="psplayer" xlink:show="replace" text:style-name="Internet_20_link" text:visited-style-name="Visited_20_Internet_20_Link"><text:span text:style-name="T11">So I'll talk about where you can get that,</text:span></text:a><text:span text:style-name="T12"> </text:span><text:a xlink:type="simple" xlink:href="https://app.pluralsight.com/course-player?clipId=55006ce2-d0a2-4e9a-8a54-2515268d4de5&amp;startTime=83.51" office:target-frame-name="psplayer" xlink:show="replace" text:style-name="Internet_20_link" text:visited-style-name="Visited_20_Internet_20_Link"><text:span text:style-name="T11">how you can install it,</text:span></text:a><text:span text:style-name="T12"> </text:span><text:a xlink:type="simple" xlink:href="https://app.pluralsight.com/course-player?clipId=55006ce2-d0a2-4e9a-8a54-2515268d4de5&amp;startTime=84.85" office:target-frame-name="psplayer" xlink:show="replace" text:style-name="Internet_20_link" text:visited-style-name="Visited_20_Internet_20_Link"><text:span text:style-name="T11">and we're also going to explore some of the preferences that</text:span></text:a><text:span text:style-name="T12"> </text:span><text:a xlink:type="simple" xlink:href="https://app.pluralsight.com/course-player?clipId=55006ce2-d0a2-4e9a-8a54-2515268d4de5&amp;startTime=87.32" office:target-frame-name="psplayer" xlink:show="replace" text:style-name="Internet_20_link" text:visited-style-name="Visited_20_Internet_20_Link"><text:span text:style-name="T11">you can set up so that you have a little more control over what</text:span></text:a><text:span text:style-name="T12"> </text:span><text:a xlink:type="simple" xlink:href="https://app.pluralsight.com/course-player?clipId=55006ce2-d0a2-4e9a-8a54-2515268d4de5&amp;startTime=91.11" office:target-frame-name="psplayer" xlink:show="replace" text:style-name="Internet_20_link" text:visited-style-name="Visited_20_Internet_20_Link"><text:span text:style-name="T11">Docker is doing behind the scenes.</text:span></text:a><text:span text:style-name="T12"> </text:span><text:a xlink:type="simple" xlink:href="https://app.pluralsight.com/course-player?clipId=55006ce2-d0a2-4e9a-8a54-2515268d4de5&amp;startTime=93.24" office:target-frame-name="psplayer" xlink:show="replace" text:style-name="Internet_20_link" text:visited-style-name="Visited_20_Internet_20_Link"><text:span text:style-name="T11">And then finally,</text:span></text:a><text:span text:style-name="T12"> </text:span><text:a xlink:type="simple" xlink:href="https://app.pluralsight.com/course-player?clipId=55006ce2-d0a2-4e9a-8a54-2515268d4de5&amp;startTime=94.22" office:target-frame-name="psplayer" xlink:show="replace" text:style-name="Internet_20_link" text:visited-style-name="Visited_20_Internet_20_Link"><text:span text:style-name="T11">we're going to explore the application that's going to be used</text:span></text:a><text:span text:style-name="T12"> </text:span><text:a xlink:type="simple" xlink:href="https://app.pluralsight.com/course-player?clipId=55006ce2-d0a2-4e9a-8a54-2515268d4de5&amp;startTime=96.61" office:target-frame-name="psplayer" xlink:show="replace" text:style-name="Internet_20_link" text:visited-style-name="Visited_20_Internet_20_Link"><text:span text:style-name="T11">throughout this course and the one that I mentioned earlier when I</text:span></text:a><text:span text:style-name="T12"> </text:span><text:a xlink:type="simple" xlink:href="https://app.pluralsight.com/course-player?clipId=55006ce2-d0a2-4e9a-8a54-2515268d4de5&amp;startTime=100.38" office:target-frame-name="psplayer" xlink:show="replace" text:style-name="Internet_20_link" text:visited-style-name="Visited_20_Internet_20_Link"><text:span text:style-name="T11">introduced the course and showed the GitHub link.</text:span></text:a><text:span text:style-name="T12"> </text:span><text:a xlink:type="simple" xlink:href="https://app.pluralsight.com/course-player?clipId=55006ce2-d0a2-4e9a-8a54-2515268d4de5&amp;startTime=103.54" office:target-frame-name="psplayer" xlink:show="replace" text:style-name="Internet_20_link" text:visited-style-name="Visited_20_Internet_20_Link"><text:span text:style-name="T11">This is a Node.js MongoDB app,</text:span></text:a><text:span text:style-name="T12"> </text:span><text:a xlink:type="simple" xlink:href="https://app.pluralsight.com/course-player?clipId=55006ce2-d0a2-4e9a-8a54-2515268d4de5&amp;startTime=106.33" office:target-frame-name="psplayer" xlink:show="replace" text:style-name="Internet_20_link" text:visited-style-name="Visited_20_Internet_20_Link"><text:span text:style-name="T11">and I want to emphasize one more time that technology is not going to</text:span></text:a><text:span text:style-name="T12"> </text:span><text:a xlink:type="simple" xlink:href="https://app.pluralsight.com/course-player?clipId=55006ce2-d0a2-4e9a-8a54-2515268d4de5&amp;startTime=110.02" office:target-frame-name="psplayer" xlink:show="replace" text:style-name="Internet_20_link" text:visited-style-name="Visited_20_Internet_20_Link"><text:span text:style-name="T11">matter as much though. What we're going to cover is kind of</text:span></text:a><text:span text:style-name="T12"> </text:span><text:a xlink:type="simple" xlink:href="https://app.pluralsight.com/course-player?clipId=55006ce2-d0a2-4e9a-8a54-2515268d4de5&amp;startTime=112.96" office:target-frame-name="psplayer" xlink:show="replace" text:style-name="Internet_20_link" text:visited-style-name="Visited_20_Internet_20_Link"><text:span text:style-name="T11">technology‑agnostic, but I had to pick something,</text:span></text:a><text:span text:style-name="T12"> </text:span><text:a xlink:type="simple" xlink:href="https://app.pluralsight.com/course-player?clipId=55006ce2-d0a2-4e9a-8a54-2515268d4de5&amp;startTime=116.16" office:target-frame-name="psplayer" xlink:show="replace" text:style-name="Internet_20_link" text:visited-style-name="Visited_20_Internet_20_Link"><text:span text:style-name="T11">so this is what we're going to go with.</text:span></text:a><text:span text:style-name="T12"> </text:span><text:a xlink:type="simple" xlink:href="https://app.pluralsight.com/course-player?clipId=55006ce2-d0a2-4e9a-8a54-2515268d4de5&amp;startTime=118.44" office:target-frame-name="psplayer" xlink:show="replace" text:style-name="Internet_20_link" text:visited-style-name="Visited_20_Internet_20_Link"><text:span text:style-name="T11">But if you're using Java, .NET, Python, something else,</text:span></text:a><text:span text:style-name="T12"> </text:span><text:a xlink:type="simple" xlink:href="https://app.pluralsight.com/course-player?clipId=55006ce2-d0a2-4e9a-8a54-2515268d4de5&amp;startTime=121.96" office:target-frame-name="psplayer" xlink:show="replace" text:style-name="Internet_20_link" text:visited-style-name="Visited_20_Internet_20_Link"><text:span text:style-name="T11">then the same concepts are going to apply. And that's what's so great about</text:span></text:a><text:span text:style-name="T12"> </text:span><text:a xlink:type="simple" xlink:href="https://app.pluralsight.com/course-player?clipId=55006ce2-d0a2-4e9a-8a54-2515268d4de5&amp;startTime=125.41" office:target-frame-name="psplayer" xlink:show="replace" text:style-name="Internet_20_link" text:visited-style-name="Visited_20_Internet_20_Link"><text:span text:style-name="T11">Docker is it works in so many different scenarios. So we'll examine the app,</text:span></text:a><text:span text:style-name="T12"> </text:span><text:a xlink:type="simple" xlink:href="https://app.pluralsight.com/course-player?clipId=55006ce2-d0a2-4e9a-8a54-2515268d4de5&amp;startTime=129.93" office:target-frame-name="psplayer" xlink:show="replace" text:style-name="Internet_20_link" text:visited-style-name="Visited_20_Internet_20_Link"><text:span text:style-name="T11">I'll walk you through the different parts of it,</text:span></text:a><text:span text:style-name="T12"> </text:span><text:a xlink:type="simple" xlink:href="https://app.pluralsight.com/course-player?clipId=55006ce2-d0a2-4e9a-8a54-2515268d4de5&amp;startTime=132.27" office:target-frame-name="psplayer" xlink:show="replace" text:style-name="Internet_20_link" text:visited-style-name="Visited_20_Internet_20_Link"><text:span text:style-name="T11">and then we'll move on from there. So let's go ahead and jump right in then to the case for Docker.</text:span></text:a></text:p>
      <text:h text:style-name="P3" text:outline-level="3"><text:a xlink:type="simple" xlink:href="https://app.pluralsight.com/course-player?clipId=99adeaa8-ac00-47b0-96f2-78bc3c2184a2" office:target-frame-name="psplayer" xlink:show="replace" text:style-name="Internet_20_link" text:visited-style-name="Visited_20_Internet_20_Link"><text:span text:style-name="T11">The Case for Docker</text:span></text:a></text:h>
      <text:p text:style-name="P5"><text:a xlink:type="simple" xlink:href="https://app.pluralsight.com/course-player?clipId=99adeaa8-ac00-47b0-96f2-78bc3c2184a2&amp;startTime=1.04" office:target-frame-name="psplayer" xlink:show="replace" text:style-name="Internet_20_link" text:visited-style-name="Visited_20_Internet_20_Link"><text:span text:style-name="T11">Before I dive into any technology,</text:span></text:a><text:span text:style-name="T12"> </text:span><text:a xlink:type="simple" xlink:href="https://app.pluralsight.com/course-player?clipId=99adeaa8-ac00-47b0-96f2-78bc3c2184a2&amp;startTime=3.11" office:target-frame-name="psplayer" xlink:show="replace" text:style-name="Internet_20_link" text:visited-style-name="Visited_20_Internet_20_Link"><text:span text:style-name="T11">I always evaluate is this something that the crowd is just saying I should use,</text:span></text:a><text:span text:style-name="T12"> </text:span><text:a xlink:type="simple" xlink:href="https://app.pluralsight.com/course-player?clipId=99adeaa8-ac00-47b0-96f2-78bc3c2184a2&amp;startTime=7.98" office:target-frame-name="psplayer" xlink:show="replace" text:style-name="Internet_20_link" text:visited-style-name="Visited_20_Internet_20_Link"><text:span text:style-name="T11">or should I really use it?</text:span></text:a><text:span text:style-name="T12"> </text:span><text:a xlink:type="simple" xlink:href="https://app.pluralsight.com/course-player?clipId=99adeaa8-ac00-47b0-96f2-78bc3c2184a2&amp;startTime=9.84" office:target-frame-name="psplayer" xlink:show="replace" text:style-name="Internet_20_link" text:visited-style-name="Visited_20_Internet_20_Link"><text:span text:style-name="T11">Because there's too many technologies out there that are very</text:span></text:a><text:span text:style-name="T12"> </text:span><text:a xlink:type="simple" xlink:href="https://app.pluralsight.com/course-player?clipId=99adeaa8-ac00-47b0-96f2-78bc3c2184a2&amp;startTime=12.87" office:target-frame-name="psplayer" xlink:show="replace" text:style-name="Internet_20_link" text:visited-style-name="Visited_20_Internet_20_Link"><text:span text:style-name="T11">niche and you just don't maybe need them,</text:span></text:a><text:span text:style-name="T12"> </text:span><text:a xlink:type="simple" xlink:href="https://app.pluralsight.com/course-player?clipId=99adeaa8-ac00-47b0-96f2-78bc3c2184a2&amp;startTime=15.91" office:target-frame-name="psplayer" xlink:show="replace" text:style-name="Internet_20_link" text:visited-style-name="Visited_20_Internet_20_Link"><text:span text:style-name="T11">even though everybody's saying you do.</text:span></text:a><text:span text:style-name="T12"> </text:span><text:a xlink:type="simple" xlink:href="https://app.pluralsight.com/course-player?clipId=99adeaa8-ac00-47b0-96f2-78bc3c2184a2&amp;startTime=17.87" office:target-frame-name="psplayer" xlink:show="replace" text:style-name="Internet_20_link" text:visited-style-name="Visited_20_Internet_20_Link"><text:span text:style-name="T11">So what I'm going to do here is walk you through the case for Docker because I</text:span></text:a><text:span text:style-name="T12"> </text:span><text:a xlink:type="simple" xlink:href="https://app.pluralsight.com/course-player?clipId=99adeaa8-ac00-47b0-96f2-78bc3c2184a2&amp;startTime=22.64" office:target-frame-name="psplayer" xlink:show="replace" text:style-name="Internet_20_link" text:visited-style-name="Visited_20_Internet_20_Link"><text:span text:style-name="T11">do think it's important before we dive in and spend a lot of time learning that</text:span></text:a><text:span text:style-name="T12"> </text:span><text:a xlink:type="simple" xlink:href="https://app.pluralsight.com/course-player?clipId=99adeaa8-ac00-47b0-96f2-78bc3c2184a2&amp;startTime=27.15" office:target-frame-name="psplayer" xlink:show="replace" text:style-name="Internet_20_link" text:visited-style-name="Visited_20_Internet_20_Link"><text:span text:style-name="T11">we really take a step back and try to understand,</text:span></text:a><text:span text:style-name="T12"> </text:span><text:a xlink:type="simple" xlink:href="https://app.pluralsight.com/course-player?clipId=99adeaa8-ac00-47b0-96f2-78bc3c2184a2&amp;startTime=29.99" office:target-frame-name="psplayer" xlink:show="replace" text:style-name="Internet_20_link" text:visited-style-name="Visited_20_Internet_20_Link"><text:span text:style-name="T11">why would we care about this?</text:span></text:a><text:span text:style-name="T12"> </text:span><text:a xlink:type="simple" xlink:href="https://app.pluralsight.com/course-player?clipId=99adeaa8-ac00-47b0-96f2-78bc3c2184a2&amp;startTime=31.78" office:target-frame-name="psplayer" xlink:show="replace" text:style-name="Internet_20_link" text:visited-style-name="Visited_20_Internet_20_Link"><text:span text:style-name="T11">And is it actually applicable to me and my business scenarios?</text:span></text:a><text:span text:style-name="T12"> </text:span><text:a xlink:type="simple" xlink:href="https://app.pluralsight.com/course-player?clipId=99adeaa8-ac00-47b0-96f2-78bc3c2184a2&amp;startTime=35.76" office:target-frame-name="psplayer" xlink:show="replace" text:style-name="Internet_20_link" text:visited-style-name="Visited_20_Internet_20_Link"><text:span text:style-name="T11">So a lot of us have a shipping process,</text:span></text:a><text:span text:style-name="T12"> </text:span><text:a xlink:type="simple" xlink:href="https://app.pluralsight.com/course-player?clipId=99adeaa8-ac00-47b0-96f2-78bc3c2184a2&amp;startTime=38.94" office:target-frame-name="psplayer" xlink:show="replace" text:style-name="Internet_20_link" text:visited-style-name="Visited_20_Internet_20_Link"><text:span text:style-name="T11">maybe still even today that feels like this.</text:span></text:a><text:span text:style-name="T12"> </text:span><text:a xlink:type="simple" xlink:href="https://app.pluralsight.com/course-player?clipId=99adeaa8-ac00-47b0-96f2-78bc3c2184a2&amp;startTime=42.54" office:target-frame-name="psplayer" xlink:show="replace" text:style-name="Internet_20_link" text:visited-style-name="Visited_20_Internet_20_Link"><text:span text:style-name="T11">You put your code in the boat,</text:span></text:a><text:span text:style-name="T12"> </text:span><text:a xlink:type="simple" xlink:href="https://app.pluralsight.com/course-player?clipId=99adeaa8-ac00-47b0-96f2-78bc3c2184a2&amp;startTime=44.84" office:target-frame-name="psplayer" xlink:show="replace" text:style-name="Internet_20_link" text:visited-style-name="Visited_20_Internet_20_Link"><text:span text:style-name="T11">you ship it over to the land of staging or production,</text:span></text:a><text:span text:style-name="T12"> </text:span><text:a xlink:type="simple" xlink:href="https://app.pluralsight.com/course-player?clipId=99adeaa8-ac00-47b0-96f2-78bc3c2184a2&amp;startTime=47.91" office:target-frame-name="psplayer" xlink:show="replace" text:style-name="Internet_20_link" text:visited-style-name="Visited_20_Internet_20_Link"><text:span text:style-name="T11">and you hope it doesn't sink before it gets over there.</text:span></text:a><text:span text:style-name="T12"> </text:span><text:a xlink:type="simple" xlink:href="https://app.pluralsight.com/course-player?clipId=99adeaa8-ac00-47b0-96f2-78bc3c2184a2&amp;startTime=51.54" office:target-frame-name="psplayer" xlink:show="replace" text:style-name="Internet_20_link" text:visited-style-name="Visited_20_Internet_20_Link"><text:span text:style-name="T11">Some of us may still have FTP processes that are very manual.</text:span></text:a><text:span text:style-name="T12"> </text:span><text:a xlink:type="simple" xlink:href="https://app.pluralsight.com/course-player?clipId=99adeaa8-ac00-47b0-96f2-78bc3c2184a2&amp;startTime=56.34" office:target-frame-name="psplayer" xlink:show="replace" text:style-name="Internet_20_link" text:visited-style-name="Visited_20_Internet_20_Link"><text:span text:style-name="T11">We may copy and paste code.</text:span></text:a><text:span text:style-name="T12"> </text:span><text:a xlink:type="simple" xlink:href="https://app.pluralsight.com/course-player?clipId=99adeaa8-ac00-47b0-96f2-78bc3c2184a2&amp;startTime=58.09" office:target-frame-name="psplayer" xlink:show="replace" text:style-name="Internet_20_link" text:visited-style-name="Visited_20_Internet_20_Link"><text:span text:style-name="T11">And even if you do that, you can get it working, of course.</text:span></text:a><text:span text:style-name="T12"> </text:span><text:a xlink:type="simple" xlink:href="https://app.pluralsight.com/course-player?clipId=99adeaa8-ac00-47b0-96f2-78bc3c2184a2&amp;startTime=61.17" office:target-frame-name="psplayer" xlink:show="replace" text:style-name="Internet_20_link" text:visited-style-name="Visited_20_Internet_20_Link"><text:span text:style-name="T11">But where the challenge, at least that I've found,</text:span></text:a><text:span text:style-name="T12"> </text:span><text:a xlink:type="simple" xlink:href="https://app.pluralsight.com/course-player?clipId=99adeaa8-ac00-47b0-96f2-78bc3c2184a2&amp;startTime=63.98" office:target-frame-name="psplayer" xlink:show="replace" text:style-name="Internet_20_link" text:visited-style-name="Visited_20_Internet_20_Link"><text:span text:style-name="T11">comes into play is once you do ship it over,</text:span></text:a><text:span text:style-name="T12"> </text:span><text:a xlink:type="simple" xlink:href="https://app.pluralsight.com/course-player?clipId=99adeaa8-ac00-47b0-96f2-78bc3c2184a2&amp;startTime=68.34" office:target-frame-name="psplayer" xlink:show="replace" text:style-name="Internet_20_link" text:visited-style-name="Visited_20_Internet_20_Link"><text:span text:style-name="T11">what happens if the server is a slightly different version?</text:span></text:a><text:span text:style-name="T12"> </text:span><text:a xlink:type="simple" xlink:href="https://app.pluralsight.com/course-player?clipId=99adeaa8-ac00-47b0-96f2-78bc3c2184a2&amp;startTime=71.74" office:target-frame-name="psplayer" xlink:show="replace" text:style-name="Internet_20_link" text:visited-style-name="Visited_20_Internet_20_Link"><text:span text:style-name="T11">Or maybe the security is slightly different?</text:span></text:a><text:span text:style-name="T12"> </text:span><text:a xlink:type="simple" xlink:href="https://app.pluralsight.com/course-player?clipId=99adeaa8-ac00-47b0-96f2-78bc3c2184a2&amp;startTime=74.48" office:target-frame-name="psplayer" xlink:show="replace" text:style-name="Internet_20_link" text:visited-style-name="Visited_20_Internet_20_Link"><text:span text:style-name="T11">Or we're missing environment variables that we needed?</text:span></text:a><text:span text:style-name="T12"> </text:span><text:a xlink:type="simple" xlink:href="https://app.pluralsight.com/course-player?clipId=99adeaa8-ac00-47b0-96f2-78bc3c2184a2&amp;startTime=78.14" office:target-frame-name="psplayer" xlink:show="replace" text:style-name="Internet_20_link" text:visited-style-name="Visited_20_Internet_20_Link"><text:span text:style-name="T11">We had those on our machine, but not in production.</text:span></text:a><text:span text:style-name="T12"> </text:span><text:a xlink:type="simple" xlink:href="https://app.pluralsight.com/course-player?clipId=99adeaa8-ac00-47b0-96f2-78bc3c2184a2&amp;startTime=81.34" office:target-frame-name="psplayer" xlink:show="replace" text:style-name="Internet_20_link" text:visited-style-name="Visited_20_Internet_20_Link"><text:span text:style-name="T11">Well, shipping applications the traditional way works.</text:span></text:a><text:span text:style-name="T12"> </text:span><text:a xlink:type="simple" xlink:href="https://app.pluralsight.com/course-player?clipId=99adeaa8-ac00-47b0-96f2-78bc3c2184a2&amp;startTime=84.15" office:target-frame-name="psplayer" xlink:show="replace" text:style-name="Internet_20_link" text:visited-style-name="Visited_20_Internet_20_Link"><text:span text:style-name="T11">I've done it for years.</text:span></text:a><text:span text:style-name="T12"> </text:span><text:a xlink:type="simple" xlink:href="https://app.pluralsight.com/course-player?clipId=99adeaa8-ac00-47b0-96f2-78bc3c2184a2&amp;startTime=85.64" office:target-frame-name="psplayer" xlink:show="replace" text:style-name="Internet_20_link" text:visited-style-name="Visited_20_Internet_20_Link"><text:span text:style-name="T11">But Docker provides a much more predictable way to ship applications,</text:span></text:a><text:span text:style-name="T12"> </text:span><text:a xlink:type="simple" xlink:href="https://app.pluralsight.com/course-player?clipId=99adeaa8-ac00-47b0-96f2-78bc3c2184a2&amp;startTime=90.87" office:target-frame-name="psplayer" xlink:show="replace" text:style-name="Internet_20_link" text:visited-style-name="Visited_20_Internet_20_Link"><text:span text:style-name="T11">and let me walk you through that.</text:span></text:a><text:span text:style-name="T12"> </text:span><text:a xlink:type="simple" xlink:href="https://app.pluralsight.com/course-player?clipId=99adeaa8-ac00-47b0-96f2-78bc3c2184a2&amp;startTime=93.14" office:target-frame-name="psplayer" xlink:show="replace" text:style-name="Internet_20_link" text:visited-style-name="Visited_20_Internet_20_Link"><text:span text:style-name="T11">So let's imagine that every container on the ship</text:span></text:a><text:span text:style-name="T12"> </text:span><text:a xlink:type="simple" xlink:href="https://app.pluralsight.com/course-player?clipId=99adeaa8-ac00-47b0-96f2-78bc3c2184a2&amp;startTime=96.53" office:target-frame-name="psplayer" xlink:show="replace" text:style-name="Internet_20_link" text:visited-style-name="Visited_20_Internet_20_Link"><text:span text:style-name="T11">that you see here is a Docker image.</text:span></text:a><text:span text:style-name="T12"> </text:span><text:a xlink:type="simple" xlink:href="https://app.pluralsight.com/course-player?clipId=99adeaa8-ac00-47b0-96f2-78bc3c2184a2&amp;startTime=100.14" office:target-frame-name="psplayer" xlink:show="replace" text:style-name="Internet_20_link" text:visited-style-name="Visited_20_Internet_20_Link"><text:span text:style-name="T11">Now an image, as you're going to learn in just a moment,</text:span></text:a><text:span text:style-name="T12"> </text:span><text:a xlink:type="simple" xlink:href="https://app.pluralsight.com/course-player?clipId=99adeaa8-ac00-47b0-96f2-78bc3c2184a2&amp;startTime=102.34" office:target-frame-name="psplayer" xlink:show="replace" text:style-name="Internet_20_link" text:visited-style-name="Visited_20_Internet_20_Link"><text:span text:style-name="T11">is everything you need to be successful to run a part of your application.</text:span></text:a><text:span text:style-name="T12"> </text:span><text:a xlink:type="simple" xlink:href="https://app.pluralsight.com/course-player?clipId=99adeaa8-ac00-47b0-96f2-78bc3c2184a2&amp;startTime=107.24" office:target-frame-name="psplayer" xlink:show="replace" text:style-name="Internet_20_link" text:visited-style-name="Visited_20_Internet_20_Link"><text:span text:style-name="T11">So, for example, you might have a front‑end app.</text:span></text:a><text:span text:style-name="T12"> </text:span><text:a xlink:type="simple" xlink:href="https://app.pluralsight.com/course-player?clipId=99adeaa8-ac00-47b0-96f2-78bc3c2184a2&amp;startTime=109.74" office:target-frame-name="psplayer" xlink:show="replace" text:style-name="Internet_20_link" text:visited-style-name="Visited_20_Internet_20_Link"><text:span text:style-name="T11">You might have APIs.</text:span></text:a><text:span text:style-name="T12"> </text:span><text:a xlink:type="simple" xlink:href="https://app.pluralsight.com/course-player?clipId=99adeaa8-ac00-47b0-96f2-78bc3c2184a2&amp;startTime=111.74" office:target-frame-name="psplayer" xlink:show="replace" text:style-name="Internet_20_link" text:visited-style-name="Visited_20_Internet_20_Link"><text:span text:style-name="T11">You might even have a database because you can</text:span></text:a><text:span text:style-name="T12"> </text:span><text:a xlink:type="simple" xlink:href="https://app.pluralsight.com/course-player?clipId=99adeaa8-ac00-47b0-96f2-78bc3c2184a2&amp;startTime=113.87" office:target-frame-name="psplayer" xlink:show="replace" text:style-name="Internet_20_link" text:visited-style-name="Visited_20_Internet_20_Link"><text:span text:style-name="T11">containerize databases if you'd like.</text:span></text:a><text:span text:style-name="T12"> </text:span><text:a xlink:type="simple" xlink:href="https://app.pluralsight.com/course-player?clipId=99adeaa8-ac00-47b0-96f2-78bc3c2184a2&amp;startTime=116.31" office:target-frame-name="psplayer" xlink:show="replace" text:style-name="Internet_20_link" text:visited-style-name="Visited_20_Internet_20_Link"><text:span text:style-name="T11">Well, to run the front‑end app, let's say we want to use Nginx as the server.</text:span></text:a><text:span text:style-name="T12"> </text:span><text:a xlink:type="simple" xlink:href="https://app.pluralsight.com/course-player?clipId=99adeaa8-ac00-47b0-96f2-78bc3c2184a2&amp;startTime=122.24" office:target-frame-name="psplayer" xlink:show="replace" text:style-name="Internet_20_link" text:visited-style-name="Visited_20_Internet_20_Link"><text:span text:style-name="T11">Everything I need would be in that shipping container right there.</text:span></text:a><text:span text:style-name="T12"> </text:span><text:a xlink:type="simple" xlink:href="https://app.pluralsight.com/course-player?clipId=99adeaa8-ac00-47b0-96f2-78bc3c2184a2&amp;startTime=126.29" office:target-frame-name="psplayer" xlink:show="replace" text:style-name="Internet_20_link" text:visited-style-name="Visited_20_Internet_20_Link"><text:span text:style-name="T11">It would be in something called an image.</text:span></text:a><text:span text:style-name="T12"> </text:span><text:a xlink:type="simple" xlink:href="https://app.pluralsight.com/course-player?clipId=99adeaa8-ac00-47b0-96f2-78bc3c2184a2&amp;startTime=128.84" office:target-frame-name="psplayer" xlink:show="replace" text:style-name="Internet_20_link" text:visited-style-name="Visited_20_Internet_20_Link"><text:span text:style-name="T11">So think of it as like the list of all the stuff I</text:span></text:a><text:span text:style-name="T12"> </text:span><text:a xlink:type="simple" xlink:href="https://app.pluralsight.com/course-player?clipId=99adeaa8-ac00-47b0-96f2-78bc3c2184a2&amp;startTime=132" office:target-frame-name="psplayer" xlink:show="replace" text:style-name="Internet_20_link" text:visited-style-name="Visited_20_Internet_20_Link"><text:span text:style-name="T11">need to run that front‑end app, including the server,</text:span></text:a><text:span text:style-name="T12"> </text:span><text:a xlink:type="simple" xlink:href="https://app.pluralsight.com/course-player?clipId=99adeaa8-ac00-47b0-96f2-78bc3c2184a2&amp;startTime=135" office:target-frame-name="psplayer" xlink:show="replace" text:style-name="Internet_20_link" text:visited-style-name="Visited_20_Internet_20_Link"><text:span text:style-name="T11">any security patches, any environment variables,</text:span></text:a><text:span text:style-name="T12"> </text:span><text:a xlink:type="simple" xlink:href="https://app.pluralsight.com/course-player?clipId=99adeaa8-ac00-47b0-96f2-78bc3c2184a2&amp;startTime=138.36" office:target-frame-name="psplayer" xlink:show="replace" text:style-name="Internet_20_link" text:visited-style-name="Visited_20_Internet_20_Link"><text:span text:style-name="T11">my code, of course, and anything else you need to run that successfully.</text:span></text:a><text:span text:style-name="T12"> </text:span><text:a xlink:type="simple" xlink:href="https://app.pluralsight.com/course-player?clipId=99adeaa8-ac00-47b0-96f2-78bc3c2184a2&amp;startTime=142.67" office:target-frame-name="psplayer" xlink:show="replace" text:style-name="Internet_20_link" text:visited-style-name="Visited_20_Internet_20_Link"><text:span text:style-name="T11">Same for the APIs.</text:span></text:a><text:span text:style-name="T12"> </text:span><text:a xlink:type="simple" xlink:href="https://app.pluralsight.com/course-player?clipId=99adeaa8-ac00-47b0-96f2-78bc3c2184a2&amp;startTime=144.31" office:target-frame-name="psplayer" xlink:show="replace" text:style-name="Internet_20_link" text:visited-style-name="Visited_20_Internet_20_Link"><text:span text:style-name="T11">Same for the database.</text:span></text:a><text:span text:style-name="T12"> </text:span><text:a xlink:type="simple" xlink:href="https://app.pluralsight.com/course-player?clipId=99adeaa8-ac00-47b0-96f2-78bc3c2184a2&amp;startTime=146.34" office:target-frame-name="psplayer" xlink:show="replace" text:style-name="Internet_20_link" text:visited-style-name="Visited_20_Internet_20_Link"><text:span text:style-name="T11">So now if I move the image that, let's say,</text:span></text:a><text:span text:style-name="T12"> </text:span><text:a xlink:type="simple" xlink:href="https://app.pluralsight.com/course-player?clipId=99adeaa8-ac00-47b0-96f2-78bc3c2184a2&amp;startTime=149.68" office:target-frame-name="psplayer" xlink:show="replace" text:style-name="Internet_20_link" text:visited-style-name="Visited_20_Internet_20_Link"><text:span text:style-name="T11">you created over to my machine, I can run some Docker commands,</text:span></text:a><text:span text:style-name="T12"> </text:span><text:a xlink:type="simple" xlink:href="https://app.pluralsight.com/course-player?clipId=99adeaa8-ac00-47b0-96f2-78bc3c2184a2&amp;startTime=154.04" office:target-frame-name="psplayer" xlink:show="replace" text:style-name="Internet_20_link" text:visited-style-name="Visited_20_Internet_20_Link"><text:span text:style-name="T11">fire that up, and get a container,</text:span></text:a><text:span text:style-name="T12"> </text:span><text:a xlink:type="simple" xlink:href="https://app.pluralsight.com/course-player?clipId=99adeaa8-ac00-47b0-96f2-78bc3c2184a2&amp;startTime=155.82" office:target-frame-name="psplayer" xlink:show="replace" text:style-name="Internet_20_link" text:visited-style-name="Visited_20_Internet_20_Link"><text:span text:style-name="T11">and I know it's going to run exactly the same as it ran on your</text:span></text:a><text:span text:style-name="T12"> </text:span><text:a xlink:type="simple" xlink:href="https://app.pluralsight.com/course-player?clipId=99adeaa8-ac00-47b0-96f2-78bc3c2184a2&amp;startTime=160.3" office:target-frame-name="psplayer" xlink:show="replace" text:style-name="Internet_20_link" text:visited-style-name="Visited_20_Internet_20_Link"><text:span text:style-name="T11">machine because all the ingredients are there.</text:span></text:a><text:span text:style-name="T12"> </text:span><text:a xlink:type="simple" xlink:href="https://app.pluralsight.com/course-player?clipId=99adeaa8-ac00-47b0-96f2-78bc3c2184a2&amp;startTime=163.39" office:target-frame-name="psplayer" xlink:show="replace" text:style-name="Internet_20_link" text:visited-style-name="Visited_20_Internet_20_Link"><text:span text:style-name="T11">In fact, if it ran Nginx, I don't even install Nginx on my laptop.</text:span></text:a><text:span text:style-name="T12"> </text:span><text:a xlink:type="simple" xlink:href="https://app.pluralsight.com/course-player?clipId=99adeaa8-ac00-47b0-96f2-78bc3c2184a2&amp;startTime=168.44" office:target-frame-name="psplayer" xlink:show="replace" text:style-name="Internet_20_link" text:visited-style-name="Visited_20_Internet_20_Link"><text:span text:style-name="T11">I just have to have Docker and the ability to run these </text:span></text:a><text:soft-page-break/><text:a xlink:type="simple" xlink:href="https://app.pluralsight.com/course-player?clipId=99adeaa8-ac00-47b0-96f2-78bc3c2184a2&amp;startTime=168.44" office:target-frame-name="psplayer" xlink:show="replace" text:style-name="Internet_20_link" text:visited-style-name="Visited_20_Internet_20_Link"><text:span text:style-name="T11">containers.</text:span></text:a><text:span text:style-name="T12"> </text:span><text:a xlink:type="simple" xlink:href="https://app.pluralsight.com/course-player?clipId=99adeaa8-ac00-47b0-96f2-78bc3c2184a2&amp;startTime=172.19" office:target-frame-name="psplayer" xlink:show="replace" text:style-name="Internet_20_link" text:visited-style-name="Visited_20_Internet_20_Link"><text:span text:style-name="T11">If we break it down and talk a little bit more about</text:span></text:a><text:span text:style-name="T12"> </text:span><text:a xlink:type="simple" xlink:href="https://app.pluralsight.com/course-player?clipId=99adeaa8-ac00-47b0-96f2-78bc3c2184a2&amp;startTime=175.73" office:target-frame-name="psplayer" xlink:show="replace" text:style-name="Internet_20_link" text:visited-style-name="Visited_20_Internet_20_Link"><text:span text:style-name="T11">so what is the case for Docker, especially as a developer,</text:span></text:a><text:span text:style-name="T12"> </text:span><text:a xlink:type="simple" xlink:href="https://app.pluralsight.com/course-player?clipId=99adeaa8-ac00-47b0-96f2-78bc3c2184a2&amp;startTime=178.89" office:target-frame-name="psplayer" xlink:show="replace" text:style-name="Internet_20_link" text:visited-style-name="Visited_20_Internet_20_Link"><text:span text:style-name="T11">why would I care,</text:span></text:a><text:span text:style-name="T12"> </text:span><text:a xlink:type="simple" xlink:href="https://app.pluralsight.com/course-player?clipId=99adeaa8-ac00-47b0-96f2-78bc3c2184a2&amp;startTime=180.11" office:target-frame-name="psplayer" xlink:show="replace" text:style-name="Internet_20_link" text:visited-style-name="Visited_20_Internet_20_Link"><text:span text:style-name="T11">one would be accelerate developer onboarding and</text:span></text:a><text:span text:style-name="T12"> </text:span><text:a xlink:type="simple" xlink:href="https://app.pluralsight.com/course-player?clipId=99adeaa8-ac00-47b0-96f2-78bc3c2184a2&amp;startTime=183.58" office:target-frame-name="psplayer" xlink:show="replace" text:style-name="Internet_20_link" text:visited-style-name="Visited_20_Internet_20_Link"><text:span text:style-name="T11">just consistency across developers.</text:span></text:a><text:span text:style-name="T12"> </text:span><text:a xlink:type="simple" xlink:href="https://app.pluralsight.com/course-player?clipId=99adeaa8-ac00-47b0-96f2-78bc3c2184a2&amp;startTime=186.14" office:target-frame-name="psplayer" xlink:show="replace" text:style-name="Internet_20_link" text:visited-style-name="Visited_20_Internet_20_Link"><text:span text:style-name="T11">You know, how many times have you said it works on my machine.</text:span></text:a><text:span text:style-name="T12"> </text:span><text:a xlink:type="simple" xlink:href="https://app.pluralsight.com/course-player?clipId=99adeaa8-ac00-47b0-96f2-78bc3c2184a2&amp;startTime=189.34" office:target-frame-name="psplayer" xlink:show="replace" text:style-name="Internet_20_link" text:visited-style-name="Visited_20_Internet_20_Link"><text:span text:style-name="T11">With Docker, it truly does.</text:span></text:a><text:span text:style-name="T12"> </text:span><text:a xlink:type="simple" xlink:href="https://app.pluralsight.com/course-player?clipId=99adeaa8-ac00-47b0-96f2-78bc3c2184a2&amp;startTime=191.15" office:target-frame-name="psplayer" xlink:show="replace" text:style-name="Internet_20_link" text:visited-style-name="Visited_20_Internet_20_Link"><text:span text:style-name="T11">So if you had a new hire, instead of potentially</text:span></text:a><text:span text:style-name="T12"> </text:span><text:a xlink:type="simple" xlink:href="https://app.pluralsight.com/course-player?clipId=99adeaa8-ac00-47b0-96f2-78bc3c2184a2&amp;startTime=193.62" office:target-frame-name="psplayer" xlink:show="replace" text:style-name="Internet_20_link" text:visited-style-name="Visited_20_Internet_20_Link"><text:span text:style-name="T11">spending days to get everything installed,</text:span></text:a><text:span text:style-name="T12"> </text:span><text:a xlink:type="simple" xlink:href="https://app.pluralsight.com/course-player?clipId=99adeaa8-ac00-47b0-96f2-78bc3c2184a2&amp;startTime=196.34" office:target-frame-name="psplayer" xlink:show="replace" text:style-name="Internet_20_link" text:visited-style-name="Visited_20_Internet_20_Link"><text:span text:style-name="T11">with Docker, I can give you a couple commands,</text:span></text:a><text:span text:style-name="T12"> </text:span><text:a xlink:type="simple" xlink:href="https://app.pluralsight.com/course-player?clipId=99adeaa8-ac00-47b0-96f2-78bc3c2184a2&amp;startTime=198.95" office:target-frame-name="psplayer" xlink:show="replace" text:style-name="Internet_20_link" text:visited-style-name="Visited_20_Internet_20_Link"><text:span text:style-name="T11">and you can get an entire environment, APIs,</text:span></text:a><text:span text:style-name="T12"> </text:span><text:a xlink:type="simple" xlink:href="https://app.pluralsight.com/course-player?clipId=99adeaa8-ac00-47b0-96f2-78bc3c2184a2&amp;startTime=201.55" office:target-frame-name="psplayer" xlink:show="replace" text:style-name="Internet_20_link" text:visited-style-name="Visited_20_Internet_20_Link"><text:span text:style-name="T11">front end, back end, everything,</text:span></text:a><text:span text:style-name="T12"> </text:span><text:a xlink:type="simple" xlink:href="https://app.pluralsight.com/course-player?clipId=99adeaa8-ac00-47b0-96f2-78bc3c2184a2&amp;startTime=203.32" office:target-frame-name="psplayer" xlink:show="replace" text:style-name="Internet_20_link" text:visited-style-name="Visited_20_Internet_20_Link"><text:span text:style-name="T11">up and running in literally a matter of minutes in most cases.</text:span></text:a><text:span text:style-name="T12"> </text:span><text:a xlink:type="simple" xlink:href="https://app.pluralsight.com/course-player?clipId=99adeaa8-ac00-47b0-96f2-78bc3c2184a2&amp;startTime=207.84" office:target-frame-name="psplayer" xlink:show="replace" text:style-name="Internet_20_link" text:visited-style-name="Visited_20_Internet_20_Link"><text:span text:style-name="T11">Another one, eliminate app conflicts.</text:span></text:a><text:span text:style-name="T12"> </text:span><text:a xlink:type="simple" xlink:href="https://app.pluralsight.com/course-player?clipId=99adeaa8-ac00-47b0-96f2-78bc3c2184a2&amp;startTime=209.85" office:target-frame-name="psplayer" xlink:show="replace" text:style-name="Internet_20_link" text:visited-style-name="Visited_20_Internet_20_Link"><text:span text:style-name="T11">If you've ever had to run a different version of your app and even different</text:span></text:a><text:span text:style-name="T12"> </text:span><text:a xlink:type="simple" xlink:href="https://app.pluralsight.com/course-player?clipId=99adeaa8-ac00-47b0-96f2-78bc3c2184a2&amp;startTime=213.15" office:target-frame-name="psplayer" xlink:show="replace" text:style-name="Internet_20_link" text:visited-style-name="Visited_20_Internet_20_Link"><text:span text:style-name="T11">version of the framework you use at the same time on a server,</text:span></text:a><text:span text:style-name="T12"> </text:span><text:a xlink:type="simple" xlink:href="https://app.pluralsight.com/course-player?clipId=99adeaa8-ac00-47b0-96f2-78bc3c2184a2&amp;startTime=217.84" office:target-frame-name="psplayer" xlink:show="replace" text:style-name="Internet_20_link" text:visited-style-name="Visited_20_Internet_20_Link"><text:span text:style-name="T11">sometimes that can be problematic.</text:span></text:a><text:span text:style-name="T12"> </text:span><text:a xlink:type="simple" xlink:href="https://app.pluralsight.com/course-player?clipId=99adeaa8-ac00-47b0-96f2-78bc3c2184a2&amp;startTime=220.64" office:target-frame-name="psplayer" xlink:show="replace" text:style-name="Internet_20_link" text:visited-style-name="Visited_20_Internet_20_Link"><text:span text:style-name="T11">We might have v1 for some older customers and v2 for</text:span></text:a><text:span text:style-name="T12"> </text:span><text:a xlink:type="simple" xlink:href="https://app.pluralsight.com/course-player?clipId=99adeaa8-ac00-47b0-96f2-78bc3c2184a2&amp;startTime=224.7" office:target-frame-name="psplayer" xlink:show="replace" text:style-name="Internet_20_link" text:visited-style-name="Visited_20_Internet_20_Link"><text:span text:style-name="T11">new customers for whatever reason.</text:span></text:a><text:span text:style-name="T12"> </text:span><text:a xlink:type="simple" xlink:href="https://app.pluralsight.com/course-player?clipId=99adeaa8-ac00-47b0-96f2-78bc3c2184a2&amp;startTime=227.24" office:target-frame-name="psplayer" xlink:show="replace" text:style-name="Internet_20_link" text:visited-style-name="Visited_20_Internet_20_Link"><text:span text:style-name="T11">Well, with Docker, that's just two containers.</text:span></text:a><text:span text:style-name="T12"> </text:span><text:a xlink:type="simple" xlink:href="https://app.pluralsight.com/course-player?clipId=99adeaa8-ac00-47b0-96f2-78bc3c2184a2&amp;startTime=230.44" office:target-frame-name="psplayer" xlink:show="replace" text:style-name="Internet_20_link" text:visited-style-name="Visited_20_Internet_20_Link"><text:span text:style-name="T11">Likewise, environment consistency,</text:span></text:a><text:span text:style-name="T12"> </text:span><text:a xlink:type="simple" xlink:href="https://app.pluralsight.com/course-player?clipId=99adeaa8-ac00-47b0-96f2-78bc3c2184a2&amp;startTime=232.4" office:target-frame-name="psplayer" xlink:show="replace" text:style-name="Internet_20_link" text:visited-style-name="Visited_20_Internet_20_Link"><text:span text:style-name="T11">and I kind of gave this away a little bit earlier.</text:span></text:a><text:span text:style-name="T12"> </text:span><text:a xlink:type="simple" xlink:href="https://app.pluralsight.com/course-player?clipId=99adeaa8-ac00-47b0-96f2-78bc3c2184a2&amp;startTime=235.39" office:target-frame-name="psplayer" xlink:show="replace" text:style-name="Internet_20_link" text:visited-style-name="Visited_20_Internet_20_Link"><text:span text:style-name="T11">If you've ever had that problem where you move something to dev and then</text:span></text:a><text:span text:style-name="T12"> </text:span><text:a xlink:type="simple" xlink:href="https://app.pluralsight.com/course-player?clipId=99adeaa8-ac00-47b0-96f2-78bc3c2184a2&amp;startTime=238.83" office:target-frame-name="psplayer" xlink:show="replace" text:style-name="Internet_20_link" text:visited-style-name="Visited_20_Internet_20_Link"><text:span text:style-name="T11">maybe staging or QA and then ultimately production,</text:span></text:a><text:span text:style-name="T12"> </text:span><text:a xlink:type="simple" xlink:href="https://app.pluralsight.com/course-player?clipId=99adeaa8-ac00-47b0-96f2-78bc3c2184a2&amp;startTime=242.24" office:target-frame-name="psplayer" xlink:show="replace" text:style-name="Internet_20_link" text:visited-style-name="Visited_20_Internet_20_Link"><text:span text:style-name="T11">and there was just slight differences on the servers between those environments,</text:span></text:a><text:span text:style-name="T12"> </text:span><text:a xlink:type="simple" xlink:href="https://app.pluralsight.com/course-player?clipId=99adeaa8-ac00-47b0-96f2-78bc3c2184a2&amp;startTime=246.8" office:target-frame-name="psplayer" xlink:show="replace" text:style-name="Internet_20_link" text:visited-style-name="Visited_20_Internet_20_Link"><text:span text:style-name="T11">you know how it's very frustrating.</text:span></text:a><text:span text:style-name="T12"> </text:span><text:a xlink:type="simple" xlink:href="https://app.pluralsight.com/course-player?clipId=99adeaa8-ac00-47b0-96f2-78bc3c2184a2&amp;startTime=249.4" office:target-frame-name="psplayer" xlink:show="replace" text:style-name="Internet_20_link" text:visited-style-name="Visited_20_Internet_20_Link"><text:span text:style-name="T11">With Docker, we can get those containers running in all of our environments,</text:span></text:a><text:span text:style-name="T12"> </text:span><text:a xlink:type="simple" xlink:href="https://app.pluralsight.com/course-player?clipId=99adeaa8-ac00-47b0-96f2-78bc3c2184a2&amp;startTime=254.4" office:target-frame-name="psplayer" xlink:show="replace" text:style-name="Internet_20_link" text:visited-style-name="Visited_20_Internet_20_Link"><text:span text:style-name="T11">on anyone's machine, on any cloud, and they will run exactly the same.</text:span></text:a><text:span text:style-name="T12"> </text:span><text:a xlink:type="simple" xlink:href="https://app.pluralsight.com/course-player?clipId=99adeaa8-ac00-47b0-96f2-78bc3c2184a2&amp;startTime=259.33" office:target-frame-name="psplayer" xlink:show="replace" text:style-name="Internet_20_link" text:visited-style-name="Visited_20_Internet_20_Link"><text:span text:style-name="T11">And ultimately, that leads us to we ship software faster.</text:span></text:a><text:span text:style-name="T12"> </text:span><text:a xlink:type="simple" xlink:href="https://app.pluralsight.com/course-player?clipId=99adeaa8-ac00-47b0-96f2-78bc3c2184a2&amp;startTime=262.8" office:target-frame-name="psplayer" xlink:show="replace" text:style-name="Internet_20_link" text:visited-style-name="Visited_20_Internet_20_Link"><text:span text:style-name="T11">I mean that's what this is all about.</text:span></text:a><text:span text:style-name="T12"> </text:span><text:a xlink:type="simple" xlink:href="https://app.pluralsight.com/course-player?clipId=99adeaa8-ac00-47b0-96f2-78bc3c2184a2&amp;startTime=265.34" office:target-frame-name="psplayer" xlink:show="replace" text:style-name="Internet_20_link" text:visited-style-name="Visited_20_Internet_20_Link"><text:span text:style-name="T11">Having gone through the case for Docker,</text:span></text:a><text:span text:style-name="T12"> </text:span><text:a xlink:type="simple" xlink:href="https://app.pluralsight.com/course-player?clipId=99adeaa8-ac00-47b0-96f2-78bc3c2184a2&amp;startTime=267.14" office:target-frame-name="psplayer" xlink:show="replace" text:style-name="Internet_20_link" text:visited-style-name="Visited_20_Internet_20_Link"><text:span text:style-name="T11">let's review really quick some of the things you probably covered</text:span></text:a><text:span text:style-name="T12"> </text:span><text:a xlink:type="simple" xlink:href="https://app.pluralsight.com/course-player?clipId=99adeaa8-ac00-47b0-96f2-78bc3c2184a2&amp;startTime=270.07" office:target-frame-name="psplayer" xlink:show="replace" text:style-name="Internet_20_link" text:visited-style-name="Visited_20_Internet_20_Link"><text:span text:style-name="T11">in the earlier course in this learning path.</text:span></text:a><text:span text:style-name="T12"> </text:span><text:a xlink:type="simple" xlink:href="https://app.pluralsight.com/course-player?clipId=99adeaa8-ac00-47b0-96f2-78bc3c2184a2&amp;startTime=272.22" office:target-frame-name="psplayer" xlink:show="replace" text:style-name="Internet_20_link" text:visited-style-name="Visited_20_Internet_20_Link"><text:span text:style-name="T11">But just in case you didn't, I'm going to walk you through images and containers.</text:span></text:a><text:span text:style-name="T12"> </text:span><text:a xlink:type="simple" xlink:href="https://app.pluralsight.com/course-player?clipId=99adeaa8-ac00-47b0-96f2-78bc3c2184a2&amp;startTime=275.96" office:target-frame-name="psplayer" xlink:show="replace" text:style-name="Internet_20_link" text:visited-style-name="Visited_20_Internet_20_Link"><text:span text:style-name="T11">So an image is kind of like the recipe for the cake that we want to create.</text:span></text:a><text:span text:style-name="T12"> </text:span><text:a xlink:type="simple" xlink:href="https://app.pluralsight.com/course-player?clipId=99adeaa8-ac00-47b0-96f2-78bc3c2184a2&amp;startTime=281.36" office:target-frame-name="psplayer" xlink:show="replace" text:style-name="Internet_20_link" text:visited-style-name="Visited_20_Internet_20_Link"><text:span text:style-name="T11">An image is going to have everything we need to run that front‑end</text:span></text:a><text:span text:style-name="T12"> </text:span><text:a xlink:type="simple" xlink:href="https://app.pluralsight.com/course-player?clipId=99adeaa8-ac00-47b0-96f2-78bc3c2184a2&amp;startTime=285.7" office:target-frame-name="psplayer" xlink:show="replace" text:style-name="Internet_20_link" text:visited-style-name="Visited_20_Internet_20_Link"><text:span text:style-name="T11">app defined in something called a Dockerfile,</text:span></text:a><text:span text:style-name="T12"> </text:span><text:a xlink:type="simple" xlink:href="https://app.pluralsight.com/course-player?clipId=99adeaa8-ac00-47b0-96f2-78bc3c2184a2&amp;startTime=288.94" office:target-frame-name="psplayer" xlink:show="replace" text:style-name="Internet_20_link" text:visited-style-name="Visited_20_Internet_20_Link"><text:span text:style-name="T11">and then we can take that and build it into an image.</text:span></text:a><text:span text:style-name="T12"> </text:span><text:a xlink:type="simple" xlink:href="https://app.pluralsight.com/course-player?clipId=99adeaa8-ac00-47b0-96f2-78bc3c2184a2&amp;startTime=292.32" office:target-frame-name="psplayer" xlink:show="replace" text:style-name="Internet_20_link" text:visited-style-name="Visited_20_Internet_20_Link"><text:span text:style-name="T11">So think of an image as kind of a bunch of stuff stacked up like books almost.</text:span></text:a><text:span text:style-name="T12"> </text:span><text:a xlink:type="simple" xlink:href="https://app.pluralsight.com/course-player?clipId=99adeaa8-ac00-47b0-96f2-78bc3c2184a2&amp;startTime=297.02" office:target-frame-name="psplayer" xlink:show="replace" text:style-name="Internet_20_link" text:visited-style-name="Visited_20_Internet_20_Link"><text:span text:style-name="T11">We call it a layered file system.</text:span></text:a><text:span text:style-name="T12"> </text:span><text:a xlink:type="simple" xlink:href="https://app.pluralsight.com/course-player?clipId=99adeaa8-ac00-47b0-96f2-78bc3c2184a2&amp;startTime=298.86" office:target-frame-name="psplayer" xlink:show="replace" text:style-name="Internet_20_link" text:visited-style-name="Visited_20_Internet_20_Link"><text:span text:style-name="T11">And some of those books are your code.</text:span></text:a><text:span text:style-name="T12"> </text:span><text:a xlink:type="simple" xlink:href="https://app.pluralsight.com/course-player?clipId=99adeaa8-ac00-47b0-96f2-78bc3c2184a2&amp;startTime=301.51" office:target-frame-name="psplayer" xlink:show="replace" text:style-name="Internet_20_link" text:visited-style-name="Visited_20_Internet_20_Link"><text:span text:style-name="T11">Some of those books are the server code,</text:span></text:a><text:span text:style-name="T12"> </text:span><text:a xlink:type="simple" xlink:href="https://app.pluralsight.com/course-player?clipId=99adeaa8-ac00-47b0-96f2-78bc3c2184a2&amp;startTime=303.92" office:target-frame-name="psplayer" xlink:show="replace" text:style-name="Internet_20_link" text:visited-style-name="Visited_20_Internet_20_Link"><text:span text:style-name="T11">environment variables, service patches, security tweaks,</text:span></text:a><text:span text:style-name="T12"> </text:span><text:a xlink:type="simple" xlink:href="https://app.pluralsight.com/course-player?clipId=99adeaa8-ac00-47b0-96f2-78bc3c2184a2&amp;startTime=308.44" office:target-frame-name="psplayer" xlink:show="replace" text:style-name="Internet_20_link" text:visited-style-name="Visited_20_Internet_20_Link"><text:span text:style-name="T11">whatever it may be,</text:span></text:a><text:span text:style-name="T12"> </text:span><text:a xlink:type="simple" xlink:href="https://app.pluralsight.com/course-player?clipId=99adeaa8-ac00-47b0-96f2-78bc3c2184a2&amp;startTime=309.6" office:target-frame-name="psplayer" xlink:show="replace" text:style-name="Internet_20_link" text:visited-style-name="Visited_20_Internet_20_Link"><text:span text:style-name="T11">everything you need for that front‑end or API is in that image.</text:span></text:a><text:span text:style-name="T12"> </text:span><text:a xlink:type="simple" xlink:href="https://app.pluralsight.com/course-player?clipId=99adeaa8-ac00-47b0-96f2-78bc3c2184a2&amp;startTime=314.64" office:target-frame-name="psplayer" xlink:show="replace" text:style-name="Internet_20_link" text:visited-style-name="Visited_20_Internet_20_Link"><text:span text:style-name="T11">Now if I move that image to your machine,</text:span></text:a><text:span text:style-name="T12"> </text:span><text:a xlink:type="simple" xlink:href="https://app.pluralsight.com/course-player?clipId=99adeaa8-ac00-47b0-96f2-78bc3c2184a2&amp;startTime=317.24" office:target-frame-name="psplayer" xlink:show="replace" text:style-name="Internet_20_link" text:visited-style-name="Visited_20_Internet_20_Link"><text:span text:style-name="T11">cloud, or wherever you move it,</text:span></text:a><text:span text:style-name="T12"> </text:span><text:a xlink:type="simple" xlink:href="https://app.pluralsight.com/course-player?clipId=99adeaa8-ac00-47b0-96f2-78bc3c2184a2&amp;startTime=319.44" office:target-frame-name="psplayer" xlink:show="replace" text:style-name="Internet_20_link" text:visited-style-name="Visited_20_Internet_20_Link"><text:span text:style-name="T11">I can then take that and run it as a container because it has everything we</text:span></text:a><text:span text:style-name="T12"> </text:span><text:a xlink:type="simple" xlink:href="https://app.pluralsight.com/course-player?clipId=99adeaa8-ac00-47b0-96f2-78bc3c2184a2&amp;startTime=325.3" office:target-frame-name="psplayer" xlink:show="replace" text:style-name="Internet_20_link" text:visited-style-name="Visited_20_Internet_20_Link"><text:span text:style-name="T11">need to now get this server and your code up and running,</text:span></text:a><text:span text:style-name="T12"> </text:span><text:a xlink:type="simple" xlink:href="https://app.pluralsight.com/course-player?clipId=99adeaa8-ac00-47b0-96f2-78bc3c2184a2&amp;startTime=329.24" office:target-frame-name="psplayer" xlink:show="replace" text:style-name="Internet_20_link" text:visited-style-name="Visited_20_Internet_20_Link"><text:span text:style-name="T11">and I'm going to be showing the different commands as we move</text:span></text:a><text:span text:style-name="T12"> </text:span><text:a xlink:type="simple" xlink:href="https://app.pluralsight.com/course-player?clipId=99adeaa8-ac00-47b0-96f2-78bc3c2184a2&amp;startTime=331.46" office:target-frame-name="psplayer" xlink:show="replace" text:style-name="Internet_20_link" text:visited-style-name="Visited_20_Internet_20_Link"><text:span text:style-name="T11">along to build the image and run the container.</text:span></text:a><text:span text:style-name="T12"> </text:span><text:a xlink:type="simple" xlink:href="https://app.pluralsight.com/course-player?clipId=99adeaa8-ac00-47b0-96f2-78bc3c2184a2&amp;startTime=335.64" office:target-frame-name="psplayer" xlink:show="replace" text:style-name="Internet_20_link" text:visited-style-name="Visited_20_Internet_20_Link"><text:span text:style-name="T11">Now if we break it down then, an image is really just a read‑only template.</text:span></text:a><text:span text:style-name="T12"> </text:span><text:a xlink:type="simple" xlink:href="https://app.pluralsight.com/course-player?clipId=99adeaa8-ac00-47b0-96f2-78bc3c2184a2&amp;startTime=339.41" office:target-frame-name="psplayer" xlink:show="replace" text:style-name="Internet_20_link" text:visited-style-name="Visited_20_Internet_20_Link"><text:span text:style-name="T11">It has everything we need to run the front end,</text:span></text:a><text:span text:style-name="T12"> </text:span><text:a xlink:type="simple" xlink:href="https://app.pluralsight.com/course-player?clipId=99adeaa8-ac00-47b0-96f2-78bc3c2184a2&amp;startTime=341.88" office:target-frame-name="psplayer" xlink:show="replace" text:style-name="Internet_20_link" text:visited-style-name="Visited_20_Internet_20_Link"><text:span text:style-name="T11">the API, the database, whatever it may be that your containerizing.</text:span></text:a><text:span text:style-name="T12"> </text:span><text:a xlink:type="simple" xlink:href="https://app.pluralsight.com/course-player?clipId=99adeaa8-ac00-47b0-96f2-78bc3c2184a2&amp;startTime=346.34" office:target-frame-name="psplayer" xlink:show="replace" text:style-name="Internet_20_link" text:visited-style-name="Visited_20_Internet_20_Link"><text:span text:style-name="T11">And it has this layered file system, again kind of like a stack of</text:span></text:a><text:span text:style-name="T12"> </text:span><text:a xlink:type="simple" xlink:href="https://app.pluralsight.com/course-player?clipId=99adeaa8-ac00-47b0-96f2-78bc3c2184a2&amp;startTime=349.81" office:target-frame-name="psplayer" xlink:show="replace" text:style-name="Internet_20_link" text:visited-style-name="Visited_20_Internet_20_Link"><text:span text:style-name="T11">books, where every book is a different part of the story that you</text:span></text:a><text:span text:style-name="T12"> </text:span><text:a xlink:type="simple" xlink:href="https://app.pluralsight.com/course-player?clipId=99adeaa8-ac00-47b0-96f2-78bc3c2184a2&amp;startTime=354.35" office:target-frame-name="psplayer" xlink:show="replace" text:style-name="Internet_20_link" text:visited-style-name="Visited_20_Internet_20_Link"><text:span text:style-name="T11">need to run that particular part of the app.</text:span></text:a><text:span text:style-name="T12"> </text:span><text:a xlink:type="simple" xlink:href="https://app.pluralsight.com/course-player?clipId=99adeaa8-ac00-47b0-96f2-78bc3c2184a2&amp;startTime=357.44" office:target-frame-name="psplayer" xlink:show="replace" text:style-name="Internet_20_link" text:visited-style-name="Visited_20_Internet_20_Link"><text:span text:style-name="T11">Once an image is moved to a machine and we can actually</text:span></text:a><text:span text:style-name="T12"> </text:span><text:a xlink:type="simple" xlink:href="https://app.pluralsight.com/course-player?clipId=99adeaa8-ac00-47b0-96f2-78bc3c2184a2&amp;startTime=361.42" office:target-frame-name="psplayer" xlink:show="replace" text:style-name="Internet_20_link" text:visited-style-name="Visited_20_Internet_20_Link"><text:span text:style-name="T11">pull an image from various areas, then we can use that image to run a container,</text:span></text:a><text:span text:style-name="T12"> </text:span><text:a xlink:type="simple" xlink:href="https://app.pluralsight.com/course-player?clipId=99adeaa8-ac00-47b0-96f2-78bc3c2184a2&amp;startTime=368.64" office:target-frame-name="psplayer" xlink:show="replace" text:style-name="Internet_20_link" text:visited-style-name="Visited_20_Internet_20_Link"><text:span text:style-name="T11">and the container is actually the runtime version.</text:span></text:a><text:span text:style-name="T12"> </text:span><text:a xlink:type="simple" xlink:href="https://app.pluralsight.com/course-player?clipId=99adeaa8-ac00-47b0-96f2-78bc3c2184a2&amp;startTime=371.61" office:target-frame-name="psplayer" xlink:show="replace" text:style-name="Internet_20_link" text:visited-style-name="Visited_20_Internet_20_Link"><text:span text:style-name="T11">So the container itself is what is started and stopped,</text:span></text:a><text:span text:style-name="T12"> </text:span><text:a xlink:type="simple" xlink:href="https://app.pluralsight.com/course-player?clipId=99adeaa8-ac00-47b0-96f2-78bc3c2184a2&amp;startTime=375.62" office:target-frame-name="psplayer" xlink:show="replace" text:style-name="Internet_20_link" text:visited-style-name="Visited_20_Internet_20_Link"><text:span text:style-name="T11">and you can pause them and inspect the logs, and this is the runtime</text:span></text:a><text:span text:style-name="T12"> </text:span><text:a xlink:type="simple" xlink:href="https://app.pluralsight.com/course-player?clipId=99adeaa8-ac00-47b0-96f2-78bc3c2184a2&amp;startTime=379.53" office:target-frame-name="psplayer" xlink:show="replace" text:style-name="Internet_20_link" text:visited-style-name="Visited_20_Internet_20_Link"><text:span text:style-name="T11">version of what we're going to be working with.</text:span></text:a><text:span text:style-name="T12"> </text:span><text:a xlink:type="simple" xlink:href="https://app.pluralsight.com/course-player?clipId=99adeaa8-ac00-47b0-96f2-78bc3c2184a2&amp;startTime=382.24" office:target-frame-name="psplayer" xlink:show="replace" text:style-name="Internet_20_link" text:visited-style-name="Visited_20_Internet_20_Link"><text:span text:style-name="T11">So now that we've gone through and reviewed kind of the old way to deploy,</text:span></text:a><text:span text:style-name="T12"> </text:span><text:a xlink:type="simple" xlink:href="https://app.pluralsight.com/course-player?clipId=99adeaa8-ac00-47b0-96f2-78bc3c2184a2&amp;startTime=385.89" office:target-frame-name="psplayer" xlink:show="replace" text:style-name="Internet_20_link" text:visited-style-name="Visited_20_Internet_20_Link"><text:span text:style-name="T11">the new way, a few different cases for using Docker and then images and</text:span></text:a><text:span text:style-name="T12"> </text:span><text:a xlink:type="simple" xlink:href="https://app.pluralsight.com/course-player?clipId=99adeaa8-ac00-47b0-96f2-78bc3c2184a2&amp;startTime=390.52" office:target-frame-name="psplayer" xlink:show="replace" text:style-name="Internet_20_link" text:visited-style-name="Visited_20_Internet_20_Link"><text:span text:style-name="T11">containers, let's go ahead and jump forward here to the software installation to get Docker running on your machine.</text:span></text:a></text:p>
      <text:h text:style-name="P3" text:outline-level="3"><text:a xlink:type="simple" xlink:href="https://app.pluralsight.com/course-player?clipId=45e79eb4-341e-4bc5-9494-e45c66e83aa4" office:target-frame-name="psplayer" xlink:show="replace" text:style-name="Internet_20_link" text:visited-style-name="Visited_20_Internet_20_Link"><text:span text:style-name="T11">Software Installation</text:span></text:a></text:h>
      <text:p text:style-name="P5"><text:a xlink:type="simple" xlink:href="https://app.pluralsight.com/course-player?clipId=45e79eb4-341e-4bc5-9494-e45c66e83aa4&amp;startTime=1.04" office:target-frame-name="psplayer" xlink:show="replace" text:style-name="Internet_20_link" text:visited-style-name="Visited_20_Internet_20_Link"><text:span text:style-name="T11">Let's take a quick look at the software you'd need to</text:span></text:a><text:span text:style-name="T12"> </text:span><text:a xlink:type="simple" xlink:href="https://app.pluralsight.com/course-player?clipId=45e79eb4-341e-4bc5-9494-e45c66e83aa4&amp;startTime=3.68" office:target-frame-name="psplayer" xlink:show="replace" text:style-name="Internet_20_link" text:visited-style-name="Visited_20_Internet_20_Link"><text:span text:style-name="T11">get Docker running on your machine.</text:span></text:a><text:span text:style-name="T12"> </text:span><text:a xlink:type="simple" xlink:href="https://app.pluralsight.com/course-player?clipId=45e79eb4-341e-4bc5-9494-e45c66e83aa4&amp;startTime=6.34" office:target-frame-name="psplayer" xlink:show="replace" text:style-name="Internet_20_link" text:visited-style-name="Visited_20_Internet_20_Link"><text:span text:style-name="T11">Throughout this course, I'm going to be using something called Docker Desktop.</text:span></text:a><text:span text:style-name="T12"> </text:span><text:a xlink:type="simple" xlink:href="https://app.pluralsight.com/course-player?clipId=45e79eb4-341e-4bc5-9494-e45c66e83aa4&amp;startTime=10.18" office:target-frame-name="psplayer" xlink:show="replace" text:style-name="Internet_20_link" text:visited-style-name="Visited_20_Internet_20_Link"><text:span text:style-name="T11">Now this will run natively on Windows or Mac.</text:span></text:a><text:span text:style-name="T12"> </text:span><text:a xlink:type="simple" xlink:href="https://app.pluralsight.com/course-player?clipId=45e79eb4-341e-4bc5-9494-e45c66e83aa4&amp;startTime=13.52" office:target-frame-name="psplayer" xlink:show="replace" text:style-name="Internet_20_link" text:visited-style-name="Visited_20_Internet_20_Link"><text:span text:style-name="T11">You will need Windows 10 or higher, </text:span></text:a><text:soft-page-break/><text:a xlink:type="simple" xlink:href="https://app.pluralsight.com/course-player?clipId=45e79eb4-341e-4bc5-9494-e45c66e83aa4&amp;startTime=13.52" office:target-frame-name="psplayer" xlink:show="replace" text:style-name="Internet_20_link" text:visited-style-name="Visited_20_Internet_20_Link"><text:span text:style-name="T11">though,</text:span></text:a><text:span text:style-name="T12"> </text:span><text:a xlink:type="simple" xlink:href="https://app.pluralsight.com/course-player?clipId=45e79eb4-341e-4bc5-9494-e45c66e83aa4&amp;startTime=15.95" office:target-frame-name="psplayer" xlink:show="replace" text:style-name="Internet_20_link" text:visited-style-name="Visited_20_Internet_20_Link"><text:span text:style-name="T11">and a newer version of the macOS software.</text:span></text:a><text:span text:style-name="T12"> </text:span><text:a xlink:type="simple" xlink:href="https://app.pluralsight.com/course-player?clipId=45e79eb4-341e-4bc5-9494-e45c66e83aa4&amp;startTime=19.24" office:target-frame-name="psplayer" xlink:show="replace" text:style-name="Internet_20_link" text:visited-style-name="Visited_20_Internet_20_Link"><text:span text:style-name="T11">But assuming you have that, you can run Docker Desktop.</text:span></text:a><text:span text:style-name="T12"> </text:span><text:a xlink:type="simple" xlink:href="https://app.pluralsight.com/course-player?clipId=45e79eb4-341e-4bc5-9494-e45c66e83aa4&amp;startTime=22.74" office:target-frame-name="psplayer" xlink:show="replace" text:style-name="Internet_20_link" text:visited-style-name="Visited_20_Internet_20_Link"><text:span text:style-name="T11">Now this is going to provide the image and container tools</text:span></text:a><text:span text:style-name="T12"> </text:span><text:a xlink:type="simple" xlink:href="https://app.pluralsight.com/course-player?clipId=45e79eb4-341e-4bc5-9494-e45c66e83aa4&amp;startTime=25.87" office:target-frame-name="psplayer" xlink:show="replace" text:style-name="Internet_20_link" text:visited-style-name="Visited_20_Internet_20_Link"><text:span text:style-name="T11">that we need to build custom images and run containers and</text:span></text:a><text:span text:style-name="T12"> </text:span><text:a xlink:type="simple" xlink:href="https://app.pluralsight.com/course-player?clipId=45e79eb4-341e-4bc5-9494-e45c66e83aa4&amp;startTime=29.57" office:target-frame-name="psplayer" xlink:show="replace" text:style-name="Internet_20_link" text:visited-style-name="Visited_20_Internet_20_Link"><text:span text:style-name="T11">stop them and those types of things.</text:span></text:a><text:span text:style-name="T12"> </text:span><text:a xlink:type="simple" xlink:href="https://app.pluralsight.com/course-player?clipId=45e79eb4-341e-4bc5-9494-e45c66e83aa4&amp;startTime=31.57" office:target-frame-name="psplayer" xlink:show="replace" text:style-name="Internet_20_link" text:visited-style-name="Visited_20_Internet_20_Link"><text:span text:style-name="T11">What's nice about it is once it's installed you can pretty</text:span></text:a><text:span text:style-name="T12"> </text:span><text:a xlink:type="simple" xlink:href="https://app.pluralsight.com/course-player?clipId=45e79eb4-341e-4bc5-9494-e45c66e83aa4&amp;startTime=34.85" office:target-frame-name="psplayer" xlink:show="replace" text:style-name="Internet_20_link" text:visited-style-name="Visited_20_Internet_20_Link"><text:span text:style-name="T11">much do everything you need with Docker.</text:span></text:a><text:span text:style-name="T12"> </text:span><text:a xlink:type="simple" xlink:href="https://app.pluralsight.com/course-player?clipId=45e79eb4-341e-4bc5-9494-e45c66e83aa4&amp;startTime=38.14" office:target-frame-name="psplayer" xlink:show="replace" text:style-name="Internet_20_link" text:visited-style-name="Visited_20_Internet_20_Link"><text:span text:style-name="T11">Now some of you may be on Linux and going, so am I left out in the dark?</text:span></text:a><text:span text:style-name="T12"> </text:span><text:a xlink:type="simple" xlink:href="https://app.pluralsight.com/course-player?clipId=45e79eb4-341e-4bc5-9494-e45c66e83aa4&amp;startTime=42.23" office:target-frame-name="psplayer" xlink:show="replace" text:style-name="Internet_20_link" text:visited-style-name="Visited_20_Internet_20_Link"><text:span text:style-name="T11">And the answer is no because Docker is actually a Linux technology.</text:span></text:a><text:span text:style-name="T12"> </text:span><text:a xlink:type="simple" xlink:href="https://app.pluralsight.com/course-player?clipId=45e79eb4-341e-4bc5-9494-e45c66e83aa4&amp;startTime=46.94" office:target-frame-name="psplayer" xlink:show="replace" text:style-name="Internet_20_link" text:visited-style-name="Visited_20_Internet_20_Link"><text:span text:style-name="T11">There's a little magic that's going to go on with Windows or Mac.</text:span></text:a><text:span text:style-name="T12"> </text:span><text:a xlink:type="simple" xlink:href="https://app.pluralsight.com/course-player?clipId=45e79eb4-341e-4bc5-9494-e45c66e83aa4&amp;startTime=50.75" office:target-frame-name="psplayer" xlink:show="replace" text:style-name="Internet_20_link" text:visited-style-name="Visited_20_Internet_20_Link"><text:span text:style-name="T11">Windows can use Hyper‑V with WSL, Windows Subsystem for Linux,</text:span></text:a><text:span text:style-name="T12"> </text:span><text:a xlink:type="simple" xlink:href="https://app.pluralsight.com/course-player?clipId=45e79eb4-341e-4bc5-9494-e45c66e83aa4&amp;startTime=55.46" office:target-frame-name="psplayer" xlink:show="replace" text:style-name="Internet_20_link" text:visited-style-name="Visited_20_Internet_20_Link"><text:span text:style-name="T11">or just Hyper‑V alone.</text:span></text:a><text:span text:style-name="T12"> </text:span><text:a xlink:type="simple" xlink:href="https://app.pluralsight.com/course-player?clipId=45e79eb4-341e-4bc5-9494-e45c66e83aa4&amp;startTime=57.14" office:target-frame-name="psplayer" xlink:show="replace" text:style-name="Internet_20_link" text:visited-style-name="Visited_20_Internet_20_Link"><text:span text:style-name="T11">Mac uses Hyper Kit.</text:span></text:a><text:span text:style-name="T12"> </text:span><text:a xlink:type="simple" xlink:href="https://app.pluralsight.com/course-player?clipId=45e79eb4-341e-4bc5-9494-e45c66e83aa4&amp;startTime=59.44" office:target-frame-name="psplayer" xlink:show="replace" text:style-name="Internet_20_link" text:visited-style-name="Visited_20_Internet_20_Link"><text:span text:style-name="T11">But Linux can actually run it natively because it's based on Linux technologies.</text:span></text:a><text:span text:style-name="T12"> </text:span><text:a xlink:type="simple" xlink:href="https://app.pluralsight.com/course-player?clipId=45e79eb4-341e-4bc5-9494-e45c66e83aa4&amp;startTime=65.04" office:target-frame-name="psplayer" xlink:show="replace" text:style-name="Internet_20_link" text:visited-style-name="Visited_20_Internet_20_Link"><text:span text:style-name="T11">So if you are on Linux, although we're not going to focus on that in this course,</text:span></text:a><text:span text:style-name="T12"> </text:span><text:a xlink:type="simple" xlink:href="https://app.pluralsight.com/course-player?clipId=45e79eb4-341e-4bc5-9494-e45c66e83aa4&amp;startTime=68.87" office:target-frame-name="psplayer" xlink:show="replace" text:style-name="Internet_20_link" text:visited-style-name="Visited_20_Internet_20_Link"><text:span text:style-name="T11">I will show you where you can go to get the Docker Engine installed.</text:span></text:a><text:span text:style-name="T12"> </text:span><text:a xlink:type="simple" xlink:href="https://app.pluralsight.com/course-player?clipId=45e79eb4-341e-4bc5-9494-e45c66e83aa4&amp;startTime=72.84" office:target-frame-name="psplayer" xlink:show="replace" text:style-name="Internet_20_link" text:visited-style-name="Visited_20_Internet_20_Link"><text:span text:style-name="T11">The website that you can go to first is docker.com/get‑started,</text:span></text:a><text:span text:style-name="T12"> </text:span><text:a xlink:type="simple" xlink:href="https://app.pluralsight.com/course-player?clipId=45e79eb4-341e-4bc5-9494-e45c66e83aa4&amp;startTime=78.03" office:target-frame-name="psplayer" xlink:show="replace" text:style-name="Internet_20_link" text:visited-style-name="Visited_20_Internet_20_Link"><text:span text:style-name="T11">as you'll see here in the lower‑right corner.</text:span></text:a><text:span text:style-name="T12"> </text:span><text:a xlink:type="simple" xlink:href="https://app.pluralsight.com/course-player?clipId=45e79eb4-341e-4bc5-9494-e45c66e83aa4&amp;startTime=80.24" office:target-frame-name="psplayer" xlink:show="replace" text:style-name="Internet_20_link" text:visited-style-name="Visited_20_Internet_20_Link"><text:span text:style-name="T11">So let me jump on over on my Mac first, show you a few things there,</text:span></text:a><text:span text:style-name="T12"> </text:span><text:a xlink:type="simple" xlink:href="https://app.pluralsight.com/course-player?clipId=45e79eb4-341e-4bc5-9494-e45c66e83aa4&amp;startTime=85.09" office:target-frame-name="psplayer" xlink:show="replace" text:style-name="Internet_20_link" text:visited-style-name="Visited_20_Internet_20_Link"><text:span text:style-name="T11">and then I'll show you on Windows as well.</text:span></text:a><text:span text:style-name="T12"> </text:span><text:a xlink:type="simple" xlink:href="https://app.pluralsight.com/course-player?clipId=45e79eb4-341e-4bc5-9494-e45c66e83aa4&amp;startTime=88.14" office:target-frame-name="psplayer" xlink:show="replace" text:style-name="Internet_20_link" text:visited-style-name="Visited_20_Internet_20_Link"><text:span text:style-name="T11">So on Mac, when you go to this URL, you'll see Download for Mac right here.</text:span></text:a><text:span text:style-name="T12"> </text:span><text:a xlink:type="simple" xlink:href="https://app.pluralsight.com/course-player?clipId=45e79eb4-341e-4bc5-9494-e45c66e83aa4&amp;startTime=94.24" office:target-frame-name="psplayer" xlink:show="replace" text:style-name="Internet_20_link" text:visited-style-name="Visited_20_Internet_20_Link"><text:span text:style-name="T11">And once you've downloaded the file,</text:span></text:a><text:span text:style-name="T12"> </text:span><text:a xlink:type="simple" xlink:href="https://app.pluralsight.com/course-player?clipId=45e79eb4-341e-4bc5-9494-e45c66e83aa4&amp;startTime=95.65" office:target-frame-name="psplayer" xlink:show="replace" text:style-name="Internet_20_link" text:visited-style-name="Visited_20_Internet_20_Link"><text:span text:style-name="T11">you can simply run through the installation process like normal,</text:span></text:a><text:span text:style-name="T12"> </text:span><text:a xlink:type="simple" xlink:href="https://app.pluralsight.com/course-player?clipId=45e79eb4-341e-4bc5-9494-e45c66e83aa4&amp;startTime=98.89" office:target-frame-name="psplayer" xlink:show="replace" text:style-name="Internet_20_link" text:visited-style-name="Visited_20_Internet_20_Link"><text:span text:style-name="T11">and you will see this little Docker whale up in your menu bar.</text:span></text:a><text:span text:style-name="T12"> </text:span><text:a xlink:type="simple" xlink:href="https://app.pluralsight.com/course-player?clipId=45e79eb4-341e-4bc5-9494-e45c66e83aa4&amp;startTime=103.54" office:target-frame-name="psplayer" xlink:show="replace" text:style-name="Internet_20_link" text:visited-style-name="Visited_20_Internet_20_Link"><text:span text:style-name="T11">So if I click on this, you'll notice it says I have Docker Desktop running.</text:span></text:a><text:span text:style-name="T12"> </text:span><text:a xlink:type="simple" xlink:href="https://app.pluralsight.com/course-player?clipId=45e79eb4-341e-4bc5-9494-e45c66e83aa4&amp;startTime=107.94" office:target-frame-name="psplayer" xlink:show="replace" text:style-name="Internet_20_link" text:visited-style-name="Visited_20_Internet_20_Link"><text:span text:style-name="T11">I can get to Documentation, go to the Quick Start Guide,</text:span></text:a><text:span text:style-name="T12"> </text:span><text:a xlink:type="simple" xlink:href="https://app.pluralsight.com/course-player?clipId=45e79eb4-341e-4bc5-9494-e45c66e83aa4&amp;startTime=111.46" office:target-frame-name="psplayer" xlink:show="replace" text:style-name="Internet_20_link" text:visited-style-name="Visited_20_Internet_20_Link"><text:span text:style-name="T11">something called Docker Hub, which we'll talk about a little bit later.</text:span></text:a><text:span text:style-name="T12"> </text:span><text:a xlink:type="simple" xlink:href="https://app.pluralsight.com/course-player?clipId=45e79eb4-341e-4bc5-9494-e45c66e83aa4&amp;startTime=114.94" office:target-frame-name="psplayer" xlink:show="replace" text:style-name="Internet_20_link" text:visited-style-name="Visited_20_Internet_20_Link"><text:span text:style-name="T11">I can check for updates.</text:span></text:a><text:span text:style-name="T12"> </text:span><text:a xlink:type="simple" xlink:href="https://app.pluralsight.com/course-player?clipId=45e79eb4-341e-4bc5-9494-e45c66e83aa4&amp;startTime=116.55" office:target-frame-name="psplayer" xlink:show="replace" text:style-name="Internet_20_link" text:visited-style-name="Visited_20_Internet_20_Link"><text:span text:style-name="T11">But I want to show you Preferences real quick.</text:span></text:a><text:span text:style-name="T12"> </text:span><text:a xlink:type="simple" xlink:href="https://app.pluralsight.com/course-player?clipId=45e79eb4-341e-4bc5-9494-e45c66e83aa4&amp;startTime=120.34" office:target-frame-name="psplayer" xlink:show="replace" text:style-name="Internet_20_link" text:visited-style-name="Visited_20_Internet_20_Link"><text:span text:style-name="T11">Now the preferences are where you can tweak a few things.</text:span></text:a><text:span text:style-name="T12"> </text:span><text:a xlink:type="simple" xlink:href="https://app.pluralsight.com/course-player?clipId=45e79eb4-341e-4bc5-9494-e45c66e83aa4&amp;startTime=123.84" office:target-frame-name="psplayer" xlink:show="replace" text:style-name="Internet_20_link" text:visited-style-name="Visited_20_Internet_20_Link"><text:span text:style-name="T11">So for example, do I want Docker Desktop to start right when I log in?</text:span></text:a><text:span text:style-name="T12"> </text:span><text:a xlink:type="simple" xlink:href="https://app.pluralsight.com/course-player?clipId=45e79eb4-341e-4bc5-9494-e45c66e83aa4&amp;startTime=127.69" office:target-frame-name="psplayer" xlink:show="replace" text:style-name="Internet_20_link" text:visited-style-name="Visited_20_Internet_20_Link"><text:span text:style-name="T11">Now I do because I use it a lot,</text:span></text:a><text:span text:style-name="T12"> </text:span><text:a xlink:type="simple" xlink:href="https://app.pluralsight.com/course-player?clipId=45e79eb4-341e-4bc5-9494-e45c66e83aa4&amp;startTime=129.7" office:target-frame-name="psplayer" xlink:show="replace" text:style-name="Internet_20_link" text:visited-style-name="Visited_20_Internet_20_Link"><text:span text:style-name="T11">but maybe you don't want your resources taken up on your machine,</text:span></text:a><text:span text:style-name="T12"> </text:span><text:a xlink:type="simple" xlink:href="https://app.pluralsight.com/course-player?clipId=45e79eb4-341e-4bc5-9494-e45c66e83aa4&amp;startTime=133.19" office:target-frame-name="psplayer" xlink:show="replace" text:style-name="Internet_20_link" text:visited-style-name="Visited_20_Internet_20_Link"><text:span text:style-name="T11">and you just want to manually start it.</text:span></text:a><text:span text:style-name="T12"> </text:span><text:a xlink:type="simple" xlink:href="https://app.pluralsight.com/course-player?clipId=45e79eb4-341e-4bc5-9494-e45c66e83aa4&amp;startTime=134.87" office:target-frame-name="psplayer" xlink:show="replace" text:style-name="Internet_20_link" text:visited-style-name="Visited_20_Internet_20_Link"><text:span text:style-name="T11">Then you could uncheck that of course.</text:span></text:a><text:span text:style-name="T12"> </text:span><text:a xlink:type="simple" xlink:href="https://app.pluralsight.com/course-player?clipId=45e79eb4-341e-4bc5-9494-e45c66e83aa4&amp;startTime=137.14" office:target-frame-name="psplayer" xlink:show="replace" text:style-name="Internet_20_link" text:visited-style-name="Visited_20_Internet_20_Link"><text:span text:style-name="T11">I can also come in to Resources, Docker Engine,</text:span></text:a><text:span text:style-name="T12"> </text:span><text:a xlink:type="simple" xlink:href="https://app.pluralsight.com/course-player?clipId=45e79eb4-341e-4bc5-9494-e45c66e83aa4&amp;startTime=140.46" office:target-frame-name="psplayer" xlink:show="replace" text:style-name="Internet_20_link" text:visited-style-name="Visited_20_Internet_20_Link"><text:span text:style-name="T11">Experimental Features, and there's various settings there.</text:span></text:a><text:span text:style-name="T12"> </text:span><text:a xlink:type="simple" xlink:href="https://app.pluralsight.com/course-player?clipId=45e79eb4-341e-4bc5-9494-e45c66e83aa4&amp;startTime=143.98" office:target-frame-name="psplayer" xlink:show="replace" text:style-name="Internet_20_link" text:visited-style-name="Visited_20_Internet_20_Link"><text:span text:style-name="T11">Normally you don't need to mess with these,</text:span></text:a><text:span text:style-name="T12"> </text:span><text:a xlink:type="simple" xlink:href="https://app.pluralsight.com/course-player?clipId=45e79eb4-341e-4bc5-9494-e45c66e83aa4&amp;startTime=146.34" office:target-frame-name="psplayer" xlink:show="replace" text:style-name="Internet_20_link" text:visited-style-name="Visited_20_Internet_20_Link"><text:span text:style-name="T11">but feel free to check those out if you'd like.</text:span></text:a><text:span text:style-name="T12"> </text:span><text:a xlink:type="simple" xlink:href="https://app.pluralsight.com/course-player?clipId=45e79eb4-341e-4bc5-9494-e45c66e83aa4&amp;startTime=149.64" office:target-frame-name="psplayer" xlink:show="replace" text:style-name="Internet_20_link" text:visited-style-name="Visited_20_Internet_20_Link"><text:span text:style-name="T11">And then Kubernetes is outside the scope of this course,</text:span></text:a><text:span text:style-name="T12"> </text:span><text:a xlink:type="simple" xlink:href="https://app.pluralsight.com/course-player?clipId=45e79eb4-341e-4bc5-9494-e45c66e83aa4&amp;startTime=152.17" office:target-frame-name="psplayer" xlink:show="replace" text:style-name="Internet_20_link" text:visited-style-name="Visited_20_Internet_20_Link"><text:span text:style-name="T11">but think of it as a way to run many containers in an</text:span></text:a><text:span text:style-name="T12"> </text:span><text:a xlink:type="simple" xlink:href="https://app.pluralsight.com/course-player?clipId=45e79eb4-341e-4bc5-9494-e45c66e83aa4&amp;startTime=156.11" office:target-frame-name="psplayer" xlink:show="replace" text:style-name="Internet_20_link" text:visited-style-name="Visited_20_Internet_20_Link"><text:span text:style-name="T11">engine that's designed for that.</text:span></text:a><text:span text:style-name="T12"> </text:span><text:a xlink:type="simple" xlink:href="https://app.pluralsight.com/course-player?clipId=45e79eb4-341e-4bc5-9494-e45c66e83aa4&amp;startTime=157.76" office:target-frame-name="psplayer" xlink:show="replace" text:style-name="Internet_20_link" text:visited-style-name="Visited_20_Internet_20_Link"><text:span text:style-name="T11">And if you're interested, you can check out my Kubernetes for Developers course.</text:span></text:a><text:span text:style-name="T12"> </text:span><text:a xlink:type="simple" xlink:href="https://app.pluralsight.com/course-player?clipId=45e79eb4-341e-4bc5-9494-e45c66e83aa4&amp;startTime=161.83" office:target-frame-name="psplayer" xlink:show="replace" text:style-name="Internet_20_link" text:visited-style-name="Visited_20_Internet_20_Link"><text:span text:style-name="T11">It's called Kubernetes for Developers: Core Concepts.</text:span></text:a><text:span text:style-name="T12"> </text:span><text:a xlink:type="simple" xlink:href="https://app.pluralsight.com/course-player?clipId=45e79eb4-341e-4bc5-9494-e45c66e83aa4&amp;startTime=164.82" office:target-frame-name="psplayer" xlink:show="replace" text:style-name="Internet_20_link" text:visited-style-name="Visited_20_Internet_20_Link"><text:span text:style-name="T11">And then there's some other courses after that, if you'd like.</text:span></text:a><text:span text:style-name="T12"> </text:span><text:a xlink:type="simple" xlink:href="https://app.pluralsight.com/course-player?clipId=45e79eb4-341e-4bc5-9494-e45c66e83aa4&amp;startTime=167.64" office:target-frame-name="psplayer" xlink:show="replace" text:style-name="Internet_20_link" text:visited-style-name="Visited_20_Internet_20_Link"><text:span text:style-name="T11">So that's what it looks like on Mac.</text:span></text:a><text:span text:style-name="T12"> </text:span><text:a xlink:type="simple" xlink:href="https://app.pluralsight.com/course-player?clipId=45e79eb4-341e-4bc5-9494-e45c66e83aa4&amp;startTime=170.14" office:target-frame-name="psplayer" xlink:show="replace" text:style-name="Internet_20_link" text:visited-style-name="Visited_20_Internet_20_Link"><text:span text:style-name="T11">Now, if I go into the Windows side, you'll notice I can download for Windows.</text:span></text:a><text:span text:style-name="T12"> </text:span><text:a xlink:type="simple" xlink:href="https://app.pluralsight.com/course-player?clipId=45e79eb4-341e-4bc5-9494-e45c66e83aa4&amp;startTime=174.92" office:target-frame-name="psplayer" xlink:show="replace" text:style-name="Internet_20_link" text:visited-style-name="Visited_20_Internet_20_Link"><text:span text:style-name="T11">I'd get that executable, and I can get the same Docker whale icon.</text:span></text:a><text:span text:style-name="T12"> </text:span><text:a xlink:type="simple" xlink:href="https://app.pluralsight.com/course-player?clipId=45e79eb4-341e-4bc5-9494-e45c66e83aa4&amp;startTime=180.24" office:target-frame-name="psplayer" xlink:show="replace" text:style-name="Internet_20_link" text:visited-style-name="Visited_20_Internet_20_Link"><text:span text:style-name="T11">So if I go to our taskbar here, I'll go up to my tray,</text:span></text:a><text:span text:style-name="T12"> </text:span><text:a xlink:type="simple" xlink:href="https://app.pluralsight.com/course-player?clipId=45e79eb4-341e-4bc5-9494-e45c66e83aa4&amp;startTime=184.96" office:target-frame-name="psplayer" xlink:show="replace" text:style-name="Internet_20_link" text:visited-style-name="Visited_20_Internet_20_Link"><text:span text:style-name="T11">and you'll notice the Docker icon.</text:span></text:a><text:span text:style-name="T12"> </text:span><text:a xlink:type="simple" xlink:href="https://app.pluralsight.com/course-player?clipId=45e79eb4-341e-4bc5-9494-e45c66e83aa4&amp;startTime=186.78" office:target-frame-name="psplayer" xlink:show="replace" text:style-name="Internet_20_link" text:visited-style-name="Visited_20_Internet_20_Link"><text:span text:style-name="T11">If I right‑click on it, I can get to the same type of settings.</text:span></text:a><text:span text:style-name="T12"> </text:span><text:a xlink:type="simple" xlink:href="https://app.pluralsight.com/course-player?clipId=45e79eb4-341e-4bc5-9494-e45c66e83aa4&amp;startTime=191.34" office:target-frame-name="psplayer" xlink:show="replace" text:style-name="Internet_20_link" text:visited-style-name="Visited_20_Internet_20_Link"><text:span text:style-name="T11">So notice I can get to Settings, not Preferences in this case.</text:span></text:a><text:span text:style-name="T12"> </text:span><text:a xlink:type="simple" xlink:href="https://app.pluralsight.com/course-player?clipId=45e79eb4-341e-4bc5-9494-e45c66e83aa4&amp;startTime=194.97" office:target-frame-name="psplayer" xlink:show="replace" text:style-name="Internet_20_link" text:visited-style-name="Visited_20_Internet_20_Link"><text:span text:style-name="T11">Now, I'm using something called Windows Subsystem for Linux.</text:span></text:a><text:span text:style-name="T12"> </text:span><text:a xlink:type="simple" xlink:href="https://app.pluralsight.com/course-player?clipId=45e79eb4-341e-4bc5-9494-e45c66e83aa4&amp;startTime=198.88" office:target-frame-name="psplayer" xlink:show="replace" text:style-name="Internet_20_link" text:visited-style-name="Visited_20_Internet_20_Link"><text:span text:style-name="T11">So, yours might look slightly different than mine on Windows.</text:span></text:a><text:span text:style-name="T12"> </text:span><text:a xlink:type="simple" xlink:href="https://app.pluralsight.com/course-player?clipId=45e79eb4-341e-4bc5-9494-e45c66e83aa4&amp;startTime=202.2" office:target-frame-name="psplayer" xlink:show="replace" text:style-name="Internet_20_link" text:visited-style-name="Visited_20_Internet_20_Link"><text:span text:style-name="T11">It really depends on how you decide to set yours up.</text:span></text:a><text:span text:style-name="T12"> </text:span><text:a xlink:type="simple" xlink:href="https://app.pluralsight.com/course-player?clipId=45e79eb4-341e-4bc5-9494-e45c66e83aa4&amp;startTime=205.14" office:target-frame-name="psplayer" xlink:show="replace" text:style-name="Internet_20_link" text:visited-style-name="Visited_20_Internet_20_Link"><text:span text:style-name="T11">But you'll notice I have the Start Docker Desktop when I log in.</text:span></text:a><text:span text:style-name="T12"> </text:span><text:a xlink:type="simple" xlink:href="https://app.pluralsight.com/course-player?clipId=45e79eb4-341e-4bc5-9494-e45c66e83aa4&amp;startTime=208.74" office:target-frame-name="psplayer" xlink:show="replace" text:style-name="Internet_20_link" text:visited-style-name="Visited_20_Internet_20_Link"><text:span text:style-name="T11">And then I'm using this WSL 2 engine.</text:span></text:a><text:span text:style-name="T12"> </text:span><text:a xlink:type="simple" xlink:href="https://app.pluralsight.com/course-player?clipId=45e79eb4-341e-4bc5-9494-e45c66e83aa4&amp;startTime=211.31" office:target-frame-name="psplayer" xlink:show="replace" text:style-name="Internet_20_link" text:visited-style-name="Visited_20_Internet_20_Link"><text:span text:style-name="T11">So, I'm actually running Linux, Linux Subsystem it's called.</text:span></text:a><text:span text:style-name="T12"> </text:span><text:a xlink:type="simple" xlink:href="https://app.pluralsight.com/course-player?clipId=45e79eb4-341e-4bc5-9494-e45c66e83aa4&amp;startTime=215.64" office:target-frame-name="psplayer" xlink:show="replace" text:style-name="Internet_20_link" text:visited-style-name="Visited_20_Internet_20_Link"><text:span text:style-name="T11">And Docker is running inside of that.</text:span></text:a><text:span text:style-name="T12"> </text:span><text:a xlink:type="simple" xlink:href="https://app.pluralsight.com/course-player?clipId=45e79eb4-341e-4bc5-9494-e45c66e83aa4&amp;startTime=217.87" office:target-frame-name="psplayer" xlink:show="replace" text:style-name="Internet_20_link" text:visited-style-name="Visited_20_Internet_20_Link"><text:span text:style-name="T11">You'll notice there's a Learn more if you'd like to learn more about that.</text:span></text:a><text:span text:style-name="T12"> </text:span><text:a xlink:type="simple" xlink:href="https://app.pluralsight.com/course-player?clipId=45e79eb4-341e-4bc5-9494-e45c66e83aa4&amp;startTime=221.44" office:target-frame-name="psplayer" xlink:show="replace" text:style-name="Internet_20_link" text:visited-style-name="Visited_20_Internet_20_Link"><text:span text:style-name="T11">And just like on Mac, you'll see Resources,</text:span></text:a><text:span text:style-name="T12"> </text:span><text:a xlink:type="simple" xlink:href="https://app.pluralsight.com/course-player?clipId=45e79eb4-341e-4bc5-9494-e45c66e83aa4&amp;startTime=223.7" office:target-frame-name="psplayer" xlink:show="replace" text:style-name="Internet_20_link" text:visited-style-name="Visited_20_Internet_20_Link"><text:span text:style-name="T11">Docker Engine, and Experimental Features,</text:span></text:a><text:span text:style-name="T12"> </text:span><text:a xlink:type="simple" xlink:href="https://app.pluralsight.com/course-player?clipId=45e79eb4-341e-4bc5-9494-e45c66e83aa4&amp;startTime=226.14" office:target-frame-name="psplayer" xlink:show="replace" text:style-name="Internet_20_link" text:visited-style-name="Visited_20_Internet_20_Link"><text:span text:style-name="T11">and then there's also Kubernetes.</text:span></text:a><text:span text:style-name="T12"> </text:span><text:a xlink:type="simple" xlink:href="https://app.pluralsight.com/course-player?clipId=45e79eb4-341e-4bc5-9494-e45c66e83aa4&amp;startTime=228.94" office:target-frame-name="psplayer" xlink:show="replace" text:style-name="Internet_20_link" text:visited-style-name="Visited_20_Internet_20_Link"><text:span text:style-name="T11">Now what's also nice about this is I could come on in,</text:span></text:a><text:span text:style-name="T12"> </text:span><text:a xlink:type="simple" xlink:href="https://app.pluralsight.com/course-player?clipId=45e79eb4-341e-4bc5-9494-e45c66e83aa4&amp;startTime=232.68" office:target-frame-name="psplayer" xlink:show="replace" text:style-name="Internet_20_link" text:visited-style-name="Visited_20_Internet_20_Link"><text:span text:style-name="T11">and just to get started, if I go back to the tray and I right‑click,</text:span></text:a><text:span text:style-name="T12"> </text:span><text:a xlink:type="simple" xlink:href="https://app.pluralsight.com/course-player?clipId=45e79eb4-341e-4bc5-9494-e45c66e83aa4&amp;startTime=237.76" office:target-frame-name="psplayer" xlink:show="replace" text:style-name="Internet_20_link" text:visited-style-name="Visited_20_Internet_20_Link"><text:span text:style-name="T11">I can go to Dashboard.</text:span></text:a><text:span text:style-name="T12"> </text:span><text:a xlink:type="simple" xlink:href="https://app.pluralsight.com/course-player?clipId=45e79eb4-341e-4bc5-9494-e45c66e83aa4&amp;startTime=239" office:target-frame-name="psplayer" xlink:show="replace" text:style-name="Internet_20_link" text:visited-style-name="Visited_20_Internet_20_Link"><text:span text:style-name="T11">And this works on Mac or Windows.</text:span></text:a><text:span text:style-name="T12"> </text:span><text:a xlink:type="simple" xlink:href="https://app.pluralsight.com/course-player?clipId=45e79eb4-341e-4bc5-9494-e45c66e83aa4&amp;startTime=241.44" office:target-frame-name="psplayer" xlink:show="replace" text:style-name="Internet_20_link" text:visited-style-name="Visited_20_Internet_20_Link"><text:span text:style-name="T11">And notice the dashboard says no containers are running.</text:span></text:a><text:span text:style-name="T12"> </text:span><text:a xlink:type="simple" xlink:href="https://app.pluralsight.com/course-player?clipId=45e79eb4-341e-4bc5-9494-e45c66e83aa4&amp;startTime=244.46" office:target-frame-name="psplayer" xlink:show="replace" text:style-name="Internet_20_link" text:visited-style-name="Visited_20_Internet_20_Link"><text:span text:style-name="T11">However, I can copy this command right here,</text:span></text:a><text:span text:style-name="T12"> </text:span><text:a xlink:type="simple" xlink:href="https://app.pluralsight.com/course-player?clipId=45e79eb4-341e-4bc5-9494-e45c66e83aa4&amp;startTime=248.32" office:target-frame-name="psplayer" xlink:show="replace" text:style-name="Internet_20_link" text:visited-style-name="Visited_20_Internet_20_Link"><text:span text:style-name="T11">and if you'd like to see if Docker is running properly</text:span></text:a><text:span text:style-name="T12"> </text:span><text:a xlink:type="simple" xlink:href="https://app.pluralsight.com/course-player?clipId=45e79eb4-341e-4bc5-9494-e45c66e83aa4&amp;startTime=251.54" office:target-frame-name="psplayer" xlink:show="replace" text:style-name="Internet_20_link" text:visited-style-name="Visited_20_Internet_20_Link"><text:span text:style-name="T11">you can just open up a command prompt.</text:span></text:a><text:span text:style-name="T12"> </text:span><text:a xlink:type="simple" xlink:href="https://app.pluralsight.com/course-player?clipId=45e79eb4-341e-4bc5-9494-e45c66e83aa4&amp;startTime=253.74" office:target-frame-name="psplayer" xlink:show="replace" text:style-name="Internet_20_link" text:visited-style-name="Visited_20_Internet_20_Link"><text:span text:style-name="T11">And then I'm just going to paste this command into,</text:span></text:a><text:span text:style-name="T12"> </text:span><text:a xlink:type="simple" xlink:href="https://app.pluralsight.com/course-player?clipId=45e79eb4-341e-4bc5-9494-e45c66e83aa4&amp;startTime=257.19" office:target-frame-name="psplayer" xlink:show="replace" text:style-name="Internet_20_link" text:visited-style-name="Visited_20_Internet_20_Link"><text:span text:style-name="T11">in this case it's PowerShell.</text:span></text:a><text:span text:style-name="T12"> </text:span><text:a xlink:type="simple" xlink:href="https://app.pluralsight.com/course-player?clipId=45e79eb4-341e-4bc5-9494-e45c66e83aa4&amp;startTime=259.04" office:target-frame-name="psplayer" xlink:show="replace" text:style-name="Internet_20_link" text:visited-style-name="Visited_20_Internet_20_Link"><text:span text:style-name="T11">We're going to do a docker run.</text:span></text:a><text:span text:style-name="T12"> </text:span><text:a xlink:type="simple" xlink:href="https://app.pluralsight.com/course-player?clipId=45e79eb4-341e-4bc5-9494-e45c66e83aa4&amp;startTime=261.54" office:target-frame-name="psplayer" xlink:show="replace" text:style-name="Internet_20_link" text:visited-style-name="Visited_20_Internet_20_Link"><text:span text:style-name="T11">Now we haven't covered this command yet,</text:span></text:a><text:span text:style-name="T12"> </text:span><text:a xlink:type="simple" xlink:href="https://app.pluralsight.com/course-player?clipId=45e79eb4-341e-4bc5-9494-e45c66e83aa4&amp;startTime=263.09" office:target-frame-name="psplayer" xlink:show="replace" text:style-name="Internet_20_link" text:visited-style-name="Visited_20_Internet_20_Link"><text:span text:style-name="T11">but we're going to be talking about this.</text:span></text:a><text:span text:style-name="T12"> </text:span><text:a xlink:type="simple" xlink:href="https://app.pluralsight.com/course-player?clipId=45e79eb4-341e-4bc5-9494-e45c66e83aa4&amp;startTime=264.9" office:target-frame-name="psplayer" xlink:show="replace" text:style-name="Internet_20_link" text:visited-style-name="Visited_20_Internet_20_Link"><text:span text:style-name="T11">You'll see a few command line switches,</text:span></text:a><text:span text:style-name="T12"> </text:span><text:a xlink:type="simple" xlink:href="https://app.pluralsight.com/course-player?clipId=45e79eb4-341e-4bc5-9494-e45c66e83aa4&amp;startTime=267.34" office:target-frame-name="psplayer" xlink:show="replace" text:style-name="Internet_20_link" text:visited-style-name="Visited_20_Internet_20_Link"><text:span text:style-name="T11">you'll see this is the image we're going to run,</text:span></text:a><text:span text:style-name="T12"> </text:span><text:a xlink:type="simple" xlink:href="https://app.pluralsight.com/course-player?clipId=45e79eb4-341e-4bc5-9494-e45c66e83aa4&amp;startTime=269.99" office:target-frame-name="psplayer" xlink:show="replace" text:style-name="Internet_20_link" text:visited-style-name="Visited_20_Internet_20_Link"><text:span text:style-name="T11">and I'm just going to hit Enter.</text:span></text:a><text:span text:style-name="T12"> </text:span><text:a xlink:type="simple" xlink:href="https://app.pluralsight.com/course-player?clipId=45e79eb4-341e-4bc5-9494-e45c66e83aa4&amp;startTime=272.64" office:target-frame-name="psplayer" xlink:show="replace" text:style-name="Internet_20_link" text:visited-style-name="Visited_20_Internet_20_Link"><text:span text:style-name="T11">Now what this will do is it's going to look locally and say,</text:span></text:a><text:span text:style-name="T12"> </text:span><text:a xlink:type="simple" xlink:href="https://app.pluralsight.com/course-player?clipId=45e79eb4-341e-4bc5-9494-e45c66e83aa4&amp;startTime=276.32" office:target-frame-name="psplayer" xlink:show="replace" text:style-name="Internet_20_link" text:visited-style-name="Visited_20_Internet_20_Link"><text:span text:style-name="T11">hey do you have the recipe, the image?</text:span></text:a><text:span text:style-name="T12"> </text:span><text:a xlink:type="simple" xlink:href="https://app.pluralsight.com/course-player?clipId=45e79eb4-341e-4bc5-9494-e45c66e83aa4&amp;startTime=279.24" office:target-frame-name="psplayer" xlink:show="replace" text:style-name="Internet_20_link" text:visited-style-name="Visited_20_Internet_20_Link"><text:span text:style-name="T11">And I don't, so notice it's downloading it.</text:span></text:a><text:span text:style-name="T12"> </text:span><text:a xlink:type="simple" xlink:href="https://app.pluralsight.com/course-player?clipId=45e79eb4-341e-4bc5-9494-e45c66e83aa4&amp;startTime=281.54" office:target-frame-name="psplayer" xlink:show="replace" text:style-name="Internet_20_link" text:visited-style-name="Visited_20_Internet_20_Link"><text:span text:style-name="T11">It's pulling it.</text:span></text:a><text:span text:style-name="T12"> </text:span><text:a xlink:type="simple" xlink:href="https://app.pluralsight.com/course-player?clipId=45e79eb4-341e-4bc5-9494-e45c66e83aa4&amp;startTime=283.34" office:target-frame-name="psplayer" xlink:show="replace" text:style-name="Internet_20_link" text:visited-style-name="Visited_20_Internet_20_Link"><text:span text:style-name="T11">And then it just tried to start this container.</text:span></text:a><text:span text:style-name="T12"> </text:span><text:a xlink:type="simple" xlink:href="https://app.pluralsight.com/course-player?clipId=45e79eb4-341e-4bc5-9494-e45c66e83aa4&amp;startTime=286.01" office:target-frame-name="psplayer" xlink:show="replace" text:style-name="Internet_20_link" text:visited-style-name="Visited_20_Internet_20_Link"><text:span text:style-name="T11">So it downloaded everything it needed,</text:span></text:a><text:span text:style-name="T12"> </text:span><text:a xlink:type="simple" xlink:href="https://app.pluralsight.com/course-player?clipId=45e79eb4-341e-4bc5-9494-e45c66e83aa4&amp;startTime=288.17" office:target-frame-name="psplayer" xlink:show="replace" text:style-name="Internet_20_link" text:visited-style-name="Visited_20_Internet_20_Link"><text:span text:style-name="T11">and now it's going to try to run </text:span></text:a><text:soft-page-break/><text:a xlink:type="simple" xlink:href="https://app.pluralsight.com/course-player?clipId=45e79eb4-341e-4bc5-9494-e45c66e83aa4&amp;startTime=288.17" office:target-frame-name="psplayer" xlink:show="replace" text:style-name="Internet_20_link" text:visited-style-name="Visited_20_Internet_20_Link"><text:span text:style-name="T11">it on my machine.</text:span></text:a><text:span text:style-name="T12"> </text:span><text:a xlink:type="simple" xlink:href="https://app.pluralsight.com/course-player?clipId=45e79eb4-341e-4bc5-9494-e45c66e83aa4&amp;startTime=291.14" office:target-frame-name="psplayer" xlink:show="replace" text:style-name="Internet_20_link" text:visited-style-name="Visited_20_Internet_20_Link"><text:span text:style-name="T11">Now if I run a command, which is docker ps ‑a, this is list all my containers.</text:span></text:a><text:span text:style-name="T12"> </text:span><text:a xlink:type="simple" xlink:href="https://app.pluralsight.com/course-player?clipId=45e79eb4-341e-4bc5-9494-e45c66e83aa4&amp;startTime=297.04" office:target-frame-name="psplayer" xlink:show="replace" text:style-name="Internet_20_link" text:visited-style-name="Visited_20_Internet_20_Link"><text:span text:style-name="T11">We'll be talking more about that in a later module,</text:span></text:a><text:span text:style-name="T12"> </text:span><text:a xlink:type="simple" xlink:href="https://app.pluralsight.com/course-player?clipId=45e79eb4-341e-4bc5-9494-e45c66e83aa4&amp;startTime=299.51" office:target-frame-name="psplayer" xlink:show="replace" text:style-name="Internet_20_link" text:visited-style-name="Visited_20_Internet_20_Link"><text:span text:style-name="T11">but we'll jump ahead real quick here.</text:span></text:a><text:span text:style-name="T12"> </text:span><text:a xlink:type="simple" xlink:href="https://app.pluralsight.com/course-player?clipId=45e79eb4-341e-4bc5-9494-e45c66e83aa4&amp;startTime=302.14" office:target-frame-name="psplayer" xlink:show="replace" text:style-name="Internet_20_link" text:visited-style-name="Visited_20_Internet_20_Link"><text:span text:style-name="T11">You'll notice I actually have a running container here.</text:span></text:a><text:span text:style-name="T12"> </text:span><text:a xlink:type="simple" xlink:href="https://app.pluralsight.com/course-player?clipId=45e79eb4-341e-4bc5-9494-e45c66e83aa4&amp;startTime=305.58" office:target-frame-name="psplayer" xlink:show="replace" text:style-name="Internet_20_link" text:visited-style-name="Visited_20_Internet_20_Link"><text:span text:style-name="T11">It's been up for 19 seconds.</text:span></text:a><text:span text:style-name="T12"> </text:span><text:a xlink:type="simple" xlink:href="https://app.pluralsight.com/course-player?clipId=45e79eb4-341e-4bc5-9494-e45c66e83aa4&amp;startTime=307.74" office:target-frame-name="psplayer" xlink:show="replace" text:style-name="Internet_20_link" text:visited-style-name="Visited_20_Internet_20_Link"><text:span text:style-name="T11">I can actually go to the browser and hit it on localhost if I'd like.</text:span></text:a><text:span text:style-name="T12"> </text:span><text:a xlink:type="simple" xlink:href="https://app.pluralsight.com/course-player?clipId=45e79eb4-341e-4bc5-9494-e45c66e83aa4&amp;startTime=311.04" office:target-frame-name="psplayer" xlink:show="replace" text:style-name="Internet_20_link" text:visited-style-name="Visited_20_Internet_20_Link"><text:span text:style-name="T11">So let me come on up here real quick.</text:span></text:a><text:span text:style-name="T12"> </text:span><text:a xlink:type="simple" xlink:href="https://app.pluralsight.com/course-player?clipId=45e79eb4-341e-4bc5-9494-e45c66e83aa4&amp;startTime=313.54" office:target-frame-name="psplayer" xlink:show="replace" text:style-name="Internet_20_link" text:visited-style-name="Visited_20_Internet_20_Link"><text:span text:style-name="T11">We'll just go to localhost, and there we go.</text:span></text:a><text:span text:style-name="T12"> </text:span><text:a xlink:type="simple" xlink:href="https://app.pluralsight.com/course-player?clipId=45e79eb4-341e-4bc5-9494-e45c66e83aa4&amp;startTime=318.04" office:target-frame-name="psplayer" xlink:show="replace" text:style-name="Internet_20_link" text:visited-style-name="Visited_20_Internet_20_Link"><text:span text:style-name="T11">It's now actually running against that container that's on my machine.</text:span></text:a><text:span text:style-name="T12"> </text:span><text:a xlink:type="simple" xlink:href="https://app.pluralsight.com/course-player?clipId=45e79eb4-341e-4bc5-9494-e45c66e83aa4&amp;startTime=322.36" office:target-frame-name="psplayer" xlink:show="replace" text:style-name="Internet_20_link" text:visited-style-name="Visited_20_Internet_20_Link"><text:span text:style-name="T11">And notice I have an entire application I can go through here.</text:span></text:a><text:span text:style-name="T12"> </text:span><text:a xlink:type="simple" xlink:href="https://app.pluralsight.com/course-player?clipId=45e79eb4-341e-4bc5-9494-e45c66e83aa4&amp;startTime=325.31" office:target-frame-name="psplayer" xlink:show="replace" text:style-name="Internet_20_link" text:visited-style-name="Visited_20_Internet_20_Link"><text:span text:style-name="T11">I can click on just like a normal website.</text:span></text:a><text:span text:style-name="T12"> </text:span><text:a xlink:type="simple" xlink:href="https://app.pluralsight.com/course-player?clipId=45e79eb4-341e-4bc5-9494-e45c66e83aa4&amp;startTime=328.54" office:target-frame-name="psplayer" xlink:show="replace" text:style-name="Internet_20_link" text:visited-style-name="Visited_20_Internet_20_Link"><text:span text:style-name="T11">Once I'm done, I can come back to the command prompt,</text:span></text:a><text:span text:style-name="T12"> </text:span><text:a xlink:type="simple" xlink:href="https://app.pluralsight.com/course-player?clipId=45e79eb4-341e-4bc5-9494-e45c66e83aa4&amp;startTime=331.84" office:target-frame-name="psplayer" xlink:show="replace" text:style-name="Internet_20_link" text:visited-style-name="Visited_20_Internet_20_Link"><text:span text:style-name="T11">and I can go ahead and say docker stop.</text:span></text:a><text:span text:style-name="T12"> </text:span><text:a xlink:type="simple" xlink:href="https://app.pluralsight.com/course-player?clipId=45e79eb4-341e-4bc5-9494-e45c66e83aa4&amp;startTime=335.44" office:target-frame-name="psplayer" xlink:show="replace" text:style-name="Internet_20_link" text:visited-style-name="Visited_20_Internet_20_Link"><text:span text:style-name="T11">And then notice this ID over here.</text:span></text:a><text:span text:style-name="T12"> </text:span><text:a xlink:type="simple" xlink:href="https://app.pluralsight.com/course-player?clipId=45e79eb4-341e-4bc5-9494-e45c66e83aa4&amp;startTime=337.5" office:target-frame-name="psplayer" xlink:show="replace" text:style-name="Internet_20_link" text:visited-style-name="Visited_20_Internet_20_Link"><text:span text:style-name="T11">So I'm going to type 10, just the first part of it, and stop it.</text:span></text:a><text:span text:style-name="T12"> </text:span><text:a xlink:type="simple" xlink:href="https://app.pluralsight.com/course-player?clipId=45e79eb4-341e-4bc5-9494-e45c66e83aa4&amp;startTime=342.64" office:target-frame-name="psplayer" xlink:show="replace" text:style-name="Internet_20_link" text:visited-style-name="Visited_20_Internet_20_Link"><text:span text:style-name="T11">And then I'm going to go ahead and say, hey I'm done with this.</text:span></text:a><text:span text:style-name="T12"> </text:span><text:a xlink:type="simple" xlink:href="https://app.pluralsight.com/course-player?clipId=45e79eb4-341e-4bc5-9494-e45c66e83aa4&amp;startTime=344.45" office:target-frame-name="psplayer" xlink:show="replace" text:style-name="Internet_20_link" text:visited-style-name="Visited_20_Internet_20_Link"><text:span text:style-name="T11">I'm never probably going to use it again,</text:span></text:a><text:span text:style-name="T12"> </text:span><text:a xlink:type="simple" xlink:href="https://app.pluralsight.com/course-player?clipId=45e79eb4-341e-4bc5-9494-e45c66e83aa4&amp;startTime=346.23" office:target-frame-name="psplayer" xlink:show="replace" text:style-name="Internet_20_link" text:visited-style-name="Visited_20_Internet_20_Link"><text:span text:style-name="T11">so we'll remove the first part of the ID.</text:span></text:a><text:span text:style-name="T12"> </text:span><text:a xlink:type="simple" xlink:href="https://app.pluralsight.com/course-player?clipId=45e79eb4-341e-4bc5-9494-e45c66e83aa4&amp;startTime=349.44" office:target-frame-name="psplayer" xlink:show="replace" text:style-name="Internet_20_link" text:visited-style-name="Visited_20_Internet_20_Link"><text:span text:style-name="T11">And now if I run docker ps ‑a nothing is there.</text:span></text:a><text:span text:style-name="T12"> </text:span><text:a xlink:type="simple" xlink:href="https://app.pluralsight.com/course-player?clipId=45e79eb4-341e-4bc5-9494-e45c66e83aa4&amp;startTime=354.14" office:target-frame-name="psplayer" xlink:show="replace" text:style-name="Internet_20_link" text:visited-style-name="Visited_20_Internet_20_Link"><text:span text:style-name="T11">So this is kind of our Hello World to make sure that</text:span></text:a><text:span text:style-name="T12"> </text:span><text:a xlink:type="simple" xlink:href="https://app.pluralsight.com/course-player?clipId=45e79eb4-341e-4bc5-9494-e45c66e83aa4&amp;startTime=357.08" office:target-frame-name="psplayer" xlink:show="replace" text:style-name="Internet_20_link" text:visited-style-name="Visited_20_Internet_20_Link"><text:span text:style-name="T11">Docker is running properly on your system.</text:span></text:a><text:span text:style-name="T12"> </text:span><text:a xlink:type="simple" xlink:href="https://app.pluralsight.com/course-player?clipId=45e79eb4-341e-4bc5-9494-e45c66e83aa4&amp;startTime=360.14" office:target-frame-name="psplayer" xlink:show="replace" text:style-name="Internet_20_link" text:visited-style-name="Visited_20_Internet_20_Link"><text:span text:style-name="T11">And this command I just ran is going to run on Linux, Windows, or Mac.</text:span></text:a><text:span text:style-name="T12"> </text:span><text:a xlink:type="simple" xlink:href="https://app.pluralsight.com/course-player?clipId=45e79eb4-341e-4bc5-9494-e45c66e83aa4&amp;startTime=364.44" office:target-frame-name="psplayer" xlink:show="replace" text:style-name="Internet_20_link" text:visited-style-name="Visited_20_Internet_20_Link"><text:span text:style-name="T11">Now, let me go back over to the Get Started page.</text:span></text:a><text:span text:style-name="T12"> </text:span><text:a xlink:type="simple" xlink:href="https://app.pluralsight.com/course-player?clipId=45e79eb4-341e-4bc5-9494-e45c66e83aa4&amp;startTime=368.54" office:target-frame-name="psplayer" xlink:show="replace" text:style-name="Internet_20_link" text:visited-style-name="Visited_20_Internet_20_Link"><text:span text:style-name="T11">And I mentioned that if you're on Linux you can run Docker Engine.</text:span></text:a><text:span text:style-name="T12"> </text:span><text:a xlink:type="simple" xlink:href="https://app.pluralsight.com/course-player?clipId=45e79eb4-341e-4bc5-9494-e45c66e83aa4&amp;startTime=371.75" office:target-frame-name="psplayer" xlink:show="replace" text:style-name="Internet_20_link" text:visited-style-name="Visited_20_Internet_20_Link"><text:span text:style-name="T11">So, if you click here, you can go to View Linux Engine.</text:span></text:a><text:span text:style-name="T12"> </text:span><text:a xlink:type="simple" xlink:href="https://app.pluralsight.com/course-player?clipId=45e79eb4-341e-4bc5-9494-e45c66e83aa4&amp;startTime=375.64" office:target-frame-name="psplayer" xlink:show="replace" text:style-name="Internet_20_link" text:visited-style-name="Visited_20_Internet_20_Link"><text:span text:style-name="T11">And this will walk you through what you'll need to run that.</text:span></text:a><text:span text:style-name="T12"> </text:span><text:a xlink:type="simple" xlink:href="https://app.pluralsight.com/course-player?clipId=45e79eb4-341e-4bc5-9494-e45c66e83aa4&amp;startTime=378.7" office:target-frame-name="psplayer" xlink:show="replace" text:style-name="Internet_20_link" text:visited-style-name="Visited_20_Internet_20_Link"><text:span text:style-name="T11">There's a couple options you'll notice, Fedora, CentOS, and more.</text:span></text:a><text:span text:style-name="T12"> </text:span><text:a xlink:type="simple" xlink:href="https://app.pluralsight.com/course-player?clipId=45e79eb4-341e-4bc5-9494-e45c66e83aa4&amp;startTime=383.14" office:target-frame-name="psplayer" xlink:show="replace" text:style-name="Internet_20_link" text:visited-style-name="Visited_20_Internet_20_Link"><text:span text:style-name="T11">So, that is something I won't be going into here,</text:span></text:a><text:span text:style-name="T12"> </text:span><text:a xlink:type="simple" xlink:href="https://app.pluralsight.com/course-player?clipId=45e79eb4-341e-4bc5-9494-e45c66e83aa4&amp;startTime=385.67" office:target-frame-name="psplayer" xlink:show="replace" text:style-name="Internet_20_link" text:visited-style-name="Visited_20_Internet_20_Link"><text:span text:style-name="T11">but you can absolutely run these same types of commands on Linux,</text:span></text:a><text:span text:style-name="T12"> </text:span><text:a xlink:type="simple" xlink:href="https://app.pluralsight.com/course-player?clipId=45e79eb4-341e-4bc5-9494-e45c66e83aa4&amp;startTime=390.07" office:target-frame-name="psplayer" xlink:show="replace" text:style-name="Internet_20_link" text:visited-style-name="Visited_20_Internet_20_Link"><text:span text:style-name="T11">Mac, or Windows.</text:span></text:a><text:span text:style-name="T12"> </text:span><text:a xlink:type="simple" xlink:href="https://app.pluralsight.com/course-player?clipId=45e79eb4-341e-4bc5-9494-e45c66e83aa4&amp;startTime=392.34" office:target-frame-name="psplayer" xlink:show="replace" text:style-name="Internet_20_link" text:visited-style-name="Visited_20_Internet_20_Link"><text:span text:style-name="T11">So now that we've covered the software installation,</text:span></text:a><text:span text:style-name="T12"> </text:span><text:a xlink:type="simple" xlink:href="https://app.pluralsight.com/course-player?clipId=45e79eb4-341e-4bc5-9494-e45c66e83aa4&amp;startTime=394.43" office:target-frame-name="psplayer" xlink:show="replace" text:style-name="Internet_20_link" text:visited-style-name="Visited_20_Internet_20_Link"><text:span text:style-name="T11">let's move forward and take a look at the app that we're going to be covering throughout this course.</text:span></text:a></text:p>
      <text:h text:style-name="P3" text:outline-level="3"><text:a xlink:type="simple" xlink:href="https://app.pluralsight.com/course-player?clipId=83d472c4-c60b-48b5-aa31-b2184340003c" office:target-frame-name="psplayer" xlink:show="replace" text:style-name="Internet_20_link" text:visited-style-name="Visited_20_Internet_20_Link"><text:span text:style-name="T11">Examine the Application</text:span></text:a></text:h>
      <text:p text:style-name="P5"><text:a xlink:type="simple" xlink:href="https://app.pluralsight.com/course-player?clipId=83d472c4-c60b-48b5-aa31-b2184340003c&amp;startTime=1.04" office:target-frame-name="psplayer" xlink:show="replace" text:style-name="Internet_20_link" text:visited-style-name="Visited_20_Internet_20_Link"><text:span text:style-name="T11">Before we dive in to creating custom images and running containers,</text:span></text:a><text:span text:style-name="T12"> </text:span><text:a xlink:type="simple" xlink:href="https://app.pluralsight.com/course-player?clipId=83d472c4-c60b-48b5-aa31-b2184340003c&amp;startTime=5.22" office:target-frame-name="psplayer" xlink:show="replace" text:style-name="Internet_20_link" text:visited-style-name="Visited_20_Internet_20_Link"><text:span text:style-name="T11">let's examine the application that we're going to use</text:span></text:a><text:span text:style-name="T12"> </text:span><text:a xlink:type="simple" xlink:href="https://app.pluralsight.com/course-player?clipId=83d472c4-c60b-48b5-aa31-b2184340003c&amp;startTime=7.45" office:target-frame-name="psplayer" xlink:show="replace" text:style-name="Internet_20_link" text:visited-style-name="Visited_20_Internet_20_Link"><text:span text:style-name="T11">throughout this course so you have a little better feel</text:span></text:a><text:span text:style-name="T12"> </text:span><text:a xlink:type="simple" xlink:href="https://app.pluralsight.com/course-player?clipId=83d472c4-c60b-48b5-aa31-b2184340003c&amp;startTime=9.96" office:target-frame-name="psplayer" xlink:show="replace" text:style-name="Internet_20_link" text:visited-style-name="Visited_20_Internet_20_Link"><text:span text:style-name="T11">for what's in it and how it works.</text:span></text:a><text:span text:style-name="T12"> </text:span><text:a xlink:type="simple" xlink:href="https://app.pluralsight.com/course-player?clipId=83d472c4-c60b-48b5-aa31-b2184340003c&amp;startTime=12.19" office:target-frame-name="psplayer" xlink:show="replace" text:style-name="Internet_20_link" text:visited-style-name="Visited_20_Internet_20_Link"><text:span text:style-name="T11">The application that you see here is built with Node.js and MongoDB.</text:span></text:a><text:span text:style-name="T12"> </text:span><text:a xlink:type="simple" xlink:href="https://app.pluralsight.com/course-player?clipId=83d472c4-c60b-48b5-aa31-b2184340003c&amp;startTime=16.94" office:target-frame-name="psplayer" xlink:show="replace" text:style-name="Internet_20_link" text:visited-style-name="Visited_20_Internet_20_Link"><text:span text:style-name="T11">It's a very simple app, all it does is display some Docker</text:span></text:a><text:span text:style-name="T12"> </text:span><text:a xlink:type="simple" xlink:href="https://app.pluralsight.com/course-player?clipId=83d472c4-c60b-48b5-aa31-b2184340003c&amp;startTime=20.12" office:target-frame-name="psplayer" xlink:show="replace" text:style-name="Internet_20_link" text:visited-style-name="Visited_20_Internet_20_Link"><text:span text:style-name="T11">commands and what you can do with them,</text:span></text:a><text:span text:style-name="T12"> </text:span><text:a xlink:type="simple" xlink:href="https://app.pluralsight.com/course-player?clipId=83d472c4-c60b-48b5-aa31-b2184340003c&amp;startTime=22.28" office:target-frame-name="psplayer" xlink:show="replace" text:style-name="Internet_20_link" text:visited-style-name="Visited_20_Internet_20_Link"><text:span text:style-name="T11">but it should provide a really nice starting point.</text:span></text:a><text:span text:style-name="T12"> </text:span><text:a xlink:type="simple" xlink:href="https://app.pluralsight.com/course-player?clipId=83d472c4-c60b-48b5-aa31-b2184340003c&amp;startTime=24.93" office:target-frame-name="psplayer" xlink:show="replace" text:style-name="Internet_20_link" text:visited-style-name="Visited_20_Internet_20_Link"><text:span text:style-name="T11">And I want to emphasize again that even if you do nothing</text:span></text:a><text:span text:style-name="T12"> </text:span><text:a xlink:type="simple" xlink:href="https://app.pluralsight.com/course-player?clipId=83d472c4-c60b-48b5-aa31-b2184340003c&amp;startTime=28.53" office:target-frame-name="psplayer" xlink:show="replace" text:style-name="Internet_20_link" text:visited-style-name="Visited_20_Internet_20_Link"><text:span text:style-name="T11">with Node or Mongo or the technologies here,</text:span></text:a><text:span text:style-name="T12"> </text:span><text:a xlink:type="simple" xlink:href="https://app.pluralsight.com/course-player?clipId=83d472c4-c60b-48b5-aa31-b2184340003c&amp;startTime=31.84" office:target-frame-name="psplayer" xlink:show="replace" text:style-name="Internet_20_link" text:visited-style-name="Visited_20_Internet_20_Link"><text:span text:style-name="T11">the concepts we're going to learn are going to apply</text:span></text:a><text:span text:style-name="T12"> </text:span><text:a xlink:type="simple" xlink:href="https://app.pluralsight.com/course-player?clipId=83d472c4-c60b-48b5-aa31-b2184340003c&amp;startTime=34.34" office:target-frame-name="psplayer" xlink:show="replace" text:style-name="Internet_20_link" text:visited-style-name="Visited_20_Internet_20_Link"><text:span text:style-name="T11">to every other framework out there.</text:span></text:a><text:span text:style-name="T12"> </text:span><text:a xlink:type="simple" xlink:href="https://app.pluralsight.com/course-player?clipId=83d472c4-c60b-48b5-aa31-b2184340003c&amp;startTime=36.28" office:target-frame-name="psplayer" xlink:show="replace" text:style-name="Internet_20_link" text:visited-style-name="Visited_20_Internet_20_Link"><text:span text:style-name="T11">And that's what's really important about this particular course.</text:span></text:a><text:span text:style-name="T12"> </text:span><text:a xlink:type="simple" xlink:href="https://app.pluralsight.com/course-player?clipId=83d472c4-c60b-48b5-aa31-b2184340003c&amp;startTime=40.24" office:target-frame-name="psplayer" xlink:show="replace" text:style-name="Internet_20_link" text:visited-style-name="Visited_20_Internet_20_Link"><text:span text:style-name="T11">Now to start things off, just to show you where things live,</text:span></text:a><text:span text:style-name="T12"> </text:span><text:a xlink:type="simple" xlink:href="https://app.pluralsight.com/course-player?clipId=83d472c4-c60b-48b5-aa31-b2184340003c&amp;startTime=43.05" office:target-frame-name="psplayer" xlink:show="replace" text:style-name="Internet_20_link" text:visited-style-name="Visited_20_Internet_20_Link"><text:span text:style-name="T11">you'll notice server.js.</text:span></text:a><text:span text:style-name="T12"> </text:span><text:a xlink:type="simple" xlink:href="https://app.pluralsight.com/course-player?clipId=83d472c4-c60b-48b5-aa31-b2184340003c&amp;startTime=44.64" office:target-frame-name="psplayer" xlink:show="replace" text:style-name="Internet_20_link" text:visited-style-name="Visited_20_Internet_20_Link"><text:span text:style-name="T11">This is kind of our web server, the code that's going to run in it.</text:span></text:a><text:span text:style-name="T12"> </text:span><text:a xlink:type="simple" xlink:href="https://app.pluralsight.com/course-player?clipId=83d472c4-c60b-48b5-aa31-b2184340003c&amp;startTime=47.94" office:target-frame-name="psplayer" xlink:show="replace" text:style-name="Internet_20_link" text:visited-style-name="Visited_20_Internet_20_Link"><text:span text:style-name="T11">It uses Express.js.</text:span></text:a><text:span text:style-name="T12"> </text:span><text:a xlink:type="simple" xlink:href="https://app.pluralsight.com/course-player?clipId=83d472c4-c60b-48b5-aa31-b2184340003c&amp;startTime=50.44" office:target-frame-name="psplayer" xlink:show="replace" text:style-name="Internet_20_link" text:visited-style-name="Visited_20_Internet_20_Link"><text:span text:style-name="T11">And then we have in our lib folder some code for the</text:span></text:a><text:span text:style-name="T12"> </text:span><text:a xlink:type="simple" xlink:href="https://app.pluralsight.com/course-player?clipId=83d472c4-c60b-48b5-aa31-b2184340003c&amp;startTime=55.27" office:target-frame-name="psplayer" xlink:show="replace" text:style-name="Internet_20_link" text:visited-style-name="Visited_20_Internet_20_Link"><text:span text:style-name="T11">database interaction with MongoDB.</text:span></text:a><text:span text:style-name="T12"> </text:span><text:a xlink:type="simple" xlink:href="https://app.pluralsight.com/course-player?clipId=83d472c4-c60b-48b5-aa31-b2184340003c&amp;startTime=58.13" office:target-frame-name="psplayer" xlink:show="replace" text:style-name="Internet_20_link" text:visited-style-name="Visited_20_Internet_20_Link"><text:span text:style-name="T11">And this is going to use an npm package called</text:span></text:a><text:span text:style-name="T12"> </text:span><text:a xlink:type="simple" xlink:href="https://app.pluralsight.com/course-player?clipId=83d472c4-c60b-48b5-aa31-b2184340003c&amp;startTime=60.67" office:target-frame-name="psplayer" xlink:show="replace" text:style-name="Internet_20_link" text:visited-style-name="Visited_20_Internet_20_Link"><text:span text:style-name="T11">Mongoose to actually connect to that.</text:span></text:a><text:span text:style-name="T12"> </text:span><text:a xlink:type="simple" xlink:href="https://app.pluralsight.com/course-player?clipId=83d472c4-c60b-48b5-aa31-b2184340003c&amp;startTime=63.14" office:target-frame-name="psplayer" xlink:show="replace" text:style-name="Internet_20_link" text:visited-style-name="Visited_20_Internet_20_Link"><text:span text:style-name="T11">Now knowing the code isn't going to be required though.</text:span></text:a><text:span text:style-name="T12"> </text:span><text:a xlink:type="simple" xlink:href="https://app.pluralsight.com/course-player?clipId=83d472c4-c60b-48b5-aa31-b2184340003c&amp;startTime=65.54" office:target-frame-name="psplayer" xlink:show="replace" text:style-name="Internet_20_link" text:visited-style-name="Visited_20_Internet_20_Link"><text:span text:style-name="T11">Really,</text:span></text:a><text:span text:style-name="T12"> </text:span><text:a xlink:type="simple" xlink:href="https://app.pluralsight.com/course-player?clipId=83d472c4-c60b-48b5-aa31-b2184340003c&amp;startTime=66.07" office:target-frame-name="psplayer" xlink:show="replace" text:style-name="Internet_20_link" text:visited-style-name="Visited_20_Internet_20_Link"><text:span text:style-name="T11">we're going to focus just on the steps from a Docker perspective</text:span></text:a><text:span text:style-name="T12"> </text:span><text:a xlink:type="simple" xlink:href="https://app.pluralsight.com/course-player?clipId=83d472c4-c60b-48b5-aa31-b2184340003c&amp;startTime=70.28" office:target-frame-name="psplayer" xlink:show="replace" text:style-name="Internet_20_link" text:visited-style-name="Visited_20_Internet_20_Link"><text:span text:style-name="T11">that you need to know to build custom images,</text:span></text:a><text:span text:style-name="T12"> </text:span><text:a xlink:type="simple" xlink:href="https://app.pluralsight.com/course-player?clipId=83d472c4-c60b-48b5-aa31-b2184340003c&amp;startTime=72.68" office:target-frame-name="psplayer" xlink:show="replace" text:style-name="Internet_20_link" text:visited-style-name="Visited_20_Internet_20_Link"><text:span text:style-name="T11">run custom containers, talk between containers,</text:span></text:a><text:span text:style-name="T12"> </text:span><text:a xlink:type="simple" xlink:href="https://app.pluralsight.com/course-player?clipId=83d472c4-c60b-48b5-aa31-b2184340003c&amp;startTime=75.73" office:target-frame-name="psplayer" xlink:show="replace" text:style-name="Internet_20_link" text:visited-style-name="Visited_20_Internet_20_Link"><text:span text:style-name="T11">and things like that.</text:span></text:a><text:span text:style-name="T12"> </text:span><text:a xlink:type="simple" xlink:href="https://app.pluralsight.com/course-player?clipId=83d472c4-c60b-48b5-aa31-b2184340003c&amp;startTime=77.34" office:target-frame-name="psplayer" xlink:show="replace" text:style-name="Internet_20_link" text:visited-style-name="Visited_20_Internet_20_Link"><text:span text:style-name="T11">So to wrap this up, what I'm going to do is run through these steps really quick,</text:span></text:a><text:span text:style-name="T12"> </text:span><text:a xlink:type="simple" xlink:href="https://app.pluralsight.com/course-player?clipId=83d472c4-c60b-48b5-aa31-b2184340003c&amp;startTime=81.18" office:target-frame-name="psplayer" xlink:show="replace" text:style-name="Internet_20_link" text:visited-style-name="Visited_20_Internet_20_Link"><text:span text:style-name="T11">starting with the docker‑compose build.</text:span></text:a><text:span text:style-name="T12"> </text:span><text:a xlink:type="simple" xlink:href="https://app.pluralsight.com/course-player?clipId=83d472c4-c60b-48b5-aa31-b2184340003c&amp;startTime=83.94" office:target-frame-name="psplayer" xlink:show="replace" text:style-name="Internet_20_link" text:visited-style-name="Visited_20_Internet_20_Link"><text:span text:style-name="T11">Now this is an orchestration tool that we'll talk</text:span></text:a><text:span text:style-name="T12"> </text:span><text:a xlink:type="simple" xlink:href="https://app.pluralsight.com/course-player?clipId=83d472c4-c60b-48b5-aa31-b2184340003c&amp;startTime=86.05" office:target-frame-name="psplayer" xlink:show="replace" text:style-name="Internet_20_link" text:visited-style-name="Visited_20_Internet_20_Link"><text:span text:style-name="T11">about towards the end of the course,</text:span></text:a><text:span text:style-name="T12"> </text:span><text:a xlink:type="simple" xlink:href="https://app.pluralsight.com/course-player?clipId=83d472c4-c60b-48b5-aa31-b2184340003c&amp;startTime=87.78" office:target-frame-name="psplayer" xlink:show="replace" text:style-name="Internet_20_link" text:visited-style-name="Visited_20_Internet_20_Link"><text:span text:style-name="T11">but learning the commands upfront or just at least</text:span></text:a><text:span text:style-name="T12"> </text:span><text:a xlink:type="simple" xlink:href="https://app.pluralsight.com/course-player?clipId=83d472c4-c60b-48b5-aa31-b2184340003c&amp;startTime=89.92" office:target-frame-name="psplayer" xlink:show="replace" text:style-name="Internet_20_link" text:visited-style-name="Visited_20_Internet_20_Link"><text:span text:style-name="T11">seeing them is good for repetition.</text:span></text:a><text:span text:style-name="T12"> </text:span><text:a xlink:type="simple" xlink:href="https://app.pluralsight.com/course-player?clipId=83d472c4-c60b-48b5-aa31-b2184340003c&amp;startTime=91.51" office:target-frame-name="psplayer" xlink:show="replace" text:style-name="Internet_20_link" text:visited-style-name="Visited_20_Internet_20_Link"><text:span text:style-name="T11">So I'm going to run you through the basics.</text:span></text:a><text:span text:style-name="T12"> </text:span><text:a xlink:type="simple" xlink:href="https://app.pluralsight.com/course-player?clipId=83d472c4-c60b-48b5-aa31-b2184340003c&amp;startTime=93.16" office:target-frame-name="psplayer" xlink:show="replace" text:style-name="Internet_20_link" text:visited-style-name="Visited_20_Internet_20_Link"><text:span text:style-name="T11">So let me go ahead and build.</text:span></text:a><text:span text:style-name="T12"> </text:span><text:a xlink:type="simple" xlink:href="https://app.pluralsight.com/course-player?clipId=83d472c4-c60b-48b5-aa31-b2184340003c&amp;startTime=97.74" office:target-frame-name="psplayer" xlink:show="replace" text:style-name="Internet_20_link" text:visited-style-name="Visited_20_Internet_20_Link"><text:span text:style-name="T11">Now I'm going to run docker‑compose up.</text:span></text:a><text:span text:style-name="T12"> </text:span><text:a xlink:type="simple" xlink:href="https://app.pluralsight.com/course-player?clipId=83d472c4-c60b-48b5-aa31-b2184340003c&amp;startTime=101.14" office:target-frame-name="psplayer" xlink:show="replace" text:style-name="Internet_20_link" text:visited-style-name="Visited_20_Internet_20_Link"><text:span text:style-name="T11">And what this is going to do is start up two containers.</text:span></text:a><text:span text:style-name="T12"> </text:span><text:a xlink:type="simple" xlink:href="https://app.pluralsight.com/course-player?clipId=83d472c4-c60b-48b5-aa31-b2184340003c&amp;startTime=104.19" office:target-frame-name="psplayer" xlink:show="replace" text:style-name="Internet_20_link" text:visited-style-name="Visited_20_Internet_20_Link"><text:span text:style-name="T11">You'll see we have a Node app and a MongoDB app running now.</text:span></text:a><text:span text:style-name="T12"> </text:span><text:a xlink:type="simple" xlink:href="https://app.pluralsight.com/course-player?clipId=83d472c4-c60b-48b5-aa31-b2184340003c&amp;startTime=108.94" office:target-frame-name="psplayer" xlink:show="replace" text:style-name="Internet_20_link" text:visited-style-name="Visited_20_Internet_20_Link"><text:span text:style-name="T11">Now this particular instance of the run shows all the logs,</text:span></text:a><text:span text:style-name="T12"> </text:span><text:a xlink:type="simple" xlink:href="https://app.pluralsight.com/course-player?clipId=83d472c4-c60b-48b5-aa31-b2184340003c&amp;startTime=112.54" office:target-frame-name="psplayer" xlink:show="replace" text:style-name="Internet_20_link" text:visited-style-name="Visited_20_Internet_20_Link"><text:span text:style-name="T11">you'll notice, for MongoDB and for the Node app.</text:span></text:a><text:span text:style-name="T12"> </text:span><text:a xlink:type="simple" xlink:href="https://app.pluralsight.com/course-player?clipId=83d472c4-c60b-48b5-aa31-b2184340003c&amp;startTime=116.19" office:target-frame-name="psplayer" xlink:show="replace" text:style-name="Internet_20_link" text:visited-style-name="Visited_20_Internet_20_Link"><text:span text:style-name="T11">You'll see the DB connection is open, for example.</text:span></text:a><text:span text:style-name="T12"> </text:span><text:a xlink:type="simple" xlink:href="https://app.pluralsight.com/course-player?clipId=83d472c4-c60b-48b5-aa31-b2184340003c&amp;startTime=119.04" office:target-frame-name="psplayer" xlink:show="replace" text:style-name="Internet_20_link" text:visited-style-name="Visited_20_Internet_20_Link"><text:span text:style-name="T11">You can also run it in a mode where it just goes</text:span></text:a><text:span text:style-name="T12"> </text:span><text:a xlink:type="simple" xlink:href="https://app.pluralsight.com/course-player?clipId=83d472c4-c60b-48b5-aa31-b2184340003c&amp;startTime=121.93" office:target-frame-name="psplayer" xlink:show="replace" text:style-name="Internet_20_link" text:visited-style-name="Visited_20_Internet_20_Link"><text:span text:style-name="T11">away and you get back the console.</text:span></text:a><text:span text:style-name="T12"> </text:span><text:a xlink:type="simple" xlink:href="https://app.pluralsight.com/course-player?clipId=83d472c4-c60b-48b5-aa31-b2184340003c&amp;startTime=123.71" office:target-frame-name="psplayer" xlink:show="replace" text:style-name="Internet_20_link" text:visited-style-name="Visited_20_Internet_20_Link"><text:span text:style-name="T11">And we'll talk about how to do that a little later,</text:span></text:a><text:span text:style-name="T12"> </text:span><text:a xlink:type="simple" xlink:href="https://app.pluralsight.com/course-player?clipId=83d472c4-c60b-48b5-aa31-b2184340003c&amp;startTime=125.62" office:target-frame-name="psplayer" xlink:show="replace" text:style-name="Internet_20_link" text:visited-style-name="Visited_20_Internet_20_Link"><text:span text:style-name="T11">but we're going to leave that for now.</text:span></text:a><text:span text:style-name="T12"> </text:span><text:a xlink:type="simple" xlink:href="https://app.pluralsight.com/course-player?clipId=83d472c4-c60b-48b5-aa31-b2184340003c&amp;startTime=127.74" office:target-frame-name="psplayer" xlink:show="replace" text:style-name="Internet_20_link" text:visited-style-name="Visited_20_Internet_20_Link"><text:span text:style-name="T11">Now, I'm going to run over to the </text:span></text:a><text:soft-page-break/><text:a xlink:type="simple" xlink:href="https://app.pluralsight.com/course-player?clipId=83d472c4-c60b-48b5-aa31-b2184340003c&amp;startTime=127.74" office:target-frame-name="psplayer" xlink:show="replace" text:style-name="Internet_20_link" text:visited-style-name="Visited_20_Internet_20_Link"><text:span text:style-name="T11">browser,</text:span></text:a><text:span text:style-name="T12"> </text:span><text:a xlink:type="simple" xlink:href="https://app.pluralsight.com/course-player?clipId=83d472c4-c60b-48b5-aa31-b2184340003c&amp;startTime=129.99" office:target-frame-name="psplayer" xlink:show="replace" text:style-name="Internet_20_link" text:visited-style-name="Visited_20_Internet_20_Link"><text:span text:style-name="T11">and I'm going to run to localhost:3000,</text:span></text:a><text:span text:style-name="T12"> </text:span><text:a xlink:type="simple" xlink:href="https://app.pluralsight.com/course-player?clipId=83d472c4-c60b-48b5-aa31-b2184340003c&amp;startTime=132.48" office:target-frame-name="psplayer" xlink:show="replace" text:style-name="Internet_20_link" text:visited-style-name="Visited_20_Internet_20_Link"><text:span text:style-name="T11">which is what this is listening on for the actual port.</text:span></text:a><text:span text:style-name="T12"> </text:span><text:a xlink:type="simple" xlink:href="https://app.pluralsight.com/course-player?clipId=83d472c4-c60b-48b5-aa31-b2184340003c&amp;startTime=136.44" office:target-frame-name="psplayer" xlink:show="replace" text:style-name="Internet_20_link" text:visited-style-name="Visited_20_Internet_20_Link"><text:span text:style-name="T11">You'll see I have Docker Commands, but there's nothing listed,</text:span></text:a><text:span text:style-name="T12"> </text:span><text:a xlink:type="simple" xlink:href="https://app.pluralsight.com/course-player?clipId=83d472c4-c60b-48b5-aa31-b2184340003c&amp;startTime=139.33" office:target-frame-name="psplayer" xlink:show="replace" text:style-name="Internet_20_link" text:visited-style-name="Visited_20_Internet_20_Link"><text:span text:style-name="T11">and that's because the database is empty up to this point.</text:span></text:a><text:span text:style-name="T12"> </text:span><text:a xlink:type="simple" xlink:href="https://app.pluralsight.com/course-player?clipId=83d472c4-c60b-48b5-aa31-b2184340003c&amp;startTime=143.14" office:target-frame-name="psplayer" xlink:show="replace" text:style-name="Internet_20_link" text:visited-style-name="Visited_20_Internet_20_Link"><text:span text:style-name="T11">So let's go on back.</text:span></text:a><text:span text:style-name="T12"> </text:span><text:a xlink:type="simple" xlink:href="https://app.pluralsight.com/course-player?clipId=83d472c4-c60b-48b5-aa31-b2184340003c&amp;startTime=144.35" office:target-frame-name="psplayer" xlink:show="replace" text:style-name="Internet_20_link" text:visited-style-name="Visited_20_Internet_20_Link"><text:span text:style-name="T11">And what I'm going to do is come on in and start up a new terminal.</text:span></text:a><text:span text:style-name="T12"> </text:span><text:a xlink:type="simple" xlink:href="https://app.pluralsight.com/course-player?clipId=83d472c4-c60b-48b5-aa31-b2184340003c&amp;startTime=148.6" office:target-frame-name="psplayer" xlink:show="replace" text:style-name="Internet_20_link" text:visited-style-name="Visited_20_Internet_20_Link"><text:span text:style-name="T11">And once this terminal fires up, we're going to run the next command.</text:span></text:a><text:span text:style-name="T12"> </text:span><text:a xlink:type="simple" xlink:href="https://app.pluralsight.com/course-player?clipId=83d472c4-c60b-48b5-aa31-b2184340003c&amp;startTime=152.1" office:target-frame-name="psplayer" xlink:show="replace" text:style-name="Internet_20_link" text:visited-style-name="Visited_20_Internet_20_Link"><text:span text:style-name="T11">We're going to do docker ps ‑a, and it's going to list our containers.</text:span></text:a><text:span text:style-name="T12"> </text:span><text:a xlink:type="simple" xlink:href="https://app.pluralsight.com/course-player?clipId=83d472c4-c60b-48b5-aa31-b2184340003c&amp;startTime=156.71" office:target-frame-name="psplayer" xlink:show="replace" text:style-name="Internet_20_link" text:visited-style-name="Visited_20_Internet_20_Link"><text:span text:style-name="T11">Notice we have a Node container and a Mongo container.</text:span></text:a><text:span text:style-name="T12"> </text:span><text:a xlink:type="simple" xlink:href="https://app.pluralsight.com/course-player?clipId=83d472c4-c60b-48b5-aa31-b2184340003c&amp;startTime=160.94" office:target-frame-name="psplayer" xlink:show="replace" text:style-name="Internet_20_link" text:visited-style-name="Visited_20_Internet_20_Link"><text:span text:style-name="T11">Now, I'm going to note the ID here of the Node container.</text:span></text:a><text:span text:style-name="T12"> </text:span><text:a xlink:type="simple" xlink:href="https://app.pluralsight.com/course-player?clipId=83d472c4-c60b-48b5-aa31-b2184340003c&amp;startTime=165.37" office:target-frame-name="psplayer" xlink:show="replace" text:style-name="Internet_20_link" text:visited-style-name="Visited_20_Internet_20_Link"><text:span text:style-name="T11">So, I'm going to go ahead and copy that.</text:span></text:a><text:span text:style-name="T12"> </text:span><text:a xlink:type="simple" xlink:href="https://app.pluralsight.com/course-player?clipId=83d472c4-c60b-48b5-aa31-b2184340003c&amp;startTime=168.44" office:target-frame-name="psplayer" xlink:show="replace" text:style-name="Internet_20_link" text:visited-style-name="Visited_20_Internet_20_Link"><text:span text:style-name="T11">And we're going to run the next step 6 here.</text:span></text:a><text:span text:style-name="T12"> </text:span><text:a xlink:type="simple" xlink:href="https://app.pluralsight.com/course-player?clipId=83d472c4-c60b-48b5-aa31-b2184340003c&amp;startTime=171.24" office:target-frame-name="psplayer" xlink:show="replace" text:style-name="Internet_20_link" text:visited-style-name="Visited_20_Internet_20_Link"><text:span text:style-name="T11">And this is going to shell into the container with that particular ID.</text:span></text:a><text:span text:style-name="T12"> </text:span><text:a xlink:type="simple" xlink:href="https://app.pluralsight.com/course-player?clipId=83d472c4-c60b-48b5-aa31-b2184340003c&amp;startTime=176.74" office:target-frame-name="psplayer" xlink:show="replace" text:style-name="Internet_20_link" text:visited-style-name="Visited_20_Internet_20_Link"><text:span text:style-name="T11">And we're going to shell in using an sh type shell.</text:span></text:a><text:span text:style-name="T12"> </text:span><text:a xlink:type="simple" xlink:href="https://app.pluralsight.com/course-player?clipId=83d472c4-c60b-48b5-aa31-b2184340003c&amp;startTime=179.84" office:target-frame-name="psplayer" xlink:show="replace" text:style-name="Internet_20_link" text:visited-style-name="Visited_20_Internet_20_Link"><text:span text:style-name="T11">All right, so now I'm actually in the container.</text:span></text:a><text:span text:style-name="T12"> </text:span><text:a xlink:type="simple" xlink:href="https://app.pluralsight.com/course-player?clipId=83d472c4-c60b-48b5-aa31-b2184340003c&amp;startTime=182.94" office:target-frame-name="psplayer" xlink:show="replace" text:style-name="Internet_20_link" text:visited-style-name="Visited_20_Internet_20_Link"><text:span text:style-name="T11">And now I'm going to run a little dbSeeder script,</text:span></text:a><text:span text:style-name="T12"> </text:span><text:a xlink:type="simple" xlink:href="https://app.pluralsight.com/course-player?clipId=83d472c4-c60b-48b5-aa31-b2184340003c&amp;startTime=185.46" office:target-frame-name="psplayer" xlink:show="replace" text:style-name="Internet_20_link" text:visited-style-name="Visited_20_Internet_20_Link"><text:span text:style-name="T11">which is just a fake, quick way to get some data in the database.</text:span></text:a><text:span text:style-name="T12"> </text:span><text:a xlink:type="simple" xlink:href="https://app.pluralsight.com/course-player?clipId=83d472c4-c60b-48b5-aa31-b2184340003c&amp;startTime=189.03" office:target-frame-name="psplayer" xlink:show="replace" text:style-name="Internet_20_link" text:visited-style-name="Visited_20_Internet_20_Link"><text:span text:style-name="T11">All right, there we go, we're initialized.</text:span></text:a><text:span text:style-name="T12"> </text:span><text:a xlink:type="simple" xlink:href="https://app.pluralsight.com/course-player?clipId=83d472c4-c60b-48b5-aa31-b2184340003c&amp;startTime=190.85" office:target-frame-name="psplayer" xlink:show="replace" text:style-name="Internet_20_link" text:visited-style-name="Visited_20_Internet_20_Link"><text:span text:style-name="T11">So, I'm going to do Ctrl+C to stop that.</text:span></text:a><text:span text:style-name="T12"> </text:span><text:a xlink:type="simple" xlink:href="https://app.pluralsight.com/course-player?clipId=83d472c4-c60b-48b5-aa31-b2184340003c&amp;startTime=193.47" office:target-frame-name="psplayer" xlink:show="replace" text:style-name="Internet_20_link" text:visited-style-name="Visited_20_Internet_20_Link"><text:span text:style-name="T11">I'm going to type exit.</text:span></text:a><text:span text:style-name="T12"> </text:span><text:a xlink:type="simple" xlink:href="https://app.pluralsight.com/course-player?clipId=83d472c4-c60b-48b5-aa31-b2184340003c&amp;startTime=195.64" office:target-frame-name="psplayer" xlink:show="replace" text:style-name="Internet_20_link" text:visited-style-name="Visited_20_Internet_20_Link"><text:span text:style-name="T11">And then we're back to our command prompt here.</text:span></text:a><text:span text:style-name="T12"> </text:span><text:a xlink:type="simple" xlink:href="https://app.pluralsight.com/course-player?clipId=83d472c4-c60b-48b5-aa31-b2184340003c&amp;startTime=198.02" office:target-frame-name="psplayer" xlink:show="replace" text:style-name="Internet_20_link" text:visited-style-name="Visited_20_Internet_20_Link"><text:span text:style-name="T11">Now let's go back to the browser.</text:span></text:a><text:span text:style-name="T12"> </text:span><text:a xlink:type="simple" xlink:href="https://app.pluralsight.com/course-player?clipId=83d472c4-c60b-48b5-aa31-b2184340003c&amp;startTime=200.84" office:target-frame-name="psplayer" xlink:show="replace" text:style-name="Internet_20_link" text:visited-style-name="Visited_20_Internet_20_Link"><text:span text:style-name="T11">And there we go.</text:span></text:a><text:span text:style-name="T12"> </text:span><text:a xlink:type="simple" xlink:href="https://app.pluralsight.com/course-player?clipId=83d472c4-c60b-48b5-aa31-b2184340003c&amp;startTime=201.84" office:target-frame-name="psplayer" xlink:show="replace" text:style-name="Internet_20_link" text:visited-style-name="Visited_20_Internet_20_Link"><text:span text:style-name="T11">Now you can see some Docker commands are listed,</text:span></text:a><text:span text:style-name="T12"> </text:span><text:a xlink:type="simple" xlink:href="https://app.pluralsight.com/course-player?clipId=83d472c4-c60b-48b5-aa31-b2184340003c&amp;startTime=204.78" office:target-frame-name="psplayer" xlink:show="replace" text:style-name="Internet_20_link" text:visited-style-name="Visited_20_Internet_20_Link"><text:span text:style-name="T11">and it's actually calling MongoDB.</text:span></text:a><text:span text:style-name="T12"> </text:span><text:a xlink:type="simple" xlink:href="https://app.pluralsight.com/course-player?clipId=83d472c4-c60b-48b5-aa31-b2184340003c&amp;startTime=207.34" office:target-frame-name="psplayer" xlink:show="replace" text:style-name="Internet_20_link" text:visited-style-name="Visited_20_Internet_20_Link"><text:span text:style-name="T11">The point, though,</text:span></text:a><text:span text:style-name="T12"> </text:span><text:a xlink:type="simple" xlink:href="https://app.pluralsight.com/course-player?clipId=83d472c4-c60b-48b5-aa31-b2184340003c&amp;startTime=208.19" office:target-frame-name="psplayer" xlink:show="replace" text:style-name="Internet_20_link" text:visited-style-name="Visited_20_Internet_20_Link"><text:span text:style-name="T11">is we actually have two containers that we're going to be</text:span></text:a><text:span text:style-name="T12"> </text:span><text:a xlink:type="simple" xlink:href="https://app.pluralsight.com/course-player?clipId=83d472c4-c60b-48b5-aa31-b2184340003c&amp;startTime=210.65" office:target-frame-name="psplayer" xlink:show="replace" text:style-name="Internet_20_link" text:visited-style-name="Visited_20_Internet_20_Link"><text:span text:style-name="T11">talking about as we go through the course.</text:span></text:a><text:span text:style-name="T12"> </text:span><text:a xlink:type="simple" xlink:href="https://app.pluralsight.com/course-player?clipId=83d472c4-c60b-48b5-aa31-b2184340003c&amp;startTime=214.04" office:target-frame-name="psplayer" xlink:show="replace" text:style-name="Internet_20_link" text:visited-style-name="Visited_20_Internet_20_Link"><text:span text:style-name="T11">To finish this up,</text:span></text:a><text:span text:style-name="T12"> </text:span><text:a xlink:type="simple" xlink:href="https://app.pluralsight.com/course-player?clipId=83d472c4-c60b-48b5-aa31-b2184340003c&amp;startTime=214.98" office:target-frame-name="psplayer" xlink:show="replace" text:style-name="Internet_20_link" text:visited-style-name="Visited_20_Internet_20_Link"><text:span text:style-name="T11">let's go ahead and run docker‑compose down to stop our containers.</text:span></text:a><text:span text:style-name="T12"> </text:span><text:a xlink:type="simple" xlink:href="https://app.pluralsight.com/course-player?clipId=83d472c4-c60b-48b5-aa31-b2184340003c&amp;startTime=219.54" office:target-frame-name="psplayer" xlink:show="replace" text:style-name="Internet_20_link" text:visited-style-name="Visited_20_Internet_20_Link"><text:span text:style-name="T11">So now that we've examined the app a little bit,</text:span></text:a><text:span text:style-name="T12"> </text:span><text:a xlink:type="simple" xlink:href="https://app.pluralsight.com/course-player?clipId=83d472c4-c60b-48b5-aa31-b2184340003c&amp;startTime=221.95" office:target-frame-name="psplayer" xlink:show="replace" text:style-name="Internet_20_link" text:visited-style-name="Visited_20_Internet_20_Link"><text:span text:style-name="T11">let's go ahead and do a final summary, and then we'll start jumping into all the fun.</text:span></text:a></text:p>
      <text:h text:style-name="P3" text:outline-level="3"><text:a xlink:type="simple" xlink:href="https://app.pluralsight.com/course-player?clipId=c57e3096-2999-40cf-92ad-0f0c641306e3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c57e3096-2999-40cf-92ad-0f0c641306e3&amp;startTime=1.24" office:target-frame-name="psplayer" xlink:show="replace" text:style-name="Internet_20_link" text:visited-style-name="Visited_20_Internet_20_Link"><text:span text:style-name="T11">In this first module on setting up your development environment,</text:span></text:a><text:span text:style-name="T12"> </text:span><text:a xlink:type="simple" xlink:href="https://app.pluralsight.com/course-player?clipId=c57e3096-2999-40cf-92ad-0f0c641306e3&amp;startTime=4.04" office:target-frame-name="psplayer" xlink:show="replace" text:style-name="Internet_20_link" text:visited-style-name="Visited_20_Internet_20_Link"><text:span text:style-name="T11">we talked about the case for Docker, some of the benefits it can provide,</text:span></text:a><text:span text:style-name="T12"> </text:span><text:a xlink:type="simple" xlink:href="https://app.pluralsight.com/course-player?clipId=c57e3096-2999-40cf-92ad-0f0c641306e3&amp;startTime=7.72" office:target-frame-name="psplayer" xlink:show="replace" text:style-name="Internet_20_link" text:visited-style-name="Visited_20_Internet_20_Link"><text:span text:style-name="T11">and how we can get it up and running on our system.</text:span></text:a><text:span text:style-name="T12"> </text:span><text:a xlink:type="simple" xlink:href="https://app.pluralsight.com/course-player?clipId=c57e3096-2999-40cf-92ad-0f0c641306e3&amp;startTime=10.84" office:target-frame-name="psplayer" xlink:show="replace" text:style-name="Internet_20_link" text:visited-style-name="Visited_20_Internet_20_Link"><text:span text:style-name="T11">So as a quick review, Docker has a lot of different benefits</text:span></text:a><text:span text:style-name="T12"> </text:span><text:a xlink:type="simple" xlink:href="https://app.pluralsight.com/course-player?clipId=c57e3096-2999-40cf-92ad-0f0c641306e3&amp;startTime=14.16" office:target-frame-name="psplayer" xlink:show="replace" text:style-name="Internet_20_link" text:visited-style-name="Visited_20_Internet_20_Link"><text:span text:style-name="T11">we can take advantage of from a development workflow or</text:span></text:a><text:span text:style-name="T12"> </text:span><text:a xlink:type="simple" xlink:href="https://app.pluralsight.com/course-player?clipId=c57e3096-2999-40cf-92ad-0f0c641306e3&amp;startTime=17.42" office:target-frame-name="psplayer" xlink:show="replace" text:style-name="Internet_20_link" text:visited-style-name="Visited_20_Internet_20_Link"><text:span text:style-name="T11">deployment workflow standpoint.</text:span></text:a><text:span text:style-name="T12"> </text:span><text:a xlink:type="simple" xlink:href="https://app.pluralsight.com/course-player?clipId=c57e3096-2999-40cf-92ad-0f0c641306e3&amp;startTime=19.74" office:target-frame-name="psplayer" xlink:show="replace" text:style-name="Internet_20_link" text:visited-style-name="Visited_20_Internet_20_Link"><text:span text:style-name="T11">Maybe you're onboarding new employees and you need them getting</text:span></text:a><text:span text:style-name="T12"> </text:span><text:a xlink:type="simple" xlink:href="https://app.pluralsight.com/course-player?clipId=c57e3096-2999-40cf-92ad-0f0c641306e3&amp;startTime=23.47" office:target-frame-name="psplayer" xlink:show="replace" text:style-name="Internet_20_link" text:visited-style-name="Visited_20_Internet_20_Link"><text:span text:style-name="T11">up and running with this project very quickly.</text:span></text:a><text:span text:style-name="T12"> </text:span><text:a xlink:type="simple" xlink:href="https://app.pluralsight.com/course-player?clipId=c57e3096-2999-40cf-92ad-0f0c641306e3&amp;startTime=25.94" office:target-frame-name="psplayer" xlink:show="replace" text:style-name="Internet_20_link" text:visited-style-name="Visited_20_Internet_20_Link"><text:span text:style-name="T11">They need to be able to run the app locally on their laptop or other</text:span></text:a><text:span text:style-name="T12"> </text:span><text:a xlink:type="simple" xlink:href="https://app.pluralsight.com/course-player?clipId=c57e3096-2999-40cf-92ad-0f0c641306e3&amp;startTime=29" office:target-frame-name="psplayer" xlink:show="replace" text:style-name="Internet_20_link" text:visited-style-name="Visited_20_Internet_20_Link"><text:span text:style-name="T11">machine. Well Docker can make that much easier because you can run the</text:span></text:a><text:span text:style-name="T12"> </text:span><text:a xlink:type="simple" xlink:href="https://app.pluralsight.com/course-player?clipId=c57e3096-2999-40cf-92ad-0f0c641306e3&amp;startTime=33.09" office:target-frame-name="psplayer" xlink:show="replace" text:style-name="Internet_20_link" text:visited-style-name="Visited_20_Internet_20_Link"><text:span text:style-name="T11">different parts of the app in containers on their machine.</text:span></text:a><text:span text:style-name="T12"> </text:span><text:a xlink:type="simple" xlink:href="https://app.pluralsight.com/course-player?clipId=c57e3096-2999-40cf-92ad-0f0c641306e3&amp;startTime=36.84" office:target-frame-name="psplayer" xlink:show="replace" text:style-name="Internet_20_link" text:visited-style-name="Visited_20_Internet_20_Link"><text:span text:style-name="T11">We also get environment consistency.</text:span></text:a><text:span text:style-name="T12"> </text:span><text:a xlink:type="simple" xlink:href="https://app.pluralsight.com/course-player?clipId=c57e3096-2999-40cf-92ad-0f0c641306e3&amp;startTime=39.05" office:target-frame-name="psplayer" xlink:show="replace" text:style-name="Internet_20_link" text:visited-style-name="Visited_20_Internet_20_Link"><text:span text:style-name="T11">It's so nice to be able to run something on your machine and then move it</text:span></text:a><text:span text:style-name="T12"> </text:span><text:a xlink:type="simple" xlink:href="https://app.pluralsight.com/course-player?clipId=c57e3096-2999-40cf-92ad-0f0c641306e3&amp;startTime=42.49" office:target-frame-name="psplayer" xlink:show="replace" text:style-name="Internet_20_link" text:visited-style-name="Visited_20_Internet_20_Link"><text:span text:style-name="T11">between your different environments at work and have things run consistently and</text:span></text:a><text:span text:style-name="T12"> </text:span><text:a xlink:type="simple" xlink:href="https://app.pluralsight.com/course-player?clipId=c57e3096-2999-40cf-92ad-0f0c641306e3&amp;startTime=47.62" office:target-frame-name="psplayer" xlink:show="replace" text:style-name="Internet_20_link" text:visited-style-name="Visited_20_Internet_20_Link"><text:span text:style-name="T11">avoid some of those surprises where a different security setting was tweaked on</text:span></text:a><text:span text:style-name="T12"> </text:span><text:a xlink:type="simple" xlink:href="https://app.pluralsight.com/course-player?clipId=c57e3096-2999-40cf-92ad-0f0c641306e3&amp;startTime=52.18" office:target-frame-name="psplayer" xlink:show="replace" text:style-name="Internet_20_link" text:visited-style-name="Visited_20_Internet_20_Link"><text:span text:style-name="T11">a server or a service pack wasn't available.</text:span></text:a><text:span text:style-name="T12"> </text:span><text:a xlink:type="simple" xlink:href="https://app.pluralsight.com/course-player?clipId=c57e3096-2999-40cf-92ad-0f0c641306e3&amp;startTime=55.74" office:target-frame-name="psplayer" xlink:show="replace" text:style-name="Internet_20_link" text:visited-style-name="Visited_20_Internet_20_Link"><text:span text:style-name="T11">And then, finally,</text:span></text:a><text:span text:style-name="T12"> </text:span><text:a xlink:type="simple" xlink:href="https://app.pluralsight.com/course-player?clipId=c57e3096-2999-40cf-92ad-0f0c641306e3&amp;startTime=56.68" office:target-frame-name="psplayer" xlink:show="replace" text:style-name="Internet_20_link" text:visited-style-name="Visited_20_Internet_20_Link"><text:span text:style-name="T11">by using Docker we can ship software faster as well. We saw</text:span></text:a><text:span text:style-name="T12"> </text:span><text:a xlink:type="simple" xlink:href="https://app.pluralsight.com/course-player?clipId=c57e3096-2999-40cf-92ad-0f0c641306e3&amp;startTime=61.32" office:target-frame-name="psplayer" xlink:show="replace" text:style-name="Internet_20_link" text:visited-style-name="Visited_20_Internet_20_Link"><text:span text:style-name="T11">that Docker Desktop can run on Windows or Mac,</text:span></text:a><text:span text:style-name="T12"> </text:span><text:a xlink:type="simple" xlink:href="https://app.pluralsight.com/course-player?clipId=c57e3096-2999-40cf-92ad-0f0c641306e3&amp;startTime=63.93" office:target-frame-name="psplayer" xlink:show="replace" text:style-name="Internet_20_link" text:visited-style-name="Visited_20_Internet_20_Link"><text:span text:style-name="T11">but if you're on Linux you can run the Docker Engine.</text:span></text:a><text:span text:style-name="T12"> </text:span><text:a xlink:type="simple" xlink:href="https://app.pluralsight.com/course-player?clipId=c57e3096-2999-40cf-92ad-0f0c641306e3&amp;startTime=67.28" office:target-frame-name="psplayer" xlink:show="replace" text:style-name="Internet_20_link" text:visited-style-name="Visited_20_Internet_20_Link"><text:span text:style-name="T11">And because Docker is a native Linux technology, it runs great.</text:span></text:a><text:span text:style-name="T12"> </text:span><text:a xlink:type="simple" xlink:href="https://app.pluralsight.com/course-player?clipId=c57e3096-2999-40cf-92ad-0f0c641306e3&amp;startTime=70.97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c57e3096-2999-40cf-92ad-0f0c641306e3&amp;startTime=71.42" office:target-frame-name="psplayer" xlink:show="replace" text:style-name="Internet_20_link" text:visited-style-name="Visited_20_Internet_20_Link"><text:span text:style-name="T11">that's what Mac and Windows use by default is actually Linux under the covers.</text:span></text:a><text:span text:style-name="T12"> </text:span><text:a xlink:type="simple" xlink:href="https://app.pluralsight.com/course-player?clipId=c57e3096-2999-40cf-92ad-0f0c641306e3&amp;startTime=76.84" office:target-frame-name="psplayer" xlink:show="replace" text:style-name="Internet_20_link" text:visited-style-name="Visited_20_Internet_20_Link"><text:span text:style-name="T11">It is important to note that Windows does have a</text:span></text:a><text:span text:style-name="T12"> </text:span><text:a xlink:type="simple" xlink:href="https://app.pluralsight.com/course-player?clipId=c57e3096-2999-40cf-92ad-0f0c641306e3&amp;startTime=79.83" office:target-frame-name="psplayer" xlink:show="replace" text:style-name="Internet_20_link" text:visited-style-name="Visited_20_Internet_20_Link"><text:span text:style-name="T11">Windows container option as well.</text:span></text:a><text:span text:style-name="T12"> </text:span><text:a xlink:type="simple" xlink:href="https://app.pluralsight.com/course-player?clipId=c57e3096-2999-40cf-92ad-0f0c641306e3&amp;startTime=81.93" office:target-frame-name="psplayer" xlink:show="replace" text:style-name="Internet_20_link" text:visited-style-name="Visited_20_Internet_20_Link"><text:span text:style-name="T11">And the reason I mention that is because Docker can work with many</text:span></text:a><text:span text:style-name="T12"> </text:span><text:a xlink:type="simple" xlink:href="https://app.pluralsight.com/course-player?clipId=c57e3096-2999-40cf-92ad-0f0c641306e3&amp;startTime=85.59" office:target-frame-name="psplayer" xlink:show="replace" text:style-name="Internet_20_link" text:visited-style-name="Visited_20_Internet_20_Link"><text:span text:style-name="T11">frameworks and languages. Although this course is going to focus on a</text:span></text:a><text:span text:style-name="T12"> </text:span><text:a xlink:type="simple" xlink:href="https://app.pluralsight.com/course-player?clipId=c57e3096-2999-40cf-92ad-0f0c641306e3&amp;startTime=88.87" office:target-frame-name="psplayer" xlink:show="replace" text:style-name="Internet_20_link" text:visited-style-name="Visited_20_Internet_20_Link"><text:span text:style-name="T11">Node.js and Mongo DB type scenario, if you're doing .NET or Java or</text:span></text:a><text:span text:style-name="T12"> </text:span><text:a xlink:type="simple" xlink:href="https://app.pluralsight.com/course-player?clipId=c57e3096-2999-40cf-92ad-0f0c641306e3&amp;startTime=93.69" office:target-frame-name="psplayer" xlink:show="replace" text:style-name="Internet_20_link" text:visited-style-name="Visited_20_Internet_20_Link"><text:span text:style-name="T11">Python or PHP or something else you're going to be able to run it</text:span></text:a><text:span text:style-name="T12"> </text:span><text:a xlink:type="simple" xlink:href="https://app.pluralsight.com/course-player?clipId=c57e3096-2999-40cf-92ad-0f0c641306e3&amp;startTime=97.7" office:target-frame-name="psplayer" xlink:show="replace" text:style-name="Internet_20_link" text:visited-style-name="Visited_20_Internet_20_Link"><text:span text:style-name="T11">either on Linux directly,</text:span></text:a><text:span text:style-name="T12"> </text:span><text:a xlink:type="simple" xlink:href="https://app.pluralsight.com/course-player?clipId=c57e3096-2999-40cf-92ad-0f0c641306e3&amp;startTime=99.17" office:target-frame-name="psplayer" xlink:show="replace" text:style-name="Internet_20_link" text:visited-style-name="Visited_20_Internet_20_Link"><text:span text:style-name="T11">depending on your framework of course, but if it only runs</text:span></text:a><text:span text:style-name="T12"> </text:span><text:a xlink:type="simple" xlink:href="https://app.pluralsight.com/course-player?clipId=c57e3096-2999-40cf-92ad-0f0c641306e3&amp;startTime=102.4" office:target-frame-name="psplayer" xlink:show="replace" text:style-name="Internet_20_link" text:visited-style-name="Visited_20_Internet_20_Link"><text:span text:style-name="T11">in Windows, Windows Server for example,</text:span></text:a><text:span text:style-name="T12"> </text:span><text:a xlink:type="simple" xlink:href="https://app.pluralsight.com/course-player?clipId=c57e3096-2999-40cf-92ad-0f0c641306e3&amp;startTime=105.13" office:target-frame-name="psplayer" xlink:show="replace" text:style-name="Internet_20_link" text:visited-style-name="Visited_20_Internet_20_Link"><text:span text:style-name="T11">then Windows containers might be an option.</text:span></text:a><text:span text:style-name="T12"> </text:span><text:a xlink:type="simple" xlink:href="https://app.pluralsight.com/course-player?clipId=c57e3096-2999-40cf-92ad-0f0c641306e3&amp;startTime=107.54" office:target-frame-name="psplayer" xlink:show="replace" text:style-name="Internet_20_link" text:visited-style-name="Visited_20_Internet_20_Link"><text:span text:style-name="T11">So now that we've talked about setting up your development</text:span></text:a><text:span text:style-name="T12"> </text:span><text:a xlink:type="simple" xlink:href="https://app.pluralsight.com/course-player?clipId=c57e3096-2999-40cf-92ad-0f0c641306e3&amp;startTime=109.82" office:target-frame-name="psplayer" xlink:show="replace" text:style-name="Internet_20_link" text:visited-style-name="Visited_20_Internet_20_Link"><text:span text:style-name="T11">environment and some of the benefits of Docker,</text:span></text:a><text:span text:style-name="T12"> </text:span><text:a xlink:type="simple" xlink:href="https://app.pluralsight.com/course-player?clipId=c57e3096-2999-40cf-92ad-0f0c641306e3&amp;startTime=112" office:target-frame-name="psplayer" xlink:show="replace" text:style-name="Internet_20_link" text:visited-style-name="Visited_20_Internet_20_Link"><text:span text:style-name="T11">let's jump into what's next. And we're going to talk about how you can build custom images for applications.</text:span></text:a></text:p>
      <text:h text:style-name="P1" text:outline-level="2"><text:soft-page-break/><text:a xlink:type="simple" xlink:href="https://app.pluralsight.com/course-player?clipId=1cc7eb16-700e-4b2b-9292-2c075a02561b" office:target-frame-name="psplayer" xlink:show="replace" text:style-name="Internet_20_link" text:visited-style-name="Visited_20_Internet_20_Link"><text:span text:style-name="T11">Create an Application Image</text:span></text:a></text:h>
      <text:h text:style-name="P3" text:outline-level="3"><text:a xlink:type="simple" xlink:href="https://app.pluralsight.com/course-player?clipId=1cc7eb16-700e-4b2b-9292-2c075a02561b" office:target-frame-name="psplayer" xlink:show="replace" text:style-name="Internet_20_link" text:visited-style-name="Visited_20_Internet_20_Link"><text:span text:style-name="T11">Module Overview</text:span></text:a></text:h>
      <text:p text:style-name="P5"><text:a xlink:type="simple" xlink:href="https://app.pluralsight.com/course-player?clipId=1cc7eb16-700e-4b2b-9292-2c075a02561b&amp;startTime=0.94" office:target-frame-name="psplayer" xlink:show="replace" text:style-name="Internet_20_link" text:visited-style-name="Visited_20_Internet_20_Link"><text:span text:style-name="T11">Now it's time to jump into the fun,</text:span></text:a><text:span text:style-name="T12"> </text:span><text:a xlink:type="simple" xlink:href="https://app.pluralsight.com/course-player?clipId=1cc7eb16-700e-4b2b-9292-2c075a02561b&amp;startTime=2.97" office:target-frame-name="psplayer" xlink:show="replace" text:style-name="Internet_20_link" text:visited-style-name="Visited_20_Internet_20_Link"><text:span text:style-name="T11">and I do think learning all this is a lot of fun,</text:span></text:a><text:span text:style-name="T12"> </text:span><text:a xlink:type="simple" xlink:href="https://app.pluralsight.com/course-player?clipId=1cc7eb16-700e-4b2b-9292-2c075a02561b&amp;startTime=6.17" office:target-frame-name="psplayer" xlink:show="replace" text:style-name="Internet_20_link" text:visited-style-name="Visited_20_Internet_20_Link"><text:span text:style-name="T11">because once you learn the fundamentals of creating an image</text:span></text:a><text:span text:style-name="T12"> </text:span><text:a xlink:type="simple" xlink:href="https://app.pluralsight.com/course-player?clipId=1cc7eb16-700e-4b2b-9292-2c075a02561b&amp;startTime=9.77" office:target-frame-name="psplayer" xlink:show="replace" text:style-name="Internet_20_link" text:visited-style-name="Visited_20_Internet_20_Link"><text:span text:style-name="T11">and then using that to run a container,</text:span></text:a><text:span text:style-name="T12"> </text:span><text:a xlink:type="simple" xlink:href="https://app.pluralsight.com/course-player?clipId=1cc7eb16-700e-4b2b-9292-2c075a02561b&amp;startTime=11.63" office:target-frame-name="psplayer" xlink:show="replace" text:style-name="Internet_20_link" text:visited-style-name="Visited_20_Internet_20_Link"><text:span text:style-name="T11">it really opens up a lot of possibilities.</text:span></text:a><text:span text:style-name="T12"> </text:span><text:a xlink:type="simple" xlink:href="https://app.pluralsight.com/course-player?clipId=1cc7eb16-700e-4b2b-9292-2c075a02561b&amp;startTime=14.74" office:target-frame-name="psplayer" xlink:show="replace" text:style-name="Internet_20_link" text:visited-style-name="Visited_20_Internet_20_Link"><text:span text:style-name="T11">So in this module we're going to start off by talking</text:span></text:a><text:span text:style-name="T12"> </text:span><text:a xlink:type="simple" xlink:href="https://app.pluralsight.com/course-player?clipId=1cc7eb16-700e-4b2b-9292-2c075a02561b&amp;startTime=17" office:target-frame-name="psplayer" xlink:show="replace" text:style-name="Internet_20_link" text:visited-style-name="Visited_20_Internet_20_Link"><text:span text:style-name="T11">about something called a Dockerfile,</text:span></text:a><text:span text:style-name="T12"> </text:span><text:a xlink:type="simple" xlink:href="https://app.pluralsight.com/course-player?clipId=1cc7eb16-700e-4b2b-9292-2c075a02561b&amp;startTime=19.22" office:target-frame-name="psplayer" xlink:show="replace" text:style-name="Internet_20_link" text:visited-style-name="Visited_20_Internet_20_Link"><text:span text:style-name="T11">and we're going to learn about some key instructions and core concepts you</text:span></text:a><text:span text:style-name="T12"> </text:span><text:a xlink:type="simple" xlink:href="https://app.pluralsight.com/course-player?clipId=1cc7eb16-700e-4b2b-9292-2c075a02561b&amp;startTime=22.79" office:target-frame-name="psplayer" xlink:show="replace" text:style-name="Internet_20_link" text:visited-style-name="Visited_20_Internet_20_Link"><text:span text:style-name="T11">can use to define what I like to call the recipe for all the ingredients</text:span></text:a><text:span text:style-name="T12"> </text:span><text:a xlink:type="simple" xlink:href="https://app.pluralsight.com/course-player?clipId=1cc7eb16-700e-4b2b-9292-2c075a02561b&amp;startTime=28.31" office:target-frame-name="psplayer" xlink:show="replace" text:style-name="Internet_20_link" text:visited-style-name="Visited_20_Internet_20_Link"><text:span text:style-name="T11">that are needed to ultimately run a container.</text:span></text:a><text:span text:style-name="T12"> </text:span><text:a xlink:type="simple" xlink:href="https://app.pluralsight.com/course-player?clipId=1cc7eb16-700e-4b2b-9292-2c075a02561b&amp;startTime=32.44" office:target-frame-name="psplayer" xlink:show="replace" text:style-name="Internet_20_link" text:visited-style-name="Visited_20_Internet_20_Link"><text:span text:style-name="T11">Then we're going to create a custom Dockerfile,</text:span></text:a><text:span text:style-name="T12"> </text:span><text:a xlink:type="simple" xlink:href="https://app.pluralsight.com/course-player?clipId=1cc7eb16-700e-4b2b-9292-2c075a02561b&amp;startTime=34.94" office:target-frame-name="psplayer" xlink:show="replace" text:style-name="Internet_20_link" text:visited-style-name="Visited_20_Internet_20_Link"><text:span text:style-name="T11">so you can see that process,</text:span></text:a><text:span text:style-name="T12"> </text:span><text:a xlink:type="simple" xlink:href="https://app.pluralsight.com/course-player?clipId=1cc7eb16-700e-4b2b-9292-2c075a02561b&amp;startTime=36.19" office:target-frame-name="psplayer" xlink:show="replace" text:style-name="Internet_20_link" text:visited-style-name="Visited_20_Internet_20_Link"><text:span text:style-name="T11">and although our Docker file will be related to Node.js,</text:span></text:a><text:span text:style-name="T12"> </text:span><text:a xlink:type="simple" xlink:href="https://app.pluralsight.com/course-player?clipId=1cc7eb16-700e-4b2b-9292-2c075a02561b&amp;startTime=40.01" office:target-frame-name="psplayer" xlink:show="replace" text:style-name="Internet_20_link" text:visited-style-name="Visited_20_Internet_20_Link"><text:span text:style-name="T11">the concepts we're going to go through could be used with Java,</text:span></text:a><text:span text:style-name="T12"> </text:span><text:a xlink:type="simple" xlink:href="https://app.pluralsight.com/course-player?clipId=1cc7eb16-700e-4b2b-9292-2c075a02561b&amp;startTime=43.33" office:target-frame-name="psplayer" xlink:show="replace" text:style-name="Internet_20_link" text:visited-style-name="Visited_20_Internet_20_Link"><text:span text:style-name="T11">.NET, and many other libraries and frameworks out there.</text:span></text:a><text:span text:style-name="T12"> </text:span><text:a xlink:type="simple" xlink:href="https://app.pluralsight.com/course-player?clipId=1cc7eb16-700e-4b2b-9292-2c075a02561b&amp;startTime=47.24" office:target-frame-name="psplayer" xlink:show="replace" text:style-name="Internet_20_link" text:visited-style-name="Visited_20_Internet_20_Link"><text:span text:style-name="T11">Once we have a Dockerfile available, we need to convert it into a Docker image,</text:span></text:a><text:span text:style-name="T12"> </text:span><text:a xlink:type="simple" xlink:href="https://app.pluralsight.com/course-player?clipId=1cc7eb16-700e-4b2b-9292-2c075a02561b&amp;startTime=52.01" office:target-frame-name="psplayer" xlink:show="replace" text:style-name="Internet_20_link" text:visited-style-name="Visited_20_Internet_20_Link"><text:span text:style-name="T11">and we're going to learn about some Docker commands</text:span></text:a><text:span text:style-name="T12"> </text:span><text:a xlink:type="simple" xlink:href="https://app.pluralsight.com/course-player?clipId=1cc7eb16-700e-4b2b-9292-2c075a02561b&amp;startTime=53.81" office:target-frame-name="psplayer" xlink:show="replace" text:style-name="Internet_20_link" text:visited-style-name="Visited_20_Internet_20_Link"><text:span text:style-name="T11">we can use to make that happen.</text:span></text:a><text:span text:style-name="T12"> </text:span><text:a xlink:type="simple" xlink:href="https://app.pluralsight.com/course-player?clipId=1cc7eb16-700e-4b2b-9292-2c075a02561b&amp;startTime=55.81" office:target-frame-name="psplayer" xlink:show="replace" text:style-name="Internet_20_link" text:visited-style-name="Visited_20_Internet_20_Link"><text:span text:style-name="T11">We'll also learn about something called tagging images along the way.</text:span></text:a><text:span text:style-name="T12"> </text:span><text:a xlink:type="simple" xlink:href="https://app.pluralsight.com/course-player?clipId=1cc7eb16-700e-4b2b-9292-2c075a02561b&amp;startTime=60.04" office:target-frame-name="psplayer" xlink:show="replace" text:style-name="Internet_20_link" text:visited-style-name="Visited_20_Internet_20_Link"><text:span text:style-name="T11">Now once you have an image, that's great.</text:span></text:a><text:span text:style-name="T12"> </text:span><text:a xlink:type="simple" xlink:href="https://app.pluralsight.com/course-player?clipId=1cc7eb16-700e-4b2b-9292-2c075a02561b&amp;startTime=61.96" office:target-frame-name="psplayer" xlink:show="replace" text:style-name="Internet_20_link" text:visited-style-name="Visited_20_Internet_20_Link"><text:span text:style-name="T11">You can run the container locally.</text:span></text:a><text:span text:style-name="T12"> </text:span><text:a xlink:type="simple" xlink:href="https://app.pluralsight.com/course-player?clipId=1cc7eb16-700e-4b2b-9292-2c075a02561b&amp;startTime=64.23" office:target-frame-name="psplayer" xlink:show="replace" text:style-name="Internet_20_link" text:visited-style-name="Visited_20_Internet_20_Link"><text:span text:style-name="T11">But how do we actually get it out there where somebody could pull it</text:span></text:a><text:span text:style-name="T12"> </text:span><text:a xlink:type="simple" xlink:href="https://app.pluralsight.com/course-player?clipId=1cc7eb16-700e-4b2b-9292-2c075a02561b&amp;startTime=68.38" office:target-frame-name="psplayer" xlink:show="replace" text:style-name="Internet_20_link" text:visited-style-name="Visited_20_Internet_20_Link"><text:span text:style-name="T11">down to a cloud server or use it on their machine,</text:span></text:a><text:span text:style-name="T12"> </text:span><text:a xlink:type="simple" xlink:href="https://app.pluralsight.com/course-player?clipId=1cc7eb16-700e-4b2b-9292-2c075a02561b&amp;startTime=72.06" office:target-frame-name="psplayer" xlink:show="replace" text:style-name="Internet_20_link" text:visited-style-name="Visited_20_Internet_20_Link"><text:span text:style-name="T11">whatever it may be?</text:span></text:a><text:span text:style-name="T12"> </text:span><text:a xlink:type="simple" xlink:href="https://app.pluralsight.com/course-player?clipId=1cc7eb16-700e-4b2b-9292-2c075a02561b&amp;startTime=73.6" office:target-frame-name="psplayer" xlink:show="replace" text:style-name="Internet_20_link" text:visited-style-name="Visited_20_Internet_20_Link"><text:span text:style-name="T11">Well, we'll learn about something called Docker Hub.</text:span></text:a><text:span text:style-name="T12"> </text:span><text:a xlink:type="simple" xlink:href="https://app.pluralsight.com/course-player?clipId=1cc7eb16-700e-4b2b-9292-2c075a02561b&amp;startTime=76.18" office:target-frame-name="psplayer" xlink:show="replace" text:style-name="Internet_20_link" text:visited-style-name="Visited_20_Internet_20_Link"><text:span text:style-name="T11">This is a registry.</text:span></text:a><text:span text:style-name="T12"> </text:span><text:a xlink:type="simple" xlink:href="https://app.pluralsight.com/course-player?clipId=1cc7eb16-700e-4b2b-9292-2c075a02561b&amp;startTime=77.34" office:target-frame-name="psplayer" xlink:show="replace" text:style-name="Internet_20_link" text:visited-style-name="Visited_20_Internet_20_Link"><text:span text:style-name="T11">There's many of these out there, AWS, Azure,</text:span></text:a><text:span text:style-name="T12"> </text:span><text:a xlink:type="simple" xlink:href="https://app.pluralsight.com/course-player?clipId=1cc7eb16-700e-4b2b-9292-2c075a02561b&amp;startTime=81.06" office:target-frame-name="psplayer" xlink:show="replace" text:style-name="Internet_20_link" text:visited-style-name="Visited_20_Internet_20_Link"><text:span text:style-name="T11">Google Cloud, have these registries where you can actually store your images.</text:span></text:a><text:span text:style-name="T12"> </text:span><text:a xlink:type="simple" xlink:href="https://app.pluralsight.com/course-player?clipId=1cc7eb16-700e-4b2b-9292-2c075a02561b&amp;startTime=86.05" office:target-frame-name="psplayer" xlink:show="replace" text:style-name="Internet_20_link" text:visited-style-name="Visited_20_Internet_20_Link"><text:span text:style-name="T11">We're going to talk about a free option that's part of Docker and explain</text:span></text:a><text:span text:style-name="T12"> </text:span><text:a xlink:type="simple" xlink:href="https://app.pluralsight.com/course-player?clipId=1cc7eb16-700e-4b2b-9292-2c075a02561b&amp;startTime=90.59" office:target-frame-name="psplayer" xlink:show="replace" text:style-name="Internet_20_link" text:visited-style-name="Visited_20_Internet_20_Link"><text:span text:style-name="T11">how you can get your image up into this Docker Hub.</text:span></text:a><text:span text:style-name="T12"> </text:span><text:a xlink:type="simple" xlink:href="https://app.pluralsight.com/course-player?clipId=1cc7eb16-700e-4b2b-9292-2c075a02561b&amp;startTime=94.24" office:target-frame-name="psplayer" xlink:show="replace" text:style-name="Internet_20_link" text:visited-style-name="Visited_20_Internet_20_Link"><text:span text:style-name="T11">Then we're going to wrap up with a really nice VS Code extension.</text:span></text:a><text:span text:style-name="T12"> </text:span><text:a xlink:type="simple" xlink:href="https://app.pluralsight.com/course-player?clipId=1cc7eb16-700e-4b2b-9292-2c075a02561b&amp;startTime=98.07" office:target-frame-name="psplayer" xlink:show="replace" text:style-name="Internet_20_link" text:visited-style-name="Visited_20_Internet_20_Link"><text:span text:style-name="T11">It's related to Docker,</text:span></text:a><text:span text:style-name="T12"> </text:span><text:a xlink:type="simple" xlink:href="https://app.pluralsight.com/course-player?clipId=1cc7eb16-700e-4b2b-9292-2c075a02561b&amp;startTime=99.81" office:target-frame-name="psplayer" xlink:show="replace" text:style-name="Internet_20_link" text:visited-style-name="Visited_20_Internet_20_Link"><text:span text:style-name="T11">and it's something that'll simplify some of the tasks that you</text:span></text:a><text:span text:style-name="T12"> </text:span><text:a xlink:type="simple" xlink:href="https://app.pluralsight.com/course-player?clipId=1cc7eb16-700e-4b2b-9292-2c075a02561b&amp;startTime=102.62" office:target-frame-name="psplayer" xlink:show="replace" text:style-name="Internet_20_link" text:visited-style-name="Visited_20_Internet_20_Link"><text:span text:style-name="T11">would normally do through the command line.</text:span></text:a><text:span text:style-name="T12"> </text:span><text:a xlink:type="simple" xlink:href="https://app.pluralsight.com/course-player?clipId=1cc7eb16-700e-4b2b-9292-2c075a02561b&amp;startTime=105.34" office:target-frame-name="psplayer" xlink:show="replace" text:style-name="Internet_20_link" text:visited-style-name="Visited_20_Internet_20_Link"><text:span text:style-name="T11">Now, I'm going to focus mostly on what you can do from the command line,</text:span></text:a><text:span text:style-name="T12"> </text:span><text:a xlink:type="simple" xlink:href="https://app.pluralsight.com/course-player?clipId=1cc7eb16-700e-4b2b-9292-2c075a02561b&amp;startTime=109.96" office:target-frame-name="psplayer" xlink:show="replace" text:style-name="Internet_20_link" text:visited-style-name="Visited_20_Internet_20_Link"><text:span text:style-name="T11">because I do think it's important to learn the commands first and then</text:span></text:a><text:span text:style-name="T12"> </text:span><text:a xlink:type="simple" xlink:href="https://app.pluralsight.com/course-player?clipId=1cc7eb16-700e-4b2b-9292-2c075a02561b&amp;startTime=114.32" office:target-frame-name="psplayer" xlink:show="replace" text:style-name="Internet_20_link" text:visited-style-name="Visited_20_Internet_20_Link"><text:span text:style-name="T11">learn about other tools that might simplify your life a little bit and</text:span></text:a><text:span text:style-name="T12"> </text:span><text:a xlink:type="simple" xlink:href="https://app.pluralsight.com/course-player?clipId=1cc7eb16-700e-4b2b-9292-2c075a02561b&amp;startTime=117.61" office:target-frame-name="psplayer" xlink:show="replace" text:style-name="Internet_20_link" text:visited-style-name="Visited_20_Internet_20_Link"><text:span text:style-name="T11">maybe make you more productive in some scenarios. So let's get things started by talking about Dockerfiles.</text:span></text:a></text:p>
      <text:h text:style-name="P3" text:outline-level="3"><text:a xlink:type="simple" xlink:href="https://app.pluralsight.com/course-player?clipId=906b4c0e-4a3b-4f90-a8cf-e5294f4b6cff" office:target-frame-name="psplayer" xlink:show="replace" text:style-name="Internet_20_link" text:visited-style-name="Visited_20_Internet_20_Link"><text:span text:style-name="T11">Understand Dockerfiles</text:span></text:a></text:h>
      <text:p text:style-name="P5"><text:a xlink:type="simple" xlink:href="https://app.pluralsight.com/course-player?clipId=906b4c0e-4a3b-4f90-a8cf-e5294f4b6cff&amp;startTime=1.24" office:target-frame-name="psplayer" xlink:show="replace" text:style-name="Internet_20_link" text:visited-style-name="Visited_20_Internet_20_Link"><text:span text:style-name="T11">In the previous module,</text:span></text:a><text:span text:style-name="T12"> </text:span><text:a xlink:type="simple" xlink:href="https://app.pluralsight.com/course-player?clipId=906b4c0e-4a3b-4f90-a8cf-e5294f4b6cff&amp;startTime=2.31" office:target-frame-name="psplayer" xlink:show="replace" text:style-name="Internet_20_link" text:visited-style-name="Visited_20_Internet_20_Link"><text:span text:style-name="T11">we did a quick test to see if Docker Desktop was running</text:span></text:a><text:span text:style-name="T12"> </text:span><text:a xlink:type="simple" xlink:href="https://app.pluralsight.com/course-player?clipId=906b4c0e-4a3b-4f90-a8cf-e5294f4b6cff&amp;startTime=5.21" office:target-frame-name="psplayer" xlink:show="replace" text:style-name="Internet_20_link" text:visited-style-name="Visited_20_Internet_20_Link"><text:span text:style-name="T11">properly by running a getting started Docker image,</text:span></text:a><text:span text:style-name="T12"> </text:span><text:a xlink:type="simple" xlink:href="https://app.pluralsight.com/course-player?clipId=906b4c0e-4a3b-4f90-a8cf-e5294f4b6cff&amp;startTime=8.41" office:target-frame-name="psplayer" xlink:show="replace" text:style-name="Internet_20_link" text:visited-style-name="Visited_20_Internet_20_Link"><text:span text:style-name="T11">and somebody from Docker would've had to create a Dockerfile in</text:span></text:a><text:span text:style-name="T12"> </text:span><text:a xlink:type="simple" xlink:href="https://app.pluralsight.com/course-player?clipId=906b4c0e-4a3b-4f90-a8cf-e5294f4b6cff&amp;startTime=12.46" office:target-frame-name="psplayer" xlink:show="replace" text:style-name="Internet_20_link" text:visited-style-name="Visited_20_Internet_20_Link"><text:span text:style-name="T11">order for that image to be created as well.</text:span></text:a><text:span text:style-name="T12"> </text:span><text:a xlink:type="simple" xlink:href="https://app.pluralsight.com/course-player?clipId=906b4c0e-4a3b-4f90-a8cf-e5294f4b6cff&amp;startTime=15.34" office:target-frame-name="psplayer" xlink:show="replace" text:style-name="Internet_20_link" text:visited-style-name="Visited_20_Internet_20_Link"><text:span text:style-name="T11">So in this section, we're going to talk about what is a Dockerfile,</text:span></text:a><text:span text:style-name="T12"> </text:span><text:a xlink:type="simple" xlink:href="https://app.pluralsight.com/course-player?clipId=906b4c0e-4a3b-4f90-a8cf-e5294f4b6cff&amp;startTime=18.67" office:target-frame-name="psplayer" xlink:show="replace" text:style-name="Internet_20_link" text:visited-style-name="Visited_20_Internet_20_Link"><text:span text:style-name="T11">how does it work, and what's in it?</text:span></text:a><text:span text:style-name="T12"> </text:span><text:a xlink:type="simple" xlink:href="https://app.pluralsight.com/course-player?clipId=906b4c0e-4a3b-4f90-a8cf-e5294f4b6cff&amp;startTime=21.84" office:target-frame-name="psplayer" xlink:show="replace" text:style-name="Internet_20_link" text:visited-style-name="Visited_20_Internet_20_Link"><text:span text:style-name="T11">So before we jump into Dockerfiles,</text:span></text:a><text:span text:style-name="T12"> </text:span><text:a xlink:type="simple" xlink:href="https://app.pluralsight.com/course-player?clipId=906b4c0e-4a3b-4f90-a8cf-e5294f4b6cff&amp;startTime=23.68" office:target-frame-name="psplayer" xlink:show="replace" text:style-name="Internet_20_link" text:visited-style-name="Visited_20_Internet_20_Link"><text:span text:style-name="T11">let's go through a scenario that most of us as developers are going</text:span></text:a><text:span text:style-name="T12"> </text:span><text:a xlink:type="simple" xlink:href="https://app.pluralsight.com/course-player?clipId=906b4c0e-4a3b-4f90-a8cf-e5294f4b6cff&amp;startTime=26.66" office:target-frame-name="psplayer" xlink:show="replace" text:style-name="Internet_20_link" text:visited-style-name="Visited_20_Internet_20_Link"><text:span text:style-name="T11">to be pretty familiar with and comfortable with,</text:span></text:a><text:span text:style-name="T12"> </text:span><text:a xlink:type="simple" xlink:href="https://app.pluralsight.com/course-player?clipId=906b4c0e-4a3b-4f90-a8cf-e5294f4b6cff&amp;startTime=29.44" office:target-frame-name="psplayer" xlink:show="replace" text:style-name="Internet_20_link" text:visited-style-name="Visited_20_Internet_20_Link"><text:span text:style-name="T11">and that is taking code, running it through a compiler,</text:span></text:a><text:span text:style-name="T12"> </text:span><text:a xlink:type="simple" xlink:href="https://app.pluralsight.com/course-player?clipId=906b4c0e-4a3b-4f90-a8cf-e5294f4b6cff&amp;startTime=33.84" office:target-frame-name="psplayer" xlink:show="replace" text:style-name="Internet_20_link" text:visited-style-name="Visited_20_Internet_20_Link"><text:span text:style-name="T11">and then generating a binary.</text:span></text:a><text:span text:style-name="T12"> </text:span><text:a xlink:type="simple" xlink:href="https://app.pluralsight.com/course-player?clipId=906b4c0e-4a3b-4f90-a8cf-e5294f4b6cff&amp;startTime=36.14" office:target-frame-name="psplayer" xlink:show="replace" text:style-name="Internet_20_link" text:visited-style-name="Visited_20_Internet_20_Link"><text:span text:style-name="T11">So if you've worked with C++ or C# or Java,</text:span></text:a><text:span text:style-name="T12"> </text:span><text:a xlink:type="simple" xlink:href="https://app.pluralsight.com/course-player?clipId=906b4c0e-4a3b-4f90-a8cf-e5294f4b6cff&amp;startTime=39.76" office:target-frame-name="psplayer" xlink:show="replace" text:style-name="Internet_20_link" text:visited-style-name="Visited_20_Internet_20_Link"><text:span text:style-name="T11">or even if you haven't,</text:span></text:a><text:span text:style-name="T12"> </text:span><text:a xlink:type="simple" xlink:href="https://app.pluralsight.com/course-player?clipId=906b4c0e-4a3b-4f90-a8cf-e5294f4b6cff&amp;startTime=41.34" office:target-frame-name="psplayer" xlink:show="replace" text:style-name="Internet_20_link" text:visited-style-name="Visited_20_Internet_20_Link"><text:span text:style-name="T11">you've probably heard of a compiler and heard about</text:span></text:a><text:span text:style-name="T12"> </text:span><text:a xlink:type="simple" xlink:href="https://app.pluralsight.com/course-player?clipId=906b4c0e-4a3b-4f90-a8cf-e5294f4b6cff&amp;startTime=43.86" office:target-frame-name="psplayer" xlink:show="replace" text:style-name="Internet_20_link" text:visited-style-name="Visited_20_Internet_20_Link"><text:span text:style-name="T11">this process where we write some text, that's our code,</text:span></text:a><text:span text:style-name="T12"> </text:span><text:a xlink:type="simple" xlink:href="https://app.pluralsight.com/course-player?clipId=906b4c0e-4a3b-4f90-a8cf-e5294f4b6cff&amp;startTime=47.6" office:target-frame-name="psplayer" xlink:show="replace" text:style-name="Internet_20_link" text:visited-style-name="Visited_20_Internet_20_Link"><text:span text:style-name="T11">we run it through the compiler, and we get a binary.</text:span></text:a><text:span text:style-name="T12"> </text:span><text:a xlink:type="simple" xlink:href="https://app.pluralsight.com/course-player?clipId=906b4c0e-4a3b-4f90-a8cf-e5294f4b6cff&amp;startTime=51.24" office:target-frame-name="psplayer" xlink:show="replace" text:style-name="Internet_20_link" text:visited-style-name="Visited_20_Internet_20_Link"><text:span text:style-name="T11">Well, that's much how Dockerfiles work, actually.</text:span></text:a><text:span text:style-name="T12"> </text:span><text:a xlink:type="simple" xlink:href="https://app.pluralsight.com/course-player?clipId=906b4c0e-4a3b-4f90-a8cf-e5294f4b6cff&amp;startTime=54.11" office:target-frame-name="psplayer" xlink:show="replace" text:style-name="Internet_20_link" text:visited-style-name="Visited_20_Internet_20_Link"><text:span text:style-name="T11">Here's the definition of what a Dockerfile is.</text:span></text:a><text:span text:style-name="T12"> </text:span><text:a xlink:type="simple" xlink:href="https://app.pluralsight.com/course-player?clipId=906b4c0e-4a3b-4f90-a8cf-e5294f4b6cff&amp;startTime=57.02" office:target-frame-name="psplayer" xlink:show="replace" text:style-name="Internet_20_link" text:visited-style-name="Visited_20_Internet_20_Link"><text:span text:style-name="T11">A Dockerfile is a text document that contains all the commands a user</text:span></text:a><text:span text:style-name="T12"> </text:span><text:a xlink:type="simple" xlink:href="https://app.pluralsight.com/course-player?clipId=906b4c0e-4a3b-4f90-a8cf-e5294f4b6cff&amp;startTime=60.71" office:target-frame-name="psplayer" xlink:show="replace" text:style-name="Internet_20_link" text:visited-style-name="Visited_20_Internet_20_Link"><text:span text:style-name="T11">could call on the command line to assemble an image.</text:span></text:a><text:span text:style-name="T12"> </text:span><text:a xlink:type="simple" xlink:href="https://app.pluralsight.com/course-player?clipId=906b4c0e-4a3b-4f90-a8cf-e5294f4b6cff&amp;startTime=65.04" office:target-frame-name="psplayer" xlink:show="replace" text:style-name="Internet_20_link" text:visited-style-name="Visited_20_Internet_20_Link"><text:span text:style-name="T11">So unlike writing, say, C++ or Java code,</text:span></text:a><text:span text:style-name="T12"> </text:span><text:a xlink:type="simple" xlink:href="https://app.pluralsight.com/course-player?clipId=906b4c0e-4a3b-4f90-a8cf-e5294f4b6cff&amp;startTime=69.02" office:target-frame-name="psplayer" xlink:show="replace" text:style-name="Internet_20_link" text:visited-style-name="Visited_20_Internet_20_Link"><text:span text:style-name="T11">we're actually going to write commands,</text:span></text:a><text:span text:style-name="T12"> </text:span><text:a xlink:type="simple" xlink:href="https://app.pluralsight.com/course-player?clipId=906b4c0e-4a3b-4f90-a8cf-e5294f4b6cff&amp;startTime=71.07" office:target-frame-name="psplayer" xlink:show="replace" text:style-name="Internet_20_link" text:visited-style-name="Visited_20_Internet_20_Link"><text:span text:style-name="T11">we officially refer to them as instructions,</text:span></text:a><text:span text:style-name="T12"> </text:span><text:a xlink:type="simple" xlink:href="https://app.pluralsight.com/course-player?clipId=906b4c0e-4a3b-4f90-a8cf-e5294f4b6cff&amp;startTime=73.61" office:target-frame-name="psplayer" xlink:show="replace" text:style-name="Internet_20_link" text:visited-style-name="Visited_20_Internet_20_Link"><text:span text:style-name="T11">but they don't look anything like a programming language.</text:span></text:a><text:span text:style-name="T12"> </text:span><text:a xlink:type="simple" xlink:href="https://app.pluralsight.com/course-player?clipId=906b4c0e-4a3b-4f90-a8cf-e5294f4b6cff&amp;startTime=76.14" office:target-frame-name="psplayer" xlink:show="replace" text:style-name="Internet_20_link" text:visited-style-name="Visited_20_Internet_20_Link"><text:span text:style-name="T11">They're just text.</text:span></text:a><text:span text:style-name="T12"> </text:span><text:a xlink:type="simple" xlink:href="https://app.pluralsight.com/course-player?clipId=906b4c0e-4a3b-4f90-a8cf-e5294f4b6cff&amp;startTime=77.32" office:target-frame-name="psplayer" xlink:show="replace" text:style-name="Internet_20_link" text:visited-style-name="Visited_20_Internet_20_Link"><text:span text:style-name="T11">They're very easy to understand and very easy to work with, you'll see.</text:span></text:a><text:span text:style-name="T12"> </text:span><text:a xlink:type="simple" xlink:href="https://app.pluralsight.com/course-player?clipId=906b4c0e-4a3b-4f90-a8cf-e5294f4b6cff&amp;startTime=81.24" office:target-frame-name="psplayer" xlink:show="replace" text:style-name="Internet_20_link" text:visited-style-name="Visited_20_Internet_20_Link"><text:span text:style-name="T11">So here's what it looks like if we convert from our compiling</text:span></text:a><text:span text:style-name="T12"> </text:span><text:a xlink:type="simple" xlink:href="https://app.pluralsight.com/course-player?clipId=906b4c0e-4a3b-4f90-a8cf-e5294f4b6cff&amp;startTime=84.32" office:target-frame-name="psplayer" xlink:show="replace" text:style-name="Internet_20_link" text:visited-style-name="Visited_20_Internet_20_Link"><text:span text:style-name="T11">code scenario to building Dockerfile scenario.</text:span></text:a><text:span text:style-name="T12"> </text:span><text:a xlink:type="simple" xlink:href="https://app.pluralsight.com/course-player?clipId=906b4c0e-4a3b-4f90-a8cf-e5294f4b6cff&amp;startTime=88.18" office:target-frame-name="psplayer" xlink:show="replace" text:style-name="Internet_20_link" text:visited-style-name="Visited_20_Internet_20_Link"><text:span text:style-name="T11">We're going to write a Dockerfile that has instructions </text:span></text:a><text:soft-page-break/><text:a xlink:type="simple" xlink:href="https://app.pluralsight.com/course-player?clipId=906b4c0e-4a3b-4f90-a8cf-e5294f4b6cff&amp;startTime=88.18" office:target-frame-name="psplayer" xlink:show="replace" text:style-name="Internet_20_link" text:visited-style-name="Visited_20_Internet_20_Link"><text:span text:style-name="T11">in it.</text:span></text:a><text:span text:style-name="T12"> </text:span><text:a xlink:type="simple" xlink:href="https://app.pluralsight.com/course-player?clipId=906b4c0e-4a3b-4f90-a8cf-e5294f4b6cff&amp;startTime=91.53" office:target-frame-name="psplayer" xlink:show="replace" text:style-name="Internet_20_link" text:visited-style-name="Visited_20_Internet_20_Link"><text:span text:style-name="T11">We'll talk about some of those instructions momentarily.</text:span></text:a><text:span text:style-name="T12"> </text:span><text:a xlink:type="simple" xlink:href="https://app.pluralsight.com/course-player?clipId=906b4c0e-4a3b-4f90-a8cf-e5294f4b6cff&amp;startTime=94.84" office:target-frame-name="psplayer" xlink:show="replace" text:style-name="Internet_20_link" text:visited-style-name="Visited_20_Internet_20_Link"><text:span text:style-name="T11">We're then going to run that through a Docker build process,</text:span></text:a><text:span text:style-name="T12"> </text:span><text:a xlink:type="simple" xlink:href="https://app.pluralsight.com/course-player?clipId=906b4c0e-4a3b-4f90-a8cf-e5294f4b6cff&amp;startTime=98.19" office:target-frame-name="psplayer" xlink:show="replace" text:style-name="Internet_20_link" text:visited-style-name="Visited_20_Internet_20_Link"><text:span text:style-name="T11">and that's going to generate an image.</text:span></text:a><text:span text:style-name="T12"> </text:span><text:a xlink:type="simple" xlink:href="https://app.pluralsight.com/course-player?clipId=906b4c0e-4a3b-4f90-a8cf-e5294f4b6cff&amp;startTime=101.04" office:target-frame-name="psplayer" xlink:show="replace" text:style-name="Internet_20_link" text:visited-style-name="Visited_20_Internet_20_Link"><text:span text:style-name="T11">Now that image is going to have everything we need,</text:span></text:a><text:span text:style-name="T12"> </text:span><text:a xlink:type="simple" xlink:href="https://app.pluralsight.com/course-player?clipId=906b4c0e-4a3b-4f90-a8cf-e5294f4b6cff&amp;startTime=103.51" office:target-frame-name="psplayer" xlink:show="replace" text:style-name="Internet_20_link" text:visited-style-name="Visited_20_Internet_20_Link"><text:span text:style-name="T11">again, environment variables, the server,</text:span></text:a><text:span text:style-name="T12"> </text:span><text:a xlink:type="simple" xlink:href="https://app.pluralsight.com/course-player?clipId=906b4c0e-4a3b-4f90-a8cf-e5294f4b6cff&amp;startTime=106.62" office:target-frame-name="psplayer" xlink:show="replace" text:style-name="Internet_20_link" text:visited-style-name="Visited_20_Internet_20_Link"><text:span text:style-name="T11">security settings, your code.</text:span></text:a><text:span text:style-name="T12"> </text:span><text:a xlink:type="simple" xlink:href="https://app.pluralsight.com/course-player?clipId=906b4c0e-4a3b-4f90-a8cf-e5294f4b6cff&amp;startTime=108.89" office:target-frame-name="psplayer" xlink:show="replace" text:style-name="Internet_20_link" text:visited-style-name="Visited_20_Internet_20_Link"><text:span text:style-name="T11">But in order to make that image, we have to make a Dockerfile,</text:span></text:a><text:span text:style-name="T12"> </text:span><text:a xlink:type="simple" xlink:href="https://app.pluralsight.com/course-player?clipId=906b4c0e-4a3b-4f90-a8cf-e5294f4b6cff&amp;startTime=112.99" office:target-frame-name="psplayer" xlink:show="replace" text:style-name="Internet_20_link" text:visited-style-name="Visited_20_Internet_20_Link"><text:span text:style-name="T11">and we have to define these instructions.</text:span></text:a><text:span text:style-name="T12"> </text:span><text:a xlink:type="simple" xlink:href="https://app.pluralsight.com/course-player?clipId=906b4c0e-4a3b-4f90-a8cf-e5294f4b6cff&amp;startTime=115.54" office:target-frame-name="psplayer" xlink:show="replace" text:style-name="Internet_20_link" text:visited-style-name="Visited_20_Internet_20_Link"><text:span text:style-name="T11">You can think of a Dockerfile as a layered cake.</text:span></text:a><text:span text:style-name="T12"> </text:span><text:a xlink:type="simple" xlink:href="https://app.pluralsight.com/course-player?clipId=906b4c0e-4a3b-4f90-a8cf-e5294f4b6cff&amp;startTime=118.75" office:target-frame-name="psplayer" xlink:show="replace" text:style-name="Internet_20_link" text:visited-style-name="Visited_20_Internet_20_Link"><text:span text:style-name="T11">It's officially a layered file system,</text:span></text:a><text:span text:style-name="T12"> </text:span><text:a xlink:type="simple" xlink:href="https://app.pluralsight.com/course-player?clipId=906b4c0e-4a3b-4f90-a8cf-e5294f4b6cff&amp;startTime=120.77" office:target-frame-name="psplayer" xlink:show="replace" text:style-name="Internet_20_link" text:visited-style-name="Visited_20_Internet_20_Link"><text:span text:style-name="T11">but if you think of a chocolate layered cake where each</text:span></text:a><text:span text:style-name="T12"> </text:span><text:a xlink:type="simple" xlink:href="https://app.pluralsight.com/course-player?clipId=906b4c0e-4a3b-4f90-a8cf-e5294f4b6cff&amp;startTime=124.43" office:target-frame-name="psplayer" xlink:show="replace" text:style-name="Internet_20_link" text:visited-style-name="Visited_20_Internet_20_Link"><text:span text:style-name="T11">layer is a different instruction, that's how Dockerfiles work.</text:span></text:a><text:span text:style-name="T12"> </text:span><text:a xlink:type="simple" xlink:href="https://app.pluralsight.com/course-player?clipId=906b4c0e-4a3b-4f90-a8cf-e5294f4b6cff&amp;startTime=128.84" office:target-frame-name="psplayer" xlink:show="replace" text:style-name="Internet_20_link" text:visited-style-name="Visited_20_Internet_20_Link"><text:span text:style-name="T11">The base layer, and the first thing you always define,</text:span></text:a><text:span text:style-name="T12"> </text:span><text:a xlink:type="simple" xlink:href="https://app.pluralsight.com/course-player?clipId=906b4c0e-4a3b-4f90-a8cf-e5294f4b6cff&amp;startTime=132.25" office:target-frame-name="psplayer" xlink:show="replace" text:style-name="Internet_20_link" text:visited-style-name="Visited_20_Internet_20_Link"><text:span text:style-name="T11">is the FROM instruction, FROM, in this case,</text:span></text:a><text:span text:style-name="T12"> </text:span><text:a xlink:type="simple" xlink:href="https://app.pluralsight.com/course-player?clipId=906b4c0e-4a3b-4f90-a8cf-e5294f4b6cff&amp;startTime=136.01" office:target-frame-name="psplayer" xlink:show="replace" text:style-name="Internet_20_link" text:visited-style-name="Visited_20_Internet_20_Link"><text:span text:style-name="T11">node:alpine, or FROM an ASP.NET Core, or Java,</text:span></text:a><text:span text:style-name="T12"> </text:span><text:a xlink:type="simple" xlink:href="https://app.pluralsight.com/course-player?clipId=906b4c0e-4a3b-4f90-a8cf-e5294f4b6cff&amp;startTime=140.47" office:target-frame-name="psplayer" xlink:show="replace" text:style-name="Internet_20_link" text:visited-style-name="Visited_20_Internet_20_Link"><text:span text:style-name="T11">or Python image, whatever it is you work with,</text:span></text:a><text:span text:style-name="T12"> </text:span><text:a xlink:type="simple" xlink:href="https://app.pluralsight.com/course-player?clipId=906b4c0e-4a3b-4f90-a8cf-e5294f4b6cff&amp;startTime=143.44" office:target-frame-name="psplayer" xlink:show="replace" text:style-name="Internet_20_link" text:visited-style-name="Visited_20_Internet_20_Link"><text:span text:style-name="T11">that could go here.</text:span></text:a><text:span text:style-name="T12"> </text:span><text:a xlink:type="simple" xlink:href="https://app.pluralsight.com/course-player?clipId=906b4c0e-4a3b-4f90-a8cf-e5294f4b6cff&amp;startTime=145.54" office:target-frame-name="psplayer" xlink:show="replace" text:style-name="Internet_20_link" text:visited-style-name="Visited_20_Internet_20_Link"><text:span text:style-name="T11">Now you can go to hub.docker.com to look up the different options.</text:span></text:a><text:span text:style-name="T12"> </text:span><text:a xlink:type="simple" xlink:href="https://app.pluralsight.com/course-player?clipId=906b4c0e-4a3b-4f90-a8cf-e5294f4b6cff&amp;startTime=149.04" office:target-frame-name="psplayer" xlink:show="replace" text:style-name="Internet_20_link" text:visited-style-name="Visited_20_Internet_20_Link"><text:span text:style-name="T11">There's a lot of them out there.</text:span></text:a><text:span text:style-name="T12"> </text:span><text:a xlink:type="simple" xlink:href="https://app.pluralsight.com/course-player?clipId=906b4c0e-4a3b-4f90-a8cf-e5294f4b6cff&amp;startTime=150.61" office:target-frame-name="psplayer" xlink:show="replace" text:style-name="Internet_20_link" text:visited-style-name="Visited_20_Internet_20_Link"><text:span text:style-name="T11">But in this case, I'm going to say node:alpine, or I could just use Node.</text:span></text:a><text:span text:style-name="T12"> </text:span><text:a xlink:type="simple" xlink:href="https://app.pluralsight.com/course-player?clipId=906b4c0e-4a3b-4f90-a8cf-e5294f4b6cff&amp;startTime=155.48" office:target-frame-name="psplayer" xlink:show="replace" text:style-name="Internet_20_link" text:visited-style-name="Visited_20_Internet_20_Link"><text:span text:style-name="T11">And I could even put the version of Node,</text:span></text:a><text:span text:style-name="T12"> </text:span><text:a xlink:type="simple" xlink:href="https://app.pluralsight.com/course-player?clipId=906b4c0e-4a3b-4f90-a8cf-e5294f4b6cff&amp;startTime=158.02" office:target-frame-name="psplayer" xlink:show="replace" text:style-name="Internet_20_link" text:visited-style-name="Visited_20_Internet_20_Link"><text:span text:style-name="T11">the version of Alpine, that I want to use,</text:span></text:a><text:span text:style-name="T12"> </text:span><text:a xlink:type="simple" xlink:href="https://app.pluralsight.com/course-player?clipId=906b4c0e-4a3b-4f90-a8cf-e5294f4b6cff&amp;startTime=160.24" office:target-frame-name="psplayer" xlink:show="replace" text:style-name="Internet_20_link" text:visited-style-name="Visited_20_Internet_20_Link"><text:span text:style-name="T11">and for production that would be recommended,</text:span></text:a><text:span text:style-name="T12"> </text:span><text:a xlink:type="simple" xlink:href="https://app.pluralsight.com/course-player?clipId=906b4c0e-4a3b-4f90-a8cf-e5294f4b6cff&amp;startTime=161.83" office:target-frame-name="psplayer" xlink:show="replace" text:style-name="Internet_20_link" text:visited-style-name="Visited_20_Internet_20_Link"><text:span text:style-name="T11">but we're going to keep it simple here.</text:span></text:a><text:span text:style-name="T12"> </text:span><text:a xlink:type="simple" xlink:href="https://app.pluralsight.com/course-player?clipId=906b4c0e-4a3b-4f90-a8cf-e5294f4b6cff&amp;startTime=163.96" office:target-frame-name="psplayer" xlink:show="replace" text:style-name="Internet_20_link" text:visited-style-name="Visited_20_Internet_20_Link"><text:span text:style-name="T11">Now the next thing you'll often see is metadata about the Dockerfile,</text:span></text:a><text:span text:style-name="T12"> </text:span><text:a xlink:type="simple" xlink:href="https://app.pluralsight.com/course-player?clipId=906b4c0e-4a3b-4f90-a8cf-e5294f4b6cff&amp;startTime=168.33" office:target-frame-name="psplayer" xlink:show="replace" text:style-name="Internet_20_link" text:visited-style-name="Visited_20_Internet_20_Link"><text:span text:style-name="T11">such as a label for who is the author.</text:span></text:a><text:span text:style-name="T12"> </text:span><text:a xlink:type="simple" xlink:href="https://app.pluralsight.com/course-player?clipId=906b4c0e-4a3b-4f90-a8cf-e5294f4b6cff&amp;startTime=172.24" office:target-frame-name="psplayer" xlink:show="replace" text:style-name="Internet_20_link" text:visited-style-name="Visited_20_Internet_20_Link"><text:span text:style-name="T11">Author is the key, in this case, Dan Wahlin is the value,</text:span></text:a><text:span text:style-name="T12"> </text:span><text:a xlink:type="simple" xlink:href="https://app.pluralsight.com/course-player?clipId=906b4c0e-4a3b-4f90-a8cf-e5294f4b6cff&amp;startTime=176.33" office:target-frame-name="psplayer" xlink:show="replace" text:style-name="Internet_20_link" text:visited-style-name="Visited_20_Internet_20_Link"><text:span text:style-name="T11">LABEL is the instruction.</text:span></text:a><text:span text:style-name="T12"> </text:span><text:a xlink:type="simple" xlink:href="https://app.pluralsight.com/course-player?clipId=906b4c0e-4a3b-4f90-a8cf-e5294f4b6cff&amp;startTime=178.34" office:target-frame-name="psplayer" xlink:show="replace" text:style-name="Internet_20_link" text:visited-style-name="Visited_20_Internet_20_Link"><text:span text:style-name="T11">We can also have another layer, a label,</text:span></text:a><text:span text:style-name="T12"> </text:span><text:a xlink:type="simple" xlink:href="https://app.pluralsight.com/course-player?clipId=906b4c0e-4a3b-4f90-a8cf-e5294f4b6cff&amp;startTime=181.82" office:target-frame-name="psplayer" xlink:show="replace" text:style-name="Internet_20_link" text:visited-style-name="Visited_20_Internet_20_Link"><text:span text:style-name="T11">that has our creation date or last updated date or</text:span></text:a><text:span text:style-name="T12"> </text:span><text:a xlink:type="simple" xlink:href="https://app.pluralsight.com/course-player?clipId=906b4c0e-4a3b-4f90-a8cf-e5294f4b6cff&amp;startTime=185.3" office:target-frame-name="psplayer" xlink:show="replace" text:style-name="Internet_20_link" text:visited-style-name="Visited_20_Internet_20_Link"><text:span text:style-name="T11">those types of things as well.</text:span></text:a><text:span text:style-name="T12"> </text:span><text:a xlink:type="simple" xlink:href="https://app.pluralsight.com/course-player?clipId=906b4c0e-4a3b-4f90-a8cf-e5294f4b6cff&amp;startTime=187.54" office:target-frame-name="psplayer" xlink:show="replace" text:style-name="Internet_20_link" text:visited-style-name="Visited_20_Internet_20_Link"><text:span text:style-name="T11">You can also define environment variables using the</text:span></text:a><text:span text:style-name="T12"> </text:span><text:a xlink:type="simple" xlink:href="https://app.pluralsight.com/course-player?clipId=906b4c0e-4a3b-4f90-a8cf-e5294f4b6cff&amp;startTime=190.28" office:target-frame-name="psplayer" xlink:show="replace" text:style-name="Internet_20_link" text:visited-style-name="Visited_20_Internet_20_Link"><text:span text:style-name="T11">ENV instruction. In this case, NODE_ENV=production.</text:span></text:a><text:span text:style-name="T12"> </text:span><text:a xlink:type="simple" xlink:href="https://app.pluralsight.com/course-player?clipId=906b4c0e-4a3b-4f90-a8cf-e5294f4b6cff&amp;startTime=193.33" office:target-frame-name="psplayer" xlink:show="replace" text:style-name="Internet_20_link" text:visited-style-name="Visited_20_Internet_20_Link"><text:span text:style-name="T11">That now becomes part of the image, and once we run the container,</text:span></text:a><text:span text:style-name="T12"> </text:span><text:a xlink:type="simple" xlink:href="https://app.pluralsight.com/course-player?clipId=906b4c0e-4a3b-4f90-a8cf-e5294f4b6cff&amp;startTime=198.29" office:target-frame-name="psplayer" xlink:show="replace" text:style-name="Internet_20_link" text:visited-style-name="Visited_20_Internet_20_Link"><text:span text:style-name="T11">that environment variable will be part of it.</text:span></text:a><text:span text:style-name="T12"> </text:span><text:a xlink:type="simple" xlink:href="https://app.pluralsight.com/course-player?clipId=906b4c0e-4a3b-4f90-a8cf-e5294f4b6cff&amp;startTime=201.34" office:target-frame-name="psplayer" xlink:show="replace" text:style-name="Internet_20_link" text:visited-style-name="Visited_20_Internet_20_Link"><text:span text:style-name="T11">Next up is the working directory.</text:span></text:a><text:span text:style-name="T12"> </text:span><text:a xlink:type="simple" xlink:href="https://app.pluralsight.com/course-player?clipId=906b4c0e-4a3b-4f90-a8cf-e5294f4b6cff&amp;startTime=203.94" office:target-frame-name="psplayer" xlink:show="replace" text:style-name="Internet_20_link" text:visited-style-name="Visited_20_Internet_20_Link"><text:span text:style-name="T11">When you're running a base image like Node or ASP.NET Core or Java,</text:span></text:a><text:span text:style-name="T12"> </text:span><text:a xlink:type="simple" xlink:href="https://app.pluralsight.com/course-player?clipId=906b4c0e-4a3b-4f90-a8cf-e5294f4b6cff&amp;startTime=208.21" office:target-frame-name="psplayer" xlink:show="replace" text:style-name="Internet_20_link" text:visited-style-name="Visited_20_Internet_20_Link"><text:span text:style-name="T11">there's going to be a lot of directories,</text:span></text:a><text:span text:style-name="T12"> </text:span><text:a xlink:type="simple" xlink:href="https://app.pluralsight.com/course-player?clipId=906b4c0e-4a3b-4f90-a8cf-e5294f4b6cff&amp;startTime=209.89" office:target-frame-name="psplayer" xlink:show="replace" text:style-name="Internet_20_link" text:visited-style-name="Visited_20_Internet_20_Link"><text:span text:style-name="T11">of course, in the container once it's running.</text:span></text:a><text:span text:style-name="T12"> </text:span><text:a xlink:type="simple" xlink:href="https://app.pluralsight.com/course-player?clipId=906b4c0e-4a3b-4f90-a8cf-e5294f4b6cff&amp;startTime=212.32" office:target-frame-name="psplayer" xlink:show="replace" text:style-name="Internet_20_link" text:visited-style-name="Visited_20_Internet_20_Link"><text:span text:style-name="T11">Well, what's the directory that you care about?</text:span></text:a><text:span text:style-name="T12"> </text:span><text:a xlink:type="simple" xlink:href="https://app.pluralsight.com/course-player?clipId=906b4c0e-4a3b-4f90-a8cf-e5294f4b6cff&amp;startTime=215.06" office:target-frame-name="psplayer" xlink:show="replace" text:style-name="Internet_20_link" text:visited-style-name="Visited_20_Internet_20_Link"><text:span text:style-name="T11">What's the directory where, for example,</text:span></text:a><text:span text:style-name="T12"> </text:span><text:a xlink:type="simple" xlink:href="https://app.pluralsight.com/course-player?clipId=906b4c0e-4a3b-4f90-a8cf-e5294f4b6cff&amp;startTime=216.91" office:target-frame-name="psplayer" xlink:show="replace" text:style-name="Internet_20_link" text:visited-style-name="Visited_20_Internet_20_Link"><text:span text:style-name="T11">your web server code lives that starts things off?</text:span></text:a><text:span text:style-name="T12"> </text:span><text:a xlink:type="simple" xlink:href="https://app.pluralsight.com/course-player?clipId=906b4c0e-4a3b-4f90-a8cf-e5294f4b6cff&amp;startTime=220.4" office:target-frame-name="psplayer" xlink:show="replace" text:style-name="Internet_20_link" text:visited-style-name="Visited_20_Internet_20_Link"><text:span text:style-name="T11">In this case, we're going to say /var/www,</text:span></text:a><text:span text:style-name="T12"> </text:span><text:a xlink:type="simple" xlink:href="https://app.pluralsight.com/course-player?clipId=906b4c0e-4a3b-4f90-a8cf-e5294f4b6cff&amp;startTime=223.56" office:target-frame-name="psplayer" xlink:show="replace" text:style-name="Internet_20_link" text:visited-style-name="Visited_20_Internet_20_Link"><text:span text:style-name="T11">and in custom scenarios,</text:span></text:a><text:span text:style-name="T12"> </text:span><text:a xlink:type="simple" xlink:href="https://app.pluralsight.com/course-player?clipId=906b4c0e-4a3b-4f90-a8cf-e5294f4b6cff&amp;startTime=225.98" office:target-frame-name="psplayer" xlink:show="replace" text:style-name="Internet_20_link" text:visited-style-name="Visited_20_Internet_20_Link"><text:span text:style-name="T11">you can kind of make up whatever directory you want here.</text:span></text:a><text:span text:style-name="T12"> </text:span><text:a xlink:type="simple" xlink:href="https://app.pluralsight.com/course-player?clipId=906b4c0e-4a3b-4f90-a8cf-e5294f4b6cff&amp;startTime=229.24" office:target-frame-name="psplayer" xlink:show="replace" text:style-name="Internet_20_link" text:visited-style-name="Visited_20_Internet_20_Link"><text:span text:style-name="T11">But this is kind of the starting point of "you are here." You are in</text:span></text:a><text:span text:style-name="T12"> </text:span><text:a xlink:type="simple" xlink:href="https://app.pluralsight.com/course-player?clipId=906b4c0e-4a3b-4f90-a8cf-e5294f4b6cff&amp;startTime=232.96" office:target-frame-name="psplayer" xlink:show="replace" text:style-name="Internet_20_link" text:visited-style-name="Visited_20_Internet_20_Link"><text:span text:style-name="T11">the /var/www once that container starts running.</text:span></text:a><text:span text:style-name="T12"> </text:span><text:a xlink:type="simple" xlink:href="https://app.pluralsight.com/course-player?clipId=906b4c0e-4a3b-4f90-a8cf-e5294f4b6cff&amp;startTime=236.76" office:target-frame-name="psplayer" xlink:show="replace" text:style-name="Internet_20_link" text:visited-style-name="Visited_20_Internet_20_Link"><text:span text:style-name="T11">Now the next command is really important because a lot of times you need</text:span></text:a><text:span text:style-name="T12"> </text:span><text:a xlink:type="simple" xlink:href="https://app.pluralsight.com/course-player?clipId=906b4c0e-4a3b-4f90-a8cf-e5294f4b6cff&amp;startTime=240.56" office:target-frame-name="psplayer" xlink:show="replace" text:style-name="Internet_20_link" text:visited-style-name="Visited_20_Internet_20_Link"><text:span text:style-name="T11">to copy in configuration files or settings or code.</text:span></text:a><text:span text:style-name="T12"> </text:span><text:a xlink:type="simple" xlink:href="https://app.pluralsight.com/course-player?clipId=906b4c0e-4a3b-4f90-a8cf-e5294f4b6cff&amp;startTime=244.99" office:target-frame-name="psplayer" xlink:show="replace" text:style-name="Internet_20_link" text:visited-style-name="Visited_20_Internet_20_Link"><text:span text:style-name="T11">Could be binaries, compiled code,</text:span></text:a><text:span text:style-name="T12"> </text:span><text:a xlink:type="simple" xlink:href="https://app.pluralsight.com/course-player?clipId=906b4c0e-4a3b-4f90-a8cf-e5294f4b6cff&amp;startTime=247.51" office:target-frame-name="psplayer" xlink:show="replace" text:style-name="Internet_20_link" text:visited-style-name="Visited_20_Internet_20_Link"><text:span text:style-name="T11">or it could be a scripted language like JavaScript,</text:span></text:a><text:span text:style-name="T12"> </text:span><text:a xlink:type="simple" xlink:href="https://app.pluralsight.com/course-player?clipId=906b4c0e-4a3b-4f90-a8cf-e5294f4b6cff&amp;startTime=250.02" office:target-frame-name="psplayer" xlink:show="replace" text:style-name="Internet_20_link" text:visited-style-name="Visited_20_Internet_20_Link"><text:span text:style-name="T11">whatever maybe you're working with.</text:span></text:a><text:span text:style-name="T12"> </text:span><text:a xlink:type="simple" xlink:href="https://app.pluralsight.com/course-player?clipId=906b4c0e-4a3b-4f90-a8cf-e5294f4b6cff&amp;startTime=251.72" office:target-frame-name="psplayer" xlink:show="replace" text:style-name="Internet_20_link" text:visited-style-name="Visited_20_Internet_20_Link"><text:span text:style-name="T11">The COPY instruction has a where am I starting from, that's the dot on the left.</text:span></text:a><text:span text:style-name="T12"> </text:span><text:a xlink:type="simple" xlink:href="https://app.pluralsight.com/course-player?clipId=906b4c0e-4a3b-4f90-a8cf-e5294f4b6cff&amp;startTime=256.95" office:target-frame-name="psplayer" xlink:show="replace" text:style-name="Internet_20_link" text:visited-style-name="Visited_20_Internet_20_Link"><text:span text:style-name="T11">Now that would mean it's going to copy from the folder where this</text:span></text:a><text:span text:style-name="T12"> </text:span><text:a xlink:type="simple" xlink:href="https://app.pluralsight.com/course-player?clipId=906b4c0e-4a3b-4f90-a8cf-e5294f4b6cff&amp;startTime=261.08" office:target-frame-name="psplayer" xlink:show="replace" text:style-name="Internet_20_link" text:visited-style-name="Visited_20_Internet_20_Link"><text:span text:style-name="T11">Dockerfile lives and anything else in that folder is going to get</text:span></text:a><text:span text:style-name="T12"> </text:span><text:a xlink:type="simple" xlink:href="https://app.pluralsight.com/course-player?clipId=906b4c0e-4a3b-4f90-a8cf-e5294f4b6cff&amp;startTime=264.83" office:target-frame-name="psplayer" xlink:show="replace" text:style-name="Internet_20_link" text:visited-style-name="Visited_20_Internet_20_Link"><text:span text:style-name="T11">copied into what's on the right.</text:span></text:a><text:span text:style-name="T12"> </text:span><text:a xlink:type="simple" xlink:href="https://app.pluralsight.com/course-player?clipId=906b4c0e-4a3b-4f90-a8cf-e5294f4b6cff&amp;startTime=267.3" office:target-frame-name="psplayer" xlink:show="replace" text:style-name="Internet_20_link" text:visited-style-name="Visited_20_Internet_20_Link"><text:span text:style-name="T11">So what's that dot on the right represent?</text:span></text:a><text:span text:style-name="T12"> </text:span><text:a xlink:type="simple" xlink:href="https://app.pluralsight.com/course-player?clipId=906b4c0e-4a3b-4f90-a8cf-e5294f4b6cff&amp;startTime=270.14" office:target-frame-name="psplayer" xlink:show="replace" text:style-name="Internet_20_link" text:visited-style-name="Visited_20_Internet_20_Link"><text:span text:style-name="T11">Well, remember the working directory /var/www.</text:span></text:a><text:span text:style-name="T12"> </text:span><text:a xlink:type="simple" xlink:href="https://app.pluralsight.com/course-player?clipId=906b4c0e-4a3b-4f90-a8cf-e5294f4b6cff&amp;startTime=273.73" office:target-frame-name="psplayer" xlink:show="replace" text:style-name="Internet_20_link" text:visited-style-name="Visited_20_Internet_20_Link"><text:span text:style-name="T11">I could have typed that right there.</text:span></text:a><text:span text:style-name="T12"> </text:span><text:a xlink:type="simple" xlink:href="https://app.pluralsight.com/course-player?clipId=906b4c0e-4a3b-4f90-a8cf-e5294f4b6cff&amp;startTime=275.12" office:target-frame-name="psplayer" xlink:show="replace" text:style-name="Internet_20_link" text:visited-style-name="Visited_20_Internet_20_Link"><text:span text:style-name="T11">It would have been fine.</text:span></text:a><text:span text:style-name="T12"> </text:span><text:a xlink:type="simple" xlink:href="https://app.pluralsight.com/course-player?clipId=906b4c0e-4a3b-4f90-a8cf-e5294f4b6cff&amp;startTime=276.08" office:target-frame-name="psplayer" xlink:show="replace" text:style-name="Internet_20_link" text:visited-style-name="Visited_20_Internet_20_Link"><text:span text:style-name="T11">But we save duplication here.</text:span></text:a><text:span text:style-name="T12"> </text:span><text:a xlink:type="simple" xlink:href="https://app.pluralsight.com/course-player?clipId=906b4c0e-4a3b-4f90-a8cf-e5294f4b6cff&amp;startTime=278.2" office:target-frame-name="psplayer" xlink:show="replace" text:style-name="Internet_20_link" text:visited-style-name="Visited_20_Internet_20_Link"><text:span text:style-name="T11">So the one on the left is the source we want to copy from,</text:span></text:a><text:span text:style-name="T12"> </text:span><text:a xlink:type="simple" xlink:href="https://app.pluralsight.com/course-player?clipId=906b4c0e-4a3b-4f90-a8cf-e5294f4b6cff&amp;startTime=281.78" office:target-frame-name="psplayer" xlink:show="replace" text:style-name="Internet_20_link" text:visited-style-name="Visited_20_Internet_20_Link"><text:span text:style-name="T11">and the one on the right is where are we copying to,</text:span></text:a><text:span text:style-name="T12"> </text:span><text:a xlink:type="simple" xlink:href="https://app.pluralsight.com/course-player?clipId=906b4c0e-4a3b-4f90-a8cf-e5294f4b6cff&amp;startTime=285.02" office:target-frame-name="psplayer" xlink:show="replace" text:style-name="Internet_20_link" text:visited-style-name="Visited_20_Internet_20_Link"><text:span text:style-name="T11">in this case, /var/www.</text:span></text:a><text:span text:style-name="T12"> </text:span><text:a xlink:type="simple" xlink:href="https://app.pluralsight.com/course-player?clipId=906b4c0e-4a3b-4f90-a8cf-e5294f4b6cff&amp;startTime=288.94" office:target-frame-name="psplayer" xlink:show="replace" text:style-name="Internet_20_link" text:visited-style-name="Visited_20_Internet_20_Link"><text:span text:style-name="T11">We can also run different commands.</text:span></text:a><text:span text:style-name="T12"> </text:span><text:a xlink:type="simple" xlink:href="https://app.pluralsight.com/course-player?clipId=906b4c0e-4a3b-4f90-a8cf-e5294f4b6cff&amp;startTime=290.75" office:target-frame-name="psplayer" xlink:show="replace" text:style-name="Internet_20_link" text:visited-style-name="Visited_20_Internet_20_Link"><text:span text:style-name="T11">In this case, it's a Node app,</text:span></text:a><text:span text:style-name="T12"> </text:span><text:a xlink:type="simple" xlink:href="https://app.pluralsight.com/course-player?clipId=906b4c0e-4a3b-4f90-a8cf-e5294f4b6cff&amp;startTime=292.07" office:target-frame-name="psplayer" xlink:show="replace" text:style-name="Internet_20_link" text:visited-style-name="Visited_20_Internet_20_Link"><text:span text:style-name="T11">so we need to have our npm packages installed as part of the</text:span></text:a><text:span text:style-name="T12"> </text:span><text:a xlink:type="simple" xlink:href="https://app.pluralsight.com/course-player?clipId=906b4c0e-4a3b-4f90-a8cf-e5294f4b6cff&amp;startTime=295.72" office:target-frame-name="psplayer" xlink:show="replace" text:style-name="Internet_20_link" text:visited-style-name="Visited_20_Internet_20_Link"><text:span text:style-name="T11">image so that it runs consistently everywhere,</text:span></text:a><text:span text:style-name="T12"> </text:span><text:a xlink:type="simple" xlink:href="https://app.pluralsight.com/course-player?clipId=906b4c0e-4a3b-4f90-a8cf-e5294f4b6cff&amp;startTime=298.23" office:target-frame-name="psplayer" xlink:show="replace" text:style-name="Internet_20_link" text:visited-style-name="Visited_20_Internet_20_Link"><text:span text:style-name="T11">so we're doing an npm install.</text:span></text:a><text:span text:style-name="T12"> </text:span><text:a xlink:type="simple" xlink:href="https://app.pluralsight.com/course-player?clipId=906b4c0e-4a3b-4f90-a8cf-e5294f4b6cff&amp;startTime=300.62" office:target-frame-name="psplayer" xlink:show="replace" text:style-name="Internet_20_link" text:visited-style-name="Visited_20_Internet_20_Link"><text:span text:style-name="T11">Anything you want to run as a command, you could do that here,</text:span></text:a><text:span text:style-name="T12"> </text:span><text:a xlink:type="simple" xlink:href="https://app.pluralsight.com/course-player?clipId=906b4c0e-4a3b-4f90-a8cf-e5294f4b6cff&amp;startTime=304.95" office:target-frame-name="psplayer" xlink:show="replace" text:style-name="Internet_20_link" text:visited-style-name="Visited_20_Internet_20_Link"><text:span text:style-name="T11">and you could use the run instruction.</text:span></text:a><text:span text:style-name="T12"> </text:span><text:a xlink:type="simple" xlink:href="https://app.pluralsight.com/course-player?clipId=906b4c0e-4a3b-4f90-a8cf-e5294f4b6cff&amp;startTime=307.14" office:target-frame-name="psplayer" xlink:show="replace" text:style-name="Internet_20_link" text:visited-style-name="Visited_20_Internet_20_Link"><text:span text:style-name="T11">I'm going to expose port 3000.</text:span></text:a><text:span text:style-name="T12"> </text:span><text:a xlink:type="simple" xlink:href="https://app.pluralsight.com/course-player?clipId=906b4c0e-4a3b-4f90-a8cf-e5294f4b6cff&amp;startTime=309.26" office:target-frame-name="psplayer" xlink:show="replace" text:style-name="Internet_20_link" text:visited-style-name="Visited_20_Internet_20_Link"><text:span text:style-name="T11">That's going to be what this container will be listening on, is 3000.</text:span></text:a><text:span text:style-name="T12"> </text:span><text:a xlink:type="simple" xlink:href="https://app.pluralsight.com/course-player?clipId=906b4c0e-4a3b-4f90-a8cf-e5294f4b6cff&amp;startTime=313.64" office:target-frame-name="psplayer" xlink:show="replace" text:style-name="Internet_20_link" text:visited-style-name="Visited_20_Internet_20_Link"><text:span text:style-name="T11">That could be whatever your web server, in this case,</text:span></text:a><text:span text:style-name="T12"> </text:span><text:a xlink:type="simple" xlink:href="https://app.pluralsight.com/course-player?clipId=906b4c0e-4a3b-4f90-a8cf-e5294f4b6cff&amp;startTime=316.77" office:target-frame-name="psplayer" xlink:show="replace" text:style-name="Internet_20_link" text:visited-style-name="Visited_20_Internet_20_Link"><text:span text:style-name="T11">is going to be listening on.</text:span></text:a><text:span text:style-name="T12"> </text:span><text:a xlink:type="simple" xlink:href="https://app.pluralsight.com/course-player?clipId=906b4c0e-4a3b-4f90-a8cf-e5294f4b6cff&amp;startTime=318.84" office:target-frame-name="psplayer" xlink:show="replace" text:style-name="Internet_20_link" text:visited-style-name="Visited_20_Internet_20_Link"><text:span text:style-name="T11">And then finally we have the ENTRYPOINT.</text:span></text:a><text:span text:style-name="T12"> </text:span><text:a xlink:type="simple" xlink:href="https://app.pluralsight.com/course-player?clipId=906b4c0e-4a3b-4f90-a8cf-e5294f4b6cff&amp;startTime=320.9" office:target-frame-name="psplayer" xlink:show="replace" text:style-name="Internet_20_link" text:visited-style-name="Visited_20_Internet_20_Link"><text:span text:style-name="T11">What's the first command that we're going to run to start this up?</text:span></text:a><text:span text:style-name="T12"> </text:span><text:a xlink:type="simple" xlink:href="https://app.pluralsight.com/course-player?clipId=906b4c0e-4a3b-4f90-a8cf-e5294f4b6cff&amp;startTime=324.82" office:target-frame-name="psplayer" xlink:show="replace" text:style-name="Internet_20_link" text:visited-style-name="Visited_20_Internet_20_Link"><text:span text:style-name="T11">In this case, we're going to run node, server.js.</text:span></text:a><text:span text:style-name="T12"> </text:span><text:a xlink:type="simple" xlink:href="https://app.pluralsight.com/course-player?clipId=906b4c0e-4a3b-4f90-a8cf-e5294f4b6cff&amp;startTime=328.54" office:target-frame-name="psplayer" xlink:show="replace" text:style-name="Internet_20_link" text:visited-style-name="Visited_20_Internet_20_Link"><text:span text:style-name="T11">But if you're using Java or .NET,</text:span></text:a><text:span text:style-name="T12"> </text:span><text:a xlink:type="simple" xlink:href="https://app.pluralsight.com/course-player?clipId=906b4c0e-4a3b-4f90-a8cf-e5294f4b6cff&amp;startTime=330.78" office:target-frame-name="psplayer" xlink:show="replace" text:style-name="Internet_20_link" text:visited-style-name="Visited_20_Internet_20_Link"><text:span text:style-name="T11">you'd use the appropriate command‑line tool to fire up your executable,</text:span></text:a><text:span text:style-name="T12"> </text:span><text:a xlink:type="simple" xlink:href="https://app.pluralsight.com/course-player?clipId=906b4c0e-4a3b-4f90-a8cf-e5294f4b6cff&amp;startTime=335.26" office:target-frame-name="psplayer" xlink:show="replace" text:style-name="Internet_20_link" text:visited-style-name="Visited_20_Internet_20_Link"><text:span text:style-name="T11">if you will, your starting point.</text:span></text:a><text:span text:style-name="T12"> </text:span><text:a xlink:type="simple" xlink:href="https://app.pluralsight.com/course-player?clipId=906b4c0e-4a3b-4f90-a8cf-e5294f4b6cff&amp;startTime=337.44" office:target-frame-name="psplayer" xlink:show="replace" text:style-name="Internet_20_link" text:visited-style-name="Visited_20_Internet_20_Link"><text:span text:style-name="T11">Now, where do you get information on all this,</text:span></text:a><text:span text:style-name="T12"> </text:span><text:a xlink:type="simple" xlink:href="https://app.pluralsight.com/course-player?clipId=906b4c0e-4a3b-4f90-a8cf-e5294f4b6cff&amp;startTime=339.31" office:target-frame-name="psplayer" xlink:show="replace" text:style-name="Internet_20_link" text:visited-style-name="Visited_20_Internet_20_Link"><text:span text:style-name="T11">because now we're looking at quite a few instructions,</text:span></text:a><text:span text:style-name="T12"> </text:span><text:a xlink:type="simple" xlink:href="https://app.pluralsight.com/course-player?clipId=906b4c0e-4a3b-4f90-a8cf-e5294f4b6cff&amp;startTime=341.73" office:target-frame-name="psplayer" xlink:show="replace" text:style-name="Internet_20_link" text:visited-style-name="Visited_20_Internet_20_Link"><text:span text:style-name="T11">and you may say, well, hey,</text:span></text:a><text:span text:style-name="T12"> </text:span><text:a xlink:type="simple" xlink:href="https://app.pluralsight.com/course-player?clipId=906b4c0e-4a3b-4f90-a8cf-e5294f4b6cff&amp;startTime=343.43" office:target-frame-name="psplayer" xlink:show="replace" text:style-name="Internet_20_link" text:visited-style-name="Visited_20_Internet_20_Link"><text:span text:style-name="T11">I want to know more about the label or the environment</text:span></text:a><text:span text:style-name="T12"> </text:span><text:a xlink:type="simple" xlink:href="https://app.pluralsight.com/course-player?clipId=906b4c0e-4a3b-4f90-a8cf-e5294f4b6cff&amp;startTime=346.49" office:target-frame-name="psplayer" xlink:show="replace" text:style-name="Internet_20_link" text:visited-style-name="Visited_20_Internet_20_Link"><text:span text:style-name="T11">variables or something like that.</text:span></text:a><text:span text:style-name="T12"> </text:span><text:a xlink:type="simple" xlink:href="https://app.pluralsight.com/course-player?clipId=906b4c0e-4a3b-4f90-a8cf-e5294f4b6cff&amp;startTime=348.64" office:target-frame-name="psplayer" xlink:show="replace" text:style-name="Internet_20_link" text:visited-style-name="Visited_20_Internet_20_Link"><text:span text:style-name="T11">Well, fortunately, in the Docker documentation site,</text:span></text:a><text:span text:style-name="T12"> </text:span><text:a xlink:type="simple" xlink:href="https://app.pluralsight.com/course-player?clipId=906b4c0e-4a3b-4f90-a8cf-e5294f4b6cff&amp;startTime=351.41" office:target-frame-name="psplayer" xlink:show="replace" text:style-name="Internet_20_link" text:visited-style-name="Visited_20_Internet_20_Link"><text:span text:style-name="T11">you can get information on all these commands.</text:span></text:a><text:span text:style-name="T12"> </text:span><text:a xlink:type="simple" xlink:href="https://app.pluralsight.com/course-player?clipId=906b4c0e-4a3b-4f90-a8cf-e5294f4b6cff&amp;startTime=353.58" office:target-frame-name="psplayer" xlink:show="replace" text:style-name="Internet_20_link" text:visited-style-name="Visited_20_Internet_20_Link"><text:span text:style-name="T11">This link here will take you right to that.</text:span></text:a><text:span text:style-name="T12"> </text:span><text:a xlink:type="simple" xlink:href="https://app.pluralsight.com/course-player?clipId=906b4c0e-4a3b-4f90-a8cf-e5294f4b6cff&amp;startTime=356.44" office:target-frame-name="psplayer" xlink:show="replace" text:style-name="Internet_20_link" text:visited-style-name="Visited_20_Internet_20_Link"><text:span text:style-name="T11">And then from there you can drill into every instruction</text:span></text:a><text:span text:style-name="T12"> </text:span><text:a xlink:type="simple" xlink:href="https://app.pluralsight.com/course-player?clipId=906b4c0e-4a3b-4f90-a8cf-e5294f4b6cff&amp;startTime=359.8" office:target-frame-name="psplayer" xlink:show="replace" text:style-name="Internet_20_link" text:visited-style-name="Visited_20_Internet_20_Link"><text:span text:style-name="T11">and get more information about it.</text:span></text:a><text:span text:style-name="T12"> </text:span><text:a xlink:type="simple" xlink:href="https://app.pluralsight.com/course-player?clipId=906b4c0e-4a3b-4f90-a8cf-e5294f4b6cff&amp;startTime=361.94" office:target-frame-name="psplayer" xlink:show="replace" text:style-name="Internet_20_link" text:visited-style-name="Visited_20_Internet_20_Link"><text:span text:style-name="T11">But this is a quick overview to get you thinking about what is a </text:span></text:a><text:soft-page-break/><text:a xlink:type="simple" xlink:href="https://app.pluralsight.com/course-player?clipId=906b4c0e-4a3b-4f90-a8cf-e5294f4b6cff&amp;startTime=361.94" office:target-frame-name="psplayer" xlink:show="replace" text:style-name="Internet_20_link" text:visited-style-name="Visited_20_Internet_20_Link"><text:span text:style-name="T11">Dockerfile.</text:span></text:a><text:span text:style-name="T12"> </text:span><text:a xlink:type="simple" xlink:href="https://app.pluralsight.com/course-player?clipId=906b4c0e-4a3b-4f90-a8cf-e5294f4b6cff&amp;startTime=366.54" office:target-frame-name="psplayer" xlink:show="replace" text:style-name="Internet_20_link" text:visited-style-name="Visited_20_Internet_20_Link"><text:span text:style-name="T11">So now what we're going to do is switch gears to the app,</text:span></text:a><text:span text:style-name="T12"> </text:span><text:a xlink:type="simple" xlink:href="https://app.pluralsight.com/course-player?clipId=906b4c0e-4a3b-4f90-a8cf-e5294f4b6cff&amp;startTime=369.92" office:target-frame-name="psplayer" xlink:show="replace" text:style-name="Internet_20_link" text:visited-style-name="Visited_20_Internet_20_Link"><text:span text:style-name="T11">and we're going to look at a custom Dockerfile for that app. And then a little bit later, we'll talk about how we can build it into an image.</text:span></text:a></text:p>
      <text:h text:style-name="P3" text:outline-level="3"><text:a xlink:type="simple" xlink:href="https://app.pluralsight.com/course-player?clipId=060518f4-d42b-46db-a3fc-cc0f62be5a3a" office:target-frame-name="psplayer" xlink:show="replace" text:style-name="Internet_20_link" text:visited-style-name="Visited_20_Internet_20_Link"><text:span text:style-name="T11">Create a Custom Application Dockerfile</text:span></text:a></text:h>
      <text:p text:style-name="P5"><text:a xlink:type="simple" xlink:href="https://app.pluralsight.com/course-player?clipId=060518f4-d42b-46db-a3fc-cc0f62be5a3a&amp;startTime=0.94" office:target-frame-name="psplayer" xlink:show="replace" text:style-name="Internet_20_link" text:visited-style-name="Visited_20_Internet_20_Link"><text:span text:style-name="T11">All right, well, now that we've talked about Dockerfiles,</text:span></text:a><text:span text:style-name="T12"> </text:span><text:a xlink:type="simple" xlink:href="https://app.pluralsight.com/course-player?clipId=060518f4-d42b-46db-a3fc-cc0f62be5a3a&amp;startTime=3.5" office:target-frame-name="psplayer" xlink:show="replace" text:style-name="Internet_20_link" text:visited-style-name="Visited_20_Internet_20_Link"><text:span text:style-name="T11">let's look at how we can create our own custom application Dockerfile.</text:span></text:a><text:span text:style-name="T12"> </text:span><text:a xlink:type="simple" xlink:href="https://app.pluralsight.com/course-player?clipId=060518f4-d42b-46db-a3fc-cc0f62be5a3a&amp;startTime=8.34" office:target-frame-name="psplayer" xlink:show="replace" text:style-name="Internet_20_link" text:visited-style-name="Visited_20_Internet_20_Link"><text:span text:style-name="T11">So coming into the application,</text:span></text:a><text:span text:style-name="T12"> </text:span><text:a xlink:type="simple" xlink:href="https://app.pluralsight.com/course-player?clipId=060518f4-d42b-46db-a3fc-cc0f62be5a3a&amp;startTime=10.15" office:target-frame-name="psplayer" xlink:show="replace" text:style-name="Internet_20_link" text:visited-style-name="Visited_20_Internet_20_Link"><text:span text:style-name="T11">you'll notice I have a file in here called node.dockerfile.</text:span></text:a><text:span text:style-name="T12"> </text:span><text:a xlink:type="simple" xlink:href="https://app.pluralsight.com/course-player?clipId=060518f4-d42b-46db-a3fc-cc0f62be5a3a&amp;startTime=14.14" office:target-frame-name="psplayer" xlink:show="replace" text:style-name="Internet_20_link" text:visited-style-name="Visited_20_Internet_20_Link"><text:span text:style-name="T11">Now you could just name this dockerfile with no extension,</text:span></text:a><text:span text:style-name="T12"> </text:span><text:a xlink:type="simple" xlink:href="https://app.pluralsight.com/course-player?clipId=060518f4-d42b-46db-a3fc-cc0f62be5a3a&amp;startTime=17.28" office:target-frame-name="psplayer" xlink:show="replace" text:style-name="Internet_20_link" text:visited-style-name="Visited_20_Internet_20_Link"><text:span text:style-name="T11">but I generally prefer to be a little more specific,</text:span></text:a><text:span text:style-name="T12"> </text:span><text:a xlink:type="simple" xlink:href="https://app.pluralsight.com/course-player?clipId=060518f4-d42b-46db-a3fc-cc0f62be5a3a&amp;startTime=20.26" office:target-frame-name="psplayer" xlink:show="replace" text:style-name="Internet_20_link" text:visited-style-name="Visited_20_Internet_20_Link"><text:span text:style-name="T11">because in many applications, I'll have multiple Dockerfiles.</text:span></text:a><text:span text:style-name="T12"> </text:span><text:a xlink:type="simple" xlink:href="https://app.pluralsight.com/course-player?clipId=060518f4-d42b-46db-a3fc-cc0f62be5a3a&amp;startTime=24.44" office:target-frame-name="psplayer" xlink:show="replace" text:style-name="Internet_20_link" text:visited-style-name="Visited_20_Internet_20_Link"><text:span text:style-name="T11">Now keep in mind, I have this at the root.</text:span></text:a><text:span text:style-name="T12"> </text:span><text:a xlink:type="simple" xlink:href="https://app.pluralsight.com/course-player?clipId=060518f4-d42b-46db-a3fc-cc0f62be5a3a&amp;startTime=26.42" office:target-frame-name="psplayer" xlink:show="replace" text:style-name="Internet_20_link" text:visited-style-name="Visited_20_Internet_20_Link"><text:span text:style-name="T11">If you wanted to move it to a different folder, you could do that as well.</text:span></text:a><text:span text:style-name="T12"> </text:span><text:a xlink:type="simple" xlink:href="https://app.pluralsight.com/course-player?clipId=060518f4-d42b-46db-a3fc-cc0f62be5a3a&amp;startTime=30" office:target-frame-name="psplayer" xlink:show="replace" text:style-name="Internet_20_link" text:visited-style-name="Visited_20_Internet_20_Link"><text:span text:style-name="T11">There would just be some relative paths that you may have to change,</text:span></text:a><text:span text:style-name="T12"> </text:span><text:a xlink:type="simple" xlink:href="https://app.pluralsight.com/course-player?clipId=060518f4-d42b-46db-a3fc-cc0f62be5a3a&amp;startTime=33.94" office:target-frame-name="psplayer" xlink:show="replace" text:style-name="Internet_20_link" text:visited-style-name="Visited_20_Internet_20_Link"><text:span text:style-name="T11">and I'll show you that coming up.</text:span></text:a><text:span text:style-name="T12"> </text:span><text:a xlink:type="simple" xlink:href="https://app.pluralsight.com/course-player?clipId=060518f4-d42b-46db-a3fc-cc0f62be5a3a&amp;startTime=36.14" office:target-frame-name="psplayer" xlink:show="replace" text:style-name="Internet_20_link" text:visited-style-name="Visited_20_Internet_20_Link"><text:span text:style-name="T11">So what I'm going to do is open up this file and I'm going to</text:span></text:a><text:span text:style-name="T12"> </text:span><text:a xlink:type="simple" xlink:href="https://app.pluralsight.com/course-player?clipId=060518f4-d42b-46db-a3fc-cc0f62be5a3a&amp;startTime=38.98" office:target-frame-name="psplayer" xlink:show="replace" text:style-name="Internet_20_link" text:visited-style-name="Visited_20_Internet_20_Link"><text:span text:style-name="T11">delete everything that's in here to start us off.</text:span></text:a><text:span text:style-name="T12"> </text:span><text:a xlink:type="simple" xlink:href="https://app.pluralsight.com/course-player?clipId=060518f4-d42b-46db-a3fc-cc0f62be5a3a&amp;startTime=42.06" office:target-frame-name="psplayer" xlink:show="replace" text:style-name="Internet_20_link" text:visited-style-name="Visited_20_Internet_20_Link"><text:span text:style-name="T11">Now the first thing we want to do is give it the base recipe,</text:span></text:a><text:span text:style-name="T12"> </text:span><text:a xlink:type="simple" xlink:href="https://app.pluralsight.com/course-player?clipId=060518f4-d42b-46db-a3fc-cc0f62be5a3a&amp;startTime=45.8" office:target-frame-name="psplayer" xlink:show="replace" text:style-name="Internet_20_link" text:visited-style-name="Visited_20_Internet_20_Link"><text:span text:style-name="T11">I'm going to call it, the base image, and I'm going to use node:alpine,</text:span></text:a><text:span text:style-name="T12"> </text:span><text:a xlink:type="simple" xlink:href="https://app.pluralsight.com/course-player?clipId=060518f4-d42b-46db-a3fc-cc0f62be5a3a&amp;startTime=49.86" office:target-frame-name="psplayer" xlink:show="replace" text:style-name="Internet_20_link" text:visited-style-name="Visited_20_Internet_20_Link"><text:span text:style-name="T11">in this case.</text:span></text:a><text:span text:style-name="T12"> </text:span><text:a xlink:type="simple" xlink:href="https://app.pluralsight.com/course-player?clipId=060518f4-d42b-46db-a3fc-cc0f62be5a3a&amp;startTime=51.51" office:target-frame-name="psplayer" xlink:show="replace" text:style-name="Internet_20_link" text:visited-style-name="Visited_20_Internet_20_Link"><text:span text:style-name="T11">If I run on over to a site called hub.docker.com,</text:span></text:a><text:span text:style-name="T12"> </text:span><text:a xlink:type="simple" xlink:href="https://app.pluralsight.com/course-player?clipId=060518f4-d42b-46db-a3fc-cc0f62be5a3a&amp;startTime=56.3" office:target-frame-name="psplayer" xlink:show="replace" text:style-name="Internet_20_link" text:visited-style-name="Visited_20_Internet_20_Link"><text:span text:style-name="T11">which you'll see here, and search for the Node image,</text:span></text:a><text:span text:style-name="T12"> </text:span><text:a xlink:type="simple" xlink:href="https://app.pluralsight.com/course-player?clipId=060518f4-d42b-46db-a3fc-cc0f62be5a3a&amp;startTime=59.68" office:target-frame-name="psplayer" xlink:show="replace" text:style-name="Internet_20_link" text:visited-style-name="Visited_20_Internet_20_Link"><text:span text:style-name="T11">which I've already done,</text:span></text:a><text:span text:style-name="T12"> </text:span><text:a xlink:type="simple" xlink:href="https://app.pluralsight.com/course-player?clipId=060518f4-d42b-46db-a3fc-cc0f62be5a3a&amp;startTime=61.34" office:target-frame-name="psplayer" xlink:show="replace" text:style-name="Internet_20_link" text:visited-style-name="Visited_20_Internet_20_Link"><text:span text:style-name="T11">then you can find more information about the version</text:span></text:a><text:span text:style-name="T12"> </text:span><text:a xlink:type="simple" xlink:href="https://app.pluralsight.com/course-player?clipId=060518f4-d42b-46db-a3fc-cc0f62be5a3a&amp;startTime=64.21" office:target-frame-name="psplayer" xlink:show="replace" text:style-name="Internet_20_link" text:visited-style-name="Visited_20_Internet_20_Link"><text:span text:style-name="T11">of the image that's available.</text:span></text:a><text:span text:style-name="T12"> </text:span><text:a xlink:type="simple" xlink:href="https://app.pluralsight.com/course-player?clipId=060518f4-d42b-46db-a3fc-cc0f62be5a3a&amp;startTime=65.9" office:target-frame-name="psplayer" xlink:show="replace" text:style-name="Internet_20_link" text:visited-style-name="Visited_20_Internet_20_Link"><text:span text:style-name="T11">Now I did node:alpine, so if we scroll on down,</text:span></text:a><text:span text:style-name="T12"> </text:span><text:a xlink:type="simple" xlink:href="https://app.pluralsight.com/course-player?clipId=060518f4-d42b-46db-a3fc-cc0f62be5a3a&amp;startTime=69.48" office:target-frame-name="psplayer" xlink:show="replace" text:style-name="Internet_20_link" text:visited-style-name="Visited_20_Internet_20_Link"><text:span text:style-name="T11">you'll notice 15.9.0 looks to be the latest version,</text:span></text:a><text:span text:style-name="T12"> </text:span><text:a xlink:type="simple" xlink:href="https://app.pluralsight.com/course-player?clipId=060518f4-d42b-46db-a3fc-cc0f62be5a3a&amp;startTime=74.36" office:target-frame-name="psplayer" xlink:show="replace" text:style-name="Internet_20_link" text:visited-style-name="Visited_20_Internet_20_Link"><text:span text:style-name="T11">so we could be very explicit and say 15.9.0‑alpine or just 15.9‑alpine,</text:span></text:a><text:span text:style-name="T12"> </text:span><text:a xlink:type="simple" xlink:href="https://app.pluralsight.com/course-player?clipId=060518f4-d42b-46db-a3fc-cc0f62be5a3a&amp;startTime=80.03" office:target-frame-name="psplayer" xlink:show="replace" text:style-name="Internet_20_link" text:visited-style-name="Visited_20_Internet_20_Link"><text:span text:style-name="T11">or we could even do current‑alpine.</text:span></text:a><text:span text:style-name="T12"> </text:span><text:a xlink:type="simple" xlink:href="https://app.pluralsight.com/course-player?clipId=060518f4-d42b-46db-a3fc-cc0f62be5a3a&amp;startTime=83.04" office:target-frame-name="psplayer" xlink:show="replace" text:style-name="Internet_20_link" text:visited-style-name="Visited_20_Internet_20_Link"><text:span text:style-name="T11">If you do what I'm doing here, it'll grab the most current version,</text:span></text:a><text:span text:style-name="T12"> </text:span><text:a xlink:type="simple" xlink:href="https://app.pluralsight.com/course-player?clipId=060518f4-d42b-46db-a3fc-cc0f62be5a3a&amp;startTime=87.35" office:target-frame-name="psplayer" xlink:show="replace" text:style-name="Internet_20_link" text:visited-style-name="Visited_20_Internet_20_Link"><text:span text:style-name="T11">which on the surface probably sounds like a great idea</text:span></text:a><text:span text:style-name="T12"> </text:span><text:a xlink:type="simple" xlink:href="https://app.pluralsight.com/course-player?clipId=060518f4-d42b-46db-a3fc-cc0f62be5a3a&amp;startTime=90.14" office:target-frame-name="psplayer" xlink:show="replace" text:style-name="Internet_20_link" text:visited-style-name="Visited_20_Internet_20_Link"><text:span text:style-name="T11">because you're always up to date.</text:span></text:a><text:span text:style-name="T12"> </text:span><text:a xlink:type="simple" xlink:href="https://app.pluralsight.com/course-player?clipId=060518f4-d42b-46db-a3fc-cc0f62be5a3a&amp;startTime=91.64" office:target-frame-name="psplayer" xlink:show="replace" text:style-name="Internet_20_link" text:visited-style-name="Visited_20_Internet_20_Link"><text:span text:style-name="T11">Actually, it's not a great idea,</text:span></text:a><text:span text:style-name="T12"> </text:span><text:a xlink:type="simple" xlink:href="https://app.pluralsight.com/course-player?clipId=060518f4-d42b-46db-a3fc-cc0f62be5a3a&amp;startTime=94.44" office:target-frame-name="psplayer" xlink:show="replace" text:style-name="Internet_20_link" text:visited-style-name="Visited_20_Internet_20_Link"><text:span text:style-name="T11">and the reason is that as you build into the future,</text:span></text:a><text:span text:style-name="T12"> </text:span><text:a xlink:type="simple" xlink:href="https://app.pluralsight.com/course-player?clipId=060518f4-d42b-46db-a3fc-cc0f62be5a3a&amp;startTime=97.23" office:target-frame-name="psplayer" xlink:show="replace" text:style-name="Internet_20_link" text:visited-style-name="Visited_20_Internet_20_Link"><text:span text:style-name="T11">there may be changes to this image which could affect your application.</text:span></text:a><text:span text:style-name="T12"> </text:span><text:a xlink:type="simple" xlink:href="https://app.pluralsight.com/course-player?clipId=060518f4-d42b-46db-a3fc-cc0f62be5a3a&amp;startTime=101.82" office:target-frame-name="psplayer" xlink:show="replace" text:style-name="Internet_20_link" text:visited-style-name="Visited_20_Internet_20_Link"><text:span text:style-name="T11">So be really, really careful that you're more explicit.</text:span></text:a><text:span text:style-name="T12"> </text:span><text:a xlink:type="simple" xlink:href="https://app.pluralsight.com/course-player?clipId=060518f4-d42b-46db-a3fc-cc0f62be5a3a&amp;startTime=105.94" office:target-frame-name="psplayer" xlink:show="replace" text:style-name="Internet_20_link" text:visited-style-name="Visited_20_Internet_20_Link"><text:span text:style-name="T11">Now I'm going to go ahead and leave it,</text:span></text:a><text:span text:style-name="T12"> </text:span><text:a xlink:type="simple" xlink:href="https://app.pluralsight.com/course-player?clipId=060518f4-d42b-46db-a3fc-cc0f62be5a3a&amp;startTime=107.5" office:target-frame-name="psplayer" xlink:show="replace" text:style-name="Internet_20_link" text:visited-style-name="Visited_20_Internet_20_Link"><text:span text:style-name="T11">but we could certainly come in and do 15.9.0‑alpine like that,</text:span></text:a><text:span text:style-name="T12"> </text:span><text:a xlink:type="simple" xlink:href="https://app.pluralsight.com/course-player?clipId=060518f4-d42b-46db-a3fc-cc0f62be5a3a&amp;startTime=114.34" office:target-frame-name="psplayer" xlink:show="replace" text:style-name="Internet_20_link" text:visited-style-name="Visited_20_Internet_20_Link"><text:span text:style-name="T11">and that would actually allow me to be very explicit about</text:span></text:a><text:span text:style-name="T12"> </text:span><text:a xlink:type="simple" xlink:href="https://app.pluralsight.com/course-player?clipId=060518f4-d42b-46db-a3fc-cc0f62be5a3a&amp;startTime=118.53" office:target-frame-name="psplayer" xlink:show="replace" text:style-name="Internet_20_link" text:visited-style-name="Visited_20_Internet_20_Link"><text:span text:style-name="T11">the base image that I want to base mine on.</text:span></text:a><text:span text:style-name="T12"> </text:span><text:a xlink:type="simple" xlink:href="https://app.pluralsight.com/course-player?clipId=060518f4-d42b-46db-a3fc-cc0f62be5a3a&amp;startTime=121.34" office:target-frame-name="psplayer" xlink:show="replace" text:style-name="Internet_20_link" text:visited-style-name="Visited_20_Internet_20_Link"><text:span text:style-name="T11">I normally do that, especially when I'm not just doing a demo or playing around.</text:span></text:a><text:span text:style-name="T12"> </text:span><text:a xlink:type="simple" xlink:href="https://app.pluralsight.com/course-player?clipId=060518f4-d42b-46db-a3fc-cc0f62be5a3a&amp;startTime=125.99" office:target-frame-name="psplayer" xlink:show="replace" text:style-name="Internet_20_link" text:visited-style-name="Visited_20_Internet_20_Link"><text:span text:style-name="T11">If it's for production, you would probably want to do that,</text:span></text:a><text:span text:style-name="T12"> </text:span><text:a xlink:type="simple" xlink:href="https://app.pluralsight.com/course-player?clipId=060518f4-d42b-46db-a3fc-cc0f62be5a3a&amp;startTime=128.61" office:target-frame-name="psplayer" xlink:show="replace" text:style-name="Internet_20_link" text:visited-style-name="Visited_20_Internet_20_Link"><text:span text:style-name="T11">so keep that in mind.</text:span></text:a><text:span text:style-name="T12"> </text:span><text:a xlink:type="simple" xlink:href="https://app.pluralsight.com/course-player?clipId=060518f4-d42b-46db-a3fc-cc0f62be5a3a&amp;startTime=130.34" office:target-frame-name="psplayer" xlink:show="replace" text:style-name="Internet_20_link" text:visited-style-name="Visited_20_Internet_20_Link"><text:span text:style-name="T11">Now I'm going to go ahead and leave it as current, though, for this demo.</text:span></text:a><text:span text:style-name="T12"> </text:span><text:a xlink:type="simple" xlink:href="https://app.pluralsight.com/course-player?clipId=060518f4-d42b-46db-a3fc-cc0f62be5a3a&amp;startTime=134.04" office:target-frame-name="psplayer" xlink:show="replace" text:style-name="Internet_20_link" text:visited-style-name="Visited_20_Internet_20_Link"><text:span text:style-name="T11">Now the next thing I'm going to add into here is optional,</text:span></text:a><text:span text:style-name="T12"> </text:span><text:a xlink:type="simple" xlink:href="https://app.pluralsight.com/course-player?clipId=060518f4-d42b-46db-a3fc-cc0f62be5a3a&amp;startTime=136.32" office:target-frame-name="psplayer" xlink:show="replace" text:style-name="Internet_20_link" text:visited-style-name="Visited_20_Internet_20_Link"><text:span text:style-name="T11">but I would highly recommend it, and it's a label.</text:span></text:a><text:span text:style-name="T12"> </text:span><text:a xlink:type="simple" xlink:href="https://app.pluralsight.com/course-player?clipId=060518f4-d42b-46db-a3fc-cc0f62be5a3a&amp;startTime=139.62" office:target-frame-name="psplayer" xlink:show="replace" text:style-name="Internet_20_link" text:visited-style-name="Visited_20_Internet_20_Link"><text:span text:style-name="T11">So I'm going to put LABEL, and I'm going to hit Tab here.</text:span></text:a><text:span text:style-name="T12"> </text:span><text:a xlink:type="simple" xlink:href="https://app.pluralsight.com/course-player?clipId=060518f4-d42b-46db-a3fc-cc0f62be5a3a&amp;startTime=143.34" office:target-frame-name="psplayer" xlink:show="replace" text:style-name="Internet_20_link" text:visited-style-name="Visited_20_Internet_20_Link"><text:span text:style-name="T11">Now this one is going to be author,</text:span></text:a><text:span text:style-name="T12"> </text:span><text:a xlink:type="simple" xlink:href="https://app.pluralsight.com/course-player?clipId=060518f4-d42b-46db-a3fc-cc0f62be5a3a&amp;startTime=145.04" office:target-frame-name="psplayer" xlink:show="replace" text:style-name="Internet_20_link" text:visited-style-name="Visited_20_Internet_20_Link"><text:span text:style-name="T11">and then you can put whoever the author of this initial Dockerfile.</text:span></text:a><text:span text:style-name="T12"> </text:span><text:a xlink:type="simple" xlink:href="https://app.pluralsight.com/course-player?clipId=060518f4-d42b-46db-a3fc-cc0f62be5a3a&amp;startTime=149.07" office:target-frame-name="psplayer" xlink:show="replace" text:style-name="Internet_20_link" text:visited-style-name="Visited_20_Internet_20_Link"><text:span text:style-name="T11">A couple of ways to think of this, one,</text:span></text:a><text:span text:style-name="T12"> </text:span><text:a xlink:type="simple" xlink:href="https://app.pluralsight.com/course-player?clipId=060518f4-d42b-46db-a3fc-cc0f62be5a3a&amp;startTime=151.41" office:target-frame-name="psplayer" xlink:show="replace" text:style-name="Internet_20_link" text:visited-style-name="Visited_20_Internet_20_Link"><text:span text:style-name="T11">you know who to blame if something goes wrong,</text:span></text:a><text:span text:style-name="T12"> </text:span><text:a xlink:type="simple" xlink:href="https://app.pluralsight.com/course-player?clipId=060518f4-d42b-46db-a3fc-cc0f62be5a3a&amp;startTime=153.92" office:target-frame-name="psplayer" xlink:show="replace" text:style-name="Internet_20_link" text:visited-style-name="Visited_20_Internet_20_Link"><text:span text:style-name="T11">not a good reason.</text:span></text:a><text:span text:style-name="T12"> </text:span><text:a xlink:type="simple" xlink:href="https://app.pluralsight.com/course-player?clipId=060518f4-d42b-46db-a3fc-cc0f62be5a3a&amp;startTime=155.3" office:target-frame-name="psplayer" xlink:show="replace" text:style-name="Internet_20_link" text:visited-style-name="Visited_20_Internet_20_Link"><text:span text:style-name="T11">Number two, though, and more seriously is,</text:span></text:a><text:span text:style-name="T12"> </text:span><text:a xlink:type="simple" xlink:href="https://app.pluralsight.com/course-player?clipId=060518f4-d42b-46db-a3fc-cc0f62be5a3a&amp;startTime=157.93" office:target-frame-name="psplayer" xlink:show="replace" text:style-name="Internet_20_link" text:visited-style-name="Visited_20_Internet_20_Link"><text:span text:style-name="T11">at work, if you open a Dockerfile,</text:span></text:a><text:span text:style-name="T12"> </text:span><text:a xlink:type="simple" xlink:href="https://app.pluralsight.com/course-player?clipId=060518f4-d42b-46db-a3fc-cc0f62be5a3a&amp;startTime=160.17" office:target-frame-name="psplayer" xlink:show="replace" text:style-name="Internet_20_link" text:visited-style-name="Visited_20_Internet_20_Link"><text:span text:style-name="T11">you can find out maybe who on your team initially created it.</text:span></text:a><text:span text:style-name="T12"> </text:span><text:a xlink:type="simple" xlink:href="https://app.pluralsight.com/course-player?clipId=060518f4-d42b-46db-a3fc-cc0f62be5a3a&amp;startTime=164.51" office:target-frame-name="psplayer" xlink:show="replace" text:style-name="Internet_20_link" text:visited-style-name="Visited_20_Internet_20_Link"><text:span text:style-name="T11">But this is a nice way to have it right in the Dockerfile.</text:span></text:a><text:span text:style-name="T12"> </text:span><text:a xlink:type="simple" xlink:href="https://app.pluralsight.com/course-player?clipId=060518f4-d42b-46db-a3fc-cc0f62be5a3a&amp;startTime=167.94" office:target-frame-name="psplayer" xlink:show="replace" text:style-name="Internet_20_link" text:visited-style-name="Visited_20_Internet_20_Link"><text:span text:style-name="T11">Now, you can put really any key/value pair you want here.</text:span></text:a><text:span text:style-name="T12"> </text:span><text:a xlink:type="simple" xlink:href="https://app.pluralsight.com/course-player?clipId=060518f4-d42b-46db-a3fc-cc0f62be5a3a&amp;startTime=171.54" office:target-frame-name="psplayer" xlink:show="replace" text:style-name="Internet_20_link" text:visited-style-name="Visited_20_Internet_20_Link"><text:span text:style-name="T11">We could add another label for the date this was created,</text:span></text:a><text:span text:style-name="T12"> </text:span><text:a xlink:type="simple" xlink:href="https://app.pluralsight.com/course-player?clipId=060518f4-d42b-46db-a3fc-cc0f62be5a3a&amp;startTime=174.07" office:target-frame-name="psplayer" xlink:show="replace" text:style-name="Internet_20_link" text:visited-style-name="Visited_20_Internet_20_Link"><text:span text:style-name="T11">for example, or something like that.</text:span></text:a><text:span text:style-name="T12"> </text:span><text:a xlink:type="simple" xlink:href="https://app.pluralsight.com/course-player?clipId=060518f4-d42b-46db-a3fc-cc0f62be5a3a&amp;startTime=176.74" office:target-frame-name="psplayer" xlink:show="replace" text:style-name="Internet_20_link" text:visited-style-name="Visited_20_Internet_20_Link"><text:span text:style-name="T11">Now, the next thing I'm going to add is instructions for environment variables.</text:span></text:a><text:span text:style-name="T12"> </text:span><text:a xlink:type="simple" xlink:href="https://app.pluralsight.com/course-player?clipId=060518f4-d42b-46db-a3fc-cc0f62be5a3a&amp;startTime=181.14" office:target-frame-name="psplayer" xlink:show="replace" text:style-name="Internet_20_link" text:visited-style-name="Visited_20_Internet_20_Link"><text:span text:style-name="T11">Just about every framework out there has some type of</text:span></text:a><text:span text:style-name="T12"> </text:span><text:a xlink:type="simple" xlink:href="https://app.pluralsight.com/course-player?clipId=060518f4-d42b-46db-a3fc-cc0f62be5a3a&amp;startTime=184.53" office:target-frame-name="psplayer" xlink:show="replace" text:style-name="Internet_20_link" text:visited-style-name="Visited_20_Internet_20_Link"><text:span text:style-name="T11">environment variable that you can set for,</text:span></text:a><text:span text:style-name="T12"> </text:span><text:a xlink:type="simple" xlink:href="https://app.pluralsight.com/course-player?clipId=060518f4-d42b-46db-a3fc-cc0f62be5a3a&amp;startTime=186.33" office:target-frame-name="psplayer" xlink:show="replace" text:style-name="Internet_20_link" text:visited-style-name="Visited_20_Internet_20_Link"><text:span text:style-name="T11">is this development or production,</text:span></text:a><text:span text:style-name="T12"> </text:span><text:a xlink:type="simple" xlink:href="https://app.pluralsight.com/course-player?clipId=060518f4-d42b-46db-a3fc-cc0f62be5a3a&amp;startTime=188.51" office:target-frame-name="psplayer" xlink:show="replace" text:style-name="Internet_20_link" text:visited-style-name="Visited_20_Internet_20_Link"><text:span text:style-name="T11">or you might define a version of the app or framework,</text:span></text:a><text:span text:style-name="T12"> </text:span><text:a xlink:type="simple" xlink:href="https://app.pluralsight.com/course-player?clipId=060518f4-d42b-46db-a3fc-cc0f62be5a3a&amp;startTime=191.55" office:target-frame-name="psplayer" xlink:show="replace" text:style-name="Internet_20_link" text:visited-style-name="Visited_20_Internet_20_Link"><text:span text:style-name="T11">things like that.</text:span></text:a><text:span text:style-name="T12"> </text:span><text:a xlink:type="simple" xlink:href="https://app.pluralsight.com/course-player?clipId=060518f4-d42b-46db-a3fc-cc0f62be5a3a&amp;startTime=193.14" office:target-frame-name="psplayer" xlink:show="replace" text:style-name="Internet_20_link" text:visited-style-name="Visited_20_Internet_20_Link"><text:span text:style-name="T11">So I'm going to go ahead and just paste these in to save on typing.</text:span></text:a><text:span text:style-name="T12"> </text:span><text:a xlink:type="simple" xlink:href="https://app.pluralsight.com/course-player?clipId=060518f4-d42b-46db-a3fc-cc0f62be5a3a&amp;startTime=196.31" office:target-frame-name="psplayer" xlink:show="replace" text:style-name="Internet_20_link" text:visited-style-name="Visited_20_Internet_20_Link"><text:span text:style-name="T11">And we're going to say that this is going to be our production</text:span></text:a><text:span text:style-name="T12"> </text:span><text:a xlink:type="simple" xlink:href="https://app.pluralsight.com/course-player?clipId=060518f4-d42b-46db-a3fc-cc0f62be5a3a&amp;startTime=199.2" office:target-frame-name="psplayer" xlink:show="replace" text:style-name="Internet_20_link" text:visited-style-name="Visited_20_Internet_20_Link"><text:span text:style-name="T11">version of our Node image, so NODE_ENV=production,</text:span></text:a><text:span text:style-name="T12"> </text:span><text:a xlink:type="simple" xlink:href="https://app.pluralsight.com/course-player?clipId=060518f4-d42b-46db-a3fc-cc0f62be5a3a&amp;startTime=202.12" office:target-frame-name="psplayer" xlink:show="replace" text:style-name="Internet_20_link" text:visited-style-name="Visited_20_Internet_20_Link"><text:span text:style-name="T11">and I'm going to define the port here through using an environment variable.</text:span></text:a><text:span text:style-name="T12"> </text:span><text:a xlink:type="simple" xlink:href="https://app.pluralsight.com/course-player?clipId=060518f4-d42b-46db-a3fc-cc0f62be5a3a&amp;startTime=207.92" office:target-frame-name="psplayer" xlink:show="replace" text:style-name="Internet_20_link" text:visited-style-name="Visited_20_Internet_20_Link"><text:span text:style-name="T11">All the ingredients I need, including environment variables,</text:span></text:a><text:span text:style-name="T12"> </text:span><text:a xlink:type="simple" xlink:href="https://app.pluralsight.com/course-player?clipId=060518f4-d42b-46db-a3fc-cc0f62be5a3a&amp;startTime=211.66" office:target-frame-name="psplayer" xlink:show="replace" text:style-name="Internet_20_link" text:visited-style-name="Visited_20_Internet_20_Link"><text:span text:style-name="T11">can be supplied in this image.</text:span></text:a><text:span text:style-name="T12"> </text:span><text:a xlink:type="simple" xlink:href="https://app.pluralsight.com/course-player?clipId=060518f4-d42b-46db-a3fc-cc0f62be5a3a&amp;startTime=214.34" office:target-frame-name="psplayer" xlink:show="replace" text:style-name="Internet_20_link" text:visited-style-name="Visited_20_Internet_20_Link"><text:span text:style-name="T11">Now coming on down, we're going to work with a directory,</text:span></text:a><text:span text:style-name="T12"> </text:span><text:a xlink:type="simple" xlink:href="https://app.pluralsight.com/course-player?clipId=060518f4-d42b-46db-a3fc-cc0f62be5a3a&amp;startTime=217.74" office:target-frame-name="psplayer" xlink:show="replace" text:style-name="Internet_20_link" text:visited-style-name="Visited_20_Internet_20_Link"><text:span text:style-name="T11">and this directory is going to be /var/www.</text:span></text:a><text:span text:style-name="T12"> </text:span><text:a xlink:type="simple" xlink:href="https://app.pluralsight.com/course-player?clipId=060518f4-d42b-46db-a3fc-cc0f62be5a3a&amp;startTime=221.64" office:target-frame-name="psplayer" xlink:show="replace" text:style-name="Internet_20_link" text:visited-style-name="Visited_20_Internet_20_Link"><text:span text:style-name="T11">Now, this is something I came up with, it's pretty common,</text:span></text:a><text:span text:style-name="T12"> </text:span><text:a xlink:type="simple" xlink:href="https://app.pluralsight.com/course-player?clipId=060518f4-d42b-46db-a3fc-cc0f62be5a3a&amp;startTime=224.28" office:target-frame-name="psplayer" xlink:show="replace" text:style-name="Internet_20_link" text:visited-style-name="Visited_20_Internet_20_Link"><text:span text:style-name="T11">actually, but this is the directory inside of the running container.</text:span></text:a><text:span text:style-name="T12"> </text:span><text:a xlink:type="simple" xlink:href="https://app.pluralsight.com/course-player?clipId=060518f4-d42b-46db-a3fc-cc0f62be5a3a&amp;startTime=229.34" office:target-frame-name="psplayer" xlink:show="replace" text:style-name="Internet_20_link" text:visited-style-name="Visited_20_Internet_20_Link"><text:span text:style-name="T11">In this case,</text:span></text:a><text:span text:style-name="T12"> </text:span><text:a xlink:type="simple" xlink:href="https://app.pluralsight.com/course-player?clipId=060518f4-d42b-46db-a3fc-cc0f62be5a3a&amp;startTime=230.42" office:target-frame-name="psplayer" xlink:show="replace" text:style-name="Internet_20_link" text:visited-style-name="Visited_20_Internet_20_Link"><text:span text:style-name="T11">it's the directory in the Linux container that'll run this node:alpine </text:span></text:a><text:soft-page-break/><text:a xlink:type="simple" xlink:href="https://app.pluralsight.com/course-player?clipId=060518f4-d42b-46db-a3fc-cc0f62be5a3a&amp;startTime=230.42" office:target-frame-name="psplayer" xlink:show="replace" text:style-name="Internet_20_link" text:visited-style-name="Visited_20_Internet_20_Link"><text:span text:style-name="T11">image.</text:span></text:a><text:span text:style-name="T12"> </text:span><text:a xlink:type="simple" xlink:href="https://app.pluralsight.com/course-player?clipId=060518f4-d42b-46db-a3fc-cc0f62be5a3a&amp;startTime=236.14" office:target-frame-name="psplayer" xlink:show="replace" text:style-name="Internet_20_link" text:visited-style-name="Visited_20_Internet_20_Link"><text:span text:style-name="T11">So what I'm going to do is say this is my working folder so that moving forward,</text:span></text:a><text:span text:style-name="T12"> </text:span><text:a xlink:type="simple" xlink:href="https://app.pluralsight.com/course-player?clipId=060518f4-d42b-46db-a3fc-cc0f62be5a3a&amp;startTime=240.94" office:target-frame-name="psplayer" xlink:show="replace" text:style-name="Internet_20_link" text:visited-style-name="Visited_20_Internet_20_Link"><text:span text:style-name="T11">we don't have to keep typing the path to everything we want to do.</text:span></text:a><text:span text:style-name="T12"> </text:span><text:a xlink:type="simple" xlink:href="https://app.pluralsight.com/course-player?clipId=060518f4-d42b-46db-a3fc-cc0f62be5a3a&amp;startTime=245.14" office:target-frame-name="psplayer" xlink:show="replace" text:style-name="Internet_20_link" text:visited-style-name="Visited_20_Internet_20_Link"><text:span text:style-name="T11">We can just type it once.</text:span></text:a><text:span text:style-name="T12"> </text:span><text:a xlink:type="simple" xlink:href="https://app.pluralsight.com/course-player?clipId=060518f4-d42b-46db-a3fc-cc0f62be5a3a&amp;startTime=246.94" office:target-frame-name="psplayer" xlink:show="replace" text:style-name="Internet_20_link" text:visited-style-name="Visited_20_Internet_20_Link"><text:span text:style-name="T11">Now when Docker does its thing, it knows that that is the working directory,</text:span></text:a><text:span text:style-name="T12"> </text:span><text:a xlink:type="simple" xlink:href="https://app.pluralsight.com/course-player?clipId=060518f4-d42b-46db-a3fc-cc0f62be5a3a&amp;startTime=251.34" office:target-frame-name="psplayer" xlink:show="replace" text:style-name="Internet_20_link" text:visited-style-name="Visited_20_Internet_20_Link"><text:span text:style-name="T11">and then it figures everything out for us.</text:span></text:a><text:span text:style-name="T12"> </text:span><text:a xlink:type="simple" xlink:href="https://app.pluralsight.com/course-player?clipId=060518f4-d42b-46db-a3fc-cc0f62be5a3a&amp;startTime=254.34" office:target-frame-name="psplayer" xlink:show="replace" text:style-name="Internet_20_link" text:visited-style-name="Visited_20_Internet_20_Link"><text:span text:style-name="T11">Now, the next thing I'm going to do is copy in some files.</text:span></text:a><text:span text:style-name="T12"> </text:span><text:a xlink:type="simple" xlink:href="https://app.pluralsight.com/course-player?clipId=060518f4-d42b-46db-a3fc-cc0f62be5a3a&amp;startTime=257.34" office:target-frame-name="psplayer" xlink:show="replace" text:style-name="Internet_20_link" text:visited-style-name="Visited_20_Internet_20_Link"><text:span text:style-name="T11">You'll notice that on the left here we have our</text:span></text:a><text:span text:style-name="T12"> </text:span><text:a xlink:type="simple" xlink:href="https://app.pluralsight.com/course-player?clipId=060518f4-d42b-46db-a3fc-cc0f62be5a3a&amp;startTime=259.47" office:target-frame-name="psplayer" xlink:show="replace" text:style-name="Internet_20_link" text:visited-style-name="Visited_20_Internet_20_Link"><text:span text:style-name="T11">package.json and our package‑lock.json.</text:span></text:a><text:span text:style-name="T12"> </text:span><text:a xlink:type="simple" xlink:href="https://app.pluralsight.com/course-player?clipId=060518f4-d42b-46db-a3fc-cc0f62be5a3a&amp;startTime=263.54" office:target-frame-name="psplayer" xlink:show="replace" text:style-name="Internet_20_link" text:visited-style-name="Visited_20_Internet_20_Link"><text:span text:style-name="T11">Now not only do I need those in the image,</text:span></text:a><text:span text:style-name="T12"> </text:span><text:a xlink:type="simple" xlink:href="https://app.pluralsight.com/course-player?clipId=060518f4-d42b-46db-a3fc-cc0f62be5a3a&amp;startTime=265.83" office:target-frame-name="psplayer" xlink:show="replace" text:style-name="Internet_20_link" text:visited-style-name="Visited_20_Internet_20_Link"><text:span text:style-name="T11">but I need them because we need to run npm install.</text:span></text:a><text:span text:style-name="T12"> </text:span><text:a xlink:type="simple" xlink:href="https://app.pluralsight.com/course-player?clipId=060518f4-d42b-46db-a3fc-cc0f62be5a3a&amp;startTime=269.1" office:target-frame-name="psplayer" xlink:show="replace" text:style-name="Internet_20_link" text:visited-style-name="Visited_20_Internet_20_Link"><text:span text:style-name="T11">So I'm going to go ahead and do a run command here,</text:span></text:a><text:span text:style-name="T12"> </text:span><text:a xlink:type="simple" xlink:href="https://app.pluralsight.com/course-player?clipId=060518f4-d42b-46db-a3fc-cc0f62be5a3a&amp;startTime=272.54" office:target-frame-name="psplayer" xlink:show="replace" text:style-name="Internet_20_link" text:visited-style-name="Visited_20_Internet_20_Link"><text:span text:style-name="T11">and we'll go ahead and just delete that,</text:span></text:a><text:span text:style-name="T12"> </text:span><text:a xlink:type="simple" xlink:href="https://app.pluralsight.com/course-player?clipId=060518f4-d42b-46db-a3fc-cc0f62be5a3a&amp;startTime=274.72" office:target-frame-name="psplayer" xlink:show="replace" text:style-name="Internet_20_link" text:visited-style-name="Visited_20_Internet_20_Link"><text:span text:style-name="T11">tab on over, and I'm going to do npm install,</text:span></text:a><text:span text:style-name="T12"> </text:span><text:a xlink:type="simple" xlink:href="https://app.pluralsight.com/course-player?clipId=060518f4-d42b-46db-a3fc-cc0f62be5a3a&amp;startTime=278.28" office:target-frame-name="psplayer" xlink:show="replace" text:style-name="Internet_20_link" text:visited-style-name="Visited_20_Internet_20_Link"><text:span text:style-name="T11">and you might even have other flags you want to add to</text:span></text:a><text:span text:style-name="T12"> </text:span><text:a xlink:type="simple" xlink:href="https://app.pluralsight.com/course-player?clipId=060518f4-d42b-46db-a3fc-cc0f62be5a3a&amp;startTime=280.25" office:target-frame-name="psplayer" xlink:show="replace" text:style-name="Internet_20_link" text:visited-style-name="Visited_20_Internet_20_Link"><text:span text:style-name="T11">that such as no optional dependencies, for example.</text:span></text:a><text:span text:style-name="T12"> </text:span><text:a xlink:type="simple" xlink:href="https://app.pluralsight.com/course-player?clipId=060518f4-d42b-46db-a3fc-cc0f62be5a3a&amp;startTime=284.34" office:target-frame-name="psplayer" xlink:show="replace" text:style-name="Internet_20_link" text:visited-style-name="Visited_20_Internet_20_Link"><text:span text:style-name="T11">You may wonder why we're copying in just the package.json and the</text:span></text:a><text:span text:style-name="T12"> </text:span><text:a xlink:type="simple" xlink:href="https://app.pluralsight.com/course-player?clipId=060518f4-d42b-46db-a3fc-cc0f62be5a3a&amp;startTime=288.03" office:target-frame-name="psplayer" xlink:show="replace" text:style-name="Internet_20_link" text:visited-style-name="Visited_20_Internet_20_Link"><text:span text:style-name="T11">package‑lock.json and then doing the npm install.</text:span></text:a><text:span text:style-name="T12"> </text:span><text:a xlink:type="simple" xlink:href="https://app.pluralsight.com/course-player?clipId=060518f4-d42b-46db-a3fc-cc0f62be5a3a&amp;startTime=291.06" office:target-frame-name="psplayer" xlink:show="replace" text:style-name="Internet_20_link" text:visited-style-name="Visited_20_Internet_20_Link"><text:span text:style-name="T11">And the answer is because Docker works with layers,</text:span></text:a><text:span text:style-name="T12"> </text:span><text:a xlink:type="simple" xlink:href="https://app.pluralsight.com/course-player?clipId=060518f4-d42b-46db-a3fc-cc0f62be5a3a&amp;startTime=293.81" office:target-frame-name="psplayer" xlink:show="replace" text:style-name="Internet_20_link" text:visited-style-name="Visited_20_Internet_20_Link"><text:span text:style-name="T11">and this keeps the layer focused just on the package.json files.</text:span></text:a><text:span text:style-name="T12"> </text:span><text:a xlink:type="simple" xlink:href="https://app.pluralsight.com/course-player?clipId=060518f4-d42b-46db-a3fc-cc0f62be5a3a&amp;startTime=298.84" office:target-frame-name="psplayer" xlink:show="replace" text:style-name="Internet_20_link" text:visited-style-name="Visited_20_Internet_20_Link"><text:span text:style-name="T11">And now if we have other source code changes,</text:span></text:a><text:span text:style-name="T12"> </text:span><text:a xlink:type="simple" xlink:href="https://app.pluralsight.com/course-player?clipId=060518f4-d42b-46db-a3fc-cc0f62be5a3a&amp;startTime=301.36" office:target-frame-name="psplayer" xlink:show="replace" text:style-name="Internet_20_link" text:visited-style-name="Visited_20_Internet_20_Link"><text:span text:style-name="T11">that would update a separate layer if we rebuild this,</text:span></text:a><text:span text:style-name="T12"> </text:span><text:a xlink:type="simple" xlink:href="https://app.pluralsight.com/course-player?clipId=060518f4-d42b-46db-a3fc-cc0f62be5a3a&amp;startTime=304.52" office:target-frame-name="psplayer" xlink:show="replace" text:style-name="Internet_20_link" text:visited-style-name="Visited_20_Internet_20_Link"><text:span text:style-name="T11">but it won't affect the npm install part.</text:span></text:a><text:span text:style-name="T12"> </text:span><text:a xlink:type="simple" xlink:href="https://app.pluralsight.com/course-player?clipId=060518f4-d42b-46db-a3fc-cc0f62be5a3a&amp;startTime=307.64" office:target-frame-name="psplayer" xlink:show="replace" text:style-name="Internet_20_link" text:visited-style-name="Visited_20_Internet_20_Link"><text:span text:style-name="T11">Now, I am going to need to copy all the source code in, though, of course.</text:span></text:a><text:span text:style-name="T12"> </text:span><text:a xlink:type="simple" xlink:href="https://app.pluralsight.com/course-player?clipId=060518f4-d42b-46db-a3fc-cc0f62be5a3a&amp;startTime=311.51" office:target-frame-name="psplayer" xlink:show="replace" text:style-name="Internet_20_link" text:visited-style-name="Visited_20_Internet_20_Link"><text:span text:style-name="T11">So I'm going to do a COPY command here,</text:span></text:a><text:span text:style-name="T12"> </text:span><text:a xlink:type="simple" xlink:href="https://app.pluralsight.com/course-player?clipId=060518f4-d42b-46db-a3fc-cc0f62be5a3a&amp;startTime=315.24" office:target-frame-name="psplayer" xlink:show="replace" text:style-name="Internet_20_link" text:visited-style-name="Visited_20_Internet_20_Link"><text:span text:style-name="T11">and we're going to copy in from the current folder to our working directory.</text:span></text:a><text:span text:style-name="T12"> </text:span><text:a xlink:type="simple" xlink:href="https://app.pluralsight.com/course-player?clipId=060518f4-d42b-46db-a3fc-cc0f62be5a3a&amp;startTime=321.22" office:target-frame-name="psplayer" xlink:show="replace" text:style-name="Internet_20_link" text:visited-style-name="Visited_20_Internet_20_Link"><text:span text:style-name="T11">Now, I could just do that, but to be really explicit,</text:span></text:a><text:span text:style-name="T12"> </text:span><text:a xlink:type="simple" xlink:href="https://app.pluralsight.com/course-player?clipId=060518f4-d42b-46db-a3fc-cc0f62be5a3a&amp;startTime=324.2" office:target-frame-name="psplayer" xlink:show="replace" text:style-name="Internet_20_link" text:visited-style-name="Visited_20_Internet_20_Link"><text:span text:style-name="T11">let me go ahead and show you, it could be that as well.</text:span></text:a><text:span text:style-name="T12"> </text:span><text:a xlink:type="simple" xlink:href="https://app.pluralsight.com/course-player?clipId=060518f4-d42b-46db-a3fc-cc0f62be5a3a&amp;startTime=327.47" office:target-frame-name="psplayer" xlink:show="replace" text:style-name="Internet_20_link" text:visited-style-name="Visited_20_Internet_20_Link"><text:span text:style-name="T11">Now, that would be kind of redundant, though.</text:span></text:a><text:span text:style-name="T12"> </text:span><text:a xlink:type="simple" xlink:href="https://app.pluralsight.com/course-player?clipId=060518f4-d42b-46db-a3fc-cc0f62be5a3a&amp;startTime=331.24" office:target-frame-name="psplayer" xlink:show="replace" text:style-name="Internet_20_link" text:visited-style-name="Visited_20_Internet_20_Link"><text:span text:style-name="T11">So a lot of times you'll just see something like this because we</text:span></text:a><text:span text:style-name="T12"> </text:span><text:a xlink:type="simple" xlink:href="https://app.pluralsight.com/course-player?clipId=060518f4-d42b-46db-a3fc-cc0f62be5a3a&amp;startTime=334.49" office:target-frame-name="psplayer" xlink:show="replace" text:style-name="Internet_20_link" text:visited-style-name="Visited_20_Internet_20_Link"><text:span text:style-name="T11">already said /var/www is my working directory.</text:span></text:a><text:span text:style-name="T12"> </text:span><text:a xlink:type="simple" xlink:href="https://app.pluralsight.com/course-player?clipId=060518f4-d42b-46db-a3fc-cc0f62be5a3a&amp;startTime=339.24" office:target-frame-name="psplayer" xlink:show="replace" text:style-name="Internet_20_link" text:visited-style-name="Visited_20_Internet_20_Link"><text:span text:style-name="T11">This first one says copy this code from my local file system.</text:span></text:a><text:span text:style-name="T12"> </text:span><text:a xlink:type="simple" xlink:href="https://app.pluralsight.com/course-player?clipId=060518f4-d42b-46db-a3fc-cc0f62be5a3a&amp;startTime=343.45" office:target-frame-name="psplayer" xlink:show="replace" text:style-name="Internet_20_link" text:visited-style-name="Visited_20_Internet_20_Link"><text:span text:style-name="T11">The second one then says into /var/www.</text:span></text:a><text:span text:style-name="T12"> </text:span><text:a xlink:type="simple" xlink:href="https://app.pluralsight.com/course-player?clipId=060518f4-d42b-46db-a3fc-cc0f62be5a3a&amp;startTime=348.44" office:target-frame-name="psplayer" xlink:show="replace" text:style-name="Internet_20_link" text:visited-style-name="Visited_20_Internet_20_Link"><text:span text:style-name="T11">That's what we'll be doing there.</text:span></text:a><text:span text:style-name="T12"> </text:span><text:a xlink:type="simple" xlink:href="https://app.pluralsight.com/course-player?clipId=060518f4-d42b-46db-a3fc-cc0f62be5a3a&amp;startTime=350.74" office:target-frame-name="psplayer" xlink:show="replace" text:style-name="Internet_20_link" text:visited-style-name="Visited_20_Internet_20_Link"><text:span text:style-name="T11">We have a port up here.</text:span></text:a><text:span text:style-name="T12"> </text:span><text:a xlink:type="simple" xlink:href="https://app.pluralsight.com/course-player?clipId=060518f4-d42b-46db-a3fc-cc0f62be5a3a&amp;startTime=352.31" office:target-frame-name="psplayer" xlink:show="replace" text:style-name="Internet_20_link" text:visited-style-name="Visited_20_Internet_20_Link"><text:span text:style-name="T11">I'm going to go ahead and say that this image and the</text:span></text:a><text:span text:style-name="T12"> </text:span><text:a xlink:type="simple" xlink:href="https://app.pluralsight.com/course-player?clipId=060518f4-d42b-46db-a3fc-cc0f62be5a3a&amp;startTime=355.21" office:target-frame-name="psplayer" xlink:show="replace" text:style-name="Internet_20_link" text:visited-style-name="Visited_20_Internet_20_Link"><text:span text:style-name="T11">container, ultimately, is going to expose a port.</text:span></text:a><text:span text:style-name="T12"> </text:span><text:a xlink:type="simple" xlink:href="https://app.pluralsight.com/course-player?clipId=060518f4-d42b-46db-a3fc-cc0f62be5a3a&amp;startTime=359.74" office:target-frame-name="psplayer" xlink:show="replace" text:style-name="Internet_20_link" text:visited-style-name="Visited_20_Internet_20_Link"><text:span text:style-name="T11">But I don't want to hardcode 3000 there because,</text:span></text:a><text:span text:style-name="T12"> </text:span><text:a xlink:type="simple" xlink:href="https://app.pluralsight.com/course-player?clipId=060518f4-d42b-46db-a3fc-cc0f62be5a3a&amp;startTime=362.56" office:target-frame-name="psplayer" xlink:show="replace" text:style-name="Internet_20_link" text:visited-style-name="Visited_20_Internet_20_Link"><text:span text:style-name="T11">who knows, maybe I want to use this in multiple places.</text:span></text:a><text:span text:style-name="T12"> </text:span><text:a xlink:type="simple" xlink:href="https://app.pluralsight.com/course-player?clipId=060518f4-d42b-46db-a3fc-cc0f62be5a3a&amp;startTime=365.21" office:target-frame-name="psplayer" xlink:show="replace" text:style-name="Internet_20_link" text:visited-style-name="Visited_20_Internet_20_Link"><text:span text:style-name="T11">In this case,</text:span></text:a><text:span text:style-name="T12"> </text:span><text:a xlink:type="simple" xlink:href="https://app.pluralsight.com/course-player?clipId=060518f4-d42b-46db-a3fc-cc0f62be5a3a&amp;startTime=365.72" office:target-frame-name="psplayer" xlink:show="replace" text:style-name="Internet_20_link" text:visited-style-name="Visited_20_Internet_20_Link"><text:span text:style-name="T11">it's just once. So the way we can get to an environment variable is like this.</text:span></text:a><text:span text:style-name="T12"> </text:span><text:a xlink:type="simple" xlink:href="https://app.pluralsight.com/course-player?clipId=060518f4-d42b-46db-a3fc-cc0f62be5a3a&amp;startTime=370.64" office:target-frame-name="psplayer" xlink:show="replace" text:style-name="Internet_20_link" text:visited-style-name="Visited_20_Internet_20_Link"><text:span text:style-name="T11">We could put a dollar sign and then put the key that we</text:span></text:a><text:span text:style-name="T12"> </text:span><text:a xlink:type="simple" xlink:href="https://app.pluralsight.com/course-player?clipId=060518f4-d42b-46db-a3fc-cc0f62be5a3a&amp;startTime=374.25" office:target-frame-name="psplayer" xlink:show="replace" text:style-name="Internet_20_link" text:visited-style-name="Visited_20_Internet_20_Link"><text:span text:style-name="T11">have for our environment variable.</text:span></text:a><text:span text:style-name="T12"> </text:span><text:a xlink:type="simple" xlink:href="https://app.pluralsight.com/course-player?clipId=060518f4-d42b-46db-a3fc-cc0f62be5a3a&amp;startTime=376.24" office:target-frame-name="psplayer" xlink:show="replace" text:style-name="Internet_20_link" text:visited-style-name="Visited_20_Internet_20_Link"><text:span text:style-name="T11">So if I wanted to get to NODE_ENV, down here we could</text:span></text:a><text:span text:style-name="T12"> </text:span><text:a xlink:type="simple" xlink:href="https://app.pluralsight.com/course-player?clipId=060518f4-d42b-46db-a3fc-cc0f62be5a3a&amp;startTime=379.91" office:target-frame-name="psplayer" xlink:show="replace" text:style-name="Internet_20_link" text:visited-style-name="Visited_20_Internet_20_Link"><text:span text:style-name="T11">put a dollar sign in front of it,</text:span></text:a><text:span text:style-name="T12"> </text:span><text:a xlink:type="simple" xlink:href="https://app.pluralsight.com/course-player?clipId=060518f4-d42b-46db-a3fc-cc0f62be5a3a&amp;startTime=381.42" office:target-frame-name="psplayer" xlink:show="replace" text:style-name="Internet_20_link" text:visited-style-name="Visited_20_Internet_20_Link"><text:span text:style-name="T11">and then it would substitute it as it does the Docker build. Finally,</text:span></text:a><text:span text:style-name="T12"> </text:span><text:a xlink:type="simple" xlink:href="https://app.pluralsight.com/course-player?clipId=060518f4-d42b-46db-a3fc-cc0f62be5a3a&amp;startTime=385.82" office:target-frame-name="psplayer" xlink:show="replace" text:style-name="Internet_20_link" text:visited-style-name="Visited_20_Internet_20_Link"><text:span text:style-name="T11">I want to say what to run when this starts up, our entrypoint.</text:span></text:a><text:span text:style-name="T12"> </text:span><text:a xlink:type="simple" xlink:href="https://app.pluralsight.com/course-player?clipId=060518f4-d42b-46db-a3fc-cc0f62be5a3a&amp;startTime=390.54" office:target-frame-name="psplayer" xlink:show="replace" text:style-name="Internet_20_link" text:visited-style-name="Visited_20_Internet_20_Link"><text:span text:style-name="T11">So I'm going to go ahead and say that there's an npm start command.</text:span></text:a><text:span text:style-name="T12"> </text:span><text:a xlink:type="simple" xlink:href="https://app.pluralsight.com/course-player?clipId=060518f4-d42b-46db-a3fc-cc0f62be5a3a&amp;startTime=393.71" office:target-frame-name="psplayer" xlink:show="replace" text:style-name="Internet_20_link" text:visited-style-name="Visited_20_Internet_20_Link"><text:span text:style-name="T11">Of course, that's going to be in our package.json file.</text:span></text:a><text:span text:style-name="T12"> </text:span><text:a xlink:type="simple" xlink:href="https://app.pluralsight.com/course-player?clipId=060518f4-d42b-46db-a3fc-cc0f62be5a3a&amp;startTime=396.73" office:target-frame-name="psplayer" xlink:show="replace" text:style-name="Internet_20_link" text:visited-style-name="Visited_20_Internet_20_Link"><text:span text:style-name="T11">Or if you're using other package‑type managers for your framework,</text:span></text:a><text:span text:style-name="T12"> </text:span><text:a xlink:type="simple" xlink:href="https://app.pluralsight.com/course-player?clipId=060518f4-d42b-46db-a3fc-cc0f62be5a3a&amp;startTime=400.71" office:target-frame-name="psplayer" xlink:show="replace" text:style-name="Internet_20_link" text:visited-style-name="Visited_20_Internet_20_Link"><text:span text:style-name="T11">you could have that initial command here.</text:span></text:a><text:span text:style-name="T12"> </text:span><text:a xlink:type="simple" xlink:href="https://app.pluralsight.com/course-player?clipId=060518f4-d42b-46db-a3fc-cc0f62be5a3a&amp;startTime=403.44" office:target-frame-name="psplayer" xlink:show="replace" text:style-name="Internet_20_link" text:visited-style-name="Visited_20_Internet_20_Link"><text:span text:style-name="T11">Something really, really important I want to point out. In this kind of demo app,</text:span></text:a><text:span text:style-name="T12"> </text:span><text:a xlink:type="simple" xlink:href="https://app.pluralsight.com/course-player?clipId=060518f4-d42b-46db-a3fc-cc0f62be5a3a&amp;startTime=407.23" office:target-frame-name="psplayer" xlink:show="replace" text:style-name="Internet_20_link" text:visited-style-name="Visited_20_Internet_20_Link"><text:span text:style-name="T11">it's not as big of a deal, but in larger apps, it's a big deal.</text:span></text:a><text:span text:style-name="T12"> </text:span><text:a xlink:type="simple" xlink:href="https://app.pluralsight.com/course-player?clipId=060518f4-d42b-46db-a3fc-cc0f62be5a3a&amp;startTime=410.45" office:target-frame-name="psplayer" xlink:show="replace" text:style-name="Internet_20_link" text:visited-style-name="Visited_20_Internet_20_Link"><text:span text:style-name="T11">A lot of times, once you do a build, and we'll look at that coming up shortly,</text:span></text:a><text:span text:style-name="T12"> </text:span><text:a xlink:type="simple" xlink:href="https://app.pluralsight.com/course-player?clipId=060518f4-d42b-46db-a3fc-cc0f62be5a3a&amp;startTime=414.84" office:target-frame-name="psplayer" xlink:show="replace" text:style-name="Internet_20_link" text:visited-style-name="Visited_20_Internet_20_Link"><text:span text:style-name="T11">you'll find that it takes forever sometimes to start the build. And you'll</text:span></text:a><text:span text:style-name="T12"> </text:span><text:a xlink:type="simple" xlink:href="https://app.pluralsight.com/course-player?clipId=060518f4-d42b-46db-a3fc-cc0f62be5a3a&amp;startTime=418.97" office:target-frame-name="psplayer" xlink:show="replace" text:style-name="Internet_20_link" text:visited-style-name="Visited_20_Internet_20_Link"><text:span text:style-name="T11">sit there and look at the console and go what is going on?</text:span></text:a><text:span text:style-name="T12"> </text:span><text:a xlink:type="simple" xlink:href="https://app.pluralsight.com/course-player?clipId=060518f4-d42b-46db-a3fc-cc0f62be5a3a&amp;startTime=423.24" office:target-frame-name="psplayer" xlink:show="replace" text:style-name="Internet_20_link" text:visited-style-name="Visited_20_Internet_20_Link"><text:span text:style-name="T11">And when we do a command like this, it copies everything in, which,</text:span></text:a><text:span text:style-name="T12"> </text:span><text:a xlink:type="simple" xlink:href="https://app.pluralsight.com/course-player?clipId=060518f4-d42b-46db-a3fc-cc0f62be5a3a&amp;startTime=427.38" office:target-frame-name="psplayer" xlink:show="replace" text:style-name="Internet_20_link" text:visited-style-name="Visited_20_Internet_20_Link"><text:span text:style-name="T11">in this case,</text:span></text:a><text:span text:style-name="T12"> </text:span><text:a xlink:type="simple" xlink:href="https://app.pluralsight.com/course-player?clipId=060518f4-d42b-46db-a3fc-cc0f62be5a3a&amp;startTime=427.8" office:target-frame-name="psplayer" xlink:show="replace" text:style-name="Internet_20_link" text:visited-style-name="Visited_20_Internet_20_Link"><text:span text:style-name="T11">I want just about everything, but I definitely don't want my local node modules.</text:span></text:a><text:span text:style-name="T12"> </text:span><text:a xlink:type="simple" xlink:href="https://app.pluralsight.com/course-player?clipId=060518f4-d42b-46db-a3fc-cc0f62be5a3a&amp;startTime=433.64" office:target-frame-name="psplayer" xlink:show="replace" text:style-name="Internet_20_link" text:visited-style-name="Visited_20_Internet_20_Link"><text:span text:style-name="T11">We're going to do that right here.</text:span></text:a><text:span text:style-name="T12"> </text:span><text:a xlink:type="simple" xlink:href="https://app.pluralsight.com/course-player?clipId=060518f4-d42b-46db-a3fc-cc0f62be5a3a&amp;startTime=436.34" office:target-frame-name="psplayer" xlink:show="replace" text:style-name="Internet_20_link" text:visited-style-name="Visited_20_Internet_20_Link"><text:span text:style-name="T11">So how do we ignore those so they don't get copied in? Because</text:span></text:a><text:span text:style-name="T12"> </text:span><text:a xlink:type="simple" xlink:href="https://app.pluralsight.com/course-player?clipId=060518f4-d42b-46db-a3fc-cc0f62be5a3a&amp;startTime=439.27" office:target-frame-name="psplayer" xlink:show="replace" text:style-name="Internet_20_link" text:visited-style-name="Visited_20_Internet_20_Link"><text:span text:style-name="T11">that could take a long time, in some cases. Well,</text:span></text:a><text:span text:style-name="T12"> </text:span><text:a xlink:type="simple" xlink:href="https://app.pluralsight.com/course-player?clipId=060518f4-d42b-46db-a3fc-cc0f62be5a3a&amp;startTime=442.97" office:target-frame-name="psplayer" xlink:show="replace" text:style-name="Internet_20_link" text:visited-style-name="Visited_20_Internet_20_Link"><text:span text:style-name="T11">notice at the root I have this .dockerignore,</text:span></text:a><text:span text:style-name="T12"> </text:span><text:a xlink:type="simple" xlink:href="https://app.pluralsight.com/course-player?clipId=060518f4-d42b-46db-a3fc-cc0f62be5a3a&amp;startTime=446.71" office:target-frame-name="psplayer" xlink:show="replace" text:style-name="Internet_20_link" text:visited-style-name="Visited_20_Internet_20_Link"><text:span text:style-name="T11">which has Node modules. That will stop Node modules from being copied in.</text:span></text:a><text:span text:style-name="T12"> </text:span><text:a xlink:type="simple" xlink:href="https://app.pluralsight.com/course-player?clipId=060518f4-d42b-46db-a3fc-cc0f62be5a3a&amp;startTime=451.87" office:target-frame-name="psplayer" xlink:show="replace" text:style-name="Internet_20_link" text:visited-style-name="Visited_20_Internet_20_Link"><text:span text:style-name="T11">It's much like a gitignore that you'll see here,</text:span></text:a><text:span text:style-name="T12"> </text:span><text:a xlink:type="simple" xlink:href="https://app.pluralsight.com/course-player?clipId=060518f4-d42b-46db-a3fc-cc0f62be5a3a&amp;startTime=455.39" office:target-frame-name="psplayer" xlink:show="replace" text:style-name="Internet_20_link" text:visited-style-name="Visited_20_Internet_20_Link"><text:span text:style-name="T11">which has some other things, like Node modules.</text:span></text:a><text:span text:style-name="T12"> </text:span><text:a xlink:type="simple" xlink:href="https://app.pluralsight.com/course-player?clipId=060518f4-d42b-46db-a3fc-cc0f62be5a3a&amp;startTime=458.34" office:target-frame-name="psplayer" xlink:show="replace" text:style-name="Internet_20_link" text:visited-style-name="Visited_20_Internet_20_Link"><text:span text:style-name="T11">So keep that in mind that files you don't want, just add a dockerignore.</text:span></text:a><text:span text:style-name="T12"> </text:span><text:a xlink:type="simple" xlink:href="https://app.pluralsight.com/course-player?clipId=060518f4-d42b-46db-a3fc-cc0f62be5a3a&amp;startTime=463.48" office:target-frame-name="psplayer" xlink:show="replace" text:style-name="Internet_20_link" text:visited-style-name="Visited_20_Internet_20_Link"><text:span text:style-name="T11">And then when you do the build, you, first off, won't be slowed down.</text:span></text:a><text:span text:style-name="T12"> </text:span><text:a xlink:type="simple" xlink:href="https://app.pluralsight.com/course-player?clipId=060518f4-d42b-46db-a3fc-cc0f62be5a3a&amp;startTime=467.09" office:target-frame-name="psplayer" xlink:show="replace" text:style-name="Internet_20_link" text:visited-style-name="Visited_20_Internet_20_Link"><text:span text:style-name="T11">But second off,</text:span></text:a><text:span text:style-name="T12"> </text:span><text:a xlink:type="simple" xlink:href="https://app.pluralsight.com/course-player?clipId=060518f4-d42b-46db-a3fc-cc0f62be5a3a&amp;startTime=468.24" office:target-frame-name="psplayer" xlink:show="replace" text:style-name="Internet_20_link" text:visited-style-name="Visited_20_Internet_20_Link"><text:span text:style-name="T11">your images will be smaller because you won't be copying unnecessary things.</text:span></text:a><text:span text:style-name="T12"> </text:span><text:a xlink:type="simple" xlink:href="https://app.pluralsight.com/course-player?clipId=060518f4-d42b-46db-a3fc-cc0f62be5a3a&amp;startTime=472.84" office:target-frame-name="psplayer" xlink:show="replace" text:style-name="Internet_20_link" text:visited-style-name="Visited_20_Internet_20_Link"><text:span text:style-name="T11">So that's a look at how we can create a custom application Dockerfile. So the next thing we're going to do is take this and build it.</text:span></text:a></text:p>
      <text:h text:style-name="P3" text:outline-level="3"><text:soft-page-break/><text:a xlink:type="simple" xlink:href="https://app.pluralsight.com/course-player?clipId=487f02e6-94f3-4d90-a3d5-56bfe613e217" office:target-frame-name="psplayer" xlink:show="replace" text:style-name="Internet_20_link" text:visited-style-name="Visited_20_Internet_20_Link"><text:span text:style-name="T11">Using docker build</text:span></text:a></text:h>
      <text:p text:style-name="P5"><text:a xlink:type="simple" xlink:href="https://app.pluralsight.com/course-player?clipId=487f02e6-94f3-4d90-a3d5-56bfe613e217&amp;startTime=1.04" office:target-frame-name="psplayer" xlink:show="replace" text:style-name="Internet_20_link" text:visited-style-name="Visited_20_Internet_20_Link"><text:span text:style-name="T11">Once you've added all your instructions to your Dockerfile,</text:span></text:a><text:span text:style-name="T12"> </text:span><text:a xlink:type="simple" xlink:href="https://app.pluralsight.com/course-player?clipId=487f02e6-94f3-4d90-a3d5-56bfe613e217&amp;startTime=4.03" office:target-frame-name="psplayer" xlink:show="replace" text:style-name="Internet_20_link" text:visited-style-name="Visited_20_Internet_20_Link"><text:span text:style-name="T11">you need to run it through the docker build process,</text:span></text:a><text:span text:style-name="T12"> </text:span><text:a xlink:type="simple" xlink:href="https://app.pluralsight.com/course-player?clipId=487f02e6-94f3-4d90-a3d5-56bfe613e217&amp;startTime=6.07" office:target-frame-name="psplayer" xlink:show="replace" text:style-name="Internet_20_link" text:visited-style-name="Visited_20_Internet_20_Link"><text:span text:style-name="T11">and fortunately doing that's very straightforward.</text:span></text:a><text:span text:style-name="T12"> </text:span><text:a xlink:type="simple" xlink:href="https://app.pluralsight.com/course-player?clipId=487f02e6-94f3-4d90-a3d5-56bfe613e217&amp;startTime=9.04" office:target-frame-name="psplayer" xlink:show="replace" text:style-name="Internet_20_link" text:visited-style-name="Visited_20_Internet_20_Link"><text:span text:style-name="T11">So in this section,</text:span></text:a><text:span text:style-name="T12"> </text:span><text:a xlink:type="simple" xlink:href="https://app.pluralsight.com/course-player?clipId=487f02e6-94f3-4d90-a3d5-56bfe613e217&amp;startTime=9.74" office:target-frame-name="psplayer" xlink:show="replace" text:style-name="Internet_20_link" text:visited-style-name="Visited_20_Internet_20_Link"><text:span text:style-name="T11">we're going to take a look at what the docker build</text:span></text:a><text:span text:style-name="T12"> </text:span><text:a xlink:type="simple" xlink:href="https://app.pluralsight.com/course-player?clipId=487f02e6-94f3-4d90-a3d5-56bfe613e217&amp;startTime=11.89" office:target-frame-name="psplayer" xlink:show="replace" text:style-name="Internet_20_link" text:visited-style-name="Visited_20_Internet_20_Link"><text:span text:style-name="T11">command looks like and how you can use it.</text:span></text:a><text:span text:style-name="T12"> </text:span><text:a xlink:type="simple" xlink:href="https://app.pluralsight.com/course-player?clipId=487f02e6-94f3-4d90-a3d5-56bfe613e217&amp;startTime=14.64" office:target-frame-name="psplayer" xlink:show="replace" text:style-name="Internet_20_link" text:visited-style-name="Visited_20_Internet_20_Link"><text:span text:style-name="T11">So to get started, the simplest way to build an image would be the following.</text:span></text:a><text:span text:style-name="T12"> </text:span><text:a xlink:type="simple" xlink:href="https://app.pluralsight.com/course-player?clipId=487f02e6-94f3-4d90-a3d5-56bfe613e217&amp;startTime=18.84" office:target-frame-name="psplayer" xlink:show="replace" text:style-name="Internet_20_link" text:visited-style-name="Visited_20_Internet_20_Link"><text:span text:style-name="T11">You'll type docker build ‑t, that stands for tag,</text:span></text:a><text:span text:style-name="T12"> </text:span><text:a xlink:type="simple" xlink:href="https://app.pluralsight.com/course-player?clipId=487f02e6-94f3-4d90-a3d5-56bfe613e217&amp;startTime=23.86" office:target-frame-name="psplayer" xlink:show="replace" text:style-name="Internet_20_link" text:visited-style-name="Visited_20_Internet_20_Link"><text:span text:style-name="T11">or you can do ‑‑tag if you prefer,</text:span></text:a><text:span text:style-name="T12"> </text:span><text:a xlink:type="simple" xlink:href="https://app.pluralsight.com/course-player?clipId=487f02e6-94f3-4d90-a3d5-56bfe613e217&amp;startTime=26.74" office:target-frame-name="psplayer" xlink:show="replace" text:style-name="Internet_20_link" text:visited-style-name="Visited_20_Internet_20_Link"><text:span text:style-name="T11">and then you can give it the image name. And the</text:span></text:a><text:span text:style-name="T12"> </text:span><text:a xlink:type="simple" xlink:href="https://app.pluralsight.com/course-player?clipId=487f02e6-94f3-4d90-a3d5-56bfe613e217&amp;startTime=29.6" office:target-frame-name="psplayer" xlink:show="replace" text:style-name="Internet_20_link" text:visited-style-name="Visited_20_Internet_20_Link"><text:span text:style-name="T11">image name could be very obvious, like customersapp,</text:span></text:a><text:span text:style-name="T12"> </text:span><text:a xlink:type="simple" xlink:href="https://app.pluralsight.com/course-player?clipId=487f02e6-94f3-4d90-a3d5-56bfe613e217&amp;startTime=32.8" office:target-frame-name="psplayer" xlink:show="replace" text:style-name="Internet_20_link" text:visited-style-name="Visited_20_Internet_20_Link"><text:span text:style-name="T11">nodeapp, javaapp, whatever you want to call it, normally you'll be very,</text:span></text:a><text:span text:style-name="T12"> </text:span><text:a xlink:type="simple" xlink:href="https://app.pluralsight.com/course-player?clipId=487f02e6-94f3-4d90-a3d5-56bfe613e217&amp;startTime=36.67" office:target-frame-name="psplayer" xlink:show="replace" text:style-name="Internet_20_link" text:visited-style-name="Visited_20_Internet_20_Link"><text:span text:style-name="T11">very specific on that name.</text:span></text:a><text:span text:style-name="T12"> </text:span><text:a xlink:type="simple" xlink:href="https://app.pluralsight.com/course-player?clipId=487f02e6-94f3-4d90-a3d5-56bfe613e217&amp;startTime=38.94" office:target-frame-name="psplayer" xlink:show="replace" text:style-name="Internet_20_link" text:visited-style-name="Visited_20_Internet_20_Link"><text:span text:style-name="T11">And then the final thing you'll do is give it the build context.</text:span></text:a><text:span text:style-name="T12"> </text:span><text:a xlink:type="simple" xlink:href="https://app.pluralsight.com/course-player?clipId=487f02e6-94f3-4d90-a3d5-56bfe613e217&amp;startTime=42.14" office:target-frame-name="psplayer" xlink:show="replace" text:style-name="Internet_20_link" text:visited-style-name="Visited_20_Internet_20_Link"><text:span text:style-name="T11">Where is the Dockerfile relative to where you're running this command?</text:span></text:a><text:span text:style-name="T12"> </text:span><text:a xlink:type="simple" xlink:href="https://app.pluralsight.com/course-player?clipId=487f02e6-94f3-4d90-a3d5-56bfe613e217&amp;startTime=46.88" office:target-frame-name="psplayer" xlink:show="replace" text:style-name="Internet_20_link" text:visited-style-name="Visited_20_Internet_20_Link"><text:span text:style-name="T11">In this example,</text:span></text:a><text:span text:style-name="T12"> </text:span><text:a xlink:type="simple" xlink:href="https://app.pluralsight.com/course-player?clipId=487f02e6-94f3-4d90-a3d5-56bfe613e217&amp;startTime=47.88" office:target-frame-name="psplayer" xlink:show="replace" text:style-name="Internet_20_link" text:visited-style-name="Visited_20_Internet_20_Link"><text:span text:style-name="T11">I'm saying that it's in the same exact directory where I'm running this command,</text:span></text:a><text:span text:style-name="T12"> </text:span><text:a xlink:type="simple" xlink:href="https://app.pluralsight.com/course-player?clipId=487f02e6-94f3-4d90-a3d5-56bfe613e217&amp;startTime=51.65" office:target-frame-name="psplayer" xlink:show="replace" text:style-name="Internet_20_link" text:visited-style-name="Visited_20_Internet_20_Link"><text:span text:style-name="T11">that's the dot.</text:span></text:a><text:span text:style-name="T12"> </text:span><text:a xlink:type="simple" xlink:href="https://app.pluralsight.com/course-player?clipId=487f02e6-94f3-4d90-a3d5-56bfe613e217&amp;startTime=53.14" office:target-frame-name="psplayer" xlink:show="replace" text:style-name="Internet_20_link" text:visited-style-name="Visited_20_Internet_20_Link"><text:span text:style-name="T11">If it was at a higher level, I might put ../ some parent folder.</text:span></text:a><text:span text:style-name="T12"> </text:span><text:a xlink:type="simple" xlink:href="https://app.pluralsight.com/course-player?clipId=487f02e6-94f3-4d90-a3d5-56bfe613e217&amp;startTime=58.78" office:target-frame-name="psplayer" xlink:show="replace" text:style-name="Internet_20_link" text:visited-style-name="Visited_20_Internet_20_Link"><text:span text:style-name="T11">If it was a lower level, I might put ./ some sub folder.</text:span></text:a><text:span text:style-name="T12"> </text:span><text:a xlink:type="simple" xlink:href="https://app.pluralsight.com/course-player?clipId=487f02e6-94f3-4d90-a3d5-56bfe613e217&amp;startTime=63.14" office:target-frame-name="psplayer" xlink:show="replace" text:style-name="Internet_20_link" text:visited-style-name="Visited_20_Internet_20_Link"><text:span text:style-name="T11">So that's something you can control,</text:span></text:a><text:span text:style-name="T12"> </text:span><text:a xlink:type="simple" xlink:href="https://app.pluralsight.com/course-player?clipId=487f02e6-94f3-4d90-a3d5-56bfe613e217&amp;startTime=64.66" office:target-frame-name="psplayer" xlink:show="replace" text:style-name="Internet_20_link" text:visited-style-name="Visited_20_Internet_20_Link"><text:span text:style-name="T11">but normally you just go right where the Dockerfile is,</text:span></text:a><text:span text:style-name="T12"> </text:span><text:a xlink:type="simple" xlink:href="https://app.pluralsight.com/course-player?clipId=487f02e6-94f3-4d90-a3d5-56bfe613e217&amp;startTime=68.04" office:target-frame-name="psplayer" xlink:show="replace" text:style-name="Internet_20_link" text:visited-style-name="Visited_20_Internet_20_Link"><text:span text:style-name="T11">and then you can run the build command, and just put a dot.</text:span></text:a><text:span text:style-name="T12"> </text:span><text:a xlink:type="simple" xlink:href="https://app.pluralsight.com/course-player?clipId=487f02e6-94f3-4d90-a3d5-56bfe613e217&amp;startTime=70.69" office:target-frame-name="psplayer" xlink:show="replace" text:style-name="Internet_20_link" text:visited-style-name="Visited_20_Internet_20_Link"><text:span text:style-name="T11">Now here's an example of putting that into action then.</text:span></text:a><text:span text:style-name="T12"> </text:span><text:a xlink:type="simple" xlink:href="https://app.pluralsight.com/course-player?clipId=487f02e6-94f3-4d90-a3d5-56bfe613e217&amp;startTime=73.18" office:target-frame-name="psplayer" xlink:show="replace" text:style-name="Internet_20_link" text:visited-style-name="Visited_20_Internet_20_Link"><text:span text:style-name="T11">We have docker build ‑t,</text:span></text:a><text:span text:style-name="T12"> </text:span><text:a xlink:type="simple" xlink:href="https://app.pluralsight.com/course-player?clipId=487f02e6-94f3-4d90-a3d5-56bfe613e217&amp;startTime=75.83" office:target-frame-name="psplayer" xlink:show="replace" text:style-name="Internet_20_link" text:visited-style-name="Visited_20_Internet_20_Link"><text:span text:style-name="T11">and the name of the image in this example is nodeapp,</text:span></text:a><text:span text:style-name="T12"> </text:span><text:a xlink:type="simple" xlink:href="https://app.pluralsight.com/course-player?clipId=487f02e6-94f3-4d90-a3d5-56bfe613e217&amp;startTime=78.97" office:target-frame-name="psplayer" xlink:show="replace" text:style-name="Internet_20_link" text:visited-style-name="Visited_20_Internet_20_Link"><text:span text:style-name="T11">and then there's our build context.</text:span></text:a><text:span text:style-name="T12"> </text:span><text:a xlink:type="simple" xlink:href="https://app.pluralsight.com/course-player?clipId=487f02e6-94f3-4d90-a3d5-56bfe613e217&amp;startTime=81.44" office:target-frame-name="psplayer" xlink:show="replace" text:style-name="Internet_20_link" text:visited-style-name="Visited_20_Internet_20_Link"><text:span text:style-name="T11">While this type of approach works fine,</text:span></text:a><text:span text:style-name="T12"> </text:span><text:a xlink:type="simple" xlink:href="https://app.pluralsight.com/course-player?clipId=487f02e6-94f3-4d90-a3d5-56bfe613e217&amp;startTime=83.42" office:target-frame-name="psplayer" xlink:show="replace" text:style-name="Internet_20_link" text:visited-style-name="Visited_20_Internet_20_Link"><text:span text:style-name="T11">at some point you're going to want to push your image up to a registry.</text:span></text:a><text:span text:style-name="T12"> </text:span><text:a xlink:type="simple" xlink:href="https://app.pluralsight.com/course-player?clipId=487f02e6-94f3-4d90-a3d5-56bfe613e217&amp;startTime=87.87" office:target-frame-name="psplayer" xlink:show="replace" text:style-name="Internet_20_link" text:visited-style-name="Visited_20_Internet_20_Link"><text:span text:style-name="T11">That's a place where you can store images.</text:span></text:a><text:span text:style-name="T12"> </text:span><text:a xlink:type="simple" xlink:href="https://app.pluralsight.com/course-player?clipId=487f02e6-94f3-4d90-a3d5-56bfe613e217&amp;startTime=90.44" office:target-frame-name="psplayer" xlink:show="replace" text:style-name="Internet_20_link" text:visited-style-name="Visited_20_Internet_20_Link"><text:span text:style-name="T11">Now this could be a registry that set up within your company, it could be</text:span></text:a><text:span text:style-name="T12"> </text:span><text:a xlink:type="simple" xlink:href="https://app.pluralsight.com/course-player?clipId=487f02e6-94f3-4d90-a3d5-56bfe613e217&amp;startTime=93.9" office:target-frame-name="psplayer" xlink:show="replace" text:style-name="Internet_20_link" text:visited-style-name="Visited_20_Internet_20_Link"><text:span text:style-name="T11">Docker Hub, that's the hub.docker.com we've seen before, it could be up on</text:span></text:a><text:span text:style-name="T12"> </text:span><text:a xlink:type="simple" xlink:href="https://app.pluralsight.com/course-player?clipId=487f02e6-94f3-4d90-a3d5-56bfe613e217&amp;startTime=99.18" office:target-frame-name="psplayer" xlink:show="replace" text:style-name="Internet_20_link" text:visited-style-name="Visited_20_Internet_20_Link"><text:span text:style-name="T11">AWS, or Azure, or Google Cloud, or some other cloud.</text:span></text:a><text:span text:style-name="T12"> </text:span><text:a xlink:type="simple" xlink:href="https://app.pluralsight.com/course-player?clipId=487f02e6-94f3-4d90-a3d5-56bfe613e217&amp;startTime=103.64" office:target-frame-name="psplayer" xlink:show="replace" text:style-name="Internet_20_link" text:visited-style-name="Visited_20_Internet_20_Link"><text:span text:style-name="T11">That depends on you, your company, and where you're storing your Docker images.</text:span></text:a><text:span text:style-name="T12"> </text:span><text:a xlink:type="simple" xlink:href="https://app.pluralsight.com/course-player?clipId=487f02e6-94f3-4d90-a3d5-56bfe613e217&amp;startTime=108.57" office:target-frame-name="psplayer" xlink:show="replace" text:style-name="Internet_20_link" text:visited-style-name="Visited_20_Internet_20_Link"><text:span text:style-name="T11">So when you do that, normally what'll happen is you'll go</text:span></text:a><text:span text:style-name="T12"> </text:span><text:a xlink:type="simple" xlink:href="https://app.pluralsight.com/course-player?clipId=487f02e6-94f3-4d90-a3d5-56bfe613e217&amp;startTime=111.93" office:target-frame-name="psplayer" xlink:show="replace" text:style-name="Internet_20_link" text:visited-style-name="Visited_20_Internet_20_Link"><text:span text:style-name="T11">set up a registry username, you'll then use that username</text:span></text:a><text:span text:style-name="T12"> </text:span><text:a xlink:type="simple" xlink:href="https://app.pluralsight.com/course-player?clipId=487f02e6-94f3-4d90-a3d5-56bfe613e217&amp;startTime=116.51" office:target-frame-name="psplayer" xlink:show="replace" text:style-name="Internet_20_link" text:visited-style-name="Visited_20_Internet_20_Link"><text:span text:style-name="T11">as part of your tag process.</text:span></text:a><text:span text:style-name="T12"> </text:span><text:a xlink:type="simple" xlink:href="https://app.pluralsight.com/course-player?clipId=487f02e6-94f3-4d90-a3d5-56bfe613e217&amp;startTime=118.94" office:target-frame-name="psplayer" xlink:show="replace" text:style-name="Internet_20_link" text:visited-style-name="Visited_20_Internet_20_Link"><text:span text:style-name="T11">So let's walk through this here.</text:span></text:a><text:span text:style-name="T12"> </text:span><text:a xlink:type="simple" xlink:href="https://app.pluralsight.com/course-player?clipId=487f02e6-94f3-4d90-a3d5-56bfe613e217&amp;startTime=120.74" office:target-frame-name="psplayer" xlink:show="replace" text:style-name="Internet_20_link" text:visited-style-name="Visited_20_Internet_20_Link"><text:span text:style-name="T11">We're still going to say docker build ‑t, that stays the same,</text:span></text:a><text:span text:style-name="T12"> </text:span><text:a xlink:type="simple" xlink:href="https://app.pluralsight.com/course-player?clipId=487f02e6-94f3-4d90-a3d5-56bfe613e217&amp;startTime=124.84" office:target-frame-name="psplayer" xlink:show="replace" text:style-name="Internet_20_link" text:visited-style-name="Visited_20_Internet_20_Link"><text:span text:style-name="T11">but now we're going to put our Docker registry name. For me, up in Docker Hub,</text:span></text:a><text:span text:style-name="T12"> </text:span><text:a xlink:type="simple" xlink:href="https://app.pluralsight.com/course-player?clipId=487f02e6-94f3-4d90-a3d5-56bfe613e217&amp;startTime=130.16" office:target-frame-name="psplayer" xlink:show="replace" text:style-name="Internet_20_link" text:visited-style-name="Visited_20_Internet_20_Link"><text:span text:style-name="T11">it's danwahlin, that's how I registered it.</text:span></text:a><text:span text:style-name="T12"> </text:span><text:a xlink:type="simple" xlink:href="https://app.pluralsight.com/course-player?clipId=487f02e6-94f3-4d90-a3d5-56bfe613e217&amp;startTime=133.44" office:target-frame-name="psplayer" xlink:show="replace" text:style-name="Internet_20_link" text:visited-style-name="Visited_20_Internet_20_Link"><text:span text:style-name="T11">But again,</text:span></text:a><text:span text:style-name="T12"> </text:span><text:a xlink:type="simple" xlink:href="https://app.pluralsight.com/course-player?clipId=487f02e6-94f3-4d90-a3d5-56bfe613e217&amp;startTime=133.92" office:target-frame-name="psplayer" xlink:show="replace" text:style-name="Internet_20_link" text:visited-style-name="Visited_20_Internet_20_Link"><text:span text:style-name="T11">yours could be your company name, your department name, your team</text:span></text:a><text:span text:style-name="T12"> </text:span><text:a xlink:type="simple" xlink:href="https://app.pluralsight.com/course-player?clipId=487f02e6-94f3-4d90-a3d5-56bfe613e217&amp;startTime=137.69" office:target-frame-name="psplayer" xlink:show="replace" text:style-name="Internet_20_link" text:visited-style-name="Visited_20_Internet_20_Link"><text:span text:style-name="T11">name, it really depends on who set up the registry.</text:span></text:a><text:span text:style-name="T12"> </text:span><text:a xlink:type="simple" xlink:href="https://app.pluralsight.com/course-player?clipId=487f02e6-94f3-4d90-a3d5-56bfe613e217&amp;startTime=141.07" office:target-frame-name="psplayer" xlink:show="replace" text:style-name="Internet_20_link" text:visited-style-name="Visited_20_Internet_20_Link"><text:span text:style-name="T11">So if you go to hub.docker.com, and you register as yourself,</text:span></text:a><text:span text:style-name="T12"> </text:span><text:a xlink:type="simple" xlink:href="https://app.pluralsight.com/course-player?clipId=487f02e6-94f3-4d90-a3d5-56bfe613e217&amp;startTime=144.93" office:target-frame-name="psplayer" xlink:show="replace" text:style-name="Internet_20_link" text:visited-style-name="Visited_20_Internet_20_Link"><text:span text:style-name="T11">then you'd probably pick, you know, your name,</text:span></text:a><text:span text:style-name="T12"> </text:span><text:a xlink:type="simple" xlink:href="https://app.pluralsight.com/course-player?clipId=487f02e6-94f3-4d90-a3d5-56bfe613e217&amp;startTime=147.07" office:target-frame-name="psplayer" xlink:show="replace" text:style-name="Internet_20_link" text:visited-style-name="Visited_20_Internet_20_Link"><text:span text:style-name="T11">your first/last name, maybe, let's say,</text:span></text:a><text:span text:style-name="T12"> </text:span><text:a xlink:type="simple" xlink:href="https://app.pluralsight.com/course-player?clipId=487f02e6-94f3-4d90-a3d5-56bfe613e217&amp;startTime=149.44" office:target-frame-name="psplayer" xlink:show="replace" text:style-name="Internet_20_link" text:visited-style-name="Visited_20_Internet_20_Link"><text:span text:style-name="T11">and that's what would go here, and I'll show you an</text:span></text:a><text:span text:style-name="T12"> </text:span><text:a xlink:type="simple" xlink:href="https://app.pluralsight.com/course-player?clipId=487f02e6-94f3-4d90-a3d5-56bfe613e217&amp;startTime=151.45" office:target-frame-name="psplayer" xlink:show="replace" text:style-name="Internet_20_link" text:visited-style-name="Visited_20_Internet_20_Link"><text:span text:style-name="T11">example of that in just a moment.</text:span></text:a><text:span text:style-name="T12"> </text:span><text:a xlink:type="simple" xlink:href="https://app.pluralsight.com/course-player?clipId=487f02e6-94f3-4d90-a3d5-56bfe613e217&amp;startTime=154.24" office:target-frame-name="psplayer" xlink:show="replace" text:style-name="Internet_20_link" text:visited-style-name="Visited_20_Internet_20_Link"><text:span text:style-name="T11">Now you put a slash after that,</text:span></text:a><text:span text:style-name="T12"> </text:span><text:a xlink:type="simple" xlink:href="https://app.pluralsight.com/course-player?clipId=487f02e6-94f3-4d90-a3d5-56bfe613e217&amp;startTime=156.21" office:target-frame-name="psplayer" xlink:show="replace" text:style-name="Internet_20_link" text:visited-style-name="Visited_20_Internet_20_Link"><text:span text:style-name="T11">and then you put the image name, like we already talked about.</text:span></text:a><text:span text:style-name="T12"> </text:span><text:a xlink:type="simple" xlink:href="https://app.pluralsight.com/course-player?clipId=487f02e6-94f3-4d90-a3d5-56bfe613e217&amp;startTime=159.64" office:target-frame-name="psplayer" xlink:show="replace" text:style-name="Internet_20_link" text:visited-style-name="Visited_20_Internet_20_Link"><text:span text:style-name="T11">Now there's one more really important piece though,</text:span></text:a><text:span text:style-name="T12"> </text:span><text:a xlink:type="simple" xlink:href="https://app.pluralsight.com/course-player?clipId=487f02e6-94f3-4d90-a3d5-56bfe613e217&amp;startTime=162.39" office:target-frame-name="psplayer" xlink:show="replace" text:style-name="Internet_20_link" text:visited-style-name="Visited_20_Internet_20_Link"><text:span text:style-name="T11">and this is the actual tag part of the tag.</text:span></text:a><text:span text:style-name="T12"> </text:span><text:a xlink:type="simple" xlink:href="https://app.pluralsight.com/course-player?clipId=487f02e6-94f3-4d90-a3d5-56bfe613e217&amp;startTime=165.62" office:target-frame-name="psplayer" xlink:show="replace" text:style-name="Internet_20_link" text:visited-style-name="Visited_20_Internet_20_Link"><text:span text:style-name="T11">You can do tag here, and you're going to see in a moment</text:span></text:a><text:span text:style-name="T12"> </text:span><text:a xlink:type="simple" xlink:href="https://app.pluralsight.com/course-player?clipId=487f02e6-94f3-4d90-a3d5-56bfe613e217&amp;startTime=168.95" office:target-frame-name="psplayer" xlink:show="replace" text:style-name="Internet_20_link" text:visited-style-name="Visited_20_Internet_20_Link"><text:span text:style-name="T11">this is normally the version of the image.</text:span></text:a><text:span text:style-name="T12"> </text:span><text:a xlink:type="simple" xlink:href="https://app.pluralsight.com/course-player?clipId=487f02e6-94f3-4d90-a3d5-56bfe613e217&amp;startTime=172.04" office:target-frame-name="psplayer" xlink:show="replace" text:style-name="Internet_20_link" text:visited-style-name="Visited_20_Internet_20_Link"><text:span text:style-name="T11">Why is that important?</text:span></text:a><text:span text:style-name="T12"> </text:span><text:a xlink:type="simple" xlink:href="https://app.pluralsight.com/course-player?clipId=487f02e6-94f3-4d90-a3d5-56bfe613e217&amp;startTime=174.04" office:target-frame-name="psplayer" xlink:show="replace" text:style-name="Internet_20_link" text:visited-style-name="Visited_20_Internet_20_Link"><text:span text:style-name="T11">Well, we just saw earlier that with node and other images out there,</text:span></text:a><text:span text:style-name="T12"> </text:span><text:a xlink:type="simple" xlink:href="https://app.pluralsight.com/course-player?clipId=487f02e6-94f3-4d90-a3d5-56bfe613e217&amp;startTime=178.28" office:target-frame-name="psplayer" xlink:show="replace" text:style-name="Internet_20_link" text:visited-style-name="Visited_20_Internet_20_Link"><text:span text:style-name="T11">they're always updating the images, and they tag them with a specific version.</text:span></text:a><text:span text:style-name="T12"> </text:span><text:a xlink:type="simple" xlink:href="https://app.pluralsight.com/course-player?clipId=487f02e6-94f3-4d90-a3d5-56bfe613e217&amp;startTime=184.34" office:target-frame-name="psplayer" xlink:show="replace" text:style-name="Internet_20_link" text:visited-style-name="Visited_20_Internet_20_Link"><text:span text:style-name="T11">That way, when you pull down an image, you can pull down a very specific version,</text:span></text:a><text:span text:style-name="T12"> </text:span><text:a xlink:type="simple" xlink:href="https://app.pluralsight.com/course-player?clipId=487f02e6-94f3-4d90-a3d5-56bfe613e217&amp;startTime=189.48" office:target-frame-name="psplayer" xlink:show="replace" text:style-name="Internet_20_link" text:visited-style-name="Visited_20_Internet_20_Link"><text:span text:style-name="T11">not just the most current version.</text:span></text:a><text:span text:style-name="T12"> </text:span><text:a xlink:type="simple" xlink:href="https://app.pluralsight.com/course-player?clipId=487f02e6-94f3-4d90-a3d5-56bfe613e217&amp;startTime=191.74" office:target-frame-name="psplayer" xlink:show="replace" text:style-name="Internet_20_link" text:visited-style-name="Visited_20_Internet_20_Link"><text:span text:style-name="T11">So, for example,</text:span></text:a><text:span text:style-name="T12"> </text:span><text:a xlink:type="simple" xlink:href="https://app.pluralsight.com/course-player?clipId=487f02e6-94f3-4d90-a3d5-56bfe613e217&amp;startTime=193" office:target-frame-name="psplayer" xlink:show="replace" text:style-name="Internet_20_link" text:visited-style-name="Visited_20_Internet_20_Link"><text:span text:style-name="T11">I might want to do the following then, I might want to docker</text:span></text:a><text:span text:style-name="T12"> </text:span><text:a xlink:type="simple" xlink:href="https://app.pluralsight.com/course-player?clipId=487f02e6-94f3-4d90-a3d5-56bfe613e217&amp;startTime=195.79" office:target-frame-name="psplayer" xlink:show="replace" text:style-name="Internet_20_link" text:visited-style-name="Visited_20_Internet_20_Link"><text:span text:style-name="T11">build ‑t, danwahlin, in my case, is my Docker Hub registry name,</text:span></text:a><text:span text:style-name="T12"> </text:span><text:a xlink:type="simple" xlink:href="https://app.pluralsight.com/course-player?clipId=487f02e6-94f3-4d90-a3d5-56bfe613e217&amp;startTime=201.57" office:target-frame-name="psplayer" xlink:show="replace" text:style-name="Internet_20_link" text:visited-style-name="Visited_20_Internet_20_Link"><text:span text:style-name="T11">nodeapp would be the image name, and then I'm putting a colon 1.0,</text:span></text:a><text:span text:style-name="T12"> </text:span><text:a xlink:type="simple" xlink:href="https://app.pluralsight.com/course-player?clipId=487f02e6-94f3-4d90-a3d5-56bfe613e217&amp;startTime=206.86" office:target-frame-name="psplayer" xlink:show="replace" text:style-name="Internet_20_link" text:visited-style-name="Visited_20_Internet_20_Link"><text:span text:style-name="T11">1.0 represents the version.</text:span></text:a><text:span text:style-name="T12"> </text:span><text:a xlink:type="simple" xlink:href="https://app.pluralsight.com/course-player?clipId=487f02e6-94f3-4d90-a3d5-56bfe613e217&amp;startTime=209.94" office:target-frame-name="psplayer" xlink:show="replace" text:style-name="Internet_20_link" text:visited-style-name="Visited_20_Internet_20_Link"><text:span text:style-name="T11">Now let's say we do some changes to the code, and now we want to update this.</text:span></text:a><text:span text:style-name="T12"> </text:span><text:a xlink:type="simple" xlink:href="https://app.pluralsight.com/course-player?clipId=487f02e6-94f3-4d90-a3d5-56bfe613e217&amp;startTime=214.06" office:target-frame-name="psplayer" xlink:show="replace" text:style-name="Internet_20_link" text:visited-style-name="Visited_20_Internet_20_Link"><text:span text:style-name="T11">We do another docker build ‑t danwahlin/nodeapp:1., let's say, 1, or 2.0,</text:span></text:a><text:span text:style-name="T12"> </text:span><text:a xlink:type="simple" xlink:href="https://app.pluralsight.com/course-player?clipId=487f02e6-94f3-4d90-a3d5-56bfe613e217&amp;startTime=220.4" office:target-frame-name="psplayer" xlink:show="replace" text:style-name="Internet_20_link" text:visited-style-name="Visited_20_Internet_20_Link"><text:span text:style-name="T11">or whatever it is you do for your versioning at work. So you can see that</text:span></text:a><text:span text:style-name="T12"> </text:span><text:a xlink:type="simple" xlink:href="https://app.pluralsight.com/course-player?clipId=487f02e6-94f3-4d90-a3d5-56bfe613e217&amp;startTime=226.41" office:target-frame-name="psplayer" xlink:show="replace" text:style-name="Internet_20_link" text:visited-style-name="Visited_20_Internet_20_Link"><text:span text:style-name="T11">running the docker build command is very straightforward. There are some</text:span></text:a><text:span text:style-name="T12"> </text:span><text:a xlink:type="simple" xlink:href="https://app.pluralsight.com/course-player?clipId=487f02e6-94f3-4d90-a3d5-56bfe613e217&amp;startTime=229.6" office:target-frame-name="psplayer" xlink:show="replace" text:style-name="Internet_20_link" text:visited-style-name="Visited_20_Internet_20_Link"><text:span text:style-name="T11">other command line switches,</text:span></text:a><text:span text:style-name="T12"> </text:span><text:a xlink:type="simple" xlink:href="https://app.pluralsight.com/course-player?clipId=487f02e6-94f3-4d90-a3d5-56bfe613e217&amp;startTime=230.88" office:target-frame-name="psplayer" xlink:show="replace" text:style-name="Internet_20_link" text:visited-style-name="Visited_20_Internet_20_Link"><text:span text:style-name="T11">but this is really all you need to know to get started, and we're</text:span></text:a><text:span text:style-name="T12"> </text:span><text:a xlink:type="simple" xlink:href="https://app.pluralsight.com/course-player?clipId=487f02e6-94f3-4d90-a3d5-56bfe613e217&amp;startTime=234.32" office:target-frame-name="psplayer" xlink:show="replace" text:style-name="Internet_20_link" text:visited-style-name="Visited_20_Internet_20_Link"><text:span text:style-name="T11">going to use this in just a moment. Now before we do, and we</text:span></text:a><text:span text:style-name="T12"> </text:span><text:a xlink:type="simple" xlink:href="https://app.pluralsight.com/course-player?clipId=487f02e6-94f3-4d90-a3d5-56bfe613e217&amp;startTime=237.9" office:target-frame-name="psplayer" xlink:show="replace" text:style-name="Internet_20_link" text:visited-style-name="Visited_20_Internet_20_Link"><text:span text:style-name="T11">actually build our Dockerfile from the app, let me show you a few</text:span></text:a><text:span text:style-name="T12"> </text:span><text:a xlink:type="simple" xlink:href="https://app.pluralsight.com/course-player?clipId=487f02e6-94f3-4d90-a3d5-56bfe613e217&amp;startTime=241.52" office:target-frame-name="psplayer" xlink:show="replace" text:style-name="Internet_20_link" text:visited-style-name="Visited_20_Internet_20_Link"><text:span text:style-name="T11">other commands I'll be demo‑ing here.</text:span></text:a><text:span text:style-name="T12"> </text:span><text:a xlink:type="simple" xlink:href="https://app.pluralsight.com/course-player?clipId=487f02e6-94f3-4d90-a3d5-56bfe613e217&amp;startTime=243.58" office:target-frame-name="psplayer" xlink:show="replace" text:style-name="Internet_20_link" text:visited-style-name="Visited_20_Internet_20_Link"><text:span text:style-name="T11">You might have seen these before,</text:span></text:a><text:span text:style-name="T12"> </text:span><text:a xlink:type="simple" xlink:href="https://app.pluralsight.com/course-player?clipId=487f02e6-94f3-4d90-a3d5-56bfe613e217&amp;startTime=245.01" office:target-frame-name="psplayer" xlink:show="replace" text:style-name="Internet_20_link" text:visited-style-name="Visited_20_Internet_20_Link"><text:span text:style-name="T11">but docker images is important because sometimes we just want to list</text:span></text:a><text:span text:style-name="T12"> </text:span><text:a xlink:type="simple" xlink:href="https://app.pluralsight.com/course-player?clipId=487f02e6-94f3-4d90-a3d5-56bfe613e217&amp;startTime=249.15" office:target-frame-name="psplayer" xlink:show="replace" text:style-name="Internet_20_link" text:visited-style-name="Visited_20_Internet_20_Link"><text:span text:style-name="T11">what Docker images do we have available, and then docker remove image,</text:span></text:a><text:span text:style-name="T12"> </text:span><text:a xlink:type="simple" xlink:href="https://app.pluralsight.com/course-player?clipId=487f02e6-94f3-4d90-a3d5-56bfe613e217&amp;startTime=254.1" office:target-frame-name="psplayer" xlink:show="replace" text:style-name="Internet_20_link" text:visited-style-name="Visited_20_Internet_20_Link"><text:span text:style-name="T11">rmi, and then you give it an imageId afterwards,</text:span></text:a><text:span text:style-name="T12"> </text:span><text:a xlink:type="simple" xlink:href="https://app.pluralsight.com/course-player?clipId=487f02e6-94f3-4d90-a3d5-56bfe613e217&amp;startTime=258.21" office:target-frame-name="psplayer" xlink:show="replace" text:style-name="Internet_20_link" text:visited-style-name="Visited_20_Internet_20_Link"><text:span text:style-name="T11">and that's how you can basically remove or delete an image.</text:span></text:a><text:span text:style-name="T12"> </text:span><text:a xlink:type="simple" xlink:href="https://app.pluralsight.com/course-player?clipId=487f02e6-94f3-4d90-a3d5-56bfe613e217&amp;startTime=261.68" office:target-frame-name="psplayer" xlink:show="replace" text:style-name="Internet_20_link" text:visited-style-name="Visited_20_Internet_20_Link"><text:span text:style-name="T11">So now that we've </text:span></text:a><text:soft-page-break/><text:a xlink:type="simple" xlink:href="https://app.pluralsight.com/course-player?clipId=487f02e6-94f3-4d90-a3d5-56bfe613e217&amp;startTime=261.68" office:target-frame-name="psplayer" xlink:show="replace" text:style-name="Internet_20_link" text:visited-style-name="Visited_20_Internet_20_Link"><text:span text:style-name="T11">seen some of these different commands,</text:span></text:a><text:span text:style-name="T12"> </text:span><text:a xlink:type="simple" xlink:href="https://app.pluralsight.com/course-player?clipId=487f02e6-94f3-4d90-a3d5-56bfe613e217&amp;startTime=264.09" office:target-frame-name="psplayer" xlink:show="replace" text:style-name="Internet_20_link" text:visited-style-name="Visited_20_Internet_20_Link"><text:span text:style-name="T11">especially the docker build command,</text:span></text:a><text:span text:style-name="T12"> </text:span><text:a xlink:type="simple" xlink:href="https://app.pluralsight.com/course-player?clipId=487f02e6-94f3-4d90-a3d5-56bfe613e217&amp;startTime=266.14" office:target-frame-name="psplayer" xlink:show="replace" text:style-name="Internet_20_link" text:visited-style-name="Visited_20_Internet_20_Link"><text:span text:style-name="T11">let's jump over to the app real quick, and we'll go ahead and build that Dockerfile.</text:span></text:a></text:p>
      <text:h text:style-name="P3" text:outline-level="3"><text:a xlink:type="simple" xlink:href="https://app.pluralsight.com/course-player?clipId=65a10dc6-391d-4777-94cc-2e81f008da6c" office:target-frame-name="psplayer" xlink:show="replace" text:style-name="Internet_20_link" text:visited-style-name="Visited_20_Internet_20_Link"><text:span text:style-name="T11">Build a Custom Application Image</text:span></text:a></text:h>
      <text:p text:style-name="P5"><text:a xlink:type="simple" xlink:href="https://app.pluralsight.com/course-player?clipId=65a10dc6-391d-4777-94cc-2e81f008da6c&amp;startTime=1.74" office:target-frame-name="psplayer" xlink:show="replace" text:style-name="Internet_20_link" text:visited-style-name="Visited_20_Internet_20_Link"><text:span text:style-name="T11">So here's the Dockerfile that was created earlier.</text:span></text:a><text:span text:style-name="T12"> </text:span><text:a xlink:type="simple" xlink:href="https://app.pluralsight.com/course-player?clipId=65a10dc6-391d-4777-94cc-2e81f008da6c&amp;startTime=4.34" office:target-frame-name="psplayer" xlink:show="replace" text:style-name="Internet_20_link" text:visited-style-name="Visited_20_Internet_20_Link"><text:span text:style-name="T11">Now to build this, we could do docker build ‑t,</text:span></text:a><text:span text:style-name="T12"> </text:span><text:a xlink:type="simple" xlink:href="https://app.pluralsight.com/course-player?clipId=65a10dc6-391d-4777-94cc-2e81f008da6c&amp;startTime=8.66" office:target-frame-name="psplayer" xlink:show="replace" text:style-name="Internet_20_link" text:visited-style-name="Visited_20_Internet_20_Link"><text:span text:style-name="T11">give it a name, I'll just say nodeapp to keep it simple,</text:span></text:a><text:span text:style-name="T12"> </text:span><text:a xlink:type="simple" xlink:href="https://app.pluralsight.com/course-player?clipId=65a10dc6-391d-4777-94cc-2e81f008da6c&amp;startTime=11.75" office:target-frame-name="psplayer" xlink:show="replace" text:style-name="Internet_20_link" text:visited-style-name="Visited_20_Internet_20_Link"><text:span text:style-name="T11">and hit dot, you would think, but notice what happens here.</text:span></text:a><text:span text:style-name="T12"> </text:span><text:a xlink:type="simple" xlink:href="https://app.pluralsight.com/course-player?clipId=65a10dc6-391d-4777-94cc-2e81f008da6c&amp;startTime=16.94" office:target-frame-name="psplayer" xlink:show="replace" text:style-name="Internet_20_link" text:visited-style-name="Visited_20_Internet_20_Link"><text:span text:style-name="T11">I get an error, and the error is because it can't find the Dockerfile.</text:span></text:a><text:span text:style-name="T12"> </text:span><text:a xlink:type="simple" xlink:href="https://app.pluralsight.com/course-player?clipId=65a10dc6-391d-4777-94cc-2e81f008da6c&amp;startTime=22.34" office:target-frame-name="psplayer" xlink:show="replace" text:style-name="Internet_20_link" text:visited-style-name="Visited_20_Internet_20_Link"><text:span text:style-name="T11">Now you're going to look over to our files and go,</text:span></text:a><text:span text:style-name="T12"> </text:span><text:a xlink:type="simple" xlink:href="https://app.pluralsight.com/course-player?clipId=65a10dc6-391d-4777-94cc-2e81f008da6c&amp;startTime=24.58" office:target-frame-name="psplayer" xlink:show="replace" text:style-name="Internet_20_link" text:visited-style-name="Visited_20_Internet_20_Link"><text:span text:style-name="T11">it's right there, why is it missing it?</text:span></text:a><text:span text:style-name="T12"> </text:span><text:a xlink:type="simple" xlink:href="https://app.pluralsight.com/course-player?clipId=65a10dc6-391d-4777-94cc-2e81f008da6c&amp;startTime=26.64" office:target-frame-name="psplayer" xlink:show="replace" text:style-name="Internet_20_link" text:visited-style-name="Visited_20_Internet_20_Link"><text:span text:style-name="T11">Well, if I were to rename this to just dockerfile,</text:span></text:a><text:span text:style-name="T12"> </text:span><text:a xlink:type="simple" xlink:href="https://app.pluralsight.com/course-player?clipId=65a10dc6-391d-4777-94cc-2e81f008da6c&amp;startTime=31.04" office:target-frame-name="psplayer" xlink:show="replace" text:style-name="Internet_20_link" text:visited-style-name="Visited_20_Internet_20_Link"><text:span text:style-name="T11">a lot of times you'll see it like this, then this would work actually.</text:span></text:a><text:span text:style-name="T12"> </text:span><text:a xlink:type="simple" xlink:href="https://app.pluralsight.com/course-player?clipId=65a10dc6-391d-4777-94cc-2e81f008da6c&amp;startTime=34.8" office:target-frame-name="psplayer" xlink:show="replace" text:style-name="Internet_20_link" text:visited-style-name="Visited_20_Internet_20_Link"><text:span text:style-name="T11">In fact, let me go ahead and do that,</text:span></text:a><text:span text:style-name="T12"> </text:span><text:a xlink:type="simple" xlink:href="https://app.pluralsight.com/course-player?clipId=65a10dc6-391d-4777-94cc-2e81f008da6c&amp;startTime=37.74" office:target-frame-name="psplayer" xlink:show="replace" text:style-name="Internet_20_link" text:visited-style-name="Visited_20_Internet_20_Link"><text:span text:style-name="T11">and you can see it's actually doing the build right now,</text:span></text:a><text:span text:style-name="T12"> </text:span><text:a xlink:type="simple" xlink:href="https://app.pluralsight.com/course-player?clipId=65a10dc6-391d-4777-94cc-2e81f008da6c&amp;startTime=41.34" office:target-frame-name="psplayer" xlink:show="replace" text:style-name="Internet_20_link" text:visited-style-name="Visited_20_Internet_20_Link"><text:span text:style-name="T11">and it's done.</text:span></text:a><text:span text:style-name="T12"> </text:span><text:a xlink:type="simple" xlink:href="https://app.pluralsight.com/course-player?clipId=65a10dc6-391d-4777-94cc-2e81f008da6c&amp;startTime=42.94" office:target-frame-name="psplayer" xlink:show="replace" text:style-name="Internet_20_link" text:visited-style-name="Visited_20_Internet_20_Link"><text:span text:style-name="T11">So if we clear this out and say docker images,</text:span></text:a><text:span text:style-name="T12"> </text:span><text:a xlink:type="simple" xlink:href="https://app.pluralsight.com/course-player?clipId=65a10dc6-391d-4777-94cc-2e81f008da6c&amp;startTime=46.86" office:target-frame-name="psplayer" xlink:show="replace" text:style-name="Internet_20_link" text:visited-style-name="Visited_20_Internet_20_Link"><text:span text:style-name="T11">I have quite a few in here, but there is nodeapp right there.</text:span></text:a><text:span text:style-name="T12"> </text:span><text:a xlink:type="simple" xlink:href="https://app.pluralsight.com/course-player?clipId=65a10dc6-391d-4777-94cc-2e81f008da6c&amp;startTime=51.34" office:target-frame-name="psplayer" xlink:show="replace" text:style-name="Internet_20_link" text:visited-style-name="Visited_20_Internet_20_Link"><text:span text:style-name="T11">I didn't tag it with a version, so it's marked as Latest,</text:span></text:a><text:span text:style-name="T12"> </text:span><text:a xlink:type="simple" xlink:href="https://app.pluralsight.com/course-player?clipId=65a10dc6-391d-4777-94cc-2e81f008da6c&amp;startTime=54.3" office:target-frame-name="psplayer" xlink:show="replace" text:style-name="Internet_20_link" text:visited-style-name="Visited_20_Internet_20_Link"><text:span text:style-name="T11">and then here's the IMAGE ID.</text:span></text:a><text:span text:style-name="T12"> </text:span><text:a xlink:type="simple" xlink:href="https://app.pluralsight.com/course-player?clipId=65a10dc6-391d-4777-94cc-2e81f008da6c&amp;startTime=56.44" office:target-frame-name="psplayer" xlink:show="replace" text:style-name="Internet_20_link" text:visited-style-name="Visited_20_Internet_20_Link"><text:span text:style-name="T11">Now c34, let's remember that because I'm going to go ahead and remove it,</text:span></text:a><text:span text:style-name="T12"> </text:span><text:a xlink:type="simple" xlink:href="https://app.pluralsight.com/course-player?clipId=65a10dc6-391d-4777-94cc-2e81f008da6c&amp;startTime=61.39" office:target-frame-name="psplayer" xlink:show="replace" text:style-name="Internet_20_link" text:visited-style-name="Visited_20_Internet_20_Link"><text:span text:style-name="T11">c34, and there we go.</text:span></text:a><text:span text:style-name="T12"> </text:span><text:a xlink:type="simple" xlink:href="https://app.pluralsight.com/course-player?clipId=65a10dc6-391d-4777-94cc-2e81f008da6c&amp;startTime=65.15" office:target-frame-name="psplayer" xlink:show="replace" text:style-name="Internet_20_link" text:visited-style-name="Visited_20_Internet_20_Link"><text:span text:style-name="T11">Now it's deleted, and if we did docker images again, then it would be gone.</text:span></text:a><text:span text:style-name="T12"> </text:span><text:a xlink:type="simple" xlink:href="https://app.pluralsight.com/course-player?clipId=65a10dc6-391d-4777-94cc-2e81f008da6c&amp;startTime=69.74" office:target-frame-name="psplayer" xlink:show="replace" text:style-name="Internet_20_link" text:visited-style-name="Visited_20_Internet_20_Link"><text:span text:style-name="T11">Now that's great, but that's not how I named mine, right?</text:span></text:a><text:span text:style-name="T12"> </text:span><text:a xlink:type="simple" xlink:href="https://app.pluralsight.com/course-player?clipId=65a10dc6-391d-4777-94cc-2e81f008da6c&amp;startTime=72.68" office:target-frame-name="psplayer" xlink:show="replace" text:style-name="Internet_20_link" text:visited-style-name="Visited_20_Internet_20_Link"><text:span text:style-name="T11">I named mine node.dockerfile.</text:span></text:a><text:span text:style-name="T12"> </text:span><text:a xlink:type="simple" xlink:href="https://app.pluralsight.com/course-player?clipId=65a10dc6-391d-4777-94cc-2e81f008da6c&amp;startTime=76.44" office:target-frame-name="psplayer" xlink:show="replace" text:style-name="Internet_20_link" text:visited-style-name="Visited_20_Internet_20_Link"><text:span text:style-name="T11">Well, fortunately, it's pretty easy to get some help.</text:span></text:a><text:span text:style-name="T12"> </text:span><text:a xlink:type="simple" xlink:href="https://app.pluralsight.com/course-player?clipId=65a10dc6-391d-4777-94cc-2e81f008da6c&amp;startTime=78.78" office:target-frame-name="psplayer" xlink:show="replace" text:style-name="Internet_20_link" text:visited-style-name="Visited_20_Internet_20_Link"><text:span text:style-name="T11">We could run off to the docs, or we could just do this,</text:span></text:a><text:span text:style-name="T12"> </text:span><text:a xlink:type="simple" xlink:href="https://app.pluralsight.com/course-player?clipId=65a10dc6-391d-4777-94cc-2e81f008da6c&amp;startTime=81.3" office:target-frame-name="psplayer" xlink:show="replace" text:style-name="Internet_20_link" text:visited-style-name="Visited_20_Internet_20_Link"><text:span text:style-name="T11">we could say docker build ‑‑help,</text:span></text:a><text:span text:style-name="T12"> </text:span><text:a xlink:type="simple" xlink:href="https://app.pluralsight.com/course-player?clipId=65a10dc6-391d-4777-94cc-2e81f008da6c&amp;startTime=84.26" office:target-frame-name="psplayer" xlink:show="replace" text:style-name="Internet_20_link" text:visited-style-name="Visited_20_Internet_20_Link"><text:span text:style-name="T11">and you're going to see there's a ‑f switch we can use,</text:span></text:a><text:span text:style-name="T12"> </text:span><text:a xlink:type="simple" xlink:href="https://app.pluralsight.com/course-player?clipId=65a10dc6-391d-4777-94cc-2e81f008da6c&amp;startTime=88.15" office:target-frame-name="psplayer" xlink:show="replace" text:style-name="Internet_20_link" text:visited-style-name="Visited_20_Internet_20_Link"><text:span text:style-name="T11">file, Name of the Dockerfile.</text:span></text:a><text:span text:style-name="T12"> </text:span><text:a xlink:type="simple" xlink:href="https://app.pluralsight.com/course-player?clipId=65a10dc6-391d-4777-94cc-2e81f008da6c&amp;startTime=90.56" office:target-frame-name="psplayer" xlink:show="replace" text:style-name="Internet_20_link" text:visited-style-name="Visited_20_Internet_20_Link"><text:span text:style-name="T11">So the default is whatever path you're on,</text:span></text:a><text:span text:style-name="T12"> </text:span><text:a xlink:type="simple" xlink:href="https://app.pluralsight.com/course-player?clipId=65a10dc6-391d-4777-94cc-2e81f008da6c&amp;startTime=93.41" office:target-frame-name="psplayer" xlink:show="replace" text:style-name="Internet_20_link" text:visited-style-name="Visited_20_Internet_20_Link"><text:span text:style-name="T11">Dockerfile, as you just saw, but in our case,</text:span></text:a><text:span text:style-name="T12"> </text:span><text:a xlink:type="simple" xlink:href="https://app.pluralsight.com/course-player?clipId=65a10dc6-391d-4777-94cc-2e81f008da6c&amp;startTime=97.17" office:target-frame-name="psplayer" xlink:show="replace" text:style-name="Internet_20_link" text:visited-style-name="Visited_20_Internet_20_Link"><text:span text:style-name="T11">we're going to have to be a little more explicit about</text:span></text:a><text:span text:style-name="T12"> </text:span><text:a xlink:type="simple" xlink:href="https://app.pluralsight.com/course-player?clipId=65a10dc6-391d-4777-94cc-2e81f008da6c&amp;startTime=99.17" office:target-frame-name="psplayer" xlink:show="replace" text:style-name="Internet_20_link" text:visited-style-name="Visited_20_Internet_20_Link"><text:span text:style-name="T11">where the Dockerfile is as far as the name.</text:span></text:a><text:span text:style-name="T12"> </text:span><text:a xlink:type="simple" xlink:href="https://app.pluralsight.com/course-player?clipId=65a10dc6-391d-4777-94cc-2e81f008da6c&amp;startTime=101.5" office:target-frame-name="psplayer" xlink:show="replace" text:style-name="Internet_20_link" text:visited-style-name="Visited_20_Internet_20_Link"><text:span text:style-name="T11">So we're going to do docker build ‑t. Now in this case,</text:span></text:a><text:span text:style-name="T12"> </text:span><text:a xlink:type="simple" xlink:href="https://app.pluralsight.com/course-player?clipId=65a10dc6-391d-4777-94cc-2e81f008da6c&amp;startTime=105.77" office:target-frame-name="psplayer" xlink:show="replace" text:style-name="Internet_20_link" text:visited-style-name="Visited_20_Internet_20_Link"><text:span text:style-name="T11">instead of just saying nodeapp and then hitting a dot,</text:span></text:a><text:span text:style-name="T12"> </text:span><text:a xlink:type="simple" xlink:href="https://app.pluralsight.com/course-player?clipId=65a10dc6-391d-4777-94cc-2e81f008da6c&amp;startTime=109.75" office:target-frame-name="psplayer" xlink:show="replace" text:style-name="Internet_20_link" text:visited-style-name="Visited_20_Internet_20_Link"><text:span text:style-name="T11">I'm going to do ‑f, and I'm going to say node.dockerfile like this.</text:span></text:a><text:span text:style-name="T12"> </text:span><text:a xlink:type="simple" xlink:href="https://app.pluralsight.com/course-player?clipId=65a10dc6-391d-4777-94cc-2e81f008da6c&amp;startTime=115.71" office:target-frame-name="psplayer" xlink:show="replace" text:style-name="Internet_20_link" text:visited-style-name="Visited_20_Internet_20_Link"><text:span text:style-name="T11">Now let's hit Enter, and now notice it says it requires exactly one argument.</text:span></text:a><text:span text:style-name="T12"> </text:span><text:a xlink:type="simple" xlink:href="https://app.pluralsight.com/course-player?clipId=65a10dc6-391d-4777-94cc-2e81f008da6c&amp;startTime=121.04" office:target-frame-name="psplayer" xlink:show="replace" text:style-name="Internet_20_link" text:visited-style-name="Visited_20_Internet_20_Link"><text:span text:style-name="T11">What am I missing here?</text:span></text:a><text:span text:style-name="T12"> </text:span><text:a xlink:type="simple" xlink:href="https://app.pluralsight.com/course-player?clipId=65a10dc6-391d-4777-94cc-2e81f008da6c&amp;startTime=122.74" office:target-frame-name="psplayer" xlink:show="replace" text:style-name="Internet_20_link" text:visited-style-name="Visited_20_Internet_20_Link"><text:span text:style-name="T11">The dot.</text:span></text:a><text:span text:style-name="T12"> </text:span><text:a xlink:type="simple" xlink:href="https://app.pluralsight.com/course-player?clipId=65a10dc6-391d-4777-94cc-2e81f008da6c&amp;startTime=123.74" office:target-frame-name="psplayer" xlink:show="replace" text:style-name="Internet_20_link" text:visited-style-name="Visited_20_Internet_20_Link"><text:span text:style-name="T11">This is the most easy thing to miss.</text:span></text:a><text:span text:style-name="T12"> </text:span><text:a xlink:type="simple" xlink:href="https://app.pluralsight.com/course-player?clipId=65a10dc6-391d-4777-94cc-2e81f008da6c&amp;startTime=126.1" office:target-frame-name="psplayer" xlink:show="replace" text:style-name="Internet_20_link" text:visited-style-name="Visited_20_Internet_20_Link"><text:span text:style-name="T11">Nowadays, I'm pretty used to it, but it used to be when I was new,</text:span></text:a><text:span text:style-name="T12"> </text:span><text:a xlink:type="simple" xlink:href="https://app.pluralsight.com/course-player?clipId=65a10dc6-391d-4777-94cc-2e81f008da6c&amp;startTime=129.27" office:target-frame-name="psplayer" xlink:show="replace" text:style-name="Internet_20_link" text:visited-style-name="Visited_20_Internet_20_Link"><text:span text:style-name="T11">I would stare at that error and go, why isn't this working?</text:span></text:a><text:span text:style-name="T12"> </text:span><text:a xlink:type="simple" xlink:href="https://app.pluralsight.com/course-player?clipId=65a10dc6-391d-4777-94cc-2e81f008da6c&amp;startTime=131.83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65a10dc6-391d-4777-94cc-2e81f008da6c&amp;startTime=132.23" office:target-frame-name="psplayer" xlink:show="replace" text:style-name="Internet_20_link" text:visited-style-name="Visited_20_Internet_20_Link"><text:span text:style-name="T11">I'm just going to add a dot because we're in the</text:span></text:a><text:span text:style-name="T12"> </text:span><text:a xlink:type="simple" xlink:href="https://app.pluralsight.com/course-player?clipId=65a10dc6-391d-4777-94cc-2e81f008da6c&amp;startTime=134.66" office:target-frame-name="psplayer" xlink:show="replace" text:style-name="Internet_20_link" text:visited-style-name="Visited_20_Internet_20_Link"><text:span text:style-name="T11">folder where everything is located, where node.dockerfile is located.</text:span></text:a><text:span text:style-name="T12"> </text:span><text:a xlink:type="simple" xlink:href="https://app.pluralsight.com/course-player?clipId=65a10dc6-391d-4777-94cc-2e81f008da6c&amp;startTime=138.7" office:target-frame-name="psplayer" xlink:show="replace" text:style-name="Internet_20_link" text:visited-style-name="Visited_20_Internet_20_Link"><text:span text:style-name="T11">So I'm going to hit that, do Enter, there we go.</text:span></text:a><text:span text:style-name="T12"> </text:span><text:a xlink:type="simple" xlink:href="https://app.pluralsight.com/course-player?clipId=65a10dc6-391d-4777-94cc-2e81f008da6c&amp;startTime=141.77" office:target-frame-name="psplayer" xlink:show="replace" text:style-name="Internet_20_link" text:visited-style-name="Visited_20_Internet_20_Link"><text:span text:style-name="T11">Now this built really, really fast because it was already cached. In fact,</text:span></text:a><text:span text:style-name="T12"> </text:span><text:a xlink:type="simple" xlink:href="https://app.pluralsight.com/course-player?clipId=65a10dc6-391d-4777-94cc-2e81f008da6c&amp;startTime=145.07" office:target-frame-name="psplayer" xlink:show="replace" text:style-name="Internet_20_link" text:visited-style-name="Visited_20_Internet_20_Link"><text:span text:style-name="T11">that shows off some of the cached layers you'll see right there,</text:span></text:a><text:span text:style-name="T12"> </text:span><text:a xlink:type="simple" xlink:href="https://app.pluralsight.com/course-player?clipId=65a10dc6-391d-4777-94cc-2e81f008da6c&amp;startTime=148.83" office:target-frame-name="psplayer" xlink:show="replace" text:style-name="Internet_20_link" text:visited-style-name="Visited_20_Internet_20_Link"><text:span text:style-name="T11">but if we do docker images, scroll to the top here,</text:span></text:a><text:span text:style-name="T12"> </text:span><text:a xlink:type="simple" xlink:href="https://app.pluralsight.com/course-player?clipId=65a10dc6-391d-4777-94cc-2e81f008da6c&amp;startTime=153.65" office:target-frame-name="psplayer" xlink:show="replace" text:style-name="Internet_20_link" text:visited-style-name="Visited_20_Internet_20_Link"><text:span text:style-name="T11">there we go, there's our nodeapp right there.</text:span></text:a><text:span text:style-name="T12"> </text:span><text:a xlink:type="simple" xlink:href="https://app.pluralsight.com/course-player?clipId=65a10dc6-391d-4777-94cc-2e81f008da6c&amp;startTime=156.74" office:target-frame-name="psplayer" xlink:show="replace" text:style-name="Internet_20_link" text:visited-style-name="Visited_20_Internet_20_Link"><text:span text:style-name="T11">Now let's delete it again, 837 is the IMAGE ID.</text:span></text:a><text:span text:style-name="T12"> </text:span><text:a xlink:type="simple" xlink:href="https://app.pluralsight.com/course-player?clipId=65a10dc6-391d-4777-94cc-2e81f008da6c&amp;startTime=161.74" office:target-frame-name="psplayer" xlink:show="replace" text:style-name="Internet_20_link" text:visited-style-name="Visited_20_Internet_20_Link"><text:span text:style-name="T11">And let's finish this off by doing a little more formal way of defining this.</text:span></text:a><text:span text:style-name="T12"> </text:span><text:a xlink:type="simple" xlink:href="https://app.pluralsight.com/course-player?clipId=65a10dc6-391d-4777-94cc-2e81f008da6c&amp;startTime=166.94" office:target-frame-name="psplayer" xlink:show="replace" text:style-name="Internet_20_link" text:visited-style-name="Visited_20_Internet_20_Link"><text:span text:style-name="T11">So I'm going to go back, and this time I'm going to put my Docker Hub username.</text:span></text:a><text:span text:style-name="T12"> </text:span><text:a xlink:type="simple" xlink:href="https://app.pluralsight.com/course-player?clipId=65a10dc6-391d-4777-94cc-2e81f008da6c&amp;startTime=171.87" office:target-frame-name="psplayer" xlink:show="replace" text:style-name="Internet_20_link" text:visited-style-name="Visited_20_Internet_20_Link"><text:span text:style-name="T11">So I'm going to put danwahlin, that's my registry name,</text:span></text:a><text:span text:style-name="T12"> </text:span><text:a xlink:type="simple" xlink:href="https://app.pluralsight.com/course-player?clipId=65a10dc6-391d-4777-94cc-2e81f008da6c&amp;startTime=174.89" office:target-frame-name="psplayer" xlink:show="replace" text:style-name="Internet_20_link" text:visited-style-name="Visited_20_Internet_20_Link"><text:span text:style-name="T11">nodeapp, and let's go ahead and say this is version 1.0.</text:span></text:a><text:span text:style-name="T12"> </text:span><text:a xlink:type="simple" xlink:href="https://app.pluralsight.com/course-player?clipId=65a10dc6-391d-4777-94cc-2e81f008da6c&amp;startTime=180.14" office:target-frame-name="psplayer" xlink:show="replace" text:style-name="Internet_20_link" text:visited-style-name="Visited_20_Internet_20_Link"><text:span text:style-name="T11">All right, let's hit Enter, super fast again,</text:span></text:a><text:span text:style-name="T12"> </text:span><text:a xlink:type="simple" xlink:href="https://app.pluralsight.com/course-player?clipId=65a10dc6-391d-4777-94cc-2e81f008da6c&amp;startTime=184.12" office:target-frame-name="psplayer" xlink:show="replace" text:style-name="Internet_20_link" text:visited-style-name="Visited_20_Internet_20_Link"><text:span text:style-name="T11">and now watch what happens though when I do docker images.</text:span></text:a><text:span text:style-name="T12"> </text:span><text:a xlink:type="simple" xlink:href="https://app.pluralsight.com/course-player?clipId=65a10dc6-391d-4777-94cc-2e81f008da6c&amp;startTime=188.76" office:target-frame-name="psplayer" xlink:show="replace" text:style-name="Internet_20_link" text:visited-style-name="Visited_20_Internet_20_Link"><text:span text:style-name="T11">Scroll up, there we go, danwahlin/nodeapp 1.0.</text:span></text:a><text:span text:style-name="T12"> </text:span><text:a xlink:type="simple" xlink:href="https://app.pluralsight.com/course-player?clipId=65a10dc6-391d-4777-94cc-2e81f008da6c&amp;startTime=193.34" office:target-frame-name="psplayer" xlink:show="replace" text:style-name="Internet_20_link" text:visited-style-name="Visited_20_Internet_20_Link"><text:span text:style-name="T11">I could rebuild again, let's do that.</text:span></text:a><text:span text:style-name="T12"> </text:span><text:a xlink:type="simple" xlink:href="https://app.pluralsight.com/course-player?clipId=65a10dc6-391d-4777-94cc-2e81f008da6c&amp;startTime=199.04" office:target-frame-name="psplayer" xlink:show="replace" text:style-name="Internet_20_link" text:visited-style-name="Visited_20_Internet_20_Link"><text:span text:style-name="T11">Let's say we changed a file or two, and we could do 2.0.</text:span></text:a><text:span text:style-name="T12"> </text:span><text:a xlink:type="simple" xlink:href="https://app.pluralsight.com/course-player?clipId=65a10dc6-391d-4777-94cc-2e81f008da6c&amp;startTime=203.01" office:target-frame-name="psplayer" xlink:show="replace" text:style-name="Internet_20_link" text:visited-style-name="Visited_20_Internet_20_Link"><text:span text:style-name="T11">All right, that's done, and now let's do docker images,</text:span></text:a><text:span text:style-name="T12"> </text:span><text:a xlink:type="simple" xlink:href="https://app.pluralsight.com/course-player?clipId=65a10dc6-391d-4777-94cc-2e81f008da6c&amp;startTime=208.15" office:target-frame-name="psplayer" xlink:show="replace" text:style-name="Internet_20_link" text:visited-style-name="Visited_20_Internet_20_Link"><text:span text:style-name="T11">and now we have two of them.</text:span></text:a><text:span text:style-name="T12"> </text:span><text:a xlink:type="simple" xlink:href="https://app.pluralsight.com/course-player?clipId=65a10dc6-391d-4777-94cc-2e81f008da6c&amp;startTime=209.69" office:target-frame-name="psplayer" xlink:show="replace" text:style-name="Internet_20_link" text:visited-style-name="Visited_20_Internet_20_Link"><text:span text:style-name="T11">Now these happen to be identical, of course, because I didn't change anything.</text:span></text:a><text:span text:style-name="T12"> </text:span><text:a xlink:type="simple" xlink:href="https://app.pluralsight.com/course-player?clipId=65a10dc6-391d-4777-94cc-2e81f008da6c&amp;startTime=212.93" office:target-frame-name="psplayer" xlink:show="replace" text:style-name="Internet_20_link" text:visited-style-name="Visited_20_Internet_20_Link"><text:span text:style-name="T11">You'll notice the size over here.</text:span></text:a><text:span text:style-name="T12"> </text:span><text:a xlink:type="simple" xlink:href="https://app.pluralsight.com/course-player?clipId=65a10dc6-391d-4777-94cc-2e81f008da6c&amp;startTime=214.51" office:target-frame-name="psplayer" xlink:show="replace" text:style-name="Internet_20_link" text:visited-style-name="Visited_20_Internet_20_Link"><text:span text:style-name="T11">But that's how easy it is to tag.</text:span></text:a><text:span text:style-name="T12"> </text:span><text:a xlink:type="simple" xlink:href="https://app.pluralsight.com/course-player?clipId=65a10dc6-391d-4777-94cc-2e81f008da6c&amp;startTime=216.66" office:target-frame-name="psplayer" xlink:show="replace" text:style-name="Internet_20_link" text:visited-style-name="Visited_20_Internet_20_Link"><text:span text:style-name="T11">So the question comes up a lot, well, how do I update my image?</text:span></text:a><text:span text:style-name="T12"> </text:span><text:a xlink:type="simple" xlink:href="https://app.pluralsight.com/course-player?clipId=65a10dc6-391d-4777-94cc-2e81f008da6c&amp;startTime=221.04" office:target-frame-name="psplayer" xlink:show="replace" text:style-name="Internet_20_link" text:visited-style-name="Visited_20_Internet_20_Link"><text:span text:style-name="T11">The answer is you don't.</text:span></text:a><text:span text:style-name="T12"> </text:span><text:a xlink:type="simple" xlink:href="https://app.pluralsight.com/course-player?clipId=65a10dc6-391d-4777-94cc-2e81f008da6c&amp;startTime=222.46" office:target-frame-name="psplayer" xlink:show="replace" text:style-name="Internet_20_link" text:visited-style-name="Visited_20_Internet_20_Link"><text:span text:style-name="T11">Images are immutable.</text:span></text:a><text:span text:style-name="T12"> </text:span><text:a xlink:type="simple" xlink:href="https://app.pluralsight.com/course-player?clipId=65a10dc6-391d-4777-94cc-2e81f008da6c&amp;startTime=224.24" office:target-frame-name="psplayer" xlink:show="replace" text:style-name="Internet_20_link" text:visited-style-name="Visited_20_Internet_20_Link"><text:span text:style-name="T11">You make a new image, and you tag it.</text:span></text:a><text:span text:style-name="T12"> </text:span><text:a xlink:type="simple" xlink:href="https://app.pluralsight.com/course-player?clipId=65a10dc6-391d-4777-94cc-2e81f008da6c&amp;startTime=226.74" office:target-frame-name="psplayer" xlink:show="replace" text:style-name="Internet_20_link" text:visited-style-name="Visited_20_Internet_20_Link"><text:span text:style-name="T11">So that's an example of using the docker build command in a few different ways.</text:span></text:a><text:span text:style-name="T12"> </text:span><text:a xlink:type="simple" xlink:href="https://app.pluralsight.com/course-player?clipId=65a10dc6-391d-4777-94cc-2e81f008da6c&amp;startTime=230.53" office:target-frame-name="psplayer" xlink:show="replace" text:style-name="Internet_20_link" text:visited-style-name="Visited_20_Internet_20_Link"><text:span text:style-name="T11">You saw the ‑ f switch, but you also saw that the dot really matters,</text:span></text:a><text:span text:style-name="T12"> </text:span><text:a xlink:type="simple" xlink:href="https://app.pluralsight.com/course-player?clipId=65a10dc6-391d-4777-94cc-2e81f008da6c&amp;startTime=234.9" office:target-frame-name="psplayer" xlink:show="replace" text:style-name="Internet_20_link" text:visited-style-name="Visited_20_Internet_20_Link"><text:span text:style-name="T11">the name of the file can matter, and the tags really matter,</text:span></text:a><text:span text:style-name="T12"> </text:span><text:a xlink:type="simple" xlink:href="https://app.pluralsight.com/course-player?clipId=65a10dc6-391d-4777-94cc-2e81f008da6c&amp;startTime=239.55" office:target-frame-name="psplayer" xlink:show="replace" text:style-name="Internet_20_link" text:visited-style-name="Visited_20_Internet_20_Link"><text:span text:style-name="T11">especially as you're building images out into the future. You want to version those.</text:span></text:a></text:p>
      <text:h text:style-name="P3" text:outline-level="3"><text:soft-page-break/><text:a xlink:type="simple" xlink:href="https://app.pluralsight.com/course-player?clipId=f495584f-6c04-4d7d-af14-8b3d9e8f0b12" office:target-frame-name="psplayer" xlink:show="replace" text:style-name="Internet_20_link" text:visited-style-name="Visited_20_Internet_20_Link"><text:span text:style-name="T11">Deploy an Application Image to a Registry</text:span></text:a></text:h>
      <text:p text:style-name="P5"><text:a xlink:type="simple" xlink:href="https://app.pluralsight.com/course-player?clipId=f495584f-6c04-4d7d-af14-8b3d9e8f0b12&amp;startTime=1.14" office:target-frame-name="psplayer" xlink:show="replace" text:style-name="Internet_20_link" text:visited-style-name="Visited_20_Internet_20_Link"><text:span text:style-name="T11">Once you've created and built an image, you need to deploy it to a registry.</text:span></text:a><text:span text:style-name="T12"> </text:span><text:a xlink:type="simple" xlink:href="https://app.pluralsight.com/course-player?clipId=f495584f-6c04-4d7d-af14-8b3d9e8f0b12&amp;startTime=5.54" office:target-frame-name="psplayer" xlink:show="replace" text:style-name="Internet_20_link" text:visited-style-name="Visited_20_Internet_20_Link"><text:span text:style-name="T11">Now a registry could be local within your company,</text:span></text:a><text:span text:style-name="T12"> </text:span><text:a xlink:type="simple" xlink:href="https://app.pluralsight.com/course-player?clipId=f495584f-6c04-4d7d-af14-8b3d9e8f0b12&amp;startTime=8.72" office:target-frame-name="psplayer" xlink:show="replace" text:style-name="Internet_20_link" text:visited-style-name="Visited_20_Internet_20_Link"><text:span text:style-name="T11">but oftentimes they'll be up in the cloud somewhere,</text:span></text:a><text:span text:style-name="T12"> </text:span><text:a xlink:type="simple" xlink:href="https://app.pluralsight.com/course-player?clipId=f495584f-6c04-4d7d-af14-8b3d9e8f0b12&amp;startTime=11.28" office:target-frame-name="psplayer" xlink:show="replace" text:style-name="Internet_20_link" text:visited-style-name="Visited_20_Internet_20_Link"><text:span text:style-name="T11">such as Docker Hub, which is what we're going to look at here.</text:span></text:a><text:span text:style-name="T12"> </text:span><text:a xlink:type="simple" xlink:href="https://app.pluralsight.com/course-player?clipId=f495584f-6c04-4d7d-af14-8b3d9e8f0b12&amp;startTime=15.14" office:target-frame-name="psplayer" xlink:show="replace" text:style-name="Internet_20_link" text:visited-style-name="Visited_20_Internet_20_Link"><text:span text:style-name="T11">So the process of pushing an image up to a registry such as Docker Hub,</text:span></text:a><text:span text:style-name="T12"> </text:span><text:a xlink:type="simple" xlink:href="https://app.pluralsight.com/course-player?clipId=f495584f-6c04-4d7d-af14-8b3d9e8f0b12&amp;startTime=19.26" office:target-frame-name="psplayer" xlink:show="replace" text:style-name="Internet_20_link" text:visited-style-name="Visited_20_Internet_20_Link"><text:span text:style-name="T11">or really any other, is very, very simple.</text:span></text:a><text:span text:style-name="T12"> </text:span><text:a xlink:type="simple" xlink:href="https://app.pluralsight.com/course-player?clipId=f495584f-6c04-4d7d-af14-8b3d9e8f0b12&amp;startTime=21.85" office:target-frame-name="psplayer" xlink:show="replace" text:style-name="Internet_20_link" text:visited-style-name="Visited_20_Internet_20_Link"><text:span text:style-name="T11">You could do docker push, and then give it your username,</text:span></text:a><text:span text:style-name="T12"> </text:span><text:a xlink:type="simple" xlink:href="https://app.pluralsight.com/course-player?clipId=f495584f-6c04-4d7d-af14-8b3d9e8f0b12&amp;startTime=25.24" office:target-frame-name="psplayer" xlink:show="replace" text:style-name="Internet_20_link" text:visited-style-name="Visited_20_Internet_20_Link"><text:span text:style-name="T11">if that's what you're working with,</text:span></text:a><text:span text:style-name="T12"> </text:span><text:a xlink:type="simple" xlink:href="https://app.pluralsight.com/course-player?clipId=f495584f-6c04-4d7d-af14-8b3d9e8f0b12&amp;startTime=27.15" office:target-frame-name="psplayer" xlink:show="replace" text:style-name="Internet_20_link" text:visited-style-name="Visited_20_Internet_20_Link"><text:span text:style-name="T11">followed by the image and the tag, like we saw earlier.</text:span></text:a><text:span text:style-name="T12"> </text:span><text:a xlink:type="simple" xlink:href="https://app.pluralsight.com/course-player?clipId=f495584f-6c04-4d7d-af14-8b3d9e8f0b12&amp;startTime=30.51" office:target-frame-name="psplayer" xlink:show="replace" text:style-name="Internet_20_link" text:visited-style-name="Visited_20_Internet_20_Link"><text:span text:style-name="T11">Now that's all we would have to do. For Docker Hub, this</text:span></text:a><text:span text:style-name="T12"> </text:span><text:a xlink:type="simple" xlink:href="https://app.pluralsight.com/course-player?clipId=f495584f-6c04-4d7d-af14-8b3d9e8f0b12&amp;startTime=34.11" office:target-frame-name="psplayer" xlink:show="replace" text:style-name="Internet_20_link" text:visited-style-name="Visited_20_Internet_20_Link"><text:span text:style-name="T11">would be your Docker Hub username, of course,</text:span></text:a><text:span text:style-name="T12"> </text:span><text:a xlink:type="simple" xlink:href="https://app.pluralsight.com/course-player?clipId=f495584f-6c04-4d7d-af14-8b3d9e8f0b12&amp;startTime=36.38" office:target-frame-name="psplayer" xlink:show="replace" text:style-name="Internet_20_link" text:visited-style-name="Visited_20_Internet_20_Link"><text:span text:style-name="T11">your image name, and then the tag that we just talked about.</text:span></text:a><text:span text:style-name="T12"> </text:span><text:a xlink:type="simple" xlink:href="https://app.pluralsight.com/course-player?clipId=f495584f-6c04-4d7d-af14-8b3d9e8f0b12&amp;startTime=40.34" office:target-frame-name="psplayer" xlink:show="replace" text:style-name="Internet_20_link" text:visited-style-name="Visited_20_Internet_20_Link"><text:span text:style-name="T11">Now what that will do is push that up to Docker Hub by</text:span></text:a><text:span text:style-name="T12"> </text:span><text:a xlink:type="simple" xlink:href="https://app.pluralsight.com/course-player?clipId=f495584f-6c04-4d7d-af14-8b3d9e8f0b12&amp;startTime=43.86" office:target-frame-name="psplayer" xlink:show="replace" text:style-name="Internet_20_link" text:visited-style-name="Visited_20_Internet_20_Link"><text:span text:style-name="T11">default, it'll be publicly available,</text:span></text:a><text:span text:style-name="T12"> </text:span><text:a xlink:type="simple" xlink:href="https://app.pluralsight.com/course-player?clipId=f495584f-6c04-4d7d-af14-8b3d9e8f0b12&amp;startTime=46.3" office:target-frame-name="psplayer" xlink:show="replace" text:style-name="Internet_20_link" text:visited-style-name="Visited_20_Internet_20_Link"><text:span text:style-name="T11">but there's even behavior there that you can change up in Docker Hub</text:span></text:a><text:span text:style-name="T12"> </text:span><text:a xlink:type="simple" xlink:href="https://app.pluralsight.com/course-player?clipId=f495584f-6c04-4d7d-af14-8b3d9e8f0b12&amp;startTime=50.03" office:target-frame-name="psplayer" xlink:show="replace" text:style-name="Internet_20_link" text:visited-style-name="Visited_20_Internet_20_Link"><text:span text:style-name="T11">if you want to make it so it's private to just you,</text:span></text:a><text:span text:style-name="T12"> </text:span><text:a xlink:type="simple" xlink:href="https://app.pluralsight.com/course-player?clipId=f495584f-6c04-4d7d-af14-8b3d9e8f0b12&amp;startTime=52.68" office:target-frame-name="psplayer" xlink:show="replace" text:style-name="Internet_20_link" text:visited-style-name="Visited_20_Internet_20_Link"><text:span text:style-name="T11">so that nobody else can get to it.</text:span></text:a><text:span text:style-name="T12"> </text:span><text:a xlink:type="simple" xlink:href="https://app.pluralsight.com/course-player?clipId=f495584f-6c04-4d7d-af14-8b3d9e8f0b12&amp;startTime=55.44" office:target-frame-name="psplayer" xlink:show="replace" text:style-name="Internet_20_link" text:visited-style-name="Visited_20_Internet_20_Link"><text:span text:style-name="T11">So let's go ahead and jump into an example of actually using the</text:span></text:a><text:span text:style-name="T12"> </text:span><text:a xlink:type="simple" xlink:href="https://app.pluralsight.com/course-player?clipId=f495584f-6c04-4d7d-af14-8b3d9e8f0b12&amp;startTime=58.26" office:target-frame-name="psplayer" xlink:show="replace" text:style-name="Internet_20_link" text:visited-style-name="Visited_20_Internet_20_Link"><text:span text:style-name="T11">command to push the image that we have up to Docker Hub.</text:span></text:a><text:span text:style-name="T12"> </text:span><text:a xlink:type="simple" xlink:href="https://app.pluralsight.com/course-player?clipId=f495584f-6c04-4d7d-af14-8b3d9e8f0b12&amp;startTime=62.44" office:target-frame-name="psplayer" xlink:show="replace" text:style-name="Internet_20_link" text:visited-style-name="Visited_20_Internet_20_Link"><text:span text:style-name="T11">Here's the dockerfile that we looked at earlier.</text:span></text:a><text:span text:style-name="T12"> </text:span><text:a xlink:type="simple" xlink:href="https://app.pluralsight.com/course-player?clipId=f495584f-6c04-4d7d-af14-8b3d9e8f0b12&amp;startTime=64.56" office:target-frame-name="psplayer" xlink:show="replace" text:style-name="Internet_20_link" text:visited-style-name="Visited_20_Internet_20_Link"><text:span text:style-name="T11">I'm going to go ahead and do one more build,</text:span></text:a><text:span text:style-name="T12"> </text:span><text:a xlink:type="simple" xlink:href="https://app.pluralsight.com/course-player?clipId=f495584f-6c04-4d7d-af14-8b3d9e8f0b12&amp;startTime=66.33" office:target-frame-name="psplayer" xlink:show="replace" text:style-name="Internet_20_link" text:visited-style-name="Visited_20_Internet_20_Link"><text:span text:style-name="T11">so we know it's kind of a fresh copy of the image. Notice I have my</text:span></text:a><text:span text:style-name="T12"> </text:span><text:a xlink:type="simple" xlink:href="https://app.pluralsight.com/course-player?clipId=f495584f-6c04-4d7d-af14-8b3d9e8f0b12&amp;startTime=69.26" office:target-frame-name="psplayer" xlink:show="replace" text:style-name="Internet_20_link" text:visited-style-name="Visited_20_Internet_20_Link"><text:span text:style-name="T11">docker build ‑t. Danwahlin is my Docker Hub registry name, nodeapp is my</text:span></text:a><text:span text:style-name="T12"> </text:span><text:a xlink:type="simple" xlink:href="https://app.pluralsight.com/course-player?clipId=f495584f-6c04-4d7d-af14-8b3d9e8f0b12&amp;startTime=75.48" office:target-frame-name="psplayer" xlink:show="replace" text:style-name="Internet_20_link" text:visited-style-name="Visited_20_Internet_20_Link"><text:span text:style-name="T11">image name, and I'm going to tag it with version 1.0. And then because</text:span></text:a><text:span text:style-name="T12"> </text:span><text:a xlink:type="simple" xlink:href="https://app.pluralsight.com/course-player?clipId=f495584f-6c04-4d7d-af14-8b3d9e8f0b12&amp;startTime=79.82" office:target-frame-name="psplayer" xlink:show="replace" text:style-name="Internet_20_link" text:visited-style-name="Visited_20_Internet_20_Link"><text:span text:style-name="T11">my dockerfile is named differently,</text:span></text:a><text:span text:style-name="T12"> </text:span><text:a xlink:type="simple" xlink:href="https://app.pluralsight.com/course-player?clipId=f495584f-6c04-4d7d-af14-8b3d9e8f0b12&amp;startTime=81.81" office:target-frame-name="psplayer" xlink:show="replace" text:style-name="Internet_20_link" text:visited-style-name="Visited_20_Internet_20_Link"><text:span text:style-name="T11">it's not just named dockerfile, it's node.dockerfile, you'll notice</text:span></text:a><text:span text:style-name="T12"> </text:span><text:a xlink:type="simple" xlink:href="https://app.pluralsight.com/course-player?clipId=f495584f-6c04-4d7d-af14-8b3d9e8f0b12&amp;startTime=85.84" office:target-frame-name="psplayer" xlink:show="replace" text:style-name="Internet_20_link" text:visited-style-name="Visited_20_Internet_20_Link"><text:span text:style-name="T11">I'm using the ‑f switch, and then I'm giving the context of where is</text:span></text:a><text:span text:style-name="T12"> </text:span><text:a xlink:type="simple" xlink:href="https://app.pluralsight.com/course-player?clipId=f495584f-6c04-4d7d-af14-8b3d9e8f0b12&amp;startTime=89.96" office:target-frame-name="psplayer" xlink:show="replace" text:style-name="Internet_20_link" text:visited-style-name="Visited_20_Internet_20_Link"><text:span text:style-name="T11">this dockerfile. And we're all done.</text:span></text:a><text:span text:style-name="T12"> </text:span><text:a xlink:type="simple" xlink:href="https://app.pluralsight.com/course-player?clipId=f495584f-6c04-4d7d-af14-8b3d9e8f0b12&amp;startTime=93.74" office:target-frame-name="psplayer" xlink:show="replace" text:style-name="Internet_20_link" text:visited-style-name="Visited_20_Internet_20_Link"><text:span text:style-name="T11">So now if we go back to docker images, and there we go, danwahlin/nodeapp 1.0,</text:span></text:a><text:span text:style-name="T12"> </text:span><text:a xlink:type="simple" xlink:href="https://app.pluralsight.com/course-player?clipId=f495584f-6c04-4d7d-af14-8b3d9e8f0b12&amp;startTime=100.2" office:target-frame-name="psplayer" xlink:show="replace" text:style-name="Internet_20_link" text:visited-style-name="Visited_20_Internet_20_Link"><text:span text:style-name="T11">and you'll notice the image version that was just created.</text:span></text:a><text:span text:style-name="T12"> </text:span><text:a xlink:type="simple" xlink:href="https://app.pluralsight.com/course-player?clipId=f495584f-6c04-4d7d-af14-8b3d9e8f0b12&amp;startTime=103.74" office:target-frame-name="psplayer" xlink:show="replace" text:style-name="Internet_20_link" text:visited-style-name="Visited_20_Internet_20_Link"><text:span text:style-name="T11">So now what I want to do is get this up to Docker Hub.</text:span></text:a><text:span text:style-name="T12"> </text:span><text:a xlink:type="simple" xlink:href="https://app.pluralsight.com/course-player?clipId=f495584f-6c04-4d7d-af14-8b3d9e8f0b12&amp;startTime=106.87" office:target-frame-name="psplayer" xlink:show="replace" text:style-name="Internet_20_link" text:visited-style-name="Visited_20_Internet_20_Link"><text:span text:style-name="T11">The first thing you'll have to do is a docker login.</text:span></text:a><text:span text:style-name="T12"> </text:span><text:a xlink:type="simple" xlink:href="https://app.pluralsight.com/course-player?clipId=f495584f-6c04-4d7d-af14-8b3d9e8f0b12&amp;startTime=110.74" office:target-frame-name="psplayer" xlink:show="replace" text:style-name="Internet_20_link" text:visited-style-name="Visited_20_Internet_20_Link"><text:span text:style-name="T11">Now, I've already logged in,</text:span></text:a><text:span text:style-name="T12"> </text:span><text:a xlink:type="simple" xlink:href="https://app.pluralsight.com/course-player?clipId=f495584f-6c04-4d7d-af14-8b3d9e8f0b12&amp;startTime=112.19" office:target-frame-name="psplayer" xlink:show="replace" text:style-name="Internet_20_link" text:visited-style-name="Visited_20_Internet_20_Link"><text:span text:style-name="T11">so I'm not going to do that process here, but as a heads‑up,</text:span></text:a><text:span text:style-name="T12"> </text:span><text:a xlink:type="simple" xlink:href="https://app.pluralsight.com/course-player?clipId=f495584f-6c04-4d7d-af14-8b3d9e8f0b12&amp;startTime=116.24" office:target-frame-name="psplayer" xlink:show="replace" text:style-name="Internet_20_link" text:visited-style-name="Visited_20_Internet_20_Link"><text:span text:style-name="T11">if you have two‑factor authentication enabled,</text:span></text:a><text:span text:style-name="T12"> </text:span><text:a xlink:type="simple" xlink:href="https://app.pluralsight.com/course-player?clipId=f495584f-6c04-4d7d-af14-8b3d9e8f0b12&amp;startTime=119.01" office:target-frame-name="psplayer" xlink:show="replace" text:style-name="Internet_20_link" text:visited-style-name="Visited_20_Internet_20_Link"><text:span text:style-name="T11">you'll have to create an access token, and that's something you</text:span></text:a><text:span text:style-name="T12"> </text:span><text:a xlink:type="simple" xlink:href="https://app.pluralsight.com/course-player?clipId=f495584f-6c04-4d7d-af14-8b3d9e8f0b12&amp;startTime=122.03" office:target-frame-name="psplayer" xlink:show="replace" text:style-name="Internet_20_link" text:visited-style-name="Visited_20_Internet_20_Link"><text:span text:style-name="T11">can do if you go to hub.docker.com. Now I've already done that</text:span></text:a><text:span text:style-name="T12"> </text:span><text:a xlink:type="simple" xlink:href="https://app.pluralsight.com/course-player?clipId=f495584f-6c04-4d7d-af14-8b3d9e8f0b12&amp;startTime=125.63" office:target-frame-name="psplayer" xlink:show="replace" text:style-name="Internet_20_link" text:visited-style-name="Visited_20_Internet_20_Link"><text:span text:style-name="T11">because I do have two‑factor enabled.</text:span></text:a><text:span text:style-name="T12"> </text:span><text:a xlink:type="simple" xlink:href="https://app.pluralsight.com/course-player?clipId=f495584f-6c04-4d7d-af14-8b3d9e8f0b12&amp;startTime=127.92" office:target-frame-name="psplayer" xlink:show="replace" text:style-name="Internet_20_link" text:visited-style-name="Visited_20_Internet_20_Link"><text:span text:style-name="T11">If you just have username and password,</text:span></text:a><text:span text:style-name="T12"> </text:span><text:a xlink:type="simple" xlink:href="https://app.pluralsight.com/course-player?clipId=f495584f-6c04-4d7d-af14-8b3d9e8f0b12&amp;startTime=129.85" office:target-frame-name="psplayer" xlink:show="replace" text:style-name="Internet_20_link" text:visited-style-name="Visited_20_Internet_20_Link"><text:span text:style-name="T11">you can log in like normal. Now from there we can go ahead and say,</text:span></text:a><text:span text:style-name="T12"> </text:span><text:a xlink:type="simple" xlink:href="https://app.pluralsight.com/course-player?clipId=f495584f-6c04-4d7d-af14-8b3d9e8f0b12&amp;startTime=134.2" office:target-frame-name="psplayer" xlink:show="replace" text:style-name="Internet_20_link" text:visited-style-name="Visited_20_Internet_20_Link"><text:span text:style-name="T11">I want to push this to danwahlin. Now because there's no other domain</text:span></text:a><text:span text:style-name="T12"> </text:span><text:a xlink:type="simple" xlink:href="https://app.pluralsight.com/course-player?clipId=f495584f-6c04-4d7d-af14-8b3d9e8f0b12&amp;startTime=140.35" office:target-frame-name="psplayer" xlink:show="replace" text:style-name="Internet_20_link" text:visited-style-name="Visited_20_Internet_20_Link"><text:span text:style-name="T11">in front of that, there's no IP address, there's no domain, it's just</text:span></text:a><text:span text:style-name="T12"> </text:span><text:a xlink:type="simple" xlink:href="https://app.pluralsight.com/course-player?clipId=f495584f-6c04-4d7d-af14-8b3d9e8f0b12&amp;startTime=144.37" office:target-frame-name="psplayer" xlink:show="replace" text:style-name="Internet_20_link" text:visited-style-name="Visited_20_Internet_20_Link"><text:span text:style-name="T11">danwahlin, it defaults to Docker Hub.</text:span></text:a><text:span text:style-name="T12"> </text:span><text:a xlink:type="simple" xlink:href="https://app.pluralsight.com/course-player?clipId=f495584f-6c04-4d7d-af14-8b3d9e8f0b12&amp;startTime=147.82" office:target-frame-name="psplayer" xlink:show="replace" text:style-name="Internet_20_link" text:visited-style-name="Visited_20_Internet_20_Link"><text:span text:style-name="T11">Now that's overridable, but that's what you're going to get out of the</text:span></text:a><text:span text:style-name="T12"> </text:span><text:a xlink:type="simple" xlink:href="https://app.pluralsight.com/course-player?clipId=f495584f-6c04-4d7d-af14-8b3d9e8f0b12&amp;startTime=150.82" office:target-frame-name="psplayer" xlink:show="replace" text:style-name="Internet_20_link" text:visited-style-name="Visited_20_Internet_20_Link"><text:span text:style-name="T11">box with Docker Desktop. So we'll go ahead and put that, and then we have</text:span></text:a><text:span text:style-name="T12"> </text:span><text:a xlink:type="simple" xlink:href="https://app.pluralsight.com/course-player?clipId=f495584f-6c04-4d7d-af14-8b3d9e8f0b12&amp;startTime=155.18" office:target-frame-name="psplayer" xlink:show="replace" text:style-name="Internet_20_link" text:visited-style-name="Visited_20_Internet_20_Link"><text:span text:style-name="T11">nodeapp:1.0, and that's all we need to do.</text:span></text:a><text:span text:style-name="T12"> </text:span><text:a xlink:type="simple" xlink:href="https://app.pluralsight.com/course-player?clipId=f495584f-6c04-4d7d-af14-8b3d9e8f0b12&amp;startTime=159" office:target-frame-name="psplayer" xlink:show="replace" text:style-name="Internet_20_link" text:visited-style-name="Visited_20_Internet_20_Link"><text:span text:style-name="T11">So I'm going to go ahead and push this, and notice it's pushing every</text:span></text:a><text:span text:style-name="T12"> </text:span><text:a xlink:type="simple" xlink:href="https://app.pluralsight.com/course-player?clipId=f495584f-6c04-4d7d-af14-8b3d9e8f0b12&amp;startTime=164.69" office:target-frame-name="psplayer" xlink:show="replace" text:style-name="Internet_20_link" text:visited-style-name="Visited_20_Internet_20_Link"><text:span text:style-name="T11">single layer that's part of this image up to Docker Hub,</text:span></text:a><text:span text:style-name="T12"> </text:span><text:a xlink:type="simple" xlink:href="https://app.pluralsight.com/course-player?clipId=f495584f-6c04-4d7d-af14-8b3d9e8f0b12&amp;startTime=168.22" office:target-frame-name="psplayer" xlink:show="replace" text:style-name="Internet_20_link" text:visited-style-name="Visited_20_Internet_20_Link"><text:span text:style-name="T11">and then we'll go ahead and look at Docker Hub in just a moment.</text:span></text:a><text:span text:style-name="T12"> </text:span><text:a xlink:type="simple" xlink:href="https://app.pluralsight.com/course-player?clipId=f495584f-6c04-4d7d-af14-8b3d9e8f0b12&amp;startTime=171.94" office:target-frame-name="psplayer" xlink:show="replace" text:style-name="Internet_20_link" text:visited-style-name="Visited_20_Internet_20_Link"><text:span text:style-name="T11">Alright, so let's jump over to the browser real quick,</text:span></text:a><text:span text:style-name="T12"> </text:span><text:a xlink:type="simple" xlink:href="https://app.pluralsight.com/course-player?clipId=f495584f-6c04-4d7d-af14-8b3d9e8f0b12&amp;startTime=174.34" office:target-frame-name="psplayer" xlink:show="replace" text:style-name="Internet_20_link" text:visited-style-name="Visited_20_Internet_20_Link"><text:span text:style-name="T11">and we'll take a look at what's this look like once it gets up to</text:span></text:a><text:span text:style-name="T12"> </text:span><text:a xlink:type="simple" xlink:href="https://app.pluralsight.com/course-player?clipId=f495584f-6c04-4d7d-af14-8b3d9e8f0b12&amp;startTime=177.31" office:target-frame-name="psplayer" xlink:show="replace" text:style-name="Internet_20_link" text:visited-style-name="Visited_20_Internet_20_Link"><text:span text:style-name="T11">Docker Hub. And here we go. Notice I have my danwahlin account, and</text:span></text:a><text:span text:style-name="T12"> </text:span><text:a xlink:type="simple" xlink:href="https://app.pluralsight.com/course-player?clipId=f495584f-6c04-4d7d-af14-8b3d9e8f0b12&amp;startTime=183.22" office:target-frame-name="psplayer" xlink:show="replace" text:style-name="Internet_20_link" text:visited-style-name="Visited_20_Internet_20_Link"><text:span text:style-name="T11">there's my danwahlin / nodeapp. We can go ahead and click on this,</text:span></text:a><text:span text:style-name="T12"> </text:span><text:a xlink:type="simple" xlink:href="https://app.pluralsight.com/course-player?clipId=f495584f-6c04-4d7d-af14-8b3d9e8f0b12&amp;startTime=187.94" office:target-frame-name="psplayer" xlink:show="replace" text:style-name="Internet_20_link" text:visited-style-name="Visited_20_Internet_20_Link"><text:span text:style-name="T11">and we can get some information.</text:span></text:a><text:span text:style-name="T12"> </text:span><text:a xlink:type="simple" xlink:href="https://app.pluralsight.com/course-player?clipId=f495584f-6c04-4d7d-af14-8b3d9e8f0b12&amp;startTime=189.5" office:target-frame-name="psplayer" xlink:show="replace" text:style-name="Internet_20_link" text:visited-style-name="Visited_20_Internet_20_Link"><text:span text:style-name="T11">It looks like I only have one version up here, it's for</text:span></text:a><text:span text:style-name="T12"> </text:span><text:a xlink:type="simple" xlink:href="https://app.pluralsight.com/course-player?clipId=f495584f-6c04-4d7d-af14-8b3d9e8f0b12&amp;startTime=192.26" office:target-frame-name="psplayer" xlink:show="replace" text:style-name="Internet_20_link" text:visited-style-name="Visited_20_Internet_20_Link"><text:span text:style-name="T11">Linux, and it was just uploaded or pushed.</text:span></text:a><text:span text:style-name="T12"> </text:span><text:a xlink:type="simple" xlink:href="https://app.pluralsight.com/course-player?clipId=f495584f-6c04-4d7d-af14-8b3d9e8f0b12&amp;startTime=195.79" office:target-frame-name="psplayer" xlink:show="replace" text:style-name="Internet_20_link" text:visited-style-name="Visited_20_Internet_20_Link"><text:span text:style-name="T11">And then here's how we could actually do the push if we want to do it again.</text:span></text:a><text:span text:style-name="T12"> </text:span><text:a xlink:type="simple" xlink:href="https://app.pluralsight.com/course-player?clipId=f495584f-6c04-4d7d-af14-8b3d9e8f0b12&amp;startTime=199.59" office:target-frame-name="psplayer" xlink:show="replace" text:style-name="Internet_20_link" text:visited-style-name="Visited_20_Internet_20_Link"><text:span text:style-name="T11">So if I want to update with a new tag name,</text:span></text:a><text:span text:style-name="T12"> </text:span><text:a xlink:type="simple" xlink:href="https://app.pluralsight.com/course-player?clipId=f495584f-6c04-4d7d-af14-8b3d9e8f0b12&amp;startTime=202.14" office:target-frame-name="psplayer" xlink:show="replace" text:style-name="Internet_20_link" text:visited-style-name="Visited_20_Internet_20_Link"><text:span text:style-name="T11">we could do another docker build, give it a tag of,</text:span></text:a><text:span text:style-name="T12"> </text:span><text:a xlink:type="simple" xlink:href="https://app.pluralsight.com/course-player?clipId=f495584f-6c04-4d7d-af14-8b3d9e8f0b12&amp;startTime=204.73" office:target-frame-name="psplayer" xlink:show="replace" text:style-name="Internet_20_link" text:visited-style-name="Visited_20_Internet_20_Link"><text:span text:style-name="T11">say, 1.1, and then I would have two of these up there.</text:span></text:a><text:span text:style-name="T12"> </text:span><text:a xlink:type="simple" xlink:href="https://app.pluralsight.com/course-player?clipId=f495584f-6c04-4d7d-af14-8b3d9e8f0b12&amp;startTime=208.24" office:target-frame-name="psplayer" xlink:show="replace" text:style-name="Internet_20_link" text:visited-style-name="Visited_20_Internet_20_Link"><text:span text:style-name="T11">So, as I mentioned earlier, images are always immutable.</text:span></text:a><text:span text:style-name="T12"> </text:span><text:a xlink:type="simple" xlink:href="https://app.pluralsight.com/course-player?clipId=f495584f-6c04-4d7d-af14-8b3d9e8f0b12&amp;startTime=211.14" office:target-frame-name="psplayer" xlink:show="replace" text:style-name="Internet_20_link" text:visited-style-name="Visited_20_Internet_20_Link"><text:span text:style-name="T11">You're never changing the image,</text:span></text:a><text:span text:style-name="T12"> </text:span><text:a xlink:type="simple" xlink:href="https://app.pluralsight.com/course-player?clipId=f495584f-6c04-4d7d-af14-8b3d9e8f0b12&amp;startTime=212.8" office:target-frame-name="psplayer" xlink:show="replace" text:style-name="Internet_20_link" text:visited-style-name="Visited_20_Internet_20_Link"><text:span text:style-name="T11">you're always moving forward, and you'll just simply</text:span></text:a><text:span text:style-name="T12"> </text:span><text:a xlink:type="simple" xlink:href="https://app.pluralsight.com/course-player?clipId=f495584f-6c04-4d7d-af14-8b3d9e8f0b12&amp;startTime=214.85" office:target-frame-name="psplayer" xlink:show="replace" text:style-name="Internet_20_link" text:visited-style-name="Visited_20_Internet_20_Link"><text:span text:style-name="T11">tag it with a different version.</text:span></text:a><text:span text:style-name="T12"> </text:span><text:a xlink:type="simple" xlink:href="https://app.pluralsight.com/course-player?clipId=f495584f-6c04-4d7d-af14-8b3d9e8f0b12&amp;startTime=217.14" office:target-frame-name="psplayer" xlink:show="replace" text:style-name="Internet_20_link" text:visited-style-name="Visited_20_Internet_20_Link"><text:span text:style-name="T11">So that's all we have to do to push an image.</text:span></text:a><text:span text:style-name="T12"> </text:span><text:a xlink:type="simple" xlink:href="https://app.pluralsight.com/course-player?clipId=f495584f-6c04-4d7d-af14-8b3d9e8f0b12&amp;startTime=219.91" office:target-frame-name="psplayer" xlink:show="replace" text:style-name="Internet_20_link" text:visited-style-name="Visited_20_Internet_20_Link"><text:span text:style-name="T11">Now, of course, from here we can go on back.</text:span></text:a><text:span text:style-name="T12"> </text:span><text:a xlink:type="simple" xlink:href="https://app.pluralsight.com/course-player?clipId=f495584f-6c04-4d7d-af14-8b3d9e8f0b12&amp;startTime=223.62" office:target-frame-name="psplayer" xlink:show="replace" text:style-name="Internet_20_link" text:visited-style-name="Visited_20_Internet_20_Link"><text:span text:style-name="T11">Now if I wanted to pull this to another machine,</text:span></text:a><text:span text:style-name="T12"> </text:span><text:a xlink:type="simple" xlink:href="https://app.pluralsight.com/course-player?clipId=f495584f-6c04-4d7d-af14-8b3d9e8f0b12&amp;startTime=226.02" office:target-frame-name="psplayer" xlink:show="replace" text:style-name="Internet_20_link" text:visited-style-name="Visited_20_Internet_20_Link"><text:span text:style-name="T11">I would do docker pull, like we saw earlier, danwahlin, and then we give</text:span></text:a><text:span text:style-name="T12"> </text:span><text:a xlink:type="simple" xlink:href="https://app.pluralsight.com/course-player?clipId=f495584f-6c04-4d7d-af14-8b3d9e8f0b12&amp;startTime=230.94" office:target-frame-name="psplayer" xlink:show="replace" text:style-name="Internet_20_link" text:visited-style-name="Visited_20_Internet_20_Link"><text:span text:style-name="T11">nodeapp 1.0. And then that would pull it to my machine, I already have</text:span></text:a><text:span text:style-name="T12"> </text:span><text:a xlink:type="simple" xlink:href="https://app.pluralsight.com/course-player?clipId=f495584f-6c04-4d7d-af14-8b3d9e8f0b12&amp;startTime=235.39" office:target-frame-name="psplayer" xlink:show="replace" text:style-name="Internet_20_link" text:visited-style-name="Visited_20_Internet_20_Link"><text:span text:style-name="T11">it, so I don't need to do it. Now from here,</text:span></text:a><text:span text:style-name="T12"> </text:span><text:a xlink:type="simple" xlink:href="https://app.pluralsight.com/course-player?clipId=f495584f-6c04-4d7d-af14-8b3d9e8f0b12&amp;startTime=237.93" office:target-frame-name="psplayer" xlink:show="replace" text:style-name="Internet_20_link" text:visited-style-name="Visited_20_Internet_20_Link"><text:span text:style-name="T11">we could go ahead and run it.</text:span></text:a><text:span text:style-name="T12"> </text:span><text:a xlink:type="simple" xlink:href="https://app.pluralsight.com/course-player?clipId=f495584f-6c04-4d7d-af14-8b3d9e8f0b12&amp;startTime=239.3" office:target-frame-name="psplayer" xlink:show="replace" text:style-name="Internet_20_link" text:visited-style-name="Visited_20_Internet_20_Link"><text:span text:style-name="T11">That's actually going to be coming up in the next module.</text:span></text:a><text:span text:style-name="T12"> </text:span><text:a xlink:type="simple" xlink:href="https://app.pluralsight.com/course-player?clipId=f495584f-6c04-4d7d-af14-8b3d9e8f0b12&amp;startTime=242.04" office:target-frame-name="psplayer" xlink:show="replace" text:style-name="Internet_20_link" text:visited-style-name="Visited_20_Internet_20_Link"><text:span text:style-name="T11">So now that we've looked at the push process,</text:span></text:a><text:span text:style-name="T12"> </text:span><text:a xlink:type="simple" xlink:href="https://app.pluralsight.com/course-player?clipId=f495584f-6c04-4d7d-af14-8b3d9e8f0b12&amp;startTime=244.07" office:target-frame-name="psplayer" xlink:show="replace" text:style-name="Internet_20_link" text:visited-style-name="Visited_20_Internet_20_Link"><text:span text:style-name="T11">I'm going to show you a really nice extension for VS Code that can save you some time with all of this.</text:span></text:a></text:p>
      <text:h text:style-name="P3" text:outline-level="3"><text:soft-page-break/><text:a xlink:type="simple" xlink:href="https://app.pluralsight.com/course-player?clipId=319c8d44-e744-401e-9d36-93d636d513e5" office:target-frame-name="psplayer" xlink:show="replace" text:style-name="Internet_20_link" text:visited-style-name="Visited_20_Internet_20_Link"><text:span text:style-name="T11">Use the VS Code Docker Extension</text:span></text:a></text:h>
      <text:p text:style-name="P5"><text:a xlink:type="simple" xlink:href="https://app.pluralsight.com/course-player?clipId=319c8d44-e744-401e-9d36-93d636d513e5&amp;startTime=1.14" office:target-frame-name="psplayer" xlink:show="replace" text:style-name="Internet_20_link" text:visited-style-name="Visited_20_Internet_20_Link"><text:span text:style-name="T11">Up to this point, we've been using the Docker command</text:span></text:a><text:span text:style-name="T12"> </text:span><text:a xlink:type="simple" xlink:href="https://app.pluralsight.com/course-player?clipId=319c8d44-e744-401e-9d36-93d636d513e5&amp;startTime=3.46" office:target-frame-name="psplayer" xlink:show="replace" text:style-name="Internet_20_link" text:visited-style-name="Visited_20_Internet_20_Link"><text:span text:style-name="T11">line tools to build our images, push them,</text:span></text:a><text:span text:style-name="T12"> </text:span><text:a xlink:type="simple" xlink:href="https://app.pluralsight.com/course-player?clipId=319c8d44-e744-401e-9d36-93d636d513e5&amp;startTime=6.57" office:target-frame-name="psplayer" xlink:show="replace" text:style-name="Internet_20_link" text:visited-style-name="Visited_20_Internet_20_Link"><text:span text:style-name="T11">pull them, things along those lines.</text:span></text:a><text:span text:style-name="T12"> </text:span><text:a xlink:type="simple" xlink:href="https://app.pluralsight.com/course-player?clipId=319c8d44-e744-401e-9d36-93d636d513e5&amp;startTime=9.17" office:target-frame-name="psplayer" xlink:show="replace" text:style-name="Internet_20_link" text:visited-style-name="Visited_20_Internet_20_Link"><text:span text:style-name="T11">I personally feel you need to learn the CLI commands first,</text:span></text:a><text:span text:style-name="T12"> </text:span><text:a xlink:type="simple" xlink:href="https://app.pluralsight.com/course-player?clipId=319c8d44-e744-401e-9d36-93d636d513e5&amp;startTime=12.97" office:target-frame-name="psplayer" xlink:show="replace" text:style-name="Internet_20_link" text:visited-style-name="Visited_20_Internet_20_Link"><text:span text:style-name="T11">the command line interface commands, but once you know those,</text:span></text:a><text:span text:style-name="T12"> </text:span><text:a xlink:type="simple" xlink:href="https://app.pluralsight.com/course-player?clipId=319c8d44-e744-401e-9d36-93d636d513e5&amp;startTime=16.6" office:target-frame-name="psplayer" xlink:show="replace" text:style-name="Internet_20_link" text:visited-style-name="Visited_20_Internet_20_Link"><text:span text:style-name="T11">there's nothing wrong with using other tools that might increase your</text:span></text:a><text:span text:style-name="T12"> </text:span><text:a xlink:type="simple" xlink:href="https://app.pluralsight.com/course-player?clipId=319c8d44-e744-401e-9d36-93d636d513e5&amp;startTime=18.87" office:target-frame-name="psplayer" xlink:show="replace" text:style-name="Internet_20_link" text:visited-style-name="Visited_20_Internet_20_Link"><text:span text:style-name="T11">productivity, of course. One of those is the VS Code Docker extension,</text:span></text:a><text:span text:style-name="T12"> </text:span><text:a xlink:type="simple" xlink:href="https://app.pluralsight.com/course-player?clipId=319c8d44-e744-401e-9d36-93d636d513e5&amp;startTime=23.88" office:target-frame-name="psplayer" xlink:show="replace" text:style-name="Internet_20_link" text:visited-style-name="Visited_20_Internet_20_Link"><text:span text:style-name="T11">and I'm going to show you a quick look at a few of the things it can do.</text:span></text:a><text:span text:style-name="T12"> </text:span><text:a xlink:type="simple" xlink:href="https://app.pluralsight.com/course-player?clipId=319c8d44-e744-401e-9d36-93d636d513e5&amp;startTime=28.24" office:target-frame-name="psplayer" xlink:show="replace" text:style-name="Internet_20_link" text:visited-style-name="Visited_20_Internet_20_Link"><text:span text:style-name="T11">So, as mentioned in this module, we focus exclusively on the CLI.</text:span></text:a><text:span text:style-name="T12"> </text:span><text:a xlink:type="simple" xlink:href="https://app.pluralsight.com/course-player?clipId=319c8d44-e744-401e-9d36-93d636d513e5&amp;startTime=32.68" office:target-frame-name="psplayer" xlink:show="replace" text:style-name="Internet_20_link" text:visited-style-name="Visited_20_Internet_20_Link"><text:span text:style-name="T11">We've jumped down to the command prompt and run docker build,</text:span></text:a><text:span text:style-name="T12"> </text:span><text:a xlink:type="simple" xlink:href="https://app.pluralsight.com/course-player?clipId=319c8d44-e744-401e-9d36-93d636d513e5&amp;startTime=35.51" office:target-frame-name="psplayer" xlink:show="replace" text:style-name="Internet_20_link" text:visited-style-name="Visited_20_Internet_20_Link"><text:span text:style-name="T11">docker push, docker pull, and other commands.</text:span></text:a><text:span text:style-name="T12"> </text:span><text:a xlink:type="simple" xlink:href="https://app.pluralsight.com/course-player?clipId=319c8d44-e744-401e-9d36-93d636d513e5&amp;startTime=38.74" office:target-frame-name="psplayer" xlink:show="replace" text:style-name="Internet_20_link" text:visited-style-name="Visited_20_Internet_20_Link"><text:span text:style-name="T11">There is another way, and that is the VS Code Docker</text:span></text:a><text:span text:style-name="T12"> </text:span><text:a xlink:type="simple" xlink:href="https://app.pluralsight.com/course-player?clipId=319c8d44-e744-401e-9d36-93d636d513e5&amp;startTime=41.99" office:target-frame-name="psplayer" xlink:show="replace" text:style-name="Internet_20_link" text:visited-style-name="Visited_20_Internet_20_Link"><text:span text:style-name="T11">extension, and it's a really nice extension.</text:span></text:a><text:span text:style-name="T12"> </text:span><text:a xlink:type="simple" xlink:href="https://app.pluralsight.com/course-player?clipId=319c8d44-e744-401e-9d36-93d636d513e5&amp;startTime=45.94" office:target-frame-name="psplayer" xlink:show="replace" text:style-name="Internet_20_link" text:visited-style-name="Visited_20_Internet_20_Link"><text:span text:style-name="T11">You might have noticed that first off,</text:span></text:a><text:span text:style-name="T12"> </text:span><text:a xlink:type="simple" xlink:href="https://app.pluralsight.com/course-player?clipId=319c8d44-e744-401e-9d36-93d636d513e5&amp;startTime=47.96" office:target-frame-name="psplayer" xlink:show="replace" text:style-name="Internet_20_link" text:visited-style-name="Visited_20_Internet_20_Link"><text:span text:style-name="T11">I've got some nice code syntax highlighting here going on in my</text:span></text:a><text:span text:style-name="T12"> </text:span><text:a xlink:type="simple" xlink:href="https://app.pluralsight.com/course-player?clipId=319c8d44-e744-401e-9d36-93d636d513e5&amp;startTime=52.32" office:target-frame-name="psplayer" xlink:show="replace" text:style-name="Internet_20_link" text:visited-style-name="Visited_20_Internet_20_Link"><text:span text:style-name="T11">dockerfiles. If I hit Tab on a few things, so for example,</text:span></text:a><text:span text:style-name="T12"> </text:span><text:a xlink:type="simple" xlink:href="https://app.pluralsight.com/course-player?clipId=319c8d44-e744-401e-9d36-93d636d513e5&amp;startTime=56.87" office:target-frame-name="psplayer" xlink:show="replace" text:style-name="Internet_20_link" text:visited-style-name="Visited_20_Internet_20_Link"><text:span text:style-name="T11">if I come on in and do FROM, notice that I get some help over here</text:span></text:a><text:span text:style-name="T12"> </text:span><text:a xlink:type="simple" xlink:href="https://app.pluralsight.com/course-player?clipId=319c8d44-e744-401e-9d36-93d636d513e5&amp;startTime=61.52" office:target-frame-name="psplayer" xlink:show="replace" text:style-name="Internet_20_link" text:visited-style-name="Visited_20_Internet_20_Link"><text:span text:style-name="T11">and I can get to the online docs. If I hit Tab,</text:span></text:a><text:span text:style-name="T12"> </text:span><text:a xlink:type="simple" xlink:href="https://app.pluralsight.com/course-player?clipId=319c8d44-e744-401e-9d36-93d636d513e5&amp;startTime=64.48" office:target-frame-name="psplayer" xlink:show="replace" text:style-name="Internet_20_link" text:visited-style-name="Visited_20_Internet_20_Link"><text:span text:style-name="T11">I can do that.</text:span></text:a><text:span text:style-name="T12"> </text:span><text:a xlink:type="simple" xlink:href="https://app.pluralsight.com/course-player?clipId=319c8d44-e744-401e-9d36-93d636d513e5&amp;startTime=65.35" office:target-frame-name="psplayer" xlink:show="replace" text:style-name="Internet_20_link" text:visited-style-name="Visited_20_Internet_20_Link"><text:span text:style-name="T11">And then if I type my image, if I do node:alpine,</text:span></text:a><text:span text:style-name="T12"> </text:span><text:a xlink:type="simple" xlink:href="https://app.pluralsight.com/course-player?clipId=319c8d44-e744-401e-9d36-93d636d513e5&amp;startTime=69.64" office:target-frame-name="psplayer" xlink:show="replace" text:style-name="Internet_20_link" text:visited-style-name="Visited_20_Internet_20_Link"><text:span text:style-name="T11">it will actually go out and show me the different versions that are available.</text:span></text:a><text:span text:style-name="T12"> </text:span><text:a xlink:type="simple" xlink:href="https://app.pluralsight.com/course-player?clipId=319c8d44-e744-401e-9d36-93d636d513e5&amp;startTime=73.94" office:target-frame-name="psplayer" xlink:show="replace" text:style-name="Internet_20_link" text:visited-style-name="Visited_20_Internet_20_Link"><text:span text:style-name="T11">Now you might notice over here I have a little Docker whale,</text:span></text:a><text:span text:style-name="T12"> </text:span><text:a xlink:type="simple" xlink:href="https://app.pluralsight.com/course-player?clipId=319c8d44-e744-401e-9d36-93d636d513e5&amp;startTime=76.84" office:target-frame-name="psplayer" xlink:show="replace" text:style-name="Internet_20_link" text:visited-style-name="Visited_20_Internet_20_Link"><text:span text:style-name="T11">and if I click on that, I could get to my images,</text:span></text:a><text:span text:style-name="T12"> </text:span><text:a xlink:type="simple" xlink:href="https://app.pluralsight.com/course-player?clipId=319c8d44-e744-401e-9d36-93d636d513e5&amp;startTime=79.29" office:target-frame-name="psplayer" xlink:show="replace" text:style-name="Internet_20_link" text:visited-style-name="Visited_20_Internet_20_Link"><text:span text:style-name="T11">such as, there's my nodeapp, there's my 1.0 that we did.</text:span></text:a><text:span text:style-name="T12"> </text:span><text:a xlink:type="simple" xlink:href="https://app.pluralsight.com/course-player?clipId=319c8d44-e744-401e-9d36-93d636d513e5&amp;startTime=83.84" office:target-frame-name="psplayer" xlink:show="replace" text:style-name="Internet_20_link" text:visited-style-name="Visited_20_Internet_20_Link"><text:span text:style-name="T11">I can get to any running containers, registries, so I can actually</text:span></text:a><text:span text:style-name="T12"> </text:span><text:a xlink:type="simple" xlink:href="https://app.pluralsight.com/course-player?clipId=319c8d44-e744-401e-9d36-93d636d513e5&amp;startTime=87.73" office:target-frame-name="psplayer" xlink:show="replace" text:style-name="Internet_20_link" text:visited-style-name="Visited_20_Internet_20_Link"><text:span text:style-name="T11">connect two different registries, Azure, Docker Hub,</text:span></text:a><text:span text:style-name="T12"> </text:span><text:a xlink:type="simple" xlink:href="https://app.pluralsight.com/course-player?clipId=319c8d44-e744-401e-9d36-93d636d513e5&amp;startTime=91.03" office:target-frame-name="psplayer" xlink:show="replace" text:style-name="Internet_20_link" text:visited-style-name="Visited_20_Internet_20_Link"><text:span text:style-name="T11">some generic one at work, GitLab, and you can add others.</text:span></text:a><text:span text:style-name="T12"> </text:span><text:a xlink:type="simple" xlink:href="https://app.pluralsight.com/course-player?clipId=319c8d44-e744-401e-9d36-93d636d513e5&amp;startTime=94.74" office:target-frame-name="psplayer" xlink:show="replace" text:style-name="Internet_20_link" text:visited-style-name="Visited_20_Internet_20_Link"><text:span text:style-name="T11">And then I can even go down and get other information.</text:span></text:a><text:span text:style-name="T12"> </text:span><text:a xlink:type="simple" xlink:href="https://app.pluralsight.com/course-player?clipId=319c8d44-e744-401e-9d36-93d636d513e5&amp;startTime=98.24" office:target-frame-name="psplayer" xlink:show="replace" text:style-name="Internet_20_link" text:visited-style-name="Visited_20_Internet_20_Link"><text:span text:style-name="T11">Now, to get started with this,</text:span></text:a><text:span text:style-name="T12"> </text:span><text:a xlink:type="simple" xlink:href="https://app.pluralsight.com/course-player?clipId=319c8d44-e744-401e-9d36-93d636d513e5&amp;startTime=99.85" office:target-frame-name="psplayer" xlink:show="replace" text:style-name="Internet_20_link" text:visited-style-name="Visited_20_Internet_20_Link"><text:span text:style-name="T11">you can come into your VS Code extensions, and if you just type</text:span></text:a><text:span text:style-name="T12"> </text:span><text:a xlink:type="simple" xlink:href="https://app.pluralsight.com/course-player?clipId=319c8d44-e744-401e-9d36-93d636d513e5&amp;startTime=103.14" office:target-frame-name="psplayer" xlink:show="replace" text:style-name="Internet_20_link" text:visited-style-name="Visited_20_Internet_20_Link"><text:span text:style-name="T11">docker, and you'll see this docker extension here. And this is</text:span></text:a><text:span text:style-name="T12"> </text:span><text:a xlink:type="simple" xlink:href="https://app.pluralsight.com/course-player?clipId=319c8d44-e744-401e-9d36-93d636d513e5&amp;startTime=107.9" office:target-frame-name="psplayer" xlink:show="replace" text:style-name="Internet_20_link" text:visited-style-name="Visited_20_Internet_20_Link"><text:span text:style-name="T11">actually published by Microsoft. You'll notice it's downloaded a</text:span></text:a><text:span text:style-name="T12"> </text:span><text:a xlink:type="simple" xlink:href="https://app.pluralsight.com/course-player?clipId=319c8d44-e744-401e-9d36-93d636d513e5&amp;startTime=111.95" office:target-frame-name="psplayer" xlink:show="replace" text:style-name="Internet_20_link" text:visited-style-name="Visited_20_Internet_20_Link"><text:span text:style-name="T11">lot, gets high reviews, and this extension does all kinds of things.</text:span></text:a><text:span text:style-name="T12"> </text:span><text:a xlink:type="simple" xlink:href="https://app.pluralsight.com/course-player?clipId=319c8d44-e744-401e-9d36-93d636d513e5&amp;startTime=116.47" office:target-frame-name="psplayer" xlink:show="replace" text:style-name="Internet_20_link" text:visited-style-name="Visited_20_Internet_20_Link"><text:span text:style-name="T11">As I mentioned, it will help you out with your Dockerfiles,</text:span></text:a><text:span text:style-name="T12"> </text:span><text:a xlink:type="simple" xlink:href="https://app.pluralsight.com/course-player?clipId=319c8d44-e744-401e-9d36-93d636d513e5&amp;startTime=119.58" office:target-frame-name="psplayer" xlink:show="replace" text:style-name="Internet_20_link" text:visited-style-name="Visited_20_Internet_20_Link"><text:span text:style-name="T11">but it also has a lot of built‑in commands. And I'll let you</text:span></text:a><text:span text:style-name="T12"> </text:span><text:a xlink:type="simple" xlink:href="https://app.pluralsight.com/course-player?clipId=319c8d44-e744-401e-9d36-93d636d513e5&amp;startTime=122.88" office:target-frame-name="psplayer" xlink:show="replace" text:style-name="Internet_20_link" text:visited-style-name="Visited_20_Internet_20_Link"><text:span text:style-name="T11">look through this if you'd like more details,</text:span></text:a><text:span text:style-name="T12"> </text:span><text:a xlink:type="simple" xlink:href="https://app.pluralsight.com/course-player?clipId=319c8d44-e744-401e-9d36-93d636d513e5&amp;startTime=125.02" office:target-frame-name="psplayer" xlink:show="replace" text:style-name="Internet_20_link" text:visited-style-name="Visited_20_Internet_20_Link"><text:span text:style-name="T11">but I'm going to show you a few of these in action.</text:span></text:a><text:span text:style-name="T12"> </text:span><text:a xlink:type="simple" xlink:href="https://app.pluralsight.com/course-player?clipId=319c8d44-e744-401e-9d36-93d636d513e5&amp;startTime=127.64" office:target-frame-name="psplayer" xlink:show="replace" text:style-name="Internet_20_link" text:visited-style-name="Visited_20_Internet_20_Link"><text:span text:style-name="T11">So if you install this extension,</text:span></text:a><text:span text:style-name="T12"> </text:span><text:a xlink:type="simple" xlink:href="https://app.pluralsight.com/course-player?clipId=319c8d44-e744-401e-9d36-93d636d513e5&amp;startTime=130.04" office:target-frame-name="psplayer" xlink:show="replace" text:style-name="Internet_20_link" text:visited-style-name="Visited_20_Internet_20_Link"><text:span text:style-name="T11">you're going to get some nice options, and let me show you a few of those.</text:span></text:a><text:span text:style-name="T12"> </text:span><text:a xlink:type="simple" xlink:href="https://app.pluralsight.com/course-player?clipId=319c8d44-e744-401e-9d36-93d636d513e5&amp;startTime=133.46" office:target-frame-name="psplayer" xlink:show="replace" text:style-name="Internet_20_link" text:visited-style-name="Visited_20_Internet_20_Link"><text:span text:style-name="T11">First off, I can right‑click on any dockerfile, and towards the</text:span></text:a><text:span text:style-name="T12"> </text:span><text:a xlink:type="simple" xlink:href="https://app.pluralsight.com/course-player?clipId=319c8d44-e744-401e-9d36-93d636d513e5&amp;startTime=138.46" office:target-frame-name="psplayer" xlink:show="replace" text:style-name="Internet_20_link" text:visited-style-name="Visited_20_Internet_20_Link"><text:span text:style-name="T11">bottom you'll notice I can Build Image right to Azure, Azure</text:span></text:a><text:span text:style-name="T12"> </text:span><text:a xlink:type="simple" xlink:href="https://app.pluralsight.com/course-player?clipId=319c8d44-e744-401e-9d36-93d636d513e5&amp;startTime=141.97" office:target-frame-name="psplayer" xlink:show="replace" text:style-name="Internet_20_link" text:visited-style-name="Visited_20_Internet_20_Link"><text:span text:style-name="T11">Container Registry, or I could just say Build Image.</text:span></text:a><text:span text:style-name="T12"> </text:span><text:a xlink:type="simple" xlink:href="https://app.pluralsight.com/course-player?clipId=319c8d44-e744-401e-9d36-93d636d513e5&amp;startTime=145.33" office:target-frame-name="psplayer" xlink:show="replace" text:style-name="Internet_20_link" text:visited-style-name="Visited_20_Internet_20_Link"><text:span text:style-name="T11">Now let me go ahead and do that. Notice it pops up what it thinks I might want.</text:span></text:a><text:span text:style-name="T12"> </text:span><text:a xlink:type="simple" xlink:href="https://app.pluralsight.com/course-player?clipId=319c8d44-e744-401e-9d36-93d636d513e5&amp;startTime=150.58" office:target-frame-name="psplayer" xlink:show="replace" text:style-name="Internet_20_link" text:visited-style-name="Visited_20_Internet_20_Link"><text:span text:style-name="T11">Well, I don't want that.</text:span></text:a><text:span text:style-name="T12"> </text:span><text:a xlink:type="simple" xlink:href="https://app.pluralsight.com/course-player?clipId=319c8d44-e744-401e-9d36-93d636d513e5&amp;startTime=151.76" office:target-frame-name="psplayer" xlink:show="replace" text:style-name="Internet_20_link" text:visited-style-name="Visited_20_Internet_20_Link"><text:span text:style-name="T11">I'm going to do danwhalin/nodeapp,</text:span></text:a><text:span text:style-name="T12"> </text:span><text:a xlink:type="simple" xlink:href="https://app.pluralsight.com/course-player?clipId=319c8d44-e744-401e-9d36-93d636d513e5&amp;startTime=154.54" office:target-frame-name="psplayer" xlink:show="replace" text:style-name="Internet_20_link" text:visited-style-name="Visited_20_Internet_20_Link"><text:span text:style-name="T11">and let's say 2.0, and now I'll hit Enter. Now watch</text:span></text:a><text:span text:style-name="T12"> </text:span><text:a xlink:type="simple" xlink:href="https://app.pluralsight.com/course-player?clipId=319c8d44-e744-401e-9d36-93d636d513e5&amp;startTime=158" office:target-frame-name="psplayer" xlink:show="replace" text:style-name="Internet_20_link" text:visited-style-name="Visited_20_Internet_20_Link"><text:span text:style-name="T11">in the command problem down here.</text:span></text:a><text:span text:style-name="T12"> </text:span><text:a xlink:type="simple" xlink:href="https://app.pluralsight.com/course-player?clipId=319c8d44-e744-401e-9d36-93d636d513e5&amp;startTime=160.94" office:target-frame-name="psplayer" xlink:show="replace" text:style-name="Internet_20_link" text:visited-style-name="Visited_20_Internet_20_Link"><text:span text:style-name="T11">Ah,</text:span></text:a><text:span text:style-name="T12"> </text:span><text:a xlink:type="simple" xlink:href="https://app.pluralsight.com/course-player?clipId=319c8d44-e744-401e-9d36-93d636d513e5&amp;startTime=161.33" office:target-frame-name="psplayer" xlink:show="replace" text:style-name="Internet_20_link" text:visited-style-name="Visited_20_Internet_20_Link"><text:span text:style-name="T11">look at that, it's actually making sure that we're pulling everything</text:span></text:a><text:span text:style-name="T12"> </text:span><text:a xlink:type="simple" xlink:href="https://app.pluralsight.com/course-player?clipId=319c8d44-e744-401e-9d36-93d636d513e5&amp;startTime=164.23" office:target-frame-name="psplayer" xlink:show="replace" text:style-name="Internet_20_link" text:visited-style-name="Visited_20_Internet_20_Link"><text:span text:style-name="T11">we need, and then it's doing a build, and there's our tagging that</text:span></text:a><text:span text:style-name="T12"> </text:span><text:a xlink:type="simple" xlink:href="https://app.pluralsight.com/course-player?clipId=319c8d44-e744-401e-9d36-93d636d513e5&amp;startTime=168.37" office:target-frame-name="psplayer" xlink:show="replace" text:style-name="Internet_20_link" text:visited-style-name="Visited_20_Internet_20_Link"><text:span text:style-name="T11">we've already seen up to this point, it's just doing it for me. Now,</text:span></text:a><text:span text:style-name="T12"> </text:span><text:a xlink:type="simple" xlink:href="https://app.pluralsight.com/course-player?clipId=319c8d44-e744-401e-9d36-93d636d513e5&amp;startTime=172.36" office:target-frame-name="psplayer" xlink:show="replace" text:style-name="Internet_20_link" text:visited-style-name="Visited_20_Internet_20_Link"><text:span text:style-name="T11">we'll let this go ahead and build.</text:span></text:a><text:span text:style-name="T12"> </text:span><text:a xlink:type="simple" xlink:href="https://app.pluralsight.com/course-player?clipId=319c8d44-e744-401e-9d36-93d636d513e5&amp;startTime=174.36" office:target-frame-name="psplayer" xlink:show="replace" text:style-name="Internet_20_link" text:visited-style-name="Visited_20_Internet_20_Link"><text:span text:style-name="T11">It looks like it's all done, so it says Press any key to</text:span></text:a><text:span text:style-name="T12"> </text:span><text:a xlink:type="simple" xlink:href="https://app.pluralsight.com/course-player?clipId=319c8d44-e744-401e-9d36-93d636d513e5&amp;startTime=176.72" office:target-frame-name="psplayer" xlink:show="replace" text:style-name="Internet_20_link" text:visited-style-name="Visited_20_Internet_20_Link"><text:span text:style-name="T11">close. We'll go ahead and do that.</text:span></text:a><text:span text:style-name="T12"> </text:span><text:a xlink:type="simple" xlink:href="https://app.pluralsight.com/course-player?clipId=319c8d44-e744-401e-9d36-93d636d513e5&amp;startTime=178.64" office:target-frame-name="psplayer" xlink:show="replace" text:style-name="Internet_20_link" text:visited-style-name="Visited_20_Internet_20_Link"><text:span text:style-name="T11">Now I can click on the Docker whale,</text:span></text:a><text:span text:style-name="T12"> </text:span><text:a xlink:type="simple" xlink:href="https://app.pluralsight.com/course-player?clipId=319c8d44-e744-401e-9d36-93d636d513e5&amp;startTime=181.74" office:target-frame-name="psplayer" xlink:show="replace" text:style-name="Internet_20_link" text:visited-style-name="Visited_20_Internet_20_Link"><text:span text:style-name="T11">come on up, and we should have 2.0, there we go. So you</text:span></text:a><text:span text:style-name="T12"> </text:span><text:a xlink:type="simple" xlink:href="https://app.pluralsight.com/course-player?clipId=319c8d44-e744-401e-9d36-93d636d513e5&amp;startTime=186.83" office:target-frame-name="psplayer" xlink:show="replace" text:style-name="Internet_20_link" text:visited-style-name="Visited_20_Internet_20_Link"><text:span text:style-name="T11">don't even have to type docker build if you don't want, you</text:span></text:a><text:span text:style-name="T12"> </text:span><text:a xlink:type="simple" xlink:href="https://app.pluralsight.com/course-player?clipId=319c8d44-e744-401e-9d36-93d636d513e5&amp;startTime=190.78" office:target-frame-name="psplayer" xlink:show="replace" text:style-name="Internet_20_link" text:visited-style-name="Visited_20_Internet_20_Link"><text:span text:style-name="T11">can let this do the build for you.</text:span></text:a><text:span text:style-name="T12"> </text:span><text:a xlink:type="simple" xlink:href="https://app.pluralsight.com/course-player?clipId=319c8d44-e744-401e-9d36-93d636d513e5&amp;startTime=192.94" office:target-frame-name="psplayer" xlink:show="replace" text:style-name="Internet_20_link" text:visited-style-name="Visited_20_Internet_20_Link"><text:span text:style-name="T11">I do that actually quite often to be honest. I know the command well,</text:span></text:a><text:span text:style-name="T12"> </text:span><text:a xlink:type="simple" xlink:href="https://app.pluralsight.com/course-player?clipId=319c8d44-e744-401e-9d36-93d636d513e5&amp;startTime=196.81" office:target-frame-name="psplayer" xlink:show="replace" text:style-name="Internet_20_link" text:visited-style-name="Visited_20_Internet_20_Link"><text:span text:style-name="T11">but especially in cases where your file is not just called dockerfile,</text:span></text:a><text:span text:style-name="T12"> </text:span><text:a xlink:type="simple" xlink:href="https://app.pluralsight.com/course-player?clipId=319c8d44-e744-401e-9d36-93d636d513e5&amp;startTime=200.41" office:target-frame-name="psplayer" xlink:show="replace" text:style-name="Internet_20_link" text:visited-style-name="Visited_20_Internet_20_Link"><text:span text:style-name="T11">you know, like mine is node.dockerfile.</text:span></text:a><text:span text:style-name="T12"> </text:span><text:a xlink:type="simple" xlink:href="https://app.pluralsight.com/course-player?clipId=319c8d44-e744-401e-9d36-93d636d513e5&amp;startTime=202.74" office:target-frame-name="psplayer" xlink:show="replace" text:style-name="Internet_20_link" text:visited-style-name="Visited_20_Internet_20_Link"><text:span text:style-name="T11">It's a lot easier to just right‑click and say Build Image,</text:span></text:a><text:span text:style-name="T12"> </text:span><text:a xlink:type="simple" xlink:href="https://app.pluralsight.com/course-player?clipId=319c8d44-e744-401e-9d36-93d636d513e5&amp;startTime=206.01" office:target-frame-name="psplayer" xlink:show="replace" text:style-name="Internet_20_link" text:visited-style-name="Visited_20_Internet_20_Link"><text:span text:style-name="T11">and so I'll often go that route.</text:span></text:a><text:span text:style-name="T12"> </text:span><text:a xlink:type="simple" xlink:href="https://app.pluralsight.com/course-player?clipId=319c8d44-e744-401e-9d36-93d636d513e5&amp;startTime=208.64" office:target-frame-name="psplayer" xlink:show="replace" text:style-name="Internet_20_link" text:visited-style-name="Visited_20_Internet_20_Link"><text:span text:style-name="T11">There's a lot of other things you can do with this,</text:span></text:a><text:span text:style-name="T12"> </text:span><text:a xlink:type="simple" xlink:href="https://app.pluralsight.com/course-player?clipId=319c8d44-e744-401e-9d36-93d636d513e5&amp;startTime=210.83" office:target-frame-name="psplayer" xlink:show="replace" text:style-name="Internet_20_link" text:visited-style-name="Visited_20_Internet_20_Link"><text:span text:style-name="T11">but for our build module, those are the main things you can do.</text:span></text:a><text:span text:style-name="T12"> </text:span><text:a xlink:type="simple" xlink:href="https://app.pluralsight.com/course-player?clipId=319c8d44-e744-401e-9d36-93d636d513e5&amp;startTime=215.36" office:target-frame-name="psplayer" xlink:show="replace" text:style-name="Internet_20_link" text:visited-style-name="Visited_20_Internet_20_Link"><text:span text:style-name="T11">So to give you some syntax highlighting, help you with your image versions,</text:span></text:a><text:span text:style-name="T12"> </text:span><text:a xlink:type="simple" xlink:href="https://app.pluralsight.com/course-player?clipId=319c8d44-e744-401e-9d36-93d636d513e5&amp;startTime=219.61" office:target-frame-name="psplayer" xlink:show="replace" text:style-name="Internet_20_link" text:visited-style-name="Visited_20_Internet_20_Link"><text:span text:style-name="T11">help you with your docker commands as you're typing, plus,</text:span></text:a><text:span text:style-name="T12"> </text:span><text:a xlink:type="simple" xlink:href="https://app.pluralsight.com/course-player?clipId=319c8d44-e744-401e-9d36-93d636d513e5&amp;startTime=223.87" office:target-frame-name="psplayer" xlink:show="replace" text:style-name="Internet_20_link" text:visited-style-name="Visited_20_Internet_20_Link"><text:span text:style-name="T11">you can right‑click on your dockerfiles and go in</text:span></text:a><text:span text:style-name="T12"> </text:span><text:a xlink:type="simple" xlink:href="https://app.pluralsight.com/course-player?clipId=319c8d44-e744-401e-9d36-93d636d513e5&amp;startTime=226.78" office:target-frame-name="psplayer" xlink:show="replace" text:style-name="Internet_20_link" text:visited-style-name="Visited_20_Internet_20_Link"><text:span text:style-name="T11">and do things like Build Image.</text:span></text:a><text:span text:style-name="T12"> </text:span><text:a xlink:type="simple" xlink:href="https://app.pluralsight.com/course-player?clipId=319c8d44-e744-401e-9d36-93d636d513e5&amp;startTime=228.64" office:target-frame-name="psplayer" xlink:show="replace" text:style-name="Internet_20_link" text:visited-style-name="Visited_20_Internet_20_Link"><text:span text:style-name="T11">Very nice.</text:span></text:a><text:span text:style-name="T12"> </text:span><text:a xlink:type="simple" xlink:href="https://app.pluralsight.com/course-player?clipId=319c8d44-e744-401e-9d36-93d636d513e5&amp;startTime=229.45" office:target-frame-name="psplayer" xlink:show="replace" text:style-name="Internet_20_link" text:visited-style-name="Visited_20_Internet_20_Link"><text:span text:style-name="T11">Now, there's a lot more than that, though.</text:span></text:a><text:span text:style-name="T12"> </text:span><text:a xlink:type="simple" xlink:href="https://app.pluralsight.com/course-player?clipId=319c8d44-e744-401e-9d36-93d636d513e5&amp;startTime=231.52" office:target-frame-name="psplayer" xlink:show="replace" text:style-name="Internet_20_link" text:visited-style-name="Visited_20_Internet_20_Link"><text:span text:style-name="T11">I'm going to show you one more, because it segues nicely</text:span></text:a><text:span text:style-name="T12"> </text:span><text:a xlink:type="simple" xlink:href="https://app.pluralsight.com/course-player?clipId=319c8d44-e744-401e-9d36-93d636d513e5&amp;startTime=234.47" office:target-frame-name="psplayer" xlink:show="replace" text:style-name="Internet_20_link" text:visited-style-name="Visited_20_Internet_20_Link"><text:span text:style-name="T11">into what we're going to cover next.</text:span></text:a><text:span text:style-name="T12"> </text:span><text:a xlink:type="simple" xlink:href="https://app.pluralsight.com/course-player?clipId=319c8d44-e744-401e-9d36-93d636d513e5&amp;startTime=236.34" office:target-frame-name="psplayer" xlink:show="replace" text:style-name="Internet_20_link" text:visited-style-name="Visited_20_Internet_20_Link"><text:span text:style-name="T11">If I go back to here,</text:span></text:a><text:span text:style-name="T12"> </text:span><text:a xlink:type="simple" xlink:href="https://app.pluralsight.com/course-player?clipId=319c8d44-e744-401e-9d36-93d636d513e5&amp;startTime=238.24" office:target-frame-name="psplayer" xlink:show="replace" text:style-name="Internet_20_link" text:visited-style-name="Visited_20_Internet_20_Link"><text:span text:style-name="T11">let's say we want to come to the 2.0, I can right‑click and look at that.</text:span></text:a><text:span text:style-name="T12"> </text:span><text:a xlink:type="simple" xlink:href="https://app.pluralsight.com/course-player?clipId=319c8d44-e744-401e-9d36-93d636d513e5&amp;startTime=242.73" office:target-frame-name="psplayer" xlink:show="replace" text:style-name="Internet_20_link" text:visited-style-name="Visited_20_Internet_20_Link"><text:span text:style-name="T11">I can run it, I can tag it even, so if I want to come in and tag</text:span></text:a><text:span text:style-name="T12"> </text:span><text:a xlink:type="simple" xlink:href="https://app.pluralsight.com/course-player?clipId=319c8d44-e744-401e-9d36-93d636d513e5&amp;startTime=247.38" office:target-frame-name="psplayer" xlink:show="replace" text:style-name="Internet_20_link" text:visited-style-name="Visited_20_Internet_20_Link"><text:span text:style-name="T11">this with a different version, 3.0 or something,</text:span></text:a><text:span text:style-name="T12"> </text:span><text:a xlink:type="simple" xlink:href="https://app.pluralsight.com/course-player?clipId=319c8d44-e744-401e-9d36-93d636d513e5&amp;startTime=250.28" office:target-frame-name="psplayer" xlink:show="replace" text:style-name="Internet_20_link" text:visited-style-name="Visited_20_Internet_20_Link"><text:span text:style-name="T11">I could do that very easily.</text:span></text:a><text:span text:style-name="T12"> </text:span><text:a xlink:type="simple" xlink:href="https://app.pluralsight.com/course-player?clipId=319c8d44-e744-401e-9d36-93d636d513e5&amp;startTime=252.44" office:target-frame-name="psplayer" xlink:show="replace" text:style-name="Internet_20_link" text:visited-style-name="Visited_20_Internet_20_Link"><text:span text:style-name="T11">And I can do other things such as inspect it,</text:span></text:a><text:span text:style-name="T12"> </text:span><text:a xlink:type="simple" xlink:href="https://app.pluralsight.com/course-player?clipId=319c8d44-e744-401e-9d36-93d636d513e5&amp;startTime=255.24" office:target-frame-name="psplayer" xlink:show="replace" text:style-name="Internet_20_link" text:visited-style-name="Visited_20_Internet_20_Link"><text:span text:style-name="T11">and this will actually show me a JSON‑type data file of all</text:span></text:a><text:span text:style-name="T12"> </text:span><text:a xlink:type="simple" xlink:href="https://app.pluralsight.com/course-player?clipId=319c8d44-e744-401e-9d36-93d636d513e5&amp;startTime=259.9" office:target-frame-name="psplayer" xlink:show="replace" text:style-name="Internet_20_link" text:visited-style-name="Visited_20_Internet_20_Link"><text:span text:style-name="T11">the information about that particular image.</text:span></text:a><text:span text:style-name="T12"> </text:span><text:a xlink:type="simple" xlink:href="https://app.pluralsight.com/course-player?clipId=319c8d44-e744-401e-9d36-93d636d513e5&amp;startTime=263.44" office:target-frame-name="psplayer" xlink:show="replace" text:style-name="Internet_20_link" text:visited-style-name="Visited_20_Internet_20_Link"><text:span text:style-name="T11">And then I can even push and pull right </text:span></text:a><text:soft-page-break/><text:a xlink:type="simple" xlink:href="https://app.pluralsight.com/course-player?clipId=319c8d44-e744-401e-9d36-93d636d513e5&amp;startTime=263.44" office:target-frame-name="psplayer" xlink:show="replace" text:style-name="Internet_20_link" text:visited-style-name="Visited_20_Internet_20_Link"><text:span text:style-name="T11">here.</text:span></text:a><text:span text:style-name="T12"> </text:span><text:a xlink:type="simple" xlink:href="https://app.pluralsight.com/course-player?clipId=319c8d44-e744-401e-9d36-93d636d513e5&amp;startTime=266.25" office:target-frame-name="psplayer" xlink:show="replace" text:style-name="Internet_20_link" text:visited-style-name="Visited_20_Internet_20_Link"><text:span text:style-name="T11">So we just did a push in the previous section.</text:span></text:a><text:span text:style-name="T12"> </text:span><text:a xlink:type="simple" xlink:href="https://app.pluralsight.com/course-player?clipId=319c8d44-e744-401e-9d36-93d636d513e5&amp;startTime=268.54" office:target-frame-name="psplayer" xlink:show="replace" text:style-name="Internet_20_link" text:visited-style-name="Visited_20_Internet_20_Link"><text:span text:style-name="T11">I could go ahead and do a push now. It gets it ready, there</text:span></text:a><text:span text:style-name="T12"> </text:span><text:a xlink:type="simple" xlink:href="https://app.pluralsight.com/course-player?clipId=319c8d44-e744-401e-9d36-93d636d513e5&amp;startTime=272.86" office:target-frame-name="psplayer" xlink:show="replace" text:style-name="Internet_20_link" text:visited-style-name="Visited_20_Internet_20_Link"><text:span text:style-name="T11">it is, I can hit Enter. And there we go.</text:span></text:a><text:span text:style-name="T12"> </text:span><text:a xlink:type="simple" xlink:href="https://app.pluralsight.com/course-player?clipId=319c8d44-e744-401e-9d36-93d636d513e5&amp;startTime=276.71" office:target-frame-name="psplayer" xlink:show="replace" text:style-name="Internet_20_link" text:visited-style-name="Visited_20_Internet_20_Link"><text:span text:style-name="T11">Now it's pushing up my 2.0 image up to Docker Hub for me</text:span></text:a><text:span text:style-name="T12"> </text:span><text:a xlink:type="simple" xlink:href="https://app.pluralsight.com/course-player?clipId=319c8d44-e744-401e-9d36-93d636d513e5&amp;startTime=281.17" office:target-frame-name="psplayer" xlink:show="replace" text:style-name="Internet_20_link" text:visited-style-name="Visited_20_Internet_20_Link"><text:span text:style-name="T11">and I didn't have to type anything.</text:span></text:a><text:span text:style-name="T12"> </text:span><text:a xlink:type="simple" xlink:href="https://app.pluralsight.com/course-player?clipId=319c8d44-e744-401e-9d36-93d636d513e5&amp;startTime=282.94" office:target-frame-name="psplayer" xlink:show="replace" text:style-name="Internet_20_link" text:visited-style-name="Visited_20_Internet_20_Link"><text:span text:style-name="T11">So that's an introductory look at the VS Code Docker extension.</text:span></text:a><text:span text:style-name="T12"> </text:span><text:a xlink:type="simple" xlink:href="https://app.pluralsight.com/course-player?clipId=319c8d44-e744-401e-9d36-93d636d513e5&amp;startTime=286.54" office:target-frame-name="psplayer" xlink:show="replace" text:style-name="Internet_20_link" text:visited-style-name="Visited_20_Internet_20_Link"><text:span text:style-name="T11">We focused on building images in this particular module, and you've seen that</text:span></text:a><text:span text:style-name="T12"> </text:span><text:a xlink:type="simple" xlink:href="https://app.pluralsight.com/course-player?clipId=319c8d44-e744-401e-9d36-93d636d513e5&amp;startTime=290.5" office:target-frame-name="psplayer" xlink:show="replace" text:style-name="Internet_20_link" text:visited-style-name="Visited_20_Internet_20_Link"><text:span text:style-name="T11">and how to push them, but it can do other things as well. Very nice to know about.</text:span></text:a></text:p>
      <text:h text:style-name="P3" text:outline-level="3"><text:a xlink:type="simple" xlink:href="https://app.pluralsight.com/course-player?clipId=5ddc0b97-bfe6-4037-8e91-27dec2881f04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5ddc0b97-bfe6-4037-8e91-27dec2881f04&amp;startTime=0.94" office:target-frame-name="psplayer" xlink:show="replace" text:style-name="Internet_20_link" text:visited-style-name="Visited_20_Internet_20_Link"><text:span text:style-name="T11">We've focused pretty exclusively on creating a Dockerfile,</text:span></text:a><text:span text:style-name="T12"> </text:span><text:a xlink:type="simple" xlink:href="https://app.pluralsight.com/course-player?clipId=5ddc0b97-bfe6-4037-8e91-27dec2881f04&amp;startTime=4.52" office:target-frame-name="psplayer" xlink:show="replace" text:style-name="Internet_20_link" text:visited-style-name="Visited_20_Internet_20_Link"><text:span text:style-name="T11">building the Dockerfile, and then pushing that image up to</text:span></text:a><text:span text:style-name="T12"> </text:span><text:a xlink:type="simple" xlink:href="https://app.pluralsight.com/course-player?clipId=5ddc0b97-bfe6-4037-8e91-27dec2881f04&amp;startTime=8.87" office:target-frame-name="psplayer" xlink:show="replace" text:style-name="Internet_20_link" text:visited-style-name="Visited_20_Internet_20_Link"><text:span text:style-name="T11">a registry, in this particular module.</text:span></text:a><text:span text:style-name="T12"> </text:span><text:a xlink:type="simple" xlink:href="https://app.pluralsight.com/course-player?clipId=5ddc0b97-bfe6-4037-8e91-27dec2881f04&amp;startTime=11.2" office:target-frame-name="psplayer" xlink:show="replace" text:style-name="Internet_20_link" text:visited-style-name="Visited_20_Internet_20_Link"><text:span text:style-name="T11">I hope that gives you a really good idea about that</text:span></text:a><text:span text:style-name="T12"> </text:span><text:a xlink:type="simple" xlink:href="https://app.pluralsight.com/course-player?clipId=5ddc0b97-bfe6-4037-8e91-27dec2881f04&amp;startTime=13.53" office:target-frame-name="psplayer" xlink:show="replace" text:style-name="Internet_20_link" text:visited-style-name="Visited_20_Internet_20_Link"><text:span text:style-name="T11">process and some of the commands.</text:span></text:a><text:span text:style-name="T12"> </text:span><text:a xlink:type="simple" xlink:href="https://app.pluralsight.com/course-player?clipId=5ddc0b97-bfe6-4037-8e91-27dec2881f04&amp;startTime=15.84" office:target-frame-name="psplayer" xlink:show="replace" text:style-name="Internet_20_link" text:visited-style-name="Visited_20_Internet_20_Link"><text:span text:style-name="T11">As a quick review, we talked about how Dockerfiles provide instructions,</text:span></text:a><text:span text:style-name="T12"> </text:span><text:a xlink:type="simple" xlink:href="https://app.pluralsight.com/course-player?clipId=5ddc0b97-bfe6-4037-8e91-27dec2881f04&amp;startTime=20.16" office:target-frame-name="psplayer" xlink:show="replace" text:style-name="Internet_20_link" text:visited-style-name="Visited_20_Internet_20_Link"><text:span text:style-name="T11">and they describe the layers that ultimately are going to</text:span></text:a><text:span text:style-name="T12"> </text:span><text:a xlink:type="simple" xlink:href="https://app.pluralsight.com/course-player?clipId=5ddc0b97-bfe6-4037-8e91-27dec2881f04&amp;startTime=23.52" office:target-frame-name="psplayer" xlink:show="replace" text:style-name="Internet_20_link" text:visited-style-name="Visited_20_Internet_20_Link"><text:span text:style-name="T11">be part of the image that you create.</text:span></text:a><text:span text:style-name="T12"> </text:span><text:a xlink:type="simple" xlink:href="https://app.pluralsight.com/course-player?clipId=5ddc0b97-bfe6-4037-8e91-27dec2881f04&amp;startTime=26.14" office:target-frame-name="psplayer" xlink:show="replace" text:style-name="Internet_20_link" text:visited-style-name="Visited_20_Internet_20_Link"><text:span text:style-name="T11">They can have simple things like metadata, they could have</text:span></text:a><text:span text:style-name="T12"> </text:span><text:a xlink:type="simple" xlink:href="https://app.pluralsight.com/course-player?clipId=5ddc0b97-bfe6-4037-8e91-27dec2881f04&amp;startTime=29.72" office:target-frame-name="psplayer" xlink:show="replace" text:style-name="Internet_20_link" text:visited-style-name="Visited_20_Internet_20_Link"><text:span text:style-name="T11">tasks that should be run, define ports,</text:span></text:a><text:span text:style-name="T12"> </text:span><text:a xlink:type="simple" xlink:href="https://app.pluralsight.com/course-player?clipId=5ddc0b97-bfe6-4037-8e91-27dec2881f04&amp;startTime=32.16" office:target-frame-name="psplayer" xlink:show="replace" text:style-name="Internet_20_link" text:visited-style-name="Visited_20_Internet_20_Link"><text:span text:style-name="T11">and there's a lot of other instructions that are available.</text:span></text:a><text:span text:style-name="T12"> </text:span><text:a xlink:type="simple" xlink:href="https://app.pluralsight.com/course-player?clipId=5ddc0b97-bfe6-4037-8e91-27dec2881f04&amp;startTime=35.44" office:target-frame-name="psplayer" xlink:show="replace" text:style-name="Internet_20_link" text:visited-style-name="Visited_20_Internet_20_Link"><text:span text:style-name="T11">Once we have a Dockerfile,</text:span></text:a><text:span text:style-name="T12"> </text:span><text:a xlink:type="simple" xlink:href="https://app.pluralsight.com/course-player?clipId=5ddc0b97-bfe6-4037-8e91-27dec2881f04&amp;startTime=36.85" office:target-frame-name="psplayer" xlink:show="replace" text:style-name="Internet_20_link" text:visited-style-name="Visited_20_Internet_20_Link"><text:span text:style-name="T11">we can run the docker build command. That can be used along</text:span></text:a><text:span text:style-name="T12"> </text:span><text:a xlink:type="simple" xlink:href="https://app.pluralsight.com/course-player?clipId=5ddc0b97-bfe6-4037-8e91-27dec2881f04&amp;startTime=40.66" office:target-frame-name="psplayer" xlink:show="replace" text:style-name="Internet_20_link" text:visited-style-name="Visited_20_Internet_20_Link"><text:span text:style-name="T11">with the name of the image, and oftentimes,</text:span></text:a><text:span text:style-name="T12"> </text:span><text:a xlink:type="simple" xlink:href="https://app.pluralsight.com/course-player?clipId=5ddc0b97-bfe6-4037-8e91-27dec2881f04&amp;startTime=43.27" office:target-frame-name="psplayer" xlink:show="replace" text:style-name="Internet_20_link" text:visited-style-name="Visited_20_Internet_20_Link"><text:span text:style-name="T11">in more real‑life scenarios, you'll define your registry name,</text:span></text:a><text:span text:style-name="T12"> </text:span><text:a xlink:type="simple" xlink:href="https://app.pluralsight.com/course-player?clipId=5ddc0b97-bfe6-4037-8e91-27dec2881f04&amp;startTime=46.97" office:target-frame-name="psplayer" xlink:show="replace" text:style-name="Internet_20_link" text:visited-style-name="Visited_20_Internet_20_Link"><text:span text:style-name="T11">whether it's your username, your department,</text:span></text:a><text:span text:style-name="T12"> </text:span><text:a xlink:type="simple" xlink:href="https://app.pluralsight.com/course-player?clipId=5ddc0b97-bfe6-4037-8e91-27dec2881f04&amp;startTime=49.38" office:target-frame-name="psplayer" xlink:show="replace" text:style-name="Internet_20_link" text:visited-style-name="Visited_20_Internet_20_Link"><text:span text:style-name="T11">your company account,</text:span></text:a><text:span text:style-name="T12"> </text:span><text:a xlink:type="simple" xlink:href="https://app.pluralsight.com/course-player?clipId=5ddc0b97-bfe6-4037-8e91-27dec2881f04&amp;startTime=50.41" office:target-frame-name="psplayer" xlink:show="replace" text:style-name="Internet_20_link" text:visited-style-name="Visited_20_Internet_20_Link"><text:span text:style-name="T11">whatever that may be, along with the image and the tag. Tagging, I</text:span></text:a><text:span text:style-name="T12"> </text:span><text:a xlink:type="simple" xlink:href="https://app.pluralsight.com/course-player?clipId=5ddc0b97-bfe6-4037-8e91-27dec2881f04&amp;startTime=55.22" office:target-frame-name="psplayer" xlink:show="replace" text:style-name="Internet_20_link" text:visited-style-name="Visited_20_Internet_20_Link"><text:span text:style-name="T11">mentioned, is a very important aspect of this, because while you could</text:span></text:a><text:span text:style-name="T12"> </text:span><text:a xlink:type="simple" xlink:href="https://app.pluralsight.com/course-player?clipId=5ddc0b97-bfe6-4037-8e91-27dec2881f04&amp;startTime=59.11" office:target-frame-name="psplayer" xlink:show="replace" text:style-name="Internet_20_link" text:visited-style-name="Visited_20_Internet_20_Link"><text:span text:style-name="T11">just make every image you build the latest, latest can get you in</text:span></text:a><text:span text:style-name="T12"> </text:span><text:a xlink:type="simple" xlink:href="https://app.pluralsight.com/course-player?clipId=5ddc0b97-bfe6-4037-8e91-27dec2881f04&amp;startTime=63.19" office:target-frame-name="psplayer" xlink:show="replace" text:style-name="Internet_20_link" text:visited-style-name="Visited_20_Internet_20_Link"><text:span text:style-name="T11">trouble because there might be some new features that your app just</text:span></text:a><text:span text:style-name="T12"> </text:span><text:a xlink:type="simple" xlink:href="https://app.pluralsight.com/course-player?clipId=5ddc0b97-bfe6-4037-8e91-27dec2881f04&amp;startTime=66.6" office:target-frame-name="psplayer" xlink:show="replace" text:style-name="Internet_20_link" text:visited-style-name="Visited_20_Internet_20_Link"><text:span text:style-name="T11">wasn't planning for in that image.</text:span></text:a><text:span text:style-name="T12"> </text:span><text:a xlink:type="simple" xlink:href="https://app.pluralsight.com/course-player?clipId=5ddc0b97-bfe6-4037-8e91-27dec2881f04&amp;startTime=68.94" office:target-frame-name="psplayer" xlink:show="replace" text:style-name="Internet_20_link" text:visited-style-name="Visited_20_Internet_20_Link"><text:span text:style-name="T11">So by always tagging an image with a version,</text:span></text:a><text:span text:style-name="T12"> </text:span><text:a xlink:type="simple" xlink:href="https://app.pluralsight.com/course-player?clipId=5ddc0b97-bfe6-4037-8e91-27dec2881f04&amp;startTime=71.83" office:target-frame-name="psplayer" xlink:show="replace" text:style-name="Internet_20_link" text:visited-style-name="Visited_20_Internet_20_Link"><text:span text:style-name="T11">you'll always know what you're running exactly, and it's a lot safer way to go,</text:span></text:a><text:span text:style-name="T12"> </text:span><text:a xlink:type="simple" xlink:href="https://app.pluralsight.com/course-player?clipId=5ddc0b97-bfe6-4037-8e91-27dec2881f04&amp;startTime=76.96" office:target-frame-name="psplayer" xlink:show="replace" text:style-name="Internet_20_link" text:visited-style-name="Visited_20_Internet_20_Link"><text:span text:style-name="T11">especially when you get a lot of images out there and a lot of</text:span></text:a><text:span text:style-name="T12"> </text:span><text:a xlink:type="simple" xlink:href="https://app.pluralsight.com/course-player?clipId=5ddc0b97-bfe6-4037-8e91-27dec2881f04&amp;startTime=80.5" office:target-frame-name="psplayer" xlink:show="replace" text:style-name="Internet_20_link" text:visited-style-name="Visited_20_Internet_20_Link"><text:span text:style-name="T11">applications and containers out there. When it comes to pushing your</text:span></text:a><text:span text:style-name="T12"> </text:span><text:a xlink:type="simple" xlink:href="https://app.pluralsight.com/course-player?clipId=5ddc0b97-bfe6-4037-8e91-27dec2881f04&amp;startTime=84.58" office:target-frame-name="psplayer" xlink:show="replace" text:style-name="Internet_20_link" text:visited-style-name="Visited_20_Internet_20_Link"><text:span text:style-name="T11">images, Docker Hub provides free storage that you can use,</text:span></text:a><text:span text:style-name="T12"> </text:span><text:a xlink:type="simple" xlink:href="https://app.pluralsight.com/course-player?clipId=5ddc0b97-bfe6-4037-8e91-27dec2881f04&amp;startTime=87.84" office:target-frame-name="psplayer" xlink:show="replace" text:style-name="Internet_20_link" text:visited-style-name="Visited_20_Internet_20_Link"><text:span text:style-name="T11">but there are other registries out there. You might use Azure, AWS,</text:span></text:a><text:span text:style-name="T12"> </text:span><text:a xlink:type="simple" xlink:href="https://app.pluralsight.com/course-player?clipId=5ddc0b97-bfe6-4037-8e91-27dec2881f04&amp;startTime=91.59" office:target-frame-name="psplayer" xlink:show="replace" text:style-name="Internet_20_link" text:visited-style-name="Visited_20_Internet_20_Link"><text:span text:style-name="T11">Google Cloud, your company may even use a product where you</text:span></text:a><text:span text:style-name="T12"> </text:span><text:a xlink:type="simple" xlink:href="https://app.pluralsight.com/course-player?clipId=5ddc0b97-bfe6-4037-8e91-27dec2881f04&amp;startTime=95.48" office:target-frame-name="psplayer" xlink:show="replace" text:style-name="Internet_20_link" text:visited-style-name="Visited_20_Internet_20_Link"><text:span text:style-name="T11">push an image to that particular registry.</text:span></text:a><text:span text:style-name="T12"> </text:span><text:a xlink:type="simple" xlink:href="https://app.pluralsight.com/course-player?clipId=5ddc0b97-bfe6-4037-8e91-27dec2881f04&amp;startTime=98.94" office:target-frame-name="psplayer" xlink:show="replace" text:style-name="Internet_20_link" text:visited-style-name="Visited_20_Internet_20_Link"><text:span text:style-name="T11">And then the VS Code Docker extension really simplifies several</text:span></text:a><text:span text:style-name="T12"> </text:span><text:a xlink:type="simple" xlink:href="https://app.pluralsight.com/course-player?clipId=5ddc0b97-bfe6-4037-8e91-27dec2881f04&amp;startTime=102.28" office:target-frame-name="psplayer" xlink:show="replace" text:style-name="Internet_20_link" text:visited-style-name="Visited_20_Internet_20_Link"><text:span text:style-name="T11">tasks, and although, I mentioned earlier,</text:span></text:a><text:span text:style-name="T12"> </text:span><text:a xlink:type="simple" xlink:href="https://app.pluralsight.com/course-player?clipId=5ddc0b97-bfe6-4037-8e91-27dec2881f04&amp;startTime=104.77" office:target-frame-name="psplayer" xlink:show="replace" text:style-name="Internet_20_link" text:visited-style-name="Visited_20_Internet_20_Link"><text:span text:style-name="T11">I highly recommend you learn the Docker commands first and run them</text:span></text:a><text:span text:style-name="T12"> </text:span><text:a xlink:type="simple" xlink:href="https://app.pluralsight.com/course-player?clipId=5ddc0b97-bfe6-4037-8e91-27dec2881f04&amp;startTime=108.1" office:target-frame-name="psplayer" xlink:show="replace" text:style-name="Internet_20_link" text:visited-style-name="Visited_20_Internet_20_Link"><text:span text:style-name="T11">from the command line, once you know them, as I said,</text:span></text:a><text:span text:style-name="T12"> </text:span><text:a xlink:type="simple" xlink:href="https://app.pluralsight.com/course-player?clipId=5ddc0b97-bfe6-4037-8e91-27dec2881f04&amp;startTime=111.47" office:target-frame-name="psplayer" xlink:show="replace" text:style-name="Internet_20_link" text:visited-style-name="Visited_20_Internet_20_Link"><text:span text:style-name="T11">there's nothing wrong with being productive, in fact,</text:span></text:a><text:span text:style-name="T12"> </text:span><text:a xlink:type="simple" xlink:href="https://app.pluralsight.com/course-player?clipId=5ddc0b97-bfe6-4037-8e91-27dec2881f04&amp;startTime=113.32" office:target-frame-name="psplayer" xlink:show="replace" text:style-name="Internet_20_link" text:visited-style-name="Visited_20_Internet_20_Link"><text:span text:style-name="T11">I'm all for it,</text:span></text:a><text:span text:style-name="T12"> </text:span><text:a xlink:type="simple" xlink:href="https://app.pluralsight.com/course-player?clipId=5ddc0b97-bfe6-4037-8e91-27dec2881f04&amp;startTime=114.16" office:target-frame-name="psplayer" xlink:show="replace" text:style-name="Internet_20_link" text:visited-style-name="Visited_20_Internet_20_Link"><text:span text:style-name="T11">and this can help you be really productive when it comes to building,</text:span></text:a><text:span text:style-name="T12"> </text:span><text:a xlink:type="simple" xlink:href="https://app.pluralsight.com/course-player?clipId=5ddc0b97-bfe6-4037-8e91-27dec2881f04&amp;startTime=117.37" office:target-frame-name="psplayer" xlink:show="replace" text:style-name="Internet_20_link" text:visited-style-name="Visited_20_Internet_20_Link"><text:span text:style-name="T11">tagging, running, pushing,</text:span></text:a><text:span text:style-name="T12"> </text:span><text:a xlink:type="simple" xlink:href="https://app.pluralsight.com/course-player?clipId=5ddc0b97-bfe6-4037-8e91-27dec2881f04&amp;startTime=119.64" office:target-frame-name="psplayer" xlink:show="replace" text:style-name="Internet_20_link" text:visited-style-name="Visited_20_Internet_20_Link"><text:span text:style-name="T11">pulling, all those types of things, so it's nice to know about, and</text:span></text:a><text:span text:style-name="T12"> </text:span><text:a xlink:type="simple" xlink:href="https://app.pluralsight.com/course-player?clipId=5ddc0b97-bfe6-4037-8e91-27dec2881f04&amp;startTime=123.68" office:target-frame-name="psplayer" xlink:show="replace" text:style-name="Internet_20_link" text:visited-style-name="Visited_20_Internet_20_Link"><text:span text:style-name="T11">something that's very easy to get installed in VS Code.</text:span></text:a><text:span text:style-name="T12"> </text:span><text:a xlink:type="simple" xlink:href="https://app.pluralsight.com/course-player?clipId=5ddc0b97-bfe6-4037-8e91-27dec2881f04&amp;startTime=127.34" office:target-frame-name="psplayer" xlink:show="replace" text:style-name="Internet_20_link" text:visited-style-name="Visited_20_Internet_20_Link"><text:span text:style-name="T11">So now that we've talked about Dockerfiles and the build process for images,</text:span></text:a><text:span text:style-name="T12"> </text:span><text:a xlink:type="simple" xlink:href="https://app.pluralsight.com/course-player?clipId=5ddc0b97-bfe6-4037-8e91-27dec2881f04&amp;startTime=131.66" office:target-frame-name="psplayer" xlink:show="replace" text:style-name="Internet_20_link" text:visited-style-name="Visited_20_Internet_20_Link"><text:span text:style-name="T11">it is time to move on to how do we run these images as containers, and that's what we're going to look at in the next module.</text:span></text:a></text:p>
      <text:h text:style-name="P1" text:outline-level="2"><text:a xlink:type="simple" xlink:href="https://app.pluralsight.com/course-player?clipId=88a0a6c1-f503-4ceb-ad63-9135746788b8" office:target-frame-name="psplayer" xlink:show="replace" text:style-name="Internet_20_link" text:visited-style-name="Visited_20_Internet_20_Link"><text:span text:style-name="T11">Run an Application Container</text:span></text:a></text:h>
      <text:h text:style-name="P3" text:outline-level="3"><text:a xlink:type="simple" xlink:href="https://app.pluralsight.com/course-player?clipId=88a0a6c1-f503-4ceb-ad63-9135746788b8" office:target-frame-name="psplayer" xlink:show="replace" text:style-name="Internet_20_link" text:visited-style-name="Visited_20_Internet_20_Link"><text:span text:style-name="T11">Module Overview</text:span></text:a></text:h>
      <text:p text:style-name="P5"><text:a xlink:type="simple" xlink:href="https://app.pluralsight.com/course-player?clipId=88a0a6c1-f503-4ceb-ad63-9135746788b8&amp;startTime=1.14" office:target-frame-name="psplayer" xlink:show="replace" text:style-name="Internet_20_link" text:visited-style-name="Visited_20_Internet_20_Link"><text:span text:style-name="T11">You've seen how to build a custom image,</text:span></text:a><text:span text:style-name="T12"> </text:span><text:a xlink:type="simple" xlink:href="https://app.pluralsight.com/course-player?clipId=88a0a6c1-f503-4ceb-ad63-9135746788b8&amp;startTime=2.74" office:target-frame-name="psplayer" xlink:show="replace" text:style-name="Internet_20_link" text:visited-style-name="Visited_20_Internet_20_Link"><text:span text:style-name="T11">so now it's time to move on and learn how to run that image as a container,</text:span></text:a><text:span text:style-name="T12"> </text:span><text:a xlink:type="simple" xlink:href="https://app.pluralsight.com/course-player?clipId=88a0a6c1-f503-4ceb-ad63-9135746788b8&amp;startTime=7.57" office:target-frame-name="psplayer" xlink:show="replace" text:style-name="Internet_20_link" text:visited-style-name="Visited_20_Internet_20_Link"><text:span text:style-name="T11">really anywhere you'd like to run it. It could be on your machine,</text:span></text:a><text:span text:style-name="T12"> </text:span><text:a xlink:type="simple" xlink:href="https://app.pluralsight.com/course-player?clipId=88a0a6c1-f503-4ceb-ad63-9135746788b8&amp;startTime=10.95" office:target-frame-name="psplayer" xlink:show="replace" text:style-name="Internet_20_link" text:visited-style-name="Visited_20_Internet_20_Link"><text:span text:style-name="T11">could be on a server at work, could be up in the cloud.</text:span></text:a><text:span text:style-name="T12"> </text:span><text:a xlink:type="simple" xlink:href="https://app.pluralsight.com/course-player?clipId=88a0a6c1-f503-4ceb-ad63-9135746788b8&amp;startTime=14.11" office:target-frame-name="psplayer" xlink:show="replace" text:style-name="Internet_20_link" text:visited-style-name="Visited_20_Internet_20_Link"><text:span text:style-name="T11">So let's take a look at how we can get started here</text:span></text:a><text:span text:style-name="T12"> </text:span><text:a xlink:type="simple" xlink:href="https://app.pluralsight.com/course-player?clipId=88a0a6c1-f503-4ceb-ad63-9135746788b8&amp;startTime=16.39" office:target-frame-name="psplayer" xlink:show="replace" text:style-name="Internet_20_link" text:visited-style-name="Visited_20_Internet_20_Link"><text:span text:style-name="T11">and what we're going to cover.</text:span></text:a><text:span text:style-name="T12"> </text:span><text:a xlink:type="simple" xlink:href="https://app.pluralsight.com/course-player?clipId=88a0a6c1-f503-4ceb-ad63-9135746788b8&amp;startTime=18.14" office:target-frame-name="psplayer" xlink:show="replace" text:style-name="Internet_20_link" text:visited-style-name="Visited_20_Internet_20_Link"><text:span text:style-name="T11">First,</text:span></text:a><text:span text:style-name="T12"> </text:span><text:a xlink:type="simple" xlink:href="https://app.pluralsight.com/course-player?clipId=88a0a6c1-f503-4ceb-ad63-9135746788b8&amp;startTime=18.51" office:target-frame-name="psplayer" xlink:show="replace" text:style-name="Internet_20_link" text:visited-style-name="Visited_20_Internet_20_Link"><text:span text:style-name="T11">we're going to review how we can use docker pull to</text:span></text:a><text:span text:style-name="T12"> </text:span><text:a xlink:type="simple" xlink:href="https://app.pluralsight.com/course-player?clipId=88a0a6c1-f503-4ceb-ad63-9135746788b8&amp;startTime=21" office:target-frame-name="psplayer" xlink:show="replace" text:style-name="Internet_20_link" text:visited-style-name="Visited_20_Internet_20_Link"><text:span text:style-name="T11">retrieve a custom image from a registry.</text:span></text:a><text:span text:style-name="T12"> </text:span><text:a xlink:type="simple" xlink:href="https://app.pluralsight.com/course-player?clipId=88a0a6c1-f503-4ceb-ad63-9135746788b8&amp;startTime=23.34" office:target-frame-name="psplayer" xlink:show="replace" text:style-name="Internet_20_link" text:visited-style-name="Visited_20_Internet_20_Link"><text:span text:style-name="T11">If you recall in the previous </text:span></text:a><text:soft-page-break/><text:a xlink:type="simple" xlink:href="https://app.pluralsight.com/course-player?clipId=88a0a6c1-f503-4ceb-ad63-9135746788b8&amp;startTime=23.34" office:target-frame-name="psplayer" xlink:show="replace" text:style-name="Internet_20_link" text:visited-style-name="Visited_20_Internet_20_Link"><text:span text:style-name="T11">module,</text:span></text:a><text:span text:style-name="T12"> </text:span><text:a xlink:type="simple" xlink:href="https://app.pluralsight.com/course-player?clipId=88a0a6c1-f503-4ceb-ad63-9135746788b8&amp;startTime=25.65" office:target-frame-name="psplayer" xlink:show="replace" text:style-name="Internet_20_link" text:visited-style-name="Visited_20_Internet_20_Link"><text:span text:style-name="T11">we looked at building a custom image and then pushing that up to a registry.</text:span></text:a><text:span text:style-name="T12"> </text:span><text:a xlink:type="simple" xlink:href="https://app.pluralsight.com/course-player?clipId=88a0a6c1-f503-4ceb-ad63-9135746788b8&amp;startTime=30.64" office:target-frame-name="psplayer" xlink:show="replace" text:style-name="Internet_20_link" text:visited-style-name="Visited_20_Internet_20_Link"><text:span text:style-name="T11">So we're going to pull one down, make sure we have it on our machine.</text:span></text:a><text:span text:style-name="T12"> </text:span><text:a xlink:type="simple" xlink:href="https://app.pluralsight.com/course-player?clipId=88a0a6c1-f503-4ceb-ad63-9135746788b8&amp;startTime=34.74" office:target-frame-name="psplayer" xlink:show="replace" text:style-name="Internet_20_link" text:visited-style-name="Visited_20_Internet_20_Link"><text:span text:style-name="T11">From there,</text:span></text:a><text:span text:style-name="T12"> </text:span><text:a xlink:type="simple" xlink:href="https://app.pluralsight.com/course-player?clipId=88a0a6c1-f503-4ceb-ad63-9135746788b8&amp;startTime=35.22" office:target-frame-name="psplayer" xlink:show="replace" text:style-name="Internet_20_link" text:visited-style-name="Visited_20_Internet_20_Link"><text:span text:style-name="T11">we're going to talk about the docker run command and how you</text:span></text:a><text:span text:style-name="T12"> </text:span><text:a xlink:type="simple" xlink:href="https://app.pluralsight.com/course-player?clipId=88a0a6c1-f503-4ceb-ad63-9135746788b8&amp;startTime=38.24" office:target-frame-name="psplayer" xlink:show="replace" text:style-name="Internet_20_link" text:visited-style-name="Visited_20_Internet_20_Link"><text:span text:style-name="T11">can use it to get a running container going.</text:span></text:a><text:span text:style-name="T12"> </text:span><text:a xlink:type="simple" xlink:href="https://app.pluralsight.com/course-player?clipId=88a0a6c1-f503-4ceb-ad63-9135746788b8&amp;startTime=41.54" office:target-frame-name="psplayer" xlink:show="replace" text:style-name="Internet_20_link" text:visited-style-name="Visited_20_Internet_20_Link"><text:span text:style-name="T11">Very important, obviously, because that's really what this is all about.</text:span></text:a><text:span text:style-name="T12"> </text:span><text:a xlink:type="simple" xlink:href="https://app.pluralsight.com/course-player?clipId=88a0a6c1-f503-4ceb-ad63-9135746788b8&amp;startTime=45.84" office:target-frame-name="psplayer" xlink:show="replace" text:style-name="Internet_20_link" text:visited-style-name="Visited_20_Internet_20_Link"><text:span text:style-name="T11">So we'll talk about different command line switches you can use there,</text:span></text:a><text:span text:style-name="T12"> </text:span><text:a xlink:type="simple" xlink:href="https://app.pluralsight.com/course-player?clipId=88a0a6c1-f503-4ceb-ad63-9135746788b8&amp;startTime=49.06" office:target-frame-name="psplayer" xlink:show="replace" text:style-name="Internet_20_link" text:visited-style-name="Visited_20_Internet_20_Link"><text:span text:style-name="T11">and we're going to talk about once a container is</text:span></text:a><text:span text:style-name="T12"> </text:span><text:a xlink:type="simple" xlink:href="https://app.pluralsight.com/course-player?clipId=88a0a6c1-f503-4ceb-ad63-9135746788b8&amp;startTime=51.25" office:target-frame-name="psplayer" xlink:show="replace" text:style-name="Internet_20_link" text:visited-style-name="Visited_20_Internet_20_Link"><text:span text:style-name="T11">running or even if it's stopped,</text:span></text:a><text:span text:style-name="T12"> </text:span><text:a xlink:type="simple" xlink:href="https://app.pluralsight.com/course-player?clipId=88a0a6c1-f503-4ceb-ad63-9135746788b8&amp;startTime=53.47" office:target-frame-name="psplayer" xlink:show="replace" text:style-name="Internet_20_link" text:visited-style-name="Visited_20_Internet_20_Link"><text:span text:style-name="T11">how can you access log information about that container?</text:span></text:a><text:span text:style-name="T12"> </text:span><text:a xlink:type="simple" xlink:href="https://app.pluralsight.com/course-player?clipId=88a0a6c1-f503-4ceb-ad63-9135746788b8&amp;startTime=58.44" office:target-frame-name="psplayer" xlink:show="replace" text:style-name="Internet_20_link" text:visited-style-name="Visited_20_Internet_20_Link"><text:span text:style-name="T11">Every now and then a container may crash,</text:span></text:a><text:span text:style-name="T12"> </text:span><text:a xlink:type="simple" xlink:href="https://app.pluralsight.com/course-player?clipId=88a0a6c1-f503-4ceb-ad63-9135746788b8&amp;startTime=60.56" office:target-frame-name="psplayer" xlink:show="replace" text:style-name="Internet_20_link" text:visited-style-name="Visited_20_Internet_20_Link"><text:span text:style-name="T11">or maybe it's running and you just want to see the</text:span></text:a><text:span text:style-name="T12"> </text:span><text:a xlink:type="simple" xlink:href="https://app.pluralsight.com/course-player?clipId=88a0a6c1-f503-4ceb-ad63-9135746788b8&amp;startTime=63.04" office:target-frame-name="psplayer" xlink:show="replace" text:style-name="Internet_20_link" text:visited-style-name="Visited_20_Internet_20_Link"><text:span text:style-name="T11">status of something in the logs.</text:span></text:a><text:span text:style-name="T12"> </text:span><text:a xlink:type="simple" xlink:href="https://app.pluralsight.com/course-player?clipId=88a0a6c1-f503-4ceb-ad63-9135746788b8&amp;startTime=65.13" office:target-frame-name="psplayer" xlink:show="replace" text:style-name="Internet_20_link" text:visited-style-name="Visited_20_Internet_20_Link"><text:span text:style-name="T11">There's a command we can use called docker logs that will let us do that,</text:span></text:a><text:span text:style-name="T12"> </text:span><text:a xlink:type="simple" xlink:href="https://app.pluralsight.com/course-player?clipId=88a0a6c1-f503-4ceb-ad63-9135746788b8&amp;startTime=68.81" office:target-frame-name="psplayer" xlink:show="replace" text:style-name="Internet_20_link" text:visited-style-name="Visited_20_Internet_20_Link"><text:span text:style-name="T11">and I'll explain how that works.</text:span></text:a><text:span text:style-name="T12"> </text:span><text:a xlink:type="simple" xlink:href="https://app.pluralsight.com/course-player?clipId=88a0a6c1-f503-4ceb-ad63-9135746788b8&amp;startTime=71.0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88a0a6c1-f503-4ceb-ad63-9135746788b8&amp;startTime=71.77" office:target-frame-name="psplayer" xlink:show="replace" text:style-name="Internet_20_link" text:visited-style-name="Visited_20_Internet_20_Link"><text:span text:style-name="T11">we're going to look at how we can store data more</text:span></text:a><text:span text:style-name="T12"> </text:span><text:a xlink:type="simple" xlink:href="https://app.pluralsight.com/course-player?clipId=88a0a6c1-f503-4ceb-ad63-9135746788b8&amp;startTime=73.38" office:target-frame-name="psplayer" xlink:show="replace" text:style-name="Internet_20_link" text:visited-style-name="Visited_20_Internet_20_Link"><text:span text:style-name="T11">persistently using something called volumes.</text:span></text:a><text:span text:style-name="T12"> </text:span><text:a xlink:type="simple" xlink:href="https://app.pluralsight.com/course-player?clipId=88a0a6c1-f503-4ceb-ad63-9135746788b8&amp;startTime=76.54" office:target-frame-name="psplayer" xlink:show="replace" text:style-name="Internet_20_link" text:visited-style-name="Visited_20_Internet_20_Link"><text:span text:style-name="T11">Normally, when a container writes data to a file,</text:span></text:a><text:span text:style-name="T12"> </text:span><text:a xlink:type="simple" xlink:href="https://app.pluralsight.com/course-player?clipId=88a0a6c1-f503-4ceb-ad63-9135746788b8&amp;startTime=79.09" office:target-frame-name="psplayer" xlink:show="replace" text:style-name="Internet_20_link" text:visited-style-name="Visited_20_Internet_20_Link"><text:span text:style-name="T11">it stores that in the container.</text:span></text:a><text:span text:style-name="T12"> </text:span><text:a xlink:type="simple" xlink:href="https://app.pluralsight.com/course-player?clipId=88a0a6c1-f503-4ceb-ad63-9135746788b8&amp;startTime=80.77" office:target-frame-name="psplayer" xlink:show="replace" text:style-name="Internet_20_link" text:visited-style-name="Visited_20_Internet_20_Link"><text:span text:style-name="T11">But what if the container goes down or is just deleted, removed?</text:span></text:a><text:span text:style-name="T12"> </text:span><text:a xlink:type="simple" xlink:href="https://app.pluralsight.com/course-player?clipId=88a0a6c1-f503-4ceb-ad63-9135746788b8&amp;startTime=84.65" office:target-frame-name="psplayer" xlink:show="replace" text:style-name="Internet_20_link" text:visited-style-name="Visited_20_Internet_20_Link"><text:span text:style-name="T11">That would be a problem.</text:span></text:a><text:span text:style-name="T12"> </text:span><text:a xlink:type="simple" xlink:href="https://app.pluralsight.com/course-player?clipId=88a0a6c1-f503-4ceb-ad63-9135746788b8&amp;startTime=85.62" office:target-frame-name="psplayer" xlink:show="replace" text:style-name="Internet_20_link" text:visited-style-name="Visited_20_Internet_20_Link"><text:span text:style-name="T11">So we're going to look at how we can store data outside of a</text:span></text:a><text:span text:style-name="T12"> </text:span><text:a xlink:type="simple" xlink:href="https://app.pluralsight.com/course-player?clipId=88a0a6c1-f503-4ceb-ad63-9135746788b8&amp;startTime=87.98" office:target-frame-name="psplayer" xlink:show="replace" text:style-name="Internet_20_link" text:visited-style-name="Visited_20_Internet_20_Link"><text:span text:style-name="T11">container while that container is running,</text:span></text:a><text:span text:style-name="T12"> </text:span><text:a xlink:type="simple" xlink:href="https://app.pluralsight.com/course-player?clipId=88a0a6c1-f503-4ceb-ad63-9135746788b8&amp;startTime=90.69" office:target-frame-name="psplayer" xlink:show="replace" text:style-name="Internet_20_link" text:visited-style-name="Visited_20_Internet_20_Link"><text:span text:style-name="T11">but yet still be able to access that data in the</text:span></text:a><text:span text:style-name="T12"> </text:span><text:a xlink:type="simple" xlink:href="https://app.pluralsight.com/course-player?clipId=88a0a6c1-f503-4ceb-ad63-9135746788b8&amp;startTime=93.72" office:target-frame-name="psplayer" xlink:show="replace" text:style-name="Internet_20_link" text:visited-style-name="Visited_20_Internet_20_Link"><text:span text:style-name="T11">container while it's up and running as well.</text:span></text:a><text:span text:style-name="T12"> </text:span><text:a xlink:type="simple" xlink:href="https://app.pluralsight.com/course-player?clipId=88a0a6c1-f503-4ceb-ad63-9135746788b8&amp;startTime=96.24" office:target-frame-name="psplayer" xlink:show="replace" text:style-name="Internet_20_link" text:visited-style-name="Visited_20_Internet_20_Link"><text:span text:style-name="T11">Let's go ahead and jump in to a look at how we can get started running an application container.</text:span></text:a></text:p>
      <text:h text:style-name="P3" text:outline-level="3"><text:a xlink:type="simple" xlink:href="https://app.pluralsight.com/course-player?clipId=32a15ad0-1f8a-416a-9c1a-14d187b7e0b4" office:target-frame-name="psplayer" xlink:show="replace" text:style-name="Internet_20_link" text:visited-style-name="Visited_20_Internet_20_Link"><text:span text:style-name="T11">Run an Application Container</text:span></text:a></text:h>
      <text:p text:style-name="P5"><text:a xlink:type="simple" xlink:href="https://app.pluralsight.com/course-player?clipId=32a15ad0-1f8a-416a-9c1a-14d187b7e0b4&amp;startTime=1.04" office:target-frame-name="psplayer" xlink:show="replace" text:style-name="Internet_20_link" text:visited-style-name="Visited_20_Internet_20_Link"><text:span text:style-name="T11">Once you have an image on your machine,</text:span></text:a><text:span text:style-name="T12"> </text:span><text:a xlink:type="simple" xlink:href="https://app.pluralsight.com/course-player?clipId=32a15ad0-1f8a-416a-9c1a-14d187b7e0b4&amp;startTime=2.83" office:target-frame-name="psplayer" xlink:show="replace" text:style-name="Internet_20_link" text:visited-style-name="Visited_20_Internet_20_Link"><text:span text:style-name="T11">you can use a docker run command to get that running as a container.</text:span></text:a><text:span text:style-name="T12"> </text:span><text:a xlink:type="simple" xlink:href="https://app.pluralsight.com/course-player?clipId=32a15ad0-1f8a-416a-9c1a-14d187b7e0b4&amp;startTime=6.84" office:target-frame-name="psplayer" xlink:show="replace" text:style-name="Internet_20_link" text:visited-style-name="Visited_20_Internet_20_Link"><text:span text:style-name="T11">So what we're going to do is review how to get an image</text:span></text:a><text:span text:style-name="T12"> </text:span><text:a xlink:type="simple" xlink:href="https://app.pluralsight.com/course-player?clipId=32a15ad0-1f8a-416a-9c1a-14d187b7e0b4&amp;startTime=9.05" office:target-frame-name="psplayer" xlink:show="replace" text:style-name="Internet_20_link" text:visited-style-name="Visited_20_Internet_20_Link"><text:span text:style-name="T11">and what an image is composed of, and then we'll look at that command in action.</text:span></text:a><text:span text:style-name="T12"> </text:span><text:a xlink:type="simple" xlink:href="https://app.pluralsight.com/course-player?clipId=32a15ad0-1f8a-416a-9c1a-14d187b7e0b4&amp;startTime=13.94" office:target-frame-name="psplayer" xlink:show="replace" text:style-name="Internet_20_link" text:visited-style-name="Visited_20_Internet_20_Link"><text:span text:style-name="T11">So earlier I mentioned that images are really like a layered cake.</text:span></text:a><text:span text:style-name="T12"> </text:span><text:a xlink:type="simple" xlink:href="https://app.pluralsight.com/course-player?clipId=32a15ad0-1f8a-416a-9c1a-14d187b7e0b4&amp;startTime=18.02" office:target-frame-name="psplayer" xlink:show="replace" text:style-name="Internet_20_link" text:visited-style-name="Visited_20_Internet_20_Link"><text:span text:style-name="T11">They're a layered file system, and each layer has a different instruction.</text:span></text:a><text:span text:style-name="T12"> </text:span><text:a xlink:type="simple" xlink:href="https://app.pluralsight.com/course-player?clipId=32a15ad0-1f8a-416a-9c1a-14d187b7e0b4&amp;startTime=22.88" office:target-frame-name="psplayer" xlink:show="replace" text:style-name="Internet_20_link" text:visited-style-name="Visited_20_Internet_20_Link"><text:span text:style-name="T11">It could be your code, could be an environment variable,</text:span></text:a><text:span text:style-name="T12"> </text:span><text:a xlink:type="simple" xlink:href="https://app.pluralsight.com/course-player?clipId=32a15ad0-1f8a-416a-9c1a-14d187b7e0b4&amp;startTime=26.15" office:target-frame-name="psplayer" xlink:show="replace" text:style-name="Internet_20_link" text:visited-style-name="Visited_20_Internet_20_Link"><text:span text:style-name="T11">it could be the base image that you're running,</text:span></text:a><text:span text:style-name="T12"> </text:span><text:a xlink:type="simple" xlink:href="https://app.pluralsight.com/course-player?clipId=32a15ad0-1f8a-416a-9c1a-14d187b7e0b4&amp;startTime=28.55" office:target-frame-name="psplayer" xlink:show="replace" text:style-name="Internet_20_link" text:visited-style-name="Visited_20_Internet_20_Link"><text:span text:style-name="T11">like a server, or whatever it may be.</text:span></text:a><text:span text:style-name="T12"> </text:span><text:a xlink:type="simple" xlink:href="https://app.pluralsight.com/course-player?clipId=32a15ad0-1f8a-416a-9c1a-14d187b7e0b4&amp;startTime=31.64" office:target-frame-name="psplayer" xlink:show="replace" text:style-name="Internet_20_link" text:visited-style-name="Visited_20_Internet_20_Link"><text:span text:style-name="T11">Now each layer then builds on top of each other,</text:span></text:a><text:span text:style-name="T12"> </text:span><text:a xlink:type="simple" xlink:href="https://app.pluralsight.com/course-player?clipId=32a15ad0-1f8a-416a-9c1a-14d187b7e0b4&amp;startTime=34.8" office:target-frame-name="psplayer" xlink:show="replace" text:style-name="Internet_20_link" text:visited-style-name="Visited_20_Internet_20_Link"><text:span text:style-name="T11">and it actually gets an ID. Looks like this.</text:span></text:a><text:span text:style-name="T12"> </text:span><text:a xlink:type="simple" xlink:href="https://app.pluralsight.com/course-player?clipId=32a15ad0-1f8a-416a-9c1a-14d187b7e0b4&amp;startTime=38.04" office:target-frame-name="psplayer" xlink:show="replace" text:style-name="Internet_20_link" text:visited-style-name="Visited_20_Internet_20_Link"><text:span text:style-name="T11">So if we had an image that runs on Ubuntu,</text:span></text:a><text:span text:style-name="T12"> </text:span><text:a xlink:type="simple" xlink:href="https://app.pluralsight.com/course-player?clipId=32a15ad0-1f8a-416a-9c1a-14d187b7e0b4&amp;startTime=40.69" office:target-frame-name="psplayer" xlink:show="replace" text:style-name="Internet_20_link" text:visited-style-name="Visited_20_Internet_20_Link"><text:span text:style-name="T11">that image then would have different layers to it.</text:span></text:a><text:span text:style-name="T12"> </text:span><text:a xlink:type="simple" xlink:href="https://app.pluralsight.com/course-player?clipId=32a15ad0-1f8a-416a-9c1a-14d187b7e0b4&amp;startTime=44.94" office:target-frame-name="psplayer" xlink:show="replace" text:style-name="Internet_20_link" text:visited-style-name="Visited_20_Internet_20_Link"><text:span text:style-name="T11">So each layer gets assigned an ID, as I mentioned,</text:span></text:a><text:span text:style-name="T12"> </text:span><text:a xlink:type="simple" xlink:href="https://app.pluralsight.com/course-player?clipId=32a15ad0-1f8a-416a-9c1a-14d187b7e0b4&amp;startTime=48.54" office:target-frame-name="psplayer" xlink:show="replace" text:style-name="Internet_20_link" text:visited-style-name="Visited_20_Internet_20_Link"><text:span text:style-name="T11">but these are all read‑only layers.</text:span></text:a><text:span text:style-name="T12"> </text:span><text:a xlink:type="simple" xlink:href="https://app.pluralsight.com/course-player?clipId=32a15ad0-1f8a-416a-9c1a-14d187b7e0b4&amp;startTime=51.44" office:target-frame-name="psplayer" xlink:show="replace" text:style-name="Internet_20_link" text:visited-style-name="Visited_20_Internet_20_Link"><text:span text:style-name="T11">Once you put these layers in place, they're fixed,</text:span></text:a><text:span text:style-name="T12"> </text:span><text:a xlink:type="simple" xlink:href="https://app.pluralsight.com/course-player?clipId=32a15ad0-1f8a-416a-9c1a-14d187b7e0b4&amp;startTime=53.98" office:target-frame-name="psplayer" xlink:show="replace" text:style-name="Internet_20_link" text:visited-style-name="Visited_20_Internet_20_Link"><text:span text:style-name="T11">they're immutable,</text:span></text:a><text:span text:style-name="T12"> </text:span><text:a xlink:type="simple" xlink:href="https://app.pluralsight.com/course-player?clipId=32a15ad0-1f8a-416a-9c1a-14d187b7e0b4&amp;startTime=54.91" office:target-frame-name="psplayer" xlink:show="replace" text:style-name="Internet_20_link" text:visited-style-name="Visited_20_Internet_20_Link"><text:span text:style-name="T11">and if you want to make a new image, then you build a</text:span></text:a><text:span text:style-name="T12"> </text:span><text:a xlink:type="simple" xlink:href="https://app.pluralsight.com/course-player?clipId=32a15ad0-1f8a-416a-9c1a-14d187b7e0b4&amp;startTime=57.89" office:target-frame-name="psplayer" xlink:show="replace" text:style-name="Internet_20_link" text:visited-style-name="Visited_20_Internet_20_Link"><text:span text:style-name="T11">new image and you tag it differently, as we talked about earlier.</text:span></text:a><text:span text:style-name="T12"> </text:span><text:a xlink:type="simple" xlink:href="https://app.pluralsight.com/course-player?clipId=32a15ad0-1f8a-416a-9c1a-14d187b7e0b4&amp;startTime=61.24" office:target-frame-name="psplayer" xlink:show="replace" text:style-name="Internet_20_link" text:visited-style-name="Visited_20_Internet_20_Link"><text:span text:style-name="T11">So where does a container fit into this?</text:span></text:a><text:span text:style-name="T12"> </text:span><text:a xlink:type="simple" xlink:href="https://app.pluralsight.com/course-player?clipId=32a15ad0-1f8a-416a-9c1a-14d187b7e0b4&amp;startTime=64.24" office:target-frame-name="psplayer" xlink:show="replace" text:style-name="Internet_20_link" text:visited-style-name="Visited_20_Internet_20_Link"><text:span text:style-name="T11">When you do docker run,</text:span></text:a><text:span text:style-name="T12"> </text:span><text:a xlink:type="simple" xlink:href="https://app.pluralsight.com/course-player?clipId=32a15ad0-1f8a-416a-9c1a-14d187b7e0b4&amp;startTime=65.98" office:target-frame-name="psplayer" xlink:show="replace" text:style-name="Internet_20_link" text:visited-style-name="Visited_20_Internet_20_Link"><text:span text:style-name="T11">how does it take that image and make it into a container magically?</text:span></text:a><text:span text:style-name="T12"> </text:span><text:a xlink:type="simple" xlink:href="https://app.pluralsight.com/course-player?clipId=32a15ad0-1f8a-416a-9c1a-14d187b7e0b4&amp;startTime=70.24" office:target-frame-name="psplayer" xlink:show="replace" text:style-name="Internet_20_link" text:visited-style-name="Visited_20_Internet_20_Link"><text:span text:style-name="T11">Well, the answer is, if you think of this as the base of the cake,</text:span></text:a><text:span text:style-name="T12"> </text:span><text:a xlink:type="simple" xlink:href="https://app.pluralsight.com/course-player?clipId=32a15ad0-1f8a-416a-9c1a-14d187b7e0b4&amp;startTime=73.2" office:target-frame-name="psplayer" xlink:show="replace" text:style-name="Internet_20_link" text:visited-style-name="Visited_20_Internet_20_Link"><text:span text:style-name="T11">we need some frosting on top.</text:span></text:a><text:span text:style-name="T12"> </text:span><text:a xlink:type="simple" xlink:href="https://app.pluralsight.com/course-player?clipId=32a15ad0-1f8a-416a-9c1a-14d187b7e0b4&amp;startTime=75.44" office:target-frame-name="psplayer" xlink:show="replace" text:style-name="Internet_20_link" text:visited-style-name="Visited_20_Internet_20_Link"><text:span text:style-name="T11">From a container standpoint, the frosting, if you will,</text:span></text:a><text:span text:style-name="T12"> </text:span><text:a xlink:type="simple" xlink:href="https://app.pluralsight.com/course-player?clipId=32a15ad0-1f8a-416a-9c1a-14d187b7e0b4&amp;startTime=78.84" office:target-frame-name="psplayer" xlink:show="replace" text:style-name="Internet_20_link" text:visited-style-name="Visited_20_Internet_20_Link"><text:span text:style-name="T11">is this then readable/writable layer.</text:span></text:a><text:span text:style-name="T12"> </text:span><text:a xlink:type="simple" xlink:href="https://app.pluralsight.com/course-player?clipId=32a15ad0-1f8a-416a-9c1a-14d187b7e0b4&amp;startTime=81.84" office:target-frame-name="psplayer" xlink:show="replace" text:style-name="Internet_20_link" text:visited-style-name="Visited_20_Internet_20_Link"><text:span text:style-name="T11">So really a container, it is the instructions and the layers of the image,</text:span></text:a><text:span text:style-name="T12"> </text:span><text:a xlink:type="simple" xlink:href="https://app.pluralsight.com/course-player?clipId=32a15ad0-1f8a-416a-9c1a-14d187b7e0b4&amp;startTime=86.71" office:target-frame-name="psplayer" xlink:show="replace" text:style-name="Internet_20_link" text:visited-style-name="Visited_20_Internet_20_Link"><text:span text:style-name="T11">but then it adds this extra readable/writable layer on top.</text:span></text:a><text:span text:style-name="T12"> </text:span><text:a xlink:type="simple" xlink:href="https://app.pluralsight.com/course-player?clipId=32a15ad0-1f8a-416a-9c1a-14d187b7e0b4&amp;startTime=91.74" office:target-frame-name="psplayer" xlink:show="replace" text:style-name="Internet_20_link" text:visited-style-name="Visited_20_Internet_20_Link"><text:span text:style-name="T11">Now the good news is you don't even have to know that,</text:span></text:a><text:span text:style-name="T12"> </text:span><text:a xlink:type="simple" xlink:href="https://app.pluralsight.com/course-player?clipId=32a15ad0-1f8a-416a-9c1a-14d187b7e0b4&amp;startTime=94.2" office:target-frame-name="psplayer" xlink:show="replace" text:style-name="Internet_20_link" text:visited-style-name="Visited_20_Internet_20_Link"><text:span text:style-name="T11">you just have to know the commands,</text:span></text:a><text:span text:style-name="T12"> </text:span><text:a xlink:type="simple" xlink:href="https://app.pluralsight.com/course-player?clipId=32a15ad0-1f8a-416a-9c1a-14d187b7e0b4&amp;startTime=95.67" office:target-frame-name="psplayer" xlink:show="replace" text:style-name="Internet_20_link" text:visited-style-name="Visited_20_Internet_20_Link"><text:span text:style-name="T11">but this is what's really going on behind the scenes when you run a container.</text:span></text:a><text:span text:style-name="T12"> </text:span><text:a xlink:type="simple" xlink:href="https://app.pluralsight.com/course-player?clipId=32a15ad0-1f8a-416a-9c1a-14d187b7e0b4&amp;startTime=100.64" office:target-frame-name="psplayer" xlink:show="replace" text:style-name="Internet_20_link" text:visited-style-name="Visited_20_Internet_20_Link"><text:span text:style-name="T11">So the first thing we'd have to do to run a container is, of course, pull it.</text:span></text:a><text:span text:style-name="T12"> </text:span><text:a xlink:type="simple" xlink:href="https://app.pluralsight.com/course-player?clipId=32a15ad0-1f8a-416a-9c1a-14d187b7e0b4&amp;startTime=104.07" office:target-frame-name="psplayer" xlink:show="replace" text:style-name="Internet_20_link" text:visited-style-name="Visited_20_Internet_20_Link"><text:span text:style-name="T11">We've already seen this.</text:span></text:a><text:span text:style-name="T12"> </text:span><text:a xlink:type="simple" xlink:href="https://app.pluralsight.com/course-player?clipId=32a15ad0-1f8a-416a-9c1a-14d187b7e0b4&amp;startTime=105.23" office:target-frame-name="psplayer" xlink:show="replace" text:style-name="Internet_20_link" text:visited-style-name="Visited_20_Internet_20_Link"><text:span text:style-name="T11">You would say docker pull, give it the name of the image.</text:span></text:a><text:span text:style-name="T12"> </text:span><text:a xlink:type="simple" xlink:href="https://app.pluralsight.com/course-player?clipId=32a15ad0-1f8a-416a-9c1a-14d187b7e0b4&amp;startTime=109.14" office:target-frame-name="psplayer" xlink:show="replace" text:style-name="Internet_20_link" text:visited-style-name="Visited_20_Internet_20_Link"><text:span text:style-name="T11">Now once we have the image on our system,</text:span></text:a><text:span text:style-name="T12"> </text:span><text:a xlink:type="simple" xlink:href="https://app.pluralsight.com/course-player?clipId=32a15ad0-1f8a-416a-9c1a-14d187b7e0b4&amp;startTime=111.35" office:target-frame-name="psplayer" xlink:show="replace" text:style-name="Internet_20_link" text:visited-style-name="Visited_20_Internet_20_Link"><text:span text:style-name="T11">we can then use the docker run command.</text:span></text:a><text:span text:style-name="T12"> </text:span><text:a xlink:type="simple" xlink:href="https://app.pluralsight.com/course-player?clipId=32a15ad0-1f8a-416a-9c1a-14d187b7e0b4&amp;startTime=113.94" office:target-frame-name="psplayer" xlink:show="replace" text:style-name="Internet_20_link" text:visited-style-name="Visited_20_Internet_20_Link"><text:span text:style-name="T11">I'm going to show you a basic example of getting started here,</text:span></text:a><text:span text:style-name="T12"> </text:span><text:a xlink:type="simple" xlink:href="https://app.pluralsight.com/course-player?clipId=32a15ad0-1f8a-416a-9c1a-14d187b7e0b4&amp;startTime=116.86" office:target-frame-name="psplayer" xlink:show="replace" text:style-name="Internet_20_link" text:visited-style-name="Visited_20_Internet_20_Link"><text:span text:style-name="T11">and then we'll jump over to some demos.</text:span></text:a><text:span text:style-name="T12"> </text:span><text:a xlink:type="simple" xlink:href="https://app.pluralsight.com/course-player?clipId=32a15ad0-1f8a-416a-9c1a-14d187b7e0b4&amp;startTime=119.44" office:target-frame-name="psplayer" xlink:show="replace" text:style-name="Internet_20_link" text:visited-style-name="Visited_20_Internet_20_Link"><text:span text:style-name="T11">So, one of the first things you'll have to do is define ports.</text:span></text:a><text:span text:style-name="T12"> </text:span><text:a xlink:type="simple" xlink:href="https://app.pluralsight.com/course-player?clipId=32a15ad0-1f8a-416a-9c1a-14d187b7e0b4&amp;startTime=123.04" office:target-frame-name="psplayer" xlink:show="replace" text:style-name="Internet_20_link" text:visited-style-name="Visited_20_Internet_20_Link"><text:span text:style-name="T11">You will use the ‑p flag, so docker run ‑p,</text:span></text:a><text:span text:style-name="T12"> </text:span><text:a xlink:type="simple" xlink:href="https://app.pluralsight.com/course-player?clipId=32a15ad0-1f8a-416a-9c1a-14d187b7e0b4&amp;startTime=127.28" office:target-frame-name="psplayer" xlink:show="replace" text:style-name="Internet_20_link" text:visited-style-name="Visited_20_Internet_20_Link"><text:span text:style-name="T11">and then you define an external port.</text:span></text:a><text:span text:style-name="T12"> </text:span><text:a xlink:type="simple" xlink:href="https://app.pluralsight.com/course-player?clipId=32a15ad0-1f8a-416a-9c1a-14d187b7e0b4&amp;startTime=129.84" office:target-frame-name="psplayer" xlink:show="replace" text:style-name="Internet_20_link" text:visited-style-name="Visited_20_Internet_20_Link"><text:span text:style-name="T11">What's the port people would hit from outside of</text:span></text:a><text:span text:style-name="T12"> </text:span><text:a xlink:type="simple" xlink:href="https://app.pluralsight.com/course-player?clipId=32a15ad0-1f8a-416a-9c1a-14d187b7e0b4&amp;startTime=132.98" office:target-frame-name="psplayer" xlink:show="replace" text:style-name="Internet_20_link" text:visited-style-name="Visited_20_Internet_20_Link"><text:span text:style-name="T11">your container to interact with it?</text:span></text:a><text:span text:style-name="T12"> </text:span><text:a xlink:type="simple" xlink:href="https://app.pluralsight.com/course-player?clipId=32a15ad0-1f8a-416a-9c1a-14d187b7e0b4&amp;startTime=135.64" office:target-frame-name="psplayer" xlink:show="replace" text:style-name="Internet_20_link" text:visited-style-name="Visited_20_Internet_20_Link"><text:span text:style-name="T11">So, for example, if you pull up a browser and type localhost:8080,</text:span></text:a><text:span text:style-name="T12"> </text:span><text:a xlink:type="simple" xlink:href="https://app.pluralsight.com/course-player?clipId=32a15ad0-1f8a-416a-9c1a-14d187b7e0b4&amp;startTime=139.97" office:target-frame-name="psplayer" xlink:show="replace" text:style-name="Internet_20_link" text:visited-style-name="Visited_20_Internet_20_Link"><text:span text:style-name="T11">then the external port would be 8080.</text:span></text:a><text:span text:style-name="T12"> </text:span><text:a xlink:type="simple" xlink:href="https://app.pluralsight.com/course-player?clipId=32a15ad0-1f8a-416a-9c1a-14d187b7e0b4&amp;startTime=142.84" office:target-frame-name="psplayer" xlink:show="replace" text:style-name="Internet_20_link" text:visited-style-name="Visited_20_Internet_20_Link"><text:span text:style-name="T11">Now what's the internal port?</text:span></text:a><text:span text:style-name="T12"> </text:span><text:a xlink:type="simple" xlink:href="https://app.pluralsight.com/course-player?clipId=32a15ad0-1f8a-416a-9c1a-14d187b7e0b4&amp;startTime=145.24" office:target-frame-name="psplayer" xlink:show="replace" text:style-name="Internet_20_link" text:visited-style-name="Visited_20_Internet_20_Link"><text:span text:style-name="T11">Well, remember earlier in Dockerfiles, you can expose a port.</text:span></text:a><text:span text:style-name="T12"> </text:span><text:a xlink:type="simple" xlink:href="https://app.pluralsight.com/course-player?clipId=32a15ad0-1f8a-416a-9c1a-14d187b7e0b4&amp;startTime=149.82" office:target-frame-name="psplayer" xlink:show="replace" text:style-name="Internet_20_link" text:visited-style-name="Visited_20_Internet_20_Link"><text:span text:style-name="T11">That would be the internal port.</text:span></text:a><text:span text:style-name="T12"> </text:span><text:a xlink:type="simple" xlink:href="https://app.pluralsight.com/course-player?clipId=32a15ad0-1f8a-416a-9c1a-14d187b7e0b4&amp;startTime=151.39" office:target-frame-name="psplayer" xlink:show="replace" text:style-name="Internet_20_link" text:visited-style-name="Visited_20_Internet_20_Link"><text:span text:style-name="T11">That's the port that the container and whatever's</text:span></text:a><text:span text:style-name="T12"> </text:span><text:a xlink:type="simple" xlink:href="https://app.pluralsight.com/course-player?clipId=32a15ad0-1f8a-416a-9c1a-14d187b7e0b4&amp;startTime=154.02" office:target-frame-name="psplayer" xlink:show="replace" text:style-name="Internet_20_link" text:visited-style-name="Visited_20_Internet_20_Link"><text:span text:style-name="T11">running in the container is listening on.</text:span></text:a><text:span text:style-name="T12"> </text:span><text:a xlink:type="simple" xlink:href="https://app.pluralsight.com/course-player?clipId=32a15ad0-1f8a-416a-9c1a-14d187b7e0b4&amp;startTime=156.94" office:target-frame-name="psplayer" xlink:show="replace" text:style-name="Internet_20_link" text:visited-style-name="Visited_20_Internet_20_Link"><text:span text:style-name="T11">So external is what external users or systems would call. That then forwards</text:span></text:a><text:span text:style-name="T12"> </text:span><text:a xlink:type="simple" xlink:href="https://app.pluralsight.com/course-player?clipId=32a15ad0-1f8a-416a-9c1a-14d187b7e0b4&amp;startTime=162.87" office:target-frame-name="psplayer" xlink:show="replace" text:style-name="Internet_20_link" text:visited-style-name="Visited_20_Internet_20_Link"><text:span text:style-name="T11">it to the internal port inside of the running container.</text:span></text:a><text:span text:style-name="T12"> </text:span><text:a xlink:type="simple" xlink:href="https://app.pluralsight.com/course-player?clipId=32a15ad0-1f8a-416a-9c1a-14d187b7e0b4&amp;startTime=166.74" office:target-frame-name="psplayer" xlink:show="replace" text:style-name="Internet_20_link" text:visited-style-name="Visited_20_Internet_20_Link"><text:span text:style-name="T11">And then finally,</text:span></text:a><text:span text:style-name="T12"> </text:span><text:a xlink:type="simple" xlink:href="https://app.pluralsight.com/course-player?clipId=32a15ad0-1f8a-416a-9c1a-14d187b7e0b4&amp;startTime=167.89" office:target-frame-name="psplayer" xlink:show="replace" text:style-name="Internet_20_link" text:visited-style-name="Visited_20_Internet_20_Link"><text:span text:style-name="T11">just like with a </text:span></text:a><text:soft-page-break/><text:a xlink:type="simple" xlink:href="https://app.pluralsight.com/course-player?clipId=32a15ad0-1f8a-416a-9c1a-14d187b7e0b4&amp;startTime=167.89" office:target-frame-name="psplayer" xlink:show="replace" text:style-name="Internet_20_link" text:visited-style-name="Visited_20_Internet_20_Link"><text:span text:style-name="T11">docker pull you have to put the</text:span></text:a><text:span text:style-name="T12"> </text:span><text:a xlink:type="simple" xlink:href="https://app.pluralsight.com/course-player?clipId=32a15ad0-1f8a-416a-9c1a-14d187b7e0b4&amp;startTime=170.38" office:target-frame-name="psplayer" xlink:show="replace" text:style-name="Internet_20_link" text:visited-style-name="Visited_20_Internet_20_Link"><text:span text:style-name="T11">imageName, you would do the same thing here.</text:span></text:a><text:span text:style-name="T12"> </text:span><text:a xlink:type="simple" xlink:href="https://app.pluralsight.com/course-player?clipId=32a15ad0-1f8a-416a-9c1a-14d187b7e0b4&amp;startTime=172.78" office:target-frame-name="psplayer" xlink:show="replace" text:style-name="Internet_20_link" text:visited-style-name="Visited_20_Internet_20_Link"><text:span text:style-name="T11">You would say docker run. At the very end, you'd put the imageName. So let's take a look at an example of how we can use the docker run command.</text:span></text:a></text:p>
      <text:h text:style-name="P3" text:outline-level="3"><text:a xlink:type="simple" xlink:href="https://app.pluralsight.com/course-player?clipId=5fab0ce2-32b4-4bcb-8b4e-029e9ede3f7e" office:target-frame-name="psplayer" xlink:show="replace" text:style-name="Internet_20_link" text:visited-style-name="Visited_20_Internet_20_Link"><text:span text:style-name="T11">Using docker run</text:span></text:a></text:h>
      <text:p text:style-name="P5"><text:a xlink:type="simple" xlink:href="https://app.pluralsight.com/course-player?clipId=5fab0ce2-32b4-4bcb-8b4e-029e9ede3f7e&amp;startTime=1.24" office:target-frame-name="psplayer" xlink:show="replace" text:style-name="Internet_20_link" text:visited-style-name="Visited_20_Internet_20_Link"><text:span text:style-name="T11">The first image we're going to get running as a</text:span></text:a><text:span text:style-name="T12"> </text:span><text:a xlink:type="simple" xlink:href="https://app.pluralsight.com/course-player?clipId=5fab0ce2-32b4-4bcb-8b4e-029e9ede3f7e&amp;startTime=3.04" office:target-frame-name="psplayer" xlink:show="replace" text:style-name="Internet_20_link" text:visited-style-name="Visited_20_Internet_20_Link"><text:span text:style-name="T11">container is something called Nginx.</text:span></text:a><text:span text:style-name="T12"> </text:span><text:a xlink:type="simple" xlink:href="https://app.pluralsight.com/course-player?clipId=5fab0ce2-32b4-4bcb-8b4e-029e9ede3f7e&amp;startTime=6.04" office:target-frame-name="psplayer" xlink:show="replace" text:style-name="Internet_20_link" text:visited-style-name="Visited_20_Internet_20_Link"><text:span text:style-name="T11">This is a very high‑performance server that can serve up static</text:span></text:a><text:span text:style-name="T12"> </text:span><text:a xlink:type="simple" xlink:href="https://app.pluralsight.com/course-player?clipId=5fab0ce2-32b4-4bcb-8b4e-029e9ede3f7e&amp;startTime=9.35" office:target-frame-name="psplayer" xlink:show="replace" text:style-name="Internet_20_link" text:visited-style-name="Visited_20_Internet_20_Link"><text:span text:style-name="T11">content and do a lot of other things as well,</text:span></text:a><text:span text:style-name="T12"> </text:span><text:a xlink:type="simple" xlink:href="https://app.pluralsight.com/course-player?clipId=5fab0ce2-32b4-4bcb-8b4e-029e9ede3f7e&amp;startTime=11.89" office:target-frame-name="psplayer" xlink:show="replace" text:style-name="Internet_20_link" text:visited-style-name="Visited_20_Internet_20_Link"><text:span text:style-name="T11">but it's very easy to get going and a great way to learn about docker run.</text:span></text:a><text:span text:style-name="T12"> </text:span><text:a xlink:type="simple" xlink:href="https://app.pluralsight.com/course-player?clipId=5fab0ce2-32b4-4bcb-8b4e-029e9ede3f7e&amp;startTime=17.54" office:target-frame-name="psplayer" xlink:show="replace" text:style-name="Internet_20_link" text:visited-style-name="Visited_20_Internet_20_Link"><text:span text:style-name="T11">If we go to hub.docker.com, you can search for nginx,</text:span></text:a><text:span text:style-name="T12"> </text:span><text:a xlink:type="simple" xlink:href="https://app.pluralsight.com/course-player?clipId=5fab0ce2-32b4-4bcb-8b4e-029e9ede3f7e&amp;startTime=21.79" office:target-frame-name="psplayer" xlink:show="replace" text:style-name="Internet_20_link" text:visited-style-name="Visited_20_Internet_20_Link"><text:span text:style-name="T11">and then if we scroll on down, you'll see the different tags it has.</text:span></text:a><text:span text:style-name="T12"> </text:span><text:a xlink:type="simple" xlink:href="https://app.pluralsight.com/course-player?clipId=5fab0ce2-32b4-4bcb-8b4e-029e9ede3f7e&amp;startTime=25.54" office:target-frame-name="psplayer" xlink:show="replace" text:style-name="Internet_20_link" text:visited-style-name="Visited_20_Internet_20_Link"><text:span text:style-name="T11">I'm going to pull the nginx alpine version that you'll see down here,</text:span></text:a><text:span text:style-name="T12"> </text:span><text:a xlink:type="simple" xlink:href="https://app.pluralsight.com/course-player?clipId=5fab0ce2-32b4-4bcb-8b4e-029e9ede3f7e&amp;startTime=29.94" office:target-frame-name="psplayer" xlink:show="replace" text:style-name="Internet_20_link" text:visited-style-name="Visited_20_Internet_20_Link"><text:span text:style-name="T11">mainly because it's a lot smaller and it's very easy to pull that way.</text:span></text:a><text:span text:style-name="T12"> </text:span><text:a xlink:type="simple" xlink:href="https://app.pluralsight.com/course-player?clipId=5fab0ce2-32b4-4bcb-8b4e-029e9ede3f7e&amp;startTime=33.78" office:target-frame-name="psplayer" xlink:show="replace" text:style-name="Internet_20_link" text:visited-style-name="Visited_20_Internet_20_Link"><text:span text:style-name="T11">So let me jump over to a command prompt, and we'll do</text:span></text:a><text:span text:style-name="T12"> </text:span><text:a xlink:type="simple" xlink:href="https://app.pluralsight.com/course-player?clipId=5fab0ce2-32b4-4bcb-8b4e-029e9ede3f7e&amp;startTime=36.24" office:target-frame-name="psplayer" xlink:show="replace" text:style-name="Internet_20_link" text:visited-style-name="Visited_20_Internet_20_Link"><text:span text:style-name="T11">the pull, and then we'll run it.</text:span></text:a><text:span text:style-name="T12"> </text:span><text:a xlink:type="simple" xlink:href="https://app.pluralsight.com/course-player?clipId=5fab0ce2-32b4-4bcb-8b4e-029e9ede3f7e&amp;startTime=38.24" office:target-frame-name="psplayer" xlink:show="replace" text:style-name="Internet_20_link" text:visited-style-name="Visited_20_Internet_20_Link"><text:span text:style-name="T11">So the first thing I would do is type docker pull, and then nginx alpine.</text:span></text:a><text:span text:style-name="T12"> </text:span><text:a xlink:type="simple" xlink:href="https://app.pluralsight.com/course-player?clipId=5fab0ce2-32b4-4bcb-8b4e-029e9ede3f7e&amp;startTime=43.84" office:target-frame-name="psplayer" xlink:show="replace" text:style-name="Internet_20_link" text:visited-style-name="Visited_20_Internet_20_Link"><text:span text:style-name="T11">Go ahead and hit Enter. This will now pull that image down to my machine.</text:span></text:a><text:span text:style-name="T12"> </text:span><text:a xlink:type="simple" xlink:href="https://app.pluralsight.com/course-player?clipId=5fab0ce2-32b4-4bcb-8b4e-029e9ede3f7e&amp;startTime=49.94" office:target-frame-name="psplayer" xlink:show="replace" text:style-name="Internet_20_link" text:visited-style-name="Visited_20_Internet_20_Link"><text:span text:style-name="T11">Now, before we run this as a container,</text:span></text:a><text:span text:style-name="T12"> </text:span><text:a xlink:type="simple" xlink:href="https://app.pluralsight.com/course-player?clipId=5fab0ce2-32b4-4bcb-8b4e-029e9ede3f7e&amp;startTime=52.02" office:target-frame-name="psplayer" xlink:show="replace" text:style-name="Internet_20_link" text:visited-style-name="Visited_20_Internet_20_Link"><text:span text:style-name="T11">let me show you how we can get help on docker run.</text:span></text:a><text:span text:style-name="T12"> </text:span><text:a xlink:type="simple" xlink:href="https://app.pluralsight.com/course-player?clipId=5fab0ce2-32b4-4bcb-8b4e-029e9ede3f7e&amp;startTime=54.11" office:target-frame-name="psplayer" xlink:show="replace" text:style-name="Internet_20_link" text:visited-style-name="Visited_20_Internet_20_Link"><text:span text:style-name="T11">So if we type docker run ‑‑help,</text:span></text:a><text:span text:style-name="T12"> </text:span><text:a xlink:type="simple" xlink:href="https://app.pluralsight.com/course-player?clipId=5fab0ce2-32b4-4bcb-8b4e-029e9ede3f7e&amp;startTime=57.74" office:target-frame-name="psplayer" xlink:show="replace" text:style-name="Internet_20_link" text:visited-style-name="Visited_20_Internet_20_Link"><text:span text:style-name="T11">then we can get some information about the different commands as we run</text:span></text:a><text:span text:style-name="T12"> </text:span><text:a xlink:type="simple" xlink:href="https://app.pluralsight.com/course-player?clipId=5fab0ce2-32b4-4bcb-8b4e-029e9ede3f7e&amp;startTime=61.78" office:target-frame-name="psplayer" xlink:show="replace" text:style-name="Internet_20_link" text:visited-style-name="Visited_20_Internet_20_Link"><text:span text:style-name="T11">this. So you can see there's a bunch of commands on this,</text:span></text:a><text:span text:style-name="T12"> </text:span><text:a xlink:type="simple" xlink:href="https://app.pluralsight.com/course-player?clipId=5fab0ce2-32b4-4bcb-8b4e-029e9ede3f7e&amp;startTime=65.63" office:target-frame-name="psplayer" xlink:show="replace" text:style-name="Internet_20_link" text:visited-style-name="Visited_20_Internet_20_Link"><text:span text:style-name="T11">and the good news is, you only need to know a handful of these.</text:span></text:a><text:span text:style-name="T12"> </text:span><text:a xlink:type="simple" xlink:href="https://app.pluralsight.com/course-player?clipId=5fab0ce2-32b4-4bcb-8b4e-029e9ede3f7e&amp;startTime=69.34" office:target-frame-name="psplayer" xlink:show="replace" text:style-name="Internet_20_link" text:visited-style-name="Visited_20_Internet_20_Link"><text:span text:style-name="T11">The main one we're going to focus on now is going to be ports,</text:span></text:a><text:span text:style-name="T12"> </text:span><text:a xlink:type="simple" xlink:href="https://app.pluralsight.com/course-player?clipId=5fab0ce2-32b4-4bcb-8b4e-029e9ede3f7e&amp;startTime=73.54" office:target-frame-name="psplayer" xlink:show="replace" text:style-name="Internet_20_link" text:visited-style-name="Visited_20_Internet_20_Link"><text:span text:style-name="T11">and this will define what we're going to publish to as far as ports go.</text:span></text:a><text:span text:style-name="T12"> </text:span><text:a xlink:type="simple" xlink:href="https://app.pluralsight.com/course-player?clipId=5fab0ce2-32b4-4bcb-8b4e-029e9ede3f7e&amp;startTime=78.14" office:target-frame-name="psplayer" xlink:show="replace" text:style-name="Internet_20_link" text:visited-style-name="Visited_20_Internet_20_Link"><text:span text:style-name="T11">So we'll talk about that in just a moment, but you'll see there's a</text:span></text:a><text:span text:style-name="T12"> </text:span><text:a xlink:type="simple" xlink:href="https://app.pluralsight.com/course-player?clipId=5fab0ce2-32b4-4bcb-8b4e-029e9ede3f7e&amp;startTime=81.38" office:target-frame-name="psplayer" xlink:show="replace" text:style-name="Internet_20_link" text:visited-style-name="Visited_20_Internet_20_Link"><text:span text:style-name="T11">lot of command line switches that you can do.</text:span></text:a><text:span text:style-name="T12"> </text:span><text:a xlink:type="simple" xlink:href="https://app.pluralsight.com/course-player?clipId=5fab0ce2-32b4-4bcb-8b4e-029e9ede3f7e&amp;startTime=85.24" office:target-frame-name="psplayer" xlink:show="replace" text:style-name="Internet_20_link" text:visited-style-name="Visited_20_Internet_20_Link"><text:span text:style-name="T11">I'm going to go ahead and clear that, and let's go ahead now and run docker</text:span></text:a><text:span text:style-name="T12"> </text:span><text:a xlink:type="simple" xlink:href="https://app.pluralsight.com/course-player?clipId=5fab0ce2-32b4-4bcb-8b4e-029e9ede3f7e&amp;startTime=89.94" office:target-frame-name="psplayer" xlink:show="replace" text:style-name="Internet_20_link" text:visited-style-name="Visited_20_Internet_20_Link"><text:span text:style-name="T11">images, and you'll notice that I now have an nginx alpine.</text:span></text:a><text:span text:style-name="T12"> </text:span><text:a xlink:type="simple" xlink:href="https://app.pluralsight.com/course-player?clipId=5fab0ce2-32b4-4bcb-8b4e-029e9ede3f7e&amp;startTime=94.72" office:target-frame-name="psplayer" xlink:show="replace" text:style-name="Internet_20_link" text:visited-style-name="Visited_20_Internet_20_Link"><text:span text:style-name="T11">It's about 22MB, and it was created about 2 days ago, so we have a very</text:span></text:a><text:span text:style-name="T12"> </text:span><text:a xlink:type="simple" xlink:href="https://app.pluralsight.com/course-player?clipId=5fab0ce2-32b4-4bcb-8b4e-029e9ede3f7e&amp;startTime=99.41" office:target-frame-name="psplayer" xlink:show="replace" text:style-name="Internet_20_link" text:visited-style-name="Visited_20_Internet_20_Link"><text:span text:style-name="T11">up‑to‑date version it looks like. So how do we run this,</text:span></text:a><text:span text:style-name="T12"> </text:span><text:a xlink:type="simple" xlink:href="https://app.pluralsight.com/course-player?clipId=5fab0ce2-32b4-4bcb-8b4e-029e9ede3f7e&amp;startTime=103.02" office:target-frame-name="psplayer" xlink:show="replace" text:style-name="Internet_20_link" text:visited-style-name="Visited_20_Internet_20_Link"><text:span text:style-name="T11">then?</text:span></text:a><text:span text:style-name="T12"> </text:span><text:a xlink:type="simple" xlink:href="https://app.pluralsight.com/course-player?clipId=5fab0ce2-32b4-4bcb-8b4e-029e9ede3f7e&amp;startTime=104.1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5fab0ce2-32b4-4bcb-8b4e-029e9ede3f7e&amp;startTime=104.33" office:target-frame-name="psplayer" xlink:show="replace" text:style-name="Internet_20_link" text:visited-style-name="Visited_20_Internet_20_Link"><text:span text:style-name="T11">if we go to the Docker Hub nginx docs, you could actually learn how to</text:span></text:a><text:span text:style-name="T12"> </text:span><text:a xlink:type="simple" xlink:href="https://app.pluralsight.com/course-player?clipId=5fab0ce2-32b4-4bcb-8b4e-029e9ede3f7e&amp;startTime=108.85" office:target-frame-name="psplayer" xlink:show="replace" text:style-name="Internet_20_link" text:visited-style-name="Visited_20_Internet_20_Link"><text:span text:style-name="T11">do it right there, but let me just show you how it would work here. Let</text:span></text:a><text:span text:style-name="T12"> </text:span><text:a xlink:type="simple" xlink:href="https://app.pluralsight.com/course-player?clipId=5fab0ce2-32b4-4bcb-8b4e-029e9ede3f7e&amp;startTime=112.65" office:target-frame-name="psplayer" xlink:show="replace" text:style-name="Internet_20_link" text:visited-style-name="Visited_20_Internet_20_Link"><text:span text:style-name="T11">me clear this, and we're going to do docker run ‑p. Now we need to</text:span></text:a><text:span text:style-name="T12"> </text:span><text:a xlink:type="simple" xlink:href="https://app.pluralsight.com/course-player?clipId=5fab0ce2-32b4-4bcb-8b4e-029e9ede3f7e&amp;startTime=118.06" office:target-frame-name="psplayer" xlink:show="replace" text:style-name="Internet_20_link" text:visited-style-name="Visited_20_Internet_20_Link"><text:span text:style-name="T11">decide what is our external port.</text:span></text:a><text:span text:style-name="T12"> </text:span><text:a xlink:type="simple" xlink:href="https://app.pluralsight.com/course-player?clipId=5fab0ce2-32b4-4bcb-8b4e-029e9ede3f7e&amp;startTime=120.24" office:target-frame-name="psplayer" xlink:show="replace" text:style-name="Internet_20_link" text:visited-style-name="Visited_20_Internet_20_Link"><text:span text:style-name="T11">If we do localhost for this machine, how are we going to get to that?</text:span></text:a><text:span text:style-name="T12"> </text:span><text:a xlink:type="simple" xlink:href="https://app.pluralsight.com/course-player?clipId=5fab0ce2-32b4-4bcb-8b4e-029e9ede3f7e&amp;startTime=124.84" office:target-frame-name="psplayer" xlink:show="replace" text:style-name="Internet_20_link" text:visited-style-name="Visited_20_Internet_20_Link"><text:span text:style-name="T11">I'm going to say it's 8080. Now, internally,</text:span></text:a><text:span text:style-name="T12"> </text:span><text:a xlink:type="simple" xlink:href="https://app.pluralsight.com/course-player?clipId=5fab0ce2-32b4-4bcb-8b4e-029e9ede3f7e&amp;startTime=128.46" office:target-frame-name="psplayer" xlink:show="replace" text:style-name="Internet_20_link" text:visited-style-name="Visited_20_Internet_20_Link"><text:span text:style-name="T11">if you go look at the nginx image, it actually runs on 80.</text:span></text:a><text:span text:style-name="T12"> </text:span><text:a xlink:type="simple" xlink:href="https://app.pluralsight.com/course-player?clipId=5fab0ce2-32b4-4bcb-8b4e-029e9ede3f7e&amp;startTime=133.94" office:target-frame-name="psplayer" xlink:show="replace" text:style-name="Internet_20_link" text:visited-style-name="Visited_20_Internet_20_Link"><text:span text:style-name="T11">So we would call 8080.</text:span></text:a><text:span text:style-name="T12"> </text:span><text:a xlink:type="simple" xlink:href="https://app.pluralsight.com/course-player?clipId=5fab0ce2-32b4-4bcb-8b4e-029e9ede3f7e&amp;startTime=136.02" office:target-frame-name="psplayer" xlink:show="replace" text:style-name="Internet_20_link" text:visited-style-name="Visited_20_Internet_20_Link"><text:span text:style-name="T11">It'll forward it inside of the container to 80.</text:span></text:a><text:span text:style-name="T12"> </text:span><text:a xlink:type="simple" xlink:href="https://app.pluralsight.com/course-player?clipId=5fab0ce2-32b4-4bcb-8b4e-029e9ede3f7e&amp;startTime=140.24" office:target-frame-name="psplayer" xlink:show="replace" text:style-name="Internet_20_link" text:visited-style-name="Visited_20_Internet_20_Link"><text:span text:style-name="T11">The last piece we have to do just to get this up and</text:span></text:a><text:span text:style-name="T12"> </text:span><text:a xlink:type="simple" xlink:href="https://app.pluralsight.com/course-player?clipId=5fab0ce2-32b4-4bcb-8b4e-029e9ede3f7e&amp;startTime=142.47" office:target-frame-name="psplayer" xlink:show="replace" text:style-name="Internet_20_link" text:visited-style-name="Visited_20_Internet_20_Link"><text:span text:style-name="T11">running very quickly is put the name of the image, so</text:span></text:a><text:span text:style-name="T12"> </text:span><text:a xlink:type="simple" xlink:href="https://app.pluralsight.com/course-player?clipId=5fab0ce2-32b4-4bcb-8b4e-029e9ede3f7e&amp;startTime=145.46" office:target-frame-name="psplayer" xlink:show="replace" text:style-name="Internet_20_link" text:visited-style-name="Visited_20_Internet_20_Link"><text:span text:style-name="T11">we'll go ahead and do nginx alpine.</text:span></text:a><text:span text:style-name="T12"> </text:span><text:a xlink:type="simple" xlink:href="https://app.pluralsight.com/course-player?clipId=5fab0ce2-32b4-4bcb-8b4e-029e9ede3f7e&amp;startTime=149.04" office:target-frame-name="psplayer" xlink:show="replace" text:style-name="Internet_20_link" text:visited-style-name="Visited_20_Internet_20_Link"><text:span text:style-name="T11">Now if I hit Enter right here,</text:span></text:a><text:span text:style-name="T12"> </text:span><text:a xlink:type="simple" xlink:href="https://app.pluralsight.com/course-player?clipId=5fab0ce2-32b4-4bcb-8b4e-029e9ede3f7e&amp;startTime=151.33" office:target-frame-name="psplayer" xlink:show="replace" text:style-name="Internet_20_link" text:visited-style-name="Visited_20_Internet_20_Link"><text:span text:style-name="T11">it'll lock up my console. So I'm going to show you another little command</text:span></text:a><text:span text:style-name="T12"> </text:span><text:a xlink:type="simple" xlink:href="https://app.pluralsight.com/course-player?clipId=5fab0ce2-32b4-4bcb-8b4e-029e9ede3f7e&amp;startTime=155.36" office:target-frame-name="psplayer" xlink:show="replace" text:style-name="Internet_20_link" text:visited-style-name="Visited_20_Internet_20_Link"><text:span text:style-name="T11">line switch called detached that's nice to know about.</text:span></text:a><text:span text:style-name="T12"> </text:span><text:a xlink:type="simple" xlink:href="https://app.pluralsight.com/course-player?clipId=5fab0ce2-32b4-4bcb-8b4e-029e9ede3f7e&amp;startTime=159.22" office:target-frame-name="psplayer" xlink:show="replace" text:style-name="Internet_20_link" text:visited-style-name="Visited_20_Internet_20_Link"><text:span text:style-name="T11">So if I add a ‑d, what'll happen is it'll run the container,</text:span></text:a><text:span text:style-name="T12"> </text:span><text:a xlink:type="simple" xlink:href="https://app.pluralsight.com/course-player?clipId=5fab0ce2-32b4-4bcb-8b4e-029e9ede3f7e&amp;startTime=163.83" office:target-frame-name="psplayer" xlink:show="replace" text:style-name="Internet_20_link" text:visited-style-name="Visited_20_Internet_20_Link"><text:span text:style-name="T11">but it won't lock up the console and write out all the container logs.</text:span></text:a><text:span text:style-name="T12"> </text:span><text:a xlink:type="simple" xlink:href="https://app.pluralsight.com/course-player?clipId=5fab0ce2-32b4-4bcb-8b4e-029e9ede3f7e&amp;startTime=168.04" office:target-frame-name="psplayer" xlink:show="replace" text:style-name="Internet_20_link" text:visited-style-name="Visited_20_Internet_20_Link"><text:span text:style-name="T11">Instead, it will just run it, it'll give me the ID of the running container,</text:span></text:a><text:span text:style-name="T12"> </text:span><text:a xlink:type="simple" xlink:href="https://app.pluralsight.com/course-player?clipId=5fab0ce2-32b4-4bcb-8b4e-029e9ede3f7e&amp;startTime=172.19" office:target-frame-name="psplayer" xlink:show="replace" text:style-name="Internet_20_link" text:visited-style-name="Visited_20_Internet_20_Link"><text:span text:style-name="T11">and then it'll just give me back the console, so now I could do</text:span></text:a><text:span text:style-name="T12"> </text:span><text:a xlink:type="simple" xlink:href="https://app.pluralsight.com/course-player?clipId=5fab0ce2-32b4-4bcb-8b4e-029e9ede3f7e&amp;startTime=174.8" office:target-frame-name="psplayer" xlink:show="replace" text:style-name="Internet_20_link" text:visited-style-name="Visited_20_Internet_20_Link"><text:span text:style-name="T11">other commands. Whether or not you use this depends, because by</text:span></text:a><text:span text:style-name="T12"> </text:span><text:a xlink:type="simple" xlink:href="https://app.pluralsight.com/course-player?clipId=5fab0ce2-32b4-4bcb-8b4e-029e9ede3f7e&amp;startTime=178.39" office:target-frame-name="psplayer" xlink:show="replace" text:style-name="Internet_20_link" text:visited-style-name="Visited_20_Internet_20_Link"><text:span text:style-name="T11">putting ‑d I'm not going to see the logs,</text:span></text:a><text:span text:style-name="T12"> </text:span><text:a xlink:type="simple" xlink:href="https://app.pluralsight.com/course-player?clipId=5fab0ce2-32b4-4bcb-8b4e-029e9ede3f7e&amp;startTime=180.4" office:target-frame-name="psplayer" xlink:show="replace" text:style-name="Internet_20_link" text:visited-style-name="Visited_20_Internet_20_Link"><text:span text:style-name="T11">but we're going to cover that later.</text:span></text:a><text:span text:style-name="T12"> </text:span><text:a xlink:type="simple" xlink:href="https://app.pluralsight.com/course-player?clipId=5fab0ce2-32b4-4bcb-8b4e-029e9ede3f7e&amp;startTime=181.71" office:target-frame-name="psplayer" xlink:show="replace" text:style-name="Internet_20_link" text:visited-style-name="Visited_20_Internet_20_Link"><text:span text:style-name="T11">I'll show you how we can get the logs another way.</text:span></text:a><text:span text:style-name="T12"> </text:span><text:a xlink:type="simple" xlink:href="https://app.pluralsight.com/course-player?clipId=5fab0ce2-32b4-4bcb-8b4e-029e9ede3f7e&amp;startTime=184.64" office:target-frame-name="psplayer" xlink:show="replace" text:style-name="Internet_20_link" text:visited-style-name="Visited_20_Internet_20_Link"><text:span text:style-name="T11">So let's go ahead and start this up, there we go,</text:span></text:a><text:span text:style-name="T12"> </text:span><text:a xlink:type="simple" xlink:href="https://app.pluralsight.com/course-player?clipId=5fab0ce2-32b4-4bcb-8b4e-029e9ede3f7e&amp;startTime=186.91" office:target-frame-name="psplayer" xlink:show="replace" text:style-name="Internet_20_link" text:visited-style-name="Visited_20_Internet_20_Link"><text:span text:style-name="T11">it gave me back a container ID.</text:span></text:a><text:span text:style-name="T12"> </text:span><text:a xlink:type="simple" xlink:href="https://app.pluralsight.com/course-player?clipId=5fab0ce2-32b4-4bcb-8b4e-029e9ede3f7e&amp;startTime=189.24" office:target-frame-name="psplayer" xlink:show="replace" text:style-name="Internet_20_link" text:visited-style-name="Visited_20_Internet_20_Link"><text:span text:style-name="T11">Now I can do docker ps ‑a, and it shows that, yep, I have nginx alpine.</text:span></text:a><text:span text:style-name="T12"> </text:span><text:a xlink:type="simple" xlink:href="https://app.pluralsight.com/course-player?clipId=5fab0ce2-32b4-4bcb-8b4e-029e9ede3f7e&amp;startTime=196.54" office:target-frame-name="psplayer" xlink:show="replace" text:style-name="Internet_20_link" text:visited-style-name="Visited_20_Internet_20_Link"><text:span text:style-name="T11">There is the status, it's been up 5 seconds, there's the port</text:span></text:a><text:span text:style-name="T12"> </text:span><text:a xlink:type="simple" xlink:href="https://app.pluralsight.com/course-player?clipId=5fab0ce2-32b4-4bcb-8b4e-029e9ede3f7e&amp;startTime=200.36" office:target-frame-name="psplayer" xlink:show="replace" text:style-name="Internet_20_link" text:visited-style-name="Visited_20_Internet_20_Link"><text:span text:style-name="T11">forwarding, and then it came up with an interesting name</text:span></text:a><text:span text:style-name="T12"> </text:span><text:a xlink:type="simple" xlink:href="https://app.pluralsight.com/course-player?clipId=5fab0ce2-32b4-4bcb-8b4e-029e9ede3f7e&amp;startTime=204.04" office:target-frame-name="psplayer" xlink:show="replace" text:style-name="Internet_20_link" text:visited-style-name="Visited_20_Internet_20_Link"><text:span text:style-name="T11">because I didn't give it a name.</text:span></text:a><text:span text:style-name="T12"> </text:span><text:a xlink:type="simple" xlink:href="https://app.pluralsight.com/course-player?clipId=5fab0ce2-32b4-4bcb-8b4e-029e9ede3f7e&amp;startTime=206.04" office:target-frame-name="psplayer" xlink:show="replace" text:style-name="Internet_20_link" text:visited-style-name="Visited_20_Internet_20_Link"><text:span text:style-name="T11">Now we could have also come in and done this.</text:span></text:a><text:span text:style-name="T12"> </text:span><text:a xlink:type="simple" xlink:href="https://app.pluralsight.com/course-player?clipId=5fab0ce2-32b4-4bcb-8b4e-029e9ede3f7e&amp;startTime=209.14" office:target-frame-name="psplayer" xlink:show="replace" text:style-name="Internet_20_link" text:visited-style-name="Visited_20_Internet_20_Link"><text:span text:style-name="T11">We could have said that the name is my‑container, or something</text:span></text:a><text:span text:style-name="T12"> </text:span><text:a xlink:type="simple" xlink:href="https://app.pluralsight.com/course-player?clipId=5fab0ce2-32b4-4bcb-8b4e-029e9ede3f7e&amp;startTime=215.05" office:target-frame-name="psplayer" xlink:show="replace" text:style-name="Internet_20_link" text:visited-style-name="Visited_20_Internet_20_Link"><text:span text:style-name="T11">like that, and that would have worked as well.</text:span></text:a><text:span text:style-name="T12"> </text:span><text:a xlink:type="simple" xlink:href="https://app.pluralsight.com/course-player?clipId=5fab0ce2-32b4-4bcb-8b4e-029e9ede3f7e&amp;startTime=218.14" office:target-frame-name="psplayer" xlink:show="replace" text:style-name="Internet_20_link" text:visited-style-name="Visited_20_Internet_20_Link"><text:span text:style-name="T11">So just keep in mind there's a lot of command line switches you can do.</text:span></text:a><text:span text:style-name="T12"> </text:span><text:a xlink:type="simple" xlink:href="https://app.pluralsight.com/course-player?clipId=5fab0ce2-32b4-4bcb-8b4e-029e9ede3f7e&amp;startTime=221.33" office:target-frame-name="psplayer" xlink:show="replace" text:style-name="Internet_20_link" text:visited-style-name="Visited_20_Internet_20_Link"><text:span text:style-name="T11">In this case, I don't really care about the name, I'm okay with it,</text:span></text:a><text:span text:style-name="T12"> </text:span><text:a xlink:type="simple" xlink:href="https://app.pluralsight.com/course-player?clipId=5fab0ce2-32b4-4bcb-8b4e-029e9ede3f7e&amp;startTime=224.74" office:target-frame-name="psplayer" xlink:show="replace" text:style-name="Internet_20_link" text:visited-style-name="Visited_20_Internet_20_Link"><text:span text:style-name="T11">but any time you want to look them up,</text:span></text:a><text:span text:style-name="T12"> </text:span><text:a xlink:type="simple" xlink:href="https://app.pluralsight.com/course-player?clipId=5fab0ce2-32b4-4bcb-8b4e-029e9ede3f7e&amp;startTime=226.44" office:target-frame-name="psplayer" xlink:show="replace" text:style-name="Internet_20_link" text:visited-style-name="Visited_20_Internet_20_Link"><text:span text:style-name="T11">just run that ‑‑help. Let me show you the name real quick, so let's go up</text:span></text:a><text:span text:style-name="T12"> </text:span><text:a xlink:type="simple" xlink:href="https://app.pluralsight.com/course-player?clipId=5fab0ce2-32b4-4bcb-8b4e-029e9ede3f7e&amp;startTime=230.09" office:target-frame-name="psplayer" xlink:show="replace" text:style-name="Internet_20_link" text:visited-style-name="Visited_20_Internet_20_Link"><text:span text:style-name="T11">to the n section here. And there we go, there's ‑‑name that I showed you,</text:span></text:a><text:span text:style-name="T12"> </text:span><text:a xlink:type="simple" xlink:href="https://app.pluralsight.com/course-player?clipId=5fab0ce2-32b4-4bcb-8b4e-029e9ede3f7e&amp;startTime=234.44" office:target-frame-name="psplayer" xlink:show="replace" text:style-name="Internet_20_link" text:visited-style-name="Visited_20_Internet_20_Link"><text:span text:style-name="T11">and it assigns a name to a container if you don't want it to make up a</text:span></text:a><text:span text:style-name="T12"> </text:span><text:a xlink:type="simple" xlink:href="https://app.pluralsight.com/course-player?clipId=5fab0ce2-32b4-4bcb-8b4e-029e9ede3f7e&amp;startTime=238.23" office:target-frame-name="psplayer" xlink:show="replace" text:style-name="Internet_20_link" text:visited-style-name="Visited_20_Internet_20_Link"><text:span text:style-name="T11">name. How do we verify this is running?</text:span></text:a><text:span text:style-name="T12"> </text:span><text:a xlink:type="simple" xlink:href="https://app.pluralsight.com/course-player?clipId=5fab0ce2-32b4-4bcb-8b4e-029e9ede3f7e&amp;startTime=241.84" office:target-frame-name="psplayer" xlink:show="replace" text:style-name="Internet_20_link" text:visited-style-name="Visited_20_Internet_20_Link"><text:span text:style-name="T11">Well, let's go to the browser.</text:span></text:a><text:span text:style-name="T12"> </text:span><text:a xlink:type="simple" xlink:href="https://app.pluralsight.com/course-player?clipId=5fab0ce2-32b4-4bcb-8b4e-029e9ede3f7e&amp;startTime=243.64" office:target-frame-name="psplayer" xlink:show="replace" text:style-name="Internet_20_link" text:visited-style-name="Visited_20_Internet_20_Link"><text:span text:style-name="T11">I'm going to open up </text:span></text:a><text:soft-page-break/><text:a xlink:type="simple" xlink:href="https://app.pluralsight.com/course-player?clipId=5fab0ce2-32b4-4bcb-8b4e-029e9ede3f7e&amp;startTime=243.64" office:target-frame-name="psplayer" xlink:show="replace" text:style-name="Internet_20_link" text:visited-style-name="Visited_20_Internet_20_Link"><text:span text:style-name="T11">another tab. We'll run off to localhost 8080,</text:span></text:a><text:span text:style-name="T12"> </text:span><text:a xlink:type="simple" xlink:href="https://app.pluralsight.com/course-player?clipId=5fab0ce2-32b4-4bcb-8b4e-029e9ede3f7e&amp;startTime=249" office:target-frame-name="psplayer" xlink:show="replace" text:style-name="Internet_20_link" text:visited-style-name="Visited_20_Internet_20_Link"><text:span text:style-name="T11">and there we go, there is our nginx container.</text:span></text:a><text:span text:style-name="T12"> </text:span><text:a xlink:type="simple" xlink:href="https://app.pluralsight.com/course-player?clipId=5fab0ce2-32b4-4bcb-8b4e-029e9ede3f7e&amp;startTime=252.92" office:target-frame-name="psplayer" xlink:show="replace" text:style-name="Internet_20_link" text:visited-style-name="Visited_20_Internet_20_Link"><text:span text:style-name="T11">Now if I go back to the command prompt,</text:span></text:a><text:span text:style-name="T12"> </text:span><text:a xlink:type="simple" xlink:href="https://app.pluralsight.com/course-player?clipId=5fab0ce2-32b4-4bcb-8b4e-029e9ede3f7e&amp;startTime=255.24" office:target-frame-name="psplayer" xlink:show="replace" text:style-name="Internet_20_link" text:visited-style-name="Visited_20_Internet_20_Link"><text:span text:style-name="T11">we can go ahead and stop this container. So I can say docker ps,</text:span></text:a><text:span text:style-name="T12"> </text:span><text:a xlink:type="simple" xlink:href="https://app.pluralsight.com/course-player?clipId=5fab0ce2-32b4-4bcb-8b4e-029e9ede3f7e&amp;startTime=259.76" office:target-frame-name="psplayer" xlink:show="replace" text:style-name="Internet_20_link" text:visited-style-name="Visited_20_Internet_20_Link"><text:span text:style-name="T11">and ps will just list the running containers, okay, mine is</text:span></text:a><text:span text:style-name="T12"> </text:span><text:a xlink:type="simple" xlink:href="https://app.pluralsight.com/course-player?clipId=5fab0ce2-32b4-4bcb-8b4e-029e9ede3f7e&amp;startTime=263.19" office:target-frame-name="psplayer" xlink:show="replace" text:style-name="Internet_20_link" text:visited-style-name="Visited_20_Internet_20_Link"><text:span text:style-name="T11">running right now, ‑a lists all of them.</text:span></text:a><text:span text:style-name="T12"> </text:span><text:a xlink:type="simple" xlink:href="https://app.pluralsight.com/course-player?clipId=5fab0ce2-32b4-4bcb-8b4e-029e9ede3f7e&amp;startTime=266.24" office:target-frame-name="psplayer" xlink:show="replace" text:style-name="Internet_20_link" text:visited-style-name="Visited_20_Internet_20_Link"><text:span text:style-name="T11">So if I want to stop this,</text:span></text:a><text:span text:style-name="T12"> </text:span><text:a xlink:type="simple" xlink:href="https://app.pluralsight.com/course-player?clipId=5fab0ce2-32b4-4bcb-8b4e-029e9ede3f7e&amp;startTime=267.24" office:target-frame-name="psplayer" xlink:show="replace" text:style-name="Internet_20_link" text:visited-style-name="Visited_20_Internet_20_Link"><text:span text:style-name="T11">I can say docker stop and then give it the first part of the ID, ce4, in</text:span></text:a><text:span text:style-name="T12"> </text:span><text:a xlink:type="simple" xlink:href="https://app.pluralsight.com/course-player?clipId=5fab0ce2-32b4-4bcb-8b4e-029e9ede3f7e&amp;startTime=272.02" office:target-frame-name="psplayer" xlink:show="replace" text:style-name="Internet_20_link" text:visited-style-name="Visited_20_Internet_20_Link"><text:span text:style-name="T11">this case. Ce would be enough, it looks like it stopped it.</text:span></text:a><text:span text:style-name="T12"> </text:span><text:a xlink:type="simple" xlink:href="https://app.pluralsight.com/course-player?clipId=5fab0ce2-32b4-4bcb-8b4e-029e9ede3f7e&amp;startTime=276.24" office:target-frame-name="psplayer" xlink:show="replace" text:style-name="Internet_20_link" text:visited-style-name="Visited_20_Internet_20_Link"><text:span text:style-name="T11">Now I want to completely get rid of it.</text:span></text:a><text:span text:style-name="T12"> </text:span><text:a xlink:type="simple" xlink:href="https://app.pluralsight.com/course-player?clipId=5fab0ce2-32b4-4bcb-8b4e-029e9ede3f7e&amp;startTime=278.13" office:target-frame-name="psplayer" xlink:show="replace" text:style-name="Internet_20_link" text:visited-style-name="Visited_20_Internet_20_Link"><text:span text:style-name="T11">If we go back to docker ps, notice first off it doesn't list it.</text:span></text:a><text:span text:style-name="T12"> </text:span><text:a xlink:type="simple" xlink:href="https://app.pluralsight.com/course-player?clipId=5fab0ce2-32b4-4bcb-8b4e-029e9ede3f7e&amp;startTime=282.04" office:target-frame-name="psplayer" xlink:show="replace" text:style-name="Internet_20_link" text:visited-style-name="Visited_20_Internet_20_Link"><text:span text:style-name="T11">It's still hanging around, it's just not running.</text:span></text:a><text:span text:style-name="T12"> </text:span><text:a xlink:type="simple" xlink:href="https://app.pluralsight.com/course-player?clipId=5fab0ce2-32b4-4bcb-8b4e-029e9ede3f7e&amp;startTime=284.55" office:target-frame-name="psplayer" xlink:show="replace" text:style-name="Internet_20_link" text:visited-style-name="Visited_20_Internet_20_Link"><text:span text:style-name="T11">Let's do a ‑a, there it is, notice it's exited 17 seconds ago.</text:span></text:a><text:span text:style-name="T12"> </text:span><text:a xlink:type="simple" xlink:href="https://app.pluralsight.com/course-player?clipId=5fab0ce2-32b4-4bcb-8b4e-029e9ede3f7e&amp;startTime=289.68" office:target-frame-name="psplayer" xlink:show="replace" text:style-name="Internet_20_link" text:visited-style-name="Visited_20_Internet_20_Link"><text:span text:style-name="T11">So to remove it,</text:span></text:a><text:span text:style-name="T12"> </text:span><text:a xlink:type="simple" xlink:href="https://app.pluralsight.com/course-player?clipId=5fab0ce2-32b4-4bcb-8b4e-029e9ede3f7e&amp;startTime=290.98" office:target-frame-name="psplayer" xlink:show="replace" text:style-name="Internet_20_link" text:visited-style-name="Visited_20_Internet_20_Link"><text:span text:style-name="T11">I can do a docker remove, rm, and put a ce. There we go, now</text:span></text:a><text:span text:style-name="T12"> </text:span><text:a xlink:type="simple" xlink:href="https://app.pluralsight.com/course-player?clipId=5fab0ce2-32b4-4bcb-8b4e-029e9ede3f7e&amp;startTime=296.37" office:target-frame-name="psplayer" xlink:show="replace" text:style-name="Internet_20_link" text:visited-style-name="Visited_20_Internet_20_Link"><text:span text:style-name="T11">let's do docker ps ‑a, and we have nothing.</text:span></text:a><text:span text:style-name="T12"> </text:span><text:a xlink:type="simple" xlink:href="https://app.pluralsight.com/course-player?clipId=5fab0ce2-32b4-4bcb-8b4e-029e9ede3f7e&amp;startTime=299.36" office:target-frame-name="psplayer" xlink:show="replace" text:style-name="Internet_20_link" text:visited-style-name="Visited_20_Internet_20_Link"><text:span text:style-name="T11">It's as if it never existed.</text:span></text:a><text:span text:style-name="T12"> </text:span><text:a xlink:type="simple" xlink:href="https://app.pluralsight.com/course-player?clipId=5fab0ce2-32b4-4bcb-8b4e-029e9ede3f7e&amp;startTime=301.34" office:target-frame-name="psplayer" xlink:show="replace" text:style-name="Internet_20_link" text:visited-style-name="Visited_20_Internet_20_Link"><text:span text:style-name="T11">Now the image is still there.</text:span></text:a><text:span text:style-name="T12"> </text:span><text:a xlink:type="simple" xlink:href="https://app.pluralsight.com/course-player?clipId=5fab0ce2-32b4-4bcb-8b4e-029e9ede3f7e&amp;startTime=302.78" office:target-frame-name="psplayer" xlink:show="replace" text:style-name="Internet_20_link" text:visited-style-name="Visited_20_Internet_20_Link"><text:span text:style-name="T11">If we go docker images, there's our image,</text:span></text:a><text:span text:style-name="T12"> </text:span><text:a xlink:type="simple" xlink:href="https://app.pluralsight.com/course-player?clipId=5fab0ce2-32b4-4bcb-8b4e-029e9ede3f7e&amp;startTime=305.87" office:target-frame-name="psplayer" xlink:show="replace" text:style-name="Internet_20_link" text:visited-style-name="Visited_20_Internet_20_Link"><text:span text:style-name="T11">so I haven't deleted that. We could do the docker rmi command,</text:span></text:a><text:span text:style-name="T12"> </text:span><text:a xlink:type="simple" xlink:href="https://app.pluralsight.com/course-player?clipId=5fab0ce2-32b4-4bcb-8b4e-029e9ede3f7e&amp;startTime=309.41" office:target-frame-name="psplayer" xlink:show="replace" text:style-name="Internet_20_link" text:visited-style-name="Visited_20_Internet_20_Link"><text:span text:style-name="T11">though,</text:span></text:a><text:span text:style-name="T12"> </text:span><text:a xlink:type="simple" xlink:href="https://app.pluralsight.com/course-player?clipId=5fab0ce2-32b4-4bcb-8b4e-029e9ede3f7e&amp;startTime=309.91" office:target-frame-name="psplayer" xlink:show="replace" text:style-name="Internet_20_link" text:visited-style-name="Visited_20_Internet_20_Link"><text:span text:style-name="T11">to delete the image based on the ID if we wanted. So that's how we can get a container up and running.</text:span></text:a></text:p>
      <text:h text:style-name="P3" text:outline-level="3"><text:a xlink:type="simple" xlink:href="https://app.pluralsight.com/course-player?clipId=f4bf79fd-1ec4-4a63-8854-a3f423511f05" office:target-frame-name="psplayer" xlink:show="replace" text:style-name="Internet_20_link" text:visited-style-name="Visited_20_Internet_20_Link"><text:span text:style-name="T11">View Container Logs</text:span></text:a></text:h>
      <text:p text:style-name="P5"><text:a xlink:type="simple" xlink:href="https://app.pluralsight.com/course-player?clipId=f4bf79fd-1ec4-4a63-8854-a3f423511f05&amp;startTime=1.14" office:target-frame-name="psplayer" xlink:show="replace" text:style-name="Internet_20_link" text:visited-style-name="Visited_20_Internet_20_Link"><text:span text:style-name="T11">Docker makes it really easy to view the logs for a running</text:span></text:a><text:span text:style-name="T12"> </text:span><text:a xlink:type="simple" xlink:href="https://app.pluralsight.com/course-player?clipId=f4bf79fd-1ec4-4a63-8854-a3f423511f05&amp;startTime=4.05" office:target-frame-name="psplayer" xlink:show="replace" text:style-name="Internet_20_link" text:visited-style-name="Visited_20_Internet_20_Link"><text:span text:style-name="T11">container, and this is super useful anytime you're trying to</text:span></text:a><text:span text:style-name="T12"> </text:span><text:a xlink:type="simple" xlink:href="https://app.pluralsight.com/course-player?clipId=f4bf79fd-1ec4-4a63-8854-a3f423511f05&amp;startTime=7.05" office:target-frame-name="psplayer" xlink:show="replace" text:style-name="Internet_20_link" text:visited-style-name="Visited_20_Internet_20_Link"><text:span text:style-name="T11">troubleshoot or you just want to find out additional details about</text:span></text:a><text:span text:style-name="T12"> </text:span><text:a xlink:type="simple" xlink:href="https://app.pluralsight.com/course-player?clipId=f4bf79fd-1ec4-4a63-8854-a3f423511f05&amp;startTime=10.74" office:target-frame-name="psplayer" xlink:show="replace" text:style-name="Internet_20_link" text:visited-style-name="Visited_20_Internet_20_Link"><text:span text:style-name="T11">what's happening inside of a container.</text:span></text:a><text:span text:style-name="T12"> </text:span><text:a xlink:type="simple" xlink:href="https://app.pluralsight.com/course-player?clipId=f4bf79fd-1ec4-4a63-8854-a3f423511f05&amp;startTime=13.14" office:target-frame-name="psplayer" xlink:show="replace" text:style-name="Internet_20_link" text:visited-style-name="Visited_20_Internet_20_Link"><text:span text:style-name="T11">So we're going to take a look at a quick command called docker logs,</text:span></text:a><text:span text:style-name="T12"> </text:span><text:a xlink:type="simple" xlink:href="https://app.pluralsight.com/course-player?clipId=f4bf79fd-1ec4-4a63-8854-a3f423511f05&amp;startTime=16.19" office:target-frame-name="psplayer" xlink:show="replace" text:style-name="Internet_20_link" text:visited-style-name="Visited_20_Internet_20_Link"><text:span text:style-name="T11">and then I'm going to show you how to use it with our application container.</text:span></text:a><text:span text:style-name="T12"> </text:span><text:a xlink:type="simple" xlink:href="https://app.pluralsight.com/course-player?clipId=f4bf79fd-1ec4-4a63-8854-a3f423511f05&amp;startTime=19.46" office:target-frame-name="psplayer" xlink:show="replace" text:style-name="Internet_20_link" text:visited-style-name="Visited_20_Internet_20_Link"><text:span text:style-name="T11">We'll get that running, and then we're going to view the logs for it.</text:span></text:a><text:span text:style-name="T12"> </text:span><text:a xlink:type="simple" xlink:href="https://app.pluralsight.com/course-player?clipId=f4bf79fd-1ec4-4a63-8854-a3f423511f05&amp;startTime=23.04" office:target-frame-name="psplayer" xlink:show="replace" text:style-name="Internet_20_link" text:visited-style-name="Visited_20_Internet_20_Link"><text:span text:style-name="T11">So docker logs is very simple to use. You simply type docker</text:span></text:a><text:span text:style-name="T12"> </text:span><text:a xlink:type="simple" xlink:href="https://app.pluralsight.com/course-player?clipId=f4bf79fd-1ec4-4a63-8854-a3f423511f05&amp;startTime=26.51" office:target-frame-name="psplayer" xlink:show="replace" text:style-name="Internet_20_link" text:visited-style-name="Visited_20_Internet_20_Link"><text:span text:style-name="T11">logs and then give it the containerId.</text:span></text:a><text:span text:style-name="T12"> </text:span><text:a xlink:type="simple" xlink:href="https://app.pluralsight.com/course-player?clipId=f4bf79fd-1ec4-4a63-8854-a3f423511f05&amp;startTime=29.16" office:target-frame-name="psplayer" xlink:show="replace" text:style-name="Internet_20_link" text:visited-style-name="Visited_20_Internet_20_Link"><text:span text:style-name="T11">Now, to get the containerId again, you can do docker ps or docker ps ‑a,</text:span></text:a><text:span text:style-name="T12"> </text:span><text:a xlink:type="simple" xlink:href="https://app.pluralsight.com/course-player?clipId=f4bf79fd-1ec4-4a63-8854-a3f423511f05&amp;startTime=33.67" office:target-frame-name="psplayer" xlink:show="replace" text:style-name="Internet_20_link" text:visited-style-name="Visited_20_Internet_20_Link"><text:span text:style-name="T11">and that will allow us to then get that ID,</text:span></text:a><text:span text:style-name="T12"> </text:span><text:a xlink:type="simple" xlink:href="https://app.pluralsight.com/course-player?clipId=f4bf79fd-1ec4-4a63-8854-a3f423511f05&amp;startTime=37.45" office:target-frame-name="psplayer" xlink:show="replace" text:style-name="Internet_20_link" text:visited-style-name="Visited_20_Internet_20_Link"><text:span text:style-name="T11">pass it the logs, and then it will stream those to our console.</text:span></text:a><text:span text:style-name="T12"> </text:span><text:a xlink:type="simple" xlink:href="https://app.pluralsight.com/course-player?clipId=f4bf79fd-1ec4-4a63-8854-a3f423511f05&amp;startTime=41.74" office:target-frame-name="psplayer" xlink:show="replace" text:style-name="Internet_20_link" text:visited-style-name="Visited_20_Internet_20_Link"><text:span text:style-name="T11">So let's take a look at how that works.</text:span></text:a><text:span text:style-name="T12"> </text:span><text:a xlink:type="simple" xlink:href="https://app.pluralsight.com/course-player?clipId=f4bf79fd-1ec4-4a63-8854-a3f423511f05&amp;startTime=44.04" office:target-frame-name="psplayer" xlink:show="replace" text:style-name="Internet_20_link" text:visited-style-name="Visited_20_Internet_20_Link"><text:span text:style-name="T11">So in the previous module,</text:span></text:a><text:span text:style-name="T12"> </text:span><text:a xlink:type="simple" xlink:href="https://app.pluralsight.com/course-player?clipId=f4bf79fd-1ec4-4a63-8854-a3f423511f05&amp;startTime=45.37" office:target-frame-name="psplayer" xlink:show="replace" text:style-name="Internet_20_link" text:visited-style-name="Visited_20_Internet_20_Link"><text:span text:style-name="T11">I created a danwahlin/nodeapp, and we had two tag versions,</text:span></text:a><text:span text:style-name="T12"> </text:span><text:a xlink:type="simple" xlink:href="https://app.pluralsight.com/course-player?clipId=f4bf79fd-1ec4-4a63-8854-a3f423511f05&amp;startTime=49.11" office:target-frame-name="psplayer" xlink:show="replace" text:style-name="Internet_20_link" text:visited-style-name="Visited_20_Internet_20_Link"><text:span text:style-name="T11">2.0 and 1.0.</text:span></text:a><text:span text:style-name="T12"> </text:span><text:a xlink:type="simple" xlink:href="https://app.pluralsight.com/course-player?clipId=f4bf79fd-1ec4-4a63-8854-a3f423511f05&amp;startTime=50.84" office:target-frame-name="psplayer" xlink:show="replace" text:style-name="Internet_20_link" text:visited-style-name="Visited_20_Internet_20_Link"><text:span text:style-name="T11">So what I'm going to do is get that running now.</text:span></text:a><text:span text:style-name="T12"> </text:span><text:a xlink:type="simple" xlink:href="https://app.pluralsight.com/course-player?clipId=f4bf79fd-1ec4-4a63-8854-a3f423511f05&amp;startTime=53.02" office:target-frame-name="psplayer" xlink:show="replace" text:style-name="Internet_20_link" text:visited-style-name="Visited_20_Internet_20_Link"><text:span text:style-name="T11">So let's go to VS Code.</text:span></text:a><text:span text:style-name="T12"> </text:span><text:a xlink:type="simple" xlink:href="https://app.pluralsight.com/course-player?clipId=f4bf79fd-1ec4-4a63-8854-a3f423511f05&amp;startTime=55.64" office:target-frame-name="psplayer" xlink:show="replace" text:style-name="Internet_20_link" text:visited-style-name="Visited_20_Internet_20_Link"><text:span text:style-name="T11">So the first thing I'll do is make sure I have the latest version of that image,</text:span></text:a><text:span text:style-name="T12"> </text:span><text:a xlink:type="simple" xlink:href="https://app.pluralsight.com/course-player?clipId=f4bf79fd-1ec4-4a63-8854-a3f423511f05&amp;startTime=59.45" office:target-frame-name="psplayer" xlink:show="replace" text:style-name="Internet_20_link" text:visited-style-name="Visited_20_Internet_20_Link"><text:span text:style-name="T11">so I'm going to grab the 2.0.</text:span></text:a><text:span text:style-name="T12"> </text:span><text:a xlink:type="simple" xlink:href="https://app.pluralsight.com/course-player?clipId=f4bf79fd-1ec4-4a63-8854-a3f423511f05&amp;startTime=62.24" office:target-frame-name="psplayer" xlink:show="replace" text:style-name="Internet_20_link" text:visited-style-name="Visited_20_Internet_20_Link"><text:span text:style-name="T11">This should be cached on my machine already and should be pretty quick.</text:span></text:a><text:span text:style-name="T12"> </text:span><text:a xlink:type="simple" xlink:href="https://app.pluralsight.com/course-player?clipId=f4bf79fd-1ec4-4a63-8854-a3f423511f05&amp;startTime=66.14" office:target-frame-name="psplayer" xlink:show="replace" text:style-name="Internet_20_link" text:visited-style-name="Visited_20_Internet_20_Link"><text:span text:style-name="T11">All right, so it looks like the image is up to date.</text:span></text:a><text:span text:style-name="T12"> </text:span><text:a xlink:type="simple" xlink:href="https://app.pluralsight.com/course-player?clipId=f4bf79fd-1ec4-4a63-8854-a3f423511f05&amp;startTime=68.17" office:target-frame-name="psplayer" xlink:show="replace" text:style-name="Internet_20_link" text:visited-style-name="Visited_20_Internet_20_Link"><text:span text:style-name="T11">We're good to go there.</text:span></text:a><text:span text:style-name="T12"> </text:span><text:a xlink:type="simple" xlink:href="https://app.pluralsight.com/course-player?clipId=f4bf79fd-1ec4-4a63-8854-a3f423511f05&amp;startTime=69.11" office:target-frame-name="psplayer" xlink:show="replace" text:style-name="Internet_20_link" text:visited-style-name="Visited_20_Internet_20_Link"><text:span text:style-name="T11">Now, let's go ahead and run it, but before we do,</text:span></text:a><text:span text:style-name="T12"> </text:span><text:a xlink:type="simple" xlink:href="https://app.pluralsight.com/course-player?clipId=f4bf79fd-1ec4-4a63-8854-a3f423511f05&amp;startTime=72.44" office:target-frame-name="psplayer" xlink:show="replace" text:style-name="Internet_20_link" text:visited-style-name="Visited_20_Internet_20_Link"><text:span text:style-name="T11">I want to call out that this image makes a database call,</text:span></text:a><text:span text:style-name="T12"> </text:span><text:a xlink:type="simple" xlink:href="https://app.pluralsight.com/course-player?clipId=f4bf79fd-1ec4-4a63-8854-a3f423511f05&amp;startTime=75.78" office:target-frame-name="psplayer" xlink:show="replace" text:style-name="Internet_20_link" text:visited-style-name="Visited_20_Internet_20_Link"><text:span text:style-name="T11">and we don't have that container running,</text:span></text:a><text:span text:style-name="T12"> </text:span><text:a xlink:type="simple" xlink:href="https://app.pluralsight.com/course-player?clipId=f4bf79fd-1ec4-4a63-8854-a3f423511f05&amp;startTime=77.61" office:target-frame-name="psplayer" xlink:show="replace" text:style-name="Internet_20_link" text:visited-style-name="Visited_20_Internet_20_Link"><text:span text:style-name="T11">so I do expect some errors here.</text:span></text:a><text:span text:style-name="T12"> </text:span><text:a xlink:type="simple" xlink:href="https://app.pluralsight.com/course-player?clipId=f4bf79fd-1ec4-4a63-8854-a3f423511f05&amp;startTime=80.34" office:target-frame-name="psplayer" xlink:show="replace" text:style-name="Internet_20_link" text:visited-style-name="Visited_20_Internet_20_Link"><text:span text:style-name="T11">Now, if you recall, in the dockerfile, we exposed port 3000.</text:span></text:a><text:span text:style-name="T12"> </text:span><text:a xlink:type="simple" xlink:href="https://app.pluralsight.com/course-player?clipId=f4bf79fd-1ec4-4a63-8854-a3f423511f05&amp;startTime=86.12" office:target-frame-name="psplayer" xlink:show="replace" text:style-name="Internet_20_link" text:visited-style-name="Visited_20_Internet_20_Link"><text:span text:style-name="T11">You'll see that right up there.</text:span></text:a><text:span text:style-name="T12"> </text:span><text:a xlink:type="simple" xlink:href="https://app.pluralsight.com/course-player?clipId=f4bf79fd-1ec4-4a63-8854-a3f423511f05&amp;startTime=88.14" office:target-frame-name="psplayer" xlink:show="replace" text:style-name="Internet_20_link" text:visited-style-name="Visited_20_Internet_20_Link"><text:span text:style-name="T11">So now, we're going to do the same type of thing.</text:span></text:a><text:span text:style-name="T12"> </text:span><text:a xlink:type="simple" xlink:href="https://app.pluralsight.com/course-player?clipId=f4bf79fd-1ec4-4a63-8854-a3f423511f05&amp;startTime=90.14" office:target-frame-name="psplayer" xlink:show="replace" text:style-name="Internet_20_link" text:visited-style-name="Visited_20_Internet_20_Link"><text:span text:style-name="T11">We can do docker run ‑p,</text:span></text:a><text:span text:style-name="T12"> </text:span><text:a xlink:type="simple" xlink:href="https://app.pluralsight.com/course-player?clipId=f4bf79fd-1ec4-4a63-8854-a3f423511f05&amp;startTime=92.74" office:target-frame-name="psplayer" xlink:show="replace" text:style-name="Internet_20_link" text:visited-style-name="Visited_20_Internet_20_Link"><text:span text:style-name="T11">and then I could do 3000 on the external or I can change it.</text:span></text:a><text:span text:style-name="T12"> </text:span><text:a xlink:type="simple" xlink:href="https://app.pluralsight.com/course-player?clipId=f4bf79fd-1ec4-4a63-8854-a3f423511f05&amp;startTime=96.72" office:target-frame-name="psplayer" xlink:show="replace" text:style-name="Internet_20_link" text:visited-style-name="Visited_20_Internet_20_Link"><text:span text:style-name="T11">I could do, maybe I want to go 8080 to 3000.</text:span></text:a><text:span text:style-name="T12"> </text:span><text:a xlink:type="simple" xlink:href="https://app.pluralsight.com/course-player?clipId=f4bf79fd-1ec4-4a63-8854-a3f423511f05&amp;startTime=100.94" office:target-frame-name="psplayer" xlink:show="replace" text:style-name="Internet_20_link" text:visited-style-name="Visited_20_Internet_20_Link"><text:span text:style-name="T11">This is totally up to you, what you'd like to do here.</text:span></text:a><text:span text:style-name="T12"> </text:span><text:a xlink:type="simple" xlink:href="https://app.pluralsight.com/course-player?clipId=f4bf79fd-1ec4-4a63-8854-a3f423511f05&amp;startTime=103.94" office:target-frame-name="psplayer" xlink:show="replace" text:style-name="Internet_20_link" text:visited-style-name="Visited_20_Internet_20_Link"><text:span text:style-name="T11">Now let's say we'd like to leave it as 3000 external,</text:span></text:a><text:span text:style-name="T12"> </text:span><text:a xlink:type="simple" xlink:href="https://app.pluralsight.com/course-player?clipId=f4bf79fd-1ec4-4a63-8854-a3f423511f05&amp;startTime=106.95" office:target-frame-name="psplayer" xlink:show="replace" text:style-name="Internet_20_link" text:visited-style-name="Visited_20_Internet_20_Link"><text:span text:style-name="T11">and then we know it runs on 3000 internal,</text:span></text:a><text:span text:style-name="T12"> </text:span><text:a xlink:type="simple" xlink:href="https://app.pluralsight.com/course-player?clipId=f4bf79fd-1ec4-4a63-8854-a3f423511f05&amp;startTime=110.04" office:target-frame-name="psplayer" xlink:show="replace" text:style-name="Internet_20_link" text:visited-style-name="Visited_20_Internet_20_Link"><text:span text:style-name="T11">and then I'm going to run this as ‑d, detached,</text:span></text:a><text:span text:style-name="T12"> </text:span><text:a xlink:type="simple" xlink:href="https://app.pluralsight.com/course-player?clipId=f4bf79fd-1ec4-4a63-8854-a3f423511f05&amp;startTime=113.03" office:target-frame-name="psplayer" xlink:show="replace" text:style-name="Internet_20_link" text:visited-style-name="Visited_20_Internet_20_Link"><text:span text:style-name="T11">and then we'll go ahead and put the name of it.</text:span></text:a><text:span text:style-name="T12"> </text:span><text:a xlink:type="simple" xlink:href="https://app.pluralsight.com/course-player?clipId=f4bf79fd-1ec4-4a63-8854-a3f423511f05&amp;startTime=116.14" office:target-frame-name="psplayer" xlink:show="replace" text:style-name="Internet_20_link" text:visited-style-name="Visited_20_Internet_20_Link"><text:span text:style-name="T11">All right, so let's go ahead and start that up.</text:span></text:a><text:span text:style-name="T12"> </text:span><text:a xlink:type="simple" xlink:href="https://app.pluralsight.com/course-player?clipId=f4bf79fd-1ec4-4a63-8854-a3f423511f05&amp;startTime=117.9" office:target-frame-name="psplayer" xlink:show="replace" text:style-name="Internet_20_link" text:visited-style-name="Visited_20_Internet_20_Link"><text:span text:style-name="T11">Now it looks great, right?</text:span></text:a><text:span text:style-name="T12"> </text:span><text:a xlink:type="simple" xlink:href="https://app.pluralsight.com/course-player?clipId=f4bf79fd-1ec4-4a63-8854-a3f423511f05&amp;startTime=119.11" office:target-frame-name="psplayer" xlink:show="replace" text:style-name="Internet_20_link" text:visited-style-name="Visited_20_Internet_20_Link"><text:span text:style-name="T11">We got back an ID. Everything's probably fine.</text:span></text:a><text:span text:style-name="T12"> </text:span><text:a xlink:type="simple" xlink:href="https://app.pluralsight.com/course-player?clipId=f4bf79fd-1ec4-4a63-8854-a3f423511f05&amp;startTime=122.34" office:target-frame-name="psplayer" xlink:show="replace" text:style-name="Internet_20_link" text:visited-style-name="Visited_20_Internet_20_Link"><text:span text:style-name="T11">Or is it?</text:span></text:a><text:span text:style-name="T12"> </text:span><text:a xlink:type="simple" xlink:href="https://app.pluralsight.com/course-player?clipId=f4bf79fd-1ec4-4a63-8854-a3f423511f05&amp;startTime=123.44" office:target-frame-name="psplayer" xlink:show="replace" text:style-name="Internet_20_link" text:visited-style-name="Visited_20_Internet_20_Link"><text:span text:style-name="T11">Let's go ahead and check.</text:span></text:a><text:span text:style-name="T12"> </text:span><text:a xlink:type="simple" xlink:href="https://app.pluralsight.com/course-player?clipId=f4bf79fd-1ec4-4a63-8854-a3f423511f05&amp;startTime=124.56" office:target-frame-name="psplayer" xlink:show="replace" text:style-name="Internet_20_link" text:visited-style-name="Visited_20_Internet_20_Link"><text:span text:style-name="T11">So if we do docker ps ‑a, to show all,</text:span></text:a><text:span text:style-name="T12"> </text:span><text:a xlink:type="simple" xlink:href="https://app.pluralsight.com/course-player?clipId=f4bf79fd-1ec4-4a63-8854-a3f423511f05&amp;startTime=128.7" office:target-frame-name="psplayer" xlink:show="replace" text:style-name="Internet_20_link" text:visited-style-name="Visited_20_Internet_20_Link"><text:span text:style-name="T11">including any containers that aren't running,</text:span></text:a><text:span text:style-name="T12"> </text:span><text:a xlink:type="simple" xlink:href="https://app.pluralsight.com/course-player?clipId=f4bf79fd-1ec4-4a63-8854-a3f423511f05&amp;startTime=131.24" office:target-frame-name="psplayer" xlink:show="replace" text:style-name="Internet_20_link" text:visited-style-name="Visited_20_Internet_20_Link"><text:span text:style-name="T11">you'll notice it's been up 12 seconds.</text:span></text:a><text:span text:style-name="T12"> </text:span><text:a xlink:type="simple" xlink:href="https://app.pluralsight.com/course-player?clipId=f4bf79fd-1ec4-4a63-8854-a3f423511f05&amp;startTime=133.73" office:target-frame-name="psplayer" xlink:show="replace" text:style-name="Internet_20_link" text:visited-style-name="Visited_20_Internet_20_Link"><text:span text:style-name="T11">Okay, well that looks good, so let's see what happened then.</text:span></text:a><text:span text:style-name="T12"> </text:span><text:a xlink:type="simple" xlink:href="https://app.pluralsight.com/course-player?clipId=f4bf79fd-1ec4-4a63-8854-a3f423511f05&amp;startTime=137.49" office:target-frame-name="psplayer" xlink:show="replace" text:style-name="Internet_20_link" text:visited-style-name="Visited_20_Internet_20_Link"><text:span text:style-name="T11">Let's jump back to the browser.</text:span></text:a><text:span text:style-name="T12"> </text:span><text:a xlink:type="simple" xlink:href="https://app.pluralsight.com/course-player?clipId=f4bf79fd-1ec4-4a63-8854-a3f423511f05&amp;startTime=139.54" office:target-frame-name="psplayer" xlink:show="replace" text:style-name="Internet_20_link" text:visited-style-name="Visited_20_Internet_20_Link"><text:span text:style-name="T11">So I'll go ahead and open a new tab, and we'll go to localhost 3000.</text:span></text:a><text:span text:style-name="T12"> </text:span><text:a xlink:type="simple" xlink:href="https://app.pluralsight.com/course-player?clipId=f4bf79fd-1ec4-4a63-8854-a3f423511f05&amp;startTime=145.14" office:target-frame-name="psplayer" xlink:show="replace" text:style-name="Internet_20_link" text:visited-style-name="Visited_20_Internet_20_Link"><text:span text:style-name="T11">All right.</text:span></text:a><text:span text:style-name="T12"> </text:span><text:a xlink:type="simple" xlink:href="https://app.pluralsight.com/course-player?clipId=f4bf79fd-1ec4-4a63-8854-a3f423511f05&amp;startTime=145.58" office:target-frame-name="psplayer" xlink:show="replace" text:style-name="Internet_20_link" text:visited-style-name="Visited_20_Internet_20_Link"><text:span text:style-name="T11">And it couldn't go to the page here,</text:span></text:a><text:span text:style-name="T12"> </text:span><text:a xlink:type="simple" xlink:href="https://app.pluralsight.com/course-player?clipId=f4bf79fd-1ec4-4a63-8854-a3f423511f05&amp;startTime=147.26" office:target-frame-name="psplayer" xlink:show="replace" text:style-name="Internet_20_link" text:visited-style-name="Visited_20_Internet_20_Link"><text:span text:style-name="T11">so it looks like something's not quite right.</text:span></text:a><text:span text:style-name="T12"> </text:span><text:a xlink:type="simple" xlink:href="https://app.pluralsight.com/course-player?clipId=f4bf79fd-1ec4-4a63-8854-a3f423511f05&amp;startTime=150.34" office:target-frame-name="psplayer" xlink:show="replace" text:style-name="Internet_20_link" text:visited-style-name="Visited_20_Internet_20_Link"><text:span text:style-name="T11">Now this is where docker logs can be really useful.</text:span></text:a><text:span text:style-name="T12"> </text:span><text:a xlink:type="simple" xlink:href="https://app.pluralsight.com/course-player?clipId=f4bf79fd-1ec4-4a63-8854-a3f423511f05&amp;startTime=152.98" office:target-frame-name="psplayer" xlink:show="replace" text:style-name="Internet_20_link" text:visited-style-name="Visited_20_Internet_20_Link"><text:span text:style-name="T11">So let's go on back to VS Code to the command prompt</text:span></text:a><text:span text:style-name="T12"> </text:span><text:a xlink:type="simple" xlink:href="https://app.pluralsight.com/course-player?clipId=f4bf79fd-1ec4-4a63-8854-a3f423511f05&amp;startTime=155.6" office:target-frame-name="psplayer" xlink:show="replace" text:style-name="Internet_20_link" text:visited-style-name="Visited_20_Internet_20_Link"><text:span text:style-name="T11">there and see what we can find out.</text:span></text:a><text:span text:style-name="T12"> </text:span><text:a xlink:type="simple" xlink:href="https://app.pluralsight.com/course-player?clipId=f4bf79fd-1ec4-4a63-8854-a3f423511f05&amp;startTime=158.54" office:target-frame-name="psplayer" xlink:show="replace" text:style-name="Internet_20_link" text:visited-style-name="Visited_20_Internet_20_Link"><text:span text:style-name="T11">So I'm going to go ahead and we'll make our console a little bigger.</text:span></text:a><text:span text:style-name="T12"> </text:span><text:a xlink:type="simple" xlink:href="https://app.pluralsight.com/course-player?clipId=f4bf79fd-1ec4-4a63-8854-a3f423511f05&amp;startTime=161.4" office:target-frame-name="psplayer" xlink:show="replace" text:style-name="Internet_20_link" text:visited-style-name="Visited_20_Internet_20_Link"><text:span text:style-name="T11">Let's clear it.</text:span></text:a><text:span text:style-name="T12"> </text:span><text:a xlink:type="simple" xlink:href="https://app.pluralsight.com/course-player?clipId=f4bf79fd-1ec4-4a63-8854-a3f423511f05&amp;startTime=162.74" office:target-frame-name="psplayer" xlink:show="replace" text:style-name="Internet_20_link" text:visited-style-name="Visited_20_Internet_20_Link"><text:span text:style-name="T11">Let's go back to docker ps ‑a again.</text:span></text:a><text:span text:style-name="T12"> </text:span><text:a xlink:type="simple" xlink:href="https://app.pluralsight.com/course-player?clipId=f4bf79fd-1ec4-4a63-8854-a3f423511f05&amp;startTime=166.14" office:target-frame-name="psplayer" xlink:show="replace" text:style-name="Internet_20_link" text:visited-style-name="Visited_20_Internet_20_Link"><text:span text:style-name="T11">All right, now you'll notice it says exited 36 seconds ago,</text:span></text:a><text:span text:style-name="T12"> </text:span><text:a xlink:type="simple" xlink:href="https://app.pluralsight.com/course-player?clipId=f4bf79fd-1ec4-4a63-8854-a3f423511f05&amp;startTime=169.52" office:target-frame-name="psplayer" xlink:show="replace" text:style-name="Internet_20_link" text:visited-style-name="Visited_20_Internet_20_Link"><text:span text:style-name="T11">so something definitely happened that wasn't good.</text:span></text:a><text:span text:style-name="T12"> </text:span><text:a xlink:type="simple" xlink:href="https://app.pluralsight.com/course-player?clipId=f4bf79fd-1ec4-4a63-8854-a3f423511f05&amp;startTime=172.53" office:target-frame-name="psplayer" xlink:show="replace" text:style-name="Internet_20_link" text:visited-style-name="Visited_20_Internet_20_Link"><text:span text:style-name="T11">And I'll give you a hint, I've already mentioned it.</text:span></text:a><text:span text:style-name="T12"> </text:span><text:a xlink:type="simple" xlink:href="https://app.pluralsight.com/course-player?clipId=f4bf79fd-1ec4-4a63-8854-a3f423511f05&amp;startTime=174.69" office:target-frame-name="psplayer" xlink:show="replace" text:style-name="Internet_20_link" text:visited-style-name="Visited_20_Internet_20_Link"><text:span text:style-name="T11">We don't have a database right now.</text:span></text:a><text:span text:style-name="T12"> </text:span><text:a xlink:type="simple" xlink:href="https://app.pluralsight.com/course-player?clipId=f4bf79fd-1ec4-4a63-8854-a3f423511f05&amp;startTime=176.64" office:target-frame-name="psplayer" xlink:show="replace" text:style-name="Internet_20_link" text:visited-style-name="Visited_20_Internet_20_Link"><text:span text:style-name="T11">But if you look at it right now, you're kind of stuck, right?</text:span></text:a><text:span text:style-name="T12"> </text:span><text:a xlink:type="simple" xlink:href="https://app.pluralsight.com/course-player?clipId=f4bf79fd-1ec4-4a63-8854-a3f423511f05&amp;startTime=180.01" office:target-frame-name="psplayer" xlink:show="replace" text:style-name="Internet_20_link" text:visited-style-name="Visited_20_Internet_20_Link"><text:span text:style-name="T11">You're going, </text:span></text:a><text:soft-page-break/><text:a xlink:type="simple" xlink:href="https://app.pluralsight.com/course-player?clipId=f4bf79fd-1ec4-4a63-8854-a3f423511f05&amp;startTime=180.01" office:target-frame-name="psplayer" xlink:show="replace" text:style-name="Internet_20_link" text:visited-style-name="Visited_20_Internet_20_Link"><text:span text:style-name="T11">what do I do?</text:span></text:a><text:span text:style-name="T12"> </text:span><text:a xlink:type="simple" xlink:href="https://app.pluralsight.com/course-player?clipId=f4bf79fd-1ec4-4a63-8854-a3f423511f05&amp;startTime=181.59" office:target-frame-name="psplayer" xlink:show="replace" text:style-name="Internet_20_link" text:visited-style-name="Visited_20_Internet_20_Link"><text:span text:style-name="T11">Well, this is where docker logs come in.</text:span></text:a><text:span text:style-name="T12"> </text:span><text:a xlink:type="simple" xlink:href="https://app.pluralsight.com/course-player?clipId=f4bf79fd-1ec4-4a63-8854-a3f423511f05&amp;startTime=184.04" office:target-frame-name="psplayer" xlink:show="replace" text:style-name="Internet_20_link" text:visited-style-name="Visited_20_Internet_20_Link"><text:span text:style-name="T11">So if we did docker logs, then I'll give it the ID 58.</text:span></text:a><text:span text:style-name="T12"> </text:span><text:a xlink:type="simple" xlink:href="https://app.pluralsight.com/course-player?clipId=f4bf79fd-1ec4-4a63-8854-a3f423511f05&amp;startTime=188.44" office:target-frame-name="psplayer" xlink:show="replace" text:style-name="Internet_20_link" text:visited-style-name="Visited_20_Internet_20_Link"><text:span text:style-name="T11">Let's see what we get here.</text:span></text:a><text:span text:style-name="T12"> </text:span><text:a xlink:type="simple" xlink:href="https://app.pluralsight.com/course-player?clipId=f4bf79fd-1ec4-4a63-8854-a3f423511f05&amp;startTime=190.14" office:target-frame-name="psplayer" xlink:show="replace" text:style-name="Internet_20_link" text:visited-style-name="Visited_20_Internet_20_Link"><text:span text:style-name="T11">All right, so if we come on in, oh, there we go.</text:span></text:a><text:span text:style-name="T12"> </text:span><text:a xlink:type="simple" xlink:href="https://app.pluralsight.com/course-player?clipId=f4bf79fd-1ec4-4a63-8854-a3f423511f05&amp;startTime=193.23" office:target-frame-name="psplayer" xlink:show="replace" text:style-name="Internet_20_link" text:visited-style-name="Visited_20_Internet_20_Link"><text:span text:style-name="T11">We've got an issue.</text:span></text:a><text:span text:style-name="T12"> </text:span><text:a xlink:type="simple" xlink:href="https://app.pluralsight.com/course-player?clipId=f4bf79fd-1ec4-4a63-8854-a3f423511f05&amp;startTime=194.31" office:target-frame-name="psplayer" xlink:show="replace" text:style-name="Internet_20_link" text:visited-style-name="Visited_20_Internet_20_Link"><text:span text:style-name="T11">Looks like there was a Mongoose issue, and Mongoose is a</text:span></text:a><text:span text:style-name="T12"> </text:span><text:a xlink:type="simple" xlink:href="https://app.pluralsight.com/course-player?clipId=f4bf79fd-1ec4-4a63-8854-a3f423511f05&amp;startTime=197.19" office:target-frame-name="psplayer" xlink:show="replace" text:style-name="Internet_20_link" text:visited-style-name="Visited_20_Internet_20_Link"><text:span text:style-name="T11">Node.js package that can hit MongoDB.</text:span></text:a><text:span text:style-name="T12"> </text:span><text:a xlink:type="simple" xlink:href="https://app.pluralsight.com/course-player?clipId=f4bf79fd-1ec4-4a63-8854-a3f423511f05&amp;startTime=200.44" office:target-frame-name="psplayer" xlink:show="replace" text:style-name="Internet_20_link" text:visited-style-name="Visited_20_Internet_20_Link"><text:span text:style-name="T11">And it looks like it could not connect to MongoDB</text:span></text:a><text:span text:style-name="T12"> </text:span><text:a xlink:type="simple" xlink:href="https://app.pluralsight.com/course-player?clipId=f4bf79fd-1ec4-4a63-8854-a3f423511f05&amp;startTime=203.47" office:target-frame-name="psplayer" xlink:show="replace" text:style-name="Internet_20_link" text:visited-style-name="Visited_20_Internet_20_Link"><text:span text:style-name="T11">there, that getaddrinfo mongodb.</text:span></text:a><text:span text:style-name="T12"> </text:span><text:a xlink:type="simple" xlink:href="https://app.pluralsight.com/course-player?clipId=f4bf79fd-1ec4-4a63-8854-a3f423511f05&amp;startTime=207.14" office:target-frame-name="psplayer" xlink:show="replace" text:style-name="Internet_20_link" text:visited-style-name="Visited_20_Internet_20_Link"><text:span text:style-name="T11">So we definitely have a problem.</text:span></text:a><text:span text:style-name="T12"> </text:span><text:a xlink:type="simple" xlink:href="https://app.pluralsight.com/course-player?clipId=f4bf79fd-1ec4-4a63-8854-a3f423511f05&amp;startTime=208.83" office:target-frame-name="psplayer" xlink:show="replace" text:style-name="Internet_20_link" text:visited-style-name="Visited_20_Internet_20_Link"><text:span text:style-name="T11">And of course,</text:span></text:a><text:span text:style-name="T12"> </text:span><text:a xlink:type="simple" xlink:href="https://app.pluralsight.com/course-player?clipId=f4bf79fd-1ec4-4a63-8854-a3f423511f05&amp;startTime=209.33" office:target-frame-name="psplayer" xlink:show="replace" text:style-name="Internet_20_link" text:visited-style-name="Visited_20_Internet_20_Link"><text:span text:style-name="T11">I could scroll through, and it looks like the error</text:span></text:a><text:span text:style-name="T12"> </text:span><text:a xlink:type="simple" xlink:href="https://app.pluralsight.com/course-player?clipId=f4bf79fd-1ec4-4a63-8854-a3f423511f05&amp;startTime=211.72" office:target-frame-name="psplayer" xlink:show="replace" text:style-name="Internet_20_link" text:visited-style-name="Visited_20_Internet_20_Link"><text:span text:style-name="T11">tried a couple times to connect, and it wasn't able to connect,</text:span></text:a><text:span text:style-name="T12"> </text:span><text:a xlink:type="simple" xlink:href="https://app.pluralsight.com/course-player?clipId=f4bf79fd-1ec4-4a63-8854-a3f423511f05&amp;startTime=215.46" office:target-frame-name="psplayer" xlink:show="replace" text:style-name="Internet_20_link" text:visited-style-name="Visited_20_Internet_20_Link"><text:span text:style-name="T11">so it tried again, and then it failed.</text:span></text:a><text:span text:style-name="T12"> </text:span><text:a xlink:type="simple" xlink:href="https://app.pluralsight.com/course-player?clipId=f4bf79fd-1ec4-4a63-8854-a3f423511f05&amp;startTime=218.24" office:target-frame-name="psplayer" xlink:show="replace" text:style-name="Internet_20_link" text:visited-style-name="Visited_20_Internet_20_Link"><text:span text:style-name="T11">Had you not known about docker logs, you'd really be up a creek though.</text:span></text:a><text:span text:style-name="T12"> </text:span><text:a xlink:type="simple" xlink:href="https://app.pluralsight.com/course-player?clipId=f4bf79fd-1ec4-4a63-8854-a3f423511f05&amp;startTime=222.58" office:target-frame-name="psplayer" xlink:show="replace" text:style-name="Internet_20_link" text:visited-style-name="Visited_20_Internet_20_Link"><text:span text:style-name="T11">What do you do when you don't know?</text:span></text:a><text:span text:style-name="T12"> </text:span><text:a xlink:type="simple" xlink:href="https://app.pluralsight.com/course-player?clipId=f4bf79fd-1ec4-4a63-8854-a3f423511f05&amp;startTime=225.34" office:target-frame-name="psplayer" xlink:show="replace" text:style-name="Internet_20_link" text:visited-style-name="Visited_20_Internet_20_Link"><text:span text:style-name="T11">Now, to show you, we could have done this.</text:span></text:a><text:span text:style-name="T12"> </text:span><text:a xlink:type="simple" xlink:href="https://app.pluralsight.com/course-player?clipId=f4bf79fd-1ec4-4a63-8854-a3f423511f05&amp;startTime=229.14" office:target-frame-name="psplayer" xlink:show="replace" text:style-name="Internet_20_link" text:visited-style-name="Visited_20_Internet_20_Link"><text:span text:style-name="T11">We could have come in, let's go ps ‑a again,</text:span></text:a><text:span text:style-name="T12"> </text:span><text:a xlink:type="simple" xlink:href="https://app.pluralsight.com/course-player?clipId=f4bf79fd-1ec4-4a63-8854-a3f423511f05&amp;startTime=231.96" office:target-frame-name="psplayer" xlink:show="replace" text:style-name="Internet_20_link" text:visited-style-name="Visited_20_Internet_20_Link"><text:span text:style-name="T11">and let's remove this, so we'll say remove 58.</text:span></text:a><text:span text:style-name="T12"> </text:span><text:a xlink:type="simple" xlink:href="https://app.pluralsight.com/course-player?clipId=f4bf79fd-1ec4-4a63-8854-a3f423511f05&amp;startTime=235.84" office:target-frame-name="psplayer" xlink:show="replace" text:style-name="Internet_20_link" text:visited-style-name="Visited_20_Internet_20_Link"><text:span text:style-name="T11">All right, now it should be gone.</text:span></text:a><text:span text:style-name="T12"> </text:span><text:a xlink:type="simple" xlink:href="https://app.pluralsight.com/course-player?clipId=f4bf79fd-1ec4-4a63-8854-a3f423511f05&amp;startTime=239.04" office:target-frame-name="psplayer" xlink:show="replace" text:style-name="Internet_20_link" text:visited-style-name="Visited_20_Internet_20_Link"><text:span text:style-name="T11">Perfect.</text:span></text:a><text:span text:style-name="T12"> </text:span><text:a xlink:type="simple" xlink:href="https://app.pluralsight.com/course-player?clipId=f4bf79fd-1ec4-4a63-8854-a3f423511f05&amp;startTime=239.51" office:target-frame-name="psplayer" xlink:show="replace" text:style-name="Internet_20_link" text:visited-style-name="Visited_20_Internet_20_Link"><text:span text:style-name="T11">Now let me go back to where I ran it, and let's take out the ‑d.</text:span></text:a><text:span text:style-name="T12"> </text:span><text:a xlink:type="simple" xlink:href="https://app.pluralsight.com/course-player?clipId=f4bf79fd-1ec4-4a63-8854-a3f423511f05&amp;startTime=244.06" office:target-frame-name="psplayer" xlink:show="replace" text:style-name="Internet_20_link" text:visited-style-name="Visited_20_Internet_20_Link"><text:span text:style-name="T11">Now this would actually stream the logs right to the console here,</text:span></text:a><text:span text:style-name="T12"> </text:span><text:a xlink:type="simple" xlink:href="https://app.pluralsight.com/course-player?clipId=f4bf79fd-1ec4-4a63-8854-a3f423511f05&amp;startTime=249.34" office:target-frame-name="psplayer" xlink:show="replace" text:style-name="Internet_20_link" text:visited-style-name="Visited_20_Internet_20_Link"><text:span text:style-name="T11">which you normally don't want because it ties up your console.</text:span></text:a><text:span text:style-name="T12"> </text:span><text:a xlink:type="simple" xlink:href="https://app.pluralsight.com/course-player?clipId=f4bf79fd-1ec4-4a63-8854-a3f423511f05&amp;startTime=252.56" office:target-frame-name="psplayer" xlink:show="replace" text:style-name="Internet_20_link" text:visited-style-name="Visited_20_Internet_20_Link"><text:span text:style-name="T11">But in this case, it would have been helpful.</text:span></text:a><text:span text:style-name="T12"> </text:span><text:a xlink:type="simple" xlink:href="https://app.pluralsight.com/course-player?clipId=f4bf79fd-1ec4-4a63-8854-a3f423511f05&amp;startTime=254.27" office:target-frame-name="psplayer" xlink:show="replace" text:style-name="Internet_20_link" text:visited-style-name="Visited_20_Internet_20_Link"><text:span text:style-name="T11">So let me just hit Enter here and we'll let it run.</text:span></text:a><text:span text:style-name="T12"> </text:span><text:a xlink:type="simple" xlink:href="https://app.pluralsight.com/course-player?clipId=f4bf79fd-1ec4-4a63-8854-a3f423511f05&amp;startTime=257.94" office:target-frame-name="psplayer" xlink:show="replace" text:style-name="Internet_20_link" text:visited-style-name="Visited_20_Internet_20_Link"><text:span text:style-name="T11">All right, now that's what's actually happening behind the scenes.</text:span></text:a><text:span text:style-name="T12"> </text:span><text:a xlink:type="simple" xlink:href="https://app.pluralsight.com/course-player?clipId=f4bf79fd-1ec4-4a63-8854-a3f423511f05&amp;startTime=260.71" office:target-frame-name="psplayer" xlink:show="replace" text:style-name="Internet_20_link" text:visited-style-name="Visited_20_Internet_20_Link"><text:span text:style-name="T11">That's the logs.</text:span></text:a><text:span text:style-name="T12"> </text:span><text:a xlink:type="simple" xlink:href="https://app.pluralsight.com/course-player?clipId=f4bf79fd-1ec4-4a63-8854-a3f423511f05&amp;startTime=262.44" office:target-frame-name="psplayer" xlink:show="replace" text:style-name="Internet_20_link" text:visited-style-name="Visited_20_Internet_20_Link"><text:span text:style-name="T11">And now if we try to hit it, we're going to get an error,</text:span></text:a><text:span text:style-name="T12"> </text:span><text:a xlink:type="simple" xlink:href="https://app.pluralsight.com/course-player?clipId=f4bf79fd-1ec4-4a63-8854-a3f423511f05&amp;startTime=265.36" office:target-frame-name="psplayer" xlink:show="replace" text:style-name="Internet_20_link" text:visited-style-name="Visited_20_Internet_20_Link"><text:span text:style-name="T11">and obviously, it's not going to work.</text:span></text:a><text:span text:style-name="T12"> </text:span><text:a xlink:type="simple" xlink:href="https://app.pluralsight.com/course-player?clipId=f4bf79fd-1ec4-4a63-8854-a3f423511f05&amp;startTime=267.12" office:target-frame-name="psplayer" xlink:show="replace" text:style-name="Internet_20_link" text:visited-style-name="Visited_20_Internet_20_Link"><text:span text:style-name="T11">In fact, we should see an error here in just a moment anyway.</text:span></text:a><text:span text:style-name="T12"> </text:span><text:a xlink:type="simple" xlink:href="https://app.pluralsight.com/course-player?clipId=f4bf79fd-1ec4-4a63-8854-a3f423511f05&amp;startTime=270.14" office:target-frame-name="psplayer" xlink:show="replace" text:style-name="Internet_20_link" text:visited-style-name="Visited_20_Internet_20_Link"><text:span text:style-name="T11">But let's go ahead, we'll officially try to hit it.</text:span></text:a><text:span text:style-name="T12"> </text:span><text:a xlink:type="simple" xlink:href="https://app.pluralsight.com/course-player?clipId=f4bf79fd-1ec4-4a63-8854-a3f423511f05&amp;startTime=272.02" office:target-frame-name="psplayer" xlink:show="replace" text:style-name="Internet_20_link" text:visited-style-name="Visited_20_Internet_20_Link"><text:span text:style-name="T11">Let's go back to the browser, and we'll go ahead and just</text:span></text:a><text:span text:style-name="T12"> </text:span><text:a xlink:type="simple" xlink:href="https://app.pluralsight.com/course-player?clipId=f4bf79fd-1ec4-4a63-8854-a3f423511f05&amp;startTime=274.75" office:target-frame-name="psplayer" xlink:show="replace" text:style-name="Internet_20_link" text:visited-style-name="Visited_20_Internet_20_Link"><text:span text:style-name="T11">refresh this. Should get an error again.</text:span></text:a><text:span text:style-name="T12"> </text:span><text:a xlink:type="simple" xlink:href="https://app.pluralsight.com/course-player?clipId=f4bf79fd-1ec4-4a63-8854-a3f423511f05&amp;startTime=278.94" office:target-frame-name="psplayer" xlink:show="replace" text:style-name="Internet_20_link" text:visited-style-name="Visited_20_Internet_20_Link"><text:span text:style-name="T11">And at this point, the container might have already crashed.</text:span></text:a><text:span text:style-name="T12"> </text:span><text:a xlink:type="simple" xlink:href="https://app.pluralsight.com/course-player?clipId=f4bf79fd-1ec4-4a63-8854-a3f423511f05&amp;startTime=281.37" office:target-frame-name="psplayer" xlink:show="replace" text:style-name="Internet_20_link" text:visited-style-name="Visited_20_Internet_20_Link"><text:span text:style-name="T11">Hard to say, but, yeah, definitely isn't working.</text:span></text:a><text:span text:style-name="T12"> </text:span><text:a xlink:type="simple" xlink:href="https://app.pluralsight.com/course-player?clipId=f4bf79fd-1ec4-4a63-8854-a3f423511f05&amp;startTime=283.56" office:target-frame-name="psplayer" xlink:show="replace" text:style-name="Internet_20_link" text:visited-style-name="Visited_20_Internet_20_Link"><text:span text:style-name="T11">So let's go back now to the console.</text:span></text:a><text:span text:style-name="T12"> </text:span><text:a xlink:type="simple" xlink:href="https://app.pluralsight.com/course-player?clipId=f4bf79fd-1ec4-4a63-8854-a3f423511f05&amp;startTime=285.55" office:target-frame-name="psplayer" xlink:show="replace" text:style-name="Internet_20_link" text:visited-style-name="Visited_20_Internet_20_Link"><text:span text:style-name="T11">All right.</text:span></text:a><text:span text:style-name="T12"> </text:span><text:a xlink:type="simple" xlink:href="https://app.pluralsight.com/course-player?clipId=f4bf79fd-1ec4-4a63-8854-a3f423511f05&amp;startTime=286.54" office:target-frame-name="psplayer" xlink:show="replace" text:style-name="Internet_20_link" text:visited-style-name="Visited_20_Internet_20_Link"><text:span text:style-name="T11">And yeah, you can see the container crashed.</text:span></text:a><text:span text:style-name="T12"> </text:span><text:a xlink:type="simple" xlink:href="https://app.pluralsight.com/course-player?clipId=f4bf79fd-1ec4-4a63-8854-a3f423511f05&amp;startTime=288.95" office:target-frame-name="psplayer" xlink:show="replace" text:style-name="Internet_20_link" text:visited-style-name="Visited_20_Internet_20_Link"><text:span text:style-name="T11">Our logs actually took us to the very end, and it exited.</text:span></text:a><text:span text:style-name="T12"> </text:span><text:a xlink:type="simple" xlink:href="https://app.pluralsight.com/course-player?clipId=f4bf79fd-1ec4-4a63-8854-a3f423511f05&amp;startTime=293.54" office:target-frame-name="psplayer" xlink:show="replace" text:style-name="Internet_20_link" text:visited-style-name="Visited_20_Internet_20_Link"><text:span text:style-name="T11">That's why down here at the bottom we're no longer seeing logs.</text:span></text:a><text:span text:style-name="T12"> </text:span><text:a xlink:type="simple" xlink:href="https://app.pluralsight.com/course-player?clipId=f4bf79fd-1ec4-4a63-8854-a3f423511f05&amp;startTime=297.04" office:target-frame-name="psplayer" xlink:show="replace" text:style-name="Internet_20_link" text:visited-style-name="Visited_20_Internet_20_Link"><text:span text:style-name="T11">Normally, when you're going to run a container then,</text:span></text:a><text:span text:style-name="T12"> </text:span><text:a xlink:type="simple" xlink:href="https://app.pluralsight.com/course-player?clipId=f4bf79fd-1ec4-4a63-8854-a3f423511f05&amp;startTime=300.34" office:target-frame-name="psplayer" xlink:show="replace" text:style-name="Internet_20_link" text:visited-style-name="Visited_20_Internet_20_Link"><text:span text:style-name="T11">you're probably not going to want to see the logs.</text:span></text:a><text:span text:style-name="T12"> </text:span><text:a xlink:type="simple" xlink:href="https://app.pluralsight.com/course-player?clipId=f4bf79fd-1ec4-4a63-8854-a3f423511f05&amp;startTime=303.64" office:target-frame-name="psplayer" xlink:show="replace" text:style-name="Internet_20_link" text:visited-style-name="Visited_20_Internet_20_Link"><text:span text:style-name="T11">Instead, you can do ‑d, and that just gives you the ID back,</text:span></text:a><text:span text:style-name="T12"> </text:span><text:a xlink:type="simple" xlink:href="https://app.pluralsight.com/course-player?clipId=f4bf79fd-1ec4-4a63-8854-a3f423511f05&amp;startTime=307.51" office:target-frame-name="psplayer" xlink:show="replace" text:style-name="Internet_20_link" text:visited-style-name="Visited_20_Internet_20_Link"><text:span text:style-name="T11">but if something goes wrong, now you know you can use docker logs to get that,</text:span></text:a><text:span text:style-name="T12"> </text:span><text:a xlink:type="simple" xlink:href="https://app.pluralsight.com/course-player?clipId=f4bf79fd-1ec4-4a63-8854-a3f423511f05&amp;startTime=311.85" office:target-frame-name="psplayer" xlink:show="replace" text:style-name="Internet_20_link" text:visited-style-name="Visited_20_Internet_20_Link"><text:span text:style-name="T11">even on a stopped container.</text:span></text:a><text:span text:style-name="T12"> </text:span><text:a xlink:type="simple" xlink:href="https://app.pluralsight.com/course-player?clipId=f4bf79fd-1ec4-4a63-8854-a3f423511f05&amp;startTime=313.39" office:target-frame-name="psplayer" xlink:show="replace" text:style-name="Internet_20_link" text:visited-style-name="Visited_20_Internet_20_Link"><text:span text:style-name="T11">So, one more time we can now use this one, 86, and there we go.</text:span></text:a><text:span text:style-name="T12"> </text:span><text:a xlink:type="simple" xlink:href="https://app.pluralsight.com/course-player?clipId=f4bf79fd-1ec4-4a63-8854-a3f423511f05&amp;startTime=319.19" office:target-frame-name="psplayer" xlink:show="replace" text:style-name="Internet_20_link" text:visited-style-name="Visited_20_Internet_20_Link"><text:span text:style-name="T11">We get the same type of errors again.</text:span></text:a><text:span text:style-name="T12"> </text:span><text:a xlink:type="simple" xlink:href="https://app.pluralsight.com/course-player?clipId=f4bf79fd-1ec4-4a63-8854-a3f423511f05&amp;startTime=321.4" office:target-frame-name="psplayer" xlink:show="replace" text:style-name="Internet_20_link" text:visited-style-name="Visited_20_Internet_20_Link"><text:span text:style-name="T11">But docker logs are one of the most useful commands.</text:span></text:a><text:span text:style-name="T12"> </text:span><text:a xlink:type="simple" xlink:href="https://app.pluralsight.com/course-player?clipId=f4bf79fd-1ec4-4a63-8854-a3f423511f05&amp;startTime=324.96" office:target-frame-name="psplayer" xlink:show="replace" text:style-name="Internet_20_link" text:visited-style-name="Visited_20_Internet_20_Link"><text:span text:style-name="T11">I use it all the time in Docker.</text:span></text:a><text:span text:style-name="T12"> </text:span><text:a xlink:type="simple" xlink:href="https://app.pluralsight.com/course-player?clipId=f4bf79fd-1ec4-4a63-8854-a3f423511f05&amp;startTime=327.36" office:target-frame-name="psplayer" xlink:show="replace" text:style-name="Internet_20_link" text:visited-style-name="Visited_20_Internet_20_Link"><text:span text:style-name="T11">I use it sometimes in even Kubernetes scenarios,</text:span></text:a><text:span text:style-name="T12"> </text:span><text:a xlink:type="simple" xlink:href="https://app.pluralsight.com/course-player?clipId=f4bf79fd-1ec4-4a63-8854-a3f423511f05&amp;startTime=330.25" office:target-frame-name="psplayer" xlink:show="replace" text:style-name="Internet_20_link" text:visited-style-name="Visited_20_Internet_20_Link"><text:span text:style-name="T11">which is a way to run multiple Docker containers.</text:span></text:a><text:span text:style-name="T12"> </text:span><text:a xlink:type="simple" xlink:href="https://app.pluralsight.com/course-player?clipId=f4bf79fd-1ec4-4a63-8854-a3f423511f05&amp;startTime=333.08" office:target-frame-name="psplayer" xlink:show="replace" text:style-name="Internet_20_link" text:visited-style-name="Visited_20_Internet_20_Link"><text:span text:style-name="T11">So it's a very good command to know about,</text:span></text:a><text:span text:style-name="T12"> </text:span><text:a xlink:type="simple" xlink:href="https://app.pluralsight.com/course-player?clipId=f4bf79fd-1ec4-4a63-8854-a3f423511f05&amp;startTime=335.54" office:target-frame-name="psplayer" xlink:show="replace" text:style-name="Internet_20_link" text:visited-style-name="Visited_20_Internet_20_Link"><text:span text:style-name="T11">and that is how you can get to your container's logs, whether it's running or if it's been stopped.</text:span></text:a></text:p>
      <text:h text:style-name="P3" text:outline-level="3"><text:a xlink:type="simple" xlink:href="https://app.pluralsight.com/course-player?clipId=85981582-c00b-460a-860d-22b92b7f6293" office:target-frame-name="psplayer" xlink:show="replace" text:style-name="Internet_20_link" text:visited-style-name="Visited_20_Internet_20_Link"><text:span text:style-name="T11">Using Container Volumes</text:span></text:a></text:h>
      <text:p text:style-name="P5"><text:a xlink:type="simple" xlink:href="https://app.pluralsight.com/course-player?clipId=85981582-c00b-460a-860d-22b92b7f6293&amp;startTime=0.94" office:target-frame-name="psplayer" xlink:show="replace" text:style-name="Internet_20_link" text:visited-style-name="Visited_20_Internet_20_Link"><text:span text:style-name="T11">As you work with containers,</text:span></text:a><text:span text:style-name="T12"> </text:span><text:a xlink:type="simple" xlink:href="https://app.pluralsight.com/course-player?clipId=85981582-c00b-460a-860d-22b92b7f6293&amp;startTime=2.3" office:target-frame-name="psplayer" xlink:show="replace" text:style-name="Internet_20_link" text:visited-style-name="Visited_20_Internet_20_Link"><text:span text:style-name="T11">there's going to be times where you write files or you have database files</text:span></text:a><text:span text:style-name="T12"> </text:span><text:a xlink:type="simple" xlink:href="https://app.pluralsight.com/course-player?clipId=85981582-c00b-460a-860d-22b92b7f6293&amp;startTime=6.03" office:target-frame-name="psplayer" xlink:show="replace" text:style-name="Internet_20_link" text:visited-style-name="Visited_20_Internet_20_Link"><text:span text:style-name="T11">or others that need to be saved outside of the container.</text:span></text:a><text:span text:style-name="T12"> </text:span><text:a xlink:type="simple" xlink:href="https://app.pluralsight.com/course-player?clipId=85981582-c00b-460a-860d-22b92b7f6293&amp;startTime=10.11" office:target-frame-name="psplayer" xlink:show="replace" text:style-name="Internet_20_link" text:visited-style-name="Visited_20_Internet_20_Link"><text:span text:style-name="T11">That way, if the container is removed, you don't lose your files.</text:span></text:a><text:span text:style-name="T12"> </text:span><text:a xlink:type="simple" xlink:href="https://app.pluralsight.com/course-player?clipId=85981582-c00b-460a-860d-22b92b7f6293&amp;startTime=13.84" office:target-frame-name="psplayer" xlink:show="replace" text:style-name="Internet_20_link" text:visited-style-name="Visited_20_Internet_20_Link"><text:span text:style-name="T11">Well, that's what volumes can help us with.</text:span></text:a><text:span text:style-name="T12"> </text:span><text:a xlink:type="simple" xlink:href="https://app.pluralsight.com/course-player?clipId=85981582-c00b-460a-860d-22b92b7f6293&amp;startTime=16.44" office:target-frame-name="psplayer" xlink:show="replace" text:style-name="Internet_20_link" text:visited-style-name="Visited_20_Internet_20_Link"><text:span text:style-name="T11">So if you had a container that writes out logs,</text:span></text:a><text:span text:style-name="T12"> </text:span><text:a xlink:type="simple" xlink:href="https://app.pluralsight.com/course-player?clipId=85981582-c00b-460a-860d-22b92b7f6293&amp;startTime=19.84" office:target-frame-name="psplayer" xlink:show="replace" text:style-name="Internet_20_link" text:visited-style-name="Visited_20_Internet_20_Link"><text:span text:style-name="T11">instead of storing those in the container,</text:span></text:a><text:span text:style-name="T12"> </text:span><text:a xlink:type="simple" xlink:href="https://app.pluralsight.com/course-player?clipId=85981582-c00b-460a-860d-22b92b7f6293&amp;startTime=22.74" office:target-frame-name="psplayer" xlink:show="replace" text:style-name="Internet_20_link" text:visited-style-name="Visited_20_Internet_20_Link"><text:span text:style-name="T11">you could actually use volumes to store it outside of the container.</text:span></text:a><text:span text:style-name="T12"> </text:span><text:a xlink:type="simple" xlink:href="https://app.pluralsight.com/course-player?clipId=85981582-c00b-460a-860d-22b92b7f6293&amp;startTime=26.7" office:target-frame-name="psplayer" xlink:show="replace" text:style-name="Internet_20_link" text:visited-style-name="Visited_20_Internet_20_Link"><text:span text:style-name="T11">You can store it actually in many places.</text:span></text:a><text:span text:style-name="T12"> </text:span><text:a xlink:type="simple" xlink:href="https://app.pluralsight.com/course-player?clipId=85981582-c00b-460a-860d-22b92b7f6293&amp;startTime=29.17" office:target-frame-name="psplayer" xlink:show="replace" text:style-name="Internet_20_link" text:visited-style-name="Visited_20_Internet_20_Link"><text:span text:style-name="T11">The default that we're going to talk about is on the Docker host,</text:span></text:a><text:span text:style-name="T12"> </text:span><text:a xlink:type="simple" xlink:href="https://app.pluralsight.com/course-player?clipId=85981582-c00b-460a-860d-22b92b7f6293&amp;startTime=32.49" office:target-frame-name="psplayer" xlink:show="replace" text:style-name="Internet_20_link" text:visited-style-name="Visited_20_Internet_20_Link"><text:span text:style-name="T11">wherever your containers are running on.</text:span></text:a><text:span text:style-name="T12"> </text:span><text:a xlink:type="simple" xlink:href="https://app.pluralsight.com/course-player?clipId=85981582-c00b-460a-860d-22b92b7f6293&amp;startTime=35.34" office:target-frame-name="psplayer" xlink:show="replace" text:style-name="Internet_20_link" text:visited-style-name="Visited_20_Internet_20_Link"><text:span text:style-name="T11">So it looks like this.</text:span></text:a><text:span text:style-name="T12"> </text:span><text:a xlink:type="simple" xlink:href="https://app.pluralsight.com/course-player?clipId=85981582-c00b-460a-860d-22b92b7f6293&amp;startTime=36.35" office:target-frame-name="psplayer" xlink:show="replace" text:style-name="Internet_20_link" text:visited-style-name="Visited_20_Internet_20_Link"><text:span text:style-name="T11">If you have a container that has a var/www/logs folder,</text:span></text:a><text:span text:style-name="T12"> </text:span><text:a xlink:type="simple" xlink:href="https://app.pluralsight.com/course-player?clipId=85981582-c00b-460a-860d-22b92b7f6293&amp;startTime=41.34" office:target-frame-name="psplayer" xlink:show="replace" text:style-name="Internet_20_link" text:visited-style-name="Visited_20_Internet_20_Link"><text:span text:style-name="T11">and let's say your Node.js app, or .NET Core,</text:span></text:a><text:span text:style-name="T12"> </text:span><text:a xlink:type="simple" xlink:href="https://app.pluralsight.com/course-player?clipId=85981582-c00b-460a-860d-22b92b7f6293&amp;startTime=45.02" office:target-frame-name="psplayer" xlink:show="replace" text:style-name="Internet_20_link" text:visited-style-name="Visited_20_Internet_20_Link"><text:span text:style-name="T11">or Java app, or Python, whatever it is is writing to that logs,</text:span></text:a><text:span text:style-name="T12"> </text:span><text:a xlink:type="simple" xlink:href="https://app.pluralsight.com/course-player?clipId=85981582-c00b-460a-860d-22b92b7f6293&amp;startTime=49.81" office:target-frame-name="psplayer" xlink:show="replace" text:style-name="Internet_20_link" text:visited-style-name="Visited_20_Internet_20_Link"><text:span text:style-name="T11">would you want to store the file in the container?</text:span></text:a><text:span text:style-name="T12"> </text:span><text:a xlink:type="simple" xlink:href="https://app.pluralsight.com/course-player?clipId=85981582-c00b-460a-860d-22b92b7f6293&amp;startTime=53.94" office:target-frame-name="psplayer" xlink:show="replace" text:style-name="Internet_20_link" text:visited-style-name="Visited_20_Internet_20_Link"><text:span text:style-name="T11">Well, you could, but again, if the container dies or gets removed,</text:span></text:a><text:span text:style-name="T12"> </text:span><text:a xlink:type="simple" xlink:href="https://app.pluralsight.com/course-player?clipId=85981582-c00b-460a-860d-22b92b7f6293&amp;startTime=58.09" office:target-frame-name="psplayer" xlink:show="replace" text:style-name="Internet_20_link" text:visited-style-name="Visited_20_Internet_20_Link"><text:span text:style-name="T11">you would lose that file because everything associated</text:span></text:a><text:span text:style-name="T12"> </text:span><text:a xlink:type="simple" xlink:href="https://app.pluralsight.com/course-player?clipId=85981582-c00b-460a-860d-22b92b7f6293&amp;startTime=60.65" office:target-frame-name="psplayer" xlink:show="replace" text:style-name="Internet_20_link" text:visited-style-name="Visited_20_Internet_20_Link"><text:span text:style-name="T11">with that container would be gone.</text:span></text:a><text:span text:style-name="T12"> </text:span><text:a xlink:type="simple" xlink:href="https://app.pluralsight.com/course-player?clipId=85981582-c00b-460a-860d-22b92b7f6293&amp;startTime=62.94" office:target-frame-name="psplayer" xlink:show="replace" text:style-name="Internet_20_link" text:visited-style-name="Visited_20_Internet_20_Link"><text:span text:style-name="T11">Well, in Docker, we could create a volume mount.</text:span></text:a><text:span text:style-name="T12"> </text:span><text:a xlink:type="simple" xlink:href="https://app.pluralsight.com/course-player?clipId=85981582-c00b-460a-860d-22b92b7f6293&amp;startTime=66.24" office:target-frame-name="psplayer" xlink:show="replace" text:style-name="Internet_20_link" text:visited-style-name="Visited_20_Internet_20_Link"><text:span text:style-name="T11">And it creates this mnt kind of mount type of directory on the Docker host,</text:span></text:a><text:span text:style-name="T12"> </text:span><text:a xlink:type="simple" xlink:href="https://app.pluralsight.com/course-player?clipId=85981582-c00b-460a-860d-22b92b7f6293&amp;startTime=72.18" office:target-frame-name="psplayer" xlink:show="replace" text:style-name="Internet_20_link" text:visited-style-name="Visited_20_Internet_20_Link"><text:span text:style-name="T11">and now, if your application writes to var/www/logs,</text:span></text:a><text:span text:style-name="T12"> </text:span><text:a xlink:type="simple" xlink:href="https://app.pluralsight.com/course-player?clipId=85981582-c00b-460a-860d-22b92b7f6293&amp;startTime=77.1" office:target-frame-name="psplayer" xlink:show="replace" text:style-name="Internet_20_link" text:visited-style-name="Visited_20_Internet_20_Link"><text:span text:style-name="T11">as you see on the left there,</text:span></text:a><text:span text:style-name="T12"> </text:span><text:a xlink:type="simple" xlink:href="https://app.pluralsight.com/course-player?clipId=85981582-c00b-460a-860d-22b92b7f6293&amp;startTime=79.04" office:target-frame-name="psplayer" xlink:show="replace" text:style-name="Internet_20_link" text:visited-style-name="Visited_20_Internet_20_Link"><text:span text:style-name="T11">it would automatically write it to the mount directory location.</text:span></text:a><text:span text:style-name="T12"> </text:span><text:a xlink:type="simple" xlink:href="https://app.pluralsight.com/course-player?clipId=85981582-c00b-460a-860d-22b92b7f6293&amp;startTime=83.14" office:target-frame-name="psplayer" xlink:show="replace" text:style-name="Internet_20_link" text:visited-style-name="Visited_20_Internet_20_Link"><text:span text:style-name="T11">Now, if your container goes away, gets removed, for example, you're okay.</text:span></text:a><text:span text:style-name="T12"> </text:span><text:a xlink:type="simple" xlink:href="https://app.pluralsight.com/course-player?clipId=85981582-c00b-460a-860d-22b92b7f6293&amp;startTime=88.64" office:target-frame-name="psplayer" xlink:show="replace" text:style-name="Internet_20_link" text:visited-style-name="Visited_20_Internet_20_Link"><text:span text:style-name="T11">Your files would still be there.</text:span></text:a><text:span text:style-name="T12"> </text:span><text:a xlink:type="simple" xlink:href="https://app.pluralsight.com/course-player?clipId=85981582-c00b-460a-860d-22b92b7f6293&amp;startTime=90.94" office:target-frame-name="psplayer" xlink:show="replace" text:style-name="Internet_20_link" text:visited-style-name="Visited_20_Internet_20_Link"><text:span text:style-name="T11">And let's assume you're appending two log files. Well, now if a new</text:span></text:a><text:span text:style-name="T12"> </text:span><text:a xlink:type="simple" xlink:href="https://app.pluralsight.com/course-player?clipId=85981582-c00b-460a-860d-22b92b7f6293&amp;startTime=94.31" office:target-frame-name="psplayer" xlink:show="replace" text:style-name="Internet_20_link" text:visited-style-name="Visited_20_Internet_20_Link"><text:span text:style-name="T11">container comes up that writes to </text:span></text:a><text:soft-page-break/><text:a xlink:type="simple" xlink:href="https://app.pluralsight.com/course-player?clipId=85981582-c00b-460a-860d-22b92b7f6293&amp;startTime=94.31" office:target-frame-name="psplayer" xlink:show="replace" text:style-name="Internet_20_link" text:visited-style-name="Visited_20_Internet_20_Link"><text:span text:style-name="T11">var/www/logs,</text:span></text:a><text:span text:style-name="T12"> </text:span><text:a xlink:type="simple" xlink:href="https://app.pluralsight.com/course-player?clipId=85981582-c00b-460a-860d-22b92b7f6293&amp;startTime=98.74" office:target-frame-name="psplayer" xlink:show="replace" text:style-name="Internet_20_link" text:visited-style-name="Visited_20_Internet_20_Link"><text:span text:style-name="T11">then it would just append to the existing log files that would be</text:span></text:a><text:span text:style-name="T12"> </text:span><text:a xlink:type="simple" xlink:href="https://app.pluralsight.com/course-player?clipId=85981582-c00b-460a-860d-22b92b7f6293&amp;startTime=102.01" office:target-frame-name="psplayer" xlink:show="replace" text:style-name="Internet_20_link" text:visited-style-name="Visited_20_Internet_20_Link"><text:span text:style-name="T11">over on the Docker host in the mount directory.</text:span></text:a><text:span text:style-name="T12"> </text:span><text:a xlink:type="simple" xlink:href="https://app.pluralsight.com/course-player?clipId=85981582-c00b-460a-860d-22b92b7f6293&amp;startTime=105.84" office:target-frame-name="psplayer" xlink:show="replace" text:style-name="Internet_20_link" text:visited-style-name="Visited_20_Internet_20_Link"><text:span text:style-name="T11">Now the way this works is when you do a docker run</text:span></text:a><text:span text:style-name="T12"> </text:span><text:a xlink:type="simple" xlink:href="https://app.pluralsight.com/course-player?clipId=85981582-c00b-460a-860d-22b92b7f6293&amp;startTime=108.78" office:target-frame-name="psplayer" xlink:show="replace" text:style-name="Internet_20_link" text:visited-style-name="Visited_20_Internet_20_Link"><text:span text:style-name="T11">command that we've already seen, you define your ports and the image to run,</text:span></text:a><text:span text:style-name="T12"> </text:span><text:a xlink:type="simple" xlink:href="https://app.pluralsight.com/course-player?clipId=85981582-c00b-460a-860d-22b92b7f6293&amp;startTime=112.64" office:target-frame-name="psplayer" xlink:show="replace" text:style-name="Internet_20_link" text:visited-style-name="Visited_20_Internet_20_Link"><text:span text:style-name="T11">you can also use a ‑v switch that you see here,</text:span></text:a><text:span text:style-name="T12"> </text:span><text:a xlink:type="simple" xlink:href="https://app.pluralsight.com/course-player?clipId=85981582-c00b-460a-860d-22b92b7f6293&amp;startTime=117.14" office:target-frame-name="psplayer" xlink:show="replace" text:style-name="Internet_20_link" text:visited-style-name="Visited_20_Internet_20_Link"><text:span text:style-name="T11">and this is going to say, hey, Docker, I have a var/www/logs folder.</text:span></text:a><text:span text:style-name="T12"> </text:span><text:a xlink:type="simple" xlink:href="https://app.pluralsight.com/course-player?clipId=85981582-c00b-460a-860d-22b92b7f6293&amp;startTime=123.54" office:target-frame-name="psplayer" xlink:show="replace" text:style-name="Internet_20_link" text:visited-style-name="Visited_20_Internet_20_Link"><text:span text:style-name="T11">Would you please take anything that's written to that folder</text:span></text:a><text:span text:style-name="T12"> </text:span><text:a xlink:type="simple" xlink:href="https://app.pluralsight.com/course-player?clipId=85981582-c00b-460a-860d-22b92b7f6293&amp;startTime=126.87" office:target-frame-name="psplayer" xlink:show="replace" text:style-name="Internet_20_link" text:visited-style-name="Visited_20_Internet_20_Link"><text:span text:style-name="T11">and actually write it over to the host?</text:span></text:a><text:span text:style-name="T12"> </text:span><text:a xlink:type="simple" xlink:href="https://app.pluralsight.com/course-player?clipId=85981582-c00b-460a-860d-22b92b7f6293&amp;startTime=130.24" office:target-frame-name="psplayer" xlink:show="replace" text:style-name="Internet_20_link" text:visited-style-name="Visited_20_Internet_20_Link"><text:span text:style-name="T11">And it will create the directory structure that you would need on the host,</text:span></text:a><text:span text:style-name="T12"> </text:span><text:a xlink:type="simple" xlink:href="https://app.pluralsight.com/course-player?clipId=85981582-c00b-460a-860d-22b92b7f6293&amp;startTime=133.38" office:target-frame-name="psplayer" xlink:show="replace" text:style-name="Internet_20_link" text:visited-style-name="Visited_20_Internet_20_Link"><text:span text:style-name="T11">by the way, you don't have to worry about that,</text:span></text:a><text:span text:style-name="T12"> </text:span><text:a xlink:type="simple" xlink:href="https://app.pluralsight.com/course-player?clipId=85981582-c00b-460a-860d-22b92b7f6293&amp;startTime=135.67" office:target-frame-name="psplayer" xlink:show="replace" text:style-name="Internet_20_link" text:visited-style-name="Visited_20_Internet_20_Link"><text:span text:style-name="T11">although I'm going to show you how you can override that if you want.</text:span></text:a><text:span text:style-name="T12"> </text:span><text:a xlink:type="simple" xlink:href="https://app.pluralsight.com/course-player?clipId=85981582-c00b-460a-860d-22b92b7f6293&amp;startTime=138.44" office:target-frame-name="psplayer" xlink:show="replace" text:style-name="Internet_20_link" text:visited-style-name="Visited_20_Internet_20_Link"><text:span text:style-name="T11">So in this case, any time the app, in our case a Node.js app,</text:span></text:a><text:span text:style-name="T12"> </text:span><text:a xlink:type="simple" xlink:href="https://app.pluralsight.com/course-player?clipId=85981582-c00b-460a-860d-22b92b7f6293&amp;startTime=141.91" office:target-frame-name="psplayer" xlink:show="replace" text:style-name="Internet_20_link" text:visited-style-name="Visited_20_Internet_20_Link"><text:span text:style-name="T11">writes to that logs directory,</text:span></text:a><text:span text:style-name="T12"> </text:span><text:a xlink:type="simple" xlink:href="https://app.pluralsight.com/course-player?clipId=85981582-c00b-460a-860d-22b92b7f6293&amp;startTime=144.87" office:target-frame-name="psplayer" xlink:show="replace" text:style-name="Internet_20_link" text:visited-style-name="Visited_20_Internet_20_Link"><text:span text:style-name="T11">it's actually going to be writing to some directory</text:span></text:a><text:span text:style-name="T12"> </text:span><text:a xlink:type="simple" xlink:href="https://app.pluralsight.com/course-player?clipId=85981582-c00b-460a-860d-22b92b7f6293&amp;startTime=148.12" office:target-frame-name="psplayer" xlink:show="replace" text:style-name="Internet_20_link" text:visited-style-name="Visited_20_Internet_20_Link"><text:span text:style-name="T11">that Docker manages on the host.</text:span></text:a><text:span text:style-name="T12"> </text:span><text:a xlink:type="simple" xlink:href="https://app.pluralsight.com/course-player?clipId=85981582-c00b-460a-860d-22b92b7f6293&amp;startTime=151.04" office:target-frame-name="psplayer" xlink:show="replace" text:style-name="Internet_20_link" text:visited-style-name="Visited_20_Internet_20_Link"><text:span text:style-name="T11">Now if we take down this Docker container, no big deal.</text:span></text:a><text:span text:style-name="T12"> </text:span><text:a xlink:type="simple" xlink:href="https://app.pluralsight.com/course-player?clipId=85981582-c00b-460a-860d-22b92b7f6293&amp;startTime=154.82" office:target-frame-name="psplayer" xlink:show="replace" text:style-name="Internet_20_link" text:visited-style-name="Visited_20_Internet_20_Link"><text:span text:style-name="T11">That log file would still be available, and we could get to it.</text:span></text:a><text:span text:style-name="T12"> </text:span><text:a xlink:type="simple" xlink:href="https://app.pluralsight.com/course-player?clipId=85981582-c00b-460a-860d-22b92b7f6293&amp;startTime=158.54" office:target-frame-name="psplayer" xlink:show="replace" text:style-name="Internet_20_link" text:visited-style-name="Visited_20_Internet_20_Link"><text:span text:style-name="T11">Now what if you want to control the folder location where it writes to?</text:span></text:a><text:span text:style-name="T12"> </text:span><text:a xlink:type="simple" xlink:href="https://app.pluralsight.com/course-player?clipId=85981582-c00b-460a-860d-22b92b7f6293&amp;startTime=163.04" office:target-frame-name="psplayer" xlink:show="replace" text:style-name="Internet_20_link" text:visited-style-name="Visited_20_Internet_20_Link"><text:span text:style-name="T11">Maybe there's a specific directory you're running the docker run</text:span></text:a><text:span text:style-name="T12"> </text:span><text:a xlink:type="simple" xlink:href="https://app.pluralsight.com/course-player?clipId=85981582-c00b-460a-860d-22b92b7f6293&amp;startTime=166.34" office:target-frame-name="psplayer" xlink:show="replace" text:style-name="Internet_20_link" text:visited-style-name="Visited_20_Internet_20_Link"><text:span text:style-name="T11">from and you want it to go in that directory.</text:span></text:a><text:span text:style-name="T12"> </text:span><text:a xlink:type="simple" xlink:href="https://app.pluralsight.com/course-player?clipId=85981582-c00b-460a-860d-22b92b7f6293&amp;startTime=170.04" office:target-frame-name="psplayer" xlink:show="replace" text:style-name="Internet_20_link" text:visited-style-name="Visited_20_Internet_20_Link"><text:span text:style-name="T11">Well, you'll notice a syntax here, pwd, print working directory.</text:span></text:a><text:span text:style-name="T12"> </text:span><text:a xlink:type="simple" xlink:href="https://app.pluralsight.com/course-player?clipId=85981582-c00b-460a-860d-22b92b7f6293&amp;startTime=174.94" office:target-frame-name="psplayer" xlink:show="replace" text:style-name="Internet_20_link" text:visited-style-name="Visited_20_Internet_20_Link"><text:span text:style-name="T11">Now this is for Mac or Linux.</text:span></text:a><text:span text:style-name="T12"> </text:span><text:a xlink:type="simple" xlink:href="https://app.pluralsight.com/course-player?clipId=85981582-c00b-460a-860d-22b92b7f6293&amp;startTime=176.28" office:target-frame-name="psplayer" xlink:show="replace" text:style-name="Internet_20_link" text:visited-style-name="Visited_20_Internet_20_Link"><text:span text:style-name="T11">If you're on Windows, it's a slightly different syntax with,</text:span></text:a><text:span text:style-name="T12"> </text:span><text:a xlink:type="simple" xlink:href="https://app.pluralsight.com/course-player?clipId=85981582-c00b-460a-860d-22b92b7f6293&amp;startTime=178.77" office:target-frame-name="psplayer" xlink:show="replace" text:style-name="Internet_20_link" text:visited-style-name="Visited_20_Internet_20_Link"><text:span text:style-name="T11">for instance, PowerShell, but I'll show you that in a moment.</text:span></text:a><text:span text:style-name="T12"> </text:span><text:a xlink:type="simple" xlink:href="https://app.pluralsight.com/course-player?clipId=85981582-c00b-460a-860d-22b92b7f6293&amp;startTime=181.64" office:target-frame-name="psplayer" xlink:show="replace" text:style-name="Internet_20_link" text:visited-style-name="Visited_20_Internet_20_Link"><text:span text:style-name="T11">But what this does is the value on the left is where you</text:span></text:a><text:span text:style-name="T12"> </text:span><text:a xlink:type="simple" xlink:href="https://app.pluralsight.com/course-player?clipId=85981582-c00b-460a-860d-22b92b7f6293&amp;startTime=185.51" office:target-frame-name="psplayer" xlink:show="replace" text:style-name="Internet_20_link" text:visited-style-name="Visited_20_Internet_20_Link"><text:span text:style-name="T11">would like to write to on the host.</text:span></text:a><text:span text:style-name="T12"> </text:span><text:a xlink:type="simple" xlink:href="https://app.pluralsight.com/course-player?clipId=85981582-c00b-460a-860d-22b92b7f6293&amp;startTime=187.74" office:target-frame-name="psplayer" xlink:show="replace" text:style-name="Internet_20_link" text:visited-style-name="Visited_20_Internet_20_Link"><text:span text:style-name="T11">In this case, if I was in a folder called temp,</text:span></text:a><text:span text:style-name="T12"> </text:span><text:a xlink:type="simple" xlink:href="https://app.pluralsight.com/course-player?clipId=85981582-c00b-460a-860d-22b92b7f6293&amp;startTime=190.82" office:target-frame-name="psplayer" xlink:show="replace" text:style-name="Internet_20_link" text:visited-style-name="Visited_20_Internet_20_Link"><text:span text:style-name="T11">and that's where I ran docker run from, then pwd would be temp,</text:span></text:a><text:span text:style-name="T12"> </text:span><text:a xlink:type="simple" xlink:href="https://app.pluralsight.com/course-player?clipId=85981582-c00b-460a-860d-22b92b7f6293&amp;startTime=196.44" office:target-frame-name="psplayer" xlink:show="replace" text:style-name="Internet_20_link" text:visited-style-name="Visited_20_Internet_20_Link"><text:span text:style-name="T11">and it would actually write all those log entries to the temp folder.</text:span></text:a><text:span text:style-name="T12"> </text:span><text:a xlink:type="simple" xlink:href="https://app.pluralsight.com/course-player?clipId=85981582-c00b-460a-860d-22b92b7f6293&amp;startTime=200.84" office:target-frame-name="psplayer" xlink:show="replace" text:style-name="Internet_20_link" text:visited-style-name="Visited_20_Internet_20_Link"><text:span text:style-name="T11">So you kind of get the idea.</text:span></text:a><text:span text:style-name="T12"> </text:span><text:a xlink:type="simple" xlink:href="https://app.pluralsight.com/course-player?clipId=85981582-c00b-460a-860d-22b92b7f6293&amp;startTime=201.92" office:target-frame-name="psplayer" xlink:show="replace" text:style-name="Internet_20_link" text:visited-style-name="Visited_20_Internet_20_Link"><text:span text:style-name="T11">Now the one on the right is the container directory or folder.</text:span></text:a><text:span text:style-name="T12"> </text:span><text:a xlink:type="simple" xlink:href="https://app.pluralsight.com/course-player?clipId=85981582-c00b-460a-860d-22b92b7f6293&amp;startTime=206.74" office:target-frame-name="psplayer" xlink:show="replace" text:style-name="Internet_20_link" text:visited-style-name="Visited_20_Internet_20_Link"><text:span text:style-name="T11">And now, anytime, again, something's written to var/www/logs,</text:span></text:a><text:span text:style-name="T12"> </text:span><text:a xlink:type="simple" xlink:href="https://app.pluralsight.com/course-player?clipId=85981582-c00b-460a-860d-22b92b7f6293&amp;startTime=211.23" office:target-frame-name="psplayer" xlink:show="replace" text:style-name="Internet_20_link" text:visited-style-name="Visited_20_Internet_20_Link"><text:span text:style-name="T11">it'll actually be written to whatever the pwd is.</text:span></text:a><text:span text:style-name="T12"> </text:span><text:a xlink:type="simple" xlink:href="https://app.pluralsight.com/course-player?clipId=85981582-c00b-460a-860d-22b92b7f6293&amp;startTime=215.74" office:target-frame-name="psplayer" xlink:show="replace" text:style-name="Internet_20_link" text:visited-style-name="Visited_20_Internet_20_Link"><text:span text:style-name="T11">This provides a really easy way to do a couple things.</text:span></text:a><text:span text:style-name="T12"> </text:span><text:a xlink:type="simple" xlink:href="https://app.pluralsight.com/course-player?clipId=85981582-c00b-460a-860d-22b92b7f6293&amp;startTime=218.87" office:target-frame-name="psplayer" xlink:show="replace" text:style-name="Internet_20_link" text:visited-style-name="Visited_20_Internet_20_Link"><text:span text:style-name="T11">First off, in production scenarios,</text:span></text:a><text:span text:style-name="T12"> </text:span><text:a xlink:type="simple" xlink:href="https://app.pluralsight.com/course-player?clipId=85981582-c00b-460a-860d-22b92b7f6293&amp;startTime=221.86" office:target-frame-name="psplayer" xlink:show="replace" text:style-name="Internet_20_link" text:visited-style-name="Visited_20_Internet_20_Link"><text:span text:style-name="T11">it would allow the log files to stick around even if the container's removed.</text:span></text:a><text:span text:style-name="T12"> </text:span><text:a xlink:type="simple" xlink:href="https://app.pluralsight.com/course-player?clipId=85981582-c00b-460a-860d-22b92b7f6293&amp;startTime=225.74" office:target-frame-name="psplayer" xlink:show="replace" text:style-name="Internet_20_link" text:visited-style-name="Visited_20_Internet_20_Link"><text:span text:style-name="T11">But as you're going to see in a demo coming up in the next section,</text:span></text:a><text:span text:style-name="T12"> </text:span><text:a xlink:type="simple" xlink:href="https://app.pluralsight.com/course-player?clipId=85981582-c00b-460a-860d-22b92b7f6293&amp;startTime=229.14" office:target-frame-name="psplayer" xlink:show="replace" text:style-name="Internet_20_link" text:visited-style-name="Visited_20_Internet_20_Link"><text:span text:style-name="T11">you can also use this for coding type of scenarios as well.</text:span></text:a><text:span text:style-name="T12"> </text:span><text:a xlink:type="simple" xlink:href="https://app.pluralsight.com/course-player?clipId=85981582-c00b-460a-860d-22b92b7f6293&amp;startTime=233.24" office:target-frame-name="psplayer" xlink:show="replace" text:style-name="Internet_20_link" text:visited-style-name="Visited_20_Internet_20_Link"><text:span text:style-name="T11">Now what's this look like on the Windows side?</text:span></text:a><text:span text:style-name="T12"> </text:span><text:a xlink:type="simple" xlink:href="https://app.pluralsight.com/course-player?clipId=85981582-c00b-460a-860d-22b92b7f6293&amp;startTime=235.19" office:target-frame-name="psplayer" xlink:show="replace" text:style-name="Internet_20_link" text:visited-style-name="Visited_20_Internet_20_Link"><text:span text:style-name="T11">Let's say you're using PowerShell.</text:span></text:a><text:span text:style-name="T12"> </text:span><text:a xlink:type="simple" xlink:href="https://app.pluralsight.com/course-player?clipId=85981582-c00b-460a-860d-22b92b7f6293&amp;startTime=237.44" office:target-frame-name="psplayer" xlink:show="replace" text:style-name="Internet_20_link" text:visited-style-name="Visited_20_Internet_20_Link"><text:span text:style-name="T11">It just changes a little bit.</text:span></text:a><text:span text:style-name="T12"> </text:span><text:a xlink:type="simple" xlink:href="https://app.pluralsight.com/course-player?clipId=85981582-c00b-460a-860d-22b92b7f6293&amp;startTime=239.22" office:target-frame-name="psplayer" xlink:show="replace" text:style-name="Internet_20_link" text:visited-style-name="Visited_20_Internet_20_Link"><text:span text:style-name="T11">Notice it changes to kind of curly braces instead of parentheses,</text:span></text:a><text:span text:style-name="T12"> </text:span><text:a xlink:type="simple" xlink:href="https://app.pluralsight.com/course-player?clipId=85981582-c00b-460a-860d-22b92b7f6293&amp;startTime=243.14" office:target-frame-name="psplayer" xlink:show="replace" text:style-name="Internet_20_link" text:visited-style-name="Visited_20_Internet_20_Link"><text:span text:style-name="T11">and you put PWD, like you see here,</text:span></text:a><text:span text:style-name="T12"> </text:span><text:a xlink:type="simple" xlink:href="https://app.pluralsight.com/course-player?clipId=85981582-c00b-460a-860d-22b92b7f6293&amp;startTime=246.44" office:target-frame-name="psplayer" xlink:show="replace" text:style-name="Internet_20_link" text:visited-style-name="Visited_20_Internet_20_Link"><text:span text:style-name="T11">and that's what you can do if you're running on Windows within PowerShell.</text:span></text:a><text:span text:style-name="T12"> </text:span><text:a xlink:type="simple" xlink:href="https://app.pluralsight.com/course-player?clipId=85981582-c00b-460a-860d-22b92b7f6293&amp;startTime=250.64" office:target-frame-name="psplayer" xlink:show="replace" text:style-name="Internet_20_link" text:visited-style-name="Visited_20_Internet_20_Link"><text:span text:style-name="T11">So now that we've taken a look at what volumes are for and how they</text:span></text:a><text:span text:style-name="T12"> </text:span><text:a xlink:type="simple" xlink:href="https://app.pluralsight.com/course-player?clipId=85981582-c00b-460a-860d-22b92b7f6293&amp;startTime=253.87" office:target-frame-name="psplayer" xlink:show="replace" text:style-name="Internet_20_link" text:visited-style-name="Visited_20_Internet_20_Link"><text:span text:style-name="T11">can be used to store data outside of a container, let's look at an example of using volumes.</text:span></text:a></text:p>
      <text:h text:style-name="P3" text:outline-level="3"><text:a xlink:type="simple" xlink:href="https://app.pluralsight.com/course-player?clipId=66fa9ca9-f008-4160-8b88-5c943e86d37e" office:target-frame-name="psplayer" xlink:show="replace" text:style-name="Internet_20_link" text:visited-style-name="Visited_20_Internet_20_Link"><text:span text:style-name="T11">Create a Container Volume</text:span></text:a></text:h>
      <text:p text:style-name="P5"><text:a xlink:type="simple" xlink:href="https://app.pluralsight.com/course-player?clipId=66fa9ca9-f008-4160-8b88-5c943e86d37e&amp;startTime=1.04" office:target-frame-name="psplayer" xlink:show="replace" text:style-name="Internet_20_link" text:visited-style-name="Visited_20_Internet_20_Link"><text:span text:style-name="T11">Let's take a look at container volumes in action.</text:span></text:a><text:span text:style-name="T12"> </text:span><text:a xlink:type="simple" xlink:href="https://app.pluralsight.com/course-player?clipId=66fa9ca9-f008-4160-8b88-5c943e86d37e&amp;startTime=4.14" office:target-frame-name="psplayer" xlink:show="replace" text:style-name="Internet_20_link" text:visited-style-name="Visited_20_Internet_20_Link"><text:span text:style-name="T11">So the first example I'm going to show you goes back to our nginx</text:span></text:a><text:span text:style-name="T12"> </text:span><text:a xlink:type="simple" xlink:href="https://app.pluralsight.com/course-player?clipId=66fa9ca9-f008-4160-8b88-5c943e86d37e&amp;startTime=7.09" office:target-frame-name="psplayer" xlink:show="replace" text:style-name="Internet_20_link" text:visited-style-name="Visited_20_Internet_20_Link"><text:span text:style-name="T11">example that I talked about a little earlier.</text:span></text:a><text:span text:style-name="T12"> </text:span><text:a xlink:type="simple" xlink:href="https://app.pluralsight.com/course-player?clipId=66fa9ca9-f008-4160-8b88-5c943e86d37e&amp;startTime=9.84" office:target-frame-name="psplayer" xlink:show="replace" text:style-name="Internet_20_link" text:visited-style-name="Visited_20_Internet_20_Link"><text:span text:style-name="T11">We can run an nginx server using the docker run,</text:span></text:a><text:span text:style-name="T12"> </text:span><text:a xlink:type="simple" xlink:href="https://app.pluralsight.com/course-player?clipId=66fa9ca9-f008-4160-8b88-5c943e86d37e&amp;startTime=13.34" office:target-frame-name="psplayer" xlink:show="replace" text:style-name="Internet_20_link" text:visited-style-name="Visited_20_Internet_20_Link"><text:span text:style-name="T11">and then we'll give it nginx:alpine.</text:span></text:a><text:span text:style-name="T12"> </text:span><text:a xlink:type="simple" xlink:href="https://app.pluralsight.com/course-player?clipId=66fa9ca9-f008-4160-8b88-5c943e86d37e&amp;startTime=17.24" office:target-frame-name="psplayer" xlink:show="replace" text:style-name="Internet_20_link" text:visited-style-name="Visited_20_Internet_20_Link"><text:span text:style-name="T11">Now as I start this up,</text:span></text:a><text:span text:style-name="T12"> </text:span><text:a xlink:type="simple" xlink:href="https://app.pluralsight.com/course-player?clipId=66fa9ca9-f008-4160-8b88-5c943e86d37e&amp;startTime=18.49" office:target-frame-name="psplayer" xlink:show="replace" text:style-name="Internet_20_link" text:visited-style-name="Visited_20_Internet_20_Link"><text:span text:style-name="T11">I didn't do the detach mode, so you're going to see</text:span></text:a><text:span text:style-name="T12"> </text:span><text:a xlink:type="simple" xlink:href="https://app.pluralsight.com/course-player?clipId=66fa9ca9-f008-4160-8b88-5c943e86d37e&amp;startTime=20.81" office:target-frame-name="psplayer" xlink:show="replace" text:style-name="Internet_20_link" text:visited-style-name="Visited_20_Internet_20_Link"><text:span text:style-name="T11">the logs are going to stream here, which is fine.</text:span></text:a><text:span text:style-name="T12"> </text:span><text:a xlink:type="simple" xlink:href="https://app.pluralsight.com/course-player?clipId=66fa9ca9-f008-4160-8b88-5c943e86d37e&amp;startTime=23.09" office:target-frame-name="psplayer" xlink:show="replace" text:style-name="Internet_20_link" text:visited-style-name="Visited_20_Internet_20_Link"><text:span text:style-name="T11">Now let me run over to the browser.</text:span></text:a><text:span text:style-name="T12"> </text:span><text:a xlink:type="simple" xlink:href="https://app.pluralsight.com/course-player?clipId=66fa9ca9-f008-4160-8b88-5c943e86d37e&amp;startTime=25.74" office:target-frame-name="psplayer" xlink:show="replace" text:style-name="Internet_20_link" text:visited-style-name="Visited_20_Internet_20_Link"><text:span text:style-name="T11">I'll go to localhost:8080, and you can see we have nginx as expected.</text:span></text:a><text:span text:style-name="T12"> </text:span><text:a xlink:type="simple" xlink:href="https://app.pluralsight.com/course-player?clipId=66fa9ca9-f008-4160-8b88-5c943e86d37e&amp;startTime=30.66" office:target-frame-name="psplayer" xlink:show="replace" text:style-name="Internet_20_link" text:visited-style-name="Visited_20_Internet_20_Link"><text:span text:style-name="T11">Let's refresh, make sure it's not cached.</text:span></text:a><text:span text:style-name="T12"> </text:span><text:a xlink:type="simple" xlink:href="https://app.pluralsight.com/course-player?clipId=66fa9ca9-f008-4160-8b88-5c943e86d37e&amp;startTime=32.72" office:target-frame-name="psplayer" xlink:show="replace" text:style-name="Internet_20_link" text:visited-style-name="Visited_20_Internet_20_Link"><text:span text:style-name="T11">Everything's good.</text:span></text:a><text:span text:style-name="T12"> </text:span><text:a xlink:type="simple" xlink:href="https://app.pluralsight.com/course-player?clipId=66fa9ca9-f008-4160-8b88-5c943e86d37e&amp;startTime=34.24" office:target-frame-name="psplayer" xlink:show="replace" text:style-name="Internet_20_link" text:visited-style-name="Visited_20_Internet_20_Link"><text:span text:style-name="T11">What if I want to change the page, though?</text:span></text:a><text:span text:style-name="T12"> </text:span><text:a xlink:type="simple" xlink:href="https://app.pluralsight.com/course-player?clipId=66fa9ca9-f008-4160-8b88-5c943e86d37e&amp;startTime=37.4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66fa9ca9-f008-4160-8b88-5c943e86d37e&amp;startTime=37.72" office:target-frame-name="psplayer" xlink:show="replace" text:style-name="Internet_20_link" text:visited-style-name="Visited_20_Internet_20_Link"><text:span text:style-name="T11">we could make our own image, and so we could copy in our own</text:span></text:a><text:span text:style-name="T12"> </text:span><text:a xlink:type="simple" xlink:href="https://app.pluralsight.com/course-player?clipId=66fa9ca9-f008-4160-8b88-5c943e86d37e&amp;startTime=41.42" office:target-frame-name="psplayer" xlink:show="replace" text:style-name="Internet_20_link" text:visited-style-name="Visited_20_Internet_20_Link"><text:span text:style-name="T11">index.html file and change that home page.</text:span></text:a><text:span text:style-name="T12"> </text:span><text:a xlink:type="simple" xlink:href="https://app.pluralsight.com/course-player?clipId=66fa9ca9-f008-4160-8b88-5c943e86d37e&amp;startTime=44.55" office:target-frame-name="psplayer" xlink:show="replace" text:style-name="Internet_20_link" text:visited-style-name="Visited_20_Internet_20_Link"><text:span text:style-name="T11">But we can also use volumes to develop live against nginx. So coming on back,</text:span></text:a><text:span text:style-name="T12"> </text:span><text:a xlink:type="simple" xlink:href="https://app.pluralsight.com/course-player?clipId=66fa9ca9-f008-4160-8b88-5c943e86d37e&amp;startTime=51.15" office:target-frame-name="psplayer" xlink:show="replace" text:style-name="Internet_20_link" text:visited-style-name="Visited_20_Internet_20_Link"><text:span text:style-name="T11">let me go ahead and I'll do Ctrl+C here to stop it. We'll clear</text:span></text:a><text:span text:style-name="T12"> </text:span><text:a xlink:type="simple" xlink:href="https://app.pluralsight.com/course-player?clipId=66fa9ca9-f008-4160-8b88-5c943e86d37e&amp;startTime=55.74" office:target-frame-name="psplayer" xlink:show="replace" text:style-name="Internet_20_link" text:visited-style-name="Visited_20_Internet_20_Link"><text:span text:style-name="T11">that, and then I'm going to go ahead and do a docker ps. And notice</text:span></text:a><text:span text:style-name="T12"> </text:span><text:a xlink:type="simple" xlink:href="https://app.pluralsight.com/course-player?clipId=66fa9ca9-f008-4160-8b88-5c943e86d37e&amp;startTime=59.86" office:target-frame-name="psplayer" xlink:show="replace" text:style-name="Internet_20_link" text:visited-style-name="Visited_20_Internet_20_Link"><text:span text:style-name="T11">that it's gone, and that's because it's not in detach mode, and</text:span></text:a><text:span text:style-name="T12"> </text:span><text:a xlink:type="simple" xlink:href="https://app.pluralsight.com/course-player?clipId=66fa9ca9-f008-4160-8b88-5c943e86d37e&amp;startTime=63.06" office:target-frame-name="psplayer" xlink:show="replace" text:style-name="Internet_20_link" text:visited-style-name="Visited_20_Internet_20_Link"><text:span text:style-name="T11">that server shut itself down.</text:span></text:a><text:span text:style-name="T12"> </text:span><text:a xlink:type="simple" xlink:href="https://app.pluralsight.com/course-player?clipId=66fa9ca9-f008-4160-8b88-5c943e86d37e&amp;startTime=64.63" office:target-frame-name="psplayer" xlink:show="replace" text:style-name="Internet_20_link" text:visited-style-name="Visited_20_Internet_20_Link"><text:span text:style-name="T11">Let's go ahead and do ‑a though, and it's still there.</text:span></text:a><text:span text:style-name="T12"> </text:span><text:a xlink:type="simple" xlink:href="https://app.pluralsight.com/course-player?clipId=66fa9ca9-f008-4160-8b88-5c943e86d37e&amp;startTime=67.79" office:target-frame-name="psplayer" xlink:show="replace" text:style-name="Internet_20_link" text:visited-style-name="Visited_20_Internet_20_Link"><text:span text:style-name="T11">It's just exited.</text:span></text:a><text:span text:style-name="T12"> </text:span><text:a xlink:type="simple" xlink:href="https://app.pluralsight.com/course-player?clipId=66fa9ca9-f008-4160-8b88-5c943e86d37e&amp;startTime=69.34" office:target-frame-name="psplayer" xlink:show="replace" text:style-name="Internet_20_link" text:visited-style-name="Visited_20_Internet_20_Link"><text:span text:style-name="T11">So let's go ahead and remove it, Alright, it's all gone.</text:span></text:a><text:span text:style-name="T12"> </text:span><text:a xlink:type="simple" xlink:href="https://app.pluralsight.com/course-player?clipId=66fa9ca9-f008-4160-8b88-5c943e86d37e&amp;startTime=73.14" office:target-frame-name="psplayer" xlink:show="replace" text:style-name="Internet_20_link" text:visited-style-name="Visited_20_Internet_20_Link"><text:span text:style-name="T11">Now, what I'd like to do is actually have a folder,</text:span></text:a><text:span text:style-name="T12"> </text:span><text:a xlink:type="simple" xlink:href="https://app.pluralsight.com/course-player?clipId=66fa9ca9-f008-4160-8b88-5c943e86d37e&amp;startTime=76.93" office:target-frame-name="psplayer" xlink:show="replace" text:style-name="Internet_20_link" text:visited-style-name="Visited_20_Internet_20_Link"><text:span text:style-name="T11">and I'm just going to make one in here.</text:span></text:a><text:span text:style-name="T12"> </text:span><text:a xlink:type="simple" xlink:href="https://app.pluralsight.com/course-player?clipId=66fa9ca9-f008-4160-8b88-5c943e86d37e&amp;startTime=79.44" office:target-frame-name="psplayer" xlink:show="replace" text:style-name="Internet_20_link" text:visited-style-name="Visited_20_Internet_20_Link"><text:span text:style-name="T11">Let's just call this nginx, and then I'm going to cd the into that folder.</text:span></text:a><text:span text:style-name="T12"> </text:span><text:a xlink:type="simple" xlink:href="https://app.pluralsight.com/course-player?clipId=66fa9ca9-f008-4160-8b88-5c943e86d37e&amp;startTime=84.64" office:target-frame-name="psplayer" xlink:show="replace" text:style-name="Internet_20_link" text:visited-style-name="Visited_20_Internet_20_Link"><text:span text:style-name="T11">And now what I want to do is in the nginx folder, I'm going to</text:span></text:a><text:span text:style-name="T12"> </text:span><text:a xlink:type="simple" xlink:href="https://app.pluralsight.com/course-player?clipId=66fa9ca9-f008-4160-8b88-5c943e86d37e&amp;startTime=87.89" office:target-frame-name="psplayer" xlink:show="replace" text:style-name="Internet_20_link" text:visited-style-name="Visited_20_Internet_20_Link"><text:span text:style-name="T11">add an index.html file. And now in VS Code,</text:span></text:a><text:span text:style-name="T12"> </text:span><text:a xlink:type="simple" xlink:href="https://app.pluralsight.com/course-player?clipId=66fa9ca9-f008-4160-8b88-5c943e86d37e&amp;startTime=92.69" office:target-frame-name="psplayer" xlink:show="replace" text:style-name="Internet_20_link" text:visited-style-name="Visited_20_Internet_20_Link"><text:span text:style-name="T11">I can just type html tab.</text:span></text:a><text:span text:style-name="T12"> </text:span><text:a xlink:type="simple" xlink:href="https://app.pluralsight.com/course-player?clipId=66fa9ca9-f008-4160-8b88-5c943e86d37e&amp;startTime=95" office:target-frame-name="psplayer" xlink:show="replace" text:style-name="Internet_20_link" text:visited-style-name="Visited_20_Internet_20_Link"><text:span text:style-name="T11">We'll do body tab, and then let me just do an h1, and we'll just </text:span></text:a><text:soft-page-break/><text:a xlink:type="simple" xlink:href="https://app.pluralsight.com/course-player?clipId=66fa9ca9-f008-4160-8b88-5c943e86d37e&amp;startTime=95" office:target-frame-name="psplayer" xlink:show="replace" text:style-name="Internet_20_link" text:visited-style-name="Visited_20_Internet_20_Link"><text:span text:style-name="T11">say</text:span></text:a><text:span text:style-name="T12"> </text:span><text:a xlink:type="simple" xlink:href="https://app.pluralsight.com/course-player?clipId=66fa9ca9-f008-4160-8b88-5c943e86d37e&amp;startTime=100.45" office:target-frame-name="psplayer" xlink:show="replace" text:style-name="Internet_20_link" text:visited-style-name="Visited_20_Internet_20_Link"><text:span text:style-name="T11">Hello from my custom page. Now nginx actually has that default home</text:span></text:a><text:span text:style-name="T12"> </text:span><text:a xlink:type="simple" xlink:href="https://app.pluralsight.com/course-player?clipId=66fa9ca9-f008-4160-8b88-5c943e86d37e&amp;startTime=107.87" office:target-frame-name="psplayer" xlink:show="replace" text:style-name="Internet_20_link" text:visited-style-name="Visited_20_Internet_20_Link"><text:span text:style-name="T11">page in the container, so it's part of its image, and you can look up</text:span></text:a><text:span text:style-name="T12"> </text:span><text:a xlink:type="simple" xlink:href="https://app.pluralsight.com/course-player?clipId=66fa9ca9-f008-4160-8b88-5c943e86d37e&amp;startTime=112.41" office:target-frame-name="psplayer" xlink:show="replace" text:style-name="Internet_20_link" text:visited-style-name="Visited_20_Internet_20_Link"><text:span text:style-name="T11">in the docs what that folder path is.</text:span></text:a><text:span text:style-name="T12"> </text:span><text:a xlink:type="simple" xlink:href="https://app.pluralsight.com/course-player?clipId=66fa9ca9-f008-4160-8b88-5c943e86d37e&amp;startTime=115.34" office:target-frame-name="psplayer" xlink:show="replace" text:style-name="Internet_20_link" text:visited-style-name="Visited_20_Internet_20_Link"><text:span text:style-name="T11">Well, what if we use the volume to say, don't go to that path in the container,</text:span></text:a><text:span text:style-name="T12"> </text:span><text:a xlink:type="simple" xlink:href="https://app.pluralsight.com/course-player?clipId=66fa9ca9-f008-4160-8b88-5c943e86d37e&amp;startTime=119.69" office:target-frame-name="psplayer" xlink:show="replace" text:style-name="Internet_20_link" text:visited-style-name="Visited_20_Internet_20_Link"><text:span text:style-name="T11">go to our nginx folder, our pwd, if you will,</text:span></text:a><text:span text:style-name="T12"> </text:span><text:a xlink:type="simple" xlink:href="https://app.pluralsight.com/course-player?clipId=66fa9ca9-f008-4160-8b88-5c943e86d37e&amp;startTime=124.09" office:target-frame-name="psplayer" xlink:show="replace" text:style-name="Internet_20_link" text:visited-style-name="Visited_20_Internet_20_Link"><text:span text:style-name="T11">because I'm currently in that folder here. Very easy to do.</text:span></text:a><text:span text:style-name="T12"> </text:span><text:a xlink:type="simple" xlink:href="https://app.pluralsight.com/course-player?clipId=66fa9ca9-f008-4160-8b88-5c943e86d37e&amp;startTime=127.79" office:target-frame-name="psplayer" xlink:show="replace" text:style-name="Internet_20_link" text:visited-style-name="Visited_20_Internet_20_Link"><text:span text:style-name="T11">We can do the following, so we can come back to our docker run,</text:span></text:a><text:span text:style-name="T12"> </text:span><text:a xlink:type="simple" xlink:href="https://app.pluralsight.com/course-player?clipId=66fa9ca9-f008-4160-8b88-5c943e86d37e&amp;startTime=131.12" office:target-frame-name="psplayer" xlink:show="replace" text:style-name="Internet_20_link" text:visited-style-name="Visited_20_Internet_20_Link"><text:span text:style-name="T11">but what I'm going to do is add a ‑v. Now I'm on Mac in this case,</text:span></text:a><text:span text:style-name="T12"> </text:span><text:a xlink:type="simple" xlink:href="https://app.pluralsight.com/course-player?clipId=66fa9ca9-f008-4160-8b88-5c943e86d37e&amp;startTime=137.01" office:target-frame-name="psplayer" xlink:show="replace" text:style-name="Internet_20_link" text:visited-style-name="Visited_20_Internet_20_Link"><text:span text:style-name="T11">so I'm going to do pwd like this, colon,</text:span></text:a><text:span text:style-name="T12"> </text:span><text:a xlink:type="simple" xlink:href="https://app.pluralsight.com/course-player?clipId=66fa9ca9-f008-4160-8b88-5c943e86d37e&amp;startTime=140.86" office:target-frame-name="psplayer" xlink:show="replace" text:style-name="Internet_20_link" text:visited-style-name="Visited_20_Internet_20_Link"><text:span text:style-name="T11">and then I'm going to paste in the path that they use. And</text:span></text:a><text:span text:style-name="T12"> </text:span><text:a xlink:type="simple" xlink:href="https://app.pluralsight.com/course-player?clipId=66fa9ca9-f008-4160-8b88-5c943e86d37e&amp;startTime=144.63" office:target-frame-name="psplayer" xlink:show="replace" text:style-name="Internet_20_link" text:visited-style-name="Visited_20_Internet_20_Link"><text:span text:style-name="T11">you'll see it's this /usr/share/nginx/html.</text:span></text:a><text:span text:style-name="T12"> </text:span><text:a xlink:type="simple" xlink:href="https://app.pluralsight.com/course-player?clipId=66fa9ca9-f008-4160-8b88-5c943e86d37e&amp;startTime=148.84" office:target-frame-name="psplayer" xlink:show="replace" text:style-name="Internet_20_link" text:visited-style-name="Visited_20_Internet_20_Link"><text:span text:style-name="T11">Now that is the folder that normally has that default home</text:span></text:a><text:span text:style-name="T12"> </text:span><text:a xlink:type="simple" xlink:href="https://app.pluralsight.com/course-player?clipId=66fa9ca9-f008-4160-8b88-5c943e86d37e&amp;startTime=152.11" office:target-frame-name="psplayer" xlink:show="replace" text:style-name="Internet_20_link" text:visited-style-name="Visited_20_Internet_20_Link"><text:span text:style-name="T11">page that you've already seen for nginx.</text:span></text:a><text:span text:style-name="T12"> </text:span><text:a xlink:type="simple" xlink:href="https://app.pluralsight.com/course-player?clipId=66fa9ca9-f008-4160-8b88-5c943e86d37e&amp;startTime=154.64" office:target-frame-name="psplayer" xlink:show="replace" text:style-name="Internet_20_link" text:visited-style-name="Visited_20_Internet_20_Link"><text:span text:style-name="T11">What I'm now telling it to do is don't go to the containers folder.</text:span></text:a><text:span text:style-name="T12"> </text:span><text:a xlink:type="simple" xlink:href="https://app.pluralsight.com/course-player?clipId=66fa9ca9-f008-4160-8b88-5c943e86d37e&amp;startTime=158.56" office:target-frame-name="psplayer" xlink:show="replace" text:style-name="Internet_20_link" text:visited-style-name="Visited_20_Internet_20_Link"><text:span text:style-name="T11">Instead, alias that or point it to my working directory,</text:span></text:a><text:span text:style-name="T12"> </text:span><text:a xlink:type="simple" xlink:href="https://app.pluralsight.com/course-player?clipId=66fa9ca9-f008-4160-8b88-5c943e86d37e&amp;startTime=164.44" office:target-frame-name="psplayer" xlink:show="replace" text:style-name="Internet_20_link" text:visited-style-name="Visited_20_Internet_20_Link"><text:span text:style-name="T11">which in this case, is going to be my nginx folder.</text:span></text:a><text:span text:style-name="T12"> </text:span><text:a xlink:type="simple" xlink:href="https://app.pluralsight.com/course-player?clipId=66fa9ca9-f008-4160-8b88-5c943e86d37e&amp;startTime=168.34" office:target-frame-name="psplayer" xlink:show="replace" text:style-name="Internet_20_link" text:visited-style-name="Visited_20_Internet_20_Link"><text:span text:style-name="T11">Alright, so let's go ahead and run this now.</text:span></text:a><text:span text:style-name="T12"> </text:span><text:a xlink:type="simple" xlink:href="https://app.pluralsight.com/course-player?clipId=66fa9ca9-f008-4160-8b88-5c943e86d37e&amp;startTime=171.44" office:target-frame-name="psplayer" xlink:show="replace" text:style-name="Internet_20_link" text:visited-style-name="Visited_20_Internet_20_Link"><text:span text:style-name="T11">Now let me run back to the browser.</text:span></text:a><text:span text:style-name="T12"> </text:span><text:a xlink:type="simple" xlink:href="https://app.pluralsight.com/course-player?clipId=66fa9ca9-f008-4160-8b88-5c943e86d37e&amp;startTime=173.13" office:target-frame-name="psplayer" xlink:show="replace" text:style-name="Internet_20_link" text:visited-style-name="Visited_20_Internet_20_Link"><text:span text:style-name="T11">So I'm going to go ahead and refresh, and we should see my magical,</text:span></text:a><text:span text:style-name="T12"> </text:span><text:a xlink:type="simple" xlink:href="https://app.pluralsight.com/course-player?clipId=66fa9ca9-f008-4160-8b88-5c943e86d37e&amp;startTime=176.63" office:target-frame-name="psplayer" xlink:show="replace" text:style-name="Internet_20_link" text:visited-style-name="Visited_20_Internet_20_Link"><text:span text:style-name="T11">phenomenal home page.</text:span></text:a><text:span text:style-name="T12"> </text:span><text:a xlink:type="simple" xlink:href="https://app.pluralsight.com/course-player?clipId=66fa9ca9-f008-4160-8b88-5c943e86d37e&amp;startTime=179.02" office:target-frame-name="psplayer" xlink:show="replace" text:style-name="Internet_20_link" text:visited-style-name="Visited_20_Internet_20_Link"><text:span text:style-name="T11">There we go. Now it's not much to look at, but that's pretty neat.</text:span></text:a><text:span text:style-name="T12"> </text:span><text:a xlink:type="simple" xlink:href="https://app.pluralsight.com/course-player?clipId=66fa9ca9-f008-4160-8b88-5c943e86d37e&amp;startTime=183.31" office:target-frame-name="psplayer" xlink:show="replace" text:style-name="Internet_20_link" text:visited-style-name="Visited_20_Internet_20_Link"><text:span text:style-name="T11">And this is live.</text:span></text:a><text:span text:style-name="T12"> </text:span><text:a xlink:type="simple" xlink:href="https://app.pluralsight.com/course-player?clipId=66fa9ca9-f008-4160-8b88-5c943e86d37e&amp;startTime=184.77" office:target-frame-name="psplayer" xlink:show="replace" text:style-name="Internet_20_link" text:visited-style-name="Visited_20_Internet_20_Link"><text:span text:style-name="T11">I'm actually doing this without even building a custom image.</text:span></text:a><text:span text:style-name="T12"> </text:span><text:a xlink:type="simple" xlink:href="https://app.pluralsight.com/course-player?clipId=66fa9ca9-f008-4160-8b88-5c943e86d37e&amp;startTime=188.23" office:target-frame-name="psplayer" xlink:show="replace" text:style-name="Internet_20_link" text:visited-style-name="Visited_20_Internet_20_Link"><text:span text:style-name="T11">Let me go back.</text:span></text:a><text:span text:style-name="T12"> </text:span><text:a xlink:type="simple" xlink:href="https://app.pluralsight.com/course-player?clipId=66fa9ca9-f008-4160-8b88-5c943e86d37e&amp;startTime=190.04" office:target-frame-name="psplayer" xlink:show="replace" text:style-name="Internet_20_link" text:visited-style-name="Visited_20_Internet_20_Link"><text:span text:style-name="T11">Let's change this to page with, I don't know, a bunch of exclamations.</text:span></text:a><text:span text:style-name="T12"> </text:span><text:a xlink:type="simple" xlink:href="https://app.pluralsight.com/course-player?clipId=66fa9ca9-f008-4160-8b88-5c943e86d37e&amp;startTime=193.81" office:target-frame-name="psplayer" xlink:show="replace" text:style-name="Internet_20_link" text:visited-style-name="Visited_20_Internet_20_Link"><text:span text:style-name="T11">We'll go ahead and save it.</text:span></text:a><text:span text:style-name="T12"> </text:span><text:a xlink:type="simple" xlink:href="https://app.pluralsight.com/course-player?clipId=66fa9ca9-f008-4160-8b88-5c943e86d37e&amp;startTime=194.92" office:target-frame-name="psplayer" xlink:show="replace" text:style-name="Internet_20_link" text:visited-style-name="Visited_20_Internet_20_Link"><text:span text:style-name="T11">Let's go back to the browser, hit refresh, and there we go.</text:span></text:a><text:span text:style-name="T12"> </text:span><text:a xlink:type="simple" xlink:href="https://app.pluralsight.com/course-player?clipId=66fa9ca9-f008-4160-8b88-5c943e86d37e&amp;startTime=198.14" office:target-frame-name="psplayer" xlink:show="replace" text:style-name="Internet_20_link" text:visited-style-name="Visited_20_Internet_20_Link"><text:span text:style-name="T11">Now this works with anything. You could be running a .NET Core</text:span></text:a><text:span text:style-name="T12"> </text:span><text:a xlink:type="simple" xlink:href="https://app.pluralsight.com/course-player?clipId=66fa9ca9-f008-4160-8b88-5c943e86d37e&amp;startTime=202.11" office:target-frame-name="psplayer" xlink:show="replace" text:style-name="Internet_20_link" text:visited-style-name="Visited_20_Internet_20_Link"><text:span text:style-name="T11">server that points to where your C# build is located.</text:span></text:a><text:span text:style-name="T12"> </text:span><text:a xlink:type="simple" xlink:href="https://app.pluralsight.com/course-player?clipId=66fa9ca9-f008-4160-8b88-5c943e86d37e&amp;startTime=206.64" office:target-frame-name="psplayer" xlink:show="replace" text:style-name="Internet_20_link" text:visited-style-name="Visited_20_Internet_20_Link"><text:span text:style-name="T11">You could be running Java.</text:span></text:a><text:span text:style-name="T12"> </text:span><text:a xlink:type="simple" xlink:href="https://app.pluralsight.com/course-player?clipId=66fa9ca9-f008-4160-8b88-5c943e86d37e&amp;startTime=208.15" office:target-frame-name="psplayer" xlink:show="replace" text:style-name="Internet_20_link" text:visited-style-name="Visited_20_Internet_20_Link"><text:span text:style-name="T11">You could be running Python.</text:span></text:a><text:span text:style-name="T12"> </text:span><text:a xlink:type="simple" xlink:href="https://app.pluralsight.com/course-player?clipId=66fa9ca9-f008-4160-8b88-5c943e86d37e&amp;startTime=209.76" office:target-frame-name="psplayer" xlink:show="replace" text:style-name="Internet_20_link" text:visited-style-name="Visited_20_Internet_20_Link"><text:span text:style-name="T11">Node.js is what we're going to look at next, but a different scenario.</text:span></text:a><text:span text:style-name="T12"> </text:span><text:a xlink:type="simple" xlink:href="https://app.pluralsight.com/course-player?clipId=66fa9ca9-f008-4160-8b88-5c943e86d37e&amp;startTime=213.64" office:target-frame-name="psplayer" xlink:show="replace" text:style-name="Internet_20_link" text:visited-style-name="Visited_20_Internet_20_Link"><text:span text:style-name="T11">But that's more of a development scenario for working with volumes.</text:span></text:a><text:span text:style-name="T12"> </text:span><text:a xlink:type="simple" xlink:href="https://app.pluralsight.com/course-player?clipId=66fa9ca9-f008-4160-8b88-5c943e86d37e&amp;startTime=218.24" office:target-frame-name="psplayer" xlink:show="replace" text:style-name="Internet_20_link" text:visited-style-name="Visited_20_Internet_20_Link"><text:span text:style-name="T11">Then we switch over to my Windows machine, and what I'm</text:span></text:a><text:span text:style-name="T12"> </text:span><text:a xlink:type="simple" xlink:href="https://app.pluralsight.com/course-player?clipId=66fa9ca9-f008-4160-8b88-5c943e86d37e&amp;startTime=220.85" office:target-frame-name="psplayer" xlink:show="replace" text:style-name="Internet_20_link" text:visited-style-name="Visited_20_Internet_20_Link"><text:span text:style-name="T11">going to do is run our nodeapp custom image,</text:span></text:a><text:span text:style-name="T12"> </text:span><text:a xlink:type="simple" xlink:href="https://app.pluralsight.com/course-player?clipId=66fa9ca9-f008-4160-8b88-5c943e86d37e&amp;startTime=223.71" office:target-frame-name="psplayer" xlink:show="replace" text:style-name="Internet_20_link" text:visited-style-name="Visited_20_Internet_20_Link"><text:span text:style-name="T11">convert that into a running container, but I want to use a volume.</text:span></text:a><text:span text:style-name="T12"> </text:span><text:a xlink:type="simple" xlink:href="https://app.pluralsight.com/course-player?clipId=66fa9ca9-f008-4160-8b88-5c943e86d37e&amp;startTime=228.24" office:target-frame-name="psplayer" xlink:show="replace" text:style-name="Internet_20_link" text:visited-style-name="Visited_20_Internet_20_Link"><text:span text:style-name="T11">This is going to be for more of a production‑type scenario.</text:span></text:a><text:span text:style-name="T12"> </text:span><text:a xlink:type="simple" xlink:href="https://app.pluralsight.com/course-player?clipId=66fa9ca9-f008-4160-8b88-5c943e86d37e&amp;startTime=231.64" office:target-frame-name="psplayer" xlink:show="replace" text:style-name="Internet_20_link" text:visited-style-name="Visited_20_Internet_20_Link"><text:span text:style-name="T11">You'll notice here in the server.js file that I have some code</text:span></text:a><text:span text:style-name="T12"> </text:span><text:a xlink:type="simple" xlink:href="https://app.pluralsight.com/course-player?clipId=66fa9ca9-f008-4160-8b88-5c943e86d37e&amp;startTime=235.81" office:target-frame-name="psplayer" xlink:show="replace" text:style-name="Internet_20_link" text:visited-style-name="Visited_20_Internet_20_Link"><text:span text:style-name="T11">that tries to create this access log stream, and it's going to</text:span></text:a><text:span text:style-name="T12"> </text:span><text:a xlink:type="simple" xlink:href="https://app.pluralsight.com/course-player?clipId=66fa9ca9-f008-4160-8b88-5c943e86d37e&amp;startTime=239.86" office:target-frame-name="psplayer" xlink:show="replace" text:style-name="Internet_20_link" text:visited-style-name="Visited_20_Internet_20_Link"><text:span text:style-name="T11">store in /logs/access.log. That will write out all the browser</text:span></text:a><text:span text:style-name="T12"> </text:span><text:a xlink:type="simple" xlink:href="https://app.pluralsight.com/course-player?clipId=66fa9ca9-f008-4160-8b88-5c943e86d37e&amp;startTime=245.27" office:target-frame-name="psplayer" xlink:show="replace" text:style-name="Internet_20_link" text:visited-style-name="Visited_20_Internet_20_Link"><text:span text:style-name="T11">requests and things like that.</text:span></text:a><text:span text:style-name="T12"> </text:span><text:a xlink:type="simple" xlink:href="https://app.pluralsight.com/course-player?clipId=66fa9ca9-f008-4160-8b88-5c943e86d37e&amp;startTime=247.64" office:target-frame-name="psplayer" xlink:show="replace" text:style-name="Internet_20_link" text:visited-style-name="Visited_20_Internet_20_Link"><text:span text:style-name="T11">Now I'm just going to use a kind of default express‑type package called</text:span></text:a><text:span text:style-name="T12"> </text:span><text:a xlink:type="simple" xlink:href="https://app.pluralsight.com/course-player?clipId=66fa9ca9-f008-4160-8b88-5c943e86d37e&amp;startTime=251.11" office:target-frame-name="psplayer" xlink:show="replace" text:style-name="Internet_20_link" text:visited-style-name="Visited_20_Internet_20_Link"><text:span text:style-name="T11">morgan to do that. It doesn't really matter what it is,</text:span></text:a><text:span text:style-name="T12"> </text:span><text:a xlink:type="simple" xlink:href="https://app.pluralsight.com/course-player?clipId=66fa9ca9-f008-4160-8b88-5c943e86d37e&amp;startTime=253.77" office:target-frame-name="psplayer" xlink:show="replace" text:style-name="Internet_20_link" text:visited-style-name="Visited_20_Internet_20_Link"><text:span text:style-name="T11">but the point is, it's going to write it to this logs folder,</text:span></text:a><text:span text:style-name="T12"> </text:span><text:a xlink:type="simple" xlink:href="https://app.pluralsight.com/course-player?clipId=66fa9ca9-f008-4160-8b88-5c943e86d37e&amp;startTime=257.62" office:target-frame-name="psplayer" xlink:show="replace" text:style-name="Internet_20_link" text:visited-style-name="Visited_20_Internet_20_Link"><text:span text:style-name="T11">which is actually empty right now.</text:span></text:a><text:span text:style-name="T12"> </text:span><text:a xlink:type="simple" xlink:href="https://app.pluralsight.com/course-player?clipId=66fa9ca9-f008-4160-8b88-5c943e86d37e&amp;startTime=259.39" office:target-frame-name="psplayer" xlink:show="replace" text:style-name="Internet_20_link" text:visited-style-name="Visited_20_Internet_20_Link"><text:span text:style-name="T11">It has a .gitkeep just for source control,</text:span></text:a><text:span text:style-name="T12"> </text:span><text:a xlink:type="simple" xlink:href="https://app.pluralsight.com/course-player?clipId=66fa9ca9-f008-4160-8b88-5c943e86d37e&amp;startTime=261.65" office:target-frame-name="psplayer" xlink:show="replace" text:style-name="Internet_20_link" text:visited-style-name="Visited_20_Internet_20_Link"><text:span text:style-name="T11">but it definitely doesn't have a log file. In order to write</text:span></text:a><text:span text:style-name="T12"> </text:span><text:a xlink:type="simple" xlink:href="https://app.pluralsight.com/course-player?clipId=66fa9ca9-f008-4160-8b88-5c943e86d37e&amp;startTime=265.32" office:target-frame-name="psplayer" xlink:show="replace" text:style-name="Internet_20_link" text:visited-style-name="Visited_20_Internet_20_Link"><text:span text:style-name="T11">it outside of the container, I'm going to use our ‑v syntax.</text:span></text:a><text:span text:style-name="T12"> </text:span><text:a xlink:type="simple" xlink:href="https://app.pluralsight.com/course-player?clipId=66fa9ca9-f008-4160-8b88-5c943e86d37e&amp;startTime=269.92" office:target-frame-name="psplayer" xlink:show="replace" text:style-name="Internet_20_link" text:visited-style-name="Visited_20_Internet_20_Link"><text:span text:style-name="T11">Notice, I'm using PWD again.</text:span></text:a><text:span text:style-name="T12"> </text:span><text:a xlink:type="simple" xlink:href="https://app.pluralsight.com/course-player?clipId=66fa9ca9-f008-4160-8b88-5c943e86d37e&amp;startTime=272.91" office:target-frame-name="psplayer" xlink:show="replace" text:style-name="Internet_20_link" text:visited-style-name="Visited_20_Internet_20_Link"><text:span text:style-name="T11">This is the PowerShell syntax, though, with the curly braces.</text:span></text:a><text:span text:style-name="T12"> </text:span><text:a xlink:type="simple" xlink:href="https://app.pluralsight.com/course-player?clipId=66fa9ca9-f008-4160-8b88-5c943e86d37e&amp;startTime=276.34" office:target-frame-name="psplayer" xlink:show="replace" text:style-name="Internet_20_link" text:visited-style-name="Visited_20_Internet_20_Link"><text:span text:style-name="T11">And then I have var/www/logs,</text:span></text:a><text:span text:style-name="T12"> </text:span><text:a xlink:type="simple" xlink:href="https://app.pluralsight.com/course-player?clipId=66fa9ca9-f008-4160-8b88-5c943e86d37e&amp;startTime=280" office:target-frame-name="psplayer" xlink:show="replace" text:style-name="Internet_20_link" text:visited-style-name="Visited_20_Internet_20_Link"><text:span text:style-name="T11">which is where it would try to write to from a code standpoint.</text:span></text:a><text:span text:style-name="T12"> </text:span><text:a xlink:type="simple" xlink:href="https://app.pluralsight.com/course-player?clipId=66fa9ca9-f008-4160-8b88-5c943e86d37e&amp;startTime=283.81" office:target-frame-name="psplayer" xlink:show="replace" text:style-name="Internet_20_link" text:visited-style-name="Visited_20_Internet_20_Link"><text:span text:style-name="T11">So it will try to write to the container, but I want it to,</text:span></text:a><text:span text:style-name="T12"> </text:span><text:a xlink:type="simple" xlink:href="https://app.pluralsight.com/course-player?clipId=66fa9ca9-f008-4160-8b88-5c943e86d37e&amp;startTime=287.32" office:target-frame-name="psplayer" xlink:show="replace" text:style-name="Internet_20_link" text:visited-style-name="Visited_20_Internet_20_Link"><text:span text:style-name="T11">in essence, redirect it to my current working directory here,</text:span></text:a><text:span text:style-name="T12"> </text:span><text:a xlink:type="simple" xlink:href="https://app.pluralsight.com/course-player?clipId=66fa9ca9-f008-4160-8b88-5c943e86d37e&amp;startTime=292.11" office:target-frame-name="psplayer" xlink:show="replace" text:style-name="Internet_20_link" text:visited-style-name="Visited_20_Internet_20_Link"><text:span text:style-name="T11">which would be my host machine, in this case,</text:span></text:a><text:span text:style-name="T12"> </text:span><text:a xlink:type="simple" xlink:href="https://app.pluralsight.com/course-player?clipId=66fa9ca9-f008-4160-8b88-5c943e86d37e&amp;startTime=294.64" office:target-frame-name="psplayer" xlink:show="replace" text:style-name="Internet_20_link" text:visited-style-name="Visited_20_Internet_20_Link"><text:span text:style-name="T11">my Windows machine.</text:span></text:a><text:span text:style-name="T12"> </text:span><text:a xlink:type="simple" xlink:href="https://app.pluralsight.com/course-player?clipId=66fa9ca9-f008-4160-8b88-5c943e86d37e&amp;startTime=296.24" office:target-frame-name="psplayer" xlink:show="replace" text:style-name="Internet_20_link" text:visited-style-name="Visited_20_Internet_20_Link"><text:span text:style-name="T11">Now that would write it to the root of this project.</text:span></text:a><text:span text:style-name="T12"> </text:span><text:a xlink:type="simple" xlink:href="https://app.pluralsight.com/course-player?clipId=66fa9ca9-f008-4160-8b88-5c943e86d37e&amp;startTime=298.96" office:target-frame-name="psplayer" xlink:show="replace" text:style-name="Internet_20_link" text:visited-style-name="Visited_20_Internet_20_Link"><text:span text:style-name="T11">That's not where I want it.</text:span></text:a><text:span text:style-name="T12"> </text:span><text:a xlink:type="simple" xlink:href="https://app.pluralsight.com/course-player?clipId=66fa9ca9-f008-4160-8b88-5c943e86d37e&amp;startTime=300.42" office:target-frame-name="psplayer" xlink:show="replace" text:style-name="Internet_20_link" text:visited-style-name="Visited_20_Internet_20_Link"><text:span text:style-name="T11">I want it to go to the logs folder,</text:span></text:a><text:span text:style-name="T12"> </text:span><text:a xlink:type="simple" xlink:href="https://app.pluralsight.com/course-player?clipId=66fa9ca9-f008-4160-8b88-5c943e86d37e&amp;startTime=302" office:target-frame-name="psplayer" xlink:show="replace" text:style-name="Internet_20_link" text:visited-style-name="Visited_20_Internet_20_Link"><text:span text:style-name="T11">so let me go ahead and fix that by saying /logs. So PWD</text:span></text:a><text:span text:style-name="T12"> </text:span><text:a xlink:type="simple" xlink:href="https://app.pluralsight.com/course-player?clipId=66fa9ca9-f008-4160-8b88-5c943e86d37e&amp;startTime=307.89" office:target-frame-name="psplayer" xlink:show="replace" text:style-name="Internet_20_link" text:visited-style-name="Visited_20_Internet_20_Link"><text:span text:style-name="T11">will get me to the folder on my host machine, but then</text:span></text:a><text:span text:style-name="T12"> </text:span><text:a xlink:type="simple" xlink:href="https://app.pluralsight.com/course-player?clipId=66fa9ca9-f008-4160-8b88-5c943e86d37e&amp;startTime=311.6" office:target-frame-name="psplayer" xlink:show="replace" text:style-name="Internet_20_link" text:visited-style-name="Visited_20_Internet_20_Link"><text:span text:style-name="T11">/logs will get me to a sub folder.</text:span></text:a><text:span text:style-name="T12"> </text:span><text:a xlink:type="simple" xlink:href="https://app.pluralsight.com/course-player?clipId=66fa9ca9-f008-4160-8b88-5c943e86d37e&amp;startTime=315.04" office:target-frame-name="psplayer" xlink:show="replace" text:style-name="Internet_20_link" text:visited-style-name="Visited_20_Internet_20_Link"><text:span text:style-name="T11">I currently don't have a database running.</text:span></text:a><text:span text:style-name="T12"> </text:span><text:a xlink:type="simple" xlink:href="https://app.pluralsight.com/course-player?clipId=66fa9ca9-f008-4160-8b88-5c943e86d37e&amp;startTime=317.01" office:target-frame-name="psplayer" xlink:show="replace" text:style-name="Internet_20_link" text:visited-style-name="Visited_20_Internet_20_Link"><text:span text:style-name="T11">We'll get to that, again, in the next module,</text:span></text:a><text:span text:style-name="T12"> </text:span><text:a xlink:type="simple" xlink:href="https://app.pluralsight.com/course-player?clipId=66fa9ca9-f008-4160-8b88-5c943e86d37e&amp;startTime=319.36" office:target-frame-name="psplayer" xlink:show="replace" text:style-name="Internet_20_link" text:visited-style-name="Visited_20_Internet_20_Link"><text:span text:style-name="T11">so this is going to error out, but it should try to create the access log file.</text:span></text:a><text:span text:style-name="T12"> </text:span><text:a xlink:type="simple" xlink:href="https://app.pluralsight.com/course-player?clipId=66fa9ca9-f008-4160-8b88-5c943e86d37e&amp;startTime=324.34" office:target-frame-name="psplayer" xlink:show="replace" text:style-name="Internet_20_link" text:visited-style-name="Visited_20_Internet_20_Link"><text:span text:style-name="T11">So let's go ahead and try it out.</text:span></text:a><text:span text:style-name="T12"> </text:span><text:a xlink:type="simple" xlink:href="https://app.pluralsight.com/course-player?clipId=66fa9ca9-f008-4160-8b88-5c943e86d37e&amp;startTime=326.34" office:target-frame-name="psplayer" xlink:show="replace" text:style-name="Internet_20_link" text:visited-style-name="Visited_20_Internet_20_Link"><text:span text:style-name="T11">So I'm going to hit Enter.</text:span></text:a><text:span text:style-name="T12"> </text:span><text:a xlink:type="simple" xlink:href="https://app.pluralsight.com/course-player?clipId=66fa9ca9-f008-4160-8b88-5c943e86d37e&amp;startTime=328.14" office:target-frame-name="psplayer" xlink:show="replace" text:style-name="Internet_20_link" text:visited-style-name="Visited_20_Internet_20_Link"><text:span text:style-name="T11">We'll let this fire up the container, and now keep your eye on logs.</text:span></text:a><text:span text:style-name="T12"> </text:span><text:a xlink:type="simple" xlink:href="https://app.pluralsight.com/course-player?clipId=66fa9ca9-f008-4160-8b88-5c943e86d37e&amp;startTime=331.67" office:target-frame-name="psplayer" xlink:show="replace" text:style-name="Internet_20_link" text:visited-style-name="Visited_20_Internet_20_Link"><text:span text:style-name="T11">There we go, access.log just showed up.</text:span></text:a><text:span text:style-name="T12"> </text:span><text:a xlink:type="simple" xlink:href="https://app.pluralsight.com/course-player?clipId=66fa9ca9-f008-4160-8b88-5c943e86d37e&amp;startTime=334.54" office:target-frame-name="psplayer" xlink:show="replace" text:style-name="Internet_20_link" text:visited-style-name="Visited_20_Internet_20_Link"><text:span text:style-name="T11">It's not going to have anything in it because I'm not able to hit it yet.</text:span></text:a><text:span text:style-name="T12"> </text:span><text:a xlink:type="simple" xlink:href="https://app.pluralsight.com/course-player?clipId=66fa9ca9-f008-4160-8b88-5c943e86d37e&amp;startTime=338.04" office:target-frame-name="psplayer" xlink:show="replace" text:style-name="Internet_20_link" text:visited-style-name="Visited_20_Internet_20_Link"><text:span text:style-name="T11">But once we hook this up to a database shortly,</text:span></text:a><text:span text:style-name="T12"> </text:span><text:a xlink:type="simple" xlink:href="https://app.pluralsight.com/course-player?clipId=66fa9ca9-f008-4160-8b88-5c943e86d37e&amp;startTime=341.1" office:target-frame-name="psplayer" xlink:show="replace" text:style-name="Internet_20_link" text:visited-style-name="Visited_20_Internet_20_Link"><text:span text:style-name="T11">then every request that's made to a browser will show</text:span></text:a><text:span text:style-name="T12"> </text:span><text:a xlink:type="simple" xlink:href="https://app.pluralsight.com/course-player?clipId=66fa9ca9-f008-4160-8b88-5c943e86d37e&amp;startTime=344.56" office:target-frame-name="psplayer" xlink:show="replace" text:style-name="Internet_20_link" text:visited-style-name="Visited_20_Internet_20_Link"><text:span text:style-name="T11">up in an Apache type of log format, and it will show up in that file.</text:span></text:a><text:span text:style-name="T12"> </text:span><text:a xlink:type="simple" xlink:href="https://app.pluralsight.com/course-player?clipId=66fa9ca9-f008-4160-8b88-5c943e86d37e&amp;startTime=349.84" office:target-frame-name="psplayer" xlink:show="replace" text:style-name="Internet_20_link" text:visited-style-name="Visited_20_Internet_20_Link"><text:span text:style-name="T11">That's a great example of more of a production scenario</text:span></text:a><text:span text:style-name="T12"> </text:span><text:a xlink:type="simple" xlink:href="https://app.pluralsight.com/course-player?clipId=66fa9ca9-f008-4160-8b88-5c943e86d37e&amp;startTime=352.97" office:target-frame-name="psplayer" xlink:show="replace" text:style-name="Internet_20_link" text:visited-style-name="Visited_20_Internet_20_Link"><text:span text:style-name="T11">where your app needs to write to some directory, but we want</text:span></text:a><text:span text:style-name="T12"> </text:span><text:a xlink:type="simple" xlink:href="https://app.pluralsight.com/course-player?clipId=66fa9ca9-f008-4160-8b88-5c943e86d37e&amp;startTime=357.2" office:target-frame-name="psplayer" xlink:show="replace" text:style-name="Internet_20_link" text:visited-style-name="Visited_20_Internet_20_Link"><text:span text:style-name="T11">that to be stored somewhere else.</text:span></text:a><text:span text:style-name="T12"> </text:span><text:a xlink:type="simple" xlink:href="https://app.pluralsight.com/course-player?clipId=66fa9ca9-f008-4160-8b88-5c943e86d37e&amp;startTime=359.74" office:target-frame-name="psplayer" xlink:show="replace" text:style-name="Internet_20_link" text:visited-style-name="Visited_20_Internet_20_Link"><text:span text:style-name="T11">That's how we can do it.</text:span></text:a><text:span text:style-name="T12"> </text:span><text:a xlink:type="simple" xlink:href="https://app.pluralsight.com/course-player?clipId=66fa9ca9-f008-4160-8b88-5c943e86d37e&amp;startTime=360.81" office:target-frame-name="psplayer" xlink:show="replace" text:style-name="Internet_20_link" text:visited-style-name="Visited_20_Internet_20_Link"><text:span text:style-name="T11">We can use volumes. Now I want to emphasize that I'm using a host volume here.</text:span></text:a><text:span text:style-name="T12"> </text:span><text:a xlink:type="simple" xlink:href="https://app.pluralsight.com/course-player?clipId=66fa9ca9-f008-4160-8b88-5c943e86d37e&amp;startTime=366.33" office:target-frame-name="psplayer" xlink:show="replace" text:style-name="Internet_20_link" text:visited-style-name="Visited_20_Internet_20_Link"><text:span text:style-name="T11">Okay, the virtual machine or, in my case,</text:span></text:a><text:span text:style-name="T12"> </text:span><text:a xlink:type="simple" xlink:href="https://app.pluralsight.com/course-player?clipId=66fa9ca9-f008-4160-8b88-5c943e86d37e&amp;startTime=368.39" office:target-frame-name="psplayer" xlink:show="replace" text:style-name="Internet_20_link" text:visited-style-name="Visited_20_Internet_20_Link"><text:span text:style-name="T11">the Windows machine that's running, it is actually the</text:span></text:a><text:span text:style-name="T12"> </text:span><text:a xlink:type="simple" xlink:href="https://app.pluralsight.com/course-player?clipId=66fa9ca9-f008-4160-8b88-5c943e86d37e&amp;startTime=371.88" office:target-frame-name="psplayer" xlink:show="replace" text:style-name="Internet_20_link" text:visited-style-name="Visited_20_Internet_20_Link"><text:span text:style-name="T11">host for these containers, therefore, the logs are written to that host.</text:span></text:a><text:span text:style-name="T12"> </text:span><text:a xlink:type="simple" xlink:href="https://app.pluralsight.com/course-player?clipId=66fa9ca9-f008-4160-8b88-5c943e86d37e&amp;startTime=376.14" office:target-frame-name="psplayer" xlink:show="replace" text:style-name="Internet_20_link" text:visited-style-name="Visited_20_Internet_20_Link"><text:span text:style-name="T11">What if the host goes down and is not recoverable for some reason?</text:span></text:a><text:span text:style-name="T12"> </text:span><text:a xlink:type="simple" xlink:href="https://app.pluralsight.com/course-player?clipId=66fa9ca9-f008-4160-8b88-5c943e86d37e&amp;startTime=379.94" office:target-frame-name="psplayer" xlink:show="replace" text:style-name="Internet_20_link" text:visited-style-name="Visited_20_Internet_20_Link"><text:span text:style-name="T11">Well, you hope you have backups,</text:span></text:a><text:span text:style-name="T12"> </text:span><text:a xlink:type="simple" xlink:href="https://app.pluralsight.com/course-player?clipId=66fa9ca9-f008-4160-8b88-5c943e86d37e&amp;startTime=381.35" office:target-frame-name="psplayer" xlink:show="replace" text:style-name="Internet_20_link" text:visited-style-name="Visited_20_Internet_20_Link"><text:span text:style-name="T11">but I want to emphasize that there are other types of Docker</text:span></text:a><text:span text:style-name="T12"> </text:span><text:a xlink:type="simple" xlink:href="https://app.pluralsight.com/course-player?clipId=66fa9ca9-f008-4160-8b88-5c943e86d37e&amp;startTime=385.02" office:target-frame-name="psplayer" xlink:show="replace" text:style-name="Internet_20_link" text:visited-style-name="Visited_20_Internet_20_Link"><text:span text:style-name="T11">volumes that can get more sophisticated so that you can</text:span></text:a><text:span text:style-name="T12"> </text:span><text:a xlink:type="simple" xlink:href="https://app.pluralsight.com/course-player?clipId=66fa9ca9-f008-4160-8b88-5c943e86d37e&amp;startTime=387.96" office:target-frame-name="psplayer" xlink:show="replace" text:style-name="Internet_20_link" text:visited-style-name="Visited_20_Internet_20_Link"><text:span text:style-name="T11">write to other network </text:span></text:a><text:soft-page-break/><text:a xlink:type="simple" xlink:href="https://app.pluralsight.com/course-player?clipId=66fa9ca9-f008-4160-8b88-5c943e86d37e&amp;startTime=387.96" office:target-frame-name="psplayer" xlink:show="replace" text:style-name="Internet_20_link" text:visited-style-name="Visited_20_Internet_20_Link"><text:span text:style-name="T11">locations, for example,</text:span></text:a><text:span text:style-name="T12"> </text:span><text:a xlink:type="simple" xlink:href="https://app.pluralsight.com/course-player?clipId=66fa9ca9-f008-4160-8b88-5c943e86d37e&amp;startTime=390.76" office:target-frame-name="psplayer" xlink:show="replace" text:style-name="Internet_20_link" text:visited-style-name="Visited_20_Internet_20_Link"><text:span text:style-name="T11">if you want it. Normally, this is a great way to start,</text:span></text:a><text:span text:style-name="T12"> </text:span><text:a xlink:type="simple" xlink:href="https://app.pluralsight.com/course-player?clipId=66fa9ca9-f008-4160-8b88-5c943e86d37e&amp;startTime=394.08" office:target-frame-name="psplayer" xlink:show="replace" text:style-name="Internet_20_link" text:visited-style-name="Visited_20_Internet_20_Link"><text:span text:style-name="T11">though, and then, if you want to take it to the next level,</text:span></text:a><text:span text:style-name="T12"> </text:span><text:a xlink:type="simple" xlink:href="https://app.pluralsight.com/course-player?clipId=66fa9ca9-f008-4160-8b88-5c943e86d37e&amp;startTime=396.92" office:target-frame-name="psplayer" xlink:show="replace" text:style-name="Internet_20_link" text:visited-style-name="Visited_20_Internet_20_Link"><text:span text:style-name="T11">go check out the Docker documentation on that.</text:span></text:a><text:span text:style-name="T12"> </text:span><text:a xlink:type="simple" xlink:href="https://app.pluralsight.com/course-player?clipId=66fa9ca9-f008-4160-8b88-5c943e86d37e&amp;startTime=400.14" office:target-frame-name="psplayer" xlink:show="replace" text:style-name="Internet_20_link" text:visited-style-name="Visited_20_Internet_20_Link"><text:span text:style-name="T11">So that's an example of a development scenario using volumes and now</text:span></text:a><text:span text:style-name="T12"> </text:span><text:a xlink:type="simple" xlink:href="https://app.pluralsight.com/course-player?clipId=66fa9ca9-f008-4160-8b88-5c943e86d37e&amp;startTime=404.23" office:target-frame-name="psplayer" xlink:show="replace" text:style-name="Internet_20_link" text:visited-style-name="Visited_20_Internet_20_Link"><text:span text:style-name="T11">more of a production‑type scenario using volumes. So let's finalize this module and do a quick review.</text:span></text:a></text:p>
      <text:h text:style-name="P3" text:outline-level="3"><text:a xlink:type="simple" xlink:href="https://app.pluralsight.com/course-player?clipId=94e64f44-b06d-4161-969c-3ea7a55f63a6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94e64f44-b06d-4161-969c-3ea7a55f63a6&amp;startTime=1.14" office:target-frame-name="psplayer" xlink:show="replace" text:style-name="Internet_20_link" text:visited-style-name="Visited_20_Internet_20_Link"><text:span text:style-name="T11">This module's been all about containers and how you can get them to run.</text:span></text:a><text:span text:style-name="T12"> </text:span><text:a xlink:type="simple" xlink:href="https://app.pluralsight.com/course-player?clipId=94e64f44-b06d-4161-969c-3ea7a55f63a6&amp;startTime=4.53" office:target-frame-name="psplayer" xlink:show="replace" text:style-name="Internet_20_link" text:visited-style-name="Visited_20_Internet_20_Link"><text:span text:style-name="T11">So the first thing we reviewed was using docker pull to pull from a</text:span></text:a><text:span text:style-name="T12"> </text:span><text:a xlink:type="simple" xlink:href="https://app.pluralsight.com/course-player?clipId=94e64f44-b06d-4161-969c-3ea7a55f63a6&amp;startTime=8.59" office:target-frame-name="psplayer" xlink:show="replace" text:style-name="Internet_20_link" text:visited-style-name="Visited_20_Internet_20_Link"><text:span text:style-name="T11">registry down to your machine or to another server.</text:span></text:a><text:span text:style-name="T12"> </text:span><text:a xlink:type="simple" xlink:href="https://app.pluralsight.com/course-player?clipId=94e64f44-b06d-4161-969c-3ea7a55f63a6&amp;startTime=12.04" office:target-frame-name="psplayer" xlink:show="replace" text:style-name="Internet_20_link" text:visited-style-name="Visited_20_Internet_20_Link"><text:span text:style-name="T11">From there, we looked at the docker run command,</text:span></text:a><text:span text:style-name="T12"> </text:span><text:a xlink:type="simple" xlink:href="https://app.pluralsight.com/course-player?clipId=94e64f44-b06d-4161-969c-3ea7a55f63a6&amp;startTime=14.52" office:target-frame-name="psplayer" xlink:show="replace" text:style-name="Internet_20_link" text:visited-style-name="Visited_20_Internet_20_Link"><text:span text:style-name="T11">how to define things like ports, and the image that you want to use.</text:span></text:a><text:span text:style-name="T12"> </text:span><text:a xlink:type="simple" xlink:href="https://app.pluralsight.com/course-player?clipId=94e64f44-b06d-4161-969c-3ea7a55f63a6&amp;startTime=18.77" office:target-frame-name="psplayer" xlink:show="replace" text:style-name="Internet_20_link" text:visited-style-name="Visited_20_Internet_20_Link"><text:span text:style-name="T11">And once a container's running,</text:span></text:a><text:span text:style-name="T12"> </text:span><text:a xlink:type="simple" xlink:href="https://app.pluralsight.com/course-player?clipId=94e64f44-b06d-4161-969c-3ea7a55f63a6&amp;startTime=20.14" office:target-frame-name="psplayer" xlink:show="replace" text:style-name="Internet_20_link" text:visited-style-name="Visited_20_Internet_20_Link"><text:span text:style-name="T11">we saw how we can access container logs using the docker logs command,</text:span></text:a><text:span text:style-name="T12"> </text:span><text:a xlink:type="simple" xlink:href="https://app.pluralsight.com/course-player?clipId=94e64f44-b06d-4161-969c-3ea7a55f63a6&amp;startTime=24.69" office:target-frame-name="psplayer" xlink:show="replace" text:style-name="Internet_20_link" text:visited-style-name="Visited_20_Internet_20_Link"><text:span text:style-name="T11">and then you can provide the name of the container or the container ID.</text:span></text:a><text:span text:style-name="T12"> </text:span><text:a xlink:type="simple" xlink:href="https://app.pluralsight.com/course-player?clipId=94e64f44-b06d-4161-969c-3ea7a55f63a6&amp;startTime=28.54" office:target-frame-name="psplayer" xlink:show="replace" text:style-name="Internet_20_link" text:visited-style-name="Visited_20_Internet_20_Link"><text:span text:style-name="T11">From there, we talked about more persistent storage.</text:span></text:a><text:span text:style-name="T12"> </text:span><text:a xlink:type="simple" xlink:href="https://app.pluralsight.com/course-player?clipId=94e64f44-b06d-4161-969c-3ea7a55f63a6&amp;startTime=31.31" office:target-frame-name="psplayer" xlink:show="replace" text:style-name="Internet_20_link" text:visited-style-name="Visited_20_Internet_20_Link"><text:span text:style-name="T11">What if you have log files, database files,</text:span></text:a><text:span text:style-name="T12"> </text:span><text:a xlink:type="simple" xlink:href="https://app.pluralsight.com/course-player?clipId=94e64f44-b06d-4161-969c-3ea7a55f63a6&amp;startTime=33.85" office:target-frame-name="psplayer" xlink:show="replace" text:style-name="Internet_20_link" text:visited-style-name="Visited_20_Internet_20_Link"><text:span text:style-name="T11">and things of that nature that if a container goes down or is stopped,</text:span></text:a><text:span text:style-name="T12"> </text:span><text:a xlink:type="simple" xlink:href="https://app.pluralsight.com/course-player?clipId=94e64f44-b06d-4161-969c-3ea7a55f63a6&amp;startTime=38.64" office:target-frame-name="psplayer" xlink:show="replace" text:style-name="Internet_20_link" text:visited-style-name="Visited_20_Internet_20_Link"><text:span text:style-name="T11">you don't want to lose those, you want to store them somewhere else,</text:span></text:a><text:span text:style-name="T12"> </text:span><text:a xlink:type="simple" xlink:href="https://app.pluralsight.com/course-player?clipId=94e64f44-b06d-4161-969c-3ea7a55f63a6&amp;startTime=41.28" office:target-frame-name="psplayer" xlink:show="replace" text:style-name="Internet_20_link" text:visited-style-name="Visited_20_Internet_20_Link"><text:span text:style-name="T11">such as the host machine? Volumes allow us to do that,</text:span></text:a><text:span text:style-name="T12"> </text:span><text:a xlink:type="simple" xlink:href="https://app.pluralsight.com/course-player?clipId=94e64f44-b06d-4161-969c-3ea7a55f63a6&amp;startTime=45.27" office:target-frame-name="psplayer" xlink:show="replace" text:style-name="Internet_20_link" text:visited-style-name="Visited_20_Internet_20_Link"><text:span text:style-name="T11">and we saw how we can use the ‑v syntax in the docker run command so</text:span></text:a><text:span text:style-name="T12"> </text:span><text:a xlink:type="simple" xlink:href="https://app.pluralsight.com/course-player?clipId=94e64f44-b06d-4161-969c-3ea7a55f63a6&amp;startTime=50.57" office:target-frame-name="psplayer" xlink:show="replace" text:style-name="Internet_20_link" text:visited-style-name="Visited_20_Internet_20_Link"><text:span text:style-name="T11">that we can define either a volume that docker manages,</text:span></text:a><text:span text:style-name="T12"> </text:span><text:a xlink:type="simple" xlink:href="https://app.pluralsight.com/course-player?clipId=94e64f44-b06d-4161-969c-3ea7a55f63a6&amp;startTime=53.68" office:target-frame-name="psplayer" xlink:show="replace" text:style-name="Internet_20_link" text:visited-style-name="Visited_20_Internet_20_Link"><text:span text:style-name="T11">or, in our case, we used the pwd syntax,</text:span></text:a><text:span text:style-name="T12"> </text:span><text:a xlink:type="simple" xlink:href="https://app.pluralsight.com/course-player?clipId=94e64f44-b06d-4161-969c-3ea7a55f63a6&amp;startTime=57.28" office:target-frame-name="psplayer" xlink:show="replace" text:style-name="Internet_20_link" text:visited-style-name="Visited_20_Internet_20_Link"><text:span text:style-name="T11">so we defined where that directory was on the host system.</text:span></text:a><text:span text:style-name="T12"> </text:span><text:a xlink:type="simple" xlink:href="https://app.pluralsight.com/course-player?clipId=94e64f44-b06d-4161-969c-3ea7a55f63a6&amp;startTime=61.54" office:target-frame-name="psplayer" xlink:show="replace" text:style-name="Internet_20_link" text:visited-style-name="Visited_20_Internet_20_Link"><text:span text:style-name="T11">Now that we've seen how to run a container,</text:span></text:a><text:span text:style-name="T12"> </text:span><text:a xlink:type="simple" xlink:href="https://app.pluralsight.com/course-player?clipId=94e64f44-b06d-4161-969c-3ea7a55f63a6&amp;startTime=63.84" office:target-frame-name="psplayer" xlink:show="replace" text:style-name="Internet_20_link" text:visited-style-name="Visited_20_Internet_20_Link"><text:span text:style-name="T11">let's talk about how multiple containers can be run</text:span></text:a><text:span text:style-name="T12"> </text:span><text:a xlink:type="simple" xlink:href="https://app.pluralsight.com/course-player?clipId=94e64f44-b06d-4161-969c-3ea7a55f63a6&amp;startTime=66.85" office:target-frame-name="psplayer" xlink:show="replace" text:style-name="Internet_20_link" text:visited-style-name="Visited_20_Internet_20_Link"><text:span text:style-name="T11">and communicate with each other,</text:span></text:a><text:span text:style-name="T12"> </text:span><text:a xlink:type="simple" xlink:href="https://app.pluralsight.com/course-player?clipId=94e64f44-b06d-4161-969c-3ea7a55f63a6&amp;startTime=68.49" office:target-frame-name="psplayer" xlink:show="replace" text:style-name="Internet_20_link" text:visited-style-name="Visited_20_Internet_20_Link"><text:span text:style-name="T11">because at this point we have a Node app that still needs to talk to a database. So let's take a look at how we can make that happen.</text:span></text:a></text:p>
      <text:h text:style-name="P1" text:outline-level="2"><text:a xlink:type="simple" xlink:href="https://app.pluralsight.com/course-player?clipId=3e2edb9c-220d-47e7-935a-3e389a427d38" office:target-frame-name="psplayer" xlink:show="replace" text:style-name="Internet_20_link" text:visited-style-name="Visited_20_Internet_20_Link"><text:span text:style-name="T11">Communicate between Multiple Containers</text:span></text:a></text:h>
      <text:h text:style-name="P3" text:outline-level="3"><text:a xlink:type="simple" xlink:href="https://app.pluralsight.com/course-player?clipId=3e2edb9c-220d-47e7-935a-3e389a427d38" office:target-frame-name="psplayer" xlink:show="replace" text:style-name="Internet_20_link" text:visited-style-name="Visited_20_Internet_20_Link"><text:span text:style-name="T11">Module Overview</text:span></text:a></text:h>
      <text:p text:style-name="P5"><text:a xlink:type="simple" xlink:href="https://app.pluralsight.com/course-player?clipId=3e2edb9c-220d-47e7-935a-3e389a427d38&amp;startTime=1.04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3e2edb9c-220d-47e7-935a-3e389a427d38&amp;startTime=1.88" office:target-frame-name="psplayer" xlink:show="replace" text:style-name="Internet_20_link" text:visited-style-name="Visited_20_Internet_20_Link"><text:span text:style-name="T11">we're going to talk about how we can communicate between multiple containers.</text:span></text:a><text:span text:style-name="T12"> </text:span><text:a xlink:type="simple" xlink:href="https://app.pluralsight.com/course-player?clipId=3e2edb9c-220d-47e7-935a-3e389a427d38&amp;startTime=5.36" office:target-frame-name="psplayer" xlink:show="replace" text:style-name="Internet_20_link" text:visited-style-name="Visited_20_Internet_20_Link"><text:span text:style-name="T11">We've seen how to get a single container running,</text:span></text:a><text:span text:style-name="T12"> </text:span><text:a xlink:type="simple" xlink:href="https://app.pluralsight.com/course-player?clipId=3e2edb9c-220d-47e7-935a-3e389a427d38&amp;startTime=7.43" office:target-frame-name="psplayer" xlink:show="replace" text:style-name="Internet_20_link" text:visited-style-name="Visited_20_Internet_20_Link"><text:span text:style-name="T11">but you're probably going to have others.</text:span></text:a><text:span text:style-name="T12"> </text:span><text:a xlink:type="simple" xlink:href="https://app.pluralsight.com/course-player?clipId=3e2edb9c-220d-47e7-935a-3e389a427d38&amp;startTime=9.38" office:target-frame-name="psplayer" xlink:show="replace" text:style-name="Internet_20_link" text:visited-style-name="Visited_20_Internet_20_Link"><text:span text:style-name="T11">You might have APIs, possibly a database,</text:span></text:a><text:span text:style-name="T12"> </text:span><text:a xlink:type="simple" xlink:href="https://app.pluralsight.com/course-player?clipId=3e2edb9c-220d-47e7-935a-3e389a427d38&amp;startTime=12.87" office:target-frame-name="psplayer" xlink:show="replace" text:style-name="Internet_20_link" text:visited-style-name="Visited_20_Internet_20_Link"><text:span text:style-name="T11">really depends on your setup, but in that scenario,</text:span></text:a><text:span text:style-name="T12"> </text:span><text:a xlink:type="simple" xlink:href="https://app.pluralsight.com/course-player?clipId=3e2edb9c-220d-47e7-935a-3e389a427d38&amp;startTime=16.2" office:target-frame-name="psplayer" xlink:show="replace" text:style-name="Internet_20_link" text:visited-style-name="Visited_20_Internet_20_Link"><text:span text:style-name="T11">what do you do to talk between these different containers?</text:span></text:a><text:span text:style-name="T12"> </text:span><text:a xlink:type="simple" xlink:href="https://app.pluralsight.com/course-player?clipId=3e2edb9c-220d-47e7-935a-3e389a427d38&amp;startTime=20.04" office:target-frame-name="psplayer" xlink:show="replace" text:style-name="Internet_20_link" text:visited-style-name="Visited_20_Internet_20_Link"><text:span text:style-name="T11">So in this module, we're going to focus on a few things here.</text:span></text:a><text:span text:style-name="T12"> </text:span><text:a xlink:type="simple" xlink:href="https://app.pluralsight.com/course-player?clipId=3e2edb9c-220d-47e7-935a-3e389a427d38&amp;startTime=23.34" office:target-frame-name="psplayer" xlink:show="replace" text:style-name="Internet_20_link" text:visited-style-name="Visited_20_Internet_20_Link"><text:span text:style-name="T11">First off, discuss what are the options for container communication?</text:span></text:a><text:span text:style-name="T12"> </text:span><text:a xlink:type="simple" xlink:href="https://app.pluralsight.com/course-player?clipId=3e2edb9c-220d-47e7-935a-3e389a427d38&amp;startTime=27.94" office:target-frame-name="psplayer" xlink:show="replace" text:style-name="Internet_20_link" text:visited-style-name="Visited_20_Internet_20_Link"><text:span text:style-name="T11">Then we're going to discuss one called a bridge network,</text:span></text:a><text:span text:style-name="T12"> </text:span><text:a xlink:type="simple" xlink:href="https://app.pluralsight.com/course-player?clipId=3e2edb9c-220d-47e7-935a-3e389a427d38&amp;startTime=30.62" office:target-frame-name="psplayer" xlink:show="replace" text:style-name="Internet_20_link" text:visited-style-name="Visited_20_Internet_20_Link"><text:span text:style-name="T11">and we're going to see how to run multiple containers in</text:span></text:a><text:span text:style-name="T12"> </text:span><text:a xlink:type="simple" xlink:href="https://app.pluralsight.com/course-player?clipId=3e2edb9c-220d-47e7-935a-3e389a427d38&amp;startTime=33.56" office:target-frame-name="psplayer" xlink:show="replace" text:style-name="Internet_20_link" text:visited-style-name="Visited_20_Internet_20_Link"><text:span text:style-name="T11">the network so that they can talk,</text:span></text:a><text:span text:style-name="T12"> </text:span><text:a xlink:type="simple" xlink:href="https://app.pluralsight.com/course-player?clipId=3e2edb9c-220d-47e7-935a-3e389a427d38&amp;startTime=35.48" office:target-frame-name="psplayer" xlink:show="replace" text:style-name="Internet_20_link" text:visited-style-name="Visited_20_Internet_20_Link"><text:span text:style-name="T11">but containers outside of that network wouldn't be able to talk to the others.</text:span></text:a><text:span text:style-name="T12"> </text:span><text:a xlink:type="simple" xlink:href="https://app.pluralsight.com/course-player?clipId=3e2edb9c-220d-47e7-935a-3e389a427d38&amp;startTime=40.34" office:target-frame-name="psplayer" xlink:show="replace" text:style-name="Internet_20_link" text:visited-style-name="Visited_20_Internet_20_Link"><text:span text:style-name="T11">From there, we're also going to look at a bonus troubleshooting feature,</text:span></text:a><text:span text:style-name="T12"> </text:span><text:a xlink:type="simple" xlink:href="https://app.pluralsight.com/course-player?clipId=3e2edb9c-220d-47e7-935a-3e389a427d38&amp;startTime=43.45" office:target-frame-name="psplayer" xlink:show="replace" text:style-name="Internet_20_link" text:visited-style-name="Visited_20_Internet_20_Link"><text:span text:style-name="T11">which is how to shell into a container.</text:span></text:a><text:span text:style-name="T12"> </text:span><text:a xlink:type="simple" xlink:href="https://app.pluralsight.com/course-player?clipId=3e2edb9c-220d-47e7-935a-3e389a427d38&amp;startTime=46.24" office:target-frame-name="psplayer" xlink:show="replace" text:style-name="Internet_20_link" text:visited-style-name="Visited_20_Internet_20_Link"><text:span text:style-name="T11">This can be useful when you have a container up and running,</text:span></text:a><text:span text:style-name="T12"> </text:span><text:a xlink:type="simple" xlink:href="https://app.pluralsight.com/course-player?clipId=3e2edb9c-220d-47e7-935a-3e389a427d38&amp;startTime=49.11" office:target-frame-name="psplayer" xlink:show="replace" text:style-name="Internet_20_link" text:visited-style-name="Visited_20_Internet_20_Link"><text:span text:style-name="T11">you need to get inside of it and maybe run a command for whatever reason,</text:span></text:a><text:span text:style-name="T12"> </text:span><text:a xlink:type="simple" xlink:href="https://app.pluralsight.com/course-player?clipId=3e2edb9c-220d-47e7-935a-3e389a427d38&amp;startTime=53.05" office:target-frame-name="psplayer" xlink:show="replace" text:style-name="Internet_20_link" text:visited-style-name="Visited_20_Internet_20_Link"><text:span text:style-name="T11">and I'll show you the reason we're going to do it for our sample app.</text:span></text:a><text:span text:style-name="T12"> </text:span><text:a xlink:type="simple" xlink:href="https://app.pluralsight.com/course-player?clipId=3e2edb9c-220d-47e7-935a-3e389a427d38&amp;startTime=56.63" office:target-frame-name="psplayer" xlink:show="replace" text:style-name="Internet_20_link" text:visited-style-name="Visited_20_Internet_20_Link"><text:span text:style-name="T11">And then finally,</text:span></text:a><text:span text:style-name="T12"> </text:span><text:a xlink:type="simple" xlink:href="https://app.pluralsight.com/course-player?clipId=3e2edb9c-220d-47e7-935a-3e389a427d38&amp;startTime=57.66" office:target-frame-name="psplayer" xlink:show="replace" text:style-name="Internet_20_link" text:visited-style-name="Visited_20_Internet_20_Link"><text:span text:style-name="T11">we're going to introduce another tool in the Docker</text:span></text:a><text:span text:style-name="T12"> </text:span><text:a xlink:type="simple" xlink:href="https://app.pluralsight.com/course-player?clipId=3e2edb9c-220d-47e7-935a-3e389a427d38&amp;startTime=59.81" office:target-frame-name="psplayer" xlink:show="replace" text:style-name="Internet_20_link" text:visited-style-name="Visited_20_Internet_20_Link"><text:span text:style-name="T11">toolbelt called Docker Compose.</text:span></text:a><text:span text:style-name="T12"> </text:span><text:a xlink:type="simple" xlink:href="https://app.pluralsight.com/course-player?clipId=3e2edb9c-220d-47e7-935a-3e389a427d38&amp;startTime=62.44" office:target-frame-name="psplayer" xlink:show="replace" text:style-name="Internet_20_link" text:visited-style-name="Visited_20_Internet_20_Link"><text:span text:style-name="T11">This is an orchestration engine that you can use to</text:span></text:a><text:span text:style-name="T12"> </text:span><text:a xlink:type="simple" xlink:href="https://app.pluralsight.com/course-player?clipId=3e2edb9c-220d-47e7-935a-3e389a427d38&amp;startTime=65.31" office:target-frame-name="psplayer" xlink:show="replace" text:style-name="Internet_20_link" text:visited-style-name="Visited_20_Internet_20_Link"><text:span text:style-name="T11">not only run multiple containers,</text:span></text:a><text:span text:style-name="T12"> </text:span><text:a xlink:type="simple" xlink:href="https://app.pluralsight.com/course-player?clipId=3e2edb9c-220d-47e7-935a-3e389a427d38&amp;startTime=66.97" office:target-frame-name="psplayer" xlink:show="replace" text:style-name="Internet_20_link" text:visited-style-name="Visited_20_Internet_20_Link"><text:span text:style-name="T11">but you can also use it to build multiple images.</text:span></text:a><text:span text:style-name="T12"> </text:span><text:a xlink:type="simple" xlink:href="https://app.pluralsight.com/course-player?clipId=3e2edb9c-220d-47e7-935a-3e389a427d38&amp;startTime=70.44" office:target-frame-name="psplayer" xlink:show="replace" text:style-name="Internet_20_link" text:visited-style-name="Visited_20_Internet_20_Link"><text:span text:style-name="T11">A very powerful tool to know about,</text:span></text:a><text:span text:style-name="T12"> </text:span><text:a xlink:type="simple" xlink:href="https://app.pluralsight.com/course-player?clipId=3e2edb9c-220d-47e7-935a-3e389a427d38&amp;startTime=72.23" office:target-frame-name="psplayer" xlink:show="replace" text:style-name="Internet_20_link" text:visited-style-name="Visited_20_Internet_20_Link"><text:span text:style-name="T11">and we'll introduce that tool at the end of this module.</text:span></text:a><text:span text:style-name="T12"> </text:span><text:a xlink:type="simple" xlink:href="https://app.pluralsight.com/course-player?clipId=3e2edb9c-220d-47e7-935a-3e389a427d38&amp;startTime=75.74" office:target-frame-name="psplayer" xlink:show="replace" text:style-name="Internet_20_link" text:visited-style-name="Visited_20_Internet_20_Link"><text:span text:style-name="T11">So let's jump right in and talk about what are the options for container communication.</text:span></text:a></text:p>
      <text:h text:style-name="P3" text:outline-level="3"><text:soft-page-break/><text:a xlink:type="simple" xlink:href="https://app.pluralsight.com/course-player?clipId=1c6cb2cc-8138-4cb0-accf-fe0761202e79" office:target-frame-name="psplayer" xlink:show="replace" text:style-name="Internet_20_link" text:visited-style-name="Visited_20_Internet_20_Link"><text:span text:style-name="T11">Create a Bridge Network</text:span></text:a></text:h>
      <text:p text:style-name="P5"><text:a xlink:type="simple" xlink:href="https://app.pluralsight.com/course-player?clipId=1c6cb2cc-8138-4cb0-accf-fe0761202e79&amp;startTime=1.14" office:target-frame-name="psplayer" xlink:show="replace" text:style-name="Internet_20_link" text:visited-style-name="Visited_20_Internet_20_Link"><text:span text:style-name="T11">When you have multiple containers that need to talk to each other,</text:span></text:a><text:span text:style-name="T12"> </text:span><text:a xlink:type="simple" xlink:href="https://app.pluralsight.com/course-player?clipId=1c6cb2cc-8138-4cb0-accf-fe0761202e79&amp;startTime=3.99" office:target-frame-name="psplayer" xlink:show="replace" text:style-name="Internet_20_link" text:visited-style-name="Visited_20_Internet_20_Link"><text:span text:style-name="T11">they can talk over a network.</text:span></text:a><text:span text:style-name="T12"> </text:span><text:a xlink:type="simple" xlink:href="https://app.pluralsight.com/course-player?clipId=1c6cb2cc-8138-4cb0-accf-fe0761202e79&amp;startTime=6.34" office:target-frame-name="psplayer" xlink:show="replace" text:style-name="Internet_20_link" text:visited-style-name="Visited_20_Internet_20_Link"><text:span text:style-name="T11">Now in this case, we're not talking about a network between machines,</text:span></text:a><text:span text:style-name="T12"> </text:span><text:a xlink:type="simple" xlink:href="https://app.pluralsight.com/course-player?clipId=1c6cb2cc-8138-4cb0-accf-fe0761202e79&amp;startTime=9.78" office:target-frame-name="psplayer" xlink:show="replace" text:style-name="Internet_20_link" text:visited-style-name="Visited_20_Internet_20_Link"><text:span text:style-name="T11">although there are different types available.</text:span></text:a><text:span text:style-name="T12"> </text:span><text:a xlink:type="simple" xlink:href="https://app.pluralsight.com/course-player?clipId=1c6cb2cc-8138-4cb0-accf-fe0761202e79&amp;startTime=11.96" office:target-frame-name="psplayer" xlink:show="replace" text:style-name="Internet_20_link" text:visited-style-name="Visited_20_Internet_20_Link"><text:span text:style-name="T11">We're going to talk specifically about a bridge network,</text:span></text:a><text:span text:style-name="T12"> </text:span><text:a xlink:type="simple" xlink:href="https://app.pluralsight.com/course-player?clipId=1c6cb2cc-8138-4cb0-accf-fe0761202e79&amp;startTime=15.78" office:target-frame-name="psplayer" xlink:show="replace" text:style-name="Internet_20_link" text:visited-style-name="Visited_20_Internet_20_Link"><text:span text:style-name="T11">and this is a way on the same machine to allow specific</text:span></text:a><text:span text:style-name="T12"> </text:span><text:a xlink:type="simple" xlink:href="https://app.pluralsight.com/course-player?clipId=1c6cb2cc-8138-4cb0-accf-fe0761202e79&amp;startTime=19.45" office:target-frame-name="psplayer" xlink:show="replace" text:style-name="Internet_20_link" text:visited-style-name="Visited_20_Internet_20_Link"><text:span text:style-name="T11">containers within a network to talk to each other.</text:span></text:a><text:span text:style-name="T12"> </text:span><text:a xlink:type="simple" xlink:href="https://app.pluralsight.com/course-player?clipId=1c6cb2cc-8138-4cb0-accf-fe0761202e79&amp;startTime=22.44" office:target-frame-name="psplayer" xlink:show="replace" text:style-name="Internet_20_link" text:visited-style-name="Visited_20_Internet_20_Link"><text:span text:style-name="T11">But as I mentioned in the introduction, if they're outside of that network,</text:span></text:a><text:span text:style-name="T12"> </text:span><text:a xlink:type="simple" xlink:href="https://app.pluralsight.com/course-player?clipId=1c6cb2cc-8138-4cb0-accf-fe0761202e79&amp;startTime=26.23" office:target-frame-name="psplayer" xlink:show="replace" text:style-name="Internet_20_link" text:visited-style-name="Visited_20_Internet_20_Link"><text:span text:style-name="T11">they won't be able to talk to each other.</text:span></text:a><text:span text:style-name="T12"> </text:span><text:a xlink:type="simple" xlink:href="https://app.pluralsight.com/course-player?clipId=1c6cb2cc-8138-4cb0-accf-fe0761202e79&amp;startTime=28.64" office:target-frame-name="psplayer" xlink:show="replace" text:style-name="Internet_20_link" text:visited-style-name="Visited_20_Internet_20_Link"><text:span text:style-name="T11">So let's say that you have an application that maybe has some front‑end code.</text:span></text:a><text:span text:style-name="T12"> </text:span><text:a xlink:type="simple" xlink:href="https://app.pluralsight.com/course-player?clipId=1c6cb2cc-8138-4cb0-accf-fe0761202e79&amp;startTime=33.44" office:target-frame-name="psplayer" xlink:show="replace" text:style-name="Internet_20_link" text:visited-style-name="Visited_20_Internet_20_Link"><text:span text:style-name="T11">It also has some back‑end APIs.</text:span></text:a><text:span text:style-name="T12"> </text:span><text:a xlink:type="simple" xlink:href="https://app.pluralsight.com/course-player?clipId=1c6cb2cc-8138-4cb0-accf-fe0761202e79&amp;startTime=35.7" office:target-frame-name="psplayer" xlink:show="replace" text:style-name="Internet_20_link" text:visited-style-name="Visited_20_Internet_20_Link"><text:span text:style-name="T11">Those back‑end APIs then talk over to a database.</text:span></text:a><text:span text:style-name="T12"> </text:span><text:a xlink:type="simple" xlink:href="https://app.pluralsight.com/course-player?clipId=1c6cb2cc-8138-4cb0-accf-fe0761202e79&amp;startTime=40.14" office:target-frame-name="psplayer" xlink:show="replace" text:style-name="Internet_20_link" text:visited-style-name="Visited_20_Internet_20_Link"><text:span text:style-name="T11">And for the sake of argument,</text:span></text:a><text:span text:style-name="T12"> </text:span><text:a xlink:type="simple" xlink:href="https://app.pluralsight.com/course-player?clipId=1c6cb2cc-8138-4cb0-accf-fe0761202e79&amp;startTime=41.36" office:target-frame-name="psplayer" xlink:show="replace" text:style-name="Internet_20_link" text:visited-style-name="Visited_20_Internet_20_Link"><text:span text:style-name="T11">we're going to say that everything you see here is running in a container,</text:span></text:a><text:span text:style-name="T12"> </text:span><text:a xlink:type="simple" xlink:href="https://app.pluralsight.com/course-player?clipId=1c6cb2cc-8138-4cb0-accf-fe0761202e79&amp;startTime=45.12" office:target-frame-name="psplayer" xlink:show="replace" text:style-name="Internet_20_link" text:visited-style-name="Visited_20_Internet_20_Link"><text:span text:style-name="T11">including the database.</text:span></text:a><text:span text:style-name="T12"> </text:span><text:a xlink:type="simple" xlink:href="https://app.pluralsight.com/course-player?clipId=1c6cb2cc-8138-4cb0-accf-fe0761202e79&amp;startTime=46.84" office:target-frame-name="psplayer" xlink:show="replace" text:style-name="Internet_20_link" text:visited-style-name="Visited_20_Internet_20_Link"><text:span text:style-name="T11">So now we need a way to run the app in its own container.</text:span></text:a><text:span text:style-name="T12"> </text:span><text:a xlink:type="simple" xlink:href="https://app.pluralsight.com/course-player?clipId=1c6cb2cc-8138-4cb0-accf-fe0761202e79&amp;startTime=50.14" office:target-frame-name="psplayer" xlink:show="replace" text:style-name="Internet_20_link" text:visited-style-name="Visited_20_Internet_20_Link"><text:span text:style-name="T11">We have three containers for the APIs.</text:span></text:a><text:span text:style-name="T12"> </text:span><text:a xlink:type="simple" xlink:href="https://app.pluralsight.com/course-player?clipId=1c6cb2cc-8138-4cb0-accf-fe0761202e79&amp;startTime=52.68" office:target-frame-name="psplayer" xlink:show="replace" text:style-name="Internet_20_link" text:visited-style-name="Visited_20_Internet_20_Link"><text:span text:style-name="T11">We have a database container, and, of course, you might have others.</text:span></text:a><text:span text:style-name="T12"> </text:span><text:a xlink:type="simple" xlink:href="https://app.pluralsight.com/course-player?clipId=1c6cb2cc-8138-4cb0-accf-fe0761202e79&amp;startTime=55.47" office:target-frame-name="psplayer" xlink:show="replace" text:style-name="Internet_20_link" text:visited-style-name="Visited_20_Internet_20_Link"><text:span text:style-name="T11">You could have a caching server, and the list goes on, and on, and on.</text:span></text:a><text:span text:style-name="T12"> </text:span><text:a xlink:type="simple" xlink:href="https://app.pluralsight.com/course-player?clipId=1c6cb2cc-8138-4cb0-accf-fe0761202e79&amp;startTime=58.94" office:target-frame-name="psplayer" xlink:show="replace" text:style-name="Internet_20_link" text:visited-style-name="Visited_20_Internet_20_Link"><text:span text:style-name="T11">So how do we communicate between all these containers? We know how to run them.</text:span></text:a><text:span text:style-name="T12"> </text:span><text:a xlink:type="simple" xlink:href="https://app.pluralsight.com/course-player?clipId=1c6cb2cc-8138-4cb0-accf-fe0761202e79&amp;startTime=62.93" office:target-frame-name="psplayer" xlink:show="replace" text:style-name="Internet_20_link" text:visited-style-name="Visited_20_Internet_20_Link"><text:span text:style-name="T11">That's not a problem,</text:span></text:a><text:span text:style-name="T12"> </text:span><text:a xlink:type="simple" xlink:href="https://app.pluralsight.com/course-player?clipId=1c6cb2cc-8138-4cb0-accf-fe0761202e79&amp;startTime=64.08" office:target-frame-name="psplayer" xlink:show="replace" text:style-name="Internet_20_link" text:visited-style-name="Visited_20_Internet_20_Link"><text:span text:style-name="T11">but how do we make it so they can actually talk to each other?</text:span></text:a><text:span text:style-name="T12"> </text:span><text:a xlink:type="simple" xlink:href="https://app.pluralsight.com/course-player?clipId=1c6cb2cc-8138-4cb0-accf-fe0761202e79&amp;startTime=68.46" office:target-frame-name="psplayer" xlink:show="replace" text:style-name="Internet_20_link" text:visited-style-name="Visited_20_Internet_20_Link"><text:span text:style-name="T11">The way we're going to do it coming up is to use something</text:span></text:a><text:span text:style-name="T12"> </text:span><text:a xlink:type="simple" xlink:href="https://app.pluralsight.com/course-player?clipId=1c6cb2cc-8138-4cb0-accf-fe0761202e79&amp;startTime=72.15" office:target-frame-name="psplayer" xlink:show="replace" text:style-name="Internet_20_link" text:visited-style-name="Visited_20_Internet_20_Link"><text:span text:style-name="T11">called a bridge network that I mentioned.</text:span></text:a><text:span text:style-name="T12"> </text:span><text:a xlink:type="simple" xlink:href="https://app.pluralsight.com/course-player?clipId=1c6cb2cc-8138-4cb0-accf-fe0761202e79&amp;startTime=74.54" office:target-frame-name="psplayer" xlink:show="replace" text:style-name="Internet_20_link" text:visited-style-name="Visited_20_Internet_20_Link"><text:span text:style-name="T11">Now a bridge network is a way to, as you see here,</text:span></text:a><text:span text:style-name="T12"> </text:span><text:a xlink:type="simple" xlink:href="https://app.pluralsight.com/course-player?clipId=1c6cb2cc-8138-4cb0-accf-fe0761202e79&amp;startTime=78.11" office:target-frame-name="psplayer" xlink:show="replace" text:style-name="Internet_20_link" text:visited-style-name="Visited_20_Internet_20_Link"><text:span text:style-name="T11">create a bridge so that data can then flow between the containers.</text:span></text:a><text:span text:style-name="T12"> </text:span><text:a xlink:type="simple" xlink:href="https://app.pluralsight.com/course-player?clipId=1c6cb2cc-8138-4cb0-accf-fe0761202e79&amp;startTime=82.88" office:target-frame-name="psplayer" xlink:show="replace" text:style-name="Internet_20_link" text:visited-style-name="Visited_20_Internet_20_Link"><text:span text:style-name="T11">They can actually talk to each other and talk back and forth.</text:span></text:a><text:span text:style-name="T12"> </text:span><text:a xlink:type="simple" xlink:href="https://app.pluralsight.com/course-player?clipId=1c6cb2cc-8138-4cb0-accf-fe0761202e79&amp;startTime=86.23" office:target-frame-name="psplayer" xlink:show="replace" text:style-name="Internet_20_link" text:visited-style-name="Visited_20_Internet_20_Link"><text:span text:style-name="T11">As long as they have access to that bridge, they can talk.</text:span></text:a><text:span text:style-name="T12"> </text:span><text:a xlink:type="simple" xlink:href="https://app.pluralsight.com/course-player?clipId=1c6cb2cc-8138-4cb0-accf-fe0761202e79&amp;startTime=90.94" office:target-frame-name="psplayer" xlink:show="replace" text:style-name="Internet_20_link" text:visited-style-name="Visited_20_Internet_20_Link"><text:span text:style-name="T11">Now this is the easiest type of network to get going in Docker.</text:span></text:a><text:span text:style-name="T12"> </text:span><text:a xlink:type="simple" xlink:href="https://app.pluralsight.com/course-player?clipId=1c6cb2cc-8138-4cb0-accf-fe0761202e79&amp;startTime=94.2" office:target-frame-name="psplayer" xlink:show="replace" text:style-name="Internet_20_link" text:visited-style-name="Visited_20_Internet_20_Link"><text:span text:style-name="T11">There are others if you check out the documentation.</text:span></text:a><text:span text:style-name="T12"> </text:span><text:a xlink:type="simple" xlink:href="https://app.pluralsight.com/course-player?clipId=1c6cb2cc-8138-4cb0-accf-fe0761202e79&amp;startTime=97" office:target-frame-name="psplayer" xlink:show="replace" text:style-name="Internet_20_link" text:visited-style-name="Visited_20_Internet_20_Link"><text:span text:style-name="T11">But when you're on a machine that has containers running,</text:span></text:a><text:span text:style-name="T12"> </text:span><text:a xlink:type="simple" xlink:href="https://app.pluralsight.com/course-player?clipId=1c6cb2cc-8138-4cb0-accf-fe0761202e79&amp;startTime=100.34" office:target-frame-name="psplayer" xlink:show="replace" text:style-name="Internet_20_link" text:visited-style-name="Visited_20_Internet_20_Link"><text:span text:style-name="T11">this one is actually very simple to get started with,</text:span></text:a><text:span text:style-name="T12"> </text:span><text:a xlink:type="simple" xlink:href="https://app.pluralsight.com/course-player?clipId=1c6cb2cc-8138-4cb0-accf-fe0761202e79&amp;startTime=103.03" office:target-frame-name="psplayer" xlink:show="replace" text:style-name="Internet_20_link" text:visited-style-name="Visited_20_Internet_20_Link"><text:span text:style-name="T11">as you're going to see, momentarily.</text:span></text:a><text:span text:style-name="T12"> </text:span><text:a xlink:type="simple" xlink:href="https://app.pluralsight.com/course-player?clipId=1c6cb2cc-8138-4cb0-accf-fe0761202e79&amp;startTime=105.24" office:target-frame-name="psplayer" xlink:show="replace" text:style-name="Internet_20_link" text:visited-style-name="Visited_20_Internet_20_Link"><text:span text:style-name="T11">So let's look at the command we can run to create a bridge network.</text:span></text:a><text:span text:style-name="T12"> </text:span><text:a xlink:type="simple" xlink:href="https://app.pluralsight.com/course-player?clipId=1c6cb2cc-8138-4cb0-accf-fe0761202e79&amp;startTime=108.84" office:target-frame-name="psplayer" xlink:show="replace" text:style-name="Internet_20_link" text:visited-style-name="Visited_20_Internet_20_Link"><text:span text:style-name="T11">So in addition to the docker build and the docker run commands,</text:span></text:a><text:span text:style-name="T12"> </text:span><text:a xlink:type="simple" xlink:href="https://app.pluralsight.com/course-player?clipId=1c6cb2cc-8138-4cb0-accf-fe0761202e79&amp;startTime=112.18" office:target-frame-name="psplayer" xlink:show="replace" text:style-name="Internet_20_link" text:visited-style-name="Visited_20_Internet_20_Link"><text:span text:style-name="T11">there's also a docker network command, and it has a create.</text:span></text:a><text:span text:style-name="T12"> </text:span><text:a xlink:type="simple" xlink:href="https://app.pluralsight.com/course-player?clipId=1c6cb2cc-8138-4cb0-accf-fe0761202e79&amp;startTime=116.34" office:target-frame-name="psplayer" xlink:show="replace" text:style-name="Internet_20_link" text:visited-style-name="Visited_20_Internet_20_Link"><text:span text:style-name="T11">So the first thing you'll do, though, is define docker network create,</text:span></text:a><text:span text:style-name="T12"> </text:span><text:a xlink:type="simple" xlink:href="https://app.pluralsight.com/course-player?clipId=1c6cb2cc-8138-4cb0-accf-fe0761202e79&amp;startTime=119.89" office:target-frame-name="psplayer" xlink:show="replace" text:style-name="Internet_20_link" text:visited-style-name="Visited_20_Internet_20_Link"><text:span text:style-name="T11">then you're going to need to say what type of driver are we going to use?</text:span></text:a><text:span text:style-name="T12"> </text:span><text:a xlink:type="simple" xlink:href="https://app.pluralsight.com/course-player?clipId=1c6cb2cc-8138-4cb0-accf-fe0761202e79&amp;startTime=125.14" office:target-frame-name="psplayer" xlink:show="replace" text:style-name="Internet_20_link" text:visited-style-name="Visited_20_Internet_20_Link"><text:span text:style-name="T11">Now there's many types of drivers out there.</text:span></text:a><text:span text:style-name="T12"> </text:span><text:a xlink:type="simple" xlink:href="https://app.pluralsight.com/course-player?clipId=1c6cb2cc-8138-4cb0-accf-fe0761202e79&amp;startTime=127.83" office:target-frame-name="psplayer" xlink:show="replace" text:style-name="Internet_20_link" text:visited-style-name="Visited_20_Internet_20_Link"><text:span text:style-name="T11">You can actually do a true network where you can go across multiple machines.</text:span></text:a><text:span text:style-name="T12"> </text:span><text:a xlink:type="simple" xlink:href="https://app.pluralsight.com/course-player?clipId=1c6cb2cc-8138-4cb0-accf-fe0761202e79&amp;startTime=132.36" office:target-frame-name="psplayer" xlink:show="replace" text:style-name="Internet_20_link" text:visited-style-name="Visited_20_Internet_20_Link"><text:span text:style-name="T11">But a bridge, in this case, is what we're going to do,</text:span></text:a><text:span text:style-name="T12"> </text:span><text:a xlink:type="simple" xlink:href="https://app.pluralsight.com/course-player?clipId=1c6cb2cc-8138-4cb0-accf-fe0761202e79&amp;startTime=134.78" office:target-frame-name="psplayer" xlink:show="replace" text:style-name="Internet_20_link" text:visited-style-name="Visited_20_Internet_20_Link"><text:span text:style-name="T11">so we can communicate between containers on the same machine.</text:span></text:a><text:span text:style-name="T12"> </text:span><text:a xlink:type="simple" xlink:href="https://app.pluralsight.com/course-player?clipId=1c6cb2cc-8138-4cb0-accf-fe0761202e79&amp;startTime=139.14" office:target-frame-name="psplayer" xlink:show="replace" text:style-name="Internet_20_link" text:visited-style-name="Visited_20_Internet_20_Link"><text:span text:style-name="T11">Then finally, you're going to say, well, what's my network name?</text:span></text:a><text:span text:style-name="T12"> </text:span><text:a xlink:type="simple" xlink:href="https://app.pluralsight.com/course-player?clipId=1c6cb2cc-8138-4cb0-accf-fe0761202e79&amp;startTime=142.1" office:target-frame-name="psplayer" xlink:show="replace" text:style-name="Internet_20_link" text:visited-style-name="Visited_20_Internet_20_Link"><text:span text:style-name="T11">What are we going to call this network?</text:span></text:a><text:span text:style-name="T12"> </text:span><text:a xlink:type="simple" xlink:href="https://app.pluralsight.com/course-player?clipId=1c6cb2cc-8138-4cb0-accf-fe0761202e79&amp;startTime=144.53" office:target-frame-name="psplayer" xlink:show="replace" text:style-name="Internet_20_link" text:visited-style-name="Visited_20_Internet_20_Link"><text:span text:style-name="T11">Now I doubt you're going to call it isolated_network.</text:span></text:a><text:span text:style-name="T12"> </text:span><text:a xlink:type="simple" xlink:href="https://app.pluralsight.com/course-player?clipId=1c6cb2cc-8138-4cb0-accf-fe0761202e79&amp;startTime=146.81" office:target-frame-name="psplayer" xlink:show="replace" text:style-name="Internet_20_link" text:visited-style-name="Visited_20_Internet_20_Link"><text:span text:style-name="T11">That's the name I gave it here.</text:span></text:a><text:span text:style-name="T12"> </text:span><text:a xlink:type="simple" xlink:href="https://app.pluralsight.com/course-player?clipId=1c6cb2cc-8138-4cb0-accf-fe0761202e79&amp;startTime=148.91" office:target-frame-name="psplayer" xlink:show="replace" text:style-name="Internet_20_link" text:visited-style-name="Visited_20_Internet_20_Link"><text:span text:style-name="T11">I put that, though,</text:span></text:a><text:span text:style-name="T12"> </text:span><text:a xlink:type="simple" xlink:href="https://app.pluralsight.com/course-player?clipId=1c6cb2cc-8138-4cb0-accf-fe0761202e79&amp;startTime=149.68" office:target-frame-name="psplayer" xlink:show="replace" text:style-name="Internet_20_link" text:visited-style-name="Visited_20_Internet_20_Link"><text:span text:style-name="T11">because I want to be really clear on what this type of network does.</text:span></text:a><text:span text:style-name="T12"> </text:span><text:a xlink:type="simple" xlink:href="https://app.pluralsight.com/course-player?clipId=1c6cb2cc-8138-4cb0-accf-fe0761202e79&amp;startTime=153.94" office:target-frame-name="psplayer" xlink:show="replace" text:style-name="Internet_20_link" text:visited-style-name="Visited_20_Internet_20_Link"><text:span text:style-name="T11">A bridge network, again, is for containers that you want to talk to each other.</text:span></text:a><text:span text:style-name="T12"> </text:span><text:a xlink:type="simple" xlink:href="https://app.pluralsight.com/course-player?clipId=1c6cb2cc-8138-4cb0-accf-fe0761202e79&amp;startTime=158.74" office:target-frame-name="psplayer" xlink:show="replace" text:style-name="Internet_20_link" text:visited-style-name="Visited_20_Internet_20_Link"><text:span text:style-name="T11">Let's say you have five containers that all need to talk.</text:span></text:a><text:span text:style-name="T12"> </text:span><text:a xlink:type="simple" xlink:href="https://app.pluralsight.com/course-player?clipId=1c6cb2cc-8138-4cb0-accf-fe0761202e79&amp;startTime=161.7" office:target-frame-name="psplayer" xlink:show="replace" text:style-name="Internet_20_link" text:visited-style-name="Visited_20_Internet_20_Link"><text:span text:style-name="T11">Well, they would need to specify isolated_network, in this case.</text:span></text:a><text:span text:style-name="T12"> </text:span><text:a xlink:type="simple" xlink:href="https://app.pluralsight.com/course-player?clipId=1c6cb2cc-8138-4cb0-accf-fe0761202e79&amp;startTime=165.74" office:target-frame-name="psplayer" xlink:show="replace" text:style-name="Internet_20_link" text:visited-style-name="Visited_20_Internet_20_Link"><text:span text:style-name="T11">What if you have a sixth, seventh,</text:span></text:a><text:span text:style-name="T12"> </text:span><text:a xlink:type="simple" xlink:href="https://app.pluralsight.com/course-player?clipId=1c6cb2cc-8138-4cb0-accf-fe0761202e79&amp;startTime=167.13" office:target-frame-name="psplayer" xlink:show="replace" text:style-name="Internet_20_link" text:visited-style-name="Visited_20_Internet_20_Link"><text:span text:style-name="T11">and eighth container that shouldn't be able to talk to the first five?</text:span></text:a><text:span text:style-name="T12"> </text:span><text:a xlink:type="simple" xlink:href="https://app.pluralsight.com/course-player?clipId=1c6cb2cc-8138-4cb0-accf-fe0761202e79&amp;startTime=171.24" office:target-frame-name="psplayer" xlink:show="replace" text:style-name="Internet_20_link" text:visited-style-name="Visited_20_Internet_20_Link"><text:span text:style-name="T11">They wouldn't be in isolated_network,</text:span></text:a><text:span text:style-name="T12"> </text:span><text:a xlink:type="simple" xlink:href="https://app.pluralsight.com/course-player?clipId=1c6cb2cc-8138-4cb0-accf-fe0761202e79&amp;startTime=173.64" office:target-frame-name="psplayer" xlink:show="replace" text:style-name="Internet_20_link" text:visited-style-name="Visited_20_Internet_20_Link"><text:span text:style-name="T11">and I'm going to show you how we add them to the</text:span></text:a><text:span text:style-name="T12"> </text:span><text:a xlink:type="simple" xlink:href="https://app.pluralsight.com/course-player?clipId=1c6cb2cc-8138-4cb0-accf-fe0761202e79&amp;startTime=175.19" office:target-frame-name="psplayer" xlink:show="replace" text:style-name="Internet_20_link" text:visited-style-name="Visited_20_Internet_20_Link"><text:span text:style-name="T11">network in just a second as well.</text:span></text:a><text:span text:style-name="T12"> </text:span><text:a xlink:type="simple" xlink:href="https://app.pluralsight.com/course-player?clipId=1c6cb2cc-8138-4cb0-accf-fe0761202e79&amp;startTime=177.44" office:target-frame-name="psplayer" xlink:show="replace" text:style-name="Internet_20_link" text:visited-style-name="Visited_20_Internet_20_Link"><text:span text:style-name="T11">In addition to network create, there's other commands you can run, too.</text:span></text:a><text:span text:style-name="T12"> </text:span><text:a xlink:type="simple" xlink:href="https://app.pluralsight.com/course-player?clipId=1c6cb2cc-8138-4cb0-accf-fe0761202e79&amp;startTime=181.84" office:target-frame-name="psplayer" xlink:show="replace" text:style-name="Internet_20_link" text:visited-style-name="Visited_20_Internet_20_Link"><text:span text:style-name="T11">These are very simple commands you can run, and there's a few others.</text:span></text:a><text:span text:style-name="T12"> </text:span><text:a xlink:type="simple" xlink:href="https://app.pluralsight.com/course-player?clipId=1c6cb2cc-8138-4cb0-accf-fe0761202e79&amp;startTime=184.53" office:target-frame-name="psplayer" xlink:show="replace" text:style-name="Internet_20_link" text:visited-style-name="Visited_20_Internet_20_Link"><text:span text:style-name="T11">But to get started, you have docker network create,</text:span></text:a><text:span text:style-name="T12"> </text:span><text:a xlink:type="simple" xlink:href="https://app.pluralsight.com/course-player?clipId=1c6cb2cc-8138-4cb0-accf-fe0761202e79&amp;startTime=187.26" office:target-frame-name="psplayer" xlink:show="replace" text:style-name="Internet_20_link" text:visited-style-name="Visited_20_Internet_20_Link"><text:span text:style-name="T11">which we just looked at, and then you'll have to give it the command line flags.</text:span></text:a><text:span text:style-name="T12"> </text:span><text:a xlink:type="simple" xlink:href="https://app.pluralsight.com/course-player?clipId=1c6cb2cc-8138-4cb0-accf-fe0761202e79&amp;startTime=191.34" office:target-frame-name="psplayer" xlink:show="replace" text:style-name="Internet_20_link" text:visited-style-name="Visited_20_Internet_20_Link"><text:span text:style-name="T11">There's also a docker network ls command.</text:span></text:a><text:span text:style-name="T12"> </text:span><text:a xlink:type="simple" xlink:href="https://app.pluralsight.com/course-player?clipId=1c6cb2cc-8138-4cb0-accf-fe0761202e79&amp;startTime=193.91" office:target-frame-name="psplayer" xlink:show="replace" text:style-name="Internet_20_link" text:visited-style-name="Visited_20_Internet_20_Link"><text:span text:style-name="T11">We can list the networks.</text:span></text:a><text:span text:style-name="T12"> </text:span><text:a xlink:type="simple" xlink:href="https://app.pluralsight.com/course-player?clipId=1c6cb2cc-8138-4cb0-accf-fe0761202e79&amp;startTime=195.88" office:target-frame-name="psplayer" xlink:show="replace" text:style-name="Internet_20_link" text:visited-style-name="Visited_20_Internet_20_Link"><text:span text:style-name="T11">And so if you've created some, and I don't know,</text:span></text:a><text:span text:style-name="T12"> </text:span><text:a xlink:type="simple" xlink:href="https://app.pluralsight.com/course-player?clipId=1c6cb2cc-8138-4cb0-accf-fe0761202e79&amp;startTime=198.05" office:target-frame-name="psplayer" xlink:show="replace" text:style-name="Internet_20_link" text:visited-style-name="Visited_20_Internet_20_Link"><text:span text:style-name="T11">maybe you forgot the name of a network or something like</text:span></text:a><text:span text:style-name="T12"> </text:span><text:a xlink:type="simple" xlink:href="https://app.pluralsight.com/course-player?clipId=1c6cb2cc-8138-4cb0-accf-fe0761202e79&amp;startTime=200.23" office:target-frame-name="psplayer" xlink:show="replace" text:style-name="Internet_20_link" text:visited-style-name="Visited_20_Internet_20_Link"><text:span text:style-name="T11">that, this would let you get that name.</text:span></text:a><text:span text:style-name="T12"> </text:span><text:a xlink:type="simple" xlink:href="https://app.pluralsight.com/course-player?clipId=1c6cb2cc-8138-4cb0-accf-fe0761202e79&amp;startTime=203.24" office:target-frame-name="psplayer" xlink:show="replace" text:style-name="Internet_20_link" text:visited-style-name="Visited_20_Internet_20_Link"><text:span text:style-name="T11">And then finally, if you want to remove a network,</text:span></text:a><text:span text:style-name="T12"> </text:span><text:a xlink:type="simple" xlink:href="https://app.pluralsight.com/course-player?clipId=1c6cb2cc-8138-4cb0-accf-fe0761202e79&amp;startTime=205.42" office:target-frame-name="psplayer" xlink:show="replace" text:style-name="Internet_20_link" text:visited-style-name="Visited_20_Internet_20_Link"><text:span text:style-name="T11">you could say docker network rm, very similar to how you remove a container.</text:span></text:a><text:span text:style-name="T12"> </text:span><text:a xlink:type="simple" xlink:href="https://app.pluralsight.com/course-player?clipId=1c6cb2cc-8138-4cb0-accf-fe0761202e79&amp;startTime=210.2" office:target-frame-name="psplayer" xlink:show="replace" text:style-name="Internet_20_link" text:visited-style-name="Visited_20_Internet_20_Link"><text:span text:style-name="T11">And then you can give it the network name, and there's</text:span></text:a><text:span text:style-name="T12"> </text:span><text:a xlink:type="simple" xlink:href="https://app.pluralsight.com/course-player?clipId=1c6cb2cc-8138-4cb0-accf-fe0761202e79&amp;startTime=211.96" office:target-frame-name="psplayer" xlink:show="replace" text:style-name="Internet_20_link" text:visited-style-name="Visited_20_Internet_20_Link"><text:span text:style-name="T11">a couple options you can do there.</text:span></text:a><text:span text:style-name="T12"> </text:span><text:a xlink:type="simple" xlink:href="https://app.pluralsight.com/course-player?clipId=1c6cb2cc-8138-4cb0-accf-fe0761202e79&amp;startTime=214.24" office:target-frame-name="psplayer" xlink:show="replace" text:style-name="Internet_20_link" text:visited-style-name="Visited_20_Internet_20_Link"><text:span text:style-name="T11">So now that we've seen that, let's go ahead and jump over to the editor,</text:span></text:a><text:span text:style-name="T12"> </text:span><text:a xlink:type="simple" xlink:href="https://app.pluralsight.com/course-player?clipId=1c6cb2cc-8138-4cb0-accf-fe0761202e79&amp;startTime=217.97" office:target-frame-name="psplayer" xlink:show="replace" text:style-name="Internet_20_link" text:visited-style-name="Visited_20_Internet_20_Link"><text:span text:style-name="T11">and the first thing we're going to do is get a network set up.</text:span></text:a><text:span text:style-name="T12"> </text:span><text:a xlink:type="simple" xlink:href="https://app.pluralsight.com/course-player?clipId=1c6cb2cc-8138-4cb0-accf-fe0761202e79&amp;startTime=221.44" office:target-frame-name="psplayer" xlink:show="replace" text:style-name="Internet_20_link" text:visited-style-name="Visited_20_Internet_20_Link"><text:span text:style-name="T11">So coming back into the project code, we have our node.dockerfile.</text:span></text:a><text:span text:style-name="T12"> </text:span><text:a xlink:type="simple" xlink:href="https://app.pluralsight.com/course-player?clipId=1c6cb2cc-8138-4cb0-accf-fe0761202e79&amp;startTime=224.49" office:target-frame-name="psplayer" xlink:show="replace" text:style-name="Internet_20_link" text:visited-style-name="Visited_20_Internet_20_Link"><text:span text:style-name="T11">We've seen that quite a bit up to this point. At the top,</text:span></text:a><text:span text:style-name="T12"> </text:span><text:a xlink:type="simple" xlink:href="https://app.pluralsight.com/course-player?clipId=1c6cb2cc-8138-4cb0-accf-fe0761202e79&amp;startTime=227.44" office:target-frame-name="psplayer" xlink:show="replace" text:style-name="Internet_20_link" text:visited-style-name="Visited_20_Internet_20_Link"><text:span text:style-name="T11">though, I have some comments here.</text:span></text:a><text:span text:style-name="T12"> </text:span><text:a xlink:type="simple" xlink:href="https://app.pluralsight.com/course-player?clipId=1c6cb2cc-8138-4cb0-accf-fe0761202e79&amp;startTime=228.92" office:target-frame-name="psplayer" xlink:show="replace" text:style-name="Internet_20_link" text:visited-style-name="Visited_20_Internet_20_Link"><text:span text:style-name="T11">And I just want to point out, I do list two options.</text:span></text:a><text:span text:style-name="T12"> </text:span><text:a xlink:type="simple" xlink:href="https://app.pluralsight.com/course-player?clipId=1c6cb2cc-8138-4cb0-accf-fe0761202e79&amp;startTime=231.4" office:target-frame-name="psplayer" xlink:show="replace" text:style-name="Internet_20_link" text:visited-style-name="Visited_20_Internet_20_Link"><text:span text:style-name="T11">The second one I don't recommend, but you may come across it,</text:span></text:a><text:span text:style-name="T12"> </text:span><text:a xlink:type="simple" xlink:href="https://app.pluralsight.com/course-player?clipId=1c6cb2cc-8138-4cb0-accf-fe0761202e79&amp;startTime=234.35" office:target-frame-name="psplayer" xlink:show="replace" text:style-name="Internet_20_link" text:visited-style-name="Visited_20_Internet_20_Link"><text:span text:style-name="T11">which is </text:span></text:a><text:soft-page-break/><text:a xlink:type="simple" xlink:href="https://app.pluralsight.com/course-player?clipId=1c6cb2cc-8138-4cb0-accf-fe0761202e79&amp;startTime=234.35" office:target-frame-name="psplayer" xlink:show="replace" text:style-name="Internet_20_link" text:visited-style-name="Visited_20_Internet_20_Link"><text:span text:style-name="T11">why I want to mention it.</text:span></text:a><text:span text:style-name="T12"> </text:span><text:a xlink:type="simple" xlink:href="https://app.pluralsight.com/course-player?clipId=1c6cb2cc-8138-4cb0-accf-fe0761202e79&amp;startTime=236.24" office:target-frame-name="psplayer" xlink:show="replace" text:style-name="Internet_20_link" text:visited-style-name="Visited_20_Internet_20_Link"><text:span text:style-name="T11">The first one is what we're going to do.</text:span></text:a><text:span text:style-name="T12"> </text:span><text:a xlink:type="simple" xlink:href="https://app.pluralsight.com/course-player?clipId=1c6cb2cc-8138-4cb0-accf-fe0761202e79&amp;startTime=237.99" office:target-frame-name="psplayer" xlink:show="replace" text:style-name="Internet_20_link" text:visited-style-name="Visited_20_Internet_20_Link"><text:span text:style-name="T11">We're going to do what you see right here,</text:span></text:a><text:span text:style-name="T12"> </text:span><text:a xlink:type="simple" xlink:href="https://app.pluralsight.com/course-player?clipId=1c6cb2cc-8138-4cb0-accf-fe0761202e79&amp;startTime=239.98" office:target-frame-name="psplayer" xlink:show="replace" text:style-name="Internet_20_link" text:visited-style-name="Visited_20_Internet_20_Link"><text:span text:style-name="T11">which we just looked at a little bit earlier in the slides.</text:span></text:a><text:span text:style-name="T12"> </text:span><text:a xlink:type="simple" xlink:href="https://app.pluralsight.com/course-player?clipId=1c6cb2cc-8138-4cb0-accf-fe0761202e79&amp;startTime=243.04" office:target-frame-name="psplayer" xlink:show="replace" text:style-name="Internet_20_link" text:visited-style-name="Visited_20_Internet_20_Link"><text:span text:style-name="T11">Then we'll go ahead a little later, and we're going to add</text:span></text:a><text:span text:style-name="T12"> </text:span><text:a xlink:type="simple" xlink:href="https://app.pluralsight.com/course-player?clipId=1c6cb2cc-8138-4cb0-accf-fe0761202e79&amp;startTime=245.63" office:target-frame-name="psplayer" xlink:show="replace" text:style-name="Internet_20_link" text:visited-style-name="Visited_20_Internet_20_Link"><text:span text:style-name="T11">containers into this network called isolated_network.</text:span></text:a><text:span text:style-name="T12"> </text:span><text:a xlink:type="simple" xlink:href="https://app.pluralsight.com/course-player?clipId=1c6cb2cc-8138-4cb0-accf-fe0761202e79&amp;startTime=249.94" office:target-frame-name="psplayer" xlink:show="replace" text:style-name="Internet_20_link" text:visited-style-name="Visited_20_Internet_20_Link"><text:span text:style-name="T11">Now there is an older way.</text:span></text:a><text:span text:style-name="T12"> </text:span><text:a xlink:type="simple" xlink:href="https://app.pluralsight.com/course-player?clipId=1c6cb2cc-8138-4cb0-accf-fe0761202e79&amp;startTime=251.43" office:target-frame-name="psplayer" xlink:show="replace" text:style-name="Internet_20_link" text:visited-style-name="Visited_20_Internet_20_Link"><text:span text:style-name="T11">It's called legacy linking, and you might see this ‑‑link command. This</text:span></text:a><text:span text:style-name="T12"> </text:span><text:a xlink:type="simple" xlink:href="https://app.pluralsight.com/course-player?clipId=1c6cb2cc-8138-4cb0-accf-fe0761202e79&amp;startTime=257.04" office:target-frame-name="psplayer" xlink:show="replace" text:style-name="Internet_20_link" text:visited-style-name="Visited_20_Internet_20_Link"><text:span text:style-name="T11">isn't recommended anymore, but you may come across it,</text:span></text:a><text:span text:style-name="T12"> </text:span><text:a xlink:type="simple" xlink:href="https://app.pluralsight.com/course-player?clipId=1c6cb2cc-8138-4cb0-accf-fe0761202e79&amp;startTime=260.1" office:target-frame-name="psplayer" xlink:show="replace" text:style-name="Internet_20_link" text:visited-style-name="Visited_20_Internet_20_Link"><text:span text:style-name="T11">which is the only reason this is in here,</text:span></text:a><text:span text:style-name="T12"> </text:span><text:a xlink:type="simple" xlink:href="https://app.pluralsight.com/course-player?clipId=1c6cb2cc-8138-4cb0-accf-fe0761202e79&amp;startTime=262.18" office:target-frame-name="psplayer" xlink:show="replace" text:style-name="Internet_20_link" text:visited-style-name="Visited_20_Internet_20_Link"><text:span text:style-name="T11">So we're not going to go into that because it's the legacy way, but I</text:span></text:a><text:span text:style-name="T12"> </text:span><text:a xlink:type="simple" xlink:href="https://app.pluralsight.com/course-player?clipId=1c6cb2cc-8138-4cb0-accf-fe0761202e79&amp;startTime=265.65" office:target-frame-name="psplayer" xlink:show="replace" text:style-name="Internet_20_link" text:visited-style-name="Visited_20_Internet_20_Link"><text:span text:style-name="T11">do want you to be aware that if you see ‑‑link,</text:span></text:a><text:span text:style-name="T12"> </text:span><text:a xlink:type="simple" xlink:href="https://app.pluralsight.com/course-player?clipId=1c6cb2cc-8138-4cb0-accf-fe0761202e79&amp;startTime=268.37" office:target-frame-name="psplayer" xlink:show="replace" text:style-name="Internet_20_link" text:visited-style-name="Visited_20_Internet_20_Link"><text:span text:style-name="T11">that's kind of the old way of doing it.</text:span></text:a><text:span text:style-name="T12"> </text:span><text:a xlink:type="simple" xlink:href="https://app.pluralsight.com/course-player?clipId=1c6cb2cc-8138-4cb0-accf-fe0761202e79&amp;startTime=270.84" office:target-frame-name="psplayer" xlink:show="replace" text:style-name="Internet_20_link" text:visited-style-name="Visited_20_Internet_20_Link"><text:span text:style-name="T11">So the first thing we're going to do, as I showed, there's a docker network</text:span></text:a><text:span text:style-name="T12"> </text:span><text:a xlink:type="simple" xlink:href="https://app.pluralsight.com/course-player?clipId=1c6cb2cc-8138-4cb0-accf-fe0761202e79&amp;startTime=275.14" office:target-frame-name="psplayer" xlink:show="replace" text:style-name="Internet_20_link" text:visited-style-name="Visited_20_Internet_20_Link"><text:span text:style-name="T11">ls command, and we can actually list our networks. Now, these were created</text:span></text:a><text:span text:style-name="T12"> </text:span><text:a xlink:type="simple" xlink:href="https://app.pluralsight.com/course-player?clipId=1c6cb2cc-8138-4cb0-accf-fe0761202e79&amp;startTime=280.1" office:target-frame-name="psplayer" xlink:show="replace" text:style-name="Internet_20_link" text:visited-style-name="Visited_20_Internet_20_Link"><text:span text:style-name="T11">by Docker. I didn't have to do these myself.</text:span></text:a><text:span text:style-name="T12"> </text:span><text:a xlink:type="simple" xlink:href="https://app.pluralsight.com/course-player?clipId=1c6cb2cc-8138-4cb0-accf-fe0761202e79&amp;startTime=283.24" office:target-frame-name="psplayer" xlink:show="replace" text:style-name="Internet_20_link" text:visited-style-name="Visited_20_Internet_20_Link"><text:span text:style-name="T11">But what we need is a custom one because we want to run our</text:span></text:a><text:span text:style-name="T12"> </text:span><text:a xlink:type="simple" xlink:href="https://app.pluralsight.com/course-player?clipId=1c6cb2cc-8138-4cb0-accf-fe0761202e79&amp;startTime=286.97" office:target-frame-name="psplayer" xlink:show="replace" text:style-name="Internet_20_link" text:visited-style-name="Visited_20_Internet_20_Link"><text:span text:style-name="T11">app container, and we have a database, which we haven't</text:span></text:a><text:span text:style-name="T12"> </text:span><text:a xlink:type="simple" xlink:href="https://app.pluralsight.com/course-player?clipId=1c6cb2cc-8138-4cb0-accf-fe0761202e79&amp;startTime=289.82" office:target-frame-name="psplayer" xlink:show="replace" text:style-name="Internet_20_link" text:visited-style-name="Visited_20_Internet_20_Link"><text:span text:style-name="T11">looked at yet, but we're going to.</text:span></text:a><text:span text:style-name="T12"> </text:span><text:a xlink:type="simple" xlink:href="https://app.pluralsight.com/course-player?clipId=1c6cb2cc-8138-4cb0-accf-fe0761202e79&amp;startTime=292.34" office:target-frame-name="psplayer" xlink:show="replace" text:style-name="Internet_20_link" text:visited-style-name="Visited_20_Internet_20_Link"><text:span text:style-name="T11">So what I'm going to do is just grab this top command</text:span></text:a><text:span text:style-name="T12"> </text:span><text:a xlink:type="simple" xlink:href="https://app.pluralsight.com/course-player?clipId=1c6cb2cc-8138-4cb0-accf-fe0761202e79&amp;startTime=295.24" office:target-frame-name="psplayer" xlink:show="replace" text:style-name="Internet_20_link" text:visited-style-name="Visited_20_Internet_20_Link"><text:span text:style-name="T11">here, and we're going to create a network,</text:span></text:a><text:span text:style-name="T12"> </text:span><text:a xlink:type="simple" xlink:href="https://app.pluralsight.com/course-player?clipId=1c6cb2cc-8138-4cb0-accf-fe0761202e79&amp;startTime=298.07" office:target-frame-name="psplayer" xlink:show="replace" text:style-name="Internet_20_link" text:visited-style-name="Visited_20_Internet_20_Link"><text:span text:style-name="T11">and it's going to be that simple.</text:span></text:a><text:span text:style-name="T12"> </text:span><text:a xlink:type="simple" xlink:href="https://app.pluralsight.com/course-player?clipId=1c6cb2cc-8138-4cb0-accf-fe0761202e79&amp;startTime=299.23" office:target-frame-name="psplayer" xlink:show="replace" text:style-name="Internet_20_link" text:visited-style-name="Visited_20_Internet_20_Link"><text:span text:style-name="T11">We're going to say the driver is a bridge, and we're going to call</text:span></text:a><text:span text:style-name="T12"> </text:span><text:a xlink:type="simple" xlink:href="https://app.pluralsight.com/course-player?clipId=1c6cb2cc-8138-4cb0-accf-fe0761202e79&amp;startTime=302.24" office:target-frame-name="psplayer" xlink:show="replace" text:style-name="Internet_20_link" text:visited-style-name="Visited_20_Internet_20_Link"><text:span text:style-name="T11">it isolated_network, again, give it a better name than that, but</text:span></text:a><text:span text:style-name="T12"> </text:span><text:a xlink:type="simple" xlink:href="https://app.pluralsight.com/course-player?clipId=1c6cb2cc-8138-4cb0-accf-fe0761202e79&amp;startTime=306.01" office:target-frame-name="psplayer" xlink:show="replace" text:style-name="Internet_20_link" text:visited-style-name="Visited_20_Internet_20_Link"><text:span text:style-name="T11">this will be very clear that it is isolated only to the containers</text:span></text:a><text:span text:style-name="T12"> </text:span><text:a xlink:type="simple" xlink:href="https://app.pluralsight.com/course-player?clipId=1c6cb2cc-8138-4cb0-accf-fe0761202e79&amp;startTime=309.69" office:target-frame-name="psplayer" xlink:show="replace" text:style-name="Internet_20_link" text:visited-style-name="Visited_20_Internet_20_Link"><text:span text:style-name="T11">that are part of the network.</text:span></text:a><text:span text:style-name="T12"> </text:span><text:a xlink:type="simple" xlink:href="https://app.pluralsight.com/course-player?clipId=1c6cb2cc-8138-4cb0-accf-fe0761202e79&amp;startTime=310.82" office:target-frame-name="psplayer" xlink:show="replace" text:style-name="Internet_20_link" text:visited-style-name="Visited_20_Internet_20_Link"><text:span text:style-name="T11">So let me go ahead and do that.</text:span></text:a><text:span text:style-name="T12"> </text:span><text:a xlink:type="simple" xlink:href="https://app.pluralsight.com/course-player?clipId=1c6cb2cc-8138-4cb0-accf-fe0761202e79&amp;startTime=312.74" office:target-frame-name="psplayer" xlink:show="replace" text:style-name="Internet_20_link" text:visited-style-name="Visited_20_Internet_20_Link"><text:span text:style-name="T11">Alright, there we go.</text:span></text:a><text:span text:style-name="T12"> </text:span><text:a xlink:type="simple" xlink:href="https://app.pluralsight.com/course-player?clipId=1c6cb2cc-8138-4cb0-accf-fe0761202e79&amp;startTime=313.63" office:target-frame-name="psplayer" xlink:show="replace" text:style-name="Internet_20_link" text:visited-style-name="Visited_20_Internet_20_Link"><text:span text:style-name="T11">Now, let's back up to our doctor network ls, and I now have a</text:span></text:a><text:span text:style-name="T12"> </text:span><text:a xlink:type="simple" xlink:href="https://app.pluralsight.com/course-player?clipId=1c6cb2cc-8138-4cb0-accf-fe0761202e79&amp;startTime=318.39" office:target-frame-name="psplayer" xlink:show="replace" text:style-name="Internet_20_link" text:visited-style-name="Visited_20_Internet_20_Link"><text:span text:style-name="T11">isolated network, and it's a bridge network.</text:span></text:a><text:span text:style-name="T12"> </text:span><text:a xlink:type="simple" xlink:href="https://app.pluralsight.com/course-player?clipId=1c6cb2cc-8138-4cb0-accf-fe0761202e79&amp;startTime=321.44" office:target-frame-name="psplayer" xlink:show="replace" text:style-name="Internet_20_link" text:visited-style-name="Visited_20_Internet_20_Link"><text:span text:style-name="T11">So now on the same machine, we can have different containers running.</text:span></text:a><text:span text:style-name="T12"> </text:span><text:a xlink:type="simple" xlink:href="https://app.pluralsight.com/course-player?clipId=1c6cb2cc-8138-4cb0-accf-fe0761202e79&amp;startTime=326.14" office:target-frame-name="psplayer" xlink:show="replace" text:style-name="Internet_20_link" text:visited-style-name="Visited_20_Internet_20_Link"><text:span text:style-name="T11">Now that's how easy it is to get started creating a bridge network,</text:span></text:a><text:span text:style-name="T12"> </text:span><text:a xlink:type="simple" xlink:href="https://app.pluralsight.com/course-player?clipId=1c6cb2cc-8138-4cb0-accf-fe0761202e79&amp;startTime=329.55" office:target-frame-name="psplayer" xlink:show="replace" text:style-name="Internet_20_link" text:visited-style-name="Visited_20_Internet_20_Link"><text:span text:style-name="T11">but we obviously need to get the containers into it, so we're going to look at that in the next few sections.</text:span></text:a></text:p>
      <text:h text:style-name="P3" text:outline-level="3"><text:a xlink:type="simple" xlink:href="https://app.pluralsight.com/course-player?clipId=3c79f726-a1e2-4b36-9368-30a405a12407" office:target-frame-name="psplayer" xlink:show="replace" text:style-name="Internet_20_link" text:visited-style-name="Visited_20_Internet_20_Link"><text:span text:style-name="T11">Run a Database Container in a Network</text:span></text:a></text:h>
      <text:p text:style-name="P5"><text:a xlink:type="simple" xlink:href="https://app.pluralsight.com/course-player?clipId=3c79f726-a1e2-4b36-9368-30a405a12407&amp;startTime=1.04" office:target-frame-name="psplayer" xlink:show="replace" text:style-name="Internet_20_link" text:visited-style-name="Visited_20_Internet_20_Link"><text:span text:style-name="T11">In our sample app,</text:span></text:a><text:span text:style-name="T12"> </text:span><text:a xlink:type="simple" xlink:href="https://app.pluralsight.com/course-player?clipId=3c79f726-a1e2-4b36-9368-30a405a12407&amp;startTime=1.88" office:target-frame-name="psplayer" xlink:show="replace" text:style-name="Internet_20_link" text:visited-style-name="Visited_20_Internet_20_Link"><text:span text:style-name="T11">we have a database container that we need to get up and running,</text:span></text:a><text:span text:style-name="T12"> </text:span><text:a xlink:type="simple" xlink:href="https://app.pluralsight.com/course-player?clipId=3c79f726-a1e2-4b36-9368-30a405a12407&amp;startTime=4.86" office:target-frame-name="psplayer" xlink:show="replace" text:style-name="Internet_20_link" text:visited-style-name="Visited_20_Internet_20_Link"><text:span text:style-name="T11">but if I don't put it in a network, then my app container,</text:span></text:a><text:span text:style-name="T12"> </text:span><text:a xlink:type="simple" xlink:href="https://app.pluralsight.com/course-player?clipId=3c79f726-a1e2-4b36-9368-30a405a12407&amp;startTime=8.22" office:target-frame-name="psplayer" xlink:show="replace" text:style-name="Internet_20_link" text:visited-style-name="Visited_20_Internet_20_Link"><text:span text:style-name="T11">which is Node.js, wouldn't be able to call it in the first place,</text:span></text:a><text:span text:style-name="T12"> </text:span><text:a xlink:type="simple" xlink:href="https://app.pluralsight.com/course-player?clipId=3c79f726-a1e2-4b36-9368-30a405a12407&amp;startTime=11.21" office:target-frame-name="psplayer" xlink:show="replace" text:style-name="Internet_20_link" text:visited-style-name="Visited_20_Internet_20_Link"><text:span text:style-name="T11">so it wouldn't really do much.</text:span></text:a><text:span text:style-name="T12"> </text:span><text:a xlink:type="simple" xlink:href="https://app.pluralsight.com/course-player?clipId=3c79f726-a1e2-4b36-9368-30a405a12407&amp;startTime=13.04" office:target-frame-name="psplayer" xlink:show="replace" text:style-name="Internet_20_link" text:visited-style-name="Visited_20_Internet_20_Link"><text:span text:style-name="T11">So let's take a look at how we can do that using the docker run command.</text:span></text:a><text:span text:style-name="T12"> </text:span><text:a xlink:type="simple" xlink:href="https://app.pluralsight.com/course-player?clipId=3c79f726-a1e2-4b36-9368-30a405a12407&amp;startTime=16.74" office:target-frame-name="psplayer" xlink:show="replace" text:style-name="Internet_20_link" text:visited-style-name="Visited_20_Internet_20_Link"><text:span text:style-name="T11">So we've seen docker run many times up to this point,</text:span></text:a><text:span text:style-name="T12"> </text:span><text:a xlink:type="simple" xlink:href="https://app.pluralsight.com/course-player?clipId=3c79f726-a1e2-4b36-9368-30a405a12407&amp;startTime=19.64" office:target-frame-name="psplayer" xlink:show="replace" text:style-name="Internet_20_link" text:visited-style-name="Visited_20_Internet_20_Link"><text:span text:style-name="T11">‑d will run it in detached type mode,</text:span></text:a><text:span text:style-name="T12"> </text:span><text:a xlink:type="simple" xlink:href="https://app.pluralsight.com/course-player?clipId=3c79f726-a1e2-4b36-9368-30a405a12407&amp;startTime=22.31" office:target-frame-name="psplayer" xlink:show="replace" text:style-name="Internet_20_link" text:visited-style-name="Visited_20_Internet_20_Link"><text:span text:style-name="T11">but then we need to add some extra information to run the</text:span></text:a><text:span text:style-name="T12"> </text:span><text:a xlink:type="simple" xlink:href="https://app.pluralsight.com/course-player?clipId=3c79f726-a1e2-4b36-9368-30a405a12407&amp;startTime=25.75" office:target-frame-name="psplayer" xlink:show="replace" text:style-name="Internet_20_link" text:visited-style-name="Visited_20_Internet_20_Link"><text:span text:style-name="T11">container and the specific image we're going to list in this</text:span></text:a><text:span text:style-name="T12"> </text:span><text:a xlink:type="simple" xlink:href="https://app.pluralsight.com/course-player?clipId=3c79f726-a1e2-4b36-9368-30a405a12407&amp;startTime=29.31" office:target-frame-name="psplayer" xlink:show="replace" text:style-name="Internet_20_link" text:visited-style-name="Visited_20_Internet_20_Link"><text:span text:style-name="T11">isolated network that we looked at earlier.</text:span></text:a><text:span text:style-name="T12"> </text:span><text:a xlink:type="simple" xlink:href="https://app.pluralsight.com/course-player?clipId=3c79f726-a1e2-4b36-9368-30a405a12407&amp;startTime=32.24" office:target-frame-name="psplayer" xlink:show="replace" text:style-name="Internet_20_link" text:visited-style-name="Visited_20_Internet_20_Link"><text:span text:style-name="T11">So what we can do is add a ‑‑net flag and then there's that network,</text:span></text:a><text:span text:style-name="T12"> </text:span><text:a xlink:type="simple" xlink:href="https://app.pluralsight.com/course-player?clipId=3c79f726-a1e2-4b36-9368-30a405a12407&amp;startTime=37.95" office:target-frame-name="psplayer" xlink:show="replace" text:style-name="Internet_20_link" text:visited-style-name="Visited_20_Internet_20_Link"><text:span text:style-name="T11">isolated_network.</text:span></text:a><text:span text:style-name="T12"> </text:span><text:a xlink:type="simple" xlink:href="https://app.pluralsight.com/course-player?clipId=3c79f726-a1e2-4b36-9368-30a405a12407&amp;startTime=40.44" office:target-frame-name="psplayer" xlink:show="replace" text:style-name="Internet_20_link" text:visited-style-name="Visited_20_Internet_20_Link"><text:span text:style-name="T11">Now, the rest of this would be normal, you can define ports,</text:span></text:a><text:span text:style-name="T12"> </text:span><text:a xlink:type="simple" xlink:href="https://app.pluralsight.com/course-player?clipId=3c79f726-a1e2-4b36-9368-30a405a12407&amp;startTime=43.83" office:target-frame-name="psplayer" xlink:show="replace" text:style-name="Internet_20_link" text:visited-style-name="Visited_20_Internet_20_Link"><text:span text:style-name="T11">but in this case we're going to give it a name,</text:span></text:a><text:span text:style-name="T12"> </text:span><text:a xlink:type="simple" xlink:href="https://app.pluralsight.com/course-player?clipId=3c79f726-a1e2-4b36-9368-30a405a12407&amp;startTime=46.06" office:target-frame-name="psplayer" xlink:show="replace" text:style-name="Internet_20_link" text:visited-style-name="Visited_20_Internet_20_Link"><text:span text:style-name="T11">which we've looked at earlier as well.</text:span></text:a><text:span text:style-name="T12"> </text:span><text:a xlink:type="simple" xlink:href="https://app.pluralsight.com/course-player?clipId=3c79f726-a1e2-4b36-9368-30a405a12407&amp;startTime=47.67" office:target-frame-name="psplayer" xlink:show="replace" text:style-name="Internet_20_link" text:visited-style-name="Visited_20_Internet_20_Link"><text:span text:style-name="T11">Now that name is going to be important,</text:span></text:a><text:span text:style-name="T12"> </text:span><text:a xlink:type="simple" xlink:href="https://app.pluralsight.com/course-player?clipId=3c79f726-a1e2-4b36-9368-30a405a12407&amp;startTime=49.39" office:target-frame-name="psplayer" xlink:show="replace" text:style-name="Internet_20_link" text:visited-style-name="Visited_20_Internet_20_Link"><text:span text:style-name="T11">and we'll look at that as we talk about connection strings,</text:span></text:a><text:span text:style-name="T12"> </text:span><text:a xlink:type="simple" xlink:href="https://app.pluralsight.com/course-player?clipId=3c79f726-a1e2-4b36-9368-30a405a12407&amp;startTime=52.31" office:target-frame-name="psplayer" xlink:show="replace" text:style-name="Internet_20_link" text:visited-style-name="Visited_20_Internet_20_Link"><text:span text:style-name="T11">and we actually run the app that calls this particular</text:span></text:a><text:span text:style-name="T12"> </text:span><text:a xlink:type="simple" xlink:href="https://app.pluralsight.com/course-player?clipId=3c79f726-a1e2-4b36-9368-30a405a12407&amp;startTime=55.66" office:target-frame-name="psplayer" xlink:show="replace" text:style-name="Internet_20_link" text:visited-style-name="Visited_20_Internet_20_Link"><text:span text:style-name="T11">container that has this database.</text:span></text:a><text:span text:style-name="T12"> </text:span><text:a xlink:type="simple" xlink:href="https://app.pluralsight.com/course-player?clipId=3c79f726-a1e2-4b36-9368-30a405a12407&amp;startTime=57.33" office:target-frame-name="psplayer" xlink:show="replace" text:style-name="Internet_20_link" text:visited-style-name="Visited_20_Internet_20_Link"><text:span text:style-name="T11">And then finally, we're going to have the name of the image,</text:span></text:a><text:span text:style-name="T12"> </text:span><text:a xlink:type="simple" xlink:href="https://app.pluralsight.com/course-player?clipId=3c79f726-a1e2-4b36-9368-30a405a12407&amp;startTime=60.27" office:target-frame-name="psplayer" xlink:show="replace" text:style-name="Internet_20_link" text:visited-style-name="Visited_20_Internet_20_Link"><text:span text:style-name="T11">which is going to be mongo in this case.</text:span></text:a><text:span text:style-name="T12"> </text:span><text:a xlink:type="simple" xlink:href="https://app.pluralsight.com/course-player?clipId=3c79f726-a1e2-4b36-9368-30a405a12407&amp;startTime=62.64" office:target-frame-name="psplayer" xlink:show="replace" text:style-name="Internet_20_link" text:visited-style-name="Visited_20_Internet_20_Link"><text:span text:style-name="T11">Now you may be wondering why I don't list any ports there,</text:span></text:a><text:span text:style-name="T12"> </text:span><text:a xlink:type="simple" xlink:href="https://app.pluralsight.com/course-player?clipId=3c79f726-a1e2-4b36-9368-30a405a12407&amp;startTime=65.11" office:target-frame-name="psplayer" xlink:show="replace" text:style-name="Internet_20_link" text:visited-style-name="Visited_20_Internet_20_Link"><text:span text:style-name="T11">and that's because in this case we're going to default to</text:span></text:a><text:span text:style-name="T12"> </text:span><text:a xlink:type="simple" xlink:href="https://app.pluralsight.com/course-player?clipId=3c79f726-a1e2-4b36-9368-30a405a12407&amp;startTime=67.83" office:target-frame-name="psplayer" xlink:show="replace" text:style-name="Internet_20_link" text:visited-style-name="Visited_20_Internet_20_Link"><text:span text:style-name="T11">whatever is exposed by the container itself.</text:span></text:a><text:span text:style-name="T12"> </text:span><text:a xlink:type="simple" xlink:href="https://app.pluralsight.com/course-player?clipId=3c79f726-a1e2-4b36-9368-30a405a12407&amp;startTime=71.14" office:target-frame-name="psplayer" xlink:show="replace" text:style-name="Internet_20_link" text:visited-style-name="Visited_20_Internet_20_Link"><text:span text:style-name="T11">Mongo has a very specific port it runs on,</text:span></text:a><text:span text:style-name="T12"> </text:span><text:a xlink:type="simple" xlink:href="https://app.pluralsight.com/course-player?clipId=3c79f726-a1e2-4b36-9368-30a405a12407&amp;startTime=73.48" office:target-frame-name="psplayer" xlink:show="replace" text:style-name="Internet_20_link" text:visited-style-name="Visited_20_Internet_20_Link"><text:span text:style-name="T11">and we're just going to leave that as the default.</text:span></text:a><text:span text:style-name="T12"> </text:span><text:a xlink:type="simple" xlink:href="https://app.pluralsight.com/course-player?clipId=3c79f726-a1e2-4b36-9368-30a405a12407&amp;startTime=76.04" office:target-frame-name="psplayer" xlink:show="replace" text:style-name="Internet_20_link" text:visited-style-name="Visited_20_Internet_20_Link"><text:span text:style-name="T11">So let's switch back over the editor and we'll get this one up and running.</text:span></text:a><text:span text:style-name="T12"> </text:span><text:a xlink:type="simple" xlink:href="https://app.pluralsight.com/course-player?clipId=3c79f726-a1e2-4b36-9368-30a405a12407&amp;startTime=79.64" office:target-frame-name="psplayer" xlink:show="replace" text:style-name="Internet_20_link" text:visited-style-name="Visited_20_Internet_20_Link"><text:span text:style-name="T11">So first off, let me clear my console.</text:span></text:a><text:span text:style-name="T12"> </text:span><text:a xlink:type="simple" xlink:href="https://app.pluralsight.com/course-player?clipId=3c79f726-a1e2-4b36-9368-30a405a12407&amp;startTime=81.54" office:target-frame-name="psplayer" xlink:show="replace" text:style-name="Internet_20_link" text:visited-style-name="Visited_20_Internet_20_Link"><text:span text:style-name="T11">We know we have our network, it's available.</text:span></text:a><text:span text:style-name="T12"> </text:span><text:a xlink:type="simple" xlink:href="https://app.pluralsight.com/course-player?clipId=3c79f726-a1e2-4b36-9368-30a405a12407&amp;startTime=83.89" office:target-frame-name="psplayer" xlink:show="replace" text:style-name="Internet_20_link" text:visited-style-name="Visited_20_Internet_20_Link"><text:span text:style-name="T11">So coming back into our steps,</text:span></text:a><text:span text:style-name="T12"> </text:span><text:a xlink:type="simple" xlink:href="https://app.pluralsight.com/course-player?clipId=3c79f726-a1e2-4b36-9368-30a405a12407&amp;startTime=85.8" office:target-frame-name="psplayer" xlink:show="replace" text:style-name="Internet_20_link" text:visited-style-name="Visited_20_Internet_20_Link"><text:span text:style-name="T11">the next thing I'm going to do is run the command that you just saw.</text:span></text:a><text:span text:style-name="T12"> </text:span><text:a xlink:type="simple" xlink:href="https://app.pluralsight.com/course-player?clipId=3c79f726-a1e2-4b36-9368-30a405a12407&amp;startTime=88.95" office:target-frame-name="psplayer" xlink:show="replace" text:style-name="Internet_20_link" text:visited-style-name="Visited_20_Internet_20_Link"><text:span text:style-name="T11">So we'll go ahead and start this mongo image and run it as a container.</text:span></text:a><text:span text:style-name="T12"> </text:span><text:a xlink:type="simple" xlink:href="https://app.pluralsight.com/course-player?clipId=3c79f726-a1e2-4b36-9368-30a405a12407&amp;startTime=93.94" office:target-frame-name="psplayer" xlink:show="replace" text:style-name="Internet_20_link" text:visited-style-name="Visited_20_Internet_20_Link"><text:span text:style-name="T11">Now normally with databases,</text:span></text:a><text:span text:style-name="T12"> </text:span><text:a xlink:type="simple" xlink:href="https://app.pluralsight.com/course-player?clipId=3c79f726-a1e2-4b36-9368-30a405a12407&amp;startTime=95.66" office:target-frame-name="psplayer" xlink:show="replace" text:style-name="Internet_20_link" text:visited-style-name="Visited_20_Internet_20_Link"><text:span text:style-name="T11">there's going to be quite a bit more you'll likely do.</text:span></text:a><text:span text:style-name="T12"> </text:span><text:a xlink:type="simple" xlink:href="https://app.pluralsight.com/course-player?clipId=3c79f726-a1e2-4b36-9368-30a405a12407&amp;startTime=98.25" office:target-frame-name="psplayer" xlink:show="replace" text:style-name="Internet_20_link" text:visited-style-name="Visited_20_Internet_20_Link"><text:span text:style-name="T11">This is something that if you work with a DBA, you'd have to talk with them.</text:span></text:a><text:span text:style-name="T12"> </text:span><text:a xlink:type="simple" xlink:href="https://app.pluralsight.com/course-player?clipId=3c79f726-a1e2-4b36-9368-30a405a12407&amp;startTime=102" office:target-frame-name="psplayer" xlink:show="replace" text:style-name="Internet_20_link" text:visited-style-name="Visited_20_Internet_20_Link"><text:span text:style-name="T11">Some companies choose to run their databases and containers,</text:span></text:a><text:span text:style-name="T12"> </text:span><text:a xlink:type="simple" xlink:href="https://app.pluralsight.com/course-player?clipId=3c79f726-a1e2-4b36-9368-30a405a12407&amp;startTime=104.73" office:target-frame-name="psplayer" xlink:show="replace" text:style-name="Internet_20_link" text:visited-style-name="Visited_20_Internet_20_Link"><text:span text:style-name="T11">others still leave them outside of containers.</text:span></text:a><text:span text:style-name="T12"> </text:span><text:a xlink:type="simple" xlink:href="https://app.pluralsight.com/course-player?clipId=3c79f726-a1e2-4b36-9368-30a405a12407&amp;startTime=107.19" office:target-frame-name="psplayer" xlink:show="replace" text:style-name="Internet_20_link" text:visited-style-name="Visited_20_Internet_20_Link"><text:span text:style-name="T11">So it would completely depend on your organization,</text:span></text:a><text:span text:style-name="T12"> </text:span><text:a xlink:type="simple" xlink:href="https://app.pluralsight.com/course-player?clipId=3c79f726-a1e2-4b36-9368-30a405a12407&amp;startTime=109.86" office:target-frame-name="psplayer" xlink:show="replace" text:style-name="Internet_20_link" text:visited-style-name="Visited_20_Internet_20_Link"><text:span text:style-name="T11">but it is absolutely possible, I do it, I've done it for many years now,</text:span></text:a><text:span text:style-name="T12"> </text:span><text:a xlink:type="simple" xlink:href="https://app.pluralsight.com/course-player?clipId=3c79f726-a1e2-4b36-9368-30a405a12407&amp;startTime=114.48" office:target-frame-name="psplayer" xlink:show="replace" text:style-name="Internet_20_link" text:visited-style-name="Visited_20_Internet_20_Link"><text:span text:style-name="T11">and it's actually worked out really well because I can update the</text:span></text:a><text:span text:style-name="T12"> </text:span><text:a xlink:type="simple" xlink:href="https://app.pluralsight.com/course-player?clipId=3c79f726-a1e2-4b36-9368-30a405a12407&amp;startTime=116.87" office:target-frame-name="psplayer" xlink:show="replace" text:style-name="Internet_20_link" text:visited-style-name="Visited_20_Internet_20_Link"><text:span text:style-name="T11">database simply by getting a new container up and running.</text:span></text:a><text:span text:style-name="T12"> </text:span><text:a xlink:type="simple" xlink:href="https://app.pluralsight.com/course-player?clipId=3c79f726-a1e2-4b36-9368-30a405a12407&amp;startTime=120.64" office:target-frame-name="psplayer" xlink:show="replace" text:style-name="Internet_20_link" text:visited-style-name="Visited_20_Internet_20_Link"><text:span text:style-name="T11">Now what we're going to do with Mongo then is run it.</text:span></text:a><text:span text:style-name="T12"> </text:span><text:a xlink:type="simple" xlink:href="https://app.pluralsight.com/course-player?clipId=3c79f726-a1e2-4b36-9368-30a405a12407&amp;startTime=123.54" office:target-frame-name="psplayer" xlink:show="replace" text:style-name="Internet_20_link" text:visited-style-name="Visited_20_Internet_20_Link"><text:span text:style-name="T11">If the image doesn't exist on your machine </text:span></text:a><text:soft-page-break/><text:a xlink:type="simple" xlink:href="https://app.pluralsight.com/course-player?clipId=3c79f726-a1e2-4b36-9368-30a405a12407&amp;startTime=123.54" office:target-frame-name="psplayer" xlink:show="replace" text:style-name="Internet_20_link" text:visited-style-name="Visited_20_Internet_20_Link"><text:span text:style-name="T11">already,</text:span></text:a><text:span text:style-name="T12"> </text:span><text:a xlink:type="simple" xlink:href="https://app.pluralsight.com/course-player?clipId=3c79f726-a1e2-4b36-9368-30a405a12407&amp;startTime=126.03" office:target-frame-name="psplayer" xlink:show="replace" text:style-name="Internet_20_link" text:visited-style-name="Visited_20_Internet_20_Link"><text:span text:style-name="T11">then of course it's going to pull down the layers to your machine,</text:span></text:a><text:span text:style-name="T12"> </text:span><text:a xlink:type="simple" xlink:href="https://app.pluralsight.com/course-player?clipId=3c79f726-a1e2-4b36-9368-30a405a12407&amp;startTime=128.41" office:target-frame-name="psplayer" xlink:show="replace" text:style-name="Internet_20_link" text:visited-style-name="Visited_20_Internet_20_Link"><text:span text:style-name="T11">I already have it.</text:span></text:a><text:span text:style-name="T12"> </text:span><text:a xlink:type="simple" xlink:href="https://app.pluralsight.com/course-player?clipId=3c79f726-a1e2-4b36-9368-30a405a12407&amp;startTime=129.87" office:target-frame-name="psplayer" xlink:show="replace" text:style-name="Internet_20_link" text:visited-style-name="Visited_20_Internet_20_Link"><text:span text:style-name="T11">It looks like it gave us back a container ID, so let's see the status of it.</text:span></text:a><text:span text:style-name="T12"> </text:span><text:a xlink:type="simple" xlink:href="https://app.pluralsight.com/course-player?clipId=3c79f726-a1e2-4b36-9368-30a405a12407&amp;startTime=134.64" office:target-frame-name="psplayer" xlink:show="replace" text:style-name="Internet_20_link" text:visited-style-name="Visited_20_Internet_20_Link"><text:span text:style-name="T11">We'll do docker ps, which is only running containers.</text:span></text:a><text:span text:style-name="T12"> </text:span><text:a xlink:type="simple" xlink:href="https://app.pluralsight.com/course-player?clipId=3c79f726-a1e2-4b36-9368-30a405a12407&amp;startTime=137.42" office:target-frame-name="psplayer" xlink:show="replace" text:style-name="Internet_20_link" text:visited-style-name="Visited_20_Internet_20_Link"><text:span text:style-name="T11">And there we go.</text:span></text:a><text:span text:style-name="T12"> </text:span><text:a xlink:type="simple" xlink:href="https://app.pluralsight.com/course-player?clipId=3c79f726-a1e2-4b36-9368-30a405a12407&amp;startTime=139.34" office:target-frame-name="psplayer" xlink:show="replace" text:style-name="Internet_20_link" text:visited-style-name="Visited_20_Internet_20_Link"><text:span text:style-name="T11">So it gives the command docker‑entrypoint.sh.</text:span></text:a><text:span text:style-name="T12"> </text:span><text:a xlink:type="simple" xlink:href="https://app.pluralsight.com/course-player?clipId=3c79f726-a1e2-4b36-9368-30a405a12407&amp;startTime=143.6" office:target-frame-name="psplayer" xlink:show="replace" text:style-name="Internet_20_link" text:visited-style-name="Visited_20_Internet_20_Link"><text:span text:style-name="T11">We have the status, it's been up for a little while now.</text:span></text:a><text:span text:style-name="T12"> </text:span><text:a xlink:type="simple" xlink:href="https://app.pluralsight.com/course-player?clipId=3c79f726-a1e2-4b36-9368-30a405a12407&amp;startTime=146.55" office:target-frame-name="psplayer" xlink:show="replace" text:style-name="Internet_20_link" text:visited-style-name="Visited_20_Internet_20_Link"><text:span text:style-name="T11">And there's the port I was talking about, 27017,</text:span></text:a><text:span text:style-name="T12"> </text:span><text:a xlink:type="simple" xlink:href="https://app.pluralsight.com/course-player?clipId=3c79f726-a1e2-4b36-9368-30a405a12407&amp;startTime=148.83" office:target-frame-name="psplayer" xlink:show="replace" text:style-name="Internet_20_link" text:visited-style-name="Visited_20_Internet_20_Link"><text:span text:style-name="T11">that's kind of the default for Mongo.</text:span></text:a><text:span text:style-name="T12"> </text:span><text:a xlink:type="simple" xlink:href="https://app.pluralsight.com/course-player?clipId=3c79f726-a1e2-4b36-9368-30a405a12407&amp;startTime=151.27" office:target-frame-name="psplayer" xlink:show="replace" text:style-name="Internet_20_link" text:visited-style-name="Visited_20_Internet_20_Link"><text:span text:style-name="T11">And then notice the name,</text:span></text:a><text:span text:style-name="T12"> </text:span><text:a xlink:type="simple" xlink:href="https://app.pluralsight.com/course-player?clipId=3c79f726-a1e2-4b36-9368-30a405a12407&amp;startTime=152.94" office:target-frame-name="psplayer" xlink:show="replace" text:style-name="Internet_20_link" text:visited-style-name="Visited_20_Internet_20_Link"><text:span text:style-name="T11">that's going to be important in the next section as we</text:span></text:a><text:span text:style-name="T12"> </text:span><text:a xlink:type="simple" xlink:href="https://app.pluralsight.com/course-player?clipId=3c79f726-a1e2-4b36-9368-30a405a12407&amp;startTime=156.1" office:target-frame-name="psplayer" xlink:show="replace" text:style-name="Internet_20_link" text:visited-style-name="Visited_20_Internet_20_Link"><text:span text:style-name="T11">start talking about the database.</text:span></text:a><text:span text:style-name="T12"> </text:span><text:a xlink:type="simple" xlink:href="https://app.pluralsight.com/course-player?clipId=3c79f726-a1e2-4b36-9368-30a405a12407&amp;startTime=158.14" office:target-frame-name="psplayer" xlink:show="replace" text:style-name="Internet_20_link" text:visited-style-name="Visited_20_Internet_20_Link"><text:span text:style-name="T11">Now that's how easy it is to get this up and running in that network.</text:span></text:a><text:span text:style-name="T12"> </text:span><text:a xlink:type="simple" xlink:href="https://app.pluralsight.com/course-player?clipId=3c79f726-a1e2-4b36-9368-30a405a12407&amp;startTime=161.95" office:target-frame-name="psplayer" xlink:show="replace" text:style-name="Internet_20_link" text:visited-style-name="Visited_20_Internet_20_Link"><text:span text:style-name="T11">We put isolated_network with a ‑‑net flag and we're ready to go.</text:span></text:a><text:span text:style-name="T12"> </text:span><text:a xlink:type="simple" xlink:href="https://app.pluralsight.com/course-player?clipId=3c79f726-a1e2-4b36-9368-30a405a12407&amp;startTime=167.24" office:target-frame-name="psplayer" xlink:show="replace" text:style-name="Internet_20_link" text:visited-style-name="Visited_20_Internet_20_Link"><text:span text:style-name="T11">So now that we have this database up and running, let's go ahead and switch to the container for the application.</text:span></text:a></text:p>
      <text:h text:style-name="P3" text:outline-level="3"><text:a xlink:type="simple" xlink:href="https://app.pluralsight.com/course-player?clipId=58ef2a2c-1d31-40ab-8b58-864621e521b0" office:target-frame-name="psplayer" xlink:show="replace" text:style-name="Internet_20_link" text:visited-style-name="Visited_20_Internet_20_Link"><text:span text:style-name="T11">Run an Application Container in a Network</text:span></text:a></text:h>
      <text:p text:style-name="P5"><text:a xlink:type="simple" xlink:href="https://app.pluralsight.com/course-player?clipId=58ef2a2c-1d31-40ab-8b58-864621e521b0&amp;startTime=1.04" office:target-frame-name="psplayer" xlink:show="replace" text:style-name="Internet_20_link" text:visited-style-name="Visited_20_Internet_20_Link"><text:span text:style-name="T11">Running the application container in the network is going to be</text:span></text:a><text:span text:style-name="T12"> </text:span><text:a xlink:type="simple" xlink:href="https://app.pluralsight.com/course-player?clipId=58ef2a2c-1d31-40ab-8b58-864621e521b0&amp;startTime=3.57" office:target-frame-name="psplayer" xlink:show="replace" text:style-name="Internet_20_link" text:visited-style-name="Visited_20_Internet_20_Link"><text:span text:style-name="T11">identical to running the database in the network.</text:span></text:a><text:span text:style-name="T12"> </text:span><text:a xlink:type="simple" xlink:href="https://app.pluralsight.com/course-player?clipId=58ef2a2c-1d31-40ab-8b58-864621e521b0&amp;startTime=6.54" office:target-frame-name="psplayer" xlink:show="replace" text:style-name="Internet_20_link" text:visited-style-name="Visited_20_Internet_20_Link"><text:span text:style-name="T11">So let's take a look at that command again.</text:span></text:a><text:span text:style-name="T12"> </text:span><text:a xlink:type="simple" xlink:href="https://app.pluralsight.com/course-player?clipId=58ef2a2c-1d31-40ab-8b58-864621e521b0&amp;startTime=8.84" office:target-frame-name="psplayer" xlink:show="replace" text:style-name="Internet_20_link" text:visited-style-name="Visited_20_Internet_20_Link"><text:span text:style-name="T11">We're going to do docker run ‑d. There's the ports</text:span></text:a><text:span text:style-name="T12"> </text:span><text:a xlink:type="simple" xlink:href="https://app.pluralsight.com/course-player?clipId=58ef2a2c-1d31-40ab-8b58-864621e521b0&amp;startTime=11.55" office:target-frame-name="psplayer" xlink:show="replace" text:style-name="Internet_20_link" text:visited-style-name="Visited_20_Internet_20_Link"><text:span text:style-name="T11">we're going to use in this case, 3000 on external and internal.</text:span></text:a><text:span text:style-name="T12"> </text:span><text:a xlink:type="simple" xlink:href="https://app.pluralsight.com/course-player?clipId=58ef2a2c-1d31-40ab-8b58-864621e521b0&amp;startTime=15.93" office:target-frame-name="psplayer" xlink:show="replace" text:style-name="Internet_20_link" text:visited-style-name="Visited_20_Internet_20_Link"><text:span text:style-name="T11">And then, just like you saw earlier with the database,</text:span></text:a><text:span text:style-name="T12"> </text:span><text:a xlink:type="simple" xlink:href="https://app.pluralsight.com/course-player?clipId=58ef2a2c-1d31-40ab-8b58-864621e521b0&amp;startTime=18.77" office:target-frame-name="psplayer" xlink:show="replace" text:style-name="Internet_20_link" text:visited-style-name="Visited_20_Internet_20_Link"><text:span text:style-name="T11">we're going to put it in the same network, isolated_network, in this case.</text:span></text:a><text:span text:style-name="T12"> </text:span><text:a xlink:type="simple" xlink:href="https://app.pluralsight.com/course-player?clipId=58ef2a2c-1d31-40ab-8b58-864621e521b0&amp;startTime=24.04" office:target-frame-name="psplayer" xlink:show="replace" text:style-name="Internet_20_link" text:visited-style-name="Visited_20_Internet_20_Link"><text:span text:style-name="T11">Now from there, we're going to have the name again.</text:span></text:a><text:span text:style-name="T12"> </text:span><text:a xlink:type="simple" xlink:href="https://app.pluralsight.com/course-player?clipId=58ef2a2c-1d31-40ab-8b58-864621e521b0&amp;startTime=27.24" office:target-frame-name="psplayer" xlink:show="replace" text:style-name="Internet_20_link" text:visited-style-name="Visited_20_Internet_20_Link"><text:span text:style-name="T11">Name, in this case, would be optional, but it's going to be nice to have.</text:span></text:a><text:span text:style-name="T12"> </text:span><text:a xlink:type="simple" xlink:href="https://app.pluralsight.com/course-player?clipId=58ef2a2c-1d31-40ab-8b58-864621e521b0&amp;startTime=31.74" office:target-frame-name="psplayer" xlink:show="replace" text:style-name="Internet_20_link" text:visited-style-name="Visited_20_Internet_20_Link"><text:span text:style-name="T11">And then finally, we would have whatever our image name is.</text:span></text:a><text:span text:style-name="T12"> </text:span><text:a xlink:type="simple" xlink:href="https://app.pluralsight.com/course-player?clipId=58ef2a2c-1d31-40ab-8b58-864621e521b0&amp;startTime=35.34" office:target-frame-name="psplayer" xlink:show="replace" text:style-name="Internet_20_link" text:visited-style-name="Visited_20_Internet_20_Link"><text:span text:style-name="T11">You can see it's very simple once you know some of these different flags.</text:span></text:a><text:span text:style-name="T12"> </text:span><text:a xlink:type="simple" xlink:href="https://app.pluralsight.com/course-player?clipId=58ef2a2c-1d31-40ab-8b58-864621e521b0&amp;startTime=39.03" office:target-frame-name="psplayer" xlink:show="replace" text:style-name="Internet_20_link" text:visited-style-name="Visited_20_Internet_20_Link"><text:span text:style-name="T11">So let's switch back to the editor again,</text:span></text:a><text:span text:style-name="T12"> </text:span><text:a xlink:type="simple" xlink:href="https://app.pluralsight.com/course-player?clipId=58ef2a2c-1d31-40ab-8b58-864621e521b0&amp;startTime=41.22" office:target-frame-name="psplayer" xlink:show="replace" text:style-name="Internet_20_link" text:visited-style-name="Visited_20_Internet_20_Link"><text:span text:style-name="T11">and we'll take a look at getting this container up and</text:span></text:a><text:span text:style-name="T12"> </text:span><text:a xlink:type="simple" xlink:href="https://app.pluralsight.com/course-player?clipId=58ef2a2c-1d31-40ab-8b58-864621e521b0&amp;startTime=43.39" office:target-frame-name="psplayer" xlink:show="replace" text:style-name="Internet_20_link" text:visited-style-name="Visited_20_Internet_20_Link"><text:span text:style-name="T11">running and hopefully talking to the database.</text:span></text:a><text:span text:style-name="T12"> </text:span><text:a xlink:type="simple" xlink:href="https://app.pluralsight.com/course-player?clipId=58ef2a2c-1d31-40ab-8b58-864621e521b0&amp;startTime=46.34" office:target-frame-name="psplayer" xlink:show="replace" text:style-name="Internet_20_link" text:visited-style-name="Visited_20_Internet_20_Link"><text:span text:style-name="T11">So let me clear my console again, and we're going to do the same type of process.</text:span></text:a><text:span text:style-name="T12"> </text:span><text:a xlink:type="simple" xlink:href="https://app.pluralsight.com/course-player?clipId=58ef2a2c-1d31-40ab-8b58-864621e521b0&amp;startTime=51.24" office:target-frame-name="psplayer" xlink:show="replace" text:style-name="Internet_20_link" text:visited-style-name="Visited_20_Internet_20_Link"><text:span text:style-name="T11">Now you'll notice here, it's a little bit longer,</text:span></text:a><text:span text:style-name="T12"> </text:span><text:a xlink:type="simple" xlink:href="https://app.pluralsight.com/course-player?clipId=58ef2a2c-1d31-40ab-8b58-864621e521b0&amp;startTime=53.59" office:target-frame-name="psplayer" xlink:show="replace" text:style-name="Internet_20_link" text:visited-style-name="Visited_20_Internet_20_Link"><text:span text:style-name="T11">but I'm going to go ahead and paste this in. So we have the detached.</text:span></text:a><text:span text:style-name="T12"> </text:span><text:a xlink:type="simple" xlink:href="https://app.pluralsight.com/course-player?clipId=58ef2a2c-1d31-40ab-8b58-864621e521b0&amp;startTime=58.34" office:target-frame-name="psplayer" xlink:show="replace" text:style-name="Internet_20_link" text:visited-style-name="Visited_20_Internet_20_Link"><text:span text:style-name="T11">There's the key part, at least for this module, our isolated_network.</text:span></text:a><text:span text:style-name="T12"> </text:span><text:a xlink:type="simple" xlink:href="https://app.pluralsight.com/course-player?clipId=58ef2a2c-1d31-40ab-8b58-864621e521b0&amp;startTime=63.34" office:target-frame-name="psplayer" xlink:show="replace" text:style-name="Internet_20_link" text:visited-style-name="Visited_20_Internet_20_Link"><text:span text:style-name="T11">We give it the name,</text:span></text:a><text:span text:style-name="T12"> </text:span><text:a xlink:type="simple" xlink:href="https://app.pluralsight.com/course-player?clipId=58ef2a2c-1d31-40ab-8b58-864621e521b0&amp;startTime=64.94" office:target-frame-name="psplayer" xlink:show="replace" text:style-name="Internet_20_link" text:visited-style-name="Visited_20_Internet_20_Link"><text:span text:style-name="T11">there's our ports, and then we have the volume that we looked</text:span></text:a><text:span text:style-name="T12"> </text:span><text:a xlink:type="simple" xlink:href="https://app.pluralsight.com/course-player?clipId=58ef2a2c-1d31-40ab-8b58-864621e521b0&amp;startTime=68.01" office:target-frame-name="psplayer" xlink:show="replace" text:style-name="Internet_20_link" text:visited-style-name="Visited_20_Internet_20_Link"><text:span text:style-name="T11">at earlier for logging and things like that.</text:span></text:a><text:span text:style-name="T12"> </text:span><text:a xlink:type="simple" xlink:href="https://app.pluralsight.com/course-player?clipId=58ef2a2c-1d31-40ab-8b58-864621e521b0&amp;startTime=71.04" office:target-frame-name="psplayer" xlink:show="replace" text:style-name="Internet_20_link" text:visited-style-name="Visited_20_Internet_20_Link"><text:span text:style-name="T11">Now I'm going to run danwahlin/nodeapp,</text:span></text:a><text:span text:style-name="T12"> </text:span><text:a xlink:type="simple" xlink:href="https://app.pluralsight.com/course-player?clipId=58ef2a2c-1d31-40ab-8b58-864621e521b0&amp;startTime=73.54" office:target-frame-name="psplayer" xlink:show="replace" text:style-name="Internet_20_link" text:visited-style-name="Visited_20_Internet_20_Link"><text:span text:style-name="T11">and I'm going to run the 2.0 tag of that because I</text:span></text:a><text:span text:style-name="T12"> </text:span><text:a xlink:type="simple" xlink:href="https://app.pluralsight.com/course-player?clipId=58ef2a2c-1d31-40ab-8b58-864621e521b0&amp;startTime=76.88" office:target-frame-name="psplayer" xlink:show="replace" text:style-name="Internet_20_link" text:visited-style-name="Visited_20_Internet_20_Link"><text:span text:style-name="T11">don't have a latest on the machine.</text:span></text:a><text:span text:style-name="T12"> </text:span><text:a xlink:type="simple" xlink:href="https://app.pluralsight.com/course-player?clipId=58ef2a2c-1d31-40ab-8b58-864621e521b0&amp;startTime=78.74" office:target-frame-name="psplayer" xlink:show="replace" text:style-name="Internet_20_link" text:visited-style-name="Visited_20_Internet_20_Link"><text:span text:style-name="T11">All my images are tagged with versions. So I'm going to go ahead and hit Enter,</text:span></text:a><text:span text:style-name="T12"> </text:span><text:a xlink:type="simple" xlink:href="https://app.pluralsight.com/course-player?clipId=58ef2a2c-1d31-40ab-8b58-864621e521b0&amp;startTime=84.44" office:target-frame-name="psplayer" xlink:show="replace" text:style-name="Internet_20_link" text:visited-style-name="Visited_20_Internet_20_Link"><text:span text:style-name="T11">and there's our ID.</text:span></text:a><text:span text:style-name="T12"> </text:span><text:a xlink:type="simple" xlink:href="https://app.pluralsight.com/course-player?clipId=58ef2a2c-1d31-40ab-8b58-864621e521b0&amp;startTime=86.24" office:target-frame-name="psplayer" xlink:show="replace" text:style-name="Internet_20_link" text:visited-style-name="Visited_20_Internet_20_Link"><text:span text:style-name="T11">Now let's check it out.</text:span></text:a><text:span text:style-name="T12"> </text:span><text:a xlink:type="simple" xlink:href="https://app.pluralsight.com/course-player?clipId=58ef2a2c-1d31-40ab-8b58-864621e521b0&amp;startTime=87.27" office:target-frame-name="psplayer" xlink:show="replace" text:style-name="Internet_20_link" text:visited-style-name="Visited_20_Internet_20_Link"><text:span text:style-name="T11">We'll do docker ps, and looking good so far. We now have two containers running.</text:span></text:a><text:span text:style-name="T12"> </text:span><text:a xlink:type="simple" xlink:href="https://app.pluralsight.com/course-player?clipId=58ef2a2c-1d31-40ab-8b58-864621e521b0&amp;startTime=93.82" office:target-frame-name="psplayer" xlink:show="replace" text:style-name="Internet_20_link" text:visited-style-name="Visited_20_Internet_20_Link"><text:span text:style-name="T11">So we have our nodeapp, and you can take a look at the names over here,</text:span></text:a><text:span text:style-name="T12"> </text:span><text:a xlink:type="simple" xlink:href="https://app.pluralsight.com/course-player?clipId=58ef2a2c-1d31-40ab-8b58-864621e521b0&amp;startTime=97.64" office:target-frame-name="psplayer" xlink:show="replace" text:style-name="Internet_20_link" text:visited-style-name="Visited_20_Internet_20_Link"><text:span text:style-name="T11">and then we have our mongodb.</text:span></text:a><text:span text:style-name="T12"> </text:span><text:a xlink:type="simple" xlink:href="https://app.pluralsight.com/course-player?clipId=58ef2a2c-1d31-40ab-8b58-864621e521b0&amp;startTime=99.94" office:target-frame-name="psplayer" xlink:show="replace" text:style-name="Internet_20_link" text:visited-style-name="Visited_20_Internet_20_Link"><text:span text:style-name="T11">Now, before we go to the browser and actually try this,</text:span></text:a><text:span text:style-name="T12"> </text:span><text:a xlink:type="simple" xlink:href="https://app.pluralsight.com/course-player?clipId=58ef2a2c-1d31-40ab-8b58-864621e521b0&amp;startTime=102.55" office:target-frame-name="psplayer" xlink:show="replace" text:style-name="Internet_20_link" text:visited-style-name="Visited_20_Internet_20_Link"><text:span text:style-name="T11">I want to circle back to the name that I mentioned was so important,</text:span></text:a><text:span text:style-name="T12"> </text:span><text:a xlink:type="simple" xlink:href="https://app.pluralsight.com/course-player?clipId=58ef2a2c-1d31-40ab-8b58-864621e521b0&amp;startTime=106.21" office:target-frame-name="psplayer" xlink:show="replace" text:style-name="Internet_20_link" text:visited-style-name="Visited_20_Internet_20_Link"><text:span text:style-name="T11">at least for the mongodb name.</text:span></text:a><text:span text:style-name="T12"> </text:span><text:a xlink:type="simple" xlink:href="https://app.pluralsight.com/course-player?clipId=58ef2a2c-1d31-40ab-8b58-864621e521b0&amp;startTime=108.74" office:target-frame-name="psplayer" xlink:show="replace" text:style-name="Internet_20_link" text:visited-style-name="Visited_20_Internet_20_Link"><text:span text:style-name="T11">If I open up the app's config folder and I go into config.development,</text:span></text:a><text:span text:style-name="T12"> </text:span><text:a xlink:type="simple" xlink:href="https://app.pluralsight.com/course-player?clipId=58ef2a2c-1d31-40ab-8b58-864621e521b0&amp;startTime=113.93" office:target-frame-name="psplayer" xlink:show="replace" text:style-name="Internet_20_link" text:visited-style-name="Visited_20_Internet_20_Link"><text:span text:style-name="T11">which is what we're running right now,</text:span></text:a><text:span text:style-name="T12"> </text:span><text:a xlink:type="simple" xlink:href="https://app.pluralsight.com/course-player?clipId=58ef2a2c-1d31-40ab-8b58-864621e521b0&amp;startTime=116.34" office:target-frame-name="psplayer" xlink:show="replace" text:style-name="Internet_20_link" text:visited-style-name="Visited_20_Internet_20_Link"><text:span text:style-name="T11">look at the name of the host that's configured, and then,</text:span></text:a><text:span text:style-name="T12"> </text:span><text:a xlink:type="simple" xlink:href="https://app.pluralsight.com/course-player?clipId=58ef2a2c-1d31-40ab-8b58-864621e521b0&amp;startTime=118.97" office:target-frame-name="psplayer" xlink:show="replace" text:style-name="Internet_20_link" text:visited-style-name="Visited_20_Internet_20_Link"><text:span text:style-name="T11">of course, we have the database. But the host, that</text:span></text:a><text:span text:style-name="T12"> </text:span><text:a xlink:type="simple" xlink:href="https://app.pluralsight.com/course-player?clipId=58ef2a2c-1d31-40ab-8b58-864621e521b0&amp;startTime=122.07" office:target-frame-name="psplayer" xlink:show="replace" text:style-name="Internet_20_link" text:visited-style-name="Visited_20_Internet_20_Link"><text:span text:style-name="T11">name, matches up with this name. Very,</text:span></text:a><text:span text:style-name="T12"> </text:span><text:a xlink:type="simple" xlink:href="https://app.pluralsight.com/course-player?clipId=58ef2a2c-1d31-40ab-8b58-864621e521b0&amp;startTime=125.84" office:target-frame-name="psplayer" xlink:show="replace" text:style-name="Internet_20_link" text:visited-style-name="Visited_20_Internet_20_Link"><text:span text:style-name="T11">very important. Because the way we're running containers right now,</text:span></text:a><text:span text:style-name="T12"> </text:span><text:a xlink:type="simple" xlink:href="https://app.pluralsight.com/course-player?clipId=58ef2a2c-1d31-40ab-8b58-864621e521b0&amp;startTime=129.29" office:target-frame-name="psplayer" xlink:show="replace" text:style-name="Internet_20_link" text:visited-style-name="Visited_20_Internet_20_Link"><text:span text:style-name="T11">we don't control the networking, IP addresses, things like that,</text:span></text:a><text:span text:style-name="T12"> </text:span><text:a xlink:type="simple" xlink:href="https://app.pluralsight.com/course-player?clipId=58ef2a2c-1d31-40ab-8b58-864621e521b0&amp;startTime=133.64" office:target-frame-name="psplayer" xlink:show="replace" text:style-name="Internet_20_link" text:visited-style-name="Visited_20_Internet_20_Link"><text:span text:style-name="T11">but we can control the name.</text:span></text:a><text:span text:style-name="T12"> </text:span><text:a xlink:type="simple" xlink:href="https://app.pluralsight.com/course-player?clipId=58ef2a2c-1d31-40ab-8b58-864621e521b0&amp;startTime=136.14" office:target-frame-name="psplayer" xlink:show="replace" text:style-name="Internet_20_link" text:visited-style-name="Visited_20_Internet_20_Link"><text:span text:style-name="T11">Now localhost wouldn't work in this case because that would assume my machine,</text:span></text:a><text:span text:style-name="T12"> </text:span><text:a xlink:type="simple" xlink:href="https://app.pluralsight.com/course-player?clipId=58ef2a2c-1d31-40ab-8b58-864621e521b0&amp;startTime=140.77" office:target-frame-name="psplayer" xlink:show="replace" text:style-name="Internet_20_link" text:visited-style-name="Visited_20_Internet_20_Link"><text:span text:style-name="T11">not the container.</text:span></text:a><text:span text:style-name="T12"> </text:span><text:a xlink:type="simple" xlink:href="https://app.pluralsight.com/course-player?clipId=58ef2a2c-1d31-40ab-8b58-864621e521b0&amp;startTime=142.44" office:target-frame-name="psplayer" xlink:show="replace" text:style-name="Internet_20_link" text:visited-style-name="Visited_20_Internet_20_Link"><text:span text:style-name="T11">So by putting mongodb as the host,</text:span></text:a><text:span text:style-name="T12"> </text:span><text:a xlink:type="simple" xlink:href="https://app.pluralsight.com/course-player?clipId=58ef2a2c-1d31-40ab-8b58-864621e521b0&amp;startTime=145.15" office:target-frame-name="psplayer" xlink:show="replace" text:style-name="Internet_20_link" text:visited-style-name="Visited_20_Internet_20_Link"><text:span text:style-name="T11">the app itself, when it uses the connection string, and you can find that</text:span></text:a><text:span text:style-name="T12"> </text:span><text:a xlink:type="simple" xlink:href="https://app.pluralsight.com/course-player?clipId=58ef2a2c-1d31-40ab-8b58-864621e521b0&amp;startTime=149.09" office:target-frame-name="psplayer" xlink:show="replace" text:style-name="Internet_20_link" text:visited-style-name="Visited_20_Internet_20_Link"><text:span text:style-name="T11">in the lib folder, go into database, and there we go.</text:span></text:a><text:span text:style-name="T12"> </text:span><text:a xlink:type="simple" xlink:href="https://app.pluralsight.com/course-player?clipId=58ef2a2c-1d31-40ab-8b58-864621e521b0&amp;startTime=153.54" office:target-frame-name="psplayer" xlink:show="replace" text:style-name="Internet_20_link" text:visited-style-name="Visited_20_Internet_20_Link"><text:span text:style-name="T11">We get the connection string right there.</text:span></text:a><text:span text:style-name="T12"> </text:span><text:a xlink:type="simple" xlink:href="https://app.pluralsight.com/course-player?clipId=58ef2a2c-1d31-40ab-8b58-864621e521b0&amp;startTime=156.14" office:target-frame-name="psplayer" xlink:show="replace" text:style-name="Internet_20_link" text:visited-style-name="Visited_20_Internet_20_Link"><text:span text:style-name="T11">Notice it's mongodb.</text:span></text:a><text:span text:style-name="T12"> </text:span><text:a xlink:type="simple" xlink:href="https://app.pluralsight.com/course-player?clipId=58ef2a2c-1d31-40ab-8b58-864621e521b0&amp;startTime=157.64" office:target-frame-name="psplayer" xlink:show="replace" text:style-name="Internet_20_link" text:visited-style-name="Visited_20_Internet_20_Link"><text:span text:style-name="T11">There's the protocol.</text:span></text:a><text:span text:style-name="T12"> </text:span><text:a xlink:type="simple" xlink:href="https://app.pluralsight.com/course-player?clipId=58ef2a2c-1d31-40ab-8b58-864621e521b0&amp;startTime=158.79" office:target-frame-name="psplayer" xlink:show="replace" text:style-name="Internet_20_link" text:visited-style-name="Visited_20_Internet_20_Link"><text:span text:style-name="T11">Config.host is what I just showed you, mongodb, and then</text:span></text:a><text:span text:style-name="T12"> </text:span><text:a xlink:type="simple" xlink:href="https://app.pluralsight.com/course-player?clipId=58ef2a2c-1d31-40ab-8b58-864621e521b0&amp;startTime=162.6" office:target-frame-name="psplayer" xlink:show="replace" text:style-name="Internet_20_link" text:visited-style-name="Visited_20_Internet_20_Link"><text:span text:style-name="T11">config.database, that's our funWithDocker.</text:span></text:a><text:span text:style-name="T12"> </text:span><text:a xlink:type="simple" xlink:href="https://app.pluralsight.com/course-player?clipId=58ef2a2c-1d31-40ab-8b58-864621e521b0&amp;startTime=167.04" office:target-frame-name="psplayer" xlink:show="replace" text:style-name="Internet_20_link" text:visited-style-name="Visited_20_Internet_20_Link"><text:span text:style-name="T11">So it's actually using this name that we defined for the Mongo container, and</text:span></text:a><text:span text:style-name="T12"> </text:span><text:a xlink:type="simple" xlink:href="https://app.pluralsight.com/course-player?clipId=58ef2a2c-1d31-40ab-8b58-864621e521b0&amp;startTime=172.82" office:target-frame-name="psplayer" xlink:show="replace" text:style-name="Internet_20_link" text:visited-style-name="Visited_20_Internet_20_Link"><text:span text:style-name="T11">that's why I emphasized it's so important. Now did it work?</text:span></text:a><text:span text:style-name="T12"> </text:span><text:a xlink:type="simple" xlink:href="https://app.pluralsight.com/course-player?clipId=58ef2a2c-1d31-40ab-8b58-864621e521b0&amp;startTime=176.7" office:target-frame-name="psplayer" xlink:show="replace" text:style-name="Internet_20_link" text:visited-style-name="Visited_20_Internet_20_Link"><text:span text:style-name="T11">Well, let's open up a browser and try it out.</text:span></text:a><text:span text:style-name="T12"> </text:span><text:a xlink:type="simple" xlink:href="https://app.pluralsight.com/course-player?clipId=58ef2a2c-1d31-40ab-8b58-864621e521b0&amp;startTime=179.54" office:target-frame-name="psplayer" xlink:show="replace" text:style-name="Internet_20_link" text:visited-style-name="Visited_20_Internet_20_Link"><text:span text:style-name="T11">So I've navigated to localhost:3000.</text:span></text:a><text:span text:style-name="T12"> </text:span><text:a xlink:type="simple" xlink:href="https://app.pluralsight.com/course-player?clipId=58ef2a2c-1d31-40ab-8b58-864621e521b0&amp;startTime=182.32" office:target-frame-name="psplayer" xlink:show="replace" text:style-name="Internet_20_link" text:visited-style-name="Visited_20_Internet_20_Link"><text:span text:style-name="T11">This is looking pretty good.</text:span></text:a><text:span text:style-name="T12"> </text:span><text:a xlink:type="simple" xlink:href="https://app.pluralsight.com/course-player?clipId=58ef2a2c-1d31-40ab-8b58-864621e521b0&amp;startTime=184.07" office:target-frame-name="psplayer" xlink:show="replace" text:style-name="Internet_20_link" text:visited-style-name="Visited_20_Internet_20_Link"><text:span text:style-name="T11">It's kind of hard to tell, though, because guess what?</text:span></text:a><text:span text:style-name="T12"> </text:span><text:a xlink:type="simple" xlink:href="https://app.pluralsight.com/course-player?clipId=58ef2a2c-1d31-40ab-8b58-864621e521b0&amp;startTime=186.84" office:target-frame-name="psplayer" xlink:show="replace" text:style-name="Internet_20_link" text:visited-style-name="Visited_20_Internet_20_Link"><text:span text:style-name="T11">We don't have any data in the database.</text:span></text:a><text:span text:style-name="T12"> </text:span><text:a xlink:type="simple" xlink:href="https://app.pluralsight.com/course-player?clipId=58ef2a2c-1d31-40ab-8b58-864621e521b0&amp;startTime=188.48" office:target-frame-name="psplayer" xlink:show="replace" text:style-name="Internet_20_link" text:visited-style-name="Visited_20_Internet_20_Link"><text:span text:style-name="T11">We're going to fix that in the next section,</text:span></text:a><text:span text:style-name="T12"> </text:span><text:a xlink:type="simple" xlink:href="https://app.pluralsight.com/course-player?clipId=58ef2a2c-1d31-40ab-8b58-864621e521b0&amp;startTime=190.39" office:target-frame-name="psplayer" xlink:show="replace" text:style-name="Internet_20_link" text:visited-style-name="Visited_20_Internet_20_Link"><text:span text:style-name="T11">but at this point, it's looking good.</text:span></text:a><text:span text:style-name="T12"> </text:span><text:a xlink:type="simple" xlink:href="https://app.pluralsight.com/course-player?clipId=58ef2a2c-1d31-40ab-8b58-864621e521b0&amp;startTime=192.42" office:target-frame-name="psplayer" xlink:show="replace" text:style-name="Internet_20_link" text:visited-style-name="Visited_20_Internet_20_Link"><text:span text:style-name="T11">How do we know for sure?</text:span></text:a><text:span text:style-name="T12"> </text:span><text:a xlink:type="simple" xlink:href="https://app.pluralsight.com/course-player?clipId=58ef2a2c-1d31-40ab-8b58-864621e521b0&amp;startTime=193.86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58ef2a2c-1d31-40ab-8b58-864621e521b0&amp;startTime=194.09" office:target-frame-name="psplayer" xlink:show="replace" text:style-name="Internet_20_link" text:visited-style-name="Visited_20_Internet_20_Link"><text:span text:style-name="T11">let's go back to the logs, and we can see if this is </text:span></text:a><text:soft-page-break/><text:a xlink:type="simple" xlink:href="https://app.pluralsight.com/course-player?clipId=58ef2a2c-1d31-40ab-8b58-864621e521b0&amp;startTime=194.09" office:target-frame-name="psplayer" xlink:show="replace" text:style-name="Internet_20_link" text:visited-style-name="Visited_20_Internet_20_Link"><text:span text:style-name="T11">actually up and running</text:span></text:a><text:span text:style-name="T12"> </text:span><text:a xlink:type="simple" xlink:href="https://app.pluralsight.com/course-player?clipId=58ef2a2c-1d31-40ab-8b58-864621e521b0&amp;startTime=198.53" office:target-frame-name="psplayer" xlink:show="replace" text:style-name="Internet_20_link" text:visited-style-name="Visited_20_Internet_20_Link"><text:span text:style-name="T11">and is it actually connecting to the database? In an earlier module, I showed</text:span></text:a><text:span text:style-name="T12"> </text:span><text:a xlink:type="simple" xlink:href="https://app.pluralsight.com/course-player?clipId=58ef2a2c-1d31-40ab-8b58-864621e521b0&amp;startTime=203.23" office:target-frame-name="psplayer" xlink:show="replace" text:style-name="Internet_20_link" text:visited-style-name="Visited_20_Internet_20_Link"><text:span text:style-name="T11">you how you can get to the logs of a container,</text:span></text:a><text:span text:style-name="T12"> </text:span><text:a xlink:type="simple" xlink:href="https://app.pluralsight.com/course-player?clipId=58ef2a2c-1d31-40ab-8b58-864621e521b0&amp;startTime=205.14" office:target-frame-name="psplayer" xlink:show="replace" text:style-name="Internet_20_link" text:visited-style-name="Visited_20_Internet_20_Link"><text:span text:style-name="T11">and this is a really important troubleshooting‑type task or,</text:span></text:a><text:span text:style-name="T12"> </text:span><text:a xlink:type="simple" xlink:href="https://app.pluralsight.com/course-player?clipId=58ef2a2c-1d31-40ab-8b58-864621e521b0&amp;startTime=208.5" office:target-frame-name="psplayer" xlink:show="replace" text:style-name="Internet_20_link" text:visited-style-name="Visited_20_Internet_20_Link"><text:span text:style-name="T11">just in this case, informational‑type task.</text:span></text:a><text:span text:style-name="T12"> </text:span><text:a xlink:type="simple" xlink:href="https://app.pluralsight.com/course-player?clipId=58ef2a2c-1d31-40ab-8b58-864621e521b0&amp;startTime=211.3" office:target-frame-name="psplayer" xlink:show="replace" text:style-name="Internet_20_link" text:visited-style-name="Visited_20_Internet_20_Link"><text:span text:style-name="T11">The first thing we can do is let's clear and let's do docker ps</text:span></text:a><text:span text:style-name="T12"> </text:span><text:a xlink:type="simple" xlink:href="https://app.pluralsight.com/course-player?clipId=58ef2a2c-1d31-40ab-8b58-864621e521b0&amp;startTime=214.75" office:target-frame-name="psplayer" xlink:show="replace" text:style-name="Internet_20_link" text:visited-style-name="Visited_20_Internet_20_Link"><text:span text:style-name="T11">again and see did the container crash? Because it could've. Nope,</text:span></text:a><text:span text:style-name="T12"> </text:span><text:a xlink:type="simple" xlink:href="https://app.pluralsight.com/course-player?clipId=58ef2a2c-1d31-40ab-8b58-864621e521b0&amp;startTime=220.02" office:target-frame-name="psplayer" xlink:show="replace" text:style-name="Internet_20_link" text:visited-style-name="Visited_20_Internet_20_Link"><text:span text:style-name="T11">looks like it's been up for 3 minutes.</text:span></text:a><text:span text:style-name="T12"> </text:span><text:a xlink:type="simple" xlink:href="https://app.pluralsight.com/course-player?clipId=58ef2a2c-1d31-40ab-8b58-864621e521b0&amp;startTime=221.98" office:target-frame-name="psplayer" xlink:show="replace" text:style-name="Internet_20_link" text:visited-style-name="Visited_20_Internet_20_Link"><text:span text:style-name="T11">That's good news.</text:span></text:a><text:span text:style-name="T12"> </text:span><text:a xlink:type="simple" xlink:href="https://app.pluralsight.com/course-player?clipId=58ef2a2c-1d31-40ab-8b58-864621e521b0&amp;startTime=223.54" office:target-frame-name="psplayer" xlink:show="replace" text:style-name="Internet_20_link" text:visited-style-name="Visited_20_Internet_20_Link"><text:span text:style-name="T11">Now I'm going to take the ID.</text:span></text:a><text:span text:style-name="T12"> </text:span><text:a xlink:type="simple" xlink:href="https://app.pluralsight.com/course-player?clipId=58ef2a2c-1d31-40ab-8b58-864621e521b0&amp;startTime=225.37" office:target-frame-name="psplayer" xlink:show="replace" text:style-name="Internet_20_link" text:visited-style-name="Visited_20_Internet_20_Link"><text:span text:style-name="T11">Looks like aef would be enough, so we'll say docker logs aef. Alright,</text:span></text:a><text:span text:style-name="T12"> </text:span><text:a xlink:type="simple" xlink:href="https://app.pluralsight.com/course-player?clipId=58ef2a2c-1d31-40ab-8b58-864621e521b0&amp;startTime=231.98" office:target-frame-name="psplayer" xlink:show="replace" text:style-name="Internet_20_link" text:visited-style-name="Visited_20_Internet_20_Link"><text:span text:style-name="T11">and let's go ahead and move this up, and look at that.</text:span></text:a><text:span text:style-name="T12"> </text:span><text:a xlink:type="simple" xlink:href="https://app.pluralsight.com/course-player?clipId=58ef2a2c-1d31-40ab-8b58-864621e521b0&amp;startTime=235.12" office:target-frame-name="psplayer" xlink:show="replace" text:style-name="Internet_20_link" text:visited-style-name="Visited_20_Internet_20_Link"><text:span text:style-name="T11">That's good news, db connection is open.</text:span></text:a><text:span text:style-name="T12"> </text:span><text:a xlink:type="simple" xlink:href="https://app.pluralsight.com/course-player?clipId=58ef2a2c-1d31-40ab-8b58-864621e521b0&amp;startTime=238.54" office:target-frame-name="psplayer" xlink:show="replace" text:style-name="Internet_20_link" text:visited-style-name="Visited_20_Internet_20_Link"><text:span text:style-name="T11">Don't have any errors like we had before,</text:span></text:a><text:span text:style-name="T12"> </text:span><text:a xlink:type="simple" xlink:href="https://app.pluralsight.com/course-player?clipId=58ef2a2c-1d31-40ab-8b58-864621e521b0&amp;startTime=241" office:target-frame-name="psplayer" xlink:show="replace" text:style-name="Internet_20_link" text:visited-style-name="Visited_20_Internet_20_Link"><text:span text:style-name="T11">so it successfully connected to the MongoDB database.</text:span></text:a><text:span text:style-name="T12"> </text:span><text:a xlink:type="simple" xlink:href="https://app.pluralsight.com/course-player?clipId=58ef2a2c-1d31-40ab-8b58-864621e521b0&amp;startTime=244.53" office:target-frame-name="psplayer" xlink:show="replace" text:style-name="Internet_20_link" text:visited-style-name="Visited_20_Internet_20_Link"><text:span text:style-name="T11">Very nice.</text:span></text:a><text:span text:style-name="T12"> </text:span><text:a xlink:type="simple" xlink:href="https://app.pluralsight.com/course-player?clipId=58ef2a2c-1d31-40ab-8b58-864621e521b0&amp;startTime=245.68" office:target-frame-name="psplayer" xlink:show="replace" text:style-name="Internet_20_link" text:visited-style-name="Visited_20_Internet_20_Link"><text:span text:style-name="T11">Now we have two containers running in our network.</text:span></text:a><text:span text:style-name="T12"> </text:span><text:a xlink:type="simple" xlink:href="https://app.pluralsight.com/course-player?clipId=58ef2a2c-1d31-40ab-8b58-864621e521b0&amp;startTime=250.34" office:target-frame-name="psplayer" xlink:show="replace" text:style-name="Internet_20_link" text:visited-style-name="Visited_20_Internet_20_Link"><text:span text:style-name="T11">If we go back to docker network ls, there it is.</text:span></text:a><text:span text:style-name="T12"> </text:span><text:a xlink:type="simple" xlink:href="https://app.pluralsight.com/course-player?clipId=58ef2a2c-1d31-40ab-8b58-864621e521b0&amp;startTime=254.44" office:target-frame-name="psplayer" xlink:show="replace" text:style-name="Internet_20_link" text:visited-style-name="Visited_20_Internet_20_Link"><text:span text:style-name="T11">And then just to show you some other commands,</text:span></text:a><text:span text:style-name="T12"> </text:span><text:a xlink:type="simple" xlink:href="https://app.pluralsight.com/course-player?clipId=58ef2a2c-1d31-40ab-8b58-864621e521b0&amp;startTime=256.25" office:target-frame-name="psplayer" xlink:show="replace" text:style-name="Internet_20_link" text:visited-style-name="Visited_20_Internet_20_Link"><text:span text:style-name="T11">if we do just docker network and hit Enter, notice we can</text:span></text:a><text:span text:style-name="T12"> </text:span><text:a xlink:type="simple" xlink:href="https://app.pluralsight.com/course-player?clipId=58ef2a2c-1d31-40ab-8b58-864621e521b0&amp;startTime=260.22" office:target-frame-name="psplayer" xlink:show="replace" text:style-name="Internet_20_link" text:visited-style-name="Visited_20_Internet_20_Link"><text:span text:style-name="T11">also inspect. So let's go to our isolated network, b87, and</text:span></text:a><text:span text:style-name="T12"> </text:span><text:a xlink:type="simple" xlink:href="https://app.pluralsight.com/course-player?clipId=58ef2a2c-1d31-40ab-8b58-864621e521b0&amp;startTime=265.94" office:target-frame-name="psplayer" xlink:show="replace" text:style-name="Internet_20_link" text:visited-style-name="Visited_20_Internet_20_Link"><text:span text:style-name="T11">we'll do docker network inspect,</text:span></text:a><text:span text:style-name="T12"> </text:span><text:a xlink:type="simple" xlink:href="https://app.pluralsight.com/course-player?clipId=58ef2a2c-1d31-40ab-8b58-864621e521b0&amp;startTime=269.68" office:target-frame-name="psplayer" xlink:show="replace" text:style-name="Internet_20_link" text:visited-style-name="Visited_20_Internet_20_Link"><text:span text:style-name="T11">and then we're going to do b87. Now this is going to be a big dump of</text:span></text:a><text:span text:style-name="T12"> </text:span><text:a xlink:type="simple" xlink:href="https://app.pluralsight.com/course-player?clipId=58ef2a2c-1d31-40ab-8b58-864621e521b0&amp;startTime=275.11" office:target-frame-name="psplayer" xlink:show="replace" text:style-name="Internet_20_link" text:visited-style-name="Visited_20_Internet_20_Link"><text:span text:style-name="T11">all the data, but look right here at the bottom.</text:span></text:a><text:span text:style-name="T12"> </text:span><text:a xlink:type="simple" xlink:href="https://app.pluralsight.com/course-player?clipId=58ef2a2c-1d31-40ab-8b58-864621e521b0&amp;startTime=277.94" office:target-frame-name="psplayer" xlink:show="replace" text:style-name="Internet_20_link" text:visited-style-name="Visited_20_Internet_20_Link"><text:span text:style-name="T11">There's our containers in the network.</text:span></text:a><text:span text:style-name="T12"> </text:span><text:a xlink:type="simple" xlink:href="https://app.pluralsight.com/course-player?clipId=58ef2a2c-1d31-40ab-8b58-864621e521b0&amp;startTime=279.53" office:target-frame-name="psplayer" xlink:show="replace" text:style-name="Internet_20_link" text:visited-style-name="Visited_20_Internet_20_Link"><text:span text:style-name="T11">There's our nodeapp, there's our mongodb.</text:span></text:a><text:span text:style-name="T12"> </text:span><text:a xlink:type="simple" xlink:href="https://app.pluralsight.com/course-player?clipId=58ef2a2c-1d31-40ab-8b58-864621e521b0&amp;startTime=282.13" office:target-frame-name="psplayer" xlink:show="replace" text:style-name="Internet_20_link" text:visited-style-name="Visited_20_Internet_20_Link"><text:span text:style-name="T11">So it looks like we're in good shape.</text:span></text:a><text:span text:style-name="T12"> </text:span><text:a xlink:type="simple" xlink:href="https://app.pluralsight.com/course-player?clipId=58ef2a2c-1d31-40ab-8b58-864621e521b0&amp;startTime=284.14" office:target-frame-name="psplayer" xlink:show="replace" text:style-name="Internet_20_link" text:visited-style-name="Visited_20_Internet_20_Link"><text:span text:style-name="T11">They can talk to each other,</text:span></text:a><text:span text:style-name="T12"> </text:span><text:a xlink:type="simple" xlink:href="https://app.pluralsight.com/course-player?clipId=58ef2a2c-1d31-40ab-8b58-864621e521b0&amp;startTime=285.5" office:target-frame-name="psplayer" xlink:show="replace" text:style-name="Internet_20_link" text:visited-style-name="Visited_20_Internet_20_Link"><text:span text:style-name="T11">but containers outside of this network would not be able to talk to each other.</text:span></text:a><text:span text:style-name="T12"> </text:span><text:a xlink:type="simple" xlink:href="https://app.pluralsight.com/course-player?clipId=58ef2a2c-1d31-40ab-8b58-864621e521b0&amp;startTime=289.44" office:target-frame-name="psplayer" xlink:show="replace" text:style-name="Internet_20_link" text:visited-style-name="Visited_20_Internet_20_Link"><text:span text:style-name="T11">Now everything is looking good at this point, but we didn't have any data.</text:span></text:a><text:span text:style-name="T12"> </text:span><text:a xlink:type="simple" xlink:href="https://app.pluralsight.com/course-player?clipId=58ef2a2c-1d31-40ab-8b58-864621e521b0&amp;startTime=292.8" office:target-frame-name="psplayer" xlink:show="replace" text:style-name="Internet_20_link" text:visited-style-name="Visited_20_Internet_20_Link"><text:span text:style-name="T11">So, in the next section,</text:span></text:a><text:span text:style-name="T12"> </text:span><text:a xlink:type="simple" xlink:href="https://app.pluralsight.com/course-player?clipId=58ef2a2c-1d31-40ab-8b58-864621e521b0&amp;startTime=294.32" office:target-frame-name="psplayer" xlink:show="replace" text:style-name="Internet_20_link" text:visited-style-name="Visited_20_Internet_20_Link"><text:span text:style-name="T11">I'm going to show you how you can shell into a container if you ever want to run a custom command.</text:span></text:a></text:p>
      <text:h text:style-name="P3" text:outline-level="3"><text:a xlink:type="simple" xlink:href="https://app.pluralsight.com/course-player?clipId=06c8341b-3d5b-4c4d-9c7e-33b426c889e1" office:target-frame-name="psplayer" xlink:show="replace" text:style-name="Internet_20_link" text:visited-style-name="Visited_20_Internet_20_Link"><text:span text:style-name="T11">Shell into a Container</text:span></text:a></text:h>
      <text:p text:style-name="P5"><text:a xlink:type="simple" xlink:href="https://app.pluralsight.com/course-player?clipId=06c8341b-3d5b-4c4d-9c7e-33b426c889e1&amp;startTime=1.04" office:target-frame-name="psplayer" xlink:show="replace" text:style-name="Internet_20_link" text:visited-style-name="Visited_20_Internet_20_Link"><text:span text:style-name="T11">Another test that you may need to run from time to</text:span></text:a><text:span text:style-name="T12"> </text:span><text:a xlink:type="simple" xlink:href="https://app.pluralsight.com/course-player?clipId=06c8341b-3d5b-4c4d-9c7e-33b426c889e1&amp;startTime=3.09" office:target-frame-name="psplayer" xlink:show="replace" text:style-name="Internet_20_link" text:visited-style-name="Visited_20_Internet_20_Link"><text:span text:style-name="T11">time is shelling into a container.</text:span></text:a><text:span text:style-name="T12"> </text:span><text:a xlink:type="simple" xlink:href="https://app.pluralsight.com/course-player?clipId=06c8341b-3d5b-4c4d-9c7e-33b426c889e1&amp;startTime=5.75" office:target-frame-name="psplayer" xlink:show="replace" text:style-name="Internet_20_link" text:visited-style-name="Visited_20_Internet_20_Link"><text:span text:style-name="T11">We're used to running different types of commands on our system,</text:span></text:a><text:span text:style-name="T12"> </text:span><text:a xlink:type="simple" xlink:href="https://app.pluralsight.com/course-player?clipId=06c8341b-3d5b-4c4d-9c7e-33b426c889e1&amp;startTime=8.83" office:target-frame-name="psplayer" xlink:show="replace" text:style-name="Internet_20_link" text:visited-style-name="Visited_20_Internet_20_Link"><text:span text:style-name="T11">but how do you run commands in a container?</text:span></text:a><text:span text:style-name="T12"> </text:span><text:a xlink:type="simple" xlink:href="https://app.pluralsight.com/course-player?clipId=06c8341b-3d5b-4c4d-9c7e-33b426c889e1&amp;startTime=11.94" office:target-frame-name="psplayer" xlink:show="replace" text:style-name="Internet_20_link" text:visited-style-name="Visited_20_Internet_20_Link"><text:span text:style-name="T11">So to shell into a container,</text:span></text:a><text:span text:style-name="T12"> </text:span><text:a xlink:type="simple" xlink:href="https://app.pluralsight.com/course-player?clipId=06c8341b-3d5b-4c4d-9c7e-33b426c889e1&amp;startTime=13.93" office:target-frame-name="psplayer" xlink:show="replace" text:style-name="Internet_20_link" text:visited-style-name="Visited_20_Internet_20_Link"><text:span text:style-name="T11">you can use the docker exec command as you see here.</text:span></text:a><text:span text:style-name="T12"> </text:span><text:a xlink:type="simple" xlink:href="https://app.pluralsight.com/course-player?clipId=06c8341b-3d5b-4c4d-9c7e-33b426c889e1&amp;startTime=17.84" office:target-frame-name="psplayer" xlink:show="replace" text:style-name="Internet_20_link" text:visited-style-name="Visited_20_Internet_20_Link"><text:span text:style-name="T11">You have to add a command line switch, ‑it,</text:span></text:a><text:span text:style-name="T12"> </text:span><text:a xlink:type="simple" xlink:href="https://app.pluralsight.com/course-player?clipId=06c8341b-3d5b-4c4d-9c7e-33b426c889e1&amp;startTime=21.14" office:target-frame-name="psplayer" xlink:show="replace" text:style-name="Internet_20_link" text:visited-style-name="Visited_20_Internet_20_Link"><text:span text:style-name="T11">and this stands for an interactive tty, basically an interactive terminal.</text:span></text:a><text:span text:style-name="T12"> </text:span><text:a xlink:type="simple" xlink:href="https://app.pluralsight.com/course-player?clipId=06c8341b-3d5b-4c4d-9c7e-33b426c889e1&amp;startTime=26.64" office:target-frame-name="psplayer" xlink:show="replace" text:style-name="Internet_20_link" text:visited-style-name="Visited_20_Internet_20_Link"><text:span text:style-name="T11">And then you're going to give it either the container name</text:span></text:a><text:span text:style-name="T12"> </text:span><text:a xlink:type="simple" xlink:href="https://app.pluralsight.com/course-player?clipId=06c8341b-3d5b-4c4d-9c7e-33b426c889e1&amp;startTime=29.17" office:target-frame-name="psplayer" xlink:show="replace" text:style-name="Internet_20_link" text:visited-style-name="Visited_20_Internet_20_Link"><text:span text:style-name="T11">or the container ID. And then finally, you can give it the sh shell.</text:span></text:a><text:span text:style-name="T12"> </text:span><text:a xlink:type="simple" xlink:href="https://app.pluralsight.com/course-player?clipId=06c8341b-3d5b-4c4d-9c7e-33b426c889e1&amp;startTime=34.31" office:target-frame-name="psplayer" xlink:show="replace" text:style-name="Internet_20_link" text:visited-style-name="Visited_20_Internet_20_Link"><text:span text:style-name="T11">So if we break that down again,</text:span></text:a><text:span text:style-name="T12"> </text:span><text:a xlink:type="simple" xlink:href="https://app.pluralsight.com/course-player?clipId=06c8341b-3d5b-4c4d-9c7e-33b426c889e1&amp;startTime=35.98" office:target-frame-name="psplayer" xlink:show="replace" text:style-name="Internet_20_link" text:visited-style-name="Visited_20_Internet_20_Link"><text:span text:style-name="T11">we have an interactive tty it's called. It's kind of</text:span></text:a><text:span text:style-name="T12"> </text:span><text:a xlink:type="simple" xlink:href="https://app.pluralsight.com/course-player?clipId=06c8341b-3d5b-4c4d-9c7e-33b426c889e1&amp;startTime=38.96" office:target-frame-name="psplayer" xlink:show="replace" text:style-name="Internet_20_link" text:visited-style-name="Visited_20_Internet_20_Link"><text:span text:style-name="T11">an old term that goes way back.</text:span></text:a><text:span text:style-name="T12"> </text:span><text:a xlink:type="simple" xlink:href="https://app.pluralsight.com/course-player?clipId=06c8341b-3d5b-4c4d-9c7e-33b426c889e1&amp;startTime=41.24" office:target-frame-name="psplayer" xlink:show="replace" text:style-name="Internet_20_link" text:visited-style-name="Visited_20_Internet_20_Link"><text:span text:style-name="T11">We're going to go ahead and give it the shell to use here at the end,</text:span></text:a><text:span text:style-name="T12"> </text:span><text:a xlink:type="simple" xlink:href="https://app.pluralsight.com/course-player?clipId=06c8341b-3d5b-4c4d-9c7e-33b426c889e1&amp;startTime=45.29" office:target-frame-name="psplayer" xlink:show="replace" text:style-name="Internet_20_link" text:visited-style-name="Visited_20_Internet_20_Link"><text:span text:style-name="T11">which is sh in this case, but the type of shell you use depends on the container.</text:span></text:a><text:span text:style-name="T12"> </text:span><text:a xlink:type="simple" xlink:href="https://app.pluralsight.com/course-player?clipId=06c8341b-3d5b-4c4d-9c7e-33b426c889e1&amp;startTime=50.6" office:target-frame-name="psplayer" xlink:show="replace" text:style-name="Internet_20_link" text:visited-style-name="Visited_20_Internet_20_Link"><text:span text:style-name="T11">In the Linux world, it may be sh, could be Bash, could be something else.</text:span></text:a><text:span text:style-name="T12"> </text:span><text:a xlink:type="simple" xlink:href="https://app.pluralsight.com/course-player?clipId=06c8341b-3d5b-4c4d-9c7e-33b426c889e1&amp;startTime=55.49" office:target-frame-name="psplayer" xlink:show="replace" text:style-name="Internet_20_link" text:visited-style-name="Visited_20_Internet_20_Link"><text:span text:style-name="T11">In Windows, it may be PowerShell.</text:span></text:a><text:span text:style-name="T12"> </text:span><text:a xlink:type="simple" xlink:href="https://app.pluralsight.com/course-player?clipId=06c8341b-3d5b-4c4d-9c7e-33b426c889e1&amp;startTime=58.34" office:target-frame-name="psplayer" xlink:show="replace" text:style-name="Internet_20_link" text:visited-style-name="Visited_20_Internet_20_Link"><text:span text:style-name="T11">So you'll have to look at what your container supports there when you do this.</text:span></text:a><text:span text:style-name="T12"> </text:span><text:a xlink:type="simple" xlink:href="https://app.pluralsight.com/course-player?clipId=06c8341b-3d5b-4c4d-9c7e-33b426c889e1&amp;startTime=62.84" office:target-frame-name="psplayer" xlink:show="replace" text:style-name="Internet_20_link" text:visited-style-name="Visited_20_Internet_20_Link"><text:span text:style-name="T11">And then, of course,</text:span></text:a><text:span text:style-name="T12"> </text:span><text:a xlink:type="simple" xlink:href="https://app.pluralsight.com/course-player?clipId=06c8341b-3d5b-4c4d-9c7e-33b426c889e1&amp;startTime=63.46" office:target-frame-name="psplayer" xlink:show="replace" text:style-name="Internet_20_link" text:visited-style-name="Visited_20_Internet_20_Link"><text:span text:style-name="T11">the container we go into is the container ID or the</text:span></text:a><text:span text:style-name="T12"> </text:span><text:a xlink:type="simple" xlink:href="https://app.pluralsight.com/course-player?clipId=06c8341b-3d5b-4c4d-9c7e-33b426c889e1&amp;startTime=66.4" office:target-frame-name="psplayer" xlink:show="replace" text:style-name="Internet_20_link" text:visited-style-name="Visited_20_Internet_20_Link"><text:span text:style-name="T11">container name that you see there.</text:span></text:a><text:span text:style-name="T12"> </text:span><text:a xlink:type="simple" xlink:href="https://app.pluralsight.com/course-player?clipId=06c8341b-3d5b-4c4d-9c7e-33b426c889e1&amp;startTime=68.54" office:target-frame-name="psplayer" xlink:show="replace" text:style-name="Internet_20_link" text:visited-style-name="Visited_20_Internet_20_Link"><text:span text:style-name="T11">So let's look at an example of how we can use this command.</text:span></text:a><text:span text:style-name="T12"> </text:span><text:a xlink:type="simple" xlink:href="https://app.pluralsight.com/course-player?clipId=06c8341b-3d5b-4c4d-9c7e-33b426c889e1&amp;startTime=72.06" office:target-frame-name="psplayer" xlink:show="replace" text:style-name="Internet_20_link" text:visited-style-name="Visited_20_Internet_20_Link"><text:span text:style-name="T11">I've started up the node container, and I've started up the database container.</text:span></text:a><text:span text:style-name="T12"> </text:span><text:a xlink:type="simple" xlink:href="https://app.pluralsight.com/course-player?clipId=06c8341b-3d5b-4c4d-9c7e-33b426c889e1&amp;startTime=76.72" office:target-frame-name="psplayer" xlink:show="replace" text:style-name="Internet_20_link" text:visited-style-name="Visited_20_Internet_20_Link"><text:span text:style-name="T11">I'm going to come down to the browser again.</text:span></text:a><text:span text:style-name="T12"> </text:span><text:a xlink:type="simple" xlink:href="https://app.pluralsight.com/course-player?clipId=06c8341b-3d5b-4c4d-9c7e-33b426c889e1&amp;startTime=79.44" office:target-frame-name="psplayer" xlink:show="replace" text:style-name="Internet_20_link" text:visited-style-name="Visited_20_Internet_20_Link"><text:span text:style-name="T11">Let's go ahead and go back to our localhost 3000, and there we go.</text:span></text:a><text:span text:style-name="T12"> </text:span><text:a xlink:type="simple" xlink:href="https://app.pluralsight.com/course-player?clipId=06c8341b-3d5b-4c4d-9c7e-33b426c889e1&amp;startTime=84" office:target-frame-name="psplayer" xlink:show="replace" text:style-name="Internet_20_link" text:visited-style-name="Visited_20_Internet_20_Link"><text:span text:style-name="T11">Now we didn't get any commands though.</text:span></text:a><text:span text:style-name="T12"> </text:span><text:a xlink:type="simple" xlink:href="https://app.pluralsight.com/course-player?clipId=06c8341b-3d5b-4c4d-9c7e-33b426c889e1&amp;startTime=86.24" office:target-frame-name="psplayer" xlink:show="replace" text:style-name="Internet_20_link" text:visited-style-name="Visited_20_Internet_20_Link"><text:span text:style-name="T11">So the problem is there's no data in the database.</text:span></text:a><text:span text:style-name="T12"> </text:span><text:a xlink:type="simple" xlink:href="https://app.pluralsight.com/course-player?clipId=06c8341b-3d5b-4c4d-9c7e-33b426c889e1&amp;startTime=89.94" office:target-frame-name="psplayer" xlink:show="replace" text:style-name="Internet_20_link" text:visited-style-name="Visited_20_Internet_20_Link"><text:span text:style-name="T11">So let's go ahead and fix that by shelling into the container and</text:span></text:a><text:span text:style-name="T12"> </text:span><text:a xlink:type="simple" xlink:href="https://app.pluralsight.com/course-player?clipId=06c8341b-3d5b-4c4d-9c7e-33b426c889e1&amp;startTime=93.47" office:target-frame-name="psplayer" xlink:show="replace" text:style-name="Internet_20_link" text:visited-style-name="Visited_20_Internet_20_Link"><text:span text:style-name="T11">running a dbSeeder that I have in the project.</text:span></text:a><text:span text:style-name="T12"> </text:span><text:a xlink:type="simple" xlink:href="https://app.pluralsight.com/course-player?clipId=06c8341b-3d5b-4c4d-9c7e-33b426c889e1&amp;startTime=97.34" office:target-frame-name="psplayer" xlink:show="replace" text:style-name="Internet_20_link" text:visited-style-name="Visited_20_Internet_20_Link"><text:span text:style-name="T11">So coming back in,</text:span></text:a><text:span text:style-name="T12"> </text:span><text:a xlink:type="simple" xlink:href="https://app.pluralsight.com/course-player?clipId=06c8341b-3d5b-4c4d-9c7e-33b426c889e1&amp;startTime=98.42" office:target-frame-name="psplayer" xlink:show="replace" text:style-name="Internet_20_link" text:visited-style-name="Visited_20_Internet_20_Link"><text:span text:style-name="T11">you'll notice that in this case we have our danwahlin/nodeapp:2.0.</text:span></text:a><text:span text:style-name="T12"> </text:span><text:a xlink:type="simple" xlink:href="https://app.pluralsight.com/course-player?clipId=06c8341b-3d5b-4c4d-9c7e-33b426c889e1&amp;startTime=101.6" office:target-frame-name="psplayer" xlink:show="replace" text:style-name="Internet_20_link" text:visited-style-name="Visited_20_Internet_20_Link"><text:span text:style-name="T11">We have an ID of 114 there.</text:span></text:a><text:span text:style-name="T12"> </text:span><text:a xlink:type="simple" xlink:href="https://app.pluralsight.com/course-player?clipId=06c8341b-3d5b-4c4d-9c7e-33b426c889e1&amp;startTime=105.09" office:target-frame-name="psplayer" xlink:show="replace" text:style-name="Internet_20_link" text:visited-style-name="Visited_20_Internet_20_Link"><text:span text:style-name="T11">We have a name of nodeapp.</text:span></text:a><text:span text:style-name="T12"> </text:span><text:a xlink:type="simple" xlink:href="https://app.pluralsight.com/course-player?clipId=06c8341b-3d5b-4c4d-9c7e-33b426c889e1&amp;startTime=107.1" office:target-frame-name="psplayer" xlink:show="replace" text:style-name="Internet_20_link" text:visited-style-name="Visited_20_Internet_20_Link"><text:span text:style-name="T11">Now you can also get to the information about the running containers by using</text:span></text:a><text:span text:style-name="T12"> </text:span><text:a xlink:type="simple" xlink:href="https://app.pluralsight.com/course-player?clipId=06c8341b-3d5b-4c4d-9c7e-33b426c889e1&amp;startTime=111.16" office:target-frame-name="psplayer" xlink:show="replace" text:style-name="Internet_20_link" text:visited-style-name="Visited_20_Internet_20_Link"><text:span text:style-name="T11">the Docker extension that we looked at in a previous module.</text:span></text:a><text:span text:style-name="T12"> </text:span><text:a xlink:type="simple" xlink:href="https://app.pluralsight.com/course-player?clipId=06c8341b-3d5b-4c4d-9c7e-33b426c889e1&amp;startTime=114.32" office:target-frame-name="psplayer" xlink:show="replace" text:style-name="Internet_20_link" text:visited-style-name="Visited_20_Internet_20_Link"><text:span text:style-name="T11">I can come on down and I can even drill into this right here,</text:span></text:a><text:span text:style-name="T12"> </text:span><text:a xlink:type="simple" xlink:href="https://app.pluralsight.com/course-player?clipId=06c8341b-3d5b-4c4d-9c7e-33b426c889e1&amp;startTime=118.64" office:target-frame-name="psplayer" xlink:show="replace" text:style-name="Internet_20_link" text:visited-style-name="Visited_20_Internet_20_Link"><text:span text:style-name="T11">and now I'm into the file system of that container.</text:span></text:a><text:span text:style-name="T12"> </text:span><text:a xlink:type="simple" xlink:href="https://app.pluralsight.com/course-player?clipId=06c8341b-3d5b-4c4d-9c7e-33b426c889e1&amp;startTime=122.54" office:target-frame-name="psplayer" xlink:show="replace" text:style-name="Internet_20_link" text:visited-style-name="Visited_20_Internet_20_Link"><text:span text:style-name="T11">Now that's kind of the easy way to shell into a container, or get inside of it,</text:span></text:a><text:span text:style-name="T12"> </text:span><text:a xlink:type="simple" xlink:href="https://app.pluralsight.com/course-player?clipId=06c8341b-3d5b-4c4d-9c7e-33b426c889e1&amp;startTime=127.7" office:target-frame-name="psplayer" xlink:show="replace" text:style-name="Internet_20_link" text:visited-style-name="Visited_20_Internet_20_Link"><text:span text:style-name="T11">is to go and use the Docker extension.</text:span></text:a><text:span text:style-name="T12"> </text:span><text:a xlink:type="simple" xlink:href="https://app.pluralsight.com/course-player?clipId=06c8341b-3d5b-4c4d-9c7e-33b426c889e1&amp;startTime=130.71" office:target-frame-name="psplayer" xlink:show="replace" text:style-name="Internet_20_link" text:visited-style-name="Visited_20_Internet_20_Link"><text:span text:style-name="T11">Now I'm going to show you how to do it for real though on our own.</text:span></text:a><text:span text:style-name="T12"> </text:span><text:a xlink:type="simple" xlink:href="https://app.pluralsight.com/course-player?clipId=06c8341b-3d5b-4c4d-9c7e-33b426c889e1&amp;startTime=134.24" office:target-frame-name="psplayer" xlink:show="replace" text:style-name="Internet_20_link" text:visited-style-name="Visited_20_Internet_20_Link"><text:span text:style-name="T11">So let's just come on back to the file system.</text:span></text:a><text:span text:style-name="T12"> </text:span><text:a xlink:type="simple" xlink:href="https://app.pluralsight.com/course-player?clipId=06c8341b-3d5b-4c4d-9c7e-33b426c889e1&amp;startTime=136.36" office:target-frame-name="psplayer" xlink:show="replace" text:style-name="Internet_20_link" text:visited-style-name="Visited_20_Internet_20_Link"><text:span text:style-name="T11">And I want to point out that there's a little dbSeeder right here,</text:span></text:a><text:span text:style-name="T12"> </text:span><text:a xlink:type="simple" xlink:href="https://app.pluralsight.com/course-player?clipId=06c8341b-3d5b-4c4d-9c7e-33b426c889e1&amp;startTime=140.94" office:target-frame-name="psplayer" xlink:show="replace" text:style-name="Internet_20_link" text:visited-style-name="Visited_20_Internet_20_Link"><text:span text:style-name="T11">and all it does is seeds the database with some data.</text:span></text:a><text:span text:style-name="T12"> </text:span><text:a xlink:type="simple" xlink:href="https://app.pluralsight.com/course-player?clipId=06c8341b-3d5b-4c4d-9c7e-33b426c889e1&amp;startTime=145.14" office:target-frame-name="psplayer" xlink:show="replace" text:style-name="Internet_20_link" text:visited-style-name="Visited_20_Internet_20_Link"><text:span text:style-name="T11">So it jumps into the lib folder and it runs a dataSeeder.</text:span></text:a><text:span text:style-name="T12"> </text:span><text:a xlink:type="simple" xlink:href="https://app.pluralsight.com/course-player?clipId=06c8341b-3d5b-4c4d-9c7e-33b426c889e1&amp;startTime=150.24" office:target-frame-name="psplayer" xlink:show="replace" text:style-name="Internet_20_link" text:visited-style-name="Visited_20_Internet_20_Link"><text:span text:style-name="T11">And the dataSeeder just adds some of these </text:span></text:a><text:soft-page-break/><text:a xlink:type="simple" xlink:href="https://app.pluralsight.com/course-player?clipId=06c8341b-3d5b-4c4d-9c7e-33b426c889e1&amp;startTime=150.24" office:target-frame-name="psplayer" xlink:show="replace" text:style-name="Internet_20_link" text:visited-style-name="Visited_20_Internet_20_Link"><text:span text:style-name="T11">Docker commands that we're learning,</text:span></text:a><text:span text:style-name="T12"> </text:span><text:a xlink:type="simple" xlink:href="https://app.pluralsight.com/course-player?clipId=06c8341b-3d5b-4c4d-9c7e-33b426c889e1&amp;startTime=153.48" office:target-frame-name="psplayer" xlink:show="replace" text:style-name="Internet_20_link" text:visited-style-name="Visited_20_Internet_20_Link"><text:span text:style-name="T11">like docker run and the imageName shows an example,</text:span></text:a><text:span text:style-name="T12"> </text:span><text:a xlink:type="simple" xlink:href="https://app.pluralsight.com/course-player?clipId=06c8341b-3d5b-4c4d-9c7e-33b426c889e1&amp;startTime=157.09" office:target-frame-name="psplayer" xlink:show="replace" text:style-name="Internet_20_link" text:visited-style-name="Visited_20_Internet_20_Link"><text:span text:style-name="T11">and some others, and it adds that into the MongoDB database.</text:span></text:a><text:span text:style-name="T12"> </text:span><text:a xlink:type="simple" xlink:href="https://app.pluralsight.com/course-player?clipId=06c8341b-3d5b-4c4d-9c7e-33b426c889e1&amp;startTime=162.24" office:target-frame-name="psplayer" xlink:show="replace" text:style-name="Internet_20_link" text:visited-style-name="Visited_20_Internet_20_Link"><text:span text:style-name="T11">Now we need to run that, but I can't run that from here.</text:span></text:a><text:span text:style-name="T12"> </text:span><text:a xlink:type="simple" xlink:href="https://app.pluralsight.com/course-player?clipId=06c8341b-3d5b-4c4d-9c7e-33b426c889e1&amp;startTime=164.96" office:target-frame-name="psplayer" xlink:show="replace" text:style-name="Internet_20_link" text:visited-style-name="Visited_20_Internet_20_Link"><text:span text:style-name="T11">I can't run node dbSeeder.js from here because that's on my</text:span></text:a><text:span text:style-name="T12"> </text:span><text:a xlink:type="simple" xlink:href="https://app.pluralsight.com/course-player?clipId=06c8341b-3d5b-4c4d-9c7e-33b426c889e1&amp;startTime=170.6" office:target-frame-name="psplayer" xlink:show="replace" text:style-name="Internet_20_link" text:visited-style-name="Visited_20_Internet_20_Link"><text:span text:style-name="T11">system, and this is actually running in containers.</text:span></text:a><text:span text:style-name="T12"> </text:span><text:a xlink:type="simple" xlink:href="https://app.pluralsight.com/course-player?clipId=06c8341b-3d5b-4c4d-9c7e-33b426c889e1&amp;startTime=174.05" office:target-frame-name="psplayer" xlink:show="replace" text:style-name="Internet_20_link" text:visited-style-name="Visited_20_Internet_20_Link"><text:span text:style-name="T11">In fact, we have two containers, as you'll see, one for Mongo and one for Node.</text:span></text:a><text:span text:style-name="T12"> </text:span><text:a xlink:type="simple" xlink:href="https://app.pluralsight.com/course-player?clipId=06c8341b-3d5b-4c4d-9c7e-33b426c889e1&amp;startTime=179.24" office:target-frame-name="psplayer" xlink:show="replace" text:style-name="Internet_20_link" text:visited-style-name="Visited_20_Internet_20_Link"><text:span text:style-name="T11">So what we're going to have to do is shell into the container.</text:span></text:a><text:span text:style-name="T12"> </text:span><text:a xlink:type="simple" xlink:href="https://app.pluralsight.com/course-player?clipId=06c8341b-3d5b-4c4d-9c7e-33b426c889e1&amp;startTime=181.78" office:target-frame-name="psplayer" xlink:show="replace" text:style-name="Internet_20_link" text:visited-style-name="Visited_20_Internet_20_Link"><text:span text:style-name="T11">So we can do docker exec.</text:span></text:a><text:span text:style-name="T12"> </text:span><text:a xlink:type="simple" xlink:href="https://app.pluralsight.com/course-player?clipId=06c8341b-3d5b-4c4d-9c7e-33b426c889e1&amp;startTime=184.14" office:target-frame-name="psplayer" xlink:show="replace" text:style-name="Internet_20_link" text:visited-style-name="Visited_20_Internet_20_Link"><text:span text:style-name="T11">We're going to do ‑ interactive tty, interactive terminal you can think of it as,</text:span></text:a><text:span text:style-name="T12"> </text:span><text:a xlink:type="simple" xlink:href="https://app.pluralsight.com/course-player?clipId=06c8341b-3d5b-4c4d-9c7e-33b426c889e1&amp;startTime=189.61" office:target-frame-name="psplayer" xlink:show="replace" text:style-name="Internet_20_link" text:visited-style-name="Visited_20_Internet_20_Link"><text:span text:style-name="T11">and then we could either give it the container ID,</text:span></text:a><text:span text:style-name="T12"> </text:span><text:a xlink:type="simple" xlink:href="https://app.pluralsight.com/course-player?clipId=06c8341b-3d5b-4c4d-9c7e-33b426c889e1&amp;startTime=192.08" office:target-frame-name="psplayer" xlink:show="replace" text:style-name="Internet_20_link" text:visited-style-name="Visited_20_Internet_20_Link"><text:span text:style-name="T11">114 in this case, or I could say nodeapp.</text:span></text:a><text:span text:style-name="T12"> </text:span><text:a xlink:type="simple" xlink:href="https://app.pluralsight.com/course-player?clipId=06c8341b-3d5b-4c4d-9c7e-33b426c889e1&amp;startTime=196.84" office:target-frame-name="psplayer" xlink:show="replace" text:style-name="Internet_20_link" text:visited-style-name="Visited_20_Internet_20_Link"><text:span text:style-name="T11">And now I can give it what shell do I want.</text:span></text:a><text:span text:style-name="T12"> </text:span><text:a xlink:type="simple" xlink:href="https://app.pluralsight.com/course-player?clipId=06c8341b-3d5b-4c4d-9c7e-33b426c889e1&amp;startTime=200.34" office:target-frame-name="psplayer" xlink:show="replace" text:style-name="Internet_20_link" text:visited-style-name="Visited_20_Internet_20_Link"><text:span text:style-name="T11">Now there's a lot of shells out there,</text:span></text:a><text:span text:style-name="T12"> </text:span><text:a xlink:type="simple" xlink:href="https://app.pluralsight.com/course-player?clipId=06c8341b-3d5b-4c4d-9c7e-33b426c889e1&amp;startTime=202.14" office:target-frame-name="psplayer" xlink:show="replace" text:style-name="Internet_20_link" text:visited-style-name="Visited_20_Internet_20_Link"><text:span text:style-name="T11">and it really depends on what your container uses,</text:span></text:a><text:span text:style-name="T12"> </text:span><text:a xlink:type="simple" xlink:href="https://app.pluralsight.com/course-player?clipId=06c8341b-3d5b-4c4d-9c7e-33b426c889e1&amp;startTime=204.77" office:target-frame-name="psplayer" xlink:show="replace" text:style-name="Internet_20_link" text:visited-style-name="Visited_20_Internet_20_Link"><text:span text:style-name="T11">but a lot of times you'll go with an sh shell.</text:span></text:a><text:span text:style-name="T12"> </text:span><text:a xlink:type="simple" xlink:href="https://app.pluralsight.com/course-player?clipId=06c8341b-3d5b-4c4d-9c7e-33b426c889e1&amp;startTime=208.24" office:target-frame-name="psplayer" xlink:show="replace" text:style-name="Internet_20_link" text:visited-style-name="Visited_20_Internet_20_Link"><text:span text:style-name="T11">And this is a Linux concept, in this case, that you can use.</text:span></text:a><text:span text:style-name="T12"> </text:span><text:a xlink:type="simple" xlink:href="https://app.pluralsight.com/course-player?clipId=06c8341b-3d5b-4c4d-9c7e-33b426c889e1&amp;startTime=211.32" office:target-frame-name="psplayer" xlink:show="replace" text:style-name="Internet_20_link" text:visited-style-name="Visited_20_Internet_20_Link"><text:span text:style-name="T11">So I'm going to hit Enter, and now notice I am in the working directory.</text:span></text:a><text:span text:style-name="T12"> </text:span><text:a xlink:type="simple" xlink:href="https://app.pluralsight.com/course-player?clipId=06c8341b-3d5b-4c4d-9c7e-33b426c889e1&amp;startTime=217.24" office:target-frame-name="psplayer" xlink:show="replace" text:style-name="Internet_20_link" text:visited-style-name="Visited_20_Internet_20_Link"><text:span text:style-name="T11">If we look back at our dockerfile, our working directory was /var/www.</text:span></text:a><text:span text:style-name="T12"> </text:span><text:a xlink:type="simple" xlink:href="https://app.pluralsight.com/course-player?clipId=06c8341b-3d5b-4c4d-9c7e-33b426c889e1&amp;startTime=223.51" office:target-frame-name="psplayer" xlink:show="replace" text:style-name="Internet_20_link" text:visited-style-name="Visited_20_Internet_20_Link"><text:span text:style-name="T11">All right, well that's where it put me.</text:span></text:a><text:span text:style-name="T12"> </text:span><text:a xlink:type="simple" xlink:href="https://app.pluralsight.com/course-player?clipId=06c8341b-3d5b-4c4d-9c7e-33b426c889e1&amp;startTime=225.06" office:target-frame-name="psplayer" xlink:show="replace" text:style-name="Internet_20_link" text:visited-style-name="Visited_20_Internet_20_Link"><text:span text:style-name="T11">So I'm going to do an ls command, and there's my files.</text:span></text:a><text:span text:style-name="T12"> </text:span><text:a xlink:type="simple" xlink:href="https://app.pluralsight.com/course-player?clipId=06c8341b-3d5b-4c4d-9c7e-33b426c889e1&amp;startTime=230.04" office:target-frame-name="psplayer" xlink:show="replace" text:style-name="Internet_20_link" text:visited-style-name="Visited_20_Internet_20_Link"><text:span text:style-name="T11">Now these are the files again that were in the image</text:span></text:a><text:span text:style-name="T12"> </text:span><text:a xlink:type="simple" xlink:href="https://app.pluralsight.com/course-player?clipId=06c8341b-3d5b-4c4d-9c7e-33b426c889e1&amp;startTime=232.5" office:target-frame-name="psplayer" xlink:show="replace" text:style-name="Internet_20_link" text:visited-style-name="Visited_20_Internet_20_Link"><text:span text:style-name="T11">and now in the running container.</text:span></text:a><text:span text:style-name="T12"> </text:span><text:a xlink:type="simple" xlink:href="https://app.pluralsight.com/course-player?clipId=06c8341b-3d5b-4c4d-9c7e-33b426c889e1&amp;startTime=235.04" office:target-frame-name="psplayer" xlink:show="replace" text:style-name="Internet_20_link" text:visited-style-name="Visited_20_Internet_20_Link"><text:span text:style-name="T11">And you'll notice that one of the files here is the dbSeeder,</text:span></text:a><text:span text:style-name="T12"> </text:span><text:a xlink:type="simple" xlink:href="https://app.pluralsight.com/course-player?clipId=06c8341b-3d5b-4c4d-9c7e-33b426c889e1&amp;startTime=238.86" office:target-frame-name="psplayer" xlink:show="replace" text:style-name="Internet_20_link" text:visited-style-name="Visited_20_Internet_20_Link"><text:span text:style-name="T11">right down here in the left corner.</text:span></text:a><text:span text:style-name="T12"> </text:span><text:a xlink:type="simple" xlink:href="https://app.pluralsight.com/course-player?clipId=06c8341b-3d5b-4c4d-9c7e-33b426c889e1&amp;startTime=241.24" office:target-frame-name="psplayer" xlink:show="replace" text:style-name="Internet_20_link" text:visited-style-name="Visited_20_Internet_20_Link"><text:span text:style-name="T11">So what I'm going to do now is run node dbSeeder.</text:span></text:a><text:span text:style-name="T12"> </text:span><text:a xlink:type="simple" xlink:href="https://app.pluralsight.com/course-player?clipId=06c8341b-3d5b-4c4d-9c7e-33b426c889e1&amp;startTime=245.49" office:target-frame-name="psplayer" xlink:show="replace" text:style-name="Internet_20_link" text:visited-style-name="Visited_20_Internet_20_Link"><text:span text:style-name="T11">Now I'm in Linux at this point, so it's very,</text:span></text:a><text:span text:style-name="T12"> </text:span><text:a xlink:type="simple" xlink:href="https://app.pluralsight.com/course-player?clipId=06c8341b-3d5b-4c4d-9c7e-33b426c889e1&amp;startTime=248.39" office:target-frame-name="psplayer" xlink:show="replace" text:style-name="Internet_20_link" text:visited-style-name="Visited_20_Internet_20_Link"><text:span text:style-name="T11">very case sensitive, as a heads up.</text:span></text:a><text:span text:style-name="T12"> </text:span><text:a xlink:type="simple" xlink:href="https://app.pluralsight.com/course-player?clipId=06c8341b-3d5b-4c4d-9c7e-33b426c889e1&amp;startTime=250.84" office:target-frame-name="psplayer" xlink:show="replace" text:style-name="Internet_20_link" text:visited-style-name="Visited_20_Internet_20_Link"><text:span text:style-name="T11">So we'll go ahead and do that, and there we go.</text:span></text:a><text:span text:style-name="T12"> </text:span><text:a xlink:type="simple" xlink:href="https://app.pluralsight.com/course-player?clipId=06c8341b-3d5b-4c4d-9c7e-33b426c889e1&amp;startTime=252.87" office:target-frame-name="psplayer" xlink:show="replace" text:style-name="Internet_20_link" text:visited-style-name="Visited_20_Internet_20_Link"><text:span text:style-name="T11">It connected to the database, and it looks like it seeded it.</text:span></text:a><text:span text:style-name="T12"> </text:span><text:a xlink:type="simple" xlink:href="https://app.pluralsight.com/course-player?clipId=06c8341b-3d5b-4c4d-9c7e-33b426c889e1&amp;startTime=256.94" office:target-frame-name="psplayer" xlink:show="replace" text:style-name="Internet_20_link" text:visited-style-name="Visited_20_Internet_20_Link"><text:span text:style-name="T11">So I'm going to do Ctrl+C to stop this.</text:span></text:a><text:span text:style-name="T12"> </text:span><text:a xlink:type="simple" xlink:href="https://app.pluralsight.com/course-player?clipId=06c8341b-3d5b-4c4d-9c7e-33b426c889e1&amp;startTime=260.44" office:target-frame-name="psplayer" xlink:show="replace" text:style-name="Internet_20_link" text:visited-style-name="Visited_20_Internet_20_Link"><text:span text:style-name="T11">Now I'm back here, still in the container.</text:span></text:a><text:span text:style-name="T12"> </text:span><text:a xlink:type="simple" xlink:href="https://app.pluralsight.com/course-player?clipId=06c8341b-3d5b-4c4d-9c7e-33b426c889e1&amp;startTime=263.13" office:target-frame-name="psplayer" xlink:show="replace" text:style-name="Internet_20_link" text:visited-style-name="Visited_20_Internet_20_Link"><text:span text:style-name="T11">Now we could actually hop around this container.</text:span></text:a><text:span text:style-name="T12"> </text:span><text:a xlink:type="simple" xlink:href="https://app.pluralsight.com/course-player?clipId=06c8341b-3d5b-4c4d-9c7e-33b426c889e1&amp;startTime=265.12" office:target-frame-name="psplayer" xlink:show="replace" text:style-name="Internet_20_link" text:visited-style-name="Visited_20_Internet_20_Link"><text:span text:style-name="T11">If I want to move up a folder, I could do cd.., do an ls here.</text:span></text:a><text:span text:style-name="T12"> </text:span><text:a xlink:type="simple" xlink:href="https://app.pluralsight.com/course-player?clipId=06c8341b-3d5b-4c4d-9c7e-33b426c889e1&amp;startTime=270.2" office:target-frame-name="psplayer" xlink:show="replace" text:style-name="Internet_20_link" text:visited-style-name="Visited_20_Internet_20_Link"><text:span text:style-name="T11">There's what folders we have.</text:span></text:a><text:span text:style-name="T12"> </text:span><text:a xlink:type="simple" xlink:href="https://app.pluralsight.com/course-player?clipId=06c8341b-3d5b-4c4d-9c7e-33b426c889e1&amp;startTime=271.66" office:target-frame-name="psplayer" xlink:show="replace" text:style-name="Internet_20_link" text:visited-style-name="Visited_20_Internet_20_Link"><text:span text:style-name="T11">I could cd back into the www.</text:span></text:a><text:span text:style-name="T12"> </text:span><text:a xlink:type="simple" xlink:href="https://app.pluralsight.com/course-player?clipId=06c8341b-3d5b-4c4d-9c7e-33b426c889e1&amp;startTime=274.6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06c8341b-3d5b-4c4d-9c7e-33b426c889e1&amp;startTime=276.43" office:target-frame-name="psplayer" xlink:show="replace" text:style-name="Internet_20_link" text:visited-style-name="Visited_20_Internet_20_Link"><text:span text:style-name="T11">And I could even cd down into my other folders,</text:span></text:a><text:span text:style-name="T12"> </text:span><text:a xlink:type="simple" xlink:href="https://app.pluralsight.com/course-player?clipId=06c8341b-3d5b-4c4d-9c7e-33b426c889e1&amp;startTime=279.15" office:target-frame-name="psplayer" xlink:show="replace" text:style-name="Internet_20_link" text:visited-style-name="Visited_20_Internet_20_Link"><text:span text:style-name="T11">like public or whatever you'd like to do.</text:span></text:a><text:span text:style-name="T12"> </text:span><text:a xlink:type="simple" xlink:href="https://app.pluralsight.com/course-player?clipId=06c8341b-3d5b-4c4d-9c7e-33b426c889e1&amp;startTime=281.84" office:target-frame-name="psplayer" xlink:show="replace" text:style-name="Internet_20_link" text:visited-style-name="Visited_20_Internet_20_Link"><text:span text:style-name="T11">So it's a great way to be able to navigate around,</text:span></text:a><text:span text:style-name="T12"> </text:span><text:a xlink:type="simple" xlink:href="https://app.pluralsight.com/course-player?clipId=06c8341b-3d5b-4c4d-9c7e-33b426c889e1&amp;startTime=284.52" office:target-frame-name="psplayer" xlink:show="replace" text:style-name="Internet_20_link" text:visited-style-name="Visited_20_Internet_20_Link"><text:span text:style-name="T11">and you can even edit files here.</text:span></text:a><text:span text:style-name="T12"> </text:span><text:a xlink:type="simple" xlink:href="https://app.pluralsight.com/course-player?clipId=06c8341b-3d5b-4c4d-9c7e-33b426c889e1&amp;startTime=286.09" office:target-frame-name="psplayer" xlink:show="replace" text:style-name="Internet_20_link" text:visited-style-name="Visited_20_Internet_20_Link"><text:span text:style-name="T11">I could use vi, or nano, or some different editors,</text:span></text:a><text:span text:style-name="T12"> </text:span><text:a xlink:type="simple" xlink:href="https://app.pluralsight.com/course-player?clipId=06c8341b-3d5b-4c4d-9c7e-33b426c889e1&amp;startTime=288.99" office:target-frame-name="psplayer" xlink:show="replace" text:style-name="Internet_20_link" text:visited-style-name="Visited_20_Internet_20_Link"><text:span text:style-name="T11">whatever your container has available.</text:span></text:a><text:span text:style-name="T12"> </text:span><text:a xlink:type="simple" xlink:href="https://app.pluralsight.com/course-player?clipId=06c8341b-3d5b-4c4d-9c7e-33b426c889e1&amp;startTime=292.14" office:target-frame-name="psplayer" xlink:show="replace" text:style-name="Internet_20_link" text:visited-style-name="Visited_20_Internet_20_Link"><text:span text:style-name="T11">So now that we've seen that, let's get out of the shell.</text:span></text:a><text:span text:style-name="T12"> </text:span><text:a xlink:type="simple" xlink:href="https://app.pluralsight.com/course-player?clipId=06c8341b-3d5b-4c4d-9c7e-33b426c889e1&amp;startTime=294.7" office:target-frame-name="psplayer" xlink:show="replace" text:style-name="Internet_20_link" text:visited-style-name="Visited_20_Internet_20_Link"><text:span text:style-name="T11">We'll type exit.</text:span></text:a><text:span text:style-name="T12"> </text:span><text:a xlink:type="simple" xlink:href="https://app.pluralsight.com/course-player?clipId=06c8341b-3d5b-4c4d-9c7e-33b426c889e1&amp;startTime=296.64" office:target-frame-name="psplayer" xlink:show="replace" text:style-name="Internet_20_link" text:visited-style-name="Visited_20_Internet_20_Link"><text:span text:style-name="T11">Now we're back to our local system, and we're good to go.</text:span></text:a><text:span text:style-name="T12"> </text:span><text:a xlink:type="simple" xlink:href="https://app.pluralsight.com/course-player?clipId=06c8341b-3d5b-4c4d-9c7e-33b426c889e1&amp;startTime=300.06" office:target-frame-name="psplayer" xlink:show="replace" text:style-name="Internet_20_link" text:visited-style-name="Visited_20_Internet_20_Link"><text:span text:style-name="T11">Just let me clear this.</text:span></text:a><text:span text:style-name="T12"> </text:span><text:a xlink:type="simple" xlink:href="https://app.pluralsight.com/course-player?clipId=06c8341b-3d5b-4c4d-9c7e-33b426c889e1&amp;startTime=301.38" office:target-frame-name="psplayer" xlink:show="replace" text:style-name="Internet_20_link" text:visited-style-name="Visited_20_Internet_20_Link"><text:span text:style-name="T11">Now let's go back to the browser and we'll hopefully see that seeded data.</text:span></text:a><text:span text:style-name="T12"> </text:span><text:a xlink:type="simple" xlink:href="https://app.pluralsight.com/course-player?clipId=06c8341b-3d5b-4c4d-9c7e-33b426c889e1&amp;startTime=306.54" office:target-frame-name="psplayer" xlink:show="replace" text:style-name="Internet_20_link" text:visited-style-name="Visited_20_Internet_20_Link"><text:span text:style-name="T11">So let's hit Refresh, and there we go.</text:span></text:a><text:span text:style-name="T12"> </text:span><text:a xlink:type="simple" xlink:href="https://app.pluralsight.com/course-player?clipId=06c8341b-3d5b-4c4d-9c7e-33b426c889e1&amp;startTime=309.77" office:target-frame-name="psplayer" xlink:show="replace" text:style-name="Internet_20_link" text:visited-style-name="Visited_20_Internet_20_Link"><text:span text:style-name="T11">We have our run command, we have our ps command in this case,</text:span></text:a><text:span text:style-name="T12"> </text:span><text:a xlink:type="simple" xlink:href="https://app.pluralsight.com/course-player?clipId=06c8341b-3d5b-4c4d-9c7e-33b426c889e1&amp;startTime=313.54" office:target-frame-name="psplayer" xlink:show="replace" text:style-name="Internet_20_link" text:visited-style-name="Visited_20_Internet_20_Link"><text:span text:style-name="T11">and we could even come in and add commands if we'd like.</text:span></text:a><text:span text:style-name="T12"> </text:span><text:a xlink:type="simple" xlink:href="https://app.pluralsight.com/course-player?clipId=06c8341b-3d5b-4c4d-9c7e-33b426c889e1&amp;startTime=317.14" office:target-frame-name="psplayer" xlink:show="replace" text:style-name="Internet_20_link" text:visited-style-name="Visited_20_Internet_20_Link"><text:span text:style-name="T11">So that's an example of using docker exec.</text:span></text:a><text:span text:style-name="T12"> </text:span><text:a xlink:type="simple" xlink:href="https://app.pluralsight.com/course-player?clipId=06c8341b-3d5b-4c4d-9c7e-33b426c889e1&amp;startTime=320.54" office:target-frame-name="psplayer" xlink:show="replace" text:style-name="Internet_20_link" text:visited-style-name="Visited_20_Internet_20_Link"><text:span text:style-name="T11">Very useful any time you need to get into the container</text:span></text:a><text:span text:style-name="T12"> </text:span><text:a xlink:type="simple" xlink:href="https://app.pluralsight.com/course-player?clipId=06c8341b-3d5b-4c4d-9c7e-33b426c889e1&amp;startTime=324.96" office:target-frame-name="psplayer" xlink:show="replace" text:style-name="Internet_20_link" text:visited-style-name="Visited_20_Internet_20_Link"><text:span text:style-name="T11">and then interact with the folders,</text:span></text:a><text:span text:style-name="T12"> </text:span><text:a xlink:type="simple" xlink:href="https://app.pluralsight.com/course-player?clipId=06c8341b-3d5b-4c4d-9c7e-33b426c889e1&amp;startTime=326.99" office:target-frame-name="psplayer" xlink:show="replace" text:style-name="Internet_20_link" text:visited-style-name="Visited_20_Internet_20_Link"><text:span text:style-name="T11">the files. Maybe you just want to open a log that's not part of the Docker log,</text:span></text:a><text:span text:style-name="T12"> </text:span><text:a xlink:type="simple" xlink:href="https://app.pluralsight.com/course-player?clipId=06c8341b-3d5b-4c4d-9c7e-33b426c889e1&amp;startTime=330.72" office:target-frame-name="psplayer" xlink:show="replace" text:style-name="Internet_20_link" text:visited-style-name="Visited_20_Internet_20_Link"><text:span text:style-name="T11">it's a different log, for example.</text:span></text:a><text:span text:style-name="T12"> </text:span><text:a xlink:type="simple" xlink:href="https://app.pluralsight.com/course-player?clipId=06c8341b-3d5b-4c4d-9c7e-33b426c889e1&amp;startTime=332.48" office:target-frame-name="psplayer" xlink:show="replace" text:style-name="Internet_20_link" text:visited-style-name="Visited_20_Internet_20_Link"><text:span text:style-name="T11">Maybe you want to edit a code file.</text:span></text:a><text:span text:style-name="T12"> </text:span><text:a xlink:type="simple" xlink:href="https://app.pluralsight.com/course-player?clipId=06c8341b-3d5b-4c4d-9c7e-33b426c889e1&amp;startTime=334.55" office:target-frame-name="psplayer" xlink:show="replace" text:style-name="Internet_20_link" text:visited-style-name="Visited_20_Internet_20_Link"><text:span text:style-name="T11">Now normally you're not doing that in production, as a heads up.</text:span></text:a><text:span text:style-name="T12"> </text:span><text:a xlink:type="simple" xlink:href="https://app.pluralsight.com/course-player?clipId=06c8341b-3d5b-4c4d-9c7e-33b426c889e1&amp;startTime=337.84" office:target-frame-name="psplayer" xlink:show="replace" text:style-name="Internet_20_link" text:visited-style-name="Visited_20_Internet_20_Link"><text:span text:style-name="T11">That would typically be a development‑type exercise, but it's a good command to know about.</text:span></text:a></text:p>
      <text:h text:style-name="P3" text:outline-level="3"><text:a xlink:type="simple" xlink:href="https://app.pluralsight.com/course-player?clipId=b8fd3a0e-c5ae-4411-8f15-9a941c2e8bad" office:target-frame-name="psplayer" xlink:show="replace" text:style-name="Internet_20_link" text:visited-style-name="Visited_20_Internet_20_Link"><text:span text:style-name="T11">Building and Running Multiple Containers with Docker Compose</text:span></text:a></text:h>
      <text:p text:style-name="P5"><text:a xlink:type="simple" xlink:href="https://app.pluralsight.com/course-player?clipId=b8fd3a0e-c5ae-4411-8f15-9a941c2e8bad&amp;startTime=1.14" office:target-frame-name="psplayer" xlink:show="replace" text:style-name="Internet_20_link" text:visited-style-name="Visited_20_Internet_20_Link"><text:span text:style-name="T11">So we've now seen how to run multiple containers in an isolated network,</text:span></text:a><text:span text:style-name="T12"> </text:span><text:a xlink:type="simple" xlink:href="https://app.pluralsight.com/course-player?clipId=b8fd3a0e-c5ae-4411-8f15-9a941c2e8bad&amp;startTime=5.04" office:target-frame-name="psplayer" xlink:show="replace" text:style-name="Internet_20_link" text:visited-style-name="Visited_20_Internet_20_Link"><text:span text:style-name="T11">a bridge network,</text:span></text:a><text:span text:style-name="T12"> </text:span><text:a xlink:type="simple" xlink:href="https://app.pluralsight.com/course-player?clipId=b8fd3a0e-c5ae-4411-8f15-9a941c2e8bad&amp;startTime=6.5" office:target-frame-name="psplayer" xlink:show="replace" text:style-name="Internet_20_link" text:visited-style-name="Visited_20_Internet_20_Link"><text:span text:style-name="T11">but you saw that you have to run several different commands to</text:span></text:a><text:span text:style-name="T12"> </text:span><text:a xlink:type="simple" xlink:href="https://app.pluralsight.com/course-player?clipId=b8fd3a0e-c5ae-4411-8f15-9a941c2e8bad&amp;startTime=9.86" office:target-frame-name="psplayer" xlink:show="replace" text:style-name="Internet_20_link" text:visited-style-name="Visited_20_Internet_20_Link"><text:span text:style-name="T11">make that happen and get it all working.</text:span></text:a><text:span text:style-name="T12"> </text:span><text:a xlink:type="simple" xlink:href="https://app.pluralsight.com/course-player?clipId=b8fd3a0e-c5ae-4411-8f15-9a941c2e8bad&amp;startTime=12.44" office:target-frame-name="psplayer" xlink:show="replace" text:style-name="Internet_20_link" text:visited-style-name="Visited_20_Internet_20_Link"><text:span text:style-name="T11">What happens if you do have 5 or 10 or more containers running?</text:span></text:a><text:span text:style-name="T12"> </text:span><text:a xlink:type="simple" xlink:href="https://app.pluralsight.com/course-player?clipId=b8fd3a0e-c5ae-4411-8f15-9a941c2e8bad&amp;startTime=16.5" office:target-frame-name="psplayer" xlink:show="replace" text:style-name="Internet_20_link" text:visited-style-name="Visited_20_Internet_20_Link"><text:span text:style-name="T11">That's a lot of commands.</text:span></text:a><text:span text:style-name="T12"> </text:span><text:a xlink:type="simple" xlink:href="https://app.pluralsight.com/course-player?clipId=b8fd3a0e-c5ae-4411-8f15-9a941c2e8bad&amp;startTime=18.01" office:target-frame-name="psplayer" xlink:show="replace" text:style-name="Internet_20_link" text:visited-style-name="Visited_20_Internet_20_Link"><text:span text:style-name="T11">Sure, you can batch them all up, but what if there's another way?</text:span></text:a><text:span text:style-name="T12"> </text:span><text:a xlink:type="simple" xlink:href="https://app.pluralsight.com/course-player?clipId=b8fd3a0e-c5ae-4411-8f15-9a941c2e8bad&amp;startTime=22.44" office:target-frame-name="psplayer" xlink:show="replace" text:style-name="Internet_20_link" text:visited-style-name="Visited_20_Internet_20_Link"><text:span text:style-name="T11">So in this section,</text:span></text:a><text:span text:style-name="T12"> </text:span><text:a xlink:type="simple" xlink:href="https://app.pluralsight.com/course-player?clipId=b8fd3a0e-c5ae-4411-8f15-9a941c2e8bad&amp;startTime=23.56" office:target-frame-name="psplayer" xlink:show="replace" text:style-name="Internet_20_link" text:visited-style-name="Visited_20_Internet_20_Link"><text:span text:style-name="T11">we're going to take a real quick look at another tool</text:span></text:a><text:span text:style-name="T12"> </text:span><text:a xlink:type="simple" xlink:href="https://app.pluralsight.com/course-player?clipId=b8fd3a0e-c5ae-4411-8f15-9a941c2e8bad&amp;startTime=25.98" office:target-frame-name="psplayer" xlink:show="replace" text:style-name="Internet_20_link" text:visited-style-name="Visited_20_Internet_20_Link"><text:span text:style-name="T11">available with Docker called Docker Compose.</text:span></text:a><text:span text:style-name="T12"> </text:span><text:a xlink:type="simple" xlink:href="https://app.pluralsight.com/course-player?clipId=b8fd3a0e-c5ae-4411-8f15-9a941c2e8bad&amp;startTime=29.74" office:target-frame-name="psplayer" xlink:show="replace" text:style-name="Internet_20_link" text:visited-style-name="Visited_20_Internet_20_Link"><text:span text:style-name="T11">If I had to pick my favorite tool in Docker,</text:span></text:a><text:span text:style-name="T12"> </text:span><text:a xlink:type="simple" xlink:href="https://app.pluralsight.com/course-player?clipId=b8fd3a0e-c5ae-4411-8f15-9a941c2e8bad&amp;startTime=32.16" office:target-frame-name="psplayer" xlink:show="replace" text:style-name="Internet_20_link" text:visited-style-name="Visited_20_Internet_20_Link"><text:span text:style-name="T11">it would probably be Docker Compose.</text:span></text:a><text:span text:style-name="T12"> </text:span><text:a xlink:type="simple" xlink:href="https://app.pluralsight.com/course-player?clipId=b8fd3a0e-c5ae-4411-8f15-9a941c2e8bad&amp;startTime=33.82" office:target-frame-name="psplayer" xlink:show="replace" text:style-name="Internet_20_link" text:visited-style-name="Visited_20_Internet_20_Link"><text:span text:style-name="T11">Now, obviously,</text:span></text:a><text:span text:style-name="T12"> </text:span><text:a xlink:type="simple" xlink:href="https://app.pluralsight.com/course-player?clipId=b8fd3a0e-c5ae-4411-8f15-9a941c2e8bad&amp;startTime=34.5" office:target-frame-name="psplayer" xlink:show="replace" text:style-name="Internet_20_link" text:visited-style-name="Visited_20_Internet_20_Link"><text:span text:style-name="T11">you need just the core Docker functionality for</text:span></text:a><text:span text:style-name="T12"> </text:span><text:a xlink:type="simple" xlink:href="https://app.pluralsight.com/course-player?clipId=b8fd3a0e-c5ae-4411-8f15-9a941c2e8bad&amp;startTime=37.01" office:target-frame-name="psplayer" xlink:show="replace" text:style-name="Internet_20_link" text:visited-style-name="Visited_20_Internet_20_Link"><text:span text:style-name="T11">building images and running containers, but once you get all that,</text:span></text:a><text:span text:style-name="T12"> </text:span><text:a xlink:type="simple" xlink:href="https://app.pluralsight.com/course-player?clipId=b8fd3a0e-c5ae-4411-8f15-9a941c2e8bad&amp;startTime=41.44" office:target-frame-name="psplayer" xlink:show="replace" text:style-name="Internet_20_link" text:visited-style-name="Visited_20_Internet_20_Link"><text:span text:style-name="T11">as a developer, or even in other scenarios as an admin,</text:span></text:a><text:span text:style-name="T12"> </text:span><text:a xlink:type="simple" xlink:href="https://app.pluralsight.com/course-player?clipId=b8fd3a0e-c5ae-4411-8f15-9a941c2e8bad&amp;startTime=45.11" office:target-frame-name="psplayer" xlink:show="replace" text:style-name="Internet_20_link" text:visited-style-name="Visited_20_Internet_20_Link"><text:span text:style-name="T11">you may need to bring multiple containers up simultaneously.</text:span></text:a><text:span text:style-name="T12"> </text:span><text:a xlink:type="simple" xlink:href="https://app.pluralsight.com/course-player?clipId=b8fd3a0e-c5ae-4411-8f15-9a941c2e8bad&amp;startTime=49.54" office:target-frame-name="psplayer" xlink:show="replace" text:style-name="Internet_20_link" text:visited-style-name="Visited_20_Internet_20_Link"><text:span text:style-name="T11">You might want to build multiple images and do those types of tasks.</text:span></text:a><text:span text:style-name="T12"> </text:span><text:a xlink:type="simple" xlink:href="https://app.pluralsight.com/course-player?clipId=b8fd3a0e-c5ae-4411-8f15-9a941c2e8bad&amp;startTime=53.82" office:target-frame-name="psplayer" xlink:show="replace" text:style-name="Internet_20_link" text:visited-style-name="Visited_20_Internet_20_Link"><text:span text:style-name="T11">So Docker Compose can do those things.</text:span></text:a><text:span text:style-name="T12"> </text:span><text:a xlink:type="simple" xlink:href="https://app.pluralsight.com/course-player?clipId=b8fd3a0e-c5ae-4411-8f15-9a941c2e8bad&amp;startTime=56.23" office:target-frame-name="psplayer" xlink:show="replace" text:style-name="Internet_20_link" text:visited-style-name="Visited_20_Internet_20_Link"><text:span text:style-name="T11">It's like juggling, like the octopus here,</text:span></text:a><text:span text:style-name="T12"> </text:span><text:a xlink:type="simple" xlink:href="https://app.pluralsight.com/course-player?clipId=b8fd3a0e-c5ae-4411-8f15-9a941c2e8bad&amp;startTime=58.47" office:target-frame-name="psplayer" xlink:show="replace" text:style-name="Internet_20_link" text:visited-style-name="Visited_20_Internet_20_Link"><text:span text:style-name="T11">multiple containers or multiple builds.</text:span></text:a><text:span text:style-name="T12"> </text:span><text:a xlink:type="simple" xlink:href="https://app.pluralsight.com/course-player?clipId=b8fd3a0e-c5ae-4411-8f15-9a941c2e8bad&amp;startTime=61.18" office:target-frame-name="psplayer" xlink:show="replace" text:style-name="Internet_20_link" text:visited-style-name="Visited_20_Internet_20_Link"><text:span text:style-name="T11">So let's walk through a few of the key features.</text:span></text:a><text:span text:style-name="T12"> </text:span><text:a xlink:type="simple" xlink:href="https://app.pluralsight.com/course-player?clipId=b8fd3a0e-c5ae-4411-8f15-9a941c2e8bad&amp;startTime=63.37" office:target-frame-name="psplayer" xlink:show="replace" text:style-name="Internet_20_link" text:visited-style-name="Visited_20_Internet_20_Link"><text:span text:style-name="T11">First off,</text:span></text:a><text:span text:style-name="T12"> </text:span><text:a xlink:type="simple" xlink:href="https://app.pluralsight.com/course-player?clipId=b8fd3a0e-c5ae-4411-8f15-9a941c2e8bad&amp;startTime=64.49" office:target-frame-name="psplayer" xlink:show="replace" text:style-name="Internet_20_link" text:visited-style-name="Visited_20_Internet_20_Link"><text:span text:style-name="T11">Docker </text:span></text:a><text:soft-page-break/><text:a xlink:type="simple" xlink:href="https://app.pluralsight.com/course-player?clipId=b8fd3a0e-c5ae-4411-8f15-9a941c2e8bad&amp;startTime=64.49" office:target-frame-name="psplayer" xlink:show="replace" text:style-name="Internet_20_link" text:visited-style-name="Visited_20_Internet_20_Link"><text:span text:style-name="T11">Compose defines something called services using YAML configuration files,</text:span></text:a><text:span text:style-name="T12"> </text:span><text:a xlink:type="simple" xlink:href="https://app.pluralsight.com/course-player?clipId=b8fd3a0e-c5ae-4411-8f15-9a941c2e8bad&amp;startTime=69.5" office:target-frame-name="psplayer" xlink:show="replace" text:style-name="Internet_20_link" text:visited-style-name="Visited_20_Internet_20_Link"><text:span text:style-name="T11">and if you're not familiar with what YAML looks like,</text:span></text:a><text:span text:style-name="T12"> </text:span><text:a xlink:type="simple" xlink:href="https://app.pluralsight.com/course-player?clipId=b8fd3a0e-c5ae-4411-8f15-9a941c2e8bad&amp;startTime=71.82" office:target-frame-name="psplayer" xlink:show="replace" text:style-name="Internet_20_link" text:visited-style-name="Visited_20_Internet_20_Link"><text:span text:style-name="T11">we'll take a quick look at that.</text:span></text:a><text:span text:style-name="T12"> </text:span><text:a xlink:type="simple" xlink:href="https://app.pluralsight.com/course-player?clipId=b8fd3a0e-c5ae-4411-8f15-9a941c2e8bad&amp;startTime=73.84" office:target-frame-name="psplayer" xlink:show="replace" text:style-name="Internet_20_link" text:visited-style-name="Visited_20_Internet_20_Link"><text:span text:style-name="T11">A service really equates to a container at runtime.</text:span></text:a><text:span text:style-name="T12"> </text:span><text:a xlink:type="simple" xlink:href="https://app.pluralsight.com/course-player?clipId=b8fd3a0e-c5ae-4411-8f15-9a941c2e8bad&amp;startTime=78.44" office:target-frame-name="psplayer" xlink:show="replace" text:style-name="Internet_20_link" text:visited-style-name="Visited_20_Internet_20_Link"><text:span text:style-name="T11">You can also use Docker Compose to build one or more images,</text:span></text:a><text:span text:style-name="T12"> </text:span><text:a xlink:type="simple" xlink:href="https://app.pluralsight.com/course-player?clipId=b8fd3a0e-c5ae-4411-8f15-9a941c2e8bad&amp;startTime=82.16" office:target-frame-name="psplayer" xlink:show="replace" text:style-name="Internet_20_link" text:visited-style-name="Visited_20_Internet_20_Link"><text:span text:style-name="T11">your services will define that.</text:span></text:a><text:span text:style-name="T12"> </text:span><text:a xlink:type="simple" xlink:href="https://app.pluralsight.com/course-player?clipId=b8fd3a0e-c5ae-4411-8f15-9a941c2e8bad&amp;startTime=84.27" office:target-frame-name="psplayer" xlink:show="replace" text:style-name="Internet_20_link" text:visited-style-name="Visited_20_Internet_20_Link"><text:span text:style-name="T11">You can start and stop one or more services using Docker Compose commands.</text:span></text:a><text:span text:style-name="T12"> </text:span><text:a xlink:type="simple" xlink:href="https://app.pluralsight.com/course-player?clipId=b8fd3a0e-c5ae-4411-8f15-9a941c2e8bad&amp;startTime=88.75" office:target-frame-name="psplayer" xlink:show="replace" text:style-name="Internet_20_link" text:visited-style-name="Visited_20_Internet_20_Link"><text:span text:style-name="T11">You can view the status of running services,</text:span></text:a><text:span text:style-name="T12"> </text:span><text:a xlink:type="simple" xlink:href="https://app.pluralsight.com/course-player?clipId=b8fd3a0e-c5ae-4411-8f15-9a941c2e8bad&amp;startTime=91.17" office:target-frame-name="psplayer" xlink:show="replace" text:style-name="Internet_20_link" text:visited-style-name="Visited_20_Internet_20_Link"><text:span text:style-name="T11">and you can even stream the log output of running services.</text:span></text:a><text:span text:style-name="T12"> </text:span><text:a xlink:type="simple" xlink:href="https://app.pluralsight.com/course-player?clipId=b8fd3a0e-c5ae-4411-8f15-9a941c2e8bad&amp;startTime=94.94" office:target-frame-name="psplayer" xlink:show="replace" text:style-name="Internet_20_link" text:visited-style-name="Visited_20_Internet_20_Link"><text:span text:style-name="T11">Recall earlier the docker logs command.</text:span></text:a><text:span text:style-name="T12"> </text:span><text:a xlink:type="simple" xlink:href="https://app.pluralsight.com/course-player?clipId=b8fd3a0e-c5ae-4411-8f15-9a941c2e8bad&amp;startTime=97.01" office:target-frame-name="psplayer" xlink:show="replace" text:style-name="Internet_20_link" text:visited-style-name="Visited_20_Internet_20_Link"><text:span text:style-name="T11">Well, this can do the same thing,</text:span></text:a><text:span text:style-name="T12"> </text:span><text:a xlink:type="simple" xlink:href="https://app.pluralsight.com/course-player?clipId=b8fd3a0e-c5ae-4411-8f15-9a941c2e8bad&amp;startTime=98.6" office:target-frame-name="psplayer" xlink:show="replace" text:style-name="Internet_20_link" text:visited-style-name="Visited_20_Internet_20_Link"><text:span text:style-name="T11">but with multiple containers streaming the logs out to you in the console.</text:span></text:a><text:span text:style-name="T12"> </text:span><text:a xlink:type="simple" xlink:href="https://app.pluralsight.com/course-player?clipId=b8fd3a0e-c5ae-4411-8f15-9a941c2e8bad&amp;startTime=103.3" office:target-frame-name="psplayer" xlink:show="replace" text:style-name="Internet_20_link" text:visited-style-name="Visited_20_Internet_20_Link"><text:span text:style-name="T11">The way it works from a workflow standpoint is you</text:span></text:a><text:span text:style-name="T12"> </text:span><text:a xlink:type="simple" xlink:href="https://app.pluralsight.com/course-player?clipId=b8fd3a0e-c5ae-4411-8f15-9a941c2e8bad&amp;startTime=106.02" office:target-frame-name="psplayer" xlink:show="replace" text:style-name="Internet_20_link" text:visited-style-name="Visited_20_Internet_20_Link"><text:span text:style-name="T11">can build services with a command,</text:span></text:a><text:span text:style-name="T12"> </text:span><text:a xlink:type="simple" xlink:href="https://app.pluralsight.com/course-player?clipId=b8fd3a0e-c5ae-4411-8f15-9a941c2e8bad&amp;startTime=108.21" office:target-frame-name="psplayer" xlink:show="replace" text:style-name="Internet_20_link" text:visited-style-name="Visited_20_Internet_20_Link"><text:span text:style-name="T11">you can start up services with a single command,</text:span></text:a><text:span text:style-name="T12"> </text:span><text:a xlink:type="simple" xlink:href="https://app.pluralsight.com/course-player?clipId=b8fd3a0e-c5ae-4411-8f15-9a941c2e8bad&amp;startTime=111.46" office:target-frame-name="psplayer" xlink:show="replace" text:style-name="Internet_20_link" text:visited-style-name="Visited_20_Internet_20_Link"><text:span text:style-name="T11">and you can tear down and basically remove the services with a single command.</text:span></text:a><text:span text:style-name="T12"> </text:span><text:a xlink:type="simple" xlink:href="https://app.pluralsight.com/course-player?clipId=b8fd3a0e-c5ae-4411-8f15-9a941c2e8bad&amp;startTime=116.84" office:target-frame-name="psplayer" xlink:show="replace" text:style-name="Internet_20_link" text:visited-style-name="Visited_20_Internet_20_Link"><text:span text:style-name="T11">And once again, services are really containers in this case,</text:span></text:a><text:span text:style-name="T12"> </text:span><text:a xlink:type="simple" xlink:href="https://app.pluralsight.com/course-player?clipId=b8fd3a0e-c5ae-4411-8f15-9a941c2e8bad&amp;startTime=120.24" office:target-frame-name="psplayer" xlink:show="replace" text:style-name="Internet_20_link" text:visited-style-name="Visited_20_Internet_20_Link"><text:span text:style-name="T11">but they call them services in the Docker Compose world.</text:span></text:a><text:span text:style-name="T12"> </text:span><text:a xlink:type="simple" xlink:href="https://app.pluralsight.com/course-player?clipId=b8fd3a0e-c5ae-4411-8f15-9a941c2e8bad&amp;startTime=123.94" office:target-frame-name="psplayer" xlink:show="replace" text:style-name="Internet_20_link" text:visited-style-name="Visited_20_Internet_20_Link"><text:span text:style-name="T11">So the way it works is you will create a docker‑compose.yml file,</text:span></text:a><text:span text:style-name="T12"> </text:span><text:a xlink:type="simple" xlink:href="https://app.pluralsight.com/course-player?clipId=b8fd3a0e-c5ae-4411-8f15-9a941c2e8bad&amp;startTime=128.17" office:target-frame-name="psplayer" xlink:show="replace" text:style-name="Internet_20_link" text:visited-style-name="Visited_20_Internet_20_Link"><text:span text:style-name="T11">like you see here.</text:span></text:a><text:span text:style-name="T12"> </text:span><text:a xlink:type="simple" xlink:href="https://app.pluralsight.com/course-player?clipId=b8fd3a0e-c5ae-4411-8f15-9a941c2e8bad&amp;startTime=129.75" office:target-frame-name="psplayer" xlink:show="replace" text:style-name="Internet_20_link" text:visited-style-name="Visited_20_Internet_20_Link"><text:span text:style-name="T11">In this YAML file,</text:span></text:a><text:span text:style-name="T12"> </text:span><text:a xlink:type="simple" xlink:href="https://app.pluralsight.com/course-player?clipId=b8fd3a0e-c5ae-4411-8f15-9a941c2e8bad&amp;startTime=131.57" office:target-frame-name="psplayer" xlink:show="replace" text:style-name="Internet_20_link" text:visited-style-name="Visited_20_Internet_20_Link"><text:span text:style-name="T11">the first thing that you'll normally see at the top is the version,</text:span></text:a><text:span text:style-name="T12"> </text:span><text:a xlink:type="simple" xlink:href="https://app.pluralsight.com/course-player?clipId=b8fd3a0e-c5ae-4411-8f15-9a941c2e8bad&amp;startTime=135.34" office:target-frame-name="psplayer" xlink:show="replace" text:style-name="Internet_20_link" text:visited-style-name="Visited_20_Internet_20_Link"><text:span text:style-name="T11">and there are different versions, they change over time,</text:span></text:a><text:span text:style-name="T12"> </text:span><text:a xlink:type="simple" xlink:href="https://app.pluralsight.com/course-player?clipId=b8fd3a0e-c5ae-4411-8f15-9a941c2e8bad&amp;startTime=137.52" office:target-frame-name="psplayer" xlink:show="replace" text:style-name="Internet_20_link" text:visited-style-name="Visited_20_Internet_20_Link"><text:span text:style-name="T11">of course.</text:span></text:a><text:span text:style-name="T12"> </text:span><text:a xlink:type="simple" xlink:href="https://app.pluralsight.com/course-player?clipId=b8fd3a0e-c5ae-4411-8f15-9a941c2e8bad&amp;startTime=138.23" office:target-frame-name="psplayer" xlink:show="replace" text:style-name="Internet_20_link" text:visited-style-name="Visited_20_Internet_20_Link"><text:span text:style-name="T11">But the way this works is you put a property name on the left,</text:span></text:a><text:span text:style-name="T12"> </text:span><text:a xlink:type="simple" xlink:href="https://app.pluralsight.com/course-player?clipId=b8fd3a0e-c5ae-4411-8f15-9a941c2e8bad&amp;startTime=142.34" office:target-frame-name="psplayer" xlink:show="replace" text:style-name="Internet_20_link" text:visited-style-name="Visited_20_Internet_20_Link"><text:span text:style-name="T11">you separate that with a colon, and then you put the value on the right.</text:span></text:a><text:span text:style-name="T12"> </text:span><text:a xlink:type="simple" xlink:href="https://app.pluralsight.com/course-player?clipId=b8fd3a0e-c5ae-4411-8f15-9a941c2e8bad&amp;startTime=146.54" office:target-frame-name="psplayer" xlink:show="replace" text:style-name="Internet_20_link" text:visited-style-name="Visited_20_Internet_20_Link"><text:span text:style-name="T11">It kind of looks like JSON, JavaScript Object Notation,</text:span></text:a><text:span text:style-name="T12"> </text:span><text:a xlink:type="simple" xlink:href="https://app.pluralsight.com/course-player?clipId=b8fd3a0e-c5ae-4411-8f15-9a941c2e8bad&amp;startTime=149.05" office:target-frame-name="psplayer" xlink:show="replace" text:style-name="Internet_20_link" text:visited-style-name="Visited_20_Internet_20_Link"><text:span text:style-name="T11">if you've seen that,</text:span></text:a><text:span text:style-name="T12"> </text:span><text:a xlink:type="simple" xlink:href="https://app.pluralsight.com/course-player?clipId=b8fd3a0e-c5ae-4411-8f15-9a941c2e8bad&amp;startTime=150.02" office:target-frame-name="psplayer" xlink:show="replace" text:style-name="Internet_20_link" text:visited-style-name="Visited_20_Internet_20_Link"><text:span text:style-name="T11">but you're going to see there are no curly braces or anything.</text:span></text:a><text:span text:style-name="T12"> </text:span><text:a xlink:type="simple" xlink:href="https://app.pluralsight.com/course-player?clipId=b8fd3a0e-c5ae-4411-8f15-9a941c2e8bad&amp;startTime=152.52" office:target-frame-name="psplayer" xlink:show="replace" text:style-name="Internet_20_link" text:visited-style-name="Visited_20_Internet_20_Link"><text:span text:style-name="T11">In fact, this is really a higher level form of JSON, technically.</text:span></text:a><text:span text:style-name="T12"> </text:span><text:a xlink:type="simple" xlink:href="https://app.pluralsight.com/course-player?clipId=b8fd3a0e-c5ae-4411-8f15-9a941c2e8bad&amp;startTime=156.71" office:target-frame-name="psplayer" xlink:show="replace" text:style-name="Internet_20_link" text:visited-style-name="Visited_20_Internet_20_Link"><text:span text:style-name="T11">Then you're going to have your services container.</text:span></text:a><text:span text:style-name="T12"> </text:span><text:a xlink:type="simple" xlink:href="https://app.pluralsight.com/course-player?clipId=b8fd3a0e-c5ae-4411-8f15-9a941c2e8bad&amp;startTime=159.59" office:target-frame-name="psplayer" xlink:show="replace" text:style-name="Internet_20_link" text:visited-style-name="Visited_20_Internet_20_Link"><text:span text:style-name="T11">In this case, services, and we're going to come back to that,</text:span></text:a><text:span text:style-name="T12"> </text:span><text:a xlink:type="simple" xlink:href="https://app.pluralsight.com/course-player?clipId=b8fd3a0e-c5ae-4411-8f15-9a941c2e8bad&amp;startTime=163.31" office:target-frame-name="psplayer" xlink:show="replace" text:style-name="Internet_20_link" text:visited-style-name="Visited_20_Internet_20_Link"><text:span text:style-name="T11">but you can also define networks.</text:span></text:a><text:span text:style-name="T12"> </text:span><text:a xlink:type="simple" xlink:href="https://app.pluralsight.com/course-player?clipId=b8fd3a0e-c5ae-4411-8f15-9a941c2e8bad&amp;startTime=166.24" office:target-frame-name="psplayer" xlink:show="replace" text:style-name="Internet_20_link" text:visited-style-name="Visited_20_Internet_20_Link"><text:span text:style-name="T11">Earlier we talked about how a bridge network could be used to run multiple</text:span></text:a><text:span text:style-name="T12"> </text:span><text:a xlink:type="simple" xlink:href="https://app.pluralsight.com/course-player?clipId=b8fd3a0e-c5ae-4411-8f15-9a941c2e8bad&amp;startTime=169.86" office:target-frame-name="psplayer" xlink:show="replace" text:style-name="Internet_20_link" text:visited-style-name="Visited_20_Internet_20_Link"><text:span text:style-name="T11">containers in that network and then have them communicate.</text:span></text:a><text:span text:style-name="T12"> </text:span><text:a xlink:type="simple" xlink:href="https://app.pluralsight.com/course-player?clipId=b8fd3a0e-c5ae-4411-8f15-9a941c2e8bad&amp;startTime=173.54" office:target-frame-name="psplayer" xlink:show="replace" text:style-name="Internet_20_link" text:visited-style-name="Visited_20_Internet_20_Link"><text:span text:style-name="T11">We're defining that we're going to have a single</text:span></text:a><text:span text:style-name="T12"> </text:span><text:a xlink:type="simple" xlink:href="https://app.pluralsight.com/course-player?clipId=b8fd3a0e-c5ae-4411-8f15-9a941c2e8bad&amp;startTime=174.96" office:target-frame-name="psplayer" xlink:show="replace" text:style-name="Internet_20_link" text:visited-style-name="Visited_20_Internet_20_Link"><text:span text:style-name="T11">network, it's called nodeapp‑network,</text:span></text:a><text:span text:style-name="T12"> </text:span><text:a xlink:type="simple" xlink:href="https://app.pluralsight.com/course-player?clipId=b8fd3a0e-c5ae-4411-8f15-9a941c2e8bad&amp;startTime=177.94" office:target-frame-name="psplayer" xlink:show="replace" text:style-name="Internet_20_link" text:visited-style-name="Visited_20_Internet_20_Link"><text:span text:style-name="T11">and it's going to have a driver of type bridge.</text:span></text:a><text:span text:style-name="T12"> </text:span><text:a xlink:type="simple" xlink:href="https://app.pluralsight.com/course-player?clipId=b8fd3a0e-c5ae-4411-8f15-9a941c2e8bad&amp;startTime=181" office:target-frame-name="psplayer" xlink:show="replace" text:style-name="Internet_20_link" text:visited-style-name="Visited_20_Internet_20_Link"><text:span text:style-name="T11">So we're basically creating a bridge network.</text:span></text:a><text:span text:style-name="T12"> </text:span><text:a xlink:type="simple" xlink:href="https://app.pluralsight.com/course-player?clipId=b8fd3a0e-c5ae-4411-8f15-9a941c2e8bad&amp;startTime=183.54" office:target-frame-name="psplayer" xlink:show="replace" text:style-name="Internet_20_link" text:visited-style-name="Visited_20_Internet_20_Link"><text:span text:style-name="T11">Now what containers are going to go in this network?</text:span></text:a><text:span text:style-name="T12"> </text:span><text:a xlink:type="simple" xlink:href="https://app.pluralsight.com/course-player?clipId=b8fd3a0e-c5ae-4411-8f15-9a941c2e8bad&amp;startTime=186.34" office:target-frame-name="psplayer" xlink:show="replace" text:style-name="Internet_20_link" text:visited-style-name="Visited_20_Internet_20_Link"><text:span text:style-name="T11">Well, those go under the services property.</text:span></text:a><text:span text:style-name="T12"> </text:span><text:a xlink:type="simple" xlink:href="https://app.pluralsight.com/course-player?clipId=b8fd3a0e-c5ae-4411-8f15-9a941c2e8bad&amp;startTime=189.34" office:target-frame-name="psplayer" xlink:show="replace" text:style-name="Internet_20_link" text:visited-style-name="Visited_20_Internet_20_Link"><text:span text:style-name="T11">I have one called app, and then I have one called db,</text:span></text:a><text:span text:style-name="T12"> </text:span><text:a xlink:type="simple" xlink:href="https://app.pluralsight.com/course-player?clipId=b8fd3a0e-c5ae-4411-8f15-9a941c2e8bad&amp;startTime=194.02" office:target-frame-name="psplayer" xlink:show="replace" text:style-name="Internet_20_link" text:visited-style-name="Visited_20_Internet_20_Link"><text:span text:style-name="T11">and it's also in the same network.</text:span></text:a><text:span text:style-name="T12"> </text:span><text:a xlink:type="simple" xlink:href="https://app.pluralsight.com/course-player?clipId=b8fd3a0e-c5ae-4411-8f15-9a941c2e8bad&amp;startTime=196.74" office:target-frame-name="psplayer" xlink:show="replace" text:style-name="Internet_20_link" text:visited-style-name="Visited_20_Internet_20_Link"><text:span text:style-name="T11">Now where you see the ellipses there, that would be additional properties,</text:span></text:a><text:span text:style-name="T12"> </text:span><text:a xlink:type="simple" xlink:href="https://app.pluralsight.com/course-player?clipId=b8fd3a0e-c5ae-4411-8f15-9a941c2e8bad&amp;startTime=200.54" office:target-frame-name="psplayer" xlink:show="replace" text:style-name="Internet_20_link" text:visited-style-name="Visited_20_Internet_20_Link"><text:span text:style-name="T11">you could specify things like where is the image that would be used to run this,</text:span></text:a><text:span text:style-name="T12"> </text:span><text:a xlink:type="simple" xlink:href="https://app.pluralsight.com/course-player?clipId=b8fd3a0e-c5ae-4411-8f15-9a941c2e8bad&amp;startTime=204.96" office:target-frame-name="psplayer" xlink:show="replace" text:style-name="Internet_20_link" text:visited-style-name="Visited_20_Internet_20_Link"><text:span text:style-name="T11">and there's a bunch of other settings you can define.</text:span></text:a><text:span text:style-name="T12"> </text:span><text:a xlink:type="simple" xlink:href="https://app.pluralsight.com/course-player?clipId=b8fd3a0e-c5ae-4411-8f15-9a941c2e8bad&amp;startTime=208.34" office:target-frame-name="psplayer" xlink:show="replace" text:style-name="Internet_20_link" text:visited-style-name="Visited_20_Internet_20_Link"><text:span text:style-name="T11">So now we have the same setup as before,</text:span></text:a><text:span text:style-name="T12"> </text:span><text:a xlink:type="simple" xlink:href="https://app.pluralsight.com/course-player?clipId=b8fd3a0e-c5ae-4411-8f15-9a941c2e8bad&amp;startTime=210.55" office:target-frame-name="psplayer" xlink:show="replace" text:style-name="Internet_20_link" text:visited-style-name="Visited_20_Internet_20_Link"><text:span text:style-name="T11">but instead of doing it imperatively on the command line,</text:span></text:a><text:span text:style-name="T12"> </text:span><text:a xlink:type="simple" xlink:href="https://app.pluralsight.com/course-player?clipId=b8fd3a0e-c5ae-4411-8f15-9a941c2e8bad&amp;startTime=214.19" office:target-frame-name="psplayer" xlink:show="replace" text:style-name="Internet_20_link" text:visited-style-name="Visited_20_Internet_20_Link"><text:span text:style-name="T11">we're doing it declaratively in YAML.</text:span></text:a><text:span text:style-name="T12"> </text:span><text:a xlink:type="simple" xlink:href="https://app.pluralsight.com/course-player?clipId=b8fd3a0e-c5ae-4411-8f15-9a941c2e8bad&amp;startTime=218.04" office:target-frame-name="psplayer" xlink:show="replace" text:style-name="Internet_20_link" text:visited-style-name="Visited_20_Internet_20_Link"><text:span text:style-name="T11">And then I'm going to show you some commands you can run to</text:span></text:a><text:span text:style-name="T12"> </text:span><text:a xlink:type="simple" xlink:href="https://app.pluralsight.com/course-player?clipId=b8fd3a0e-c5ae-4411-8f15-9a941c2e8bad&amp;startTime=220.18" office:target-frame-name="psplayer" xlink:show="replace" text:style-name="Internet_20_link" text:visited-style-name="Visited_20_Internet_20_Link"><text:span text:style-name="T11">basically bring this YAML to life and either build your</text:span></text:a><text:span text:style-name="T12"> </text:span><text:a xlink:type="simple" xlink:href="https://app.pluralsight.com/course-player?clipId=b8fd3a0e-c5ae-4411-8f15-9a941c2e8bad&amp;startTime=223.2" office:target-frame-name="psplayer" xlink:show="replace" text:style-name="Internet_20_link" text:visited-style-name="Visited_20_Internet_20_Link"><text:span text:style-name="T11">images or run your containers.</text:span></text:a><text:span text:style-name="T12"> </text:span><text:a xlink:type="simple" xlink:href="https://app.pluralsight.com/course-player?clipId=b8fd3a0e-c5ae-4411-8f15-9a941c2e8bad&amp;startTime=226.24" office:target-frame-name="psplayer" xlink:show="replace" text:style-name="Internet_20_link" text:visited-style-name="Visited_20_Internet_20_Link"><text:span text:style-name="T11">Now, one thing I want to point out here before we move on is that with YAML,</text:span></text:a><text:span text:style-name="T12"> </text:span><text:a xlink:type="simple" xlink:href="https://app.pluralsight.com/course-player?clipId=b8fd3a0e-c5ae-4411-8f15-9a941c2e8bad&amp;startTime=229.85" office:target-frame-name="psplayer" xlink:show="replace" text:style-name="Internet_20_link" text:visited-style-name="Visited_20_Internet_20_Link"><text:span text:style-name="T11">the indentation absolutely matters.</text:span></text:a><text:span text:style-name="T12"> </text:span><text:a xlink:type="simple" xlink:href="https://app.pluralsight.com/course-player?clipId=b8fd3a0e-c5ae-4411-8f15-9a941c2e8bad&amp;startTime=233.34" office:target-frame-name="psplayer" xlink:show="replace" text:style-name="Internet_20_link" text:visited-style-name="Visited_20_Internet_20_Link"><text:span text:style-name="T11">You'll notice that I have app in two spaces here.</text:span></text:a><text:span text:style-name="T12"> </text:span><text:a xlink:type="simple" xlink:href="https://app.pluralsight.com/course-player?clipId=b8fd3a0e-c5ae-4411-8f15-9a941c2e8bad&amp;startTime=236.03" office:target-frame-name="psplayer" xlink:show="replace" text:style-name="Internet_20_link" text:visited-style-name="Visited_20_Internet_20_Link"><text:span text:style-name="T11">I have db that matches that level.</text:span></text:a><text:span text:style-name="T12"> </text:span><text:a xlink:type="simple" xlink:href="https://app.pluralsight.com/course-player?clipId=b8fd3a0e-c5ae-4411-8f15-9a941c2e8bad&amp;startTime=238.41" office:target-frame-name="psplayer" xlink:show="replace" text:style-name="Internet_20_link" text:visited-style-name="Visited_20_Internet_20_Link"><text:span text:style-name="T11">Notice networks is the same level as services and version.</text:span></text:a><text:span text:style-name="T12"> </text:span><text:a xlink:type="simple" xlink:href="https://app.pluralsight.com/course-player?clipId=b8fd3a0e-c5ae-4411-8f15-9a941c2e8bad&amp;startTime=242.74" office:target-frame-name="psplayer" xlink:show="replace" text:style-name="Internet_20_link" text:visited-style-name="Visited_20_Internet_20_Link"><text:span text:style-name="T11">That all matters with YAML, and when you're really new to this,</text:span></text:a><text:span text:style-name="T12"> </text:span><text:a xlink:type="simple" xlink:href="https://app.pluralsight.com/course-player?clipId=b8fd3a0e-c5ae-4411-8f15-9a941c2e8bad&amp;startTime=246.27" office:target-frame-name="psplayer" xlink:show="replace" text:style-name="Internet_20_link" text:visited-style-name="Visited_20_Internet_20_Link"><text:span text:style-name="T11">that's a little bit painful, I'll admit,</text:span></text:a><text:span text:style-name="T12"> </text:span><text:a xlink:type="simple" xlink:href="https://app.pluralsight.com/course-player?clipId=b8fd3a0e-c5ae-4411-8f15-9a941c2e8bad&amp;startTime=248.17" office:target-frame-name="psplayer" xlink:show="replace" text:style-name="Internet_20_link" text:visited-style-name="Visited_20_Internet_20_Link"><text:span text:style-name="T11">at first.</text:span></text:a><text:span text:style-name="T12"> </text:span><text:a xlink:type="simple" xlink:href="https://app.pluralsight.com/course-player?clipId=b8fd3a0e-c5ae-4411-8f15-9a941c2e8bad&amp;startTime=248.92" office:target-frame-name="psplayer" xlink:show="replace" text:style-name="Internet_20_link" text:visited-style-name="Visited_20_Internet_20_Link"><text:span text:style-name="T11">To be honest, it's like anything in programming,</text:span></text:a><text:span text:style-name="T12"> </text:span><text:a xlink:type="simple" xlink:href="https://app.pluralsight.com/course-player?clipId=b8fd3a0e-c5ae-4411-8f15-9a941c2e8bad&amp;startTime=251.1" office:target-frame-name="psplayer" xlink:show="replace" text:style-name="Internet_20_link" text:visited-style-name="Visited_20_Internet_20_Link"><text:span text:style-name="T11">though,</text:span></text:a><text:span text:style-name="T12"> </text:span><text:a xlink:type="simple" xlink:href="https://app.pluralsight.com/course-player?clipId=b8fd3a0e-c5ae-4411-8f15-9a941c2e8bad&amp;startTime=251.35" office:target-frame-name="psplayer" xlink:show="replace" text:style-name="Internet_20_link" text:visited-style-name="Visited_20_Internet_20_Link"><text:span text:style-name="T11">it just grows on you over time and you kind of learn</text:span></text:a><text:span text:style-name="T12"> </text:span><text:a xlink:type="simple" xlink:href="https://app.pluralsight.com/course-player?clipId=b8fd3a0e-c5ae-4411-8f15-9a941c2e8bad&amp;startTime=253.67" office:target-frame-name="psplayer" xlink:show="replace" text:style-name="Internet_20_link" text:visited-style-name="Visited_20_Internet_20_Link"><text:span text:style-name="T11">what to do and what not to do.</text:span></text:a><text:span text:style-name="T12"> </text:span><text:a xlink:type="simple" xlink:href="https://app.pluralsight.com/course-player?clipId=b8fd3a0e-c5ae-4411-8f15-9a941c2e8bad&amp;startTime=255.31" office:target-frame-name="psplayer" xlink:show="replace" text:style-name="Internet_20_link" text:visited-style-name="Visited_20_Internet_20_Link"><text:span text:style-name="T11">It takes a little bit of practice.</text:span></text:a><text:span text:style-name="T12"> </text:span><text:a xlink:type="simple" xlink:href="https://app.pluralsight.com/course-player?clipId=b8fd3a0e-c5ae-4411-8f15-9a941c2e8bad&amp;startTime=256.72" office:target-frame-name="psplayer" xlink:show="replace" text:style-name="Internet_20_link" text:visited-style-name="Visited_20_Internet_20_Link"><text:span text:style-name="T11">Now obviously, this file on its own is pretty useless,</text:span></text:a><text:span text:style-name="T12"> </text:span><text:a xlink:type="simple" xlink:href="https://app.pluralsight.com/course-player?clipId=b8fd3a0e-c5ae-4411-8f15-9a941c2e8bad&amp;startTime=259.68" office:target-frame-name="psplayer" xlink:show="replace" text:style-name="Internet_20_link" text:visited-style-name="Visited_20_Internet_20_Link"><text:span text:style-name="T11">so we need some commands in order to do things.</text:span></text:a><text:span text:style-name="T12"> </text:span><text:a xlink:type="simple" xlink:href="https://app.pluralsight.com/course-player?clipId=b8fd3a0e-c5ae-4411-8f15-9a941c2e8bad&amp;startTime=262.34" office:target-frame-name="psplayer" xlink:show="replace" text:style-name="Internet_20_link" text:visited-style-name="Visited_20_Internet_20_Link"><text:span text:style-name="T11">The key commands we're going to be looking at coming</text:span></text:a><text:span text:style-name="T12"> </text:span><text:a xlink:type="simple" xlink:href="https://app.pluralsight.com/course-player?clipId=b8fd3a0e-c5ae-4411-8f15-9a941c2e8bad&amp;startTime=264.53" office:target-frame-name="psplayer" xlink:show="replace" text:style-name="Internet_20_link" text:visited-style-name="Visited_20_Internet_20_Link"><text:span text:style-name="T11">up in the demo here are, first off, docker‑compose build.</text:span></text:a><text:span text:style-name="T12"> </text:span><text:a xlink:type="simple" xlink:href="https://app.pluralsight.com/course-player?clipId=b8fd3a0e-c5ae-4411-8f15-9a941c2e8bad&amp;startTime=268.26" office:target-frame-name="psplayer" xlink:show="replace" text:style-name="Internet_20_link" text:visited-style-name="Visited_20_Internet_20_Link"><text:span text:style-name="T11">That will take your Docker Compose YAML file,</text:span></text:a><text:span text:style-name="T12"> </text:span><text:a xlink:type="simple" xlink:href="https://app.pluralsight.com/course-player?clipId=b8fd3a0e-c5ae-4411-8f15-9a941c2e8bad&amp;startTime=271.3" office:target-frame-name="psplayer" xlink:show="replace" text:style-name="Internet_20_link" text:visited-style-name="Visited_20_Internet_20_Link"><text:span text:style-name="T11">and based on the services defined there,</text:span></text:a><text:span text:style-name="T12"> </text:span><text:a xlink:type="simple" xlink:href="https://app.pluralsight.com/course-player?clipId=b8fd3a0e-c5ae-4411-8f15-9a941c2e8bad&amp;startTime=273.87" office:target-frame-name="psplayer" xlink:show="replace" text:style-name="Internet_20_link" text:visited-style-name="Visited_20_Internet_20_Link"><text:span text:style-name="T11">in our case we had two, let's say that only the app,</text:span></text:a><text:span text:style-name="T12"> </text:span><text:a xlink:type="simple" xlink:href="https://app.pluralsight.com/course-player?clipId=b8fd3a0e-c5ae-4411-8f15-9a941c2e8bad&amp;startTime=277.4" office:target-frame-name="psplayer" xlink:show="replace" text:style-name="Internet_20_link" text:visited-style-name="Visited_20_Internet_20_Link"><text:span text:style-name="T11">though, had a custom build.</text:span></text:a><text:span text:style-name="T12"> </text:span><text:a xlink:type="simple" xlink:href="https://app.pluralsight.com/course-player?clipId=b8fd3a0e-c5ae-4411-8f15-9a941c2e8bad&amp;startTime=279.19" office:target-frame-name="psplayer" xlink:show="replace" text:style-name="Internet_20_link" text:visited-style-name="Visited_20_Internet_20_Link"><text:span text:style-name="T11">Let's say the database is from Docker Hub,</text:span></text:a><text:span text:style-name="T12"> </text:span><text:a xlink:type="simple" xlink:href="https://app.pluralsight.com/course-player?clipId=b8fd3a0e-c5ae-4411-8f15-9a941c2e8bad&amp;startTime=281.4" office:target-frame-name="psplayer" xlink:show="replace" text:style-name="Internet_20_link" text:visited-style-name="Visited_20_Internet_20_Link"><text:span text:style-name="T11">that image, such as MongoDB, and we don't have to build it,</text:span></text:a><text:span text:style-name="T12"> </text:span><text:a xlink:type="simple" xlink:href="https://app.pluralsight.com/course-player?clipId=b8fd3a0e-c5ae-4411-8f15-9a941c2e8bad&amp;startTime=284.91" office:target-frame-name="psplayer" xlink:show="replace" text:style-name="Internet_20_link" text:visited-style-name="Visited_20_Internet_20_Link"><text:span text:style-name="T11">it's just used.</text:span></text:a><text:span text:style-name="T12"> </text:span><text:a xlink:type="simple" xlink:href="https://app.pluralsight.com/course-player?clipId=b8fd3a0e-c5ae-4411-8f15-9a941c2e8bad&amp;startTime=286.54" office:target-frame-name="psplayer" xlink:show="replace" text:style-name="Internet_20_link" text:visited-style-name="Visited_20_Internet_20_Link"><text:span text:style-name="T11">Well, then this would build our single image.</text:span></text:a><text:span text:style-name="T12"> </text:span><text:a xlink:type="simple" xlink:href="https://app.pluralsight.com/course-player?clipId=b8fd3a0e-c5ae-4411-8f15-9a941c2e8bad&amp;startTime=289.62" office:target-frame-name="psplayer" xlink:show="replace" text:style-name="Internet_20_link" text:visited-style-name="Visited_20_Internet_20_Link"><text:span text:style-name="T11">You can build many images, though, using this command.</text:span></text:a><text:span text:style-name="T12"> </text:span><text:a xlink:type="simple" xlink:href="https://app.pluralsight.com/course-player?clipId=b8fd3a0e-c5ae-4411-8f15-9a941c2e8bad&amp;startTime=293.34" office:target-frame-name="psplayer" xlink:show="replace" text:style-name="Internet_20_link" text:visited-style-name="Visited_20_Internet_20_Link"><text:span text:style-name="T11">Now we don't have to do a docker build command like</text:span></text:a><text:span text:style-name="T12"> </text:span><text:a xlink:type="simple" xlink:href="https://app.pluralsight.com/course-player?clipId=b8fd3a0e-c5ae-4411-8f15-9a941c2e8bad&amp;startTime=295.78" office:target-frame-name="psplayer" xlink:show="replace" text:style-name="Internet_20_link" text:visited-style-name="Visited_20_Internet_20_Link"><text:span text:style-name="T11">we learned earlier in the course.</text:span></text:a><text:span text:style-name="T12"> </text:span><text:a xlink:type="simple" xlink:href="https://app.pluralsight.com/course-player?clipId=b8fd3a0e-c5ae-4411-8f15-9a941c2e8bad&amp;startTime=297.04" office:target-frame-name="psplayer" xlink:show="replace" text:style-name="Internet_20_link" text:visited-style-name="Visited_20_Internet_20_Link"><text:span text:style-name="T11">We can just do one command to kind of rule them all.</text:span></text:a><text:span text:style-name="T12"> </text:span><text:a xlink:type="simple" xlink:href="https://app.pluralsight.com/course-player?clipId=b8fd3a0e-c5ae-4411-8f15-9a941c2e8bad&amp;startTime=300.64" office:target-frame-name="psplayer" xlink:show="replace" text:style-name="Internet_20_link" text:visited-style-name="Visited_20_Internet_20_Link"><text:span text:style-name="T11">Now the next one is, once you have the images available,</text:span></text:a><text:span text:style-name="T12"> </text:span><text:a xlink:type="simple" xlink:href="https://app.pluralsight.com/course-player?clipId=b8fd3a0e-c5ae-4411-8f15-9a941c2e8bad&amp;startTime=303.38" office:target-frame-name="psplayer" xlink:show="replace" text:style-name="Internet_20_link" text:visited-style-name="Visited_20_Internet_20_Link"><text:span text:style-name="T11">you can, of course, run your containers,</text:span></text:a><text:span text:style-name="T12"> </text:span><text:a xlink:type="simple" xlink:href="https://app.pluralsight.com/course-player?clipId=b8fd3a0e-c5ae-4411-8f15-9a941c2e8bad&amp;startTime=305.22" office:target-frame-name="psplayer" xlink:show="replace" text:style-name="Internet_20_link" text:visited-style-name="Visited_20_Internet_20_Link"><text:span text:style-name="T11">or, in our case, run your services.</text:span></text:a><text:span text:style-name="T12"> </text:span><text:a xlink:type="simple" xlink:href="https://app.pluralsight.com/course-player?clipId=b8fd3a0e-c5ae-4411-8f15-9a941c2e8bad&amp;startTime=308.14" office:target-frame-name="psplayer" xlink:show="replace" text:style-name="Internet_20_link" text:visited-style-name="Visited_20_Internet_20_Link"><text:span text:style-name="T11">We had two services earlier.</text:span></text:a><text:span text:style-name="T12"> </text:span><text:a xlink:type="simple" xlink:href="https://app.pluralsight.com/course-player?clipId=b8fd3a0e-c5ae-4411-8f15-9a941c2e8bad&amp;startTime=309.83" office:target-frame-name="psplayer" xlink:show="replace" text:style-name="Internet_20_link" text:visited-style-name="Visited_20_Internet_20_Link"><text:span text:style-name="T11">We had the app and the database service.</text:span></text:a><text:span text:style-name="T12"> </text:span><text:a xlink:type="simple" xlink:href="https://app.pluralsight.com/course-player?clipId=b8fd3a0e-c5ae-4411-8f15-9a941c2e8bad&amp;startTime=312.3" office:target-frame-name="psplayer" xlink:show="replace" text:style-name="Internet_20_link" text:visited-style-name="Visited_20_Internet_20_Link"><text:span text:style-name="T11">To run those two containers and bring them up, we can do docker‑compose up.</text:span></text:a><text:span text:style-name="T12"> </text:span><text:a xlink:type="simple" xlink:href="https://app.pluralsight.com/course-player?clipId=b8fd3a0e-c5ae-4411-8f15-9a941c2e8bad&amp;startTime=317.45" office:target-frame-name="psplayer" xlink:show="replace" text:style-name="Internet_20_link" text:visited-style-name="Visited_20_Internet_20_Link"><text:span text:style-name="T11">And then finally, when we're done,</text:span></text:a><text:span text:style-name="T12"> </text:span><text:a xlink:type="simple" xlink:href="https://app.pluralsight.com/course-player?clipId=b8fd3a0e-c5ae-4411-8f15-9a941c2e8bad&amp;startTime=319.98" office:target-frame-name="psplayer" xlink:show="replace" text:style-name="Internet_20_link" text:visited-style-name="Visited_20_Internet_20_Link"><text:span text:style-name="T11">we can bring everything down and delete the containers with one single command,</text:span></text:a><text:span text:style-name="T12"> </text:span><text:a xlink:type="simple" xlink:href="https://app.pluralsight.com/course-player?clipId=b8fd3a0e-c5ae-4411-8f15-9a941c2e8bad&amp;startTime=324.64" office:target-frame-name="psplayer" xlink:show="replace" text:style-name="Internet_20_link" text:visited-style-name="Visited_20_Internet_20_Link"><text:span text:style-name="T11">docker‑compose down.</text:span></text:a><text:span text:style-name="T12"> </text:span><text:a xlink:type="simple" xlink:href="https://app.pluralsight.com/course-player?clipId=b8fd3a0e-c5ae-4411-8f15-9a941c2e8bad&amp;startTime=327.04" office:target-frame-name="psplayer" xlink:show="replace" text:style-name="Internet_20_link" text:visited-style-name="Visited_20_Internet_20_Link"><text:span text:style-name="T11">So you might wonder, </text:span></text:a><text:soft-page-break/><text:a xlink:type="simple" xlink:href="https://app.pluralsight.com/course-player?clipId=b8fd3a0e-c5ae-4411-8f15-9a941c2e8bad&amp;startTime=327.04" office:target-frame-name="psplayer" xlink:show="replace" text:style-name="Internet_20_link" text:visited-style-name="Visited_20_Internet_20_Link"><text:span text:style-name="T11">okay, what should I do then?</text:span></text:a><text:span text:style-name="T12"> </text:span><text:a xlink:type="simple" xlink:href="https://app.pluralsight.com/course-player?clipId=b8fd3a0e-c5ae-4411-8f15-9a941c2e8bad&amp;startTime=329.81" office:target-frame-name="psplayer" xlink:show="replace" text:style-name="Internet_20_link" text:visited-style-name="Visited_20_Internet_20_Link"><text:span text:style-name="T11">Do I do docker build and docker run commands,</text:span></text:a><text:span text:style-name="T12"> </text:span><text:a xlink:type="simple" xlink:href="https://app.pluralsight.com/course-player?clipId=b8fd3a0e-c5ae-4411-8f15-9a941c2e8bad&amp;startTime=332.18" office:target-frame-name="psplayer" xlink:show="replace" text:style-name="Internet_20_link" text:visited-style-name="Visited_20_Internet_20_Link"><text:span text:style-name="T11">or do I use these types of commands?</text:span></text:a><text:span text:style-name="T12"> </text:span><text:a xlink:type="simple" xlink:href="https://app.pluralsight.com/course-player?clipId=b8fd3a0e-c5ae-4411-8f15-9a941c2e8bad&amp;startTime=333.95" office:target-frame-name="psplayer" xlink:show="replace" text:style-name="Internet_20_link" text:visited-style-name="Visited_20_Internet_20_Link"><text:span text:style-name="T11">Well, for me personally, based on my previous experience,</text:span></text:a><text:span text:style-name="T12"> </text:span><text:a xlink:type="simple" xlink:href="https://app.pluralsight.com/course-player?clipId=b8fd3a0e-c5ae-4411-8f15-9a941c2e8bad&amp;startTime=337.9" office:target-frame-name="psplayer" xlink:show="replace" text:style-name="Internet_20_link" text:visited-style-name="Visited_20_Internet_20_Link"><text:span text:style-name="T11">once I learned those commands, you still need to learn them and know them,</text:span></text:a><text:span text:style-name="T12"> </text:span><text:a xlink:type="simple" xlink:href="https://app.pluralsight.com/course-player?clipId=b8fd3a0e-c5ae-4411-8f15-9a941c2e8bad&amp;startTime=341.58" office:target-frame-name="psplayer" xlink:show="replace" text:style-name="Internet_20_link" text:visited-style-name="Visited_20_Internet_20_Link"><text:span text:style-name="T11">but I almost always would use docker‑compose.</text:span></text:a><text:span text:style-name="T12"> </text:span><text:a xlink:type="simple" xlink:href="https://app.pluralsight.com/course-player?clipId=b8fd3a0e-c5ae-4411-8f15-9a941c2e8bad&amp;startTime=345.14" office:target-frame-name="psplayer" xlink:show="replace" text:style-name="Internet_20_link" text:visited-style-name="Visited_20_Internet_20_Link"><text:span text:style-name="T11">Why would you want to run docker build five times if you have</text:span></text:a><text:span text:style-name="T12"> </text:span><text:a xlink:type="simple" xlink:href="https://app.pluralsight.com/course-player?clipId=b8fd3a0e-c5ae-4411-8f15-9a941c2e8bad&amp;startTime=348.1" office:target-frame-name="psplayer" xlink:show="replace" text:style-name="Internet_20_link" text:visited-style-name="Visited_20_Internet_20_Link"><text:span text:style-name="T11">five different images to build when you can make a YAML file</text:span></text:a><text:span text:style-name="T12"> </text:span><text:a xlink:type="simple" xlink:href="https://app.pluralsight.com/course-player?clipId=b8fd3a0e-c5ae-4411-8f15-9a941c2e8bad&amp;startTime=351.22" office:target-frame-name="psplayer" xlink:show="replace" text:style-name="Internet_20_link" text:visited-style-name="Visited_20_Internet_20_Link"><text:span text:style-name="T11">once and then run docker‑compose build?</text:span></text:a><text:span text:style-name="T12"> </text:span><text:a xlink:type="simple" xlink:href="https://app.pluralsight.com/course-player?clipId=b8fd3a0e-c5ae-4411-8f15-9a941c2e8bad&amp;startTime=353.99" office:target-frame-name="psplayer" xlink:show="replace" text:style-name="Internet_20_link" text:visited-style-name="Visited_20_Internet_20_Link"><text:span text:style-name="T11">It's much easier.</text:span></text:a><text:span text:style-name="T12"> </text:span><text:a xlink:type="simple" xlink:href="https://app.pluralsight.com/course-player?clipId=b8fd3a0e-c5ae-4411-8f15-9a941c2e8bad&amp;startTime=355.74" office:target-frame-name="psplayer" xlink:show="replace" text:style-name="Internet_20_link" text:visited-style-name="Visited_20_Internet_20_Link"><text:span text:style-name="T11">So now that we've talked about some of the basics of Docker Compose,</text:span></text:a><text:span text:style-name="T12"> </text:span><text:a xlink:type="simple" xlink:href="https://app.pluralsight.com/course-player?clipId=b8fd3a0e-c5ae-4411-8f15-9a941c2e8bad&amp;startTime=359.37" office:target-frame-name="psplayer" xlink:show="replace" text:style-name="Internet_20_link" text:visited-style-name="Visited_20_Internet_20_Link"><text:span text:style-name="T11">let's go ahead and dive into a demo and I'll show you some of these different commands in action.</text:span></text:a></text:p>
      <text:h text:style-name="P3" text:outline-level="3"><text:a xlink:type="simple" xlink:href="https://app.pluralsight.com/course-player?clipId=08973d9a-dbc7-41ed-bf9c-ab0b581f564e" office:target-frame-name="psplayer" xlink:show="replace" text:style-name="Internet_20_link" text:visited-style-name="Visited_20_Internet_20_Link"><text:span text:style-name="T11">Using Docker Compose Commands</text:span></text:a></text:h>
      <text:p text:style-name="P5"><text:a xlink:type="simple" xlink:href="https://app.pluralsight.com/course-player?clipId=08973d9a-dbc7-41ed-bf9c-ab0b581f564e&amp;startTime=1.24" office:target-frame-name="psplayer" xlink:show="replace" text:style-name="Internet_20_link" text:visited-style-name="Visited_20_Internet_20_Link"><text:span text:style-name="T11">At the very beginning of this course,</text:span></text:a><text:span text:style-name="T12"> </text:span><text:a xlink:type="simple" xlink:href="https://app.pluralsight.com/course-player?clipId=08973d9a-dbc7-41ed-bf9c-ab0b581f564e&amp;startTime=2.58" office:target-frame-name="psplayer" xlink:show="replace" text:style-name="Internet_20_link" text:visited-style-name="Visited_20_Internet_20_Link"><text:span text:style-name="T11">I showed a quick demonstration of how to get the sample app up and running,</text:span></text:a><text:span text:style-name="T12"> </text:span><text:a xlink:type="simple" xlink:href="https://app.pluralsight.com/course-player?clipId=08973d9a-dbc7-41ed-bf9c-ab0b581f564e&amp;startTime=6.36" office:target-frame-name="psplayer" xlink:show="replace" text:style-name="Internet_20_link" text:visited-style-name="Visited_20_Internet_20_Link"><text:span text:style-name="T11">and showed some Docker Compose commands.</text:span></text:a><text:span text:style-name="T12"> </text:span><text:a xlink:type="simple" xlink:href="https://app.pluralsight.com/course-player?clipId=08973d9a-dbc7-41ed-bf9c-ab0b581f564e&amp;startTime=8.94" office:target-frame-name="psplayer" xlink:show="replace" text:style-name="Internet_20_link" text:visited-style-name="Visited_20_Internet_20_Link"><text:span text:style-name="T11">Now in the last section, we talked about some of those commands.</text:span></text:a><text:span text:style-name="T12"> </text:span><text:a xlink:type="simple" xlink:href="https://app.pluralsight.com/course-player?clipId=08973d9a-dbc7-41ed-bf9c-ab0b581f564e&amp;startTime=11.74" office:target-frame-name="psplayer" xlink:show="replace" text:style-name="Internet_20_link" text:visited-style-name="Visited_20_Internet_20_Link"><text:span text:style-name="T11">What I'm going to do now is walk you through a little more detail on the YAML,</text:span></text:a><text:span text:style-name="T12"> </text:span><text:a xlink:type="simple" xlink:href="https://app.pluralsight.com/course-player?clipId=08973d9a-dbc7-41ed-bf9c-ab0b581f564e&amp;startTime=15.42" office:target-frame-name="psplayer" xlink:show="replace" text:style-name="Internet_20_link" text:visited-style-name="Visited_20_Internet_20_Link"><text:span text:style-name="T11">how that all works,</text:span></text:a><text:span text:style-name="T12"> </text:span><text:a xlink:type="simple" xlink:href="https://app.pluralsight.com/course-player?clipId=08973d9a-dbc7-41ed-bf9c-ab0b581f564e&amp;startTime=16.72" office:target-frame-name="psplayer" xlink:show="replace" text:style-name="Internet_20_link" text:visited-style-name="Visited_20_Internet_20_Link"><text:span text:style-name="T11">and then we'll go ahead and use those commands that we saw at the</text:span></text:a><text:span text:style-name="T12"> </text:span><text:a xlink:type="simple" xlink:href="https://app.pluralsight.com/course-player?clipId=08973d9a-dbc7-41ed-bf9c-ab0b581f564e&amp;startTime=19.05" office:target-frame-name="psplayer" xlink:show="replace" text:style-name="Internet_20_link" text:visited-style-name="Visited_20_Internet_20_Link"><text:span text:style-name="T11">very beginning to wrap this course up. Coming back into the sample</text:span></text:a><text:span text:style-name="T12"> </text:span><text:a xlink:type="simple" xlink:href="https://app.pluralsight.com/course-player?clipId=08973d9a-dbc7-41ed-bf9c-ab0b581f564e&amp;startTime=23.77" office:target-frame-name="psplayer" xlink:show="replace" text:style-name="Internet_20_link" text:visited-style-name="Visited_20_Internet_20_Link"><text:span text:style-name="T11">app, I have a docker‑compose.yml file.</text:span></text:a><text:span text:style-name="T12"> </text:span><text:a xlink:type="simple" xlink:href="https://app.pluralsight.com/course-player?clipId=08973d9a-dbc7-41ed-bf9c-ab0b581f564e&amp;startTime=28.24" office:target-frame-name="psplayer" xlink:show="replace" text:style-name="Internet_20_link" text:visited-style-name="Visited_20_Internet_20_Link"><text:span text:style-name="T11">You're going to recognize what we just covered in the</text:span></text:a><text:span text:style-name="T12"> </text:span><text:a xlink:type="simple" xlink:href="https://app.pluralsight.com/course-player?clipId=08973d9a-dbc7-41ed-bf9c-ab0b581f564e&amp;startTime=30.18" office:target-frame-name="psplayer" xlink:show="replace" text:style-name="Internet_20_link" text:visited-style-name="Visited_20_Internet_20_Link"><text:span text:style-name="T11">previous section here. We have a version,</text:span></text:a><text:span text:style-name="T12"> </text:span><text:a xlink:type="simple" xlink:href="https://app.pluralsight.com/course-player?clipId=08973d9a-dbc7-41ed-bf9c-ab0b581f564e&amp;startTime=33.44" office:target-frame-name="psplayer" xlink:show="replace" text:style-name="Internet_20_link" text:visited-style-name="Visited_20_Internet_20_Link"><text:span text:style-name="T11">there's our services, and then we have networks with a</text:span></text:a><text:span text:style-name="T12"> </text:span><text:a xlink:type="simple" xlink:href="https://app.pluralsight.com/course-player?clipId=08973d9a-dbc7-41ed-bf9c-ab0b581f564e&amp;startTime=36.7" office:target-frame-name="psplayer" xlink:show="replace" text:style-name="Internet_20_link" text:visited-style-name="Visited_20_Internet_20_Link"><text:span text:style-name="T11">bridge network called nodeapp‑network.</text:span></text:a><text:span text:style-name="T12"> </text:span><text:a xlink:type="simple" xlink:href="https://app.pluralsight.com/course-player?clipId=08973d9a-dbc7-41ed-bf9c-ab0b581f564e&amp;startTime=40.15" office:target-frame-name="psplayer" xlink:show="replace" text:style-name="Internet_20_link" text:visited-style-name="Visited_20_Internet_20_Link"><text:span text:style-name="T11">The content of the services property is where all the important things happen.</text:span></text:a><text:span text:style-name="T12"> </text:span><text:a xlink:type="simple" xlink:href="https://app.pluralsight.com/course-player?clipId=08973d9a-dbc7-41ed-bf9c-ab0b581f564e&amp;startTime=44.54" office:target-frame-name="psplayer" xlink:show="replace" text:style-name="Internet_20_link" text:visited-style-name="Visited_20_Internet_20_Link"><text:span text:style-name="T11">So we have two services, we have a node service and we have a mongodb service.</text:span></text:a><text:span text:style-name="T12"> </text:span><text:a xlink:type="simple" xlink:href="https://app.pluralsight.com/course-player?clipId=08973d9a-dbc7-41ed-bf9c-ab0b581f564e&amp;startTime=50.04" office:target-frame-name="psplayer" xlink:show="replace" text:style-name="Internet_20_link" text:visited-style-name="Visited_20_Internet_20_Link"><text:span text:style-name="T11">Now notice we have a container name, and container_name is</text:span></text:a><text:span text:style-name="T12"> </text:span><text:a xlink:type="simple" xlink:href="https://app.pluralsight.com/course-player?clipId=08973d9a-dbc7-41ed-bf9c-ab0b581f564e&amp;startTime=54.18" office:target-frame-name="psplayer" xlink:show="replace" text:style-name="Internet_20_link" text:visited-style-name="Visited_20_Internet_20_Link"><text:span text:style-name="T11">actually a property of the YAML for Docker Compose.</text:span></text:a><text:span text:style-name="T12"> </text:span><text:a xlink:type="simple" xlink:href="https://app.pluralsight.com/course-player?clipId=08973d9a-dbc7-41ed-bf9c-ab0b581f564e&amp;startTime=57.24" office:target-frame-name="psplayer" xlink:show="replace" text:style-name="Internet_20_link" text:visited-style-name="Visited_20_Internet_20_Link"><text:span text:style-name="T11">This is something you can look up in the docs.</text:span></text:a><text:span text:style-name="T12"> </text:span><text:a xlink:type="simple" xlink:href="https://app.pluralsight.com/course-player?clipId=08973d9a-dbc7-41ed-bf9c-ab0b581f564e&amp;startTime=59.94" office:target-frame-name="psplayer" xlink:show="replace" text:style-name="Internet_20_link" text:visited-style-name="Visited_20_Internet_20_Link"><text:span text:style-name="T11">We have an image,</text:span></text:a><text:span text:style-name="T12"> </text:span><text:a xlink:type="simple" xlink:href="https://app.pluralsight.com/course-player?clipId=08973d9a-dbc7-41ed-bf9c-ab0b581f564e&amp;startTime=61.45" office:target-frame-name="psplayer" xlink:show="replace" text:style-name="Internet_20_link" text:visited-style-name="Visited_20_Internet_20_Link"><text:span text:style-name="T11">and that's going to be the image name, nodeapp. And</text:span></text:a><text:span text:style-name="T12"> </text:span><text:a xlink:type="simple" xlink:href="https://app.pluralsight.com/course-player?clipId=08973d9a-dbc7-41ed-bf9c-ab0b581f564e&amp;startTime=64.98" office:target-frame-name="psplayer" xlink:show="replace" text:style-name="Internet_20_link" text:visited-style-name="Visited_20_Internet_20_Link"><text:span text:style-name="T11">then we have a build context.</text:span></text:a><text:span text:style-name="T12"> </text:span><text:a xlink:type="simple" xlink:href="https://app.pluralsight.com/course-player?clipId=08973d9a-dbc7-41ed-bf9c-ab0b581f564e&amp;startTime=67.84" office:target-frame-name="psplayer" xlink:show="replace" text:style-name="Internet_20_link" text:visited-style-name="Visited_20_Internet_20_Link"><text:span text:style-name="T11">Now, what this is doing is instead of having to do a docker build command,</text:span></text:a><text:span text:style-name="T12"> </text:span><text:a xlink:type="simple" xlink:href="https://app.pluralsight.com/course-player?clipId=08973d9a-dbc7-41ed-bf9c-ab0b581f564e&amp;startTime=73.13" office:target-frame-name="psplayer" xlink:show="replace" text:style-name="Internet_20_link" text:visited-style-name="Visited_20_Internet_20_Link"><text:span text:style-name="T11">you can just run the docker‑compose build. That will look in this file,</text:span></text:a><text:span text:style-name="T12"> </text:span><text:a xlink:type="simple" xlink:href="https://app.pluralsight.com/course-player?clipId=08973d9a-dbc7-41ed-bf9c-ab0b581f564e&amp;startTime=78.34" office:target-frame-name="psplayer" xlink:show="replace" text:style-name="Internet_20_link" text:visited-style-name="Visited_20_Internet_20_Link"><text:span text:style-name="T11">look in the current folder, so we're in the root of the folder here</text:span></text:a><text:span text:style-name="T12"> </text:span><text:a xlink:type="simple" xlink:href="https://app.pluralsight.com/course-player?clipId=08973d9a-dbc7-41ed-bf9c-ab0b581f564e&amp;startTime=81.82" office:target-frame-name="psplayer" xlink:show="replace" text:style-name="Internet_20_link" text:visited-style-name="Visited_20_Internet_20_Link"><text:span text:style-name="T11">with the dot, and then it will find the node.dockerfile that we've been</text:span></text:a><text:span text:style-name="T12"> </text:span><text:a xlink:type="simple" xlink:href="https://app.pluralsight.com/course-player?clipId=08973d9a-dbc7-41ed-bf9c-ab0b581f564e&amp;startTime=85.66" office:target-frame-name="psplayer" xlink:show="replace" text:style-name="Internet_20_link" text:visited-style-name="Visited_20_Internet_20_Link"><text:span text:style-name="T11">working with pretty much the entire course.</text:span></text:a><text:span text:style-name="T12"> </text:span><text:a xlink:type="simple" xlink:href="https://app.pluralsight.com/course-player?clipId=08973d9a-dbc7-41ed-bf9c-ab0b581f564e&amp;startTime=88.14" office:target-frame-name="psplayer" xlink:show="replace" text:style-name="Internet_20_link" text:visited-style-name="Visited_20_Internet_20_Link"><text:span text:style-name="T11">So when you run docker‑compose build, which I'm going to do in a moment,</text:span></text:a><text:span text:style-name="T12"> </text:span><text:a xlink:type="simple" xlink:href="https://app.pluralsight.com/course-player?clipId=08973d9a-dbc7-41ed-bf9c-ab0b581f564e&amp;startTime=91.54" office:target-frame-name="psplayer" xlink:show="replace" text:style-name="Internet_20_link" text:visited-style-name="Visited_20_Internet_20_Link"><text:span text:style-name="T11">it will actually use that and build this particular image.</text:span></text:a><text:span text:style-name="T12"> </text:span><text:a xlink:type="simple" xlink:href="https://app.pluralsight.com/course-player?clipId=08973d9a-dbc7-41ed-bf9c-ab0b581f564e&amp;startTime=95.94" office:target-frame-name="psplayer" xlink:show="replace" text:style-name="Internet_20_link" text:visited-style-name="Visited_20_Internet_20_Link"><text:span text:style-name="T11">Now, of course, once that image is built,</text:span></text:a><text:span text:style-name="T12"> </text:span><text:a xlink:type="simple" xlink:href="https://app.pluralsight.com/course-player?clipId=08973d9a-dbc7-41ed-bf9c-ab0b581f564e&amp;startTime=97.93" office:target-frame-name="psplayer" xlink:show="replace" text:style-name="Internet_20_link" text:visited-style-name="Visited_20_Internet_20_Link"><text:span text:style-name="T11">you could retag it, rename it, those type of things,</text:span></text:a><text:span text:style-name="T12"> </text:span><text:a xlink:type="simple" xlink:href="https://app.pluralsight.com/course-player?clipId=08973d9a-dbc7-41ed-bf9c-ab0b581f564e&amp;startTime=101.28" office:target-frame-name="psplayer" xlink:show="replace" text:style-name="Internet_20_link" text:visited-style-name="Visited_20_Internet_20_Link"><text:span text:style-name="T11">but it will make it really easy to build an image, and, of course,</text:span></text:a><text:span text:style-name="T12"> </text:span><text:a xlink:type="simple" xlink:href="https://app.pluralsight.com/course-player?clipId=08973d9a-dbc7-41ed-bf9c-ab0b581f564e&amp;startTime=104.72" office:target-frame-name="psplayer" xlink:show="replace" text:style-name="Internet_20_link" text:visited-style-name="Visited_20_Internet_20_Link"><text:span text:style-name="T11">you could have many of these in a Docker Compose file.</text:span></text:a><text:span text:style-name="T12"> </text:span><text:a xlink:type="simple" xlink:href="https://app.pluralsight.com/course-player?clipId=08973d9a-dbc7-41ed-bf9c-ab0b581f564e&amp;startTime=108.14" office:target-frame-name="psplayer" xlink:show="replace" text:style-name="Internet_20_link" text:visited-style-name="Visited_20_Internet_20_Link"><text:span text:style-name="T11">So with one command,</text:span></text:a><text:span text:style-name="T12"> </text:span><text:a xlink:type="simple" xlink:href="https://app.pluralsight.com/course-player?clipId=08973d9a-dbc7-41ed-bf9c-ab0b581f564e&amp;startTime=109.82" office:target-frame-name="psplayer" xlink:show="replace" text:style-name="Internet_20_link" text:visited-style-name="Visited_20_Internet_20_Link"><text:span text:style-name="T11">you could build pretty much as many as your system can handle images.</text:span></text:a><text:span text:style-name="T12"> </text:span><text:a xlink:type="simple" xlink:href="https://app.pluralsight.com/course-player?clipId=08973d9a-dbc7-41ed-bf9c-ab0b581f564e&amp;startTime=113.83" office:target-frame-name="psplayer" xlink:show="replace" text:style-name="Internet_20_link" text:visited-style-name="Visited_20_Internet_20_Link"><text:span text:style-name="T11">Now moving on down, notice we have the ports. We have, just like</text:span></text:a><text:span text:style-name="T12"> </text:span><text:a xlink:type="simple" xlink:href="https://app.pluralsight.com/course-player?clipId=08973d9a-dbc7-41ed-bf9c-ab0b581f564e&amp;startTime=117.24" office:target-frame-name="psplayer" xlink:show="replace" text:style-name="Internet_20_link" text:visited-style-name="Visited_20_Internet_20_Link"><text:span text:style-name="T11">we've done before with docker run, we have the external port of 3000</text:span></text:a><text:span text:style-name="T12"> </text:span><text:a xlink:type="simple" xlink:href="https://app.pluralsight.com/course-player?clipId=08973d9a-dbc7-41ed-bf9c-ab0b581f564e&amp;startTime=121.69" office:target-frame-name="psplayer" xlink:show="replace" text:style-name="Internet_20_link" text:visited-style-name="Visited_20_Internet_20_Link"><text:span text:style-name="T11">and the internal port of 3000.</text:span></text:a><text:span text:style-name="T12"> </text:span><text:a xlink:type="simple" xlink:href="https://app.pluralsight.com/course-player?clipId=08973d9a-dbc7-41ed-bf9c-ab0b581f564e&amp;startTime=124.24" office:target-frame-name="psplayer" xlink:show="replace" text:style-name="Internet_20_link" text:visited-style-name="Visited_20_Internet_20_Link"><text:span text:style-name="T11">Here's the network. That'll make sure that we're part of that</text:span></text:a><text:span text:style-name="T12"> </text:span><text:a xlink:type="simple" xlink:href="https://app.pluralsight.com/course-player?clipId=08973d9a-dbc7-41ed-bf9c-ab0b581f564e&amp;startTime=126.74" office:target-frame-name="psplayer" xlink:show="replace" text:style-name="Internet_20_link" text:visited-style-name="Visited_20_Internet_20_Link"><text:span text:style-name="T11">bridge network. And then it depends on mongodb. Now that name</text:span></text:a><text:span text:style-name="T12"> </text:span><text:a xlink:type="simple" xlink:href="https://app.pluralsight.com/course-player?clipId=08973d9a-dbc7-41ed-bf9c-ab0b581f564e&amp;startTime=132.43" office:target-frame-name="psplayer" xlink:show="replace" text:style-name="Internet_20_link" text:visited-style-name="Visited_20_Internet_20_Link"><text:span text:style-name="T11">matches with this property here.</text:span></text:a><text:span text:style-name="T12"> </text:span><text:a xlink:type="simple" xlink:href="https://app.pluralsight.com/course-player?clipId=08973d9a-dbc7-41ed-bf9c-ab0b581f564e&amp;startTime=135.84" office:target-frame-name="psplayer" xlink:show="replace" text:style-name="Internet_20_link" text:visited-style-name="Visited_20_Internet_20_Link"><text:span text:style-name="T11">What depends_on will do is it'll ensure that MongoDB starts first,</text:span></text:a><text:span text:style-name="T12"> </text:span><text:a xlink:type="simple" xlink:href="https://app.pluralsight.com/course-player?clipId=08973d9a-dbc7-41ed-bf9c-ab0b581f564e&amp;startTime=139.87" office:target-frame-name="psplayer" xlink:show="replace" text:style-name="Internet_20_link" text:visited-style-name="Visited_20_Internet_20_Link"><text:span text:style-name="T11">but it won't make sure it's ready.</text:span></text:a><text:span text:style-name="T12"> </text:span><text:a xlink:type="simple" xlink:href="https://app.pluralsight.com/course-player?clipId=08973d9a-dbc7-41ed-bf9c-ab0b581f564e&amp;startTime=141.35" office:target-frame-name="psplayer" xlink:show="replace" text:style-name="Internet_20_link" text:visited-style-name="Visited_20_Internet_20_Link"><text:span text:style-name="T11">So an important thing you'll have to do with your apps is if you have,</text:span></text:a><text:span text:style-name="T12"> </text:span><text:a xlink:type="simple" xlink:href="https://app.pluralsight.com/course-player?clipId=08973d9a-dbc7-41ed-bf9c-ab0b581f564e&amp;startTime=145.78" office:target-frame-name="psplayer" xlink:show="replace" text:style-name="Internet_20_link" text:visited-style-name="Visited_20_Internet_20_Link"><text:span text:style-name="T11">for example, a web app that's going to call into a database,</text:span></text:a><text:span text:style-name="T12"> </text:span><text:a xlink:type="simple" xlink:href="https://app.pluralsight.com/course-player?clipId=08973d9a-dbc7-41ed-bf9c-ab0b581f564e&amp;startTime=149.64" office:target-frame-name="psplayer" xlink:show="replace" text:style-name="Internet_20_link" text:visited-style-name="Visited_20_Internet_20_Link"><text:span text:style-name="T11">you'll have to make sure the database is available.</text:span></text:a><text:span text:style-name="T12"> </text:span><text:a xlink:type="simple" xlink:href="https://app.pluralsight.com/course-player?clipId=08973d9a-dbc7-41ed-bf9c-ab0b581f564e&amp;startTime=151.92" office:target-frame-name="psplayer" xlink:show="replace" text:style-name="Internet_20_link" text:visited-style-name="Visited_20_Internet_20_Link"><text:span text:style-name="T11">If you get an error,</text:span></text:a><text:span text:style-name="T12"> </text:span><text:a xlink:type="simple" xlink:href="https://app.pluralsight.com/course-player?clipId=08973d9a-dbc7-41ed-bf9c-ab0b581f564e&amp;startTime=152.88" office:target-frame-name="psplayer" xlink:show="replace" text:style-name="Internet_20_link" text:visited-style-name="Visited_20_Internet_20_Link"><text:span text:style-name="T11">you'll have to retry if that web app tries to hit it right at the beginning.</text:span></text:a><text:span text:style-name="T12"> </text:span><text:a xlink:type="simple" xlink:href="https://app.pluralsight.com/course-player?clipId=08973d9a-dbc7-41ed-bf9c-ab0b581f564e&amp;startTime=157.34" office:target-frame-name="psplayer" xlink:show="replace" text:style-name="Internet_20_link" text:visited-style-name="Visited_20_Internet_20_Link"><text:span text:style-name="T11">So that's important to note, that depends_on will ensure that the</text:span></text:a><text:span text:style-name="T12"> </text:span><text:a xlink:type="simple" xlink:href="https://app.pluralsight.com/course-player?clipId=08973d9a-dbc7-41ed-bf9c-ab0b581f564e&amp;startTime=160.75" office:target-frame-name="psplayer" xlink:show="replace" text:style-name="Internet_20_link" text:visited-style-name="Visited_20_Internet_20_Link"><text:span text:style-name="T11">MongoDB database starts first in the container,</text:span></text:a><text:span text:style-name="T12"> </text:span><text:a xlink:type="simple" xlink:href="https://app.pluralsight.com/course-player?clipId=08973d9a-dbc7-41ed-bf9c-ab0b581f564e&amp;startTime=163.43" office:target-frame-name="psplayer" xlink:show="replace" text:style-name="Internet_20_link" text:visited-style-name="Visited_20_Internet_20_Link"><text:span text:style-name="T11">but it won't make sure that it's ready to accept connections. That'll be on</text:span></text:a><text:span text:style-name="T12"> </text:span><text:a xlink:type="simple" xlink:href="https://app.pluralsight.com/course-player?clipId=08973d9a-dbc7-41ed-bf9c-ab0b581f564e&amp;startTime=168.33" office:target-frame-name="psplayer" xlink:show="replace" text:style-name="Internet_20_link" text:visited-style-name="Visited_20_Internet_20_Link"><text:span text:style-name="T11">whoever develops the app container to add code to handle that.</text:span></text:a><text:span text:style-name="T12"> </text:span><text:a xlink:type="simple" xlink:href="https://app.pluralsight.com/course-player?clipId=08973d9a-dbc7-41ed-bf9c-ab0b581f564e&amp;startTime=173.0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08973d9a-dbc7-41ed-bf9c-ab0b581f564e&amp;startTime=173.21" office:target-frame-name="psplayer" xlink:show="replace" text:style-name="Internet_20_link" text:visited-style-name="Visited_20_Internet_20_Link"><text:span text:style-name="T11">notice that the mongodb container itself just has a</text:span></text:a><text:span text:style-name="T12"> </text:span><text:a xlink:type="simple" xlink:href="https://app.pluralsight.com/course-player?clipId=08973d9a-dbc7-41ed-bf9c-ab0b581f564e&amp;startTime=176" office:target-frame-name="psplayer" xlink:show="replace" text:style-name="Internet_20_link" text:visited-style-name="Visited_20_Internet_20_Link"><text:span text:style-name="T11">container_name, mongodb, and an image,</text:span></text:a><text:span text:style-name="T12"> </text:span><text:a xlink:type="simple" xlink:href="https://app.pluralsight.com/course-player?clipId=08973d9a-dbc7-41ed-bf9c-ab0b581f564e&amp;startTime=178.86" office:target-frame-name="psplayer" xlink:show="replace" text:style-name="Internet_20_link" text:visited-style-name="Visited_20_Internet_20_Link"><text:span text:style-name="T11">but it doesn't have the build with the context and the dockerfile.</text:span></text:a><text:span text:style-name="T12"> </text:span><text:a xlink:type="simple" xlink:href="https://app.pluralsight.com/course-player?clipId=08973d9a-dbc7-41ed-bf9c-ab0b581f564e&amp;startTime=183.04" office:target-frame-name="psplayer" xlink:show="replace" text:style-name="Internet_20_link" text:visited-style-name="Visited_20_Internet_20_Link"><text:span text:style-name="T11">So what's going to happen is it will look locally for an image called mongo.</text:span></text:a><text:span text:style-name="T12"> </text:span><text:a xlink:type="simple" xlink:href="https://app.pluralsight.com/course-player?clipId=08973d9a-dbc7-41ed-bf9c-ab0b581f564e&amp;startTime=186.86" office:target-frame-name="psplayer" xlink:show="replace" text:style-name="Internet_20_link" text:visited-style-name="Visited_20_Internet_20_Link"><text:span text:style-name="T11">If it can't find it,</text:span></text:a><text:span text:style-name="T12"> </text:span><text:a xlink:type="simple" xlink:href="https://app.pluralsight.com/course-player?clipId=08973d9a-dbc7-41ed-bf9c-ab0b581f564e&amp;startTime=188.14" office:target-frame-name="psplayer" xlink:show="replace" text:style-name="Internet_20_link" text:visited-style-name="Visited_20_Internet_20_Link"><text:span text:style-name="T11">it'll go to whatever's registered as the default on your machine for a registry.</text:span></text:a><text:span text:style-name="T12"> </text:span><text:a xlink:type="simple" xlink:href="https://app.pluralsight.com/course-player?clipId=08973d9a-dbc7-41ed-bf9c-ab0b581f564e&amp;startTime=193.94" office:target-frame-name="psplayer" xlink:show="replace" text:style-name="Internet_20_link" text:visited-style-name="Visited_20_Internet_20_Link"><text:span text:style-name="T11">In our case, it's going to be Docker Hub.</text:span></text:a><text:span text:style-name="T12"> </text:span><text:a xlink:type="simple" xlink:href="https://app.pluralsight.com/course-player?clipId=08973d9a-dbc7-41ed-bf9c-ab0b581f564e&amp;startTime=196.74" office:target-frame-name="psplayer" xlink:show="replace" text:style-name="Internet_20_link" text:visited-style-name="Visited_20_Internet_20_Link"><text:span text:style-name="T11">And then finally,</text:span></text:a><text:span text:style-name="T12"> </text:span><text:a xlink:type="simple" xlink:href="https://app.pluralsight.com/course-player?clipId=08973d9a-dbc7-41ed-bf9c-ab0b581f564e&amp;startTime=197.43" office:target-frame-name="psplayer" xlink:show="replace" text:style-name="Internet_20_link" text:visited-style-name="Visited_20_Internet_20_Link"><text:span text:style-name="T11">we see it's in the same network as the application service, node, up </text:span></text:a><text:soft-page-break/><text:a xlink:type="simple" xlink:href="https://app.pluralsight.com/course-player?clipId=08973d9a-dbc7-41ed-bf9c-ab0b581f564e&amp;startTime=197.43" office:target-frame-name="psplayer" xlink:show="replace" text:style-name="Internet_20_link" text:visited-style-name="Visited_20_Internet_20_Link"><text:span text:style-name="T11">here. Now,</text:span></text:a><text:span text:style-name="T12"> </text:span><text:a xlink:type="simple" xlink:href="https://app.pluralsight.com/course-player?clipId=08973d9a-dbc7-41ed-bf9c-ab0b581f564e&amp;startTime=203.2" office:target-frame-name="psplayer" xlink:show="replace" text:style-name="Internet_20_link" text:visited-style-name="Visited_20_Internet_20_Link"><text:span text:style-name="T11">just like I said earlier, where the name mattered,</text:span></text:a><text:span text:style-name="T12"> </text:span><text:a xlink:type="simple" xlink:href="https://app.pluralsight.com/course-player?clipId=08973d9a-dbc7-41ed-bf9c-ab0b581f564e&amp;startTime=205.98" office:target-frame-name="psplayer" xlink:show="replace" text:style-name="Internet_20_link" text:visited-style-name="Visited_20_Internet_20_Link"><text:span text:style-name="T11">the name right here really matters.</text:span></text:a><text:span text:style-name="T12"> </text:span><text:a xlink:type="simple" xlink:href="https://app.pluralsight.com/course-player?clipId=08973d9a-dbc7-41ed-bf9c-ab0b581f564e&amp;startTime=208.66" office:target-frame-name="psplayer" xlink:show="replace" text:style-name="Internet_20_link" text:visited-style-name="Visited_20_Internet_20_Link"><text:span text:style-name="T11">The service name ultimately will become a network addressable name so</text:span></text:a><text:span text:style-name="T12"> </text:span><text:a xlink:type="simple" xlink:href="https://app.pluralsight.com/course-player?clipId=08973d9a-dbc7-41ed-bf9c-ab0b581f564e&amp;startTime=213.28" office:target-frame-name="psplayer" xlink:show="replace" text:style-name="Internet_20_link" text:visited-style-name="Visited_20_Internet_20_Link"><text:span text:style-name="T11">that the connection string will work. And recall earlier that I showed</text:span></text:a><text:span text:style-name="T12"> </text:span><text:a xlink:type="simple" xlink:href="https://app.pluralsight.com/course-player?clipId=08973d9a-dbc7-41ed-bf9c-ab0b581f564e&amp;startTime=216.76" office:target-frame-name="psplayer" xlink:show="replace" text:style-name="Internet_20_link" text:visited-style-name="Visited_20_Internet_20_Link"><text:span text:style-name="T11">you config.development, and that had the host of mongodb, and we can</text:span></text:a><text:span text:style-name="T12"> </text:span><text:a xlink:type="simple" xlink:href="https://app.pluralsight.com/course-player?clipId=08973d9a-dbc7-41ed-bf9c-ab0b581f564e&amp;startTime=221.11" office:target-frame-name="psplayer" xlink:show="replace" text:style-name="Internet_20_link" text:visited-style-name="Visited_20_Internet_20_Link"><text:span text:style-name="T11">also open up the production,</text:span></text:a><text:span text:style-name="T12"> </text:span><text:a xlink:type="simple" xlink:href="https://app.pluralsight.com/course-player?clipId=08973d9a-dbc7-41ed-bf9c-ab0b581f564e&amp;startTime=222.54" office:target-frame-name="psplayer" xlink:show="replace" text:style-name="Internet_20_link" text:visited-style-name="Visited_20_Internet_20_Link"><text:span text:style-name="T11">which looks the same in this case. That's going to be</text:span></text:a><text:span text:style-name="T12"> </text:span><text:a xlink:type="simple" xlink:href="https://app.pluralsight.com/course-player?clipId=08973d9a-dbc7-41ed-bf9c-ab0b581f564e&amp;startTime=225.42" office:target-frame-name="psplayer" xlink:show="replace" text:style-name="Internet_20_link" text:visited-style-name="Visited_20_Internet_20_Link"><text:span text:style-name="T11">the name that you see right here.</text:span></text:a><text:span text:style-name="T12"> </text:span><text:a xlink:type="simple" xlink:href="https://app.pluralsight.com/course-player?clipId=08973d9a-dbc7-41ed-bf9c-ab0b581f564e&amp;startTime=226.93" office:target-frame-name="psplayer" xlink:show="replace" text:style-name="Internet_20_link" text:visited-style-name="Visited_20_Internet_20_Link"><text:span text:style-name="T11">So if you want to change that name,</text:span></text:a><text:span text:style-name="T12"> </text:span><text:a xlink:type="simple" xlink:href="https://app.pluralsight.com/course-player?clipId=08973d9a-dbc7-41ed-bf9c-ab0b581f564e&amp;startTime=228.25" office:target-frame-name="psplayer" xlink:show="replace" text:style-name="Internet_20_link" text:visited-style-name="Visited_20_Internet_20_Link"><text:span text:style-name="T11">you'd have to change the connection string. There's a lot</text:span></text:a><text:span text:style-name="T12"> </text:span><text:a xlink:type="simple" xlink:href="https://app.pluralsight.com/course-player?clipId=08973d9a-dbc7-41ed-bf9c-ab0b581f564e&amp;startTime=231.37" office:target-frame-name="psplayer" xlink:show="replace" text:style-name="Internet_20_link" text:visited-style-name="Visited_20_Internet_20_Link"><text:span text:style-name="T11">more you can do with Docker Compose.</text:span></text:a><text:span text:style-name="T12"> </text:span><text:a xlink:type="simple" xlink:href="https://app.pluralsight.com/course-player?clipId=08973d9a-dbc7-41ed-bf9c-ab0b581f564e&amp;startTime=233.44" office:target-frame-name="psplayer" xlink:show="replace" text:style-name="Internet_20_link" text:visited-style-name="Visited_20_Internet_20_Link"><text:span text:style-name="T11">You can certainly bring up many other services if you want, and I'd</text:span></text:a><text:span text:style-name="T12"> </text:span><text:a xlink:type="simple" xlink:href="https://app.pluralsight.com/course-player?clipId=08973d9a-dbc7-41ed-bf9c-ab0b581f564e&amp;startTime=238.2" office:target-frame-name="psplayer" xlink:show="replace" text:style-name="Internet_20_link" text:visited-style-name="Visited_20_Internet_20_Link"><text:span text:style-name="T11">recommend checking out the next course in this learning path,</text:span></text:a><text:span text:style-name="T12"> </text:span><text:a xlink:type="simple" xlink:href="https://app.pluralsight.com/course-player?clipId=08973d9a-dbc7-41ed-bf9c-ab0b581f564e&amp;startTime=241" office:target-frame-name="psplayer" xlink:show="replace" text:style-name="Internet_20_link" text:visited-style-name="Visited_20_Internet_20_Link"><text:span text:style-name="T11">which is going to be on Docker Compose, and provide more detail</text:span></text:a><text:span text:style-name="T12"> </text:span><text:a xlink:type="simple" xlink:href="https://app.pluralsight.com/course-player?clipId=08973d9a-dbc7-41ed-bf9c-ab0b581f564e&amp;startTime=243.69" office:target-frame-name="psplayer" xlink:show="replace" text:style-name="Internet_20_link" text:visited-style-name="Visited_20_Internet_20_Link"><text:span text:style-name="T11">if you'd like to dive in deeper. With that,</text:span></text:a><text:span text:style-name="T12"> </text:span><text:a xlink:type="simple" xlink:href="https://app.pluralsight.com/course-player?clipId=08973d9a-dbc7-41ed-bf9c-ab0b581f564e&amp;startTime=247.12" office:target-frame-name="psplayer" xlink:show="replace" text:style-name="Internet_20_link" text:visited-style-name="Visited_20_Internet_20_Link"><text:span text:style-name="T11">I'm going to go ahead and just right‑click, open a terminal.</text:span></text:a><text:span text:style-name="T12"> </text:span><text:a xlink:type="simple" xlink:href="https://app.pluralsight.com/course-player?clipId=08973d9a-dbc7-41ed-bf9c-ab0b581f564e&amp;startTime=250.54" office:target-frame-name="psplayer" xlink:show="replace" text:style-name="Internet_20_link" text:visited-style-name="Visited_20_Internet_20_Link"><text:span text:style-name="T11">And the first thing I want to show you is if you type</text:span></text:a><text:span text:style-name="T12"> </text:span><text:a xlink:type="simple" xlink:href="https://app.pluralsight.com/course-player?clipId=08973d9a-dbc7-41ed-bf9c-ab0b581f564e&amp;startTime=252.48" office:target-frame-name="psplayer" xlink:show="replace" text:style-name="Internet_20_link" text:visited-style-name="Visited_20_Internet_20_Link"><text:span text:style-name="T11">docker‑compose, and you could just hit Enter,</text:span></text:a><text:span text:style-name="T12"> </text:span><text:a xlink:type="simple" xlink:href="https://app.pluralsight.com/course-player?clipId=08973d9a-dbc7-41ed-bf9c-ab0b581f564e&amp;startTime=254.81" office:target-frame-name="psplayer" xlink:show="replace" text:style-name="Internet_20_link" text:visited-style-name="Visited_20_Internet_20_Link"><text:span text:style-name="T11">but I'll type ‑‑help, there's several different commands you can run,</text:span></text:a><text:span text:style-name="T12"> </text:span><text:a xlink:type="simple" xlink:href="https://app.pluralsight.com/course-player?clipId=08973d9a-dbc7-41ed-bf9c-ab0b581f564e&amp;startTime=259.05" office:target-frame-name="psplayer" xlink:show="replace" text:style-name="Internet_20_link" text:visited-style-name="Visited_20_Internet_20_Link"><text:span text:style-name="T11">you'll notice here.</text:span></text:a><text:span text:style-name="T12"> </text:span><text:a xlink:type="simple" xlink:href="https://app.pluralsight.com/course-player?clipId=08973d9a-dbc7-41ed-bf9c-ab0b581f564e&amp;startTime=260.34" office:target-frame-name="psplayer" xlink:show="replace" text:style-name="Internet_20_link" text:visited-style-name="Visited_20_Internet_20_Link"><text:span text:style-name="T11">And we're going to focus just on the main three, but there's</text:span></text:a><text:span text:style-name="T12"> </text:span><text:a xlink:type="simple" xlink:href="https://app.pluralsight.com/course-player?clipId=08973d9a-dbc7-41ed-bf9c-ab0b581f564e&amp;startTime=262.79" office:target-frame-name="psplayer" xlink:show="replace" text:style-name="Internet_20_link" text:visited-style-name="Visited_20_Internet_20_Link"><text:span text:style-name="T11">also a bunch of command line switches,</text:span></text:a><text:span text:style-name="T12"> </text:span><text:a xlink:type="simple" xlink:href="https://app.pluralsight.com/course-player?clipId=08973d9a-dbc7-41ed-bf9c-ab0b581f564e&amp;startTime=264.84" office:target-frame-name="psplayer" xlink:show="replace" text:style-name="Internet_20_link" text:visited-style-name="Visited_20_Internet_20_Link"><text:span text:style-name="T11">and what I want to point out is ‑f. If the name of your docker‑compose file is a</text:span></text:a><text:span text:style-name="T12"> </text:span><text:a xlink:type="simple" xlink:href="https://app.pluralsight.com/course-player?clipId=08973d9a-dbc7-41ed-bf9c-ab0b581f564e&amp;startTime=270.87" office:target-frame-name="psplayer" xlink:show="replace" text:style-name="Internet_20_link" text:visited-style-name="Visited_20_Internet_20_Link"><text:span text:style-name="T11">different name than docker‑compose.yml, then you could actually put</text:span></text:a><text:span text:style-name="T12"> </text:span><text:a xlink:type="simple" xlink:href="https://app.pluralsight.com/course-player?clipId=08973d9a-dbc7-41ed-bf9c-ab0b581f564e&amp;startTime=275.65" office:target-frame-name="psplayer" xlink:show="replace" text:style-name="Internet_20_link" text:visited-style-name="Visited_20_Internet_20_Link"><text:span text:style-name="T11">docker‑compose ‑f, give it that file name, and then say build. That way you can</text:span></text:a><text:span text:style-name="T12"> </text:span><text:a xlink:type="simple" xlink:href="https://app.pluralsight.com/course-player?clipId=08973d9a-dbc7-41ed-bf9c-ab0b581f564e&amp;startTime=281.27" office:target-frame-name="psplayer" xlink:show="replace" text:style-name="Internet_20_link" text:visited-style-name="Visited_20_Internet_20_Link"><text:span text:style-name="T11">actually change up the file names if you'd like,</text:span></text:a><text:span text:style-name="T12"> </text:span><text:a xlink:type="simple" xlink:href="https://app.pluralsight.com/course-player?clipId=08973d9a-dbc7-41ed-bf9c-ab0b581f564e&amp;startTime=283.03" office:target-frame-name="psplayer" xlink:show="replace" text:style-name="Internet_20_link" text:visited-style-name="Visited_20_Internet_20_Link"><text:span text:style-name="T11">because who knows, you might have a development version,</text:span></text:a><text:span text:style-name="T12"> </text:span><text:a xlink:type="simple" xlink:href="https://app.pluralsight.com/course-player?clipId=08973d9a-dbc7-41ed-bf9c-ab0b581f564e&amp;startTime=285.24" office:target-frame-name="psplayer" xlink:show="replace" text:style-name="Internet_20_link" text:visited-style-name="Visited_20_Internet_20_Link"><text:span text:style-name="T11">a production version, things like that.</text:span></text:a><text:span text:style-name="T12"> </text:span><text:a xlink:type="simple" xlink:href="https://app.pluralsight.com/course-player?clipId=08973d9a-dbc7-41ed-bf9c-ab0b581f564e&amp;startTime=287.82" office:target-frame-name="psplayer" xlink:show="replace" text:style-name="Internet_20_link" text:visited-style-name="Visited_20_Internet_20_Link"><text:span text:style-name="T11">Now for this demo we named it the same as it expects.</text:span></text:a><text:span text:style-name="T12"> </text:span><text:a xlink:type="simple" xlink:href="https://app.pluralsight.com/course-player?clipId=08973d9a-dbc7-41ed-bf9c-ab0b581f564e&amp;startTime=291.54" office:target-frame-name="psplayer" xlink:show="replace" text:style-name="Internet_20_link" text:visited-style-name="Visited_20_Internet_20_Link"><text:span text:style-name="T11">So we'll say docker‑compose build. Now this'll kick off</text:span></text:a><text:span text:style-name="T12"> </text:span><text:a xlink:type="simple" xlink:href="https://app.pluralsight.com/course-player?clipId=08973d9a-dbc7-41ed-bf9c-ab0b581f564e&amp;startTime=295.1" office:target-frame-name="psplayer" xlink:show="replace" text:style-name="Internet_20_link" text:visited-style-name="Visited_20_Internet_20_Link"><text:span text:style-name="T11">the build process for our node service, but not our mongodb,</text:span></text:a><text:span text:style-name="T12"> </text:span><text:a xlink:type="simple" xlink:href="https://app.pluralsight.com/course-player?clipId=08973d9a-dbc7-41ed-bf9c-ab0b581f564e&amp;startTime=298.94" office:target-frame-name="psplayer" xlink:show="replace" text:style-name="Internet_20_link" text:visited-style-name="Visited_20_Internet_20_Link"><text:span text:style-name="T11">because mongodb doesn't require a custom build.</text:span></text:a><text:span text:style-name="T12"> </text:span><text:a xlink:type="simple" xlink:href="https://app.pluralsight.com/course-player?clipId=08973d9a-dbc7-41ed-bf9c-ab0b581f564e&amp;startTime=302.34" office:target-frame-name="psplayer" xlink:show="replace" text:style-name="Internet_20_link" text:visited-style-name="Visited_20_Internet_20_Link"><text:span text:style-name="T11">So let's go ahead and do that.</text:span></text:a><text:span text:style-name="T12"> </text:span><text:a xlink:type="simple" xlink:href="https://app.pluralsight.com/course-player?clipId=08973d9a-dbc7-41ed-bf9c-ab0b581f564e&amp;startTime=304.34" office:target-frame-name="psplayer" xlink:show="replace" text:style-name="Internet_20_link" text:visited-style-name="Visited_20_Internet_20_Link"><text:span text:style-name="T11">And there we go, most of the layers were already cached,</text:span></text:a><text:span text:style-name="T12"> </text:span><text:a xlink:type="simple" xlink:href="https://app.pluralsight.com/course-player?clipId=08973d9a-dbc7-41ed-bf9c-ab0b581f564e&amp;startTime=306.84" office:target-frame-name="psplayer" xlink:show="replace" text:style-name="Internet_20_link" text:visited-style-name="Visited_20_Internet_20_Link"><text:span text:style-name="T11">so we're kind of good to go there. So that's the first step.</text:span></text:a><text:span text:style-name="T12"> </text:span><text:a xlink:type="simple" xlink:href="https://app.pluralsight.com/course-player?clipId=08973d9a-dbc7-41ed-bf9c-ab0b581f564e&amp;startTime=310.64" office:target-frame-name="psplayer" xlink:show="replace" text:style-name="Internet_20_link" text:visited-style-name="Visited_20_Internet_20_Link"><text:span text:style-name="T11">Now if I want to run this and get the network set up,</text:span></text:a><text:span text:style-name="T12"> </text:span><text:a xlink:type="simple" xlink:href="https://app.pluralsight.com/course-player?clipId=08973d9a-dbc7-41ed-bf9c-ab0b581f564e&amp;startTime=313.54" office:target-frame-name="psplayer" xlink:show="replace" text:style-name="Internet_20_link" text:visited-style-name="Visited_20_Internet_20_Link"><text:span text:style-name="T11">the two containers running, and all of that, then we can do</text:span></text:a><text:span text:style-name="T12"> </text:span><text:a xlink:type="simple" xlink:href="https://app.pluralsight.com/course-player?clipId=08973d9a-dbc7-41ed-bf9c-ab0b581f564e&amp;startTime=317.1" office:target-frame-name="psplayer" xlink:show="replace" text:style-name="Internet_20_link" text:visited-style-name="Visited_20_Internet_20_Link"><text:span text:style-name="T11">docker‑compose up. This will now look at the services, there</text:span></text:a><text:span text:style-name="T12"> </text:span><text:a xlink:type="simple" xlink:href="https://app.pluralsight.com/course-player?clipId=08973d9a-dbc7-41ed-bf9c-ab0b581f564e&amp;startTime=322.13" office:target-frame-name="psplayer" xlink:show="replace" text:style-name="Internet_20_link" text:visited-style-name="Visited_20_Internet_20_Link"><text:span text:style-name="T11">we go, our mongo came up first.</text:span></text:a><text:span text:style-name="T12"> </text:span><text:a xlink:type="simple" xlink:href="https://app.pluralsight.com/course-player?clipId=08973d9a-dbc7-41ed-bf9c-ab0b581f564e&amp;startTime=324.09" office:target-frame-name="psplayer" xlink:show="replace" text:style-name="Internet_20_link" text:visited-style-name="Visited_20_Internet_20_Link"><text:span text:style-name="T11">Now our node is trying to connect, and it's now listening on this port,</text:span></text:a><text:span text:style-name="T12"> </text:span><text:a xlink:type="simple" xlink:href="https://app.pluralsight.com/course-player?clipId=08973d9a-dbc7-41ed-bf9c-ab0b581f564e&amp;startTime=328.08" office:target-frame-name="psplayer" xlink:show="replace" text:style-name="Internet_20_link" text:visited-style-name="Visited_20_Internet_20_Link"><text:span text:style-name="T11">and it actually looks like it all came up very fast.</text:span></text:a><text:span text:style-name="T12"> </text:span><text:a xlink:type="simple" xlink:href="https://app.pluralsight.com/course-player?clipId=08973d9a-dbc7-41ed-bf9c-ab0b581f564e&amp;startTime=331.04" office:target-frame-name="psplayer" xlink:show="replace" text:style-name="Internet_20_link" text:visited-style-name="Visited_20_Internet_20_Link"><text:span text:style-name="T11">So let's go ahead and run to the browser.</text:span></text:a><text:span text:style-name="T12"> </text:span><text:a xlink:type="simple" xlink:href="https://app.pluralsight.com/course-player?clipId=08973d9a-dbc7-41ed-bf9c-ab0b581f564e&amp;startTime=333.24" office:target-frame-name="psplayer" xlink:show="replace" text:style-name="Internet_20_link" text:visited-style-name="Visited_20_Internet_20_Link"><text:span text:style-name="T11">We'll go to localhost 3000, because that was the external port, and there we go.</text:span></text:a><text:span text:style-name="T12"> </text:span><text:a xlink:type="simple" xlink:href="https://app.pluralsight.com/course-player?clipId=08973d9a-dbc7-41ed-bf9c-ab0b581f564e&amp;startTime=337.11" office:target-frame-name="psplayer" xlink:show="replace" text:style-name="Internet_20_link" text:visited-style-name="Visited_20_Internet_20_Link"><text:span text:style-name="T11">Our app is running, again, we don't have any data in the database because we</text:span></text:a><text:span text:style-name="T12"> </text:span><text:a xlink:type="simple" xlink:href="https://app.pluralsight.com/course-player?clipId=08973d9a-dbc7-41ed-bf9c-ab0b581f564e&amp;startTime=340.35" office:target-frame-name="psplayer" xlink:show="replace" text:style-name="Internet_20_link" text:visited-style-name="Visited_20_Internet_20_Link"><text:span text:style-name="T11">just started it up, but we could either integrate the dbSeeder script into the</text:span></text:a><text:span text:style-name="T12"> </text:span><text:a xlink:type="simple" xlink:href="https://app.pluralsight.com/course-player?clipId=08973d9a-dbc7-41ed-bf9c-ab0b581f564e&amp;startTime=345.28" office:target-frame-name="psplayer" xlink:show="replace" text:style-name="Internet_20_link" text:visited-style-name="Visited_20_Internet_20_Link"><text:span text:style-name="T11">startup of the app or we could shell in as I showed earlier and we could run</text:span></text:a><text:span text:style-name="T12"> </text:span><text:a xlink:type="simple" xlink:href="https://app.pluralsight.com/course-player?clipId=08973d9a-dbc7-41ed-bf9c-ab0b581f564e&amp;startTime=350.04" office:target-frame-name="psplayer" xlink:show="replace" text:style-name="Internet_20_link" text:visited-style-name="Visited_20_Internet_20_Link"><text:span text:style-name="T11">the dbSeeder script. Now going on back,</text:span></text:a><text:span text:style-name="T12"> </text:span><text:a xlink:type="simple" xlink:href="https://app.pluralsight.com/course-player?clipId=08973d9a-dbc7-41ed-bf9c-ab0b581f564e&amp;startTime=353.19" office:target-frame-name="psplayer" xlink:show="replace" text:style-name="Internet_20_link" text:visited-style-name="Visited_20_Internet_20_Link"><text:span text:style-name="T11">let me open another console, and I want to show you that</text:span></text:a><text:span text:style-name="T12"> </text:span><text:a xlink:type="simple" xlink:href="https://app.pluralsight.com/course-player?clipId=08973d9a-dbc7-41ed-bf9c-ab0b581f564e&amp;startTime=355.69" office:target-frame-name="psplayer" xlink:show="replace" text:style-name="Internet_20_link" text:visited-style-name="Visited_20_Internet_20_Link"><text:span text:style-name="T11">under the covers it's just regular Docker.</text:span></text:a><text:span text:style-name="T12"> </text:span><text:a xlink:type="simple" xlink:href="https://app.pluralsight.com/course-player?clipId=08973d9a-dbc7-41ed-bf9c-ab0b581f564e&amp;startTime=357.92" office:target-frame-name="psplayer" xlink:show="replace" text:style-name="Internet_20_link" text:visited-style-name="Visited_20_Internet_20_Link"><text:span text:style-name="T11">They're just hiding some of the complexity.</text:span></text:a><text:span text:style-name="T12"> </text:span><text:a xlink:type="simple" xlink:href="https://app.pluralsight.com/course-player?clipId=08973d9a-dbc7-41ed-bf9c-ab0b581f564e&amp;startTime=359.98" office:target-frame-name="psplayer" xlink:show="replace" text:style-name="Internet_20_link" text:visited-style-name="Visited_20_Internet_20_Link"><text:span text:style-name="T11">If we do docker ps, there's my two containers.</text:span></text:a><text:span text:style-name="T12"> </text:span><text:a xlink:type="simple" xlink:href="https://app.pluralsight.com/course-player?clipId=08973d9a-dbc7-41ed-bf9c-ab0b581f564e&amp;startTime=364.84" office:target-frame-name="psplayer" xlink:show="replace" text:style-name="Internet_20_link" text:visited-style-name="Visited_20_Internet_20_Link"><text:span text:style-name="T11">So what do we do from here?</text:span></text:a><text:span text:style-name="T12"> </text:span><text:a xlink:type="simple" xlink:href="https://app.pluralsight.com/course-player?clipId=08973d9a-dbc7-41ed-bf9c-ab0b581f564e&amp;startTime=366.74" office:target-frame-name="psplayer" xlink:show="replace" text:style-name="Internet_20_link" text:visited-style-name="Visited_20_Internet_20_Link"><text:span text:style-name="T11">Well, the last command is down, so let's go ahead and do docker‑compose down.</text:span></text:a><text:span text:style-name="T12"> </text:span><text:a xlink:type="simple" xlink:href="https://app.pluralsight.com/course-player?clipId=08973d9a-dbc7-41ed-bf9c-ab0b581f564e&amp;startTime=373.24" office:target-frame-name="psplayer" xlink:show="replace" text:style-name="Internet_20_link" text:visited-style-name="Visited_20_Internet_20_Link"><text:span text:style-name="T11">Alright, everything is now gone.</text:span></text:a><text:span text:style-name="T12"> </text:span><text:a xlink:type="simple" xlink:href="https://app.pluralsight.com/course-player?clipId=08973d9a-dbc7-41ed-bf9c-ab0b581f564e&amp;startTime=375.44" office:target-frame-name="psplayer" xlink:show="replace" text:style-name="Internet_20_link" text:visited-style-name="Visited_20_Internet_20_Link"><text:span text:style-name="T11">Kind of prove that by doing docker ps. Okay,</text:span></text:a><text:span text:style-name="T12"> </text:span><text:a xlink:type="simple" xlink:href="https://app.pluralsight.com/course-player?clipId=08973d9a-dbc7-41ed-bf9c-ab0b581f564e&amp;startTime=379.35" office:target-frame-name="psplayer" xlink:show="replace" text:style-name="Internet_20_link" text:visited-style-name="Visited_20_Internet_20_Link"><text:span text:style-name="T11">nothing there that's running, but is there anything behind the</text:span></text:a><text:span text:style-name="T12"> </text:span><text:a xlink:type="simple" xlink:href="https://app.pluralsight.com/course-player?clipId=08973d9a-dbc7-41ed-bf9c-ab0b581f564e&amp;startTime=381.74" office:target-frame-name="psplayer" xlink:show="replace" text:style-name="Internet_20_link" text:visited-style-name="Visited_20_Internet_20_Link"><text:span text:style-name="T11">scenes stopped. Docker ps ‑a, nothing. So you can see how easy it</text:span></text:a><text:span text:style-name="T12"> </text:span><text:a xlink:type="simple" xlink:href="https://app.pluralsight.com/course-player?clipId=08973d9a-dbc7-41ed-bf9c-ab0b581f564e&amp;startTime=387.63" office:target-frame-name="psplayer" xlink:show="replace" text:style-name="Internet_20_link" text:visited-style-name="Visited_20_Internet_20_Link"><text:span text:style-name="T11">is to not only build from our dockerfiles,</text:span></text:a><text:span text:style-name="T12"> </text:span><text:a xlink:type="simple" xlink:href="https://app.pluralsight.com/course-player?clipId=08973d9a-dbc7-41ed-bf9c-ab0b581f564e&amp;startTime=391.04" office:target-frame-name="psplayer" xlink:show="replace" text:style-name="Internet_20_link" text:visited-style-name="Visited_20_Internet_20_Link"><text:span text:style-name="T11">but also run our containers,</text:span></text:a><text:span text:style-name="T12"> </text:span><text:a xlink:type="simple" xlink:href="https://app.pluralsight.com/course-player?clipId=08973d9a-dbc7-41ed-bf9c-ab0b581f564e&amp;startTime=393.28" office:target-frame-name="psplayer" xlink:show="replace" text:style-name="Internet_20_link" text:visited-style-name="Visited_20_Internet_20_Link"><text:span text:style-name="T11">create the network, and then take everything down, and</text:span></text:a><text:span text:style-name="T12"> </text:span><text:a xlink:type="simple" xlink:href="https://app.pluralsight.com/course-player?clipId=08973d9a-dbc7-41ed-bf9c-ab0b581f564e&amp;startTime=396.25" office:target-frame-name="psplayer" xlink:show="replace" text:style-name="Internet_20_link" text:visited-style-name="Visited_20_Internet_20_Link"><text:span text:style-name="T11">really all you have to know is three commands. Now from</text:span></text:a><text:span text:style-name="T12"> </text:span><text:a xlink:type="simple" xlink:href="https://app.pluralsight.com/course-player?clipId=08973d9a-dbc7-41ed-bf9c-ab0b581f564e&amp;startTime=399.57" office:target-frame-name="psplayer" xlink:show="replace" text:style-name="Internet_20_link" text:visited-style-name="Visited_20_Internet_20_Link"><text:span text:style-name="T11">here there's a docker‑compose logs.</text:span></text:a><text:span text:style-name="T12"> </text:span><text:a xlink:type="simple" xlink:href="https://app.pluralsight.com/course-player?clipId=08973d9a-dbc7-41ed-bf9c-ab0b581f564e&amp;startTime=401.66" office:target-frame-name="psplayer" xlink:show="replace" text:style-name="Internet_20_link" text:visited-style-name="Visited_20_Internet_20_Link"><text:span text:style-name="T11">If you want to stream the logs, you could do that.</text:span></text:a><text:span text:style-name="T12"> </text:span><text:a xlink:type="simple" xlink:href="https://app.pluralsight.com/course-player?clipId=08973d9a-dbc7-41ed-bf9c-ab0b581f564e&amp;startTime=404.34" office:target-frame-name="psplayer" xlink:show="replace" text:style-name="Internet_20_link" text:visited-style-name="Visited_20_Internet_20_Link"><text:span text:style-name="T11">Take a look at the help there that I showed earlier if you want</text:span></text:a><text:span text:style-name="T12"> </text:span><text:a xlink:type="simple" xlink:href="https://app.pluralsight.com/course-player?clipId=08973d9a-dbc7-41ed-bf9c-ab0b581f564e&amp;startTime=407.02" office:target-frame-name="psplayer" xlink:show="replace" text:style-name="Internet_20_link" text:visited-style-name="Visited_20_Internet_20_Link"><text:span text:style-name="T11">more information. Now the final thing I want to show you is we</text:span></text:a><text:span text:style-name="T12"> </text:span><text:a xlink:type="simple" xlink:href="https://app.pluralsight.com/course-player?clipId=08973d9a-dbc7-41ed-bf9c-ab0b581f564e&amp;startTime=411.84" office:target-frame-name="psplayer" xlink:show="replace" text:style-name="Internet_20_link" text:visited-style-name="Visited_20_Internet_20_Link"><text:span text:style-name="T11">can actually right‑click on this.</text:span></text:a><text:span text:style-name="T12"> </text:span><text:a xlink:type="simple" xlink:href="https://app.pluralsight.com/course-player?clipId=08973d9a-dbc7-41ed-bf9c-ab0b581f564e&amp;startTime=415.04" office:target-frame-name="psplayer" xlink:show="replace" text:style-name="Internet_20_link" text:visited-style-name="Visited_20_Internet_20_Link"><text:span text:style-name="T11">If I scroll down to the bottom, notice there's a Compose</text:span></text:a><text:span text:style-name="T12"> </text:span><text:a xlink:type="simple" xlink:href="https://app.pluralsight.com/course-player?clipId=08973d9a-dbc7-41ed-bf9c-ab0b581f564e&amp;startTime=417.79" office:target-frame-name="psplayer" xlink:show="replace" text:style-name="Internet_20_link" text:visited-style-name="Visited_20_Internet_20_Link"><text:span text:style-name="T11">Down, Restart, Up, and Up ‑ Select Services.</text:span></text:a><text:span text:style-name="T12"> </text:span><text:a xlink:type="simple" xlink:href="https://app.pluralsight.com/course-player?clipId=08973d9a-dbc7-41ed-bf9c-ab0b581f564e&amp;startTime=422.34" office:target-frame-name="psplayer" xlink:show="replace" text:style-name="Internet_20_link" text:visited-style-name="Visited_20_Internet_20_Link"><text:span text:style-name="T11">Now I'm going to go ahead and do Compose Up, and let's watch what happens here.</text:span></text:a><text:span text:style-name="T12"> </text:span><text:a xlink:type="simple" xlink:href="https://app.pluralsight.com/course-player?clipId=08973d9a-dbc7-41ed-bf9c-ab0b581f564e&amp;startTime=429.03" office:target-frame-name="psplayer" xlink:show="replace" text:style-name="Internet_20_link" text:visited-style-name="Visited_20_Internet_20_Link"><text:span text:style-name="T11">And there we go, look at that, it rebuilt all the images that need it, and</text:span></text:a><text:span text:style-name="T12"> </text:span><text:a xlink:type="simple" xlink:href="https://app.pluralsight.com/course-player?clipId=08973d9a-dbc7-41ed-bf9c-ab0b581f564e&amp;startTime=433.84" office:target-frame-name="psplayer" xlink:show="replace" text:style-name="Internet_20_link" text:visited-style-name="Visited_20_Internet_20_Link"><text:span text:style-name="T11">then it started up our containers here. And then it says this terminal is</text:span></text:a><text:span text:style-name="T12"> </text:span><text:a xlink:type="simple" xlink:href="https://app.pluralsight.com/course-player?clipId=08973d9a-dbc7-41ed-bf9c-ab0b581f564e&amp;startTime=437.75" office:target-frame-name="psplayer" xlink:show="replace" text:style-name="Internet_20_link" text:visited-style-name="Visited_20_Internet_20_Link"><text:span text:style-name="T11">going to be reused by tasks, press any key to close it,</text:span></text:a><text:span text:style-name="T12"> </text:span><text:a xlink:type="simple" xlink:href="https://app.pluralsight.com/course-player?clipId=08973d9a-dbc7-41ed-bf9c-ab0b581f564e&amp;startTime=440.11" office:target-frame-name="psplayer" xlink:show="replace" text:style-name="Internet_20_link" text:visited-style-name="Visited_20_Internet_20_Link"><text:span text:style-name="T11">so we'll close it.</text:span></text:a><text:span text:style-name="T12"> </text:span><text:a xlink:type="simple" xlink:href="https://app.pluralsight.com/course-player?clipId=08973d9a-dbc7-41ed-bf9c-ab0b581f564e&amp;startTime=441.54" office:target-frame-name="psplayer" xlink:show="replace" text:style-name="Internet_20_link" text:visited-style-name="Visited_20_Internet_20_Link"><text:span text:style-name="T11">Let's do docker ps ‑a. There we go, everything's been up,</text:span></text:a><text:span text:style-name="T12"> </text:span><text:a xlink:type="simple" xlink:href="https://app.pluralsight.com/course-player?clipId=08973d9a-dbc7-41ed-bf9c-ab0b581f564e&amp;startTime=445.82" office:target-frame-name="psplayer" xlink:show="replace" text:style-name="Internet_20_link" text:visited-style-name="Visited_20_Internet_20_Link"><text:span text:style-name="T11">and we should still be able to hit it in the browser. Now from</text:span></text:a><text:span text:style-name="T12"> </text:span><text:a xlink:type="simple" xlink:href="https://app.pluralsight.com/course-player?clipId=08973d9a-dbc7-41ed-bf9c-ab0b581f564e&amp;startTime=449.13" office:target-frame-name="psplayer" xlink:show="replace" text:style-name="Internet_20_link" text:visited-style-name="Visited_20_Internet_20_Link"><text:span text:style-name="T11">here, let's right click on it, come on down, and we can say</text:span></text:a><text:span text:style-name="T12"> </text:span><text:a xlink:type="simple" xlink:href="https://app.pluralsight.com/course-player?clipId=08973d9a-dbc7-41ed-bf9c-ab0b581f564e&amp;startTime=453.23" office:target-frame-name="psplayer" xlink:show="replace" text:style-name="Internet_20_link" text:visited-style-name="Visited_20_Internet_20_Link"><text:span text:style-name="T11">Compose Down. That will issue the command.</text:span></text:a><text:span text:style-name="T12"> </text:span><text:a xlink:type="simple" xlink:href="https://app.pluralsight.com/course-player?clipId=08973d9a-dbc7-41ed-bf9c-ab0b581f564e&amp;startTime=455.99" office:target-frame-name="psplayer" xlink:show="replace" text:style-name="Internet_20_link" text:visited-style-name="Visited_20_Internet_20_Link"><text:span text:style-name="T11">There's that ‑f switch, by the way,</text:span></text:a><text:span text:style-name="T12"> </text:span><text:a xlink:type="simple" xlink:href="https://app.pluralsight.com/course-player?clipId=08973d9a-dbc7-41ed-bf9c-ab0b581f564e&amp;startTime=457.88" office:target-frame-name="psplayer" xlink:show="replace" text:style-name="Internet_20_link" text:visited-style-name="Visited_20_Internet_20_Link"><text:span text:style-name="T11">right there. And we're all done, we'll hit any key, let's</text:span></text:a><text:span text:style-name="T12"> </text:span><text:a xlink:type="simple" xlink:href="https://app.pluralsight.com/course-player?clipId=08973d9a-dbc7-41ed-bf9c-ab0b581f564e&amp;startTime=463.12" office:target-frame-name="psplayer" xlink:show="replace" text:style-name="Internet_20_link" text:visited-style-name="Visited_20_Internet_20_Link"><text:span text:style-name="T11">do docker ps ‑a, everything's gone.</text:span></text:a><text:span text:style-name="T12"> </text:span><text:a xlink:type="simple" xlink:href="https://app.pluralsight.com/course-player?clipId=08973d9a-dbc7-41ed-bf9c-ab0b581f564e&amp;startTime=466.34" office:target-frame-name="psplayer" xlink:show="replace" text:style-name="Internet_20_link" text:visited-style-name="Visited_20_Internet_20_Link"><text:span text:style-name="T11">So if you want,</text:span></text:a><text:span text:style-name="T12"> </text:span><text:a xlink:type="simple" xlink:href="https://app.pluralsight.com/course-player?clipId=08973d9a-dbc7-41ed-bf9c-ab0b581f564e&amp;startTime=467.2" office:target-frame-name="psplayer" xlink:show="replace" text:style-name="Internet_20_link" text:visited-style-name="Visited_20_Internet_20_Link"><text:span text:style-name="T11">you can also use the Docker extension for VS Code that </text:span></text:a><text:soft-page-break/><text:a xlink:type="simple" xlink:href="https://app.pluralsight.com/course-player?clipId=08973d9a-dbc7-41ed-bf9c-ab0b581f564e&amp;startTime=467.2" office:target-frame-name="psplayer" xlink:show="replace" text:style-name="Internet_20_link" text:visited-style-name="Visited_20_Internet_20_Link"><text:span text:style-name="T11">I</text:span></text:a><text:span text:style-name="T12"> </text:span><text:a xlink:type="simple" xlink:href="https://app.pluralsight.com/course-player?clipId=08973d9a-dbc7-41ed-bf9c-ab0b581f564e&amp;startTime=470.08" office:target-frame-name="psplayer" xlink:show="replace" text:style-name="Internet_20_link" text:visited-style-name="Visited_20_Internet_20_Link"><text:span text:style-name="T11">discussed earlier in the course, and you can do some pretty cool</text:span></text:a><text:span text:style-name="T12"> </text:span><text:a xlink:type="simple" xlink:href="https://app.pluralsight.com/course-player?clipId=08973d9a-dbc7-41ed-bf9c-ab0b581f564e&amp;startTime=472.61" office:target-frame-name="psplayer" xlink:show="replace" text:style-name="Internet_20_link" text:visited-style-name="Visited_20_Internet_20_Link"><text:span text:style-name="T11">things there as well when it comes to the build and the up, and</text:span></text:a><text:span text:style-name="T12"> </text:span><text:a xlink:type="simple" xlink:href="https://app.pluralsight.com/course-player?clipId=08973d9a-dbc7-41ed-bf9c-ab0b581f564e&amp;startTime=476.51" office:target-frame-name="psplayer" xlink:show="replace" text:style-name="Internet_20_link" text:visited-style-name="Visited_20_Internet_20_Link"><text:span text:style-name="T11">then taking those containers down.</text:span></text:a><text:span text:style-name="T12"> </text:span><text:a xlink:type="simple" xlink:href="https://app.pluralsight.com/course-player?clipId=08973d9a-dbc7-41ed-bf9c-ab0b581f564e&amp;startTime=478.94" office:target-frame-name="psplayer" xlink:show="replace" text:style-name="Internet_20_link" text:visited-style-name="Visited_20_Internet_20_Link"><text:span text:style-name="T11">So that's a look at Docker Compose.</text:span></text:a><text:span text:style-name="T12"> </text:span><text:a xlink:type="simple" xlink:href="https://app.pluralsight.com/course-player?clipId=08973d9a-dbc7-41ed-bf9c-ab0b581f564e&amp;startTime=480.77" office:target-frame-name="psplayer" xlink:show="replace" text:style-name="Internet_20_link" text:visited-style-name="Visited_20_Internet_20_Link"><text:span text:style-name="T11">Now I want to emphasize that there's a lot more you</text:span></text:a><text:span text:style-name="T12"> </text:span><text:a xlink:type="simple" xlink:href="https://app.pluralsight.com/course-player?clipId=08973d9a-dbc7-41ed-bf9c-ab0b581f564e&amp;startTime=482.76" office:target-frame-name="psplayer" xlink:show="replace" text:style-name="Internet_20_link" text:visited-style-name="Visited_20_Internet_20_Link"><text:span text:style-name="T11">can go into with Docker Compose, so, like I said earlier,</text:span></text:a><text:span text:style-name="T12"> </text:span><text:a xlink:type="simple" xlink:href="https://app.pluralsight.com/course-player?clipId=08973d9a-dbc7-41ed-bf9c-ab0b581f564e&amp;startTime=485.78" office:target-frame-name="psplayer" xlink:show="replace" text:style-name="Internet_20_link" text:visited-style-name="Visited_20_Internet_20_Link"><text:span text:style-name="T11">check out the next course that'll be in this learning</text:span></text:a><text:span text:style-name="T12"> </text:span><text:a xlink:type="simple" xlink:href="https://app.pluralsight.com/course-player?clipId=08973d9a-dbc7-41ed-bf9c-ab0b581f564e&amp;startTime=488.19" office:target-frame-name="psplayer" xlink:show="replace" text:style-name="Internet_20_link" text:visited-style-name="Visited_20_Internet_20_Link"><text:span text:style-name="T11">path if you'd like more details. So with that, let's go ahead and do a wrap‑up for this module.</text:span></text:a></text:p>
      <text:h text:style-name="P3" text:outline-level="3"><text:a xlink:type="simple" xlink:href="https://app.pluralsight.com/course-player?clipId=675fa9c5-e075-4af2-8a9e-26fecabfdd38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675fa9c5-e075-4af2-8a9e-26fecabfdd38&amp;startTime=0.94" office:target-frame-name="psplayer" xlink:show="replace" text:style-name="Internet_20_link" text:visited-style-name="Visited_20_Internet_20_Link"><text:span text:style-name="T11">In this module, we talked about bridge networks,</text:span></text:a><text:span text:style-name="T12"> </text:span><text:a xlink:type="simple" xlink:href="https://app.pluralsight.com/course-player?clipId=675fa9c5-e075-4af2-8a9e-26fecabfdd38&amp;startTime=3.78" office:target-frame-name="psplayer" xlink:show="replace" text:style-name="Internet_20_link" text:visited-style-name="Visited_20_Internet_20_Link"><text:span text:style-name="T11">how we can set those up for containers so they can communicate,</text:span></text:a><text:span text:style-name="T12"> </text:span><text:a xlink:type="simple" xlink:href="https://app.pluralsight.com/course-player?clipId=675fa9c5-e075-4af2-8a9e-26fecabfdd38&amp;startTime=6.91" office:target-frame-name="psplayer" xlink:show="replace" text:style-name="Internet_20_link" text:visited-style-name="Visited_20_Internet_20_Link"><text:span text:style-name="T11">and we also talked about Docker Compose.</text:span></text:a><text:span text:style-name="T12"> </text:span><text:a xlink:type="simple" xlink:href="https://app.pluralsight.com/course-player?clipId=675fa9c5-e075-4af2-8a9e-26fecabfdd38&amp;startTime=9.33" office:target-frame-name="psplayer" xlink:show="replace" text:style-name="Internet_20_link" text:visited-style-name="Visited_20_Internet_20_Link"><text:span text:style-name="T11">So as a quick review,</text:span></text:a><text:span text:style-name="T12"> </text:span><text:a xlink:type="simple" xlink:href="https://app.pluralsight.com/course-player?clipId=675fa9c5-e075-4af2-8a9e-26fecabfdd38&amp;startTime=10.79" office:target-frame-name="psplayer" xlink:show="replace" text:style-name="Internet_20_link" text:visited-style-name="Visited_20_Internet_20_Link"><text:span text:style-name="T11">we started off talking about what a bridge network is</text:span></text:a><text:span text:style-name="T12"> </text:span><text:a xlink:type="simple" xlink:href="https://app.pluralsight.com/course-player?clipId=675fa9c5-e075-4af2-8a9e-26fecabfdd38&amp;startTime=13.9" office:target-frame-name="psplayer" xlink:show="replace" text:style-name="Internet_20_link" text:visited-style-name="Visited_20_Internet_20_Link"><text:span text:style-name="T11">and how on a given Docker machine,</text:span></text:a><text:span text:style-name="T12"> </text:span><text:a xlink:type="simple" xlink:href="https://app.pluralsight.com/course-player?clipId=675fa9c5-e075-4af2-8a9e-26fecabfdd38&amp;startTime=16.5" office:target-frame-name="psplayer" xlink:show="replace" text:style-name="Internet_20_link" text:visited-style-name="Visited_20_Internet_20_Link"><text:span text:style-name="T11">it will allow us to communicate between containers that are in the same network.</text:span></text:a><text:span text:style-name="T12"> </text:span><text:a xlink:type="simple" xlink:href="https://app.pluralsight.com/course-player?clipId=675fa9c5-e075-4af2-8a9e-26fecabfdd38&amp;startTime=21.34" office:target-frame-name="psplayer" xlink:show="replace" text:style-name="Internet_20_link" text:visited-style-name="Visited_20_Internet_20_Link"><text:span text:style-name="T11">We use the docker network create command to do that,</text:span></text:a><text:span text:style-name="T12"> </text:span><text:a xlink:type="simple" xlink:href="https://app.pluralsight.com/course-player?clipId=675fa9c5-e075-4af2-8a9e-26fecabfdd38&amp;startTime=24.44" office:target-frame-name="psplayer" xlink:show="replace" text:style-name="Internet_20_link" text:visited-style-name="Visited_20_Internet_20_Link"><text:span text:style-name="T11">we specify the type of the driver, which is bridge,</text:span></text:a><text:span text:style-name="T12"> </text:span><text:a xlink:type="simple" xlink:href="https://app.pluralsight.com/course-player?clipId=675fa9c5-e075-4af2-8a9e-26fecabfdd38&amp;startTime=27.25" office:target-frame-name="psplayer" xlink:show="replace" text:style-name="Internet_20_link" text:visited-style-name="Visited_20_Internet_20_Link"><text:span text:style-name="T11">and then we can give that network a name.</text:span></text:a><text:span text:style-name="T12"> </text:span><text:a xlink:type="simple" xlink:href="https://app.pluralsight.com/course-player?clipId=675fa9c5-e075-4af2-8a9e-26fecabfdd38&amp;startTime=29.74" office:target-frame-name="psplayer" xlink:show="replace" text:style-name="Internet_20_link" text:visited-style-name="Visited_20_Internet_20_Link"><text:span text:style-name="T11">Once we have the network,</text:span></text:a><text:span text:style-name="T12"> </text:span><text:a xlink:type="simple" xlink:href="https://app.pluralsight.com/course-player?clipId=675fa9c5-e075-4af2-8a9e-26fecabfdd38&amp;startTime=31.01" office:target-frame-name="psplayer" xlink:show="replace" text:style-name="Internet_20_link" text:visited-style-name="Visited_20_Internet_20_Link"><text:span text:style-name="T11">we can use the doctor run command along with a ‑‑net switch to define the</text:span></text:a><text:span text:style-name="T12"> </text:span><text:a xlink:type="simple" xlink:href="https://app.pluralsight.com/course-player?clipId=675fa9c5-e075-4af2-8a9e-26fecabfdd38&amp;startTime=35.94" office:target-frame-name="psplayer" xlink:show="replace" text:style-name="Internet_20_link" text:visited-style-name="Visited_20_Internet_20_Link"><text:span text:style-name="T11">name of the network that that container should run in.</text:span></text:a><text:span text:style-name="T12"> </text:span><text:a xlink:type="simple" xlink:href="https://app.pluralsight.com/course-player?clipId=675fa9c5-e075-4af2-8a9e-26fecabfdd38&amp;startTime=39.14" office:target-frame-name="psplayer" xlink:show="replace" text:style-name="Internet_20_link" text:visited-style-name="Visited_20_Internet_20_Link"><text:span text:style-name="T11">We saw how you can bring up a Node app container that way,</text:span></text:a><text:span text:style-name="T12"> </text:span><text:a xlink:type="simple" xlink:href="https://app.pluralsight.com/course-player?clipId=675fa9c5-e075-4af2-8a9e-26fecabfdd38&amp;startTime=41.65" office:target-frame-name="psplayer" xlink:show="replace" text:style-name="Internet_20_link" text:visited-style-name="Visited_20_Internet_20_Link"><text:span text:style-name="T11">as well as a MongoDB container that way.</text:span></text:a><text:span text:style-name="T12"> </text:span><text:a xlink:type="simple" xlink:href="https://app.pluralsight.com/course-player?clipId=675fa9c5-e075-4af2-8a9e-26fecabfdd38&amp;startTime=44.5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675fa9c5-e075-4af2-8a9e-26fecabfdd38&amp;startTime=45.24" office:target-frame-name="psplayer" xlink:show="replace" text:style-name="Internet_20_link" text:visited-style-name="Visited_20_Internet_20_Link"><text:span text:style-name="T11">we took a look at Docker Compose and saw how it's an orchestration</text:span></text:a><text:span text:style-name="T12"> </text:span><text:a xlink:type="simple" xlink:href="https://app.pluralsight.com/course-player?clipId=675fa9c5-e075-4af2-8a9e-26fecabfdd38&amp;startTime=48.81" office:target-frame-name="psplayer" xlink:show="replace" text:style-name="Internet_20_link" text:visited-style-name="Visited_20_Internet_20_Link"><text:span text:style-name="T11">engine and that we can use it to not only build our different images</text:span></text:a><text:span text:style-name="T12"> </text:span><text:a xlink:type="simple" xlink:href="https://app.pluralsight.com/course-player?clipId=675fa9c5-e075-4af2-8a9e-26fecabfdd38&amp;startTime=53.05" office:target-frame-name="psplayer" xlink:show="replace" text:style-name="Internet_20_link" text:visited-style-name="Visited_20_Internet_20_Link"><text:span text:style-name="T11">we need, but also to run containers.</text:span></text:a><text:span text:style-name="T12"> </text:span><text:a xlink:type="simple" xlink:href="https://app.pluralsight.com/course-player?clipId=675fa9c5-e075-4af2-8a9e-26fecabfdd38&amp;startTime=56.44" office:target-frame-name="psplayer" xlink:show="replace" text:style-name="Internet_20_link" text:visited-style-name="Visited_20_Internet_20_Link"><text:span text:style-name="T11">This is all done in the YAML file, docker‑compose.yml,</text:span></text:a><text:span text:style-name="T12"> </text:span><text:a xlink:type="simple" xlink:href="https://app.pluralsight.com/course-player?clipId=675fa9c5-e075-4af2-8a9e-26fecabfdd38&amp;startTime=60.57" office:target-frame-name="psplayer" xlink:show="replace" text:style-name="Internet_20_link" text:visited-style-name="Visited_20_Internet_20_Link"><text:span text:style-name="T11">and that's where we can define our different services,</text:span></text:a><text:span text:style-name="T12"> </text:span><text:a xlink:type="simple" xlink:href="https://app.pluralsight.com/course-player?clipId=675fa9c5-e075-4af2-8a9e-26fecabfdd38&amp;startTime=63.05" office:target-frame-name="psplayer" xlink:show="replace" text:style-name="Internet_20_link" text:visited-style-name="Visited_20_Internet_20_Link"><text:span text:style-name="T11">and if our service, which ultimately becomes a container at runtime,</text:span></text:a><text:span text:style-name="T12"> </text:span><text:a xlink:type="simple" xlink:href="https://app.pluralsight.com/course-player?clipId=675fa9c5-e075-4af2-8a9e-26fecabfdd38&amp;startTime=67.36" office:target-frame-name="psplayer" xlink:show="replace" text:style-name="Internet_20_link" text:visited-style-name="Visited_20_Internet_20_Link"><text:span text:style-name="T11">needs to be built as an image,</text:span></text:a><text:span text:style-name="T12"> </text:span><text:a xlink:type="simple" xlink:href="https://app.pluralsight.com/course-player?clipId=675fa9c5-e075-4af2-8a9e-26fecabfdd38&amp;startTime=69.15" office:target-frame-name="psplayer" xlink:show="replace" text:style-name="Internet_20_link" text:visited-style-name="Visited_20_Internet_20_Link"><text:span text:style-name="T11">we can define all that type of data in the Docker Compose.</text:span></text:a><text:span text:style-name="T12"> </text:span><text:a xlink:type="simple" xlink:href="https://app.pluralsight.com/course-player?clipId=675fa9c5-e075-4af2-8a9e-26fecabfdd38&amp;startTime=73.84" office:target-frame-name="psplayer" xlink:show="replace" text:style-name="Internet_20_link" text:visited-style-name="Visited_20_Internet_20_Link"><text:span text:style-name="T11">Now it's super easy.</text:span></text:a><text:span text:style-name="T12"> </text:span><text:a xlink:type="simple" xlink:href="https://app.pluralsight.com/course-player?clipId=675fa9c5-e075-4af2-8a9e-26fecabfdd38&amp;startTime=75.14" office:target-frame-name="psplayer" xlink:show="replace" text:style-name="Internet_20_link" text:visited-style-name="Visited_20_Internet_20_Link"><text:span text:style-name="T11">We can do docker compose build, docker compose up,</text:span></text:a><text:span text:style-name="T12"> </text:span><text:a xlink:type="simple" xlink:href="https://app.pluralsight.com/course-player?clipId=675fa9c5-e075-4af2-8a9e-26fecabfdd38&amp;startTime=78.11" office:target-frame-name="psplayer" xlink:show="replace" text:style-name="Internet_20_link" text:visited-style-name="Visited_20_Internet_20_Link"><text:span text:style-name="T11">docker compose down, and other types of Docker Compose commands.</text:span></text:a><text:span text:style-name="T12"> </text:span><text:a xlink:type="simple" xlink:href="https://app.pluralsight.com/course-player?clipId=675fa9c5-e075-4af2-8a9e-26fecabfdd38&amp;startTime=82.64" office:target-frame-name="psplayer" xlink:show="replace" text:style-name="Internet_20_link" text:visited-style-name="Visited_20_Internet_20_Link"><text:span text:style-name="T11">So that wraps up our discussion of building and running your first Docker app.</text:span></text:a><text:span text:style-name="T12"> </text:span><text:a xlink:type="simple" xlink:href="https://app.pluralsight.com/course-player?clipId=675fa9c5-e075-4af2-8a9e-26fecabfdd38&amp;startTime=86.54" office:target-frame-name="psplayer" xlink:show="replace" text:style-name="Internet_20_link" text:visited-style-name="Visited_20_Internet_20_Link"><text:span text:style-name="T11">We've now looked at all the core concepts you need to know to get started.</text:span></text:a><text:span text:style-name="T12"> </text:span><text:a xlink:type="simple" xlink:href="https://app.pluralsight.com/course-player?clipId=675fa9c5-e075-4af2-8a9e-26fecabfdd38&amp;startTime=90.17" office:target-frame-name="psplayer" xlink:show="replace" text:style-name="Internet_20_link" text:visited-style-name="Visited_20_Internet_20_Link"><text:span text:style-name="T11">Are there more?</text:span></text:a><text:span text:style-name="T12"> </text:span><text:a xlink:type="simple" xlink:href="https://app.pluralsight.com/course-player?clipId=675fa9c5-e075-4af2-8a9e-26fecabfdd38&amp;startTime=91.52" office:target-frame-name="psplayer" xlink:show="replace" text:style-name="Internet_20_link" text:visited-style-name="Visited_20_Internet_20_Link"><text:span text:style-name="T11">There's always more.</text:span></text:a><text:span text:style-name="T12"> </text:span><text:a xlink:type="simple" xlink:href="https://app.pluralsight.com/course-player?clipId=675fa9c5-e075-4af2-8a9e-26fecabfdd38&amp;startTime=92.57" office:target-frame-name="psplayer" xlink:show="replace" text:style-name="Internet_20_link" text:visited-style-name="Visited_20_Internet_20_Link"><text:span text:style-name="T11">The learning never ends, but you now know the core things you need to know.</text:span></text:a><text:span text:style-name="T12"> </text:span><text:a xlink:type="simple" xlink:href="https://app.pluralsight.com/course-player?clipId=675fa9c5-e075-4af2-8a9e-26fecabfdd38&amp;startTime=98.17" office:target-frame-name="psplayer" xlink:show="replace" text:style-name="Internet_20_link" text:visited-style-name="Visited_20_Internet_20_Link"><text:span text:style-name="T11">You know how to build images, you know how to push those to a registry,</text:span></text:a><text:span text:style-name="T12"> </text:span><text:a xlink:type="simple" xlink:href="https://app.pluralsight.com/course-player?clipId=675fa9c5-e075-4af2-8a9e-26fecabfdd38&amp;startTime=102.39" office:target-frame-name="psplayer" xlink:show="replace" text:style-name="Internet_20_link" text:visited-style-name="Visited_20_Internet_20_Link"><text:span text:style-name="T11">pull them, run them as containers, communicate between containers,</text:span></text:a><text:span text:style-name="T12"> </text:span><text:a xlink:type="simple" xlink:href="https://app.pluralsight.com/course-player?clipId=675fa9c5-e075-4af2-8a9e-26fecabfdd38&amp;startTime=107.53" office:target-frame-name="psplayer" xlink:show="replace" text:style-name="Internet_20_link" text:visited-style-name="Visited_20_Internet_20_Link"><text:span text:style-name="T11">and even orchestrate containers using Docker Compose.</text:span></text:a><text:span text:style-name="T12"> </text:span><text:a xlink:type="simple" xlink:href="https://app.pluralsight.com/course-player?clipId=675fa9c5-e075-4af2-8a9e-26fecabfdd38&amp;startTime=111.14" office:target-frame-name="psplayer" xlink:show="replace" text:style-name="Internet_20_link" text:visited-style-name="Visited_20_Internet_20_Link"><text:span text:style-name="T11">So I'd encourage you to go through the rest of this learning path.</text:span></text:a><text:span text:style-name="T12"> </text:span><text:a xlink:type="simple" xlink:href="https://app.pluralsight.com/course-player?clipId=675fa9c5-e075-4af2-8a9e-26fecabfdd38&amp;startTime=114.66" office:target-frame-name="psplayer" xlink:show="replace" text:style-name="Internet_20_link" text:visited-style-name="Visited_20_Internet_20_Link"><text:span text:style-name="T11">You can also check out my Docker for Web Developers if you'd like this</text:span></text:a><text:span text:style-name="T12"> </text:span><text:a xlink:type="simple" xlink:href="https://app.pluralsight.com/course-player?clipId=675fa9c5-e075-4af2-8a9e-26fecabfdd38&amp;startTime=118.81" office:target-frame-name="psplayer" xlink:show="replace" text:style-name="Internet_20_link" text:visited-style-name="Visited_20_Internet_20_Link"><text:span text:style-name="T11">type of information but in a more detailed format.</text:span></text:a><text:span text:style-name="T12"> </text:span><text:a xlink:type="simple" xlink:href="https://app.pluralsight.com/course-player?clipId=675fa9c5-e075-4af2-8a9e-26fecabfdd38&amp;startTime=122.14" office:target-frame-name="psplayer" xlink:show="replace" text:style-name="Internet_20_link" text:visited-style-name="Visited_20_Internet_20_Link"><text:span text:style-name="T11">So with that, thank you so much for joining me.</text:span></text:a><text:span text:style-name="T12"> </text:span><text:a xlink:type="simple" xlink:href="https://app.pluralsight.com/course-player?clipId=675fa9c5-e075-4af2-8a9e-26fecabfdd38&amp;startTime=124.73" office:target-frame-name="psplayer" xlink:show="replace" text:style-name="Internet_20_link" text:visited-style-name="Visited_20_Internet_20_Link"><text:span text:style-name="T11">I hope you've enjoyed the content, I know I enjoyed putting it together for you,</text:span></text:a><text:span text:style-name="T12"> </text:span><text:a xlink:type="simple" xlink:href="https://app.pluralsight.com/course-player?clipId=675fa9c5-e075-4af2-8a9e-26fecabfdd38&amp;startTime=128.49" office:target-frame-name="psplayer" xlink:show="replace" text:style-name="Internet_20_link" text:visited-style-name="Visited_20_Internet_20_Link"><text:span text:style-name="T11">and I wish you the best in your journey working with Docker. It's a lot of fun to work with and a great technology to know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0:35:46.331715950</dc:date>
    <meta:editing-duration>PT2H40M19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2" meta:paragraph-count="65" meta:word-count="24037" meta:character-count="127123" meta:non-whitespace-character-count="103151"/>
  </office:meta>
</office:document-meta>
</file>